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toolbar/custom_toolbar_cc406314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rimson Pro" svg:font-family="'Crimson Pro'" style:font-adornments="Regular" style:font-pitch="variable"/>
    <style:font-face style:name="Crimson Pro1" svg:font-family="'Crimson Pro'" style:font-pitch="variable"/>
    <style:font-face style:name="Crimson Pro2" svg:font-family="'Crimson Pro'"/>
    <style:font-face style:name="Crimson Pro\" svg:font-family="'Crimson Pro\'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ajja Serif" svg:font-family="'Verajja Serif'" style:font-family-generic="roman" style:font-pitch="variable"/>
    <style:font-face style:name="新細明體" svg:font-family="新細明體" style:font-family-generic="roman" style:font-pitch="variable"/>
  </office:font-face-decls>
  <office:automatic-styles>
    <style:style style:name="co1" style:family="table-column">
      <style:table-column-properties fo:break-before="auto" style:column-width="1.0575in"/>
    </style:style>
    <style:style style:name="co2" style:family="table-column">
      <style:table-column-properties fo:break-before="auto" style:column-width="0.8547in"/>
    </style:style>
    <style:style style:name="co3" style:family="table-column">
      <style:table-column-properties fo:break-before="auto" style:column-width="0.4327in"/>
    </style:style>
    <style:style style:name="co4" style:family="table-column">
      <style:table-column-properties fo:break-before="auto" style:column-width="0.7091in"/>
    </style:style>
    <style:style style:name="co5" style:family="table-column">
      <style:table-column-properties fo:break-before="auto" style:column-width="2.1417in"/>
    </style:style>
    <style:style style:name="co6" style:family="table-column">
      <style:table-column-properties fo:break-before="auto" style:column-width="1.5654in"/>
    </style:style>
    <style:style style:name="co7" style:family="table-column">
      <style:table-column-properties fo:break-before="auto" style:column-width="0.5453in"/>
    </style:style>
    <style:style style:name="co8" style:family="table-column">
      <style:table-column-properties fo:break-before="auto" style:column-width="0.852in"/>
    </style:style>
    <style:style style:name="co9" style:family="table-column">
      <style:table-column-properties fo:break-before="auto" style:column-width="0.6791in"/>
    </style:style>
    <style:style style:name="co10" style:family="table-column">
      <style:table-column-properties fo:break-before="auto" style:column-width="0.678in"/>
    </style:style>
    <style:style style:name="co11" style:family="table-column">
      <style:table-column-properties fo:break-before="auto" style:column-width="2.4307in"/>
    </style:style>
    <style:style style:name="co12" style:family="table-column">
      <style:table-column-properties fo:break-before="auto" style:column-width="1.828in"/>
    </style:style>
    <style:style style:name="co13" style:family="table-column">
      <style:table-column-properties fo:break-before="auto" style:column-width="1.378in"/>
    </style:style>
    <style:style style:name="co14" style:family="table-column">
      <style:table-column-properties fo:break-before="auto" style:column-width="2.089in"/>
    </style:style>
    <style:style style:name="co15" style:family="table-column">
      <style:table-column-properties fo:break-before="auto" style:column-width="1.0047in"/>
    </style:style>
    <style:style style:name="co16" style:family="table-column">
      <style:table-column-properties fo:break-before="auto" style:column-width="0.8972in"/>
    </style:style>
    <style:style style:name="co17" style:family="table-column">
      <style:table-column-properties fo:break-before="auto" style:column-width="0.6327in"/>
    </style:style>
    <style:style style:name="co18" style:family="table-column">
      <style:table-column-properties fo:break-before="auto" style:column-width="0.978in"/>
    </style:style>
    <style:style style:name="co19" style:family="table-column">
      <style:table-column-properties fo:break-before="auto" style:column-width="1.2972in"/>
    </style:style>
    <style:style style:name="co20" style:family="table-column">
      <style:table-column-properties fo:break-before="auto" style:column-width="0.2528in"/>
    </style:style>
    <style:style style:name="co21" style:family="table-column">
      <style:table-column-properties fo:break-before="auto" style:column-width="0.4193in"/>
    </style:style>
    <style:style style:name="co22" style:family="table-column">
      <style:table-column-properties fo:break-before="auto" style:column-width="0.778in"/>
    </style:style>
    <style:style style:name="co23" style:family="table-column">
      <style:table-column-properties fo:break-before="auto" style:column-width="1.8272in"/>
    </style:style>
    <style:style style:name="co24" style:family="table-column">
      <style:table-column-properties fo:break-before="auto" style:column-width="2.2965in"/>
    </style:style>
    <style:style style:name="co25" style:family="table-column">
      <style:table-column-properties fo:break-before="auto" style:column-width="1.4571in"/>
    </style:style>
    <style:style style:name="co26" style:family="table-column">
      <style:table-column-properties fo:break-before="auto" style:column-width="1.5201in"/>
    </style:style>
    <style:style style:name="co27" style:family="table-column">
      <style:table-column-properties fo:break-before="auto" style:column-width="3.6925in"/>
    </style:style>
    <style:style style:name="co28" style:family="table-column">
      <style:table-column-properties fo:break-before="auto" style:column-width="0.8835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9201in"/>
    </style:style>
    <style:style style:name="co31" style:family="table-column">
      <style:table-column-properties fo:break-before="auto" style:column-width="1.9398in"/>
    </style:style>
    <style:style style:name="co32" style:family="table-column">
      <style:table-column-properties fo:break-before="auto" style:column-width="2.6965in"/>
    </style:style>
    <style:style style:name="co33" style:family="table-column">
      <style:table-column-properties fo:break-before="auto" style:column-width="1.1744in"/>
    </style:style>
    <style:style style:name="co34" style:family="table-column">
      <style:table-column-properties fo:break-before="auto" style:column-width="1.4063in"/>
    </style:style>
    <style:style style:name="co35" style:family="table-column">
      <style:table-column-properties fo:break-before="auto" style:column-width="2.298in"/>
    </style:style>
    <style:style style:name="co36" style:family="table-column">
      <style:table-column-properties fo:break-before="auto" style:column-width="5.3335in"/>
    </style:style>
    <style:style style:name="co37" style:family="table-column">
      <style:table-column-properties fo:break-before="auto" style:column-width="1.1957in"/>
    </style:style>
    <style:style style:name="co38" style:family="table-column">
      <style:table-column-properties fo:break-before="auto" style:column-width="1.9in"/>
    </style:style>
    <style:style style:name="co39" style:family="table-column">
      <style:table-column-properties fo:break-before="auto" style:column-width="1.6909in"/>
    </style:style>
    <style:style style:name="co40" style:family="table-column">
      <style:table-column-properties fo:break-before="auto" style:column-width="1.9429in"/>
    </style:style>
    <style:style style:name="co41" style:family="table-column">
      <style:table-column-properties fo:break-before="auto" style:column-width="2.022in"/>
    </style:style>
    <style:style style:name="co42" style:family="table-column">
      <style:table-column-properties fo:break-before="auto" style:column-width="4.4661in"/>
    </style:style>
    <style:style style:name="co43" style:family="table-column">
      <style:table-column-properties fo:break-before="auto" style:column-width="4.1945in"/>
    </style:style>
    <style:style style:name="co44" style:family="table-column">
      <style:table-column-properties fo:break-before="auto" style:column-width="1.5646in"/>
    </style:style>
    <style:style style:name="co45" style:family="table-column">
      <style:table-column-properties fo:break-before="auto" style:column-width="3.722in"/>
    </style:style>
    <style:style style:name="co46" style:family="table-column">
      <style:table-column-properties fo:break-before="auto" style:column-width="2.4535in"/>
    </style:style>
    <style:style style:name="co47" style:family="table-column">
      <style:table-column-properties fo:break-before="auto" style:column-width="1.8917in"/>
    </style:style>
    <style:style style:name="co48" style:family="table-column">
      <style:table-column-properties fo:break-before="auto" style:column-width="2.9264in"/>
    </style:style>
    <style:style style:name="co49" style:family="table-column">
      <style:table-column-properties fo:break-before="auto" style:column-width="0.6402in"/>
    </style:style>
    <style:style style:name="co50" style:family="table-column">
      <style:table-column-properties fo:break-before="auto" style:column-width="0.7063in"/>
    </style:style>
    <style:style style:name="co51" style:family="table-column">
      <style:table-column-properties fo:break-before="auto" style:column-width="1.4752in"/>
    </style:style>
    <style:style style:name="co52" style:family="table-column">
      <style:table-column-properties fo:break-before="auto" style:column-width="1.2689in"/>
    </style:style>
    <style:style style:name="co53" style:family="table-column">
      <style:table-column-properties fo:break-before="auto" style:column-width="0.2799in"/>
    </style:style>
    <style:style style:name="co54" style:family="table-column">
      <style:table-column-properties fo:break-before="auto" style:column-width="0.7764in"/>
    </style:style>
    <style:style style:name="co55" style:family="table-column">
      <style:table-column-properties fo:break-before="auto" style:column-width="0.6925in"/>
    </style:style>
    <style:style style:name="co56" style:family="table-column">
      <style:table-column-properties fo:break-before="auto" style:column-width="2.2957in"/>
    </style:style>
    <style:style style:name="co57" style:family="table-column">
      <style:table-column-properties fo:break-before="auto" style:column-width="1.5673in"/>
    </style:style>
    <style:style style:name="co58" style:family="table-column">
      <style:table-column-properties fo:break-before="auto" style:column-width="1.3252in"/>
    </style:style>
    <style:style style:name="co59" style:family="table-column">
      <style:table-column-properties fo:break-before="auto" style:column-width="1.0665in"/>
    </style:style>
    <style:style style:name="co60" style:family="table-column">
      <style:table-column-properties fo:break-before="auto" style:column-width="0.6646in"/>
    </style:style>
    <style:style style:name="co61" style:family="table-column">
      <style:table-column-properties fo:break-before="auto" style:column-width="2.5047in"/>
    </style:style>
    <style:style style:name="co62" style:family="table-column">
      <style:table-column-properties fo:break-before="auto" style:column-width="1.1626in"/>
    </style:style>
    <style:style style:name="co63" style:family="table-column">
      <style:table-column-properties fo:break-before="auto" style:column-width="1.0535in"/>
    </style:style>
    <style:style style:name="co64" style:family="table-column">
      <style:table-column-properties fo:break-before="auto" style:column-width="1.9154in"/>
    </style:style>
    <style:style style:name="co65" style:family="table-column">
      <style:table-column-properties fo:break-before="auto" style:column-width="1.8366in"/>
    </style:style>
    <style:style style:name="co66" style:family="table-column">
      <style:table-column-properties fo:break-before="auto" style:column-width="0.4681in"/>
    </style:style>
    <style:style style:name="co67" style:family="table-column">
      <style:table-column-properties fo:break-before="auto" style:column-width="1.6929in"/>
    </style:style>
    <style:style style:name="co68" style:family="table-column">
      <style:table-column-properties fo:break-before="auto" style:column-width="2.1689in"/>
    </style:style>
    <style:style style:name="co69" style:family="table-column">
      <style:table-column-properties fo:break-before="auto" style:column-width="2.6307in"/>
    </style:style>
    <style:style style:name="co70" style:family="table-column">
      <style:table-column-properties fo:break-before="auto" style:column-width="1.6228in"/>
    </style:style>
    <style:style style:name="co71" style:family="table-column">
      <style:table-column-properties fo:break-before="auto" style:column-width="2.0571in"/>
    </style:style>
    <style:style style:name="co72" style:family="table-column">
      <style:table-column-properties fo:break-before="auto" style:column-width="2.4772in"/>
    </style:style>
    <style:style style:name="co73" style:family="table-column">
      <style:table-column-properties fo:break-before="auto" style:column-width="2.0465in"/>
    </style:style>
    <style:style style:name="co74" style:family="table-column">
      <style:table-column-properties fo:break-before="auto" style:column-width="2.4819in"/>
    </style:style>
    <style:style style:name="co75" style:family="table-column">
      <style:table-column-properties fo:break-before="auto" style:column-width="2.3717in"/>
    </style:style>
    <style:style style:name="co76" style:family="table-column">
      <style:table-column-properties fo:break-before="auto" style:column-width="1.2311in"/>
    </style:style>
    <style:style style:name="co77" style:family="table-column">
      <style:table-column-properties fo:break-before="auto" style:column-width="1.1335in"/>
    </style:style>
    <style:style style:name="co78" style:family="table-column">
      <style:table-column-properties fo:break-before="auto" style:column-width="1.3154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2508in" fo:break-before="auto" style:use-optimal-row-height="false"/>
    </style:style>
    <style:style style:name="ro3" style:family="table-row">
      <style:table-row-properties style:row-height="0.2929in" fo:break-before="auto" style:use-optimal-row-height="true"/>
    </style:style>
    <style:style style:name="ro4" style:family="table-row">
      <style:table-row-properties style:row-height="0.4319in" fo:break-before="auto" style:use-optimal-row-height="true"/>
    </style:style>
    <style:style style:name="ro5" style:family="table-row">
      <style:table-row-properties style:row-height="0.6252in" fo:break-before="auto" style:use-optimal-row-height="true"/>
    </style:style>
    <style:style style:name="ro6" style:family="table-row">
      <style:table-row-properties style:row-height="0.8173in" fo:break-before="auto" style:use-optimal-row-height="true"/>
    </style:style>
    <style:style style:name="ro7" style:family="table-row">
      <style:table-row-properties style:row-height="1.0102in" fo:break-before="auto" style:use-optimal-row-height="true"/>
    </style:style>
    <style:style style:name="ro8" style:family="table-row">
      <style:table-row-properties style:row-height="1.2035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89in" fo:break-before="auto" style:use-optimal-row-height="true"/>
    </style:style>
    <style:style style:name="ro11" style:family="table-row">
      <style:table-row-properties style:row-height="0.2437in" fo:break-before="auto" style:use-optimal-row-height="true"/>
    </style:style>
    <style:style style:name="ta1" style:family="table" style:master-page-name="PageStyle_5f_PALI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30001" number:language="af" number:country="ZA">
      <number:number number:decimal-places="0" number:min-decimal-places="0" number:min-integer-digits="1"/>
    </number:number-style>
    <style:style style:name="ce1" style:family="table-cell" style:parent-style-name="_30__20_counter">
      <style:table-cell-properties style:shrink-to-fit="false"/>
    </style:style>
    <style:style style:name="ce4" style:family="table-cell" style:parent-style-name="_30_1_20_pali">
      <style:table-cell-properties style:shrink-to-fit="false"/>
      <style:text-properties fo:font-weight="bold" style:font-weight-asian="bold" style:font-weight-complex="bold"/>
    </style:style>
    <style:style style:name="ce11" style:family="table-cell" style:parent-style-name="_30_1_20_pali">
      <style:table-cell-properties style:shrink-to-fit="false"/>
    </style:style>
    <style:style style:name="ce25" style:family="table-cell" style:parent-style-name="_30_1_20_pali">
      <style:table-cell-properties style:shrink-to-fit="false"/>
      <style:text-properties style:font-name="Crimson Pro1"/>
    </style:style>
    <style:style style:name="ce16" style:family="table-cell" style:parent-style-name="_31_2_20_sound_20_test">
      <style:table-cell-properties style:shrink-to-fit="false"/>
    </style:style>
    <style:style style:name="ce24" style:family="table-cell" style:parent-style-name="_31_2_20_sound_20_test">
      <style:table-cell-properties style:shrink-to-fit="false"/>
    </style:style>
    <style:style style:name="ce19" style:family="table-cell" style:parent-style-name="_30_3_20_grammar" style:data-style-name="N30100">
      <style:table-cell-properties style:text-align-source="fix" style:repeat-content="false" fo:wrap-option="wrap" style:shrink-to-fit="false"/>
      <style:paragraph-properties fo:text-align="start"/>
      <style:text-properties fo:font-weight="bold" style:font-weight-asian="bold" style:font-weight-complex="bold"/>
    </style:style>
    <style:style style:name="ce35" style:family="table-cell" style:parent-style-name="_30_3_20_grammar" style:data-style-name="N30100">
      <style:table-cell-properties style:text-align-source="fix" style:repeat-content="false" fo:wrap-option="wrap" style:shrink-to-fit="false"/>
      <style:paragraph-properties fo:text-align="start"/>
    </style:style>
    <style:style style:name="ce22" style:family="table-cell" style:parent-style-name="_30_3_20_grammar">
      <style:table-cell-properties style:text-align-source="fix" style:repeat-content="false" fo:wrap-option="wrap" style:shrink-to-fit="false"/>
      <style:paragraph-properties fo:text-align="start"/>
    </style:style>
    <style:style style:name="ce82" style:family="table-cell" style:parent-style-name="_30_3_20_grammar" style:data-style-name="N30100"/>
    <style:style style:name="ce47" style:family="table-cell" style:parent-style-name="_30_3_20_grammar">
      <style:table-cell-properties style:text-align-source="fix" style:repeat-content="false" fo:wrap-option="wrap" style:shrink-to-fit="false"/>
      <style:paragraph-properties fo:text-align="start"/>
      <style:text-properties fo:font-weight="normal" style:font-weight-asian="normal" style:font-weight-complex="normal"/>
    </style:style>
    <style:style style:name="ce94" style:family="table-cell" style:parent-style-name="_30_3_20_grammar" style:data-style-name="N30100">
      <style:table-cell-properties style:text-align-source="fix" style:repeat-content="false" fo:wrap-option="wrap" style:shrink-to-fit="false"/>
      <style:paragraph-properties fo:text-align="start"/>
      <style:text-properties style:font-name="Crimson Pro" style:font-name-asian="Crimson Pro"/>
    </style:style>
    <style:style style:name="ce100" style:family="table-cell" style:parent-style-name="_30_3_20_grammar" style:data-style-name="N30100">
      <style:table-cell-properties style:text-align-source="fix" style:repeat-content="false" fo:wrap-option="wrap" style:shrink-to-fit="false"/>
      <style:paragraph-properties fo:text-align="start"/>
      <style:text-properties style:font-name="Crimson Pro"/>
    </style:style>
    <style:style style:name="ce26" style:family="table-cell" style:parent-style-name="_30_3_20_grammar">
      <style:table-cell-properties style:text-align-source="fix" style:repeat-content="false" fo:wrap-option="wrap" style:shrink-to-fit="false"/>
      <style:paragraph-properties fo:text-align="start"/>
      <style:text-properties style:font-name="Crimson Pro"/>
    </style:style>
    <style:style style:name="ce44" style:family="table-cell" style:parent-style-name="_30_4_20_meaning" style:data-style-name="N30100">
      <style:table-cell-properties style:text-align-source="fix" style:repeat-content="false" fo:wrap-option="wrap" style:shrink-to-fit="false"/>
      <style:paragraph-properties fo:text-align="start"/>
      <style:text-properties fo:font-weight="bold" style:font-weight-asian="bold" style:font-weight-complex="bold"/>
    </style:style>
    <style:style style:name="ce141" style:family="table-cell" style:parent-style-name="_30_4_20_meaning" style:data-style-name="N30100">
      <style:table-cell-properties style:text-align-source="fix" style:repeat-content="false" fo:wrap-option="wrap" style:shrink-to-fit="false"/>
      <style:paragraph-properties fo:text-align="start"/>
    </style:style>
    <style:style style:name="ce32" style:family="table-cell" style:parent-style-name="_30_4_20_meaning">
      <style:table-cell-properties style:text-align-source="fix" style:repeat-content="false" fo:wrap-option="wrap" style:shrink-to-fit="false"/>
      <style:paragraph-properties fo:text-align="start"/>
    </style:style>
    <style:style style:name="ce52" style:family="table-cell" style:parent-style-name="_30_4_20_meaning">
      <style:text-properties fo:font-weight="bold" style:font-weight-asian="bold" style:font-weight-complex="bold"/>
    </style:style>
    <style:style style:name="ce56" style:family="table-cell" style:parent-style-name="_30_5_20_sanskrit_20_and_20_root">
      <style:table-cell-properties style:shrink-to-fit="false"/>
      <style:text-properties fo:font-weight="bold" style:font-weight-asian="bold" style:font-weight-complex="bold"/>
    </style:style>
    <style:style style:name="ce113" style:family="table-cell" style:parent-style-name="_30_5_20_sanskrit_20_and_20_root">
      <style:table-cell-properties style:shrink-to-fit="false"/>
    </style:style>
    <style:style style:name="ce158" style:family="table-cell" style:parent-style-name="_30_5_20_sanskrit_20_and_20_root">
      <style:table-cell-properties style:shrink-to-fit="false"/>
      <style:text-properties style:font-name="Crimson Pro1"/>
    </style:style>
    <style:style style:name="ce59" style:family="table-cell" style:parent-style-name="_30_5_20_sanskrit_20_and_20_root">
      <style:text-properties fo:font-weight="bold" style:font-weight-asian="bold" style:font-weight-complex="bold"/>
    </style:style>
    <style:style style:name="ce60" style:family="table-cell" style:parent-style-name="_30_6_20_pāli_20_root_20_etc">
      <style:text-properties fo:font-weight="bold" style:font-weight-asian="bold" style:font-weight-complex="bold"/>
    </style:style>
    <style:style style:name="ce61" style:family="table-cell" style:parent-style-name="_30_1_20_pali" style:data-style-name="N30100">
      <style:table-cell-properties style:text-align-source="fix" style:repeat-content="false" fo:wrap-option="no-wrap" style:shrink-to-fit="false"/>
      <style:paragraph-properties fo:text-align="start"/>
      <style:text-properties fo:font-weight="bold" style:font-weight-asian="bold" style:font-weight-complex="bold"/>
    </style:style>
    <style:style style:name="ce144" style:family="table-cell" style:parent-style-name="_30_1_20_pali" style:data-style-name="N30100">
      <style:table-cell-properties style:text-align-source="fix" style:repeat-content="false" fo:wrap-option="no-wrap" style:shrink-to-fit="false"/>
      <style:paragraph-properties fo:text-align="start"/>
    </style:style>
    <style:style style:name="ce5" style:family="table-cell" style:parent-style-name="_30_1_20_pali" style:data-style-name="N30100">
      <style:table-cell-properties style:text-align-source="fix" style:repeat-content="false" fo:wrap-option="wrap" style:shrink-to-fit="false"/>
      <style:paragraph-properties fo:text-align="start"/>
    </style:style>
    <style:style style:name="ce14" style:family="table-cell" style:parent-style-name="_30_1_20_pali">
      <style:table-cell-properties style:text-align-source="fix" style:repeat-content="false" fo:wrap-option="no-wrap" style:shrink-to-fit="false"/>
      <style:paragraph-properties fo:text-align="start"/>
    </style:style>
    <style:style style:name="ce21" style:family="table-cell" style:parent-style-name="_30_1_20_pali" style:data-style-name="N30100">
      <style:table-cell-properties style:text-align-source="fix" style:repeat-content="false" fo:wrap-option="wrap" style:shrink-to-fit="false"/>
      <style:paragraph-properties fo:text-align="start"/>
      <style:text-properties style:font-name="Crimson Pro1"/>
    </style:style>
    <style:style style:name="ce7" style:family="table-cell" style:parent-style-name="_30_1_20_pali" style:data-style-name="N30100"/>
    <style:style style:name="ce71" style:family="table-cell" style:parent-style-name="_30_7_20_construction_20__26__20_compound" style:data-style-name="N30100">
      <style:table-cell-properties style:text-align-source="fix" style:repeat-content="false" fo:wrap-option="wrap" style:shrink-to-fit="false"/>
      <style:paragraph-properties fo:text-align="start"/>
      <style:text-properties fo:font-weight="bold" style:font-weight-asian="bold" style:font-weight-complex="bold"/>
    </style:style>
    <style:style style:name="ce219" style:family="table-cell" style:parent-style-name="_30_7_20_construction_20__26__20_compound" style:data-style-name="N30100">
      <style:table-cell-properties style:text-align-source="fix" style:repeat-content="false" fo:wrap-option="wrap" style:shrink-to-fit="false"/>
      <style:paragraph-properties fo:text-align="start"/>
    </style:style>
    <style:style style:name="ce515" style:family="table-cell" style:parent-style-name="_30_7_20_construction_20__26__20_compound">
      <style:table-cell-properties style:text-align-source="fix" style:repeat-content="false" fo:wrap-option="wrap" style:shrink-to-fit="false"/>
      <style:paragraph-properties fo:text-align="start"/>
      <style:text-properties style:font-name="Crimson Pro"/>
    </style:style>
    <style:style style:name="ce393" style:family="table-cell" style:parent-style-name="_30_7_20_construction_20__26__20_compound">
      <style:table-cell-properties style:text-align-source="fix" style:repeat-content="false" fo:wrap-option="wrap" style:shrink-to-fit="false"/>
      <style:paragraph-properties fo:text-align="start"/>
    </style:style>
    <style:style style:name="ce489" style:family="table-cell" style:parent-style-name="_30_7_20_construction_20__26__20_compound" style:data-style-name="N30100">
      <style:table-cell-properties style:text-align-source="fix" style:repeat-content="false" fo:wrap-option="wrap" style:shrink-to-fit="false"/>
      <style:paragraph-properties fo:text-align="start"/>
      <style:text-properties style:font-name="Crimson Pro"/>
    </style:style>
    <style:style style:name="ce329" style:family="table-cell" style:parent-style-name="_30_7_20_construction_20__26__20_compound" style:data-style-name="N30100"/>
    <style:style style:name="ce79" style:family="table-cell" style:parent-style-name="_31_0_20_comment" style:data-style-name="N30100">
      <style:table-cell-properties style:text-align-source="fix" style:repeat-content="false" fo:wrap-option="wrap" style:shrink-to-fit="false"/>
      <style:paragraph-properties fo:text-align="start"/>
      <style:text-properties fo:font-weight="bold" style:font-weight-asian="bold" style:font-weight-complex="bold"/>
    </style:style>
    <style:style style:name="ce265" style:family="table-cell" style:parent-style-name="_31_0_20_comment" style:data-style-name="N30100">
      <style:table-cell-properties style:text-align-source="fix" style:repeat-content="false" fo:wrap-option="wrap" style:shrink-to-fit="false"/>
      <style:paragraph-properties fo:text-align="start"/>
    </style:style>
    <style:style style:name="ce189" style:family="table-cell" style:parent-style-name="_31_0_20_comment">
      <style:table-cell-properties style:text-align-source="fix" style:repeat-content="false" fo:wrap-option="wrap" style:shrink-to-fit="false"/>
      <style:paragraph-properties fo:text-align="start"/>
    </style:style>
    <style:style style:name="ce376" style:family="table-cell" style:parent-style-name="_31_0_20_comment" style:data-style-name="N30100"/>
    <style:style style:name="ce86" style:family="table-cell" style:parent-style-name="_30_7_20_construction_20__26__20_compound" style:data-style-name="N30100">
      <style:table-cell-properties style:text-align-source="value-type" style:repeat-content="false" fo:wrap-option="wrap" style:shrink-to-fit="false"/>
      <style:paragraph-properties fo:margin-left="0in"/>
      <style:text-properties fo:font-weight="bold" style:font-weight-asian="bold" style:font-weight-complex="bold"/>
    </style:style>
    <style:style style:name="ce539" style:family="table-cell" style:parent-style-name="_30_7_20_construction_20__26__20_compound" style:data-style-name="N30100">
      <style:table-cell-properties style:cell-protect="none" style:print-content="true" style:text-align-source="fix" style:repeat-content="false" fo:wrap-option="wrap" style:shrink-to-fit="false"/>
      <style:paragraph-properties fo:text-align="start"/>
      <style:text-properties style:font-name="Crimson Pro" fo:font-size="12pt" fo:language="af" fo:country="ZA" fo:font-weight="normal" style:font-name-asian="Crimson Pro1" style:font-size-asian="12pt" style:font-size-complex="12pt"/>
    </style:style>
    <style:style style:name="ce464" style:family="table-cell" style:parent-style-name="_30_7_20_construction_20__26__20_compound" style:data-style-name="N30100">
      <style:table-cell-properties style:cell-protect="none" style:print-content="true" style:text-align-source="fix" style:repeat-content="false" fo:wrap-option="wrap" style:shrink-to-fit="false"/>
      <style:paragraph-properties fo:text-align="start"/>
      <style:text-properties style:font-name="Crimson Pro1" fo:font-size="12pt" fo:language="af" fo:country="ZA" style:font-name-asian="Crimson Pro1" style:font-size-asian="12pt" style:font-size-complex="12pt"/>
    </style:style>
    <style:style style:name="ce492" style:family="table-cell" style:parent-style-name="_30_7_20_construction_20__26__20_compound">
      <style:table-cell-properties style:cell-protect="none" style:print-content="true" style:text-align-source="fix" style:repeat-content="false" fo:wrap-option="wrap" style:shrink-to-fit="false"/>
      <style:paragraph-properties fo:text-align="start"/>
      <style:text-properties style:font-name="Crimson Pro1" fo:font-size="12pt" fo:language="af" fo:country="ZA" style:font-name-asian="Crimson Pro1" style:font-size-asian="12pt" style:font-size-complex="12pt"/>
    </style:style>
    <style:style style:name="ce95" style:family="table-cell" style:parent-style-name="_30_8_20_source_20_1" style:data-style-name="N30100">
      <style:table-cell-properties style:text-align-source="fix" style:repeat-content="false" fo:wrap-option="wrap" style:shrink-to-fit="false"/>
      <style:paragraph-properties fo:text-align="start"/>
      <style:text-properties fo:font-weight="bold" style:font-weight-asian="bold" style:font-weight-complex="bold"/>
    </style:style>
    <style:style style:name="ce260" style:family="table-cell" style:parent-style-name="_30_8_20_source_20_1" style:data-style-name="N30100">
      <style:table-cell-properties style:text-align-source="fix" style:repeat-content="false" fo:wrap-option="wrap" style:shrink-to-fit="false"/>
      <style:paragraph-properties fo:text-align="start"/>
    </style:style>
    <style:style style:name="ce97" style:family="table-cell" style:parent-style-name="_30_8_20_source_20_1">
      <style:table-cell-properties style:text-align-source="fix" style:repeat-content="false" fo:wrap-option="wrap" style:shrink-to-fit="false"/>
      <style:paragraph-properties fo:text-align="start"/>
    </style:style>
    <style:style style:name="ce467" style:family="table-cell" style:parent-style-name="_30_8_20_source_20_1" style:data-style-name="N30100"/>
    <style:style style:name="ce106" style:family="table-cell" style:parent-style-name="_30_8_20_source_20_1" style:data-style-name="N30100">
      <style:table-cell-properties style:text-align-source="fix" style:repeat-content="false" fo:wrap-option="wrap" style:shrink-to-fit="false"/>
      <style:paragraph-properties fo:text-align="start"/>
      <style:text-properties fo:color="#c9211e" fo:font-weight="bold" style:font-weight-asian="bold" style:font-weight-complex="bold"/>
    </style:style>
    <style:style style:name="ce509" style:family="table-cell" style:parent-style-name="_30__20_counter" style:data-style-name="N30001">
      <style:table-cell-properties style:shrink-to-fit="false"/>
    </style:style>
    <style:style style:name="ce684" style:family="table-cell" style:parent-style-name="_30_8_20_source_20_1" style:data-style-name="N30100">
      <style:table-cell-properties style:cell-protect="none" style:print-content="true" style:text-align-source="fix" style:repeat-content="false" fo:wrap-option="wrap" style:shrink-to-fit="false"/>
      <style:paragraph-properties fo:text-align="start"/>
      <style:text-properties style:font-name="Crimson Pro1" fo:language="af" fo:country="ZA" style:font-name-asian="Crimson Pro1"/>
    </style:style>
    <style:style style:name="ce575" style:family="table-cell" style:parent-style-name="_30_8_20_source_20_1" style:data-style-name="N30100">
      <style:table-cell-properties style:cell-protect="none" style:print-content="true" style:text-align-source="fix" style:repeat-content="false" fo:wrap-option="wrap" style:shrink-to-fit="false"/>
      <style:paragraph-properties fo:text-align="start"/>
      <style:text-properties style:font-name="Crimson Pro1" fo:language="af" fo:country="ZA" fo:font-weight="normal" style:font-name-asian="Crimson Pro1" style:font-weight-asian="normal" style:font-weight-complex="normal"/>
    </style:style>
    <style:style style:name="ce554" style:family="table-cell" style:parent-style-name="_30_8_20_source_20_1" style:data-style-name="N30100">
      <style:table-cell-properties style:cell-protect="none" style:print-content="true" style:text-align-source="fix" style:repeat-content="false" fo:wrap-option="wrap" style:shrink-to-fit="false"/>
      <style:paragraph-properties fo:text-align="start"/>
      <style:text-properties style:use-window-font-color="true" style:text-outline="false" style:text-line-through-style="none" style:text-line-through-type="none" style:font-name="Crimson Pro1" fo:language="af" fo:country="ZA" fo:font-style="normal" fo:text-shadow="none" style:text-underline-style="none" style:text-underline-mode="continuous" style:text-overline-mode="continuous" style:text-line-through-mode="continuous" style:font-name-asian="Crimson Pro1" style:language-asian="zh" style:country-asian="CN" style:font-style-asian="normal" style:language-complex="hi" style:country-complex="IN" style:font-style-complex="normal" style:text-emphasize="none" style:font-relief="none" style:text-overline-style="none" style:text-overline-color="font-color"/>
    </style:style>
    <style:style style:name="ce676" style:family="table-cell" style:parent-style-name="_30_8_20_source_20_1" style:data-style-name="N30100">
      <style:table-cell-properties style:cell-protect="none" style:print-content="true" style:text-align-source="fix" style:repeat-content="false" fo:wrap-option="no-wrap" style:shrink-to-fit="false"/>
      <style:paragraph-properties fo:text-align="start"/>
      <style:text-properties style:font-name="Crimson Pro1" fo:language="af" fo:country="ZA" style:font-name-asian="Crimson Pro1"/>
    </style:style>
    <style:style style:name="ce117" style:family="table-cell" style:parent-style-name="_30_9_20_ant_20_syn_20_var" style:data-style-name="N30100">
      <style:table-cell-properties style:text-align-source="fix" style:repeat-content="false" fo:wrap-option="wrap" style:shrink-to-fit="false"/>
      <style:paragraph-properties fo:text-align="start"/>
      <style:text-properties fo:font-weight="bold" style:font-weight-asian="bold" style:font-weight-complex="bold"/>
    </style:style>
    <style:style style:name="ce537" style:family="table-cell" style:parent-style-name="_30_9_20_ant_20_syn_20_var" style:data-style-name="N30100">
      <style:table-cell-properties style:text-align-source="fix" style:repeat-content="false" fo:wrap-option="wrap" style:shrink-to-fit="false"/>
      <style:paragraph-properties fo:text-align="start"/>
    </style:style>
    <style:style style:name="ce165" style:family="table-cell" style:parent-style-name="_30_9_20_ant_20_syn_20_var">
      <style:table-cell-properties style:text-align-source="fix" style:repeat-content="false" fo:wrap-option="wrap" style:shrink-to-fit="false"/>
      <style:paragraph-properties fo:text-align="start"/>
    </style:style>
    <style:style style:name="ce587" style:family="table-cell" style:parent-style-name="_30_9_20_ant_20_syn_20_var" style:data-style-name="N30100">
      <style:table-cell-properties style:text-align-source="fix" style:repeat-content="false" fo:wrap-option="wrap" style:shrink-to-fit="false"/>
      <style:paragraph-properties fo:text-align="start"/>
      <style:text-properties style:font-name-asian="Crimson Pro1"/>
    </style:style>
    <style:style style:name="ce588" style:family="table-cell" style:parent-style-name="_30_9_20_ant_20_syn_20_var" style:data-style-name="N30100"/>
    <style:style style:name="ce167" style:family="table-cell" style:parent-style-name="_30_9_20_ant_20_syn_20_var">
      <style:table-cell-properties style:text-align-source="fix" style:repeat-content="false" fo:wrap-option="wrap" style:shrink-to-fit="false"/>
      <style:paragraph-properties fo:text-align="start"/>
      <style:text-properties style:font-name-asian="Crimson Pro1"/>
    </style:style>
    <style:style style:name="ce355" style:family="table-cell" style:parent-style-name="_31_0_20_comment" style:data-style-name="N30100">
      <style:table-cell-properties style:cell-protect="none" style:print-content="true" style:text-align-source="fix" style:repeat-content="false" fo:wrap-option="wrap" style:shrink-to-fit="false"/>
      <style:paragraph-properties fo:text-align="start"/>
      <style:text-properties style:font-name="Crimson Pro1" fo:language="af" fo:country="ZA" style:font-name-asian="Crimson Pro1"/>
    </style:style>
    <style:style style:name="ce174" style:family="table-cell" style:parent-style-name="_31_0_20_comment">
      <style:table-cell-properties style:cell-protect="none" style:print-content="true" style:text-align-source="fix" style:repeat-content="false" fo:wrap-option="wrap" style:shrink-to-fit="false"/>
      <style:paragraph-properties fo:text-align="start"/>
      <style:text-properties style:font-name="Crimson Pro1" fo:language="af" fo:country="ZA" style:font-name-asian="Crimson Pro1"/>
    </style:style>
    <style:style style:name="ce143" style:family="table-cell" style:parent-style-name="_31_0_20_comment">
      <style:text-properties fo:font-weight="bold" style:font-weight-asian="bold" style:font-weight-complex="bold"/>
    </style:style>
    <style:style style:name="ce145" style:family="table-cell" style:parent-style-name="_30_1_20_pali" style:data-style-name="N30100">
      <style:table-cell-properties style:text-align-source="fix" style:repeat-content="false" fo:wrap-option="wrap" style:shrink-to-fit="false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_30_1_20_pali">
      <style:table-cell-properties style:text-align-source="fix" style:repeat-content="false" fo:wrap-option="wrap" style:shrink-to-fit="false"/>
      <style:paragraph-properties fo:text-align="start"/>
    </style:style>
    <style:style style:name="ce150" style:family="table-cell" style:parent-style-name="_31_1_20_buddhadatta" style:data-style-name="N30100">
      <style:table-cell-properties style:text-align-source="fix" style:repeat-content="false" fo:wrap-option="wrap" style:shrink-to-fit="false"/>
      <style:paragraph-properties fo:text-align="start"/>
      <style:text-properties fo:font-weight="bold" style:font-weight-asian="bold" style:font-weight-complex="bold"/>
    </style:style>
    <style:style style:name="ce643" style:family="table-cell" style:parent-style-name="_31_1_20_buddhadatta" style:data-style-name="N30100">
      <style:table-cell-properties style:text-align-source="fix" style:repeat-content="false" fo:wrap-option="wrap" style:shrink-to-fit="false"/>
      <style:paragraph-properties fo:text-align="start"/>
    </style:style>
    <style:style style:name="ce195" style:family="table-cell" style:parent-style-name="_31_1_20_buddhadatta">
      <style:table-cell-properties style:text-align-source="fix" style:repeat-content="false" fo:wrap-option="wrap" style:shrink-to-fit="false"/>
      <style:paragraph-properties fo:text-align="start"/>
    </style:style>
    <style:style style:name="ce645" style:family="table-cell" style:parent-style-name="_31_1_20_buddhadatta" style:data-style-name="N30100">
      <style:table-cell-properties style:text-align-source="fix" style:repeat-content="false" fo:wrap-option="wrap" style:shrink-to-fit="false"/>
      <style:paragraph-properties fo:text-align="start"/>
      <style:text-properties fo:language="af" fo:country="ZA"/>
    </style:style>
    <style:style style:name="ce644" style:family="table-cell" style:parent-style-name="_31_1_20_buddhadatta" style:data-style-name="N30100"/>
    <style:style style:name="ce203" style:family="table-cell" style:parent-style-name="Default">
      <style:table-cell-properties style:text-align-source="fix" style:repeat-content="false" fo:wrap-option="wrap" style:shrink-to-fit="false"/>
      <style:paragraph-properties fo:text-align="start"/>
      <style:text-properties style:font-name="Crimson Pro1" style:font-name-asian="Crimson Pro1"/>
    </style:style>
    <style:style style:name="ce734" style:family="table-cell" style:parent-style-name="_30__20_counter">
      <style:table-cell-properties style:diagonal-bl-tr="none" style:diagonal-tl-br="none" fo:border="0.74pt solid #000000"/>
    </style:style>
    <style:style style:name="ce160" style:family="table-cell" style:parent-style-name="Default" style:data-style-name="N0">
      <style:table-cell-properties style:diagonal-bl-tr="none" style:diagonal-tl-br="none" fo:background-color="transparent" fo:wrap-option="no-wrap" fo:border="0.74pt solid #000000"/>
      <style:text-properties style:font-name="Crimson Pro1" fo:font-size="12pt" fo:font-weight="bold" style:font-name-asian="Crimson Pro1" style:font-size-asian="12pt" style:font-weight-asian="bold" style:font-size-complex="12pt" style:font-weight-complex="bold"/>
    </style:style>
    <style:style style:name="ce736" style:family="table-cell" style:parent-style-name="Default" style:data-style-name="N0">
      <style:table-cell-properties style:diagonal-bl-tr="none" style:diagonal-tl-br="none" fo:wrap-option="wrap" fo:border="0.74pt solid #000000"/>
      <style:text-properties style:font-name="Crimson Pro1" fo:font-size="12pt" fo:font-weight="bold" style:font-name-asian="Crimson Pro1" style:font-size-asian="12pt" style:font-weight-asian="bold" style:font-size-complex="12pt" style:font-weight-complex="bold"/>
    </style:style>
    <style:style style:name="ce166" style:family="table-cell" style:parent-style-name="_30_1_20_pali">
      <style:table-cell-properties style:diagonal-bl-tr="none" style:diagonal-tl-br="none" fo:wrap-option="no-wrap" fo:border="0.74pt solid #000000"/>
      <style:text-properties fo:font-weight="bold" style:font-weight-asian="bold" style:font-weight-complex="bold"/>
    </style:style>
    <style:style style:name="ce739" style:family="table-cell" style:parent-style-name="_30_1_20_pali">
      <style:table-cell-properties style:diagonal-bl-tr="none" style:diagonal-tl-br="none" fo:border="0.74pt solid #000000"/>
    </style:style>
    <style:style style:name="ce746" style:family="table-cell" style:parent-style-name="_30_1_20_pali">
      <style:table-cell-properties style:cell-protect="none" style:print-content="true" style:diagonal-bl-tr="none" style:diagonal-tl-br="none" fo:border="0.74pt solid #000000"/>
    </style:style>
    <style:style style:name="ce171" style:family="table-cell" style:parent-style-name="_30_5_20_sanskrit_20_and_20_root">
      <style:table-cell-properties style:diagonal-bl-tr="none" style:diagonal-tl-br="none" fo:wrap-option="no-wrap" fo:border="0.74pt solid #000000"/>
      <style:text-properties fo:font-weight="bold" style:font-weight-asian="bold" style:font-weight-complex="bold"/>
    </style:style>
    <style:style style:name="ce772" style:family="table-cell" style:parent-style-name="_30_5_20_sanskrit_20_and_20_root">
      <style:table-cell-properties style:diagonal-bl-tr="none" style:diagonal-tl-br="none" fo:border="0.74pt solid #000000"/>
    </style:style>
    <style:style style:name="ce777" style:family="table-cell" style:parent-style-name="_30_5_20_sanskrit_20_and_20_root">
      <style:table-cell-properties style:diagonal-bl-tr="none" style:diagonal-tl-br="none" fo:border="0.74pt solid #000000"/>
      <style:text-properties style:language-asian="none" style:country-asian="none" style:language-complex="none" style:country-complex="none"/>
    </style:style>
    <style:style style:name="ce176" style:family="table-cell" style:parent-style-name="_30_6_20_pāli_20_root_20_etc">
      <style:table-cell-properties style:diagonal-bl-tr="none" style:diagonal-tl-br="none" fo:wrap-option="no-wrap" fo:border="0.74pt solid #000000"/>
      <style:text-properties fo:font-weight="bold" style:font-weight-asian="bold" style:font-weight-complex="bold"/>
    </style:style>
    <style:style style:name="ce786" style:family="table-cell" style:parent-style-name="_30_6_20_pāli_20_root_20_etc">
      <style:table-cell-properties style:diagonal-bl-tr="none" style:diagonal-tl-br="none" fo:border="0.74pt solid #000000"/>
    </style:style>
    <style:style style:name="ce180" style:family="table-cell" style:parent-style-name="_30_8_20_source_20_1">
      <style:table-cell-properties style:diagonal-bl-tr="none" style:diagonal-tl-br="none" fo:wrap-option="no-wrap" fo:border="0.74pt solid #000000"/>
      <style:text-properties style:font-name="Crimson Pro1" fo:font-size="12pt" fo:font-weight="bold" style:font-size-asian="12pt" style:font-weight-asian="bold" style:font-size-complex="12pt" style:font-weight-complex="bold"/>
    </style:style>
    <style:style style:name="ce788" style:family="table-cell" style:parent-style-name="_30_8_20_source_20_1">
      <style:table-cell-properties style:diagonal-bl-tr="none" style:diagonal-tl-br="none" fo:border="0.74pt solid #000000"/>
    </style:style>
    <style:style style:name="ce791" style:family="table-cell" style:parent-style-name="_30_8_20_source_20_1">
      <style:table-cell-properties style:diagonal-bl-tr="none" style:diagonal-tl-br="none" fo:border="0.74pt solid #000000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6" style:family="table-cell" style:parent-style-name="_30_8_20_source_20_1">
      <style:table-cell-properties style:diagonal-bl-tr="none" style:diagonal-tl-br="none" fo:wrap-option="no-wrap" fo:border="0.74pt solid #000000"/>
      <style:text-properties fo:font-weight="bold" style:font-weight-asian="bold" style:font-weight-complex="bold"/>
    </style:style>
    <style:style style:name="ce792" style:family="table-cell" style:parent-style-name="_30__20_counter" style:data-style-name="N100">
      <style:table-cell-properties style:diagonal-bl-tr="none" style:diagonal-tl-br="none" fo:border="0.74pt solid #000000"/>
    </style:style>
    <style:style style:name="ce188" style:family="table-cell" style:parent-style-name="_30_9_20_ant_20_syn_20_var" style:data-style-name="N30100">
      <style:table-cell-properties style:diagonal-bl-tr="none" style:diagonal-tl-br="none" fo:wrap-option="no-wrap" fo:border="0.74pt solid #000000"/>
      <style:paragraph-properties fo:margin-left="0in"/>
      <style:text-properties fo:font-weight="bold" style:font-weight-asian="bold" style:font-weight-complex="bold"/>
    </style:style>
    <style:style style:name="ce795" style:family="table-cell" style:parent-style-name="_30_9_20_ant_20_syn_20_var" style:data-style-name="N30100">
      <style:table-cell-properties style:diagonal-bl-tr="none" style:diagonal-tl-br="none" fo:border="0.74pt solid #000000"/>
    </style:style>
    <style:style style:name="ce193" style:family="table-cell" style:parent-style-name="_30_9_20_ant_20_syn_20_var">
      <style:table-cell-properties style:diagonal-bl-tr="none" style:diagonal-tl-br="none" fo:wrap-option="no-wrap" fo:border="0.74pt solid #000000"/>
      <style:text-properties fo:font-weight="bold" style:font-weight-asian="bold" style:font-weight-complex="bold"/>
    </style:style>
    <style:style style:name="ce798" style:family="table-cell" style:parent-style-name="_30_9_20_ant_20_syn_20_var">
      <style:table-cell-properties style:diagonal-bl-tr="none" style:diagonal-tl-br="none" fo:border="0.74pt solid #000000"/>
    </style:style>
    <style:style style:name="ce196" style:family="table-cell" style:parent-style-name="_31_0_20_comment">
      <style:table-cell-properties style:diagonal-bl-tr="none" style:diagonal-tl-br="none" fo:wrap-option="no-wrap" fo:border="0.74pt solid #000000"/>
      <style:paragraph-properties fo:margin-left="0in"/>
      <style:text-properties fo:font-weight="bold" style:font-weight-asian="bold" style:font-weight-complex="bold"/>
    </style:style>
    <style:style style:name="ce805" style:family="table-cell" style:parent-style-name="_31_0_20_comment">
      <style:table-cell-properties style:diagonal-bl-tr="none" style:diagonal-tl-br="none" fo:border="0.74pt solid #000000"/>
    </style:style>
    <style:style style:name="ce199" style:family="table-cell" style:parent-style-name="_31_0_20_comment">
      <style:table-cell-properties style:diagonal-bl-tr="none" style:diagonal-tl-br="none" fo:wrap-option="no-wrap" fo:border="0.74pt solid #000000"/>
      <style:text-properties fo:font-weight="bold" style:font-weight-asian="bold" style:font-weight-complex="bold"/>
    </style:style>
    <style:style style:name="ce821" style:family="table-cell" style:parent-style-name="_31_0_20_comment">
      <style:table-cell-properties style:diagonal-bl-tr="none" style:diagonal-tl-br="none" fo:border="0.74pt solid #000000"/>
      <style:text-properties style:use-window-font-color="true"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language-asian="zh" style:country-asian="CN" style:font-style-asian="normal" style:language-complex="hi" style:country-complex="IN" style:font-style-complex="normal" style:text-emphasize="none" style:font-relief="none" style:text-overline-style="none" style:text-overline-color="font-color"/>
    </style:style>
    <style:style style:name="ce208" style:family="table-cell" style:parent-style-name="_31_1_20_buddhadatta">
      <style:table-cell-properties style:diagonal-bl-tr="none" style:diagonal-tl-br="none" fo:wrap-option="no-wrap" fo:border="0.74pt solid #000000"/>
      <style:text-properties fo:font-weight="bold" style:font-weight-asian="bold" style:font-weight-complex="bold"/>
    </style:style>
    <style:style style:name="ce828" style:family="table-cell" style:parent-style-name="_31_1_20_buddhadatta">
      <style:table-cell-properties style:diagonal-bl-tr="none" style:diagonal-tl-br="none" fo:border="0.74pt solid #000000"/>
    </style:style>
    <style:style style:name="ce215" style:family="table-cell" style:parent-style-name="_30_1_20_pali">
      <style:table-cell-properties style:diagonal-bl-tr="none" style:diagonal-tl-br="none" fo:wrap-option="no-wrap" fo:border="0.74pt solid #000000"/>
      <style:paragraph-properties fo:margin-left="0in"/>
      <style:text-properties fo:font-weight="bold" style:font-weight-asian="bold" style:font-weight-complex="bold"/>
    </style:style>
    <style:style style:name="ce216" style:family="table-cell" style:parent-style-name="_30_3_20_grammar">
      <style:table-cell-properties style:diagonal-bl-tr="none" style:diagonal-tl-br="none" fo:wrap-option="no-wrap" fo:border="0.74pt solid #000000"/>
      <style:text-properties fo:font-weight="bold" style:font-weight-asian="bold" style:font-weight-complex="bold"/>
    </style:style>
    <style:style style:name="ce831" style:family="table-cell" style:parent-style-name="_30_3_20_grammar">
      <style:table-cell-properties style:diagonal-bl-tr="none" style:diagonal-tl-br="none" fo:border="0.74pt solid #000000"/>
    </style:style>
    <style:style style:name="ce221" style:family="table-cell" style:parent-style-name="_31_2_20_sound_20_test">
      <style:table-cell-properties style:diagonal-bl-tr="none" style:diagonal-tl-br="none" fo:wrap-option="no-wrap" fo:border="0.74pt solid #000000"/>
      <style:text-properties fo:font-weight="bold" style:font-weight-asian="bold" style:font-weight-complex="bold"/>
    </style:style>
    <style:style style:name="ce834" style:family="table-cell" style:parent-style-name="_31_2_20_sound_20_test">
      <style:table-cell-properties style:diagonal-bl-tr="none" style:diagonal-tl-br="none" fo:border="0.74pt solid #000000"/>
    </style:style>
    <style:style style:name="ce224" style:family="table-cell" style:parent-style-name="_31_2_20_sound_20_test">
      <style:table-cell-properties fo:background-color="#ffb300" style:diagonal-bl-tr="none" style:diagonal-tl-br="none" fo:wrap-option="no-wrap" fo:border="0.74pt solid #000000"/>
      <style:text-properties fo:font-weight="bold" style:font-weight-asian="bold" style:font-weight-complex="bold"/>
    </style:style>
    <style:style style:name="ce964" style:family="table-cell" style:parent-style-name="_31_2_20_sound_20_test">
      <style:table-cell-properties fo:background-color="#ffb300" style:diagonal-bl-tr="none" style:diagonal-tl-br="none" fo:border="0.74pt solid #000000"/>
    </style:style>
    <style:style style:name="ce83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vertical-align="middle"/>
      <style:paragraph-properties fo:text-align="start"/>
      <style:text-properties style:font-name="Crimson Pro1" fo:font-size="12pt" fo:font-weight="bold" style:font-name-asian="Crimson Pro1" style:font-size-asian="12pt" style:font-weight-asian="bold" style:font-size-complex="12pt" style:font-weight-complex="bold"/>
    </style:style>
    <style:style style:name="ce838" style:family="table-cell" style:parent-style-name="Default" style:data-style-name="N0">
      <style:table-cell-properties style:diagonal-bl-tr="none" style:diagonal-tl-br="none" fo:background-color="transparent" fo:wrap-option="wrap" fo:border="0.74pt solid #000000"/>
      <style:text-properties style:font-name="Crimson Pro1" fo:font-size="12pt" style:font-name-asian="Crimson Pro1" style:font-size-asian="12pt" style:font-size-complex="12pt"/>
    </style:style>
    <style:style style:name="ce840" style:family="table-cell" style:parent-style-name="Default" style:data-style-name="N0">
      <style:table-cell-properties style:diagonal-bl-tr="none" style:diagonal-tl-br="none" fo:border="0.74pt solid #000000"/>
    </style:style>
    <style:style style:name="ce842" style:family="table-cell" style:parent-style-name="Default" style:data-style-name="N0">
      <style:table-cell-properties style:diagonal-bl-tr="none" style:diagonal-tl-br="none" fo:wrap-option="wrap" fo:border="0.74pt solid #000000"/>
      <style:text-properties style:font-name="Crimson Pro1" fo:font-size="12pt" style:font-name-asian="Crimson Pro1" style:font-size-asian="12pt" style:font-size-complex="12pt"/>
    </style:style>
    <style:style style:name="ce849" style:family="table-cell" style:parent-style-name="Default" style:data-style-name="N0">
      <style:table-cell-properties style:diagonal-bl-tr="none" style:diagonal-tl-br="none" fo:wrap-option="no-wrap" fo:border="0.74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Crimson Pr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af" fo:country="ZA" style:language-asian="zh" style:country-asian="CN" style:language-complex="hi" style:country-complex="IN" style:font-name-asian="Crimson Pro" style:font-name-complex="新細明體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rimson Pr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Crimson Pro" style:font-name-complex="新細明體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rimson Pro" fo:font-size="12pt" style:text-underline-style="none" style:text-underline-color="font-color" style:text-line-through-type="none" fo:font-style="normal" style:text-outline="false" fo:text-shadow="none" style:text-line-through-mode="continuous" fo:language="af" fo:country="ZA" style:language-asian="zh" style:country-asian="CN" style:language-complex="hi" style:country-complex="IN" style:font-name-asian="Crimson Pro" style:font-name-complex="新細明體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style:font-weight-asian="bold" style:font-weight-complex="bold"/>
    </style:style>
    <style:style style:name="T6" style:family="text">
      <style:text-properties style:font-weight-asian="bold" style:font-weight-complex="bold" fo:font-weight="bold"/>
    </style:style>
    <style:style style:name="T7" style:family="text">
      <style:text-properties style:font-name="Crimson Pro" fo:font-size="12pt" style:text-underline-style="none" style:text-underline-color="font-color" style:text-line-through-type="none" fo:font-style="normal" style:text-outline="false" fo:text-shadow="none" style:text-line-through-mode="continuous" fo:language="af" fo:country="ZA" style:language-asian="zh" style:country-asian="CN" style:language-complex="hi" style:country-complex="IN" style:font-name-asian="Crimson Pro" style:font-name-complex="新細明體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Crimson Pro" fo:font-size="12pt" style:text-underline-style="none" style:text-underline-color="font-color" style:text-line-through-type="none" fo:font-style="normal" style:text-outline="false" fo:text-shadow="none" style:text-line-through-mode="continuous" fo:language="af" fo:country="ZA" style:language-asian="zh" style:country-asian="CN" style:language-complex="hi" style:country-complex="IN" style:font-name-asian="Crimson Pro" style:font-name-complex="新細明體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Verajja Serif" style:font-name-complex="新細明體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2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Verajja Serif" style:font-name-complex="新細明體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Crimson Pro"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Crimson Pro" style:font-name-complex="新細明體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language="af" fo:country="ZA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新細明體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2pt" fo:font-weight="bold" style:text-underline-style="none" style:text-underline-color="font-color" style:text-line-through-type="none" fo:font-style="italic" style:text-outline="false" fo:text-shadow="none" style:text-line-through-mode="continuous" fo:language="en" fo:country="GB" style:language-asian="zh" style:country-asian="CN" style:language-complex="hi" style:country-complex="IN" style:font-name-asian="Verajja Serif" style:font-name-complex="新細明體" style:font-size-asian="12pt" style:font-size-complex="12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precision-as-shown="true"/>
      <table:table table:name="PALI" table:style-name="ta1">
        <office:forms form:automatic-focus="false" form:apply-design-mode="false"/>
        <table:shapes>
          <draw:frame draw:z-index="0" draw:style-name="gr1" draw:text-style-name="P1" svg:width="0.0787in" svg:height="0.1866in" svg:x="69.4146in" svg:y="11309.9449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0.0787in" svg:height="0.1866in" svg:x="69.4146in" svg:y="11307.4957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default-cell-style-name="ce24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32"/>
        <table:table-column table:style-name="co12" table:default-cell-style-name="ce32"/>
        <table:table-column table:style-name="co13" table:default-cell-style-name="_30_4_20_meaning"/>
        <table:table-column table:style-name="co14" table:default-cell-style-name="ce113"/>
        <table:table-column table:style-name="co15" table:default-cell-style-name="_30_5_20_sanskrit_20_and_20_root"/>
        <table:table-column table:style-name="co16" table:default-cell-style-name="_30_5_20_sanskrit_20_and_20_root"/>
        <table:table-column table:style-name="co17" table:default-cell-style-name="_30_5_20_sanskrit_20_and_20_root"/>
        <table:table-column table:style-name="co18" table:default-cell-style-name="_30_6_20_pāli_20_root_20_etc"/>
        <table:table-column table:style-name="co19" table:default-cell-style-name="_30_6_20_pāli_20_root_20_etc"/>
        <table:table-column table:style-name="co20" table:default-cell-style-name="_30_6_20_pāli_20_root_20_etc"/>
        <table:table-column table:style-name="co21" table:default-cell-style-name="_30_6_20_pāli_20_root_20_etc"/>
        <table:table-column table:style-name="co22" table:default-cell-style-name="_30_6_20_pāli_20_root_20_etc"/>
        <table:table-column table:style-name="co23" table:default-cell-style-name="_30_6_20_pāli_20_root_20_etc"/>
        <table:table-column table:style-name="co24" table:default-cell-style-name="_30_6_20_pāli_20_root_20_etc"/>
        <table:table-column table:style-name="co25" table:default-cell-style-name="ce14"/>
        <table:table-column table:style-name="co26" table:default-cell-style-name="ce14"/>
        <table:table-column table:style-name="co27" table:default-cell-style-name="ce393"/>
        <table:table-column table:style-name="co28" table:default-cell-style-name="ce393"/>
        <table:table-column table:style-name="co29" table:default-cell-style-name="ce393"/>
        <table:table-column table:style-name="co30" table:default-cell-style-name="ce189"/>
        <table:table-column table:style-name="co31" table:default-cell-style-name="ce393"/>
        <table:table-column table:style-name="co32" table:default-cell-style-name="ce492"/>
        <table:table-column table:style-name="co33" table:default-cell-style-name="_30_6_20_pāli_20_root_20_etc"/>
        <table:table-column table:style-name="co34" table:default-cell-style-name="ce97"/>
        <table:table-column table:style-name="co35" table:default-cell-style-name="ce97"/>
        <table:table-column table:style-name="co36" table:default-cell-style-name="ce684"/>
        <table:table-column table:style-name="co37" table:default-cell-style-name="ce97"/>
        <table:table-column table:style-name="co38" table:default-cell-style-name="ce97"/>
        <table:table-column table:style-name="co36" table:default-cell-style-name="ce684"/>
        <table:table-column table:style-name="co39" table:default-cell-style-name="ce165"/>
        <table:table-column table:style-name="co40" table:default-cell-style-name="ce165"/>
        <table:table-column table:style-name="co41" table:default-cell-style-name="ce165"/>
        <table:table-column table:style-name="co42" table:default-cell-style-name="ce174"/>
        <table:table-column table:style-name="co43" table:default-cell-style-name="ce189"/>
        <table:table-column table:style-name="co44" table:number-columns-repeated="2" table:default-cell-style-name="ce189"/>
        <table:table-column table:style-name="co45" table:default-cell-style-name="_31_0_20_comment"/>
        <table:table-column table:style-name="co46" table:default-cell-style-name="ce6"/>
        <table:table-column table:style-name="co47" table:default-cell-style-name="ce6"/>
        <table:table-column table:style-name="co48" table:default-cell-style-name="ce195"/>
        <table:table-column table:style-name="co29" table:number-columns-repeated="956" table:default-cell-style-name="ce203"/>
        <table:table-column table:style-name="co29" table:number-columns-repeated="8" table:default-cell-style-name="Default"/>
        <table:table-row table:style-name="ro1">
          <table:table-cell table:style-name="ce1" table:formula="of:=SUBTOTAL(3;[$PALI.$A3:$PALI.$A345])" office:value-type="float" office:value="343" calcext:value-type="float">
            <text:p>343</text:p>
          </table:table-cell>
          <table:table-cell table:style-name="ce1" table:formula="of:=SUBTOTAL(3;[$PALI.$B3:$PALI.$B345])" office:value-type="float" office:value="343" calcext:value-type="float">
            <text:p>343</text:p>
          </table:table-cell>
          <table:table-cell table:style-name="ce1" table:formula="of:=COUNTIF([$PALI.$C$3:$PALI.$C$345];&quot;&lt;&gt;&quot;)" office:value-type="float" office:value="343" calcext:value-type="float">
            <text:p>343</text:p>
          </table:table-cell>
          <table:table-cell table:style-name="ce1" table:formula="of:=SUBTOTAL(3;[$PALI.$D3:$PALI.$D345])" office:value-type="float" office:value="343" calcext:value-type="float">
            <text:p>343</text:p>
          </table:table-cell>
          <table:table-cell table:style-name="ce1" table:formula="of:=SUBTOTAL(3;[$PALI.$E3:$PALI.$E345])" office:value-type="float" office:value="343" calcext:value-type="float">
            <text:p>343</text:p>
          </table:table-cell>
          <table:table-cell table:style-name="ce1" table:formula="of:=SUBTOTAL(3;[$PALI.$F3:$PALI.$F345])" office:value-type="float" office:value="185" calcext:value-type="float">
            <text:p>185</text:p>
          </table:table-cell>
          <table:table-cell table:style-name="ce1" table:formula="of:=SUBTOTAL(3;[$PALI.$G3:$PALI.$G345])" office:value-type="float" office:value="4" calcext:value-type="float">
            <text:p>4</text:p>
          </table:table-cell>
          <table:table-cell table:style-name="ce1" table:formula="of:= SUBTOTAL(3;[$PALI.$H3:$PALI.$H345])" office:value-type="float" office:value="24" calcext:value-type="float">
            <text:p>24</text:p>
          </table:table-cell>
          <table:table-cell table:style-name="ce1" table:formula="of:=SUBTOTAL(3;[$PALI.$I3:$PALI.$I345])" office:value-type="float" office:value="133" calcext:value-type="float">
            <text:p>133</text:p>
          </table:table-cell>
          <table:table-cell table:style-name="ce1" table:formula="of:= SUBTOTAL(3;[$PALI.$J3:$PALI.$J345])" office:value-type="float" office:value="112" calcext:value-type="float">
            <text:p>112</text:p>
          </table:table-cell>
          <table:table-cell table:style-name="ce1" table:formula="of:=SUBTOTAL(3;[$PALI.$K3:$PALI.$K345])" office:value-type="float" office:value="152" calcext:value-type="float">
            <text:p>152</text:p>
          </table:table-cell>
          <table:table-cell table:style-name="ce1" table:formula="of:=SUBTOTAL(3;[$PALI.$L3:$PALI.$L345])" office:value-type="float" office:value="34" calcext:value-type="float">
            <text:p>34</text:p>
          </table:table-cell>
          <table:table-cell table:style-name="_30__20_counter" table:formula="of:=SUBTOTAL(3;[$PALI.$M3:$PALI.$M345])" office:value-type="float" office:value="0" calcext:value-type="float">
            <text:p>0</text:p>
          </table:table-cell>
          <table:table-cell table:style-name="ce1" table:formula="of:=SUBTOTAL(3;[$PALI.$N3:$PALI.$N345])" office:value-type="float" office:value="166" calcext:value-type="float">
            <text:p>166</text:p>
          </table:table-cell>
          <table:table-cell table:style-name="_30__20_counter" table:formula="of:=SUBTOTAL(3;[$PALI.$O3:$PALI.$O345])" office:value-type="float" office:value="285" calcext:value-type="float">
            <text:p>285</text:p>
          </table:table-cell>
          <table:table-cell table:style-name="_30__20_counter" table:formula="of:=SUBTOTAL(3;[$PALI.$P3:$PALI.$P345])" office:value-type="float" office:value="285" calcext:value-type="float">
            <text:p>285</text:p>
          </table:table-cell>
          <table:table-cell table:style-name="_30__20_counter" table:formula="of:=COUNTIF([.Q3:.Q345];&quot;=0&quot;)" office:value-type="float" office:value="0" calcext:value-type="float">
            <text:p>0</text:p>
          </table:table-cell>
          <table:table-cell table:style-name="_30__20_counter" table:formula="of:=SUBTOTAL(3;[$PALI.$R3:$PALI.$R345])" office:value-type="float" office:value="285" calcext:value-type="float">
            <text:p>285</text:p>
          </table:table-cell>
          <table:table-cell table:style-name="_30__20_counter" table:formula="of:=SUBTOTAL(3;[$PALI.$S3:$PALI.$S345])" office:value-type="float" office:value="285" calcext:value-type="float">
            <text:p>285</text:p>
          </table:table-cell>
          <table:table-cell table:style-name="_30__20_counter" table:formula="of:=SUBTOTAL(3;[$PALI.$T3:$PALI.$T345])" office:value-type="float" office:value="285" calcext:value-type="float">
            <text:p>285</text:p>
          </table:table-cell>
          <table:table-cell table:style-name="_30__20_counter" table:formula="of:=SUBTOTAL(3;[$PALI.$U3:$PALI.$U345])" office:value-type="float" office:value="285" calcext:value-type="float">
            <text:p>285</text:p>
          </table:table-cell>
          <table:table-cell table:style-name="_30__20_counter" table:formula="of:=SUBTOTAL(3;[$PALI.$V3:$PALI.$V345])" office:value-type="float" office:value="285" calcext:value-type="float">
            <text:p>285</text:p>
          </table:table-cell>
          <table:table-cell table:style-name="_30__20_counter" table:formula="of:=SUBTOTAL(3;[$PALI.$W3:$PALI.$W345])" office:value-type="float" office:value="285" calcext:value-type="float">
            <text:p>285</text:p>
          </table:table-cell>
          <table:table-cell table:style-name="_30__20_counter" table:formula="of:=SUBTOTAL(3;[$PALI.$X3:$PALI.$X345])" office:value-type="float" office:value="142" calcext:value-type="float">
            <text:p>142</text:p>
          </table:table-cell>
          <table:table-cell table:style-name="ce1" table:formula="of:=SUBTOTAL(3;[$PALI.$Y3:$PALI.$Y345])" office:value-type="float" office:value="285" calcext:value-type="float">
            <text:p>285</text:p>
          </table:table-cell>
          <table:table-cell table:style-name="ce1" table:formula="of:=SUBTOTAL(3;[$PALI.$Z3:$PALI.$Z345])" office:value-type="float" office:value="25" calcext:value-type="float">
            <text:p>25</text:p>
          </table:table-cell>
          <table:table-cell table:style-name="ce1" table:formula="of:=SUBTOTAL(3;[$PALI.$AA3:$PALI.$AA345])" office:value-type="float" office:value="241" calcext:value-type="float">
            <text:p>241</text:p>
          </table:table-cell>
          <table:table-cell table:style-name="ce1" table:formula="of:=SUBTOTAL(3;[$PALI.$AB3:$PALI.$AB345])" office:value-type="float" office:value="109" calcext:value-type="float">
            <text:p>109</text:p>
          </table:table-cell>
          <table:table-cell table:style-name="ce1" table:formula="of:=SUBTOTAL(3;[$PALI.$AC3:$PALI.$AC345])" office:value-type="float" office:value="88" calcext:value-type="float">
            <text:p>88</text:p>
          </table:table-cell>
          <table:table-cell table:style-name="ce1" table:formula="of:=SUBTOTAL(3;[$PALI.$AD3:$PALI.$AD345])" office:value-type="float" office:value="93" calcext:value-type="float">
            <text:p>93</text:p>
          </table:table-cell>
          <table:table-cell table:style-name="ce1" table:formula="of:=SUBTOTAL(3;[$PALI.$AE3:$PALI.$AE345])" office:value-type="float" office:value="19" calcext:value-type="float">
            <text:p>19</text:p>
          </table:table-cell>
          <table:table-cell table:style-name="ce1" table:formula="of:=SUBTOTAL(3;[$PALI.$AF3:$PALI.$AF345])" office:value-type="float" office:value="19" calcext:value-type="float">
            <text:p>19</text:p>
          </table:table-cell>
          <table:table-cell table:style-name="_30__20_counter" table:formula="of:=SUBTOTAL(3;[$PALI.$AG3:$PALI.$AG345])" office:value-type="float" office:value="0" calcext:value-type="float">
            <text:p>0</text:p>
          </table:table-cell>
          <table:table-cell table:style-name="ce1" table:formula="of:=SUBTOTAL(3;[$PALI.$AH3:$PALI.$AH345])" office:value-type="float" office:value="131" calcext:value-type="float">
            <text:p>131</text:p>
          </table:table-cell>
          <table:table-cell table:style-name="ce1" table:formula="of:=SUBTOTAL(3;[$PALI.$AI3:$PALI.$AI345])" office:value-type="float" office:value="131" calcext:value-type="float">
            <text:p>131</text:p>
          </table:table-cell>
          <table:table-cell table:style-name="ce509" table:formula="of:=SUBTOTAL(3;[$PALI.$AJ3:$PALI.$AJ345])" office:value-type="float" office:value="131" calcext:value-type="float">
            <text:p>131</text:p>
          </table:table-cell>
          <table:table-cell table:style-name="ce1" table:formula="of:=SUBTOTAL(3;[$PALI.$AK3:$PALI.$AK345])" office:value-type="float" office:value="52" calcext:value-type="float">
            <text:p>52</text:p>
          </table:table-cell>
          <table:table-cell table:style-name="ce1" table:formula="of:=SUBTOTAL(3;[$PALI.$AL3:$PALI.$AL345])" office:value-type="float" office:value="52" calcext:value-type="float">
            <text:p>52</text:p>
          </table:table-cell>
          <table:table-cell table:style-name="ce1" table:formula="of:=SUBTOTAL(3;[$PALI.$AM3:$PALI.$AM345])" office:value-type="float" office:value="52" calcext:value-type="float">
            <text:p>52</text:p>
          </table:table-cell>
          <table:table-cell table:style-name="ce1" table:formula="of:=SUBTOTAL(3;[$PALI.$AN3:$PALI.$AN345])" office:value-type="float" office:value="18" calcext:value-type="float">
            <text:p>18</text:p>
          </table:table-cell>
          <table:table-cell table:style-name="ce1" table:formula="of:=SUBTOTAL(3;[$PALI.$AO3:$PALI.$AO345])" office:value-type="float" office:value="0" calcext:value-type="float">
            <text:p>0</text:p>
          </table:table-cell>
          <table:table-cell table:style-name="ce1" table:formula="of:=SUBTOTAL(3;[$PALI.$AP3:$PALI.$AP345])" office:value-type="float" office:value="22" calcext:value-type="float">
            <text:p>22</text:p>
          </table:table-cell>
          <table:table-cell table:style-name="ce1" table:formula="of:=SUBTOTAL(3;[$PALI.$AQ3:$PALI.$AQ345])" office:value-type="float" office:value="36" calcext:value-type="float">
            <text:p>36</text:p>
          </table:table-cell>
          <table:table-cell table:style-name="ce1" table:formula="of:=SUBTOTAL(3;[$PALI.$AR3:$PALI.$AR345])" office:value-type="float" office:value="3" calcext:value-type="float">
            <text:p>3</text:p>
          </table:table-cell>
          <table:table-cell table:style-name="ce1" table:formula="of:=SUBTOTAL(3;[$PALI.$AS3:$PALI.$AS345])" office:value-type="float" office:value="0" calcext:value-type="float">
            <text:p>0</text:p>
          </table:table-cell>
          <table:table-cell table:style-name="_30__20_counter" table:formula="of:=SUBTOTAL(3;[$PALI.$AT3:$PALI.$AT345])" office:value-type="float" office:value="90" calcext:value-type="float">
            <text:p>90</text:p>
          </table:table-cell>
          <table:table-cell table:style-name="_30__20_counter" table:formula="of:=SUBTOTAL(3;[$PALI.$AU3:$PALI.$AU345])" office:value-type="float" office:value="0" calcext:value-type="float">
            <text:p>0</text:p>
          </table:table-cell>
          <table:table-cell table:style-name="_30__20_counter" table:formula="of:=SUBTOTAL(3;[$PALI.$AV3:$PALI.$AV345])" office:value-type="float" office:value="343" calcext:value-type="float">
            <text:p>343</text:p>
          </table:table-cell>
          <table:table-cell table:style-name="ce1" table:formula="of:=SUBTOTAL(3;[$PALI.$AW3:$PALI.$AW345])" office:value-type="float" office:value="311" calcext:value-type="float">
            <text:p>311</text:p>
          </table:table-cell>
          <table:table-cell table:style-name="ce1" table:formula="of:=SUBTOTAL(3;[$PALI.$AX3:$PALI.$AX345])" office:value-type="float" office:value="248" calcext:value-type="float">
            <text:p>248</text:p>
          </table:table-cell>
          <table:table-cell table:style-name="ce1" table:number-columns-repeated="962"/>
          <table:table-cell table:style-name="_30__20_counter" table:number-columns-repeated="2"/>
        </table:table-row>
        <table:table-row table:style-name="ro2">
          <table:table-cell table:style-name="ce4" office:value-type="string" calcext:value-type="string">
            <text:p>Pāli1</text:p>
          </table:table-cell>
          <table:table-cell table:style-name="ce4" office:value-type="string" calcext:value-type="string">
            <text:p>Pāli2</text:p>
          </table:table-cell>
          <table:table-cell table:style-name="ce16" office:value-type="string" calcext:value-type="string">
            <text:p>Fin</text:p>
          </table:table-cell>
          <table:table-cell table:style-name="ce19" office:value-type="string" calcext:value-type="string">
            <text:p>POS</text:p>
          </table:table-cell>
          <table:table-cell table:style-name="ce19" office:value-type="string" calcext:value-type="string">
            <text:p>Grammar</text:p>
          </table:table-cell>
          <table:table-cell table:style-name="ce19" office:value-type="string" calcext:value-type="string">
            <text:p>Derived from</text:p>
          </table:table-cell>
          <table:table-cell table:style-name="ce19" office:value-type="string" calcext:value-type="string">
            <text:p>Neg</text:p>
          </table:table-cell>
          <table:table-cell table:style-name="ce19" office:value-type="string" calcext:value-type="string">
            <text:p>Verb</text:p>
          </table:table-cell>
          <table:table-cell table:style-name="ce19" office:value-type="string" calcext:value-type="string">
            <text:p>Trans</text:p>
          </table:table-cell>
          <table:table-cell table:style-name="ce19" office:value-type="string" calcext:value-type="string">
            <text:p>Case</text:p>
          </table:table-cell>
          <table:table-cell table:style-name="ce44" office:value-type="string" calcext:value-type="string">
            <text:p>Meaning IN CONTEXT</text:p>
          </table:table-cell>
          <table:table-cell table:style-name="ce44" office:value-type="string" calcext:value-type="string">
            <text:p>Literal Meaning</text:p>
          </table:table-cell>
          <table:table-cell table:style-name="ce52" office:value-type="string" calcext:value-type="string">
            <text:p>Non IA</text:p>
          </table:table-cell>
          <table:table-cell table:style-name="ce56" office:value-type="string" calcext:value-type="string">
            <text:p>Sanskrit</text:p>
          </table:table-cell>
          <table:table-cell table:style-name="ce59" office:value-type="string" calcext:value-type="string">
            <text:p>Sk Root</text:p>
          </table:table-cell>
          <table:table-cell table:style-name="ce59" office:value-type="string" calcext:value-type="string">
            <text:p>Sk Root Mn</text:p>
          </table:table-cell>
          <table:table-cell table:style-name="ce59" office:value-type="string" calcext:value-type="string">
            <text:p>Cl</text:p>
          </table:table-cell>
          <table:table-cell table:style-name="ce60" office:value-type="string" calcext:value-type="string">
            <text:p>Pāli Root</text:p>
          </table:table-cell>
          <table:table-cell table:style-name="ce60" office:value-type="string" calcext:value-type="string">
            <text:p>Root In Comps</text:p>
          </table:table-cell>
          <table:table-cell table:style-name="ce60" office:value-type="string" calcext:value-type="string">
            <text:p>V</text:p>
          </table:table-cell>
          <table:table-cell table:style-name="ce60" office:value-type="string" calcext:value-type="string">
            <text:p>Grp</text:p>
          </table:table-cell>
          <table:table-cell table:style-name="ce60" office:value-type="string" calcext:value-type="string">
            <text:p>Sgn</text:p>
          </table:table-cell>
          <table:table-cell table:style-name="ce60" office:value-type="string" calcext:value-type="string">
            <text:p>Root Meaning</text:p>
          </table:table-cell>
          <table:table-cell table:style-name="ce60" office:value-type="string" calcext:value-type="string">
            <text:p>Base</text:p>
          </table:table-cell>
          <table:table-cell table:style-name="ce61" office:value-type="string" calcext:value-type="string">
            <text:p>Family</text:p>
          </table:table-cell>
          <table:table-cell table:style-name="ce61" office:value-type="string" calcext:value-type="string">
            <text:p>Family2</text:p>
          </table:table-cell>
          <table:table-cell table:style-name="ce71" office:value-type="string" calcext:value-type="string">
            <text:p>Construction</text:p>
          </table:table-cell>
          <table:table-cell table:style-name="ce71" office:value-type="string" calcext:value-type="string">
            <text:p>Derivative</text:p>
          </table:table-cell>
          <table:table-cell table:style-name="ce71" office:value-type="string" calcext:value-type="string">
            <text:p>Suffix</text:p>
          </table:table-cell>
          <table:table-cell table:style-name="ce79" office:value-type="string" calcext:value-type="string">
            <text:p>Phonetic Changes</text:p>
          </table:table-cell>
          <table:table-cell table:style-name="ce71" office:value-type="string" calcext:value-type="string">
            <text:p>Compound</text:p>
          </table:table-cell>
          <table:table-cell table:style-name="ce86" office:value-type="string" calcext:value-type="string">
            <text:p>Compound Construction</text:p>
          </table:table-cell>
          <table:table-cell table:style-name="ce60" office:value-type="string" calcext:value-type="string">
            <text:p>Non-Root In Comps</text:p>
          </table:table-cell>
          <table:table-cell table:style-name="ce95" office:value-type="string" calcext:value-type="string">
            <text:p>Source1</text:p>
          </table:table-cell>
          <table:table-cell table:style-name="ce106" office:value-type="string" calcext:value-type="string">
            <text:p>Sutta1</text:p>
          </table:table-cell>
          <table:table-cell table:style-name="ce95" office:value-type="string" calcext:value-type="string">
            <text:p>Example1</text:p>
          </table:table-cell>
          <table:table-cell table:style-name="ce95" office:value-type="string" calcext:value-type="string">
            <text:p>Source 2</text:p>
          </table:table-cell>
          <table:table-cell table:style-name="ce95" office:value-type="string" calcext:value-type="string">
            <text:p>Sutta2</text:p>
          </table:table-cell>
          <table:table-cell table:style-name="ce95" office:value-type="string" calcext:value-type="string">
            <text:p>Example 2</text:p>
          </table:table-cell>
          <table:table-cell table:style-name="ce117" office:value-type="string" calcext:value-type="string">
            <text:p>Antonyms</text:p>
          </table:table-cell>
          <table:table-cell table:style-name="ce117" office:value-type="string" calcext:value-type="string">
            <text:p>Synonyms – different word</text:p>
          </table:table-cell>
          <table:table-cell table:style-name="ce117" office:value-type="string" calcext:value-type="string">
            <text:p>Variant – same constr or diff reading</text:p>
          </table:table-cell>
          <table:table-cell table:style-name="ce79" office:value-type="string" calcext:value-type="string">
            <text:p>Commentary</text:p>
          </table:table-cell>
          <table:table-cell table:style-name="ce79" office:value-type="string" calcext:value-type="string">
            <text:p>Notes</text:p>
          </table:table-cell>
          <table:table-cell table:style-name="ce79" office:value-type="string" calcext:value-type="string">
            <text:p>Cognate</text:p>
          </table:table-cell>
          <table:table-cell table:style-name="ce79" office:value-type="string" calcext:value-type="string">
            <text:p>Category</text:p>
          </table:table-cell>
          <table:table-cell table:style-name="ce143" office:value-type="string" calcext:value-type="string">
            <text:p>Link</text:p>
          </table:table-cell>
          <table:table-cell table:style-name="ce145" office:value-type="string" calcext:value-type="string">
            <text:p>Stem</text:p>
          </table:table-cell>
          <table:table-cell table:style-name="ce145" office:value-type="string" calcext:value-type="string">
            <text:p>Pattern</text:p>
          </table:table-cell>
          <table:table-cell table:style-name="ce150" office:value-type="string" calcext:value-type="string">
            <text:p>Buddhadatta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abhimāna 2</text:p>
          </table:table-cell>
          <table:table-cell office:value-type="string" calcext:value-type="string">
            <text:p>abhimāno</text:p>
          </table:table-cell>
          <table:table-cell table:formula="of:= COM.MICROSOFT.CONCAT(IF([.$AH3] = &quot;&quot;;&quot;&quot;;&quot;√&quot;);IF([.$AK3] = &quot;&quot;;&quot;&quot;;&quot;√&quot;))">
            <text:p/>
          </table:table-cell>
          <table:table-cell table:style-name="ce35" office:value-type="string" calcext:value-type="string">
            <text:p>masc</text:p>
          </table:table-cell>
          <table:table-cell table:style-name="ce35" office:value-type="string" calcext:value-type="string">
            <text:p>masc, from māna</text:p>
          </table:table-cell>
          <table:table-cell table:style-name="ce35" office:value-type="string" calcext:value-type="string">
            <text:p>māna</text:p>
          </table:table-cell>
          <table:table-cell table:style-name="ce35" table:number-columns-repeated="4"/>
          <table:table-cell table:style-name="ce141" table:number-columns-repeated="2"/>
          <table:table-cell/>
          <table:table-cell office:value-type="string" calcext:value-type="string">
            <text:p>abhimāna</text:p>
          </table:table-cell>
          <table:table-cell table:formula="of:=[$Roots.$J$19]" office:value-type="string" office:string-value="√man" calcext:value-type="string">
            <text:p>√man</text:p>
          </table:table-cell>
          <table:table-cell table:formula="of:=[$Roots.$K$19]" office:value-type="string" office:string-value="think" calcext:value-type="string">
            <text:p>think</text:p>
          </table:table-cell>
          <table:table-cell table:formula="of:=[$Roots.$L$19]" office:value-type="string" office:string-value="3, 4, 8" calcext:value-type="string">
            <text:p>3, 4, 8</text:p>
          </table:table-cell>
          <table:table-cell table:formula="of:=[$Roots.$C$19]" office:value-type="string" office:string-value="√man" calcext:value-type="string">
            <text:p>√man</text:p>
          </table:table-cell>
          <table:table-cell table:formula="of:=[$Roots.$D$19]" office:value-type="float" office:value="0" calcext:value-type="float">
            <text:p>0</text:p>
          </table:table-cell>
          <table:table-cell table:formula="of:=[$Roots.$E$19]" office:value-type="string" office:string-value="･" calcext:value-type="string">
            <text:p>･</text:p>
          </table:table-cell>
          <table:table-cell table:formula="of:=[$Roots.$F$19]" office:value-type="string" office:string-value="3" calcext:value-type="string">
            <text:p>3</text:p>
          </table:table-cell>
          <table:table-cell office:value-type="string" calcext:value-type="string">
            <text:p>ya</text:p>
          </table:table-cell>
          <table:table-cell table:formula="of:=[$Roots.$I$19]" office:value-type="string" office:string-value="think" calcext:value-type="string">
            <text:p>think</text:p>
          </table:table-cell>
          <table:table-cell/>
          <table:table-cell table:style-name="ce144" office:value-type="string" calcext:value-type="string">
            <text:p>abhi √man</text:p>
          </table:table-cell>
          <table:table-cell table:style-name="ce5" office:value-type="string" calcext:value-type="string">
            <text:p>māna</text:p>
          </table:table-cell>
          <table:table-cell table:style-name="ce219" office:value-type="string" calcext:value-type="string">
            <text:p>abhi + √man &gt; mān + *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*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mān</text:p>
          </table:table-cell>
          <table:table-cell table:style-name="ce5" office:value-type="string" calcext:value-type="string">
            <text:p>a masc</text:p>
          </table:table-cell>
          <table:table-cell table:style-name="ce643" office:value-type="string" calcext:value-type="string">
            <text:p>assumption</text:p>
          </table:table-cell>
          <table:table-cell table:number-columns-repeated="964"/>
        </table:table-row>
        <table:table-row table:style-name="ro1">
          <table:table-cell table:number-columns-repeated="2" office:value-type="string" calcext:value-type="string">
            <text:p>abhimaṅgala</text:p>
          </table:table-cell>
          <table:table-cell table:formula="of:= COM.MICROSOFT.CONCAT(IF([.$AH4] = &quot;&quot;;&quot;&quot;;&quot;√&quot;);IF([.$AK4] = &quot;&quot;;&quot;&quot;;&quot;√&quot;))">
            <text:p/>
          </table:table-cell>
          <table:table-cell table:number-columns-repeated="2" table:style-name="ce35" office:value-type="string" calcext:value-type="string">
            <text:p>adj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20]" office:value-type="string" office:string-value="√maṅg" calcext:value-type="string">
            <text:p>√maṅg</text:p>
          </table:table-cell>
          <table:table-cell table:formula="of:=[$Roots.$K$20]" office:value-type="string" office:string-value="go" calcext:value-type="string">
            <text:p>go</text:p>
          </table:table-cell>
          <table:table-cell table:formula="of:=[$Roots.$L$20]" office:value-type="string" office:string-value="1" calcext:value-type="string">
            <text:p>1</text:p>
          </table:table-cell>
          <table:table-cell table:formula="of:=[$Roots.$C$20]" office:value-type="string" office:string-value="√maṅg" calcext:value-type="string">
            <text:p>√maṅg</text:p>
          </table:table-cell>
          <table:table-cell table:formula="of:=[$Roots.$D$20]" office:value-type="float" office:value="0" calcext:value-type="float">
            <text:p>0</text:p>
          </table:table-cell>
          <table:table-cell table:formula="of:=[$Roots.$E$20]" office:value-type="string" office:string-value="×" calcext:value-type="string">
            <text:p>×</text:p>
          </table:table-cell>
          <table:table-cell table:formula="of:=[$Roots.$F$20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0]" office:value-type="string" office:string-value="be auspicious" calcext:value-type="string">
            <text:p>be auspicious</text:p>
          </table:table-cell>
          <table:table-cell/>
          <table:table-cell table:style-name="ce144" office:value-type="string" calcext:value-type="string">
            <text:p>abhi √maṅg</text:p>
          </table:table-cell>
          <table:table-cell table:style-name="ce5"/>
          <table:table-cell table:style-name="ce219" table:number-columns-repeated="3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maṅgal</text:p>
          </table:table-cell>
          <table:table-cell table:style-name="ce5" office:value-type="string" calcext:value-type="string">
            <text:p>a adj</text:p>
          </table:table-cell>
          <table:table-cell table:style-name="ce643" office:value-type="string" calcext:value-type="string">
            <text:p>lucky, auspicious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maṅgalasammata</text:p>
          </table:table-cell>
          <table:table-cell table:formula="of:= COM.MICROSOFT.CONCAT(IF([.$AH5] = &quot;&quot;;&quot;&quot;;&quot;√&quot;);IF([.$AK5] = &quot;&quot;;&quot;&quot;;&quot;√&quot;))">
            <text:p/>
          </table:table-cell>
          <table:table-cell table:number-columns-repeated="2" table:style-name="ce35" office:value-type="string" calcext:value-type="string">
            <text:p>adj</text:p>
          </table:table-cell>
          <table:table-cell table:style-name="ce35" table:number-columns-repeated="5"/>
          <table:table-cell table:style-name="ce141" table:number-columns-repeated="2"/>
          <table:table-cell table:number-columns-repeated="12"/>
          <table:table-cell table:style-name="ce144"/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maṅgalasammat</text:p>
          </table:table-cell>
          <table:table-cell table:style-name="ce5" office:value-type="string" calcext:value-type="string">
            <text:p>a adj</text:p>
          </table:table-cell>
          <table:table-cell table:style-name="ce643" office:value-type="string" calcext:value-type="string">
            <text:p>considered auspicious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maññati</text:p>
          </table:table-cell>
          <table:table-cell table:formula="of:= COM.MICROSOFT.CONCAT(IF([.$AH6] = &quot;&quot;;&quot;&quot;;&quot;√&quot;);IF([.$AK6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100"/>
          <table:table-cell table:style-name="ce35" table:number-columns-repeated="3"/>
          <table:table-cell table:style-name="ce35" office:value-type="string" calcext:value-type="string">
            <text:p>+acc</text:p>
          </table:table-cell>
          <table:table-cell table:style-name="ce141" table:number-columns-repeated="2"/>
          <table:table-cell/>
          <table:table-cell office:value-type="string" calcext:value-type="string">
            <text:p>abhimanyate</text:p>
          </table:table-cell>
          <table:table-cell table:formula="of:=[$Roots.$J$19]" office:value-type="string" office:string-value="√man" calcext:value-type="string">
            <text:p>√man</text:p>
          </table:table-cell>
          <table:table-cell table:formula="of:=[$Roots.$K$19]" office:value-type="string" office:string-value="think" calcext:value-type="string">
            <text:p>think</text:p>
          </table:table-cell>
          <table:table-cell table:formula="of:=[$Roots.$L$19]" office:value-type="string" office:string-value="3, 4, 8" calcext:value-type="string">
            <text:p>3, 4, 8</text:p>
          </table:table-cell>
          <table:table-cell table:formula="of:=[$Roots.$C$19]" office:value-type="string" office:string-value="√man" calcext:value-type="string">
            <text:p>√man</text:p>
          </table:table-cell>
          <table:table-cell table:formula="of:=[$Roots.$D$19]" office:value-type="float" office:value="0" calcext:value-type="float">
            <text:p>0</text:p>
          </table:table-cell>
          <table:table-cell table:formula="of:=[$Roots.$E$19]" office:value-type="string" office:string-value="･" calcext:value-type="string">
            <text:p>･</text:p>
          </table:table-cell>
          <table:table-cell table:formula="of:=[$Roots.$F$19]" office:value-type="string" office:string-value="3" calcext:value-type="string">
            <text:p>3</text:p>
          </table:table-cell>
          <table:table-cell office:value-type="string" calcext:value-type="string">
            <text:p>ya</text:p>
          </table:table-cell>
          <table:table-cell table:formula="of:=[$Roots.$I$19]" office:value-type="string" office:string-value="think" calcext:value-type="string">
            <text:p>think</text:p>
          </table:table-cell>
          <table:table-cell office:value-type="string" calcext:value-type="string">
            <text:p>√man + ya &gt; mañña</text:p>
          </table:table-cell>
          <table:table-cell table:style-name="ce144" office:value-type="string" calcext:value-type="string">
            <text:p>abhi √man</text:p>
          </table:table-cell>
          <table:table-cell table:style-name="ce5"/>
          <table:table-cell table:style-name="ce219" office:value-type="string" calcext:value-type="string">
            <text:p>abhi + mañña + t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maññ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focuses; fixes the mind; estimates oneself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manthanta</text:p>
          </table:table-cell>
          <table:table-cell table:formula="of:= COM.MICROSOFT.CONCAT(IF([.$AH7] = &quot;&quot;;&quot;&quot;;&quot;√&quot;);IF([.$AK7] = &quot;&quot;;&quot;&quot;;&quot;√&quot;))">
            <text:p/>
          </table:table-cell>
          <table:table-cell table:style-name="ce35" office:value-type="string" calcext:value-type="string">
            <text:p>prp</text:p>
          </table:table-cell>
          <table:table-cell table:style-name="ce35" office:value-type="string" calcext:value-type="string">
            <text:p><text:span text:style-name="T1">prp of abhimanthati</text:span></text:p>
          </table:table-cell>
          <table:table-cell table:style-name="ce100" office:value-type="string" calcext:value-type="string">
            <text:p>abhimantha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rubbing hard; producing friction</text:p>
          </table:table-cell>
          <table:table-cell table:style-name="ce141"/>
          <table:table-cell/>
          <table:table-cell office:value-type="string" calcext:value-type="string">
            <text:p>abhimanthat</text:p>
          </table:table-cell>
          <table:table-cell table:formula="of:=[$Roots.$J$22]" office:value-type="string" office:string-value="√math √manth" calcext:value-type="string">
            <text:p>√math √manth</text:p>
          </table:table-cell>
          <table:table-cell table:formula="of:=[$Roots.$K$22]" office:value-type="string" office:string-value="shake" calcext:value-type="string">
            <text:p>shake</text:p>
          </table:table-cell>
          <table:table-cell table:formula="of:=[$Roots.$L$22]" office:value-type="string" office:string-value="1, 9" calcext:value-type="string">
            <text:p>1, 9</text:p>
          </table:table-cell>
          <table:table-cell table:formula="of:=[$Roots.$C$22]" office:value-type="string" office:string-value="√manth" calcext:value-type="string">
            <text:p>√manth</text:p>
          </table:table-cell>
          <table:table-cell table:formula="of:=[$Roots.$D$22]" office:value-type="float" office:value="0" calcext:value-type="float">
            <text:p>0</text:p>
          </table:table-cell>
          <table:table-cell table:formula="of:=[$Roots.$E$22]" office:value-type="string" office:string-value="･" calcext:value-type="string">
            <text:p>･</text:p>
          </table:table-cell>
          <table:table-cell table:formula="of:=[$Roots.$F$22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2]" office:value-type="string" office:string-value="shake, crush" calcext:value-type="string">
            <text:p>shake, crush</text:p>
          </table:table-cell>
          <table:table-cell office:value-type="string" calcext:value-type="string">
            <text:p>√manth + a &gt; mantha</text:p>
          </table:table-cell>
          <table:table-cell table:style-name="ce144" office:value-type="string" calcext:value-type="string">
            <text:p>abhi √manth</text:p>
          </table:table-cell>
          <table:table-cell table:style-name="ce5"/>
          <table:table-cell table:style-name="ce219" office:value-type="string" calcext:value-type="string">
            <text:p>abhi + mantha + n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nt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2"/>
          <table:table-cell table:style-name="ce537" office:value-type="string" calcext:value-type="string">
            <text:p>abhimanthenta</text:p>
          </table:table-cell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manth</text:p>
          </table:table-cell>
          <table:table-cell table:style-name="ce5" office:value-type="string" calcext:value-type="string">
            <text:p>anta prp</text:p>
          </table:table-cell>
          <table:table-cell table:style-name="ce643"/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manthati</text:p>
          </table:table-cell>
          <table:table-cell table:formula="of:= COM.MICROSOFT.CONCAT(IF([.$AH8] = &quot;&quot;;&quot;&quot;;&quot;√&quot;);IF([.$AK8] = &quot;&quot;;&quot;&quot;;&quot;√&quot;))" office:value-type="string" office:string-value="√" calcext:value-type="string">
            <text:p>√</text:p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violently crushes; forcefully presses</text:p>
          </table:table-cell>
          <table:table-cell table:style-name="ce141"/>
          <table:table-cell/>
          <table:table-cell office:value-type="string" calcext:value-type="string">
            <text:p>abhimanthati</text:p>
          </table:table-cell>
          <table:table-cell table:formula="of:=[$Roots.$J$22]" office:value-type="string" office:string-value="√math √manth" calcext:value-type="string">
            <text:p>√math √manth</text:p>
          </table:table-cell>
          <table:table-cell table:formula="of:=[$Roots.$K$22]" office:value-type="string" office:string-value="shake" calcext:value-type="string">
            <text:p>shake</text:p>
          </table:table-cell>
          <table:table-cell table:formula="of:=[$Roots.$L$22]" office:value-type="string" office:string-value="1, 9" calcext:value-type="string">
            <text:p>1, 9</text:p>
          </table:table-cell>
          <table:table-cell table:formula="of:=[$Roots.$C$22]" office:value-type="string" office:string-value="√manth" calcext:value-type="string">
            <text:p>√manth</text:p>
          </table:table-cell>
          <table:table-cell table:formula="of:=[$Roots.$D$22]" office:value-type="float" office:value="0" calcext:value-type="float">
            <text:p>0</text:p>
          </table:table-cell>
          <table:table-cell table:formula="of:=[$Roots.$E$22]" office:value-type="string" office:string-value="･" calcext:value-type="string">
            <text:p>･</text:p>
          </table:table-cell>
          <table:table-cell table:formula="of:=[$Roots.$F$22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2]" office:value-type="string" office:string-value="shake, crush" calcext:value-type="string">
            <text:p>shake, crush</text:p>
          </table:table-cell>
          <table:table-cell office:value-type="string" calcext:value-type="string">
            <text:p>√manth + a &gt; mantha</text:p>
          </table:table-cell>
          <table:table-cell table:style-name="ce144" office:value-type="string" calcext:value-type="string">
            <text:p>abhi √manth</text:p>
          </table:table-cell>
          <table:table-cell table:style-name="ce5"/>
          <table:table-cell table:style-name="ce219" office:value-type="string" calcext:value-type="string">
            <text:p>abhi + mantha + t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SN 35.87</text:p>
          </table:table-cell>
          <table:table-cell table:style-name="ce260" office:value-type="string" calcext:value-type="string">
            <text:p>channasuttaṃ</text:p>
          </table:table-cell>
          <table:table-cell office:value-type="string" calcext:value-type="string">
            <text:p>seyyathāpi, āvuso, balavā puriso tiṇhena sikharena muddhani <text:span text:style-name="T3">abhimantheyya</text:span>, evam'eva kho, āvuso, adhimattā vātā muddhani ūhananti.</text:p>
          </table:table-cell>
          <table:table-cell table:style-name="ce260" table:number-columns-repeated="2"/>
          <table:table-cell/>
          <table:table-cell table:style-name="ce537" table:number-columns-repeated="2"/>
          <table:table-cell table:style-name="ce537" office:value-type="string" calcext:value-type="string">
            <text:p>abhimatthati</text:p>
          </table:table-cell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manth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crushes, churns, agitates</text:p>
          </table:table-cell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manthenta</text:p>
          </table:table-cell>
          <table:table-cell table:formula="of:= COM.MICROSOFT.CONCAT(IF([.$AH9] = &quot;&quot;;&quot;&quot;;&quot;√&quot;);IF([.$AK9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prp</text:p>
          </table:table-cell>
          <table:table-cell table:style-name="ce35" office:value-type="string" calcext:value-type="string">
            <text:p><text:span text:style-name="T1">prp of abhimantheti</text:span></text:p>
          </table:table-cell>
          <table:table-cell table:style-name="ce100" office:value-type="string" calcext:value-type="string">
            <text:p>abhimantheti</text:p>
          </table:table-cell>
          <table:table-cell table:style-name="ce35"/>
          <table:table-cell table:style-name="ce35" office:value-type="string" calcext:value-type="string">
            <text:p>caus</text:p>
          </table:table-cell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rubbing hard; producing friction</text:p>
          </table:table-cell>
          <table:table-cell table:style-name="ce141"/>
          <table:table-cell/>
          <table:table-cell office:value-type="string" calcext:value-type="string">
            <text:p>abhimanthat</text:p>
          </table:table-cell>
          <table:table-cell table:formula="of:=[$Roots.$J$22]" office:value-type="string" office:string-value="√math √manth" calcext:value-type="string">
            <text:p>√math √manth</text:p>
          </table:table-cell>
          <table:table-cell table:formula="of:=[$Roots.$K$22]" office:value-type="string" office:string-value="shake" calcext:value-type="string">
            <text:p>shake</text:p>
          </table:table-cell>
          <table:table-cell table:formula="of:=[$Roots.$L$22]" office:value-type="string" office:string-value="1, 9" calcext:value-type="string">
            <text:p>1, 9</text:p>
          </table:table-cell>
          <table:table-cell table:formula="of:=[$Roots.$C$22]" office:value-type="string" office:string-value="√manth" calcext:value-type="string">
            <text:p>√manth</text:p>
          </table:table-cell>
          <table:table-cell table:formula="of:=[$Roots.$D$22]" office:value-type="float" office:value="0" calcext:value-type="float">
            <text:p>0</text:p>
          </table:table-cell>
          <table:table-cell table:formula="of:=[$Roots.$E$22]" office:value-type="string" office:string-value="･" calcext:value-type="string">
            <text:p>･</text:p>
          </table:table-cell>
          <table:table-cell table:formula="of:=[$Roots.$F$22]" office:value-type="string" office:string-value="1" calcext:value-type="string">
            <text:p>1</text:p>
          </table:table-cell>
          <table:table-cell office:value-type="string" calcext:value-type="string">
            <text:p>*e</text:p>
          </table:table-cell>
          <table:table-cell table:formula="of:=[$Roots.$I$22]" office:value-type="string" office:string-value="shake, crush" calcext:value-type="string">
            <text:p>shake, crush</text:p>
          </table:table-cell>
          <table:table-cell office:value-type="string" calcext:value-type="string">
            <text:p>√manth + e &gt; manthe (caus)</text:p>
          </table:table-cell>
          <table:table-cell table:style-name="ce144" office:value-type="string" calcext:value-type="string">
            <text:p>abhi √manth</text:p>
          </table:table-cell>
          <table:table-cell table:style-name="ce5"/>
          <table:table-cell table:style-name="ce219" office:value-type="string" calcext:value-type="string">
            <text:p>abhi + manthe + n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nt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MN 36</text:p>
          </table:table-cell>
          <table:table-cell table:style-name="ce260" office:value-type="string" calcext:value-type="string">
            <text:p>mahāsaccakasuttaṃ</text:p>
          </table:table-cell>
          <table:table-cell office:value-type="string" calcext:value-type="string">
            <text:p>taṃ kiṃ maññasi, aggivessana, api nu so puriso amuṃ allaṃ kaṭṭhaṃ sasnehaṃ, udake nikkhittaṃ, uttar'āraṇiṃ ādāya <text:span text:style-name="T3">abhimanthento</text:span> aggiṃ abhinibbatteyya, tejo pātukareyyā'ti?</text:p>
          </table:table-cell>
          <table:table-cell table:style-name="ce260" table:number-columns-repeated="2"/>
          <table:table-cell/>
          <table:table-cell table:style-name="ce537" table:number-columns-repeated="2"/>
          <table:table-cell table:style-name="ce587" office:value-type="string" calcext:value-type="string">
            <text:p>abhimanthanta</text:p>
          </table:table-cell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manth</text:p>
          </table:table-cell>
          <table:table-cell table:style-name="ce5" office:value-type="string" calcext:value-type="string">
            <text:p>enta prp</text:p>
          </table:table-cell>
          <table:table-cell table:style-name="ce643"/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manthesi</text:p>
          </table:table-cell>
          <table:table-cell table:formula="of:= COM.MICROSOFT.CONCAT(IF([.$AH10] = &quot;&quot;;&quot;&quot;;&quot;√&quot;);IF([.$AK10] = &quot;&quot;;&quot;&quot;;&quot;√&quot;))">
            <text:p/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aor of abhimantheti</text:p>
          </table:table-cell>
          <table:table-cell table:style-name="ce35" office:value-type="string" calcext:value-type="string">
            <text:p>abhimantheti</text:p>
          </table:table-cell>
          <table:table-cell table:style-name="ce35"/>
          <table:table-cell table:style-name="ce35" office:value-type="string" calcext:value-type="string">
            <text:p>caus</text:p>
          </table:table-cell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table:number-columns-repeated="2"/>
          <table:table-cell table:number-columns-repeated="2"/>
          <table:table-cell table:formula="of:=[$Roots.$J$22]" office:value-type="string" office:string-value="√math √manth" calcext:value-type="string">
            <text:p>√math √manth</text:p>
          </table:table-cell>
          <table:table-cell table:formula="of:=[$Roots.$K$22]" office:value-type="string" office:string-value="shake" calcext:value-type="string">
            <text:p>shake</text:p>
          </table:table-cell>
          <table:table-cell table:formula="of:=[$Roots.$L$22]" office:value-type="string" office:string-value="1, 9" calcext:value-type="string">
            <text:p>1, 9</text:p>
          </table:table-cell>
          <table:table-cell table:formula="of:=[$Roots.$C$22]" office:value-type="string" office:string-value="√manth" calcext:value-type="string">
            <text:p>√manth</text:p>
          </table:table-cell>
          <table:table-cell table:formula="of:=[$Roots.$D$22]" office:value-type="float" office:value="0" calcext:value-type="float">
            <text:p>0</text:p>
          </table:table-cell>
          <table:table-cell table:formula="of:=[$Roots.$E$22]" office:value-type="string" office:string-value="･" calcext:value-type="string">
            <text:p>･</text:p>
          </table:table-cell>
          <table:table-cell table:formula="of:=[$Roots.$F$22]" office:value-type="string" office:string-value="1" calcext:value-type="string">
            <text:p>1</text:p>
          </table:table-cell>
          <table:table-cell office:value-type="string" calcext:value-type="string">
            <text:p>*e</text:p>
          </table:table-cell>
          <table:table-cell table:formula="of:=[$Roots.$I$22]" office:value-type="string" office:string-value="shake, crush" calcext:value-type="string">
            <text:p>shake, crush</text:p>
          </table:table-cell>
          <table:table-cell office:value-type="string" calcext:value-type="string">
            <text:p>√manth + e &gt; manthe (caus)</text:p>
          </table:table-cell>
          <table:table-cell table:style-name="ce144" office:value-type="string" calcext:value-type="string">
            <text:p>abhi √manth</text:p>
          </table:table-cell>
          <table:table-cell table:style-name="ce5"/>
          <table:table-cell table:style-name="ce219" office:value-type="string" calcext:value-type="string">
            <text:p>abhi + manthe +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manth</text:p>
          </table:table-cell>
          <table:table-cell table:style-name="ce5" office:value-type="string" calcext:value-type="string">
            <text:p>esi aor</text:p>
          </table:table-cell>
          <table:table-cell table:style-name="ce643" office:value-type="string" calcext:value-type="string">
            <text:p>crushes, churns, agitates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mantheti</text:p>
          </table:table-cell>
          <table:table-cell table:formula="of:= COM.MICROSOFT.CONCAT(IF([.$AH11] = &quot;&quot;;&quot;&quot;;&quot;√&quot;);IF([.$AK11] = &quot;&quot;;&quot;&quot;;&quot;√&quot;))">
            <text:p/>
          </table:table-cell>
          <table:table-cell table:style-name="ce35" office:value-type="string" calcext:value-type="string">
            <text:p>pr</text:p>
          </table:table-cell>
          <table:table-cell table:style-name="ce35" office:value-type="string" calcext:value-type="string">
            <text:p>pr, caus of abhimanthati</text:p>
          </table:table-cell>
          <table:table-cell table:style-name="ce35" office:value-type="string" calcext:value-type="string">
            <text:p>abhimantha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table:number-columns-repeated="2"/>
          <table:table-cell table:number-columns-repeated="2"/>
          <table:table-cell table:formula="of:=[$Roots.$J$22]" office:value-type="string" office:string-value="√math √manth" calcext:value-type="string">
            <text:p>√math √manth</text:p>
          </table:table-cell>
          <table:table-cell table:formula="of:=[$Roots.$K$22]" office:value-type="string" office:string-value="shake" calcext:value-type="string">
            <text:p>shake</text:p>
          </table:table-cell>
          <table:table-cell table:formula="of:=[$Roots.$L$22]" office:value-type="string" office:string-value="1, 9" calcext:value-type="string">
            <text:p>1, 9</text:p>
          </table:table-cell>
          <table:table-cell table:formula="of:=[$Roots.$C$22]" office:value-type="string" office:string-value="√manth" calcext:value-type="string">
            <text:p>√manth</text:p>
          </table:table-cell>
          <table:table-cell table:formula="of:=[$Roots.$D$22]" office:value-type="float" office:value="0" calcext:value-type="float">
            <text:p>0</text:p>
          </table:table-cell>
          <table:table-cell table:formula="of:=[$Roots.$E$22]" office:value-type="string" office:string-value="･" calcext:value-type="string">
            <text:p>･</text:p>
          </table:table-cell>
          <table:table-cell table:formula="of:=[$Roots.$F$22]" office:value-type="string" office:string-value="1" calcext:value-type="string">
            <text:p>1</text:p>
          </table:table-cell>
          <table:table-cell office:value-type="string" calcext:value-type="string">
            <text:p>*e</text:p>
          </table:table-cell>
          <table:table-cell table:formula="of:=[$Roots.$I$22]" office:value-type="string" office:string-value="shake, crush" calcext:value-type="string">
            <text:p>shake, crush</text:p>
          </table:table-cell>
          <table:table-cell office:value-type="string" calcext:value-type="string">
            <text:p>√manth + e &gt; manthe (caus)</text:p>
          </table:table-cell>
          <table:table-cell table:style-name="ce144" office:value-type="string" calcext:value-type="string">
            <text:p>abhi √manth</text:p>
          </table:table-cell>
          <table:table-cell table:style-name="ce5"/>
          <table:table-cell table:style-name="ce219" office:value-type="string" calcext:value-type="string">
            <text:p>abhi + manthe +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manth</text:p>
          </table:table-cell>
          <table:table-cell table:style-name="ce5" office:value-type="string" calcext:value-type="string">
            <text:p>eti pr</text:p>
          </table:table-cell>
          <table:table-cell table:style-name="ce643" office:value-type="string" calcext:value-type="string">
            <text:p>crushed, churned, agitated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mantheyya</text:p>
          </table:table-cell>
          <table:table-cell table:formula="of:= COM.MICROSOFT.CONCAT(IF([.$AH12] = &quot;&quot;;&quot;&quot;;&quot;√&quot;);IF([.$AK12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opt</text:p>
          </table:table-cell>
          <table:table-cell table:style-name="ce35" office:value-type="string" calcext:value-type="string">
            <text:p>opt of abhimanthati</text:p>
          </table:table-cell>
          <table:table-cell table:style-name="ce35" office:value-type="string" calcext:value-type="string">
            <text:p>abhimantha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would violently crush; would forcefully press</text:p>
          </table:table-cell>
          <table:table-cell table:style-name="ce141"/>
          <table:table-cell/>
          <table:table-cell office:value-type="string" calcext:value-type="string">
            <text:p>abhimanthet</text:p>
          </table:table-cell>
          <table:table-cell table:formula="of:=[$Roots.$J$22]" office:value-type="string" office:string-value="√math √manth" calcext:value-type="string">
            <text:p>√math √manth</text:p>
          </table:table-cell>
          <table:table-cell table:formula="of:=[$Roots.$K$22]" office:value-type="string" office:string-value="shake" calcext:value-type="string">
            <text:p>shake</text:p>
          </table:table-cell>
          <table:table-cell table:formula="of:=[$Roots.$L$22]" office:value-type="string" office:string-value="1, 9" calcext:value-type="string">
            <text:p>1, 9</text:p>
          </table:table-cell>
          <table:table-cell table:formula="of:=[$Roots.$C$22]" office:value-type="string" office:string-value="√manth" calcext:value-type="string">
            <text:p>√manth</text:p>
          </table:table-cell>
          <table:table-cell table:formula="of:=[$Roots.$D$22]" office:value-type="float" office:value="0" calcext:value-type="float">
            <text:p>0</text:p>
          </table:table-cell>
          <table:table-cell table:formula="of:=[$Roots.$E$22]" office:value-type="string" office:string-value="･" calcext:value-type="string">
            <text:p>･</text:p>
          </table:table-cell>
          <table:table-cell table:formula="of:=[$Roots.$F$22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2]" office:value-type="string" office:string-value="shake, crush" calcext:value-type="string">
            <text:p>shake, crush</text:p>
          </table:table-cell>
          <table:table-cell/>
          <table:table-cell table:style-name="ce144" office:value-type="string" calcext:value-type="string">
            <text:p>abhi √manth</text:p>
          </table:table-cell>
          <table:table-cell table:style-name="ce5"/>
          <table:table-cell table:style-name="ce219" office:value-type="string" calcext:value-type="string">
            <text:p>abhi + √manth + eyya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SN 35.87</text:p>
          </table:table-cell>
          <table:table-cell table:style-name="ce260" office:value-type="string" calcext:value-type="string">
            <text:p>channasuttaṃ</text:p>
          </table:table-cell>
          <table:table-cell office:value-type="string" calcext:value-type="string">
            <text:p>seyyathāpi, āvuso, balavā puriso tiṇhena sikharena muddhani <text:span text:style-name="T3">abhimantheyya</text:span>, evam'eva kho, āvuso, adhimattā vātā muddhani ūhananti.</text:p>
          </table:table-cell>
          <table:table-cell table:style-name="ce260" table:number-columns-repeated="2"/>
          <table:table-cell/>
          <table:table-cell table:style-name="ce537" table:number-columns-repeated="2"/>
          <table:table-cell table:style-name="ce537" office:value-type="string" calcext:value-type="string">
            <text:p>abhimattheyya</text:p>
          </table:table-cell>
          <table:table-cell table:style-name="ce355"/>
          <table:table-cell table:style-name="ce265" table:number-columns-repeated="3"/>
          <table:table-cell/>
          <table:table-cell table:style-name="ce21" office:value-type="string" calcext:value-type="string">
            <text:p>abhimanth</text:p>
          </table:table-cell>
          <table:table-cell table:style-name="ce5" office:value-type="string" calcext:value-type="string">
            <text:p>ati pr</text:p>
          </table:table-cell>
          <table:table-cell table:style-name="ce643"/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manthi</text:p>
          </table:table-cell>
          <table:table-cell table:formula="of:= COM.MICROSOFT.CONCAT(IF([.$AH13] = &quot;&quot;;&quot;&quot;;&quot;√&quot;);IF([.$AK13] = &quot;&quot;;&quot;&quot;;&quot;√&quot;))">
            <text:p/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aor of abhimanthati</text:p>
          </table:table-cell>
          <table:table-cell table:style-name="ce35" office:value-type="string" calcext:value-type="string">
            <text:p>abhimanthati</text:p>
          </table:table-cell>
          <table:table-cell table:style-name="ce35" table:number-columns-repeated="2"/>
          <table:table-cell table:style-name="ce35" office:value-type="string" calcext:value-type="string">
            <text:p>-</text:p>
          </table:table-cell>
          <table:table-cell table:style-name="ce35"/>
          <table:table-cell table:style-name="ce141" table:number-columns-repeated="2"/>
          <table:table-cell table:number-columns-repeated="2"/>
          <table:table-cell table:formula="of:=[$Roots.$J$22]" office:value-type="string" office:string-value="√math √manth" calcext:value-type="string">
            <text:p>√math √manth</text:p>
          </table:table-cell>
          <table:table-cell table:formula="of:=[$Roots.$K$22]" office:value-type="string" office:string-value="shake" calcext:value-type="string">
            <text:p>shake</text:p>
          </table:table-cell>
          <table:table-cell table:formula="of:=[$Roots.$L$22]" office:value-type="string" office:string-value="1, 9" calcext:value-type="string">
            <text:p>1, 9</text:p>
          </table:table-cell>
          <table:table-cell table:formula="of:=[$Roots.$C$22]" office:value-type="string" office:string-value="√manth" calcext:value-type="string">
            <text:p>√manth</text:p>
          </table:table-cell>
          <table:table-cell table:formula="of:=[$Roots.$D$22]" office:value-type="float" office:value="0" calcext:value-type="float">
            <text:p>0</text:p>
          </table:table-cell>
          <table:table-cell table:formula="of:=[$Roots.$E$22]" office:value-type="string" office:string-value="･" calcext:value-type="string">
            <text:p>･</text:p>
          </table:table-cell>
          <table:table-cell table:formula="of:=[$Roots.$F$22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2]" office:value-type="string" office:string-value="shake, crush" calcext:value-type="string">
            <text:p>shake, crush</text:p>
          </table:table-cell>
          <table:table-cell/>
          <table:table-cell table:style-name="ce144" office:value-type="string" calcext:value-type="string">
            <text:p>abhi √manth</text:p>
          </table:table-cell>
          <table:table-cell table:style-name="ce5"/>
          <table:table-cell table:style-name="ce219" office:value-type="string" calcext:value-type="string">
            <text:p>abhi + √manth +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manth</text:p>
          </table:table-cell>
          <table:table-cell table:style-name="ce5" office:value-type="string" calcext:value-type="string">
            <text:p>i aor</text:p>
          </table:table-cell>
          <table:table-cell table:style-name="ce643" office:value-type="string" calcext:value-type="string">
            <text:p>crushed, churned, agitated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manthita</text:p>
          </table:table-cell>
          <table:table-cell table:formula="of:= COM.MICROSOFT.CONCAT(IF([.$AH14] = &quot;&quot;;&quot;&quot;;&quot;√&quot;);IF([.$AK14] = &quot;&quot;;&quot;&quot;;&quot;√&quot;))">
            <text:p/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22]" office:value-type="string" office:string-value="√math √manth" calcext:value-type="string">
            <text:p>√math √manth</text:p>
          </table:table-cell>
          <table:table-cell table:formula="of:=[$Roots.$K$22]" office:value-type="string" office:string-value="shake" calcext:value-type="string">
            <text:p>shake</text:p>
          </table:table-cell>
          <table:table-cell table:formula="of:=[$Roots.$L$22]" office:value-type="string" office:string-value="1, 9" calcext:value-type="string">
            <text:p>1, 9</text:p>
          </table:table-cell>
          <table:table-cell table:formula="of:=[$Roots.$C$22]" office:value-type="string" office:string-value="√manth" calcext:value-type="string">
            <text:p>√manth</text:p>
          </table:table-cell>
          <table:table-cell table:formula="of:=[$Roots.$D$22]" office:value-type="float" office:value="0" calcext:value-type="float">
            <text:p>0</text:p>
          </table:table-cell>
          <table:table-cell table:formula="of:=[$Roots.$E$22]" office:value-type="string" office:string-value="･" calcext:value-type="string">
            <text:p>･</text:p>
          </table:table-cell>
          <table:table-cell table:formula="of:=[$Roots.$F$22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2]" office:value-type="string" office:string-value="shake, crush" calcext:value-type="string">
            <text:p>shake, crush</text:p>
          </table:table-cell>
          <table:table-cell/>
          <table:table-cell table:style-name="ce144" office:value-type="string" calcext:value-type="string">
            <text:p>abhi √manth</text:p>
          </table:table-cell>
          <table:table-cell table:style-name="ce5"/>
          <table:table-cell table:style-name="ce219" office:value-type="string" calcext:value-type="string">
            <text:p>abhi + √manth + i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it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manthit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crushed, churned, agitated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abhimata 1</text:p>
          </table:table-cell>
          <table:table-cell office:value-type="string" calcext:value-type="string">
            <text:p>abhimata</text:p>
          </table:table-cell>
          <table:table-cell table:formula="of:= COM.MICROSOFT.CONCAT(IF([.$AH15] = &quot;&quot;;&quot;&quot;;&quot;√&quot;);IF([.$AK15] = &quot;&quot;;&quot;&quot;;&quot;√&quot;))">
            <text:p/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19]" office:value-type="string" office:string-value="√man" calcext:value-type="string">
            <text:p>√man</text:p>
          </table:table-cell>
          <table:table-cell table:formula="of:=[$Roots.$K$19]" office:value-type="string" office:string-value="think" calcext:value-type="string">
            <text:p>think</text:p>
          </table:table-cell>
          <table:table-cell table:formula="of:=[$Roots.$L$19]" office:value-type="string" office:string-value="3, 4, 8" calcext:value-type="string">
            <text:p>3, 4, 8</text:p>
          </table:table-cell>
          <table:table-cell table:formula="of:=[$Roots.$C$19]" office:value-type="string" office:string-value="√man" calcext:value-type="string">
            <text:p>√man</text:p>
          </table:table-cell>
          <table:table-cell table:formula="of:=[$Roots.$D$19]" office:value-type="float" office:value="0" calcext:value-type="float">
            <text:p>0</text:p>
          </table:table-cell>
          <table:table-cell table:formula="of:=[$Roots.$E$19]" office:value-type="string" office:string-value="･" calcext:value-type="string">
            <text:p>･</text:p>
          </table:table-cell>
          <table:table-cell table:formula="of:=[$Roots.$F$19]" office:value-type="string" office:string-value="3" calcext:value-type="string">
            <text:p>3</text:p>
          </table:table-cell>
          <table:table-cell office:value-type="string" calcext:value-type="string">
            <text:p>ya</text:p>
          </table:table-cell>
          <table:table-cell table:formula="of:=[$Roots.$I$19]" office:value-type="string" office:string-value="think" calcext:value-type="string">
            <text:p>think</text:p>
          </table:table-cell>
          <table:table-cell/>
          <table:table-cell table:style-name="ce144" office:value-type="string" calcext:value-type="string">
            <text:p>abhi √man</text:p>
          </table:table-cell>
          <table:table-cell table:style-name="ce5"/>
          <table:table-cell table:style-name="ce219" office:value-type="string" calcext:value-type="string">
            <text:p>abhi + √man + 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ta</text:p>
          </table:table-cell>
          <table:table-cell table:style-name="ce265" office:value-type="string" calcext:value-type="string">
            <text:p>nt &gt; t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 table:style-name="ce575"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mat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intended, wished for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abhimata 2</text:p>
          </table:table-cell>
          <table:table-cell office:value-type="string" calcext:value-type="string">
            <text:p>abhimata</text:p>
          </table:table-cell>
          <table:table-cell table:formula="of:= COM.MICROSOFT.CONCAT(IF([.$AH16] = &quot;&quot;;&quot;&quot;;&quot;√&quot;);IF([.$AK16] = &quot;&quot;;&quot;&quot;;&quot;√&quot;))">
            <text:p/>
          </table:table-cell>
          <table:table-cell table:number-columns-repeated="2" table:style-name="ce35" office:value-type="string" calcext:value-type="string">
            <text:p>adj</text:p>
          </table:table-cell>
          <table:table-cell table:style-name="ce35" table:number-columns-repeated="5"/>
          <table:table-cell table:style-name="ce141" table:number-columns-repeated="2"/>
          <table:table-cell table:number-columns-repeated="12"/>
          <table:table-cell table:style-name="ce5" table:number-columns-repeated="2"/>
          <table:table-cell table:style-name="ce219" table:number-columns-repeated="3"/>
          <table:table-cell table:style-name="ce265"/>
          <table:table-cell table:style-name="ce219"/>
          <table:table-cell table:style-name="ce464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mat</text:p>
          </table:table-cell>
          <table:table-cell table:style-name="ce5" office:value-type="string" calcext:value-type="string">
            <text:p>a adj</text:p>
          </table:table-cell>
          <table:table-cell table:style-name="ce643" office:value-type="string" calcext:value-type="string">
            <text:p>outstanding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abhimatthana</text:p>
          </table:table-cell>
          <table:table-cell office:value-type="string" calcext:value-type="string">
            <text:p>abhimatthanaṃ</text:p>
          </table:table-cell>
          <table:table-cell table:formula="of:= COM.MICROSOFT.CONCAT(IF([.$AH17] = &quot;&quot;;&quot;&quot;;&quot;√&quot;);IF([.$AK17] = &quot;&quot;;&quot;&quot;;&quot;√&quot;))">
            <text:p/>
          </table:table-cell>
          <table:table-cell table:number-columns-repeated="2" table:style-name="ce35" office:value-type="string" calcext:value-type="string">
            <text:p>nt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22]" office:value-type="string" office:string-value="√math √manth" calcext:value-type="string">
            <text:p>√math √manth</text:p>
          </table:table-cell>
          <table:table-cell table:formula="of:=[$Roots.$K$22]" office:value-type="string" office:string-value="shake" calcext:value-type="string">
            <text:p>shake</text:p>
          </table:table-cell>
          <table:table-cell table:formula="of:=[$Roots.$L$22]" office:value-type="string" office:string-value="1, 9" calcext:value-type="string">
            <text:p>1, 9</text:p>
          </table:table-cell>
          <table:table-cell table:formula="of:=[$Roots.$C$22]" office:value-type="string" office:string-value="√manth" calcext:value-type="string">
            <text:p>√manth</text:p>
          </table:table-cell>
          <table:table-cell table:formula="of:=[$Roots.$D$22]" office:value-type="float" office:value="0" calcext:value-type="float">
            <text:p>0</text:p>
          </table:table-cell>
          <table:table-cell table:formula="of:=[$Roots.$E$22]" office:value-type="string" office:string-value="･" calcext:value-type="string">
            <text:p>･</text:p>
          </table:table-cell>
          <table:table-cell table:formula="of:=[$Roots.$F$22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2]" office:value-type="string" office:string-value="shake, crush" calcext:value-type="string">
            <text:p>shake, crush</text:p>
          </table:table-cell>
          <table:table-cell office:value-type="string" calcext:value-type="string">
            <text:p>√manth + a &gt; mattha</text:p>
          </table:table-cell>
          <table:table-cell table:style-name="ce144" office:value-type="string" calcext:value-type="string">
            <text:p>abhi √manth</text:p>
          </table:table-cell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matthan</text:p>
          </table:table-cell>
          <table:table-cell table:style-name="ce5" office:value-type="string" calcext:value-type="string">
            <text:p>a nt</text:p>
          </table:table-cell>
          <table:table-cell table:style-name="ce643" office:value-type="string" calcext:value-type="string">
            <text:p>rotating, rubbing together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matthanta</text:p>
          </table:table-cell>
          <table:table-cell table:formula="of:= COM.MICROSOFT.CONCAT(IF([.$AH18] = &quot;&quot;;&quot;&quot;;&quot;√&quot;);IF([.$AK18] = &quot;&quot;;&quot;&quot;;&quot;√&quot;))">
            <text:p/>
          </table:table-cell>
          <table:table-cell table:style-name="ce35" office:value-type="string" calcext:value-type="string">
            <text:p>prp</text:p>
          </table:table-cell>
          <table:table-cell table:style-name="ce35" office:value-type="string" calcext:value-type="string">
            <text:p>prp of abhimatthati</text:p>
          </table:table-cell>
          <table:table-cell table:style-name="ce35" office:value-type="string" calcext:value-type="string">
            <text:p>abhimattha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rubbing hard; producing friction</text:p>
          </table:table-cell>
          <table:table-cell table:style-name="ce141"/>
          <table:table-cell/>
          <table:table-cell office:value-type="string" calcext:value-type="string">
            <text:p>abhimanthat</text:p>
          </table:table-cell>
          <table:table-cell table:formula="of:=[$Roots.$J$22]" office:value-type="string" office:string-value="√math √manth" calcext:value-type="string">
            <text:p>√math √manth</text:p>
          </table:table-cell>
          <table:table-cell table:formula="of:=[$Roots.$K$22]" office:value-type="string" office:string-value="shake" calcext:value-type="string">
            <text:p>shake</text:p>
          </table:table-cell>
          <table:table-cell table:formula="of:=[$Roots.$L$22]" office:value-type="string" office:string-value="1, 9" calcext:value-type="string">
            <text:p>1, 9</text:p>
          </table:table-cell>
          <table:table-cell table:formula="of:=[$Roots.$C$22]" office:value-type="string" office:string-value="√manth" calcext:value-type="string">
            <text:p>√manth</text:p>
          </table:table-cell>
          <table:table-cell table:formula="of:=[$Roots.$D$22]" office:value-type="float" office:value="0" calcext:value-type="float">
            <text:p>0</text:p>
          </table:table-cell>
          <table:table-cell table:formula="of:=[$Roots.$E$22]" office:value-type="string" office:string-value="･" calcext:value-type="string">
            <text:p>･</text:p>
          </table:table-cell>
          <table:table-cell table:formula="of:=[$Roots.$F$22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2]" office:value-type="string" office:string-value="shake, crush" calcext:value-type="string">
            <text:p>shake, crush</text:p>
          </table:table-cell>
          <table:table-cell office:value-type="string" calcext:value-type="string">
            <text:p>√manth + a &gt; mattha</text:p>
          </table:table-cell>
          <table:table-cell table:style-name="ce144" office:value-type="string" calcext:value-type="string">
            <text:p>abhi √manth</text:p>
          </table:table-cell>
          <table:table-cell table:style-name="ce5"/>
          <table:table-cell table:style-name="ce219" office:value-type="string" calcext:value-type="string">
            <text:p>abhi + mattha + n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nt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pass1</text:p>
          </table:table-cell>
          <table:table-cell/>
          <table:table-cell table:style-name="ce5" office:value-type="string" calcext:value-type="string">
            <text:p>abhimatth</text:p>
          </table:table-cell>
          <table:table-cell table:style-name="ce5" office:value-type="string" calcext:value-type="string">
            <text:p>anta prp</text:p>
          </table:table-cell>
          <table:table-cell table:style-name="ce643"/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matthati</text:p>
          </table:table-cell>
          <table:table-cell table:formula="of:= COM.MICROSOFT.CONCAT(IF([.$AH19] = &quot;&quot;;&quot;&quot;;&quot;√&quot;);IF([.$AK19] = &quot;&quot;;&quot;&quot;;&quot;√&quot;))" office:value-type="string" office:string-value="√√" calcext:value-type="string">
            <text:p>√√</text:p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violently crushes; presses forcefully</text:p>
          </table:table-cell>
          <table:table-cell table:style-name="ce141"/>
          <table:table-cell/>
          <table:table-cell office:value-type="string" calcext:value-type="string">
            <text:p>abhimanth</text:p>
          </table:table-cell>
          <table:table-cell table:formula="of:=[$Roots.$J$22]" office:value-type="string" office:string-value="√math √manth" calcext:value-type="string">
            <text:p>√math √manth</text:p>
          </table:table-cell>
          <table:table-cell table:formula="of:=[$Roots.$K$22]" office:value-type="string" office:string-value="shake" calcext:value-type="string">
            <text:p>shake</text:p>
          </table:table-cell>
          <table:table-cell table:formula="of:=[$Roots.$L$22]" office:value-type="string" office:string-value="1, 9" calcext:value-type="string">
            <text:p>1, 9</text:p>
          </table:table-cell>
          <table:table-cell table:formula="of:=[$Roots.$C$22]" office:value-type="string" office:string-value="√manth" calcext:value-type="string">
            <text:p>√manth</text:p>
          </table:table-cell>
          <table:table-cell table:formula="of:=[$Roots.$D$22]" office:value-type="float" office:value="0" calcext:value-type="float">
            <text:p>0</text:p>
          </table:table-cell>
          <table:table-cell table:formula="of:=[$Roots.$E$22]" office:value-type="string" office:string-value="･" calcext:value-type="string">
            <text:p>･</text:p>
          </table:table-cell>
          <table:table-cell table:formula="of:=[$Roots.$F$22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2]" office:value-type="string" office:string-value="shake, crush" calcext:value-type="string">
            <text:p>shake, crush</text:p>
          </table:table-cell>
          <table:table-cell office:value-type="string" calcext:value-type="string">
            <text:p>√manth + a &gt; mattha</text:p>
          </table:table-cell>
          <table:table-cell table:style-name="ce144" office:value-type="string" calcext:value-type="string">
            <text:p>abhi √manth</text:p>
          </table:table-cell>
          <table:table-cell table:style-name="ce5"/>
          <table:table-cell table:style-name="ce219" office:value-type="string" calcext:value-type="string">
            <text:p>abhi + mattha + t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DHP 161</text:p>
          </table:table-cell>
          <table:table-cell table:style-name="ce260" office:value-type="string" calcext:value-type="string">
            <text:p>attavaggo</text:p>
          </table:table-cell>
          <table:table-cell office:value-type="string" calcext:value-type="string">
            <text:p>attanā hi kataṃ pāpaṃ,</text:p>
            <text:p>attajaṃ attasambhavaṃ,</text:p>
            <text:p><text:span text:style-name="T3">abhimatthati</text:span> dummedhaṃ,</text:p>
            <text:p>vajiraṃ'v'asmamayaṃ maṇiṃ.</text:p>
          </table:table-cell>
          <table:table-cell table:style-name="ce260" office:value-type="string" calcext:value-type="string">
            <text:p>SN 4.25</text:p>
          </table:table-cell>
          <table:table-cell table:style-name="ce260" office:value-type="string" calcext:value-type="string">
            <text:p>māradhītusuttaṃ</text:p>
          </table:table-cell>
          <table:table-cell office:value-type="string" calcext:value-type="string">
            <text:p>bālā kumudanāḷehi,</text:p>
            <text:p>pabbataṃ <text:span text:style-name="T3">abhimatthatha,</text:span></text:p>
            <text:p>giriṃ nakhena khanatha,</text:p>
            <text:p>ayo dantehi khādatha.</text:p>
          </table:table-cell>
          <table:table-cell table:style-name="ce537" table:number-columns-repeated="2"/>
          <table:table-cell table:style-name="ce537" office:value-type="string" calcext:value-type="string">
            <text:p>abhimanthati</text:p>
          </table:table-cell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matth</text:p>
          </table:table-cell>
          <table:table-cell table:style-name="ce5" office:value-type="string" calcext:value-type="string">
            <text:p>ati pr</text:p>
          </table:table-cell>
          <table:table-cell table:style-name="ce643"/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matthenta</text:p>
          </table:table-cell>
          <table:table-cell table:formula="of:= COM.MICROSOFT.CONCAT(IF([.$AH20] = &quot;&quot;;&quot;&quot;;&quot;√&quot;);IF([.$AK20] = &quot;&quot;;&quot;&quot;;&quot;√&quot;))">
            <text:p/>
          </table:table-cell>
          <table:table-cell table:number-columns-repeated="2" table:style-name="ce35" office:value-type="string" calcext:value-type="string">
            <text:p>prp</text:p>
          </table:table-cell>
          <table:table-cell table:style-name="ce35" office:value-type="string" calcext:value-type="string">
            <text:p>abhimanthenta, abhimatthati</text:p>
          </table:table-cell>
          <table:table-cell table:style-name="ce35"/>
          <table:table-cell table:style-name="ce35" office:value-type="string" calcext:value-type="string">
            <text:p>caus</text:p>
          </table:table-cell>
          <table:table-cell table:style-name="ce35" table:number-columns-repeated="2"/>
          <table:table-cell table:style-name="ce141" table:number-columns-repeated="2"/>
          <table:table-cell table:number-columns-repeated="2"/>
          <table:table-cell table:formula="of:=[$Roots.$J$22]" office:value-type="string" office:string-value="√math √manth" calcext:value-type="string">
            <text:p>√math √manth</text:p>
          </table:table-cell>
          <table:table-cell table:formula="of:=[$Roots.$K$22]" office:value-type="string" office:string-value="shake" calcext:value-type="string">
            <text:p>shake</text:p>
          </table:table-cell>
          <table:table-cell table:formula="of:=[$Roots.$L$22]" office:value-type="string" office:string-value="1, 9" calcext:value-type="string">
            <text:p>1, 9</text:p>
          </table:table-cell>
          <table:table-cell table:formula="of:=[$Roots.$C$22]" office:value-type="string" office:string-value="√manth" calcext:value-type="string">
            <text:p>√manth</text:p>
          </table:table-cell>
          <table:table-cell table:formula="of:=[$Roots.$D$22]" office:value-type="float" office:value="0" calcext:value-type="float">
            <text:p>0</text:p>
          </table:table-cell>
          <table:table-cell table:formula="of:=[$Roots.$E$22]" office:value-type="string" office:string-value="･" calcext:value-type="string">
            <text:p>･</text:p>
          </table:table-cell>
          <table:table-cell table:formula="of:=[$Roots.$F$22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2]" office:value-type="string" office:string-value="shake, crush" calcext:value-type="string">
            <text:p>shake, crush</text:p>
          </table:table-cell>
          <table:table-cell office:value-type="string" calcext:value-type="string">
            <text:p>√manth + a &gt; mattha</text:p>
          </table:table-cell>
          <table:table-cell table:style-name="ce144" office:value-type="string" calcext:value-type="string">
            <text:p>abhi √manth</text:p>
          </table:table-cell>
          <table:table-cell table:style-name="ce5"/>
          <table:table-cell table:style-name="ce515"/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nta</text:p>
          </table:table-cell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matth</text:p>
          </table:table-cell>
          <table:table-cell table:style-name="ce5" office:value-type="string" calcext:value-type="string">
            <text:p>enta prp</text:p>
          </table:table-cell>
          <table:table-cell table:style-name="ce643" office:value-type="string" calcext:value-type="string">
            <text:p>churning, making rotate</text:p>
          </table:table-cell>
          <table:table-cell table:number-columns-repeated="964"/>
        </table:table-row>
        <table:table-row table:style-name="ro7">
          <table:table-cell office:value-type="string" calcext:value-type="string">
            <text:p>abhimukha 1</text:p>
          </table:table-cell>
          <table:table-cell office:value-type="string" calcext:value-type="string">
            <text:p>abhimukha</text:p>
          </table:table-cell>
          <table:table-cell table:formula="of:= COM.MICROSOFT.CONCAT(IF([.$AH21] = &quot;&quot;;&quot;&quot;;&quot;√&quot;);IF([.$AK21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adj</text:p>
          </table:table-cell>
          <table:table-cell table:style-name="ce35" office:value-type="string" calcext:value-type="string">
            <text:p>adj, in comps, comp</text:p>
          </table:table-cell>
          <table:table-cell table:style-name="ce35" table:number-columns-repeated="5"/>
          <table:table-cell table:style-name="ce141" office:value-type="string" calcext:value-type="string">
            <text:p>facing; directed towards</text:p>
          </table:table-cell>
          <table:table-cell table:style-name="ce141"/>
          <table:table-cell/>
          <table:table-cell office:value-type="string" calcext:value-type="string">
            <text:p>abhimukha</text:p>
          </table:table-cell>
          <table:table-cell table:number-columns-repeated="10"/>
          <table:table-cell table:style-name="ce144"/>
          <table:table-cell table:style-name="ce5" office:value-type="string" calcext:value-type="string">
            <text:p>abhi mukha</text:p>
          </table:table-cell>
          <table:table-cell table:style-name="ce219" office:value-type="string" calcext:value-type="string">
            <text:p>abhi + mukha</text:p>
          </table:table-cell>
          <table:table-cell table:style-name="ce219" table:number-columns-repeated="2"/>
          <table:table-cell table:style-name="ce265"/>
          <table:table-cell table:style-name="ce219" office:value-type="string" calcext:value-type="string">
            <text:p>kammadhāraya</text:p>
          </table:table-cell>
          <table:table-cell table:style-name="ce539" office:value-type="string" calcext:value-type="string">
            <text:p>abhi + mukha</text:p>
          </table:table-cell>
          <table:table-cell/>
          <table:table-cell table:style-name="ce260" office:value-type="string" calcext:value-type="string">
            <text:p>VIN 4.6.173</text:p>
          </table:table-cell>
          <table:table-cell table:style-name="ce260" office:value-type="string" calcext:value-type="string">
            <text:p>pāṭaligāma vatthu</text:p>
          </table:table-cell>
          <table:table-cell office:value-type="string" calcext:value-type="string">
            <text:p>pāṭaligāmikā'pi kho upāsakā pāde pakkhāletvā āvasath'āgāraṃ pavisitvā puratthimaṃ bhittiṃ nissāya pacchima-<text:span text:style-name="T3">abhimukhā</text:span> nisīdiṃsu, bhagavantaṃ'y'eva purakkhatvā.</text:p>
          </table:table-cell>
          <table:table-cell table:style-name="ce260" office:value-type="string" calcext:value-type="string">
            <text:p>MN 53</text:p>
          </table:table-cell>
          <table:table-cell table:style-name="ce260" office:value-type="string" calcext:value-type="string">
            <text:p>sekhasuttaṃ</text:p>
          </table:table-cell>
          <table:table-cell office:value-type="string" calcext:value-type="string">
            <text:p>upasaṅkamitvā pāde pakkhāletvā santh'āgāraṃ pavisitvā majjhimaṃ thambhaṃ nissāya puratthā-<text:span text:style-name="T3">abhimukho</text:span> nisīdi. bhikkhusaṅgho'pi kho pāde pakkhāletvā santh'āgāraṃ pavisitvā pacchimaṃ bhittiṃ nissāya puratthā-<text:span text:style-name="T3">abhimukho</text:span> nisīdi, bhagavantaṃ'y'eva purakkhatvā.</text:p>
          </table:table-cell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mukh</text:p>
          </table:table-cell>
          <table:table-cell table:style-name="ce5" office:value-type="string" calcext:value-type="string">
            <text:p>a adj</text:p>
          </table:table-cell>
          <table:table-cell table:style-name="ce643" office:value-type="string" calcext:value-type="string">
            <text:p>facing, present, face to face with</text:p>
          </table:table-cell>
          <table:table-cell table:number-columns-repeated="964"/>
        </table:table-row>
        <table:table-row table:style-name="ro6">
          <table:table-cell office:value-type="string" calcext:value-type="string">
            <text:p>abhimukha 2</text:p>
          </table:table-cell>
          <table:table-cell office:value-type="string" calcext:value-type="string">
            <text:p>abhimukho</text:p>
          </table:table-cell>
          <table:table-cell table:formula="of:= COM.MICROSOFT.CONCAT(IF([.$AH22] = &quot;&quot;;&quot;&quot;;&quot;√&quot;);IF([.$AK22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masc</text:p>
          </table:table-cell>
          <table:table-cell table:style-name="ce35" office:value-type="string" calcext:value-type="string">
            <text:p>masc, comp</text:p>
          </table:table-cell>
          <table:table-cell table:style-name="ce35" table:number-columns-repeated="5"/>
          <table:table-cell table:style-name="ce141" office:value-type="string" calcext:value-type="string">
            <text:p>entrance; front</text:p>
          </table:table-cell>
          <table:table-cell table:style-name="ce141"/>
          <table:table-cell/>
          <table:table-cell office:value-type="string" calcext:value-type="string">
            <text:p>abhimukha</text:p>
          </table:table-cell>
          <table:table-cell table:number-columns-repeated="10"/>
          <table:table-cell table:style-name="ce144"/>
          <table:table-cell table:style-name="ce5" office:value-type="string" calcext:value-type="string">
            <text:p>abhi mukha</text:p>
          </table:table-cell>
          <table:table-cell table:style-name="ce219" office:value-type="string" calcext:value-type="string">
            <text:p>abhi + mukha</text:p>
          </table:table-cell>
          <table:table-cell table:style-name="ce219" table:number-columns-repeated="2"/>
          <table:table-cell table:style-name="ce265"/>
          <table:table-cell table:style-name="ce219" office:value-type="string" calcext:value-type="string">
            <text:p>kammadhāraya</text:p>
          </table:table-cell>
          <table:table-cell table:style-name="ce539" office:value-type="string" calcext:value-type="string">
            <text:p>abhi + mukha</text:p>
          </table:table-cell>
          <table:table-cell/>
          <table:table-cell table:style-name="ce260" office:value-type="string" calcext:value-type="string">
            <text:p>VINa 1.2.3</text:p>
          </table:table-cell>
          <table:table-cell table:style-name="ce260" office:value-type="string" calcext:value-type="string">
            <text:p>tatiyasaṅgīti kathā</text:p>
          </table:table-cell>
          <table:table-cell office:value-type="string" calcext:value-type="string">
            <text:p>app'ossukko tvaṃ, mahārāja, vīthiyo sodhāpetvā … saparijano uposathaṃ samādiyitvā … sāyanhasamaye mahānāgavanuyyāna-<text:span text:style-name="T3">abhimukho</text:span> yāhi addhā tasmiṃ ṭhāne dhātuyo lacchasī'ti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mukh</text:p>
          </table:table-cell>
          <table:table-cell table:style-name="ce5" office:value-type="string" calcext:value-type="string">
            <text:p>a masc</text:p>
          </table:table-cell>
          <table:table-cell table:style-name="ce643" office:value-type="string" calcext:value-type="string">
            <text:p>front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mukhaṃ</text:p>
          </table:table-cell>
          <table:table-cell table:formula="of:= COM.MICROSOFT.CONCAT(IF([.$AH23] = &quot;&quot;;&quot;&quot;;&quot;√&quot;);IF([.$AK23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ind</text:p>
          </table:table-cell>
          <table:table-cell table:style-name="ce35" office:value-type="string" calcext:value-type="string">
            <text:p>ind, adv, comp, acc sg of abhimukha</text:p>
          </table:table-cell>
          <table:table-cell table:style-name="ce35" office:value-type="string" calcext:value-type="string">
            <text:p>abhimukha</text:p>
          </table:table-cell>
          <table:table-cell table:style-name="ce35" table:number-columns-repeated="4"/>
          <table:table-cell table:style-name="ce141" office:value-type="string" calcext:value-type="string">
            <text:p>towards; facing; in the direction of</text:p>
          </table:table-cell>
          <table:table-cell table:style-name="ce141"/>
          <table:table-cell/>
          <table:table-cell office:value-type="string" calcext:value-type="string">
            <text:p>abhimukham</text:p>
          </table:table-cell>
          <table:table-cell table:number-columns-repeated="10"/>
          <table:table-cell table:style-name="ce144"/>
          <table:table-cell table:style-name="ce5" office:value-type="string" calcext:value-type="string">
            <text:p>abhi mukha</text:p>
          </table:table-cell>
          <table:table-cell table:style-name="ce219" office:value-type="string" calcext:value-type="string">
            <text:p>abhi + mukha + aṃ</text:p>
            <text:p>abhimukha + aṃ</text:p>
          </table:table-cell>
          <table:table-cell table:style-name="ce219" table:number-columns-repeated="2"/>
          <table:table-cell table:style-name="ce265"/>
          <table:table-cell table:style-name="ce219" office:value-type="string" calcext:value-type="string">
            <text:p>abyayībhāva</text:p>
          </table:table-cell>
          <table:table-cell table:style-name="ce539" office:value-type="string" calcext:value-type="string">
            <text:p>abhi + mukhaṃ</text:p>
          </table:table-cell>
          <table:table-cell/>
          <table:table-cell table:style-name="ce260" office:value-type="string" calcext:value-type="string">
            <text:p>JAa 78</text:p>
          </table:table-cell>
          <table:table-cell table:style-name="ce260" office:value-type="string" calcext:value-type="string">
            <text:p>illisa jātakavaṇṇanā</text:p>
          </table:table-cell>
          <table:table-cell office:value-type="string" calcext:value-type="string">
            <text:p>gahapatiko rathā otaritvā kesesu gahetvā nāmetvā kapparapahārehi koṭṭetvā gale gahetvā āgatamagga-<text:span text:style-name="T3">abhimukhaṃ</text:span> khipitvā pakkāmi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-</text:p>
          </table:table-cell>
          <table:table-cell table:style-name="ce5"/>
          <table:table-cell table:style-name="ce643" office:value-type="string" calcext:value-type="string">
            <text:p>towards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nadati</text:p>
          </table:table-cell>
          <table:table-cell table:formula="of:= COM.MICROSOFT.CONCAT(IF([.$AH24] = &quot;&quot;;&quot;&quot;;&quot;√&quot;);IF([.$AK24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-</text:p>
          </table:table-cell>
          <table:table-cell table:style-name="ce35"/>
          <table:table-cell table:style-name="ce141" table:number-columns-repeated="2"/>
          <table:table-cell table:number-columns-repeated="2"/>
          <table:table-cell table:formula="of:=[$Roots.$J$25]" office:value-type="string" office:string-value="√nad" calcext:value-type="string">
            <text:p>√nad</text:p>
          </table:table-cell>
          <table:table-cell table:formula="of:=[$Roots.$K$25]" office:value-type="string" office:string-value="sound" calcext:value-type="string">
            <text:p>sound</text:p>
          </table:table-cell>
          <table:table-cell table:formula="of:=[$Roots.$L$25]" office:value-type="string" office:string-value="1" calcext:value-type="string">
            <text:p>1</text:p>
          </table:table-cell>
          <table:table-cell table:formula="of:=[$Roots.$C$25]" office:value-type="string" office:string-value="√nad" calcext:value-type="string">
            <text:p>√nad</text:p>
          </table:table-cell>
          <table:table-cell table:formula="of:=[$Roots.$D$25]" office:value-type="float" office:value="0" calcext:value-type="float">
            <text:p>0</text:p>
          </table:table-cell>
          <table:table-cell table:formula="of:=[$Roots.$E$25]" office:value-type="string" office:string-value="･" calcext:value-type="string">
            <text:p>･</text:p>
          </table:table-cell>
          <table:table-cell table:formula="of:=[$Roots.$F$25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5]" office:value-type="string" office:string-value="roar" calcext:value-type="string">
            <text:p>roar</text:p>
          </table:table-cell>
          <table:table-cell office:value-type="string" calcext:value-type="string">
            <text:p>√nad + a &gt; nada</text:p>
          </table:table-cell>
          <table:table-cell table:style-name="ce144" office:value-type="string" calcext:value-type="string">
            <text:p>abhi √nad</text:p>
          </table:table-cell>
          <table:table-cell table:style-name="ce5"/>
          <table:table-cell table:style-name="ce219" office:value-type="string" calcext:value-type="string">
            <text:p>abhi + nada +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ad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resounds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nadi</text:p>
          </table:table-cell>
          <table:table-cell table:formula="of:= COM.MICROSOFT.CONCAT(IF([.$AH25] = &quot;&quot;;&quot;&quot;;&quot;√&quot;);IF([.$AK25] = &quot;&quot;;&quot;&quot;;&quot;√&quot;))">
            <text:p/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aor of abhinadati</text:p>
          </table:table-cell>
          <table:table-cell table:style-name="ce35" office:value-type="string" calcext:value-type="string">
            <text:p>abhinadati</text:p>
          </table:table-cell>
          <table:table-cell table:style-name="ce35" table:number-columns-repeated="2"/>
          <table:table-cell table:style-name="ce35" office:value-type="string" calcext:value-type="string">
            <text:p>-</text:p>
          </table:table-cell>
          <table:table-cell table:style-name="ce35"/>
          <table:table-cell table:style-name="ce141" table:number-columns-repeated="2"/>
          <table:table-cell table:number-columns-repeated="2"/>
          <table:table-cell table:formula="of:=[$Roots.$J$25]" office:value-type="string" office:string-value="√nad" calcext:value-type="string">
            <text:p>√nad</text:p>
          </table:table-cell>
          <table:table-cell table:formula="of:=[$Roots.$K$25]" office:value-type="string" office:string-value="sound" calcext:value-type="string">
            <text:p>sound</text:p>
          </table:table-cell>
          <table:table-cell table:formula="of:=[$Roots.$L$25]" office:value-type="string" office:string-value="1" calcext:value-type="string">
            <text:p>1</text:p>
          </table:table-cell>
          <table:table-cell table:formula="of:=[$Roots.$C$25]" office:value-type="string" office:string-value="√nad" calcext:value-type="string">
            <text:p>√nad</text:p>
          </table:table-cell>
          <table:table-cell table:formula="of:=[$Roots.$D$25]" office:value-type="float" office:value="0" calcext:value-type="float">
            <text:p>0</text:p>
          </table:table-cell>
          <table:table-cell table:formula="of:=[$Roots.$E$25]" office:value-type="string" office:string-value="･" calcext:value-type="string">
            <text:p>･</text:p>
          </table:table-cell>
          <table:table-cell table:formula="of:=[$Roots.$F$25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5]" office:value-type="string" office:string-value="roar" calcext:value-type="string">
            <text:p>roar</text:p>
          </table:table-cell>
          <table:table-cell/>
          <table:table-cell table:style-name="ce144" office:value-type="string" calcext:value-type="string">
            <text:p>abhi √nad</text:p>
          </table:table-cell>
          <table:table-cell table:style-name="ce5"/>
          <table:table-cell table:style-name="ce219" office:value-type="string" calcext:value-type="string">
            <text:p>abhi + √nad +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ad</text:p>
          </table:table-cell>
          <table:table-cell table:style-name="ce5" office:value-type="string" calcext:value-type="string">
            <text:p>i aor</text:p>
          </table:table-cell>
          <table:table-cell table:style-name="ce643" office:value-type="string" calcext:value-type="string">
            <text:p>resounded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nādita</text:p>
          </table:table-cell>
          <table:table-cell table:formula="of:= COM.MICROSOFT.CONCAT(IF([.$AH26] = &quot;&quot;;&quot;&quot;;&quot;√&quot;);IF([.$AK26] = &quot;&quot;;&quot;&quot;;&quot;√&quot;))">
            <text:p/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25]" office:value-type="string" office:string-value="√nad" calcext:value-type="string">
            <text:p>√nad</text:p>
          </table:table-cell>
          <table:table-cell table:formula="of:=[$Roots.$K$25]" office:value-type="string" office:string-value="sound" calcext:value-type="string">
            <text:p>sound</text:p>
          </table:table-cell>
          <table:table-cell table:formula="of:=[$Roots.$L$25]" office:value-type="string" office:string-value="1" calcext:value-type="string">
            <text:p>1</text:p>
          </table:table-cell>
          <table:table-cell table:formula="of:=[$Roots.$C$25]" office:value-type="string" office:string-value="√nad" calcext:value-type="string">
            <text:p>√nad</text:p>
          </table:table-cell>
          <table:table-cell table:formula="of:=[$Roots.$D$25]" office:value-type="float" office:value="0" calcext:value-type="float">
            <text:p>0</text:p>
          </table:table-cell>
          <table:table-cell table:formula="of:=[$Roots.$E$25]" office:value-type="string" office:string-value="･" calcext:value-type="string">
            <text:p>･</text:p>
          </table:table-cell>
          <table:table-cell table:formula="of:=[$Roots.$F$25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5]" office:value-type="string" office:string-value="roar" calcext:value-type="string">
            <text:p>roar</text:p>
          </table:table-cell>
          <table:table-cell/>
          <table:table-cell table:style-name="ce144" office:value-type="string" calcext:value-type="string">
            <text:p>abhi √nad</text:p>
          </table:table-cell>
          <table:table-cell table:style-name="ce5"/>
          <table:table-cell table:style-name="ce219" office:value-type="string" calcext:value-type="string">
            <text:p>abhi + nada +</text:p>
          </table:table-cell>
          <table:table-cell table:style-name="ce219" office:value-type="string" calcext:value-type="string">
            <text:p>kita</text:p>
          </table:table-cell>
          <table:table-cell table:style-name="ce219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 table:style-name="ce554"/>
          <table:table-cell table:style-name="ce260" table:number-columns-repeated="2"/>
          <table:table-cell table:style-name="ce554"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ādit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resounded with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abhinadita 1</text:p>
          </table:table-cell>
          <table:table-cell office:value-type="string" calcext:value-type="string">
            <text:p>abhinadita</text:p>
          </table:table-cell>
          <table:table-cell table:formula="of:= COM.MICROSOFT.CONCAT(IF([.$AH27] = &quot;&quot;;&quot;&quot;;&quot;√&quot;);IF([.$AK27] = &quot;&quot;;&quot;&quot;;&quot;√&quot;))">
            <text:p/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25]" office:value-type="string" office:string-value="√nad" calcext:value-type="string">
            <text:p>√nad</text:p>
          </table:table-cell>
          <table:table-cell table:formula="of:=[$Roots.$K$25]" office:value-type="string" office:string-value="sound" calcext:value-type="string">
            <text:p>sound</text:p>
          </table:table-cell>
          <table:table-cell table:formula="of:=[$Roots.$L$25]" office:value-type="string" office:string-value="1" calcext:value-type="string">
            <text:p>1</text:p>
          </table:table-cell>
          <table:table-cell table:formula="of:=[$Roots.$C$25]" office:value-type="string" office:string-value="√nad" calcext:value-type="string">
            <text:p>√nad</text:p>
          </table:table-cell>
          <table:table-cell table:formula="of:=[$Roots.$D$25]" office:value-type="float" office:value="0" calcext:value-type="float">
            <text:p>0</text:p>
          </table:table-cell>
          <table:table-cell table:formula="of:=[$Roots.$E$25]" office:value-type="string" office:string-value="･" calcext:value-type="string">
            <text:p>･</text:p>
          </table:table-cell>
          <table:table-cell table:formula="of:=[$Roots.$F$25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5]" office:value-type="string" office:string-value="roar" calcext:value-type="string">
            <text:p>roar</text:p>
          </table:table-cell>
          <table:table-cell/>
          <table:table-cell table:style-name="ce144" office:value-type="string" calcext:value-type="string">
            <text:p>abhi √nad</text:p>
          </table:table-cell>
          <table:table-cell table:style-name="ce5"/>
          <table:table-cell table:style-name="ce219" office:value-type="string" calcext:value-type="string">
            <text:p>abhi + nada +</text:p>
          </table:table-cell>
          <table:table-cell table:style-name="ce219" office:value-type="string" calcext:value-type="string">
            <text:p>kita</text:p>
          </table:table-cell>
          <table:table-cell table:style-name="ce219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 table:style-name="ce554"/>
          <table:table-cell table:style-name="ce260" table:number-columns-repeated="2"/>
          <table:table-cell table:style-name="ce554"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adit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resounded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abhinadita 2</text:p>
          </table:table-cell>
          <table:table-cell office:value-type="string" calcext:value-type="string">
            <text:p>abhinaditaṃ</text:p>
          </table:table-cell>
          <table:table-cell table:formula="of:= COM.MICROSOFT.CONCAT(IF([.$AH28] = &quot;&quot;;&quot;&quot;;&quot;√&quot;);IF([.$AK28] = &quot;&quot;;&quot;&quot;;&quot;√&quot;))">
            <text:p/>
          </table:table-cell>
          <table:table-cell table:style-name="ce35" office:value-type="string" calcext:value-type="string">
            <text:p>nt</text:p>
          </table:table-cell>
          <table:table-cell table:style-name="ce35" office:value-type="string" calcext:value-type="string">
            <text:p>nt, pp of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25]" office:value-type="string" office:string-value="√nad" calcext:value-type="string">
            <text:p>√nad</text:p>
          </table:table-cell>
          <table:table-cell table:formula="of:=[$Roots.$K$25]" office:value-type="string" office:string-value="sound" calcext:value-type="string">
            <text:p>sound</text:p>
          </table:table-cell>
          <table:table-cell table:formula="of:=[$Roots.$L$25]" office:value-type="string" office:string-value="1" calcext:value-type="string">
            <text:p>1</text:p>
          </table:table-cell>
          <table:table-cell table:formula="of:=[$Roots.$C$25]" office:value-type="string" office:string-value="√nad" calcext:value-type="string">
            <text:p>√nad</text:p>
          </table:table-cell>
          <table:table-cell table:formula="of:=[$Roots.$D$25]" office:value-type="float" office:value="0" calcext:value-type="float">
            <text:p>0</text:p>
          </table:table-cell>
          <table:table-cell table:formula="of:=[$Roots.$E$25]" office:value-type="string" office:string-value="･" calcext:value-type="string">
            <text:p>･</text:p>
          </table:table-cell>
          <table:table-cell table:formula="of:=[$Roots.$F$25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5]" office:value-type="string" office:string-value="roar" calcext:value-type="string">
            <text:p>roar</text:p>
          </table:table-cell>
          <table:table-cell/>
          <table:table-cell table:style-name="ce144" office:value-type="string" calcext:value-type="string">
            <text:p>abhi √nad</text:p>
          </table:table-cell>
          <table:table-cell table:style-name="ce5"/>
          <table:table-cell table:style-name="ce219" office:value-type="string" calcext:value-type="string">
            <text:p>abhi + nada +</text:p>
          </table:table-cell>
          <table:table-cell table:style-name="ce219" office:value-type="string" calcext:value-type="string">
            <text:p>kita</text:p>
          </table:table-cell>
          <table:table-cell table:style-name="ce219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adit</text:p>
          </table:table-cell>
          <table:table-cell table:style-name="ce5" office:value-type="string" calcext:value-type="string">
            <text:p>a nt</text:p>
          </table:table-cell>
          <table:table-cell table:style-name="ce643" office:value-type="string" calcext:value-type="string">
            <text:p>noise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amati</text:p>
          </table:table-cell>
          <table:table-cell table:formula="of:= COM.MICROSOFT.CONCAT(IF([.$AH29] = &quot;&quot;;&quot;&quot;;&quot;√&quot;);IF([.$AK29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-</text:p>
          </table:table-cell>
          <table:table-cell table:style-name="ce35"/>
          <table:table-cell table:style-name="ce141" table:number-columns-repeated="2"/>
          <table:table-cell table:number-columns-repeated="2"/>
          <table:table-cell table:formula="of:=[$Roots.$J$26]" office:value-type="string" office:string-value="√nam" calcext:value-type="string">
            <text:p>√nam</text:p>
          </table:table-cell>
          <table:table-cell table:formula="of:=[$Roots.$K$26]" office:value-type="string" office:string-value="bend, bow" calcext:value-type="string">
            <text:p>bend, bow</text:p>
          </table:table-cell>
          <table:table-cell table:formula="of:=[$Roots.$L$26]" office:value-type="string" office:string-value="1" calcext:value-type="string">
            <text:p>1</text:p>
          </table:table-cell>
          <table:table-cell table:formula="of:=[$Roots.$C$26]" office:value-type="string" office:string-value="√nam" calcext:value-type="string">
            <text:p>√nam</text:p>
          </table:table-cell>
          <table:table-cell table:formula="of:=[$Roots.$D$26]" office:value-type="float" office:value="0" calcext:value-type="float">
            <text:p>0</text:p>
          </table:table-cell>
          <table:table-cell table:formula="of:=[$Roots.$E$26]" office:value-type="string" office:string-value="･" calcext:value-type="string">
            <text:p>･</text:p>
          </table:table-cell>
          <table:table-cell table:formula="of:=[$Roots.$F$26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6]" office:value-type="string" office:string-value="bend" calcext:value-type="string">
            <text:p>bend</text:p>
          </table:table-cell>
          <table:table-cell office:value-type="string" calcext:value-type="string">
            <text:p>√nam + a &gt; nama</text:p>
          </table:table-cell>
          <table:table-cell table:style-name="ce144" office:value-type="string" calcext:value-type="string">
            <text:p>abhi √nam</text:p>
          </table:table-cell>
          <table:table-cell table:style-name="ce5"/>
          <table:table-cell table:style-name="ce219" table:number-columns-repeated="3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am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bends, bows down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ami</text:p>
          </table:table-cell>
          <table:table-cell table:formula="of:= COM.MICROSOFT.CONCAT(IF([.$AH30] = &quot;&quot;;&quot;&quot;;&quot;√&quot;);IF([.$AK30] = &quot;&quot;;&quot;&quot;;&quot;√&quot;))">
            <text:p/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aor of abhinamati</text:p>
          </table:table-cell>
          <table:table-cell table:style-name="ce35" office:value-type="string" calcext:value-type="string">
            <text:p>abhinamati</text:p>
          </table:table-cell>
          <table:table-cell table:style-name="ce35" table:number-columns-repeated="2"/>
          <table:table-cell table:style-name="ce35" office:value-type="string" calcext:value-type="string">
            <text:p>-</text:p>
          </table:table-cell>
          <table:table-cell table:style-name="ce35"/>
          <table:table-cell table:style-name="ce141" table:number-columns-repeated="2"/>
          <table:table-cell/>
          <table:table-cell office:value-type="string" calcext:value-type="string">
            <text:p>abhi + anaṃsīt</text:p>
          </table:table-cell>
          <table:table-cell table:formula="of:=[$Roots.$J$26]" office:value-type="string" office:string-value="√nam" calcext:value-type="string">
            <text:p>√nam</text:p>
          </table:table-cell>
          <table:table-cell table:formula="of:=[$Roots.$K$26]" office:value-type="string" office:string-value="bend, bow" calcext:value-type="string">
            <text:p>bend, bow</text:p>
          </table:table-cell>
          <table:table-cell table:formula="of:=[$Roots.$L$26]" office:value-type="string" office:string-value="1" calcext:value-type="string">
            <text:p>1</text:p>
          </table:table-cell>
          <table:table-cell table:formula="of:=[$Roots.$C$26]" office:value-type="string" office:string-value="√nam" calcext:value-type="string">
            <text:p>√nam</text:p>
          </table:table-cell>
          <table:table-cell table:formula="of:=[$Roots.$D$26]" office:value-type="float" office:value="0" calcext:value-type="float">
            <text:p>0</text:p>
          </table:table-cell>
          <table:table-cell table:formula="of:=[$Roots.$E$26]" office:value-type="string" office:string-value="･" calcext:value-type="string">
            <text:p>･</text:p>
          </table:table-cell>
          <table:table-cell table:formula="of:=[$Roots.$F$26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6]" office:value-type="string" office:string-value="bend" calcext:value-type="string">
            <text:p>bend</text:p>
          </table:table-cell>
          <table:table-cell/>
          <table:table-cell table:style-name="ce144" office:value-type="string" calcext:value-type="string">
            <text:p>abhi √nam</text:p>
          </table:table-cell>
          <table:table-cell table:style-name="ce5"/>
          <table:table-cell table:style-name="ce219" table:number-columns-repeated="3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am</text:p>
          </table:table-cell>
          <table:table-cell table:style-name="ce5" office:value-type="string" calcext:value-type="string">
            <text:p>i aor</text:p>
          </table:table-cell>
          <table:table-cell table:style-name="ce643" office:value-type="string" calcext:value-type="string">
            <text:p>bent, bowed down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abhinandamānasutta</text:p>
          </table:table-cell>
          <table:table-cell office:value-type="string" calcext:value-type="string">
            <text:p>abhinandamānasuttaṃ</text:p>
          </table:table-cell>
          <table:table-cell table:formula="of:= COM.MICROSOFT.CONCAT(IF([.$AH31] = &quot;&quot;;&quot;&quot;;&quot;√&quot;);IF([.$AK31] = &quot;&quot;;&quot;&quot;;&quot;√&quot;))">
            <text:p/>
          </table:table-cell>
          <table:table-cell table:style-name="ce35" office:value-type="string" calcext:value-type="string">
            <text:p>nt</text:p>
          </table:table-cell>
          <table:table-cell table:style-name="ce35" office:value-type="string" calcext:value-type="string">
            <text:p>nt, comp</text:p>
          </table:table-cell>
          <table:table-cell table:style-name="ce35" table:number-columns-repeated="5"/>
          <table:table-cell table:style-name="ce141" table:number-columns-repeated="2"/>
          <table:table-cell table:number-columns-repeated="12"/>
          <table:table-cell table:style-name="ce144"/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suttas of the Saṃyutta Nikāya</text:p>
          </table:table-cell>
          <table:table-cell/>
          <table:table-cell table:style-name="ce11" office:value-type="string" calcext:value-type="string">
            <text:p>abhinandamānasutt</text:p>
          </table:table-cell>
          <table:table-cell table:style-name="ce5" office:value-type="string" calcext:value-type="string">
            <text:p>a nt</text:p>
          </table:table-cell>
          <table:table-cell table:style-name="ce643" office:value-type="string" calcext:value-type="string">
            <text:p>Saṃyutta Nikāya 22.65 (SN22.65)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abhinandana</text:p>
          </table:table-cell>
          <table:table-cell office:value-type="string" calcext:value-type="string">
            <text:p>abhinandanaṃ</text:p>
          </table:table-cell>
          <table:table-cell table:formula="of:= COM.MICROSOFT.CONCAT(IF([.$AH32] = &quot;&quot;;&quot;&quot;;&quot;√&quot;);IF([.$AK32] = &quot;&quot;;&quot;&quot;;&quot;√&quot;))">
            <text:p/>
          </table:table-cell>
          <table:table-cell table:style-name="ce35" office:value-type="string" calcext:value-type="string">
            <text:p>nt</text:p>
          </table:table-cell>
          <table:table-cell table:style-name="ce35" office:value-type="string" calcext:value-type="string">
            <text:p>nt, act, from abhinandati</text:p>
          </table:table-cell>
          <table:table-cell table:style-name="ce35" office:value-type="string" calcext:value-type="string">
            <text:p>abhinandati</text:p>
          </table:table-cell>
          <table:table-cell table:style-name="ce35" table:number-columns-repeated="4"/>
          <table:table-cell table:style-name="ce141" table:number-columns-repeated="2"/>
          <table:table-cell table:number-columns-repeated="2"/>
          <table:table-cell table:formula="of:=[$Roots.$J$27]" office:value-type="string" office:string-value="√nand" calcext:value-type="string">
            <text:p>√nand</text:p>
          </table:table-cell>
          <table:table-cell table:formula="of:=[$Roots.$K$27]" office:value-type="string" office:string-value="rejoice" calcext:value-type="string">
            <text:p>rejoice</text:p>
          </table:table-cell>
          <table:table-cell table:formula="of:=[$Roots.$L$27]" office:value-type="string" office:string-value="1" calcext:value-type="string">
            <text:p>1</text:p>
          </table:table-cell>
          <table:table-cell table:formula="of:=[$Roots.$C$27]" office:value-type="string" office:string-value="√nand" calcext:value-type="string">
            <text:p>√nand</text:p>
          </table:table-cell>
          <table:table-cell table:formula="of:=[$Roots.$D$27]" office:value-type="float" office:value="0" calcext:value-type="float">
            <text:p>0</text:p>
          </table:table-cell>
          <table:table-cell table:formula="of:=[$Roots.$E$27]" office:value-type="string" office:string-value="･" calcext:value-type="string">
            <text:p>･</text:p>
          </table:table-cell>
          <table:table-cell table:formula="of:=[$Roots.$F$27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7]" office:value-type="string" office:string-value="delight, enjoy" calcext:value-type="string">
            <text:p>delight, enjoy</text:p>
          </table:table-cell>
          <table:table-cell/>
          <table:table-cell table:style-name="ce144" office:value-type="string" calcext:value-type="string">
            <text:p>abhi √nand</text:p>
          </table:table-cell>
          <table:table-cell table:style-name="ce5"/>
          <table:table-cell table:style-name="ce219" office:value-type="string" calcext:value-type="string">
            <text:p>abhi + √nand + an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an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pass1</text:p>
          </table:table-cell>
          <table:table-cell/>
          <table:table-cell table:style-name="ce5" office:value-type="string" calcext:value-type="string">
            <text:p>abhinandan</text:p>
          </table:table-cell>
          <table:table-cell table:style-name="ce5" office:value-type="string" calcext:value-type="string">
            <text:p>a nt</text:p>
          </table:table-cell>
          <table:table-cell table:style-name="ce643" office:value-type="string" calcext:value-type="string">
            <text:p>desiring; craving</text:p>
          </table:table-cell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nandanā</text:p>
          </table:table-cell>
          <table:table-cell table:formula="of:= COM.MICROSOFT.CONCAT(IF([.$AH33] = &quot;&quot;;&quot;&quot;;&quot;√&quot;);IF([.$AK33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fem</text:p>
          </table:table-cell>
          <table:table-cell table:style-name="ce35" office:value-type="string" calcext:value-type="string">
            <text:p>fem, act, from abhinandati</text:p>
          </table:table-cell>
          <table:table-cell table:style-name="ce35" office:value-type="string" calcext:value-type="string">
            <text:p>abhinandati</text:p>
          </table:table-cell>
          <table:table-cell table:style-name="ce35" table:number-columns-repeated="3"/>
          <table:table-cell table:style-name="ce35" office:value-type="string" calcext:value-type="string">
            <text:p>+loc</text:p>
          </table:table-cell>
          <table:table-cell table:style-name="ce141" office:value-type="string" calcext:value-type="string">
            <text:p>taking delight (in); getting pleasure (from); thoroughly enjoying; relishing</text:p>
          </table:table-cell>
          <table:table-cell table:style-name="ce141"/>
          <table:table-cell/>
          <table:table-cell office:value-type="string" calcext:value-type="string">
            <text:p>abhinandana</text:p>
          </table:table-cell>
          <table:table-cell table:formula="of:=[$Roots.$J$27]" office:value-type="string" office:string-value="√nand" calcext:value-type="string">
            <text:p>√nand</text:p>
          </table:table-cell>
          <table:table-cell table:formula="of:=[$Roots.$K$27]" office:value-type="string" office:string-value="rejoice" calcext:value-type="string">
            <text:p>rejoice</text:p>
          </table:table-cell>
          <table:table-cell table:formula="of:=[$Roots.$L$27]" office:value-type="string" office:string-value="1" calcext:value-type="string">
            <text:p>1</text:p>
          </table:table-cell>
          <table:table-cell table:formula="of:=[$Roots.$C$27]" office:value-type="string" office:string-value="√nand" calcext:value-type="string">
            <text:p>√nand</text:p>
          </table:table-cell>
          <table:table-cell table:formula="of:=[$Roots.$D$27]" office:value-type="float" office:value="0" calcext:value-type="float">
            <text:p>0</text:p>
          </table:table-cell>
          <table:table-cell table:formula="of:=[$Roots.$E$27]" office:value-type="string" office:string-value="･" calcext:value-type="string">
            <text:p>･</text:p>
          </table:table-cell>
          <table:table-cell table:formula="of:=[$Roots.$F$27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7]" office:value-type="string" office:string-value="delight, enjoy" calcext:value-type="string">
            <text:p>delight, enjoy</text:p>
          </table:table-cell>
          <table:table-cell/>
          <table:table-cell table:style-name="ce144" office:value-type="string" calcext:value-type="string">
            <text:p>abhi √nand</text:p>
          </table:table-cell>
          <table:table-cell table:style-name="ce5"/>
          <table:table-cell table:style-name="ce219" office:value-type="string" calcext:value-type="string">
            <text:p>abhi + √nand + anā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anā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MN 43</text:p>
          </table:table-cell>
          <table:table-cell table:style-name="ce260" office:value-type="string" calcext:value-type="string">
            <text:p>mahāvedallasuttaṃ</text:p>
          </table:table-cell>
          <table:table-cell office:value-type="string" calcext:value-type="string">
            <text:p>kathaṃ pan'āvuso, āyatiṃ punabbhav'ābhinibbatti hotī'ti? avijjānīvaraṇānaṃ kho, āvuso, sattānaṃ taṇhāsaṃyojanānaṃ tatratatra-<text:span text:style-name="T3">abhinandanā</text:span>, evaṃ āyatiṃ punabbhav'ābhinibbatti hotī'ti.</text:p>
          </table:table-cell>
          <table:table-cell table:style-name="ce260" office:value-type="string" calcext:value-type="string">
            <text:p>MN 60</text:p>
          </table:table-cell>
          <table:table-cell table:style-name="ce260" office:value-type="string" calcext:value-type="string">
            <text:p>apaṇṇakasuttaṃ</text:p>
          </table:table-cell>
          <table:table-cell office:value-type="string" calcext:value-type="string">
            <text:p>ye kho te bhonto samaṇabrāhmaṇā evaṃvādino evaṃdiṭṭhino, n'atthi sabbaso bhavanirodho'ti, tesam'ayaṃ diṭṭhi sārāgāya santike, saṃyogāya santike, <text:span text:style-name="T3">abhinandanāya</text:span> santike, ajjhosānāya santike, upādānāya santike.</text:p>
          </table:table-cell>
          <table:table-cell table:style-name="ce537" table:number-columns-repeated="3"/>
          <table:table-cell table:style-name="ce355" office:value-type="string" calcext:value-type="string">
            <text:p>(MNa) <text:span text:style-name="T3">abhinandanāyā</text:span>'ti taṇhādiṭṭhivasena abhinandanāya.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abhinandan</text:p>
          </table:table-cell>
          <table:table-cell table:style-name="ce5" office:value-type="string" calcext:value-type="string">
            <text:p>ā fem</text:p>
          </table:table-cell>
          <table:table-cell table:style-name="ce643" office:value-type="string" calcext:value-type="string">
            <text:p>rejoicing, delight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andanahetu</text:p>
          </table:table-cell>
          <table:table-cell table:formula="of:= COM.MICROSOFT.CONCAT(IF([.$AH34] = &quot;&quot;;&quot;&quot;;&quot;√&quot;);IF([.$AK34] = &quot;&quot;;&quot;&quot;;&quot;√&quot;))">
            <text:p/>
          </table:table-cell>
          <table:table-cell table:style-name="ce35" office:value-type="string" calcext:value-type="string">
            <text:p>ind</text:p>
          </table:table-cell>
          <table:table-cell table:style-name="ce35" office:value-type="string" calcext:value-type="string">
            <text:p>ind, adv</text:p>
          </table:table-cell>
          <table:table-cell table:style-name="ce35" table:number-columns-repeated="5"/>
          <table:table-cell table:style-name="ce141" table:number-columns-repeated="2"/>
          <table:table-cell table:number-columns-repeated="12"/>
          <table:table-cell table:style-name="ce144"/>
          <table:table-cell table:style-name="ce5"/>
          <table:table-cell table:style-name="ce219" table:number-columns-repeated="3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pass1</text:p>
          </table:table-cell>
          <table:table-cell/>
          <table:table-cell table:style-name="ce5" office:value-type="string" calcext:value-type="string">
            <text:p>-</text:p>
          </table:table-cell>
          <table:table-cell table:style-name="ce5"/>
          <table:table-cell table:style-name="ce643" office:value-type="string" calcext:value-type="string">
            <text:p>due to desiring; because of craving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abhinandanasutta</text:p>
          </table:table-cell>
          <table:table-cell office:value-type="string" calcext:value-type="string">
            <text:p>abhinandanasuttaṃ</text:p>
          </table:table-cell>
          <table:table-cell table:formula="of:= COM.MICROSOFT.CONCAT(IF([.$AH35] = &quot;&quot;;&quot;&quot;;&quot;√&quot;);IF([.$AK35] = &quot;&quot;;&quot;&quot;;&quot;√&quot;))">
            <text:p/>
          </table:table-cell>
          <table:table-cell table:style-name="ce35" office:value-type="string" calcext:value-type="string">
            <text:p>nt</text:p>
          </table:table-cell>
          <table:table-cell table:style-name="ce35" office:value-type="string" calcext:value-type="string">
            <text:p>nt, comp</text:p>
          </table:table-cell>
          <table:table-cell table:style-name="ce35" table:number-columns-repeated="5"/>
          <table:table-cell table:style-name="ce141" table:number-columns-repeated="2"/>
          <table:table-cell table:number-columns-repeated="12"/>
          <table:table-cell table:style-name="ce144"/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suttas of the Saṃyutta Nikāya</text:p>
          </table:table-cell>
          <table:table-cell/>
          <table:table-cell table:style-name="ce11" office:value-type="string" calcext:value-type="string">
            <text:p>abhinandanasutt</text:p>
          </table:table-cell>
          <table:table-cell table:style-name="ce5" office:value-type="string" calcext:value-type="string">
            <text:p>a nt</text:p>
          </table:table-cell>
          <table:table-cell table:style-name="ce643" office:value-type="string" calcext:value-type="string">
            <text:p>Saṃyutta Nikāya 22.29 (SN22.29)</text:p>
          </table:table-cell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nandanta</text:p>
          </table:table-cell>
          <table:table-cell table:formula="of:= COM.MICROSOFT.CONCAT(IF([.$AH36] = &quot;&quot;;&quot;&quot;;&quot;√&quot;);IF([.$AK36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prp</text:p>
          </table:table-cell>
          <table:table-cell table:style-name="ce35" office:value-type="string" calcext:value-type="string">
            <text:p>prp of abhinandati</text:p>
          </table:table-cell>
          <table:table-cell table:style-name="ce35" office:value-type="string" calcext:value-type="string">
            <text:p>abhinanda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delighting (in); being pleased (with); finding pleasure (in); looking forward (to)</text:p>
          </table:table-cell>
          <table:table-cell table:style-name="ce141"/>
          <table:table-cell/>
          <table:table-cell office:value-type="string" calcext:value-type="string">
            <text:p>abhinandat</text:p>
          </table:table-cell>
          <table:table-cell table:formula="of:=[$Roots.$J$27]" office:value-type="string" office:string-value="√nand" calcext:value-type="string">
            <text:p>√nand</text:p>
          </table:table-cell>
          <table:table-cell table:formula="of:=[$Roots.$K$27]" office:value-type="string" office:string-value="rejoice" calcext:value-type="string">
            <text:p>rejoice</text:p>
          </table:table-cell>
          <table:table-cell table:formula="of:=[$Roots.$L$27]" office:value-type="string" office:string-value="1" calcext:value-type="string">
            <text:p>1</text:p>
          </table:table-cell>
          <table:table-cell table:formula="of:=[$Roots.$C$27]" office:value-type="string" office:string-value="√nand" calcext:value-type="string">
            <text:p>√nand</text:p>
          </table:table-cell>
          <table:table-cell table:formula="of:=[$Roots.$D$27]" office:value-type="float" office:value="0" calcext:value-type="float">
            <text:p>0</text:p>
          </table:table-cell>
          <table:table-cell table:formula="of:=[$Roots.$E$27]" office:value-type="string" office:string-value="･" calcext:value-type="string">
            <text:p>･</text:p>
          </table:table-cell>
          <table:table-cell table:formula="of:=[$Roots.$F$27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7]" office:value-type="string" office:string-value="delight, enjoy" calcext:value-type="string">
            <text:p>delight, enjoy</text:p>
          </table:table-cell>
          <table:table-cell office:value-type="string" calcext:value-type="string">
            <text:p>√nand + a &gt; nanda</text:p>
          </table:table-cell>
          <table:table-cell table:style-name="ce144" office:value-type="string" calcext:value-type="string">
            <text:p>abhi √nand</text:p>
          </table:table-cell>
          <table:table-cell table:style-name="ce5"/>
          <table:table-cell table:style-name="ce219" office:value-type="string" calcext:value-type="string">
            <text:p>abhi + nanda + n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nt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SNP 68</text:p>
          </table:table-cell>
          <table:table-cell table:style-name="ce260" office:value-type="string" calcext:value-type="string">
            <text:p>udaya māṇava pucchā</text:p>
            <text:p>pārāyanavaggo 13</text:p>
          </table:table-cell>
          <table:table-cell office:value-type="string" calcext:value-type="string">
            <text:p>ajjhattañ'ca bahiddhā ca,</text:p>
            <text:p>vedanaṃ na-<text:span text:style-name="T3">abhinandato</text:span>,</text:p>
            <text:p>evaṃ satassa carato,</text:p>
            <text:p>viññāṇaṃ uparujjhatī'ti.</text:p>
          </table:table-cell>
          <table:table-cell table:style-name="ce260" office:value-type="string" calcext:value-type="string">
            <text:p>SN 35.88</text:p>
          </table:table-cell>
          <table:table-cell table:style-name="ce260" office:value-type="string" calcext:value-type="string">
            <text:p>puṇṇasuttaṃ</text:p>
          </table:table-cell>
          <table:table-cell office:value-type="string" calcext:value-type="string">
            <text:p>tassa taṃ <text:span text:style-name="T3">abhinandato</text:span> abhivadato ajjhosāya tiṭṭhato uppajjati nandī. nandisamudayā dukkhasamudayo, puṇṇā'ti vadāmi</text:p>
          </table:table-cell>
          <table:table-cell table:style-name="ce537" office:value-type="string" calcext:value-type="string">
            <text:p><text:span text:style-name="T1">paṭikkosanta, nābhinandanta, anabhinandanta</text:span></text:p>
          </table:table-cell>
          <table:table-cell table:style-name="ce537" table:number-columns-repeated="2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and</text:p>
          </table:table-cell>
          <table:table-cell table:style-name="ce5" office:value-type="string" calcext:value-type="string">
            <text:p>anta prp</text:p>
          </table:table-cell>
          <table:table-cell table:style-name="ce643"/>
          <table:table-cell table:number-columns-repeated="964"/>
        </table:table-row>
        <table:table-row table:style-name="ro4">
          <table:table-cell office:value-type="string" calcext:value-type="string">
            <text:p>abhinandasutta</text:p>
          </table:table-cell>
          <table:table-cell office:value-type="string" calcext:value-type="string">
            <text:p>abhinandasuttaṃ</text:p>
          </table:table-cell>
          <table:table-cell table:formula="of:= COM.MICROSOFT.CONCAT(IF([.$AH37] = &quot;&quot;;&quot;&quot;;&quot;√&quot;);IF([.$AK37] = &quot;&quot;;&quot;&quot;;&quot;√&quot;))">
            <text:p/>
          </table:table-cell>
          <table:table-cell table:style-name="ce35" office:value-type="string" calcext:value-type="string">
            <text:p>nt</text:p>
          </table:table-cell>
          <table:table-cell table:style-name="ce35" office:value-type="string" calcext:value-type="string">
            <text:p>nt, comp</text:p>
          </table:table-cell>
          <table:table-cell table:style-name="ce35" table:number-columns-repeated="5"/>
          <table:table-cell table:style-name="ce141" table:number-columns-repeated="2"/>
          <table:table-cell table:number-columns-repeated="12"/>
          <table:table-cell table:style-name="ce144"/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suttas of the Saṃyutta Nikāya</text:p>
          </table:table-cell>
          <table:table-cell/>
          <table:table-cell table:style-name="ce11" office:value-type="string" calcext:value-type="string">
            <text:p>abhinandasutt</text:p>
          </table:table-cell>
          <table:table-cell table:style-name="ce5" office:value-type="string" calcext:value-type="string">
            <text:p>a nt</text:p>
          </table:table-cell>
          <table:table-cell table:style-name="ce643" office:value-type="string" calcext:value-type="string">
            <text:p>Saṃyutta Nikāya 14.35 (SN14.35)</text:p>
          </table:table-cell>
          <table:table-cell table:number-columns-repeated="964"/>
        </table:table-row>
        <table:table-row table:style-name="ro6">
          <table:table-cell office:value-type="string" calcext:value-type="string">
            <text:p>abhinandati 1</text:p>
          </table:table-cell>
          <table:table-cell office:value-type="string" calcext:value-type="string">
            <text:p>abhinandati</text:p>
          </table:table-cell>
          <table:table-cell table:formula="of:= COM.MICROSOFT.CONCAT(IF([.$AH38] = &quot;&quot;;&quot;&quot;;&quot;√&quot;);IF([.$AK38] = &quot;&quot;;&quot;&quot;;&quot;√&quot;))" office:value-type="string" office:string-value="√√" calcext:value-type="string">
            <text:p>√√</text:p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delights (in); is pleased (with); approves (of); is happy (with); finds pleasure (in); relishes</text:p>
          </table:table-cell>
          <table:table-cell table:style-name="ce141"/>
          <table:table-cell/>
          <table:table-cell office:value-type="string" calcext:value-type="string">
            <text:p>abhinandati</text:p>
          </table:table-cell>
          <table:table-cell table:formula="of:=[$Roots.$J$27]" office:value-type="string" office:string-value="√nand" calcext:value-type="string">
            <text:p>√nand</text:p>
          </table:table-cell>
          <table:table-cell table:formula="of:=[$Roots.$K$27]" office:value-type="string" office:string-value="rejoice" calcext:value-type="string">
            <text:p>rejoice</text:p>
          </table:table-cell>
          <table:table-cell table:formula="of:=[$Roots.$L$27]" office:value-type="string" office:string-value="1" calcext:value-type="string">
            <text:p>1</text:p>
          </table:table-cell>
          <table:table-cell table:formula="of:=[$Roots.$C$27]" office:value-type="string" office:string-value="√nand" calcext:value-type="string">
            <text:p>√nand</text:p>
          </table:table-cell>
          <table:table-cell table:formula="of:=[$Roots.$D$27]" office:value-type="float" office:value="0" calcext:value-type="float">
            <text:p>0</text:p>
          </table:table-cell>
          <table:table-cell table:formula="of:=[$Roots.$E$27]" office:value-type="string" office:string-value="･" calcext:value-type="string">
            <text:p>･</text:p>
          </table:table-cell>
          <table:table-cell table:formula="of:=[$Roots.$F$27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7]" office:value-type="string" office:string-value="delight, enjoy" calcext:value-type="string">
            <text:p>delight, enjoy</text:p>
          </table:table-cell>
          <table:table-cell office:value-type="string" calcext:value-type="string">
            <text:p>√nand + a &gt; nanda</text:p>
          </table:table-cell>
          <table:table-cell table:style-name="ce144" office:value-type="string" calcext:value-type="string">
            <text:p>abhi √nand</text:p>
          </table:table-cell>
          <table:table-cell table:style-name="ce5"/>
          <table:table-cell table:style-name="ce219" office:value-type="string" calcext:value-type="string">
            <text:p>abhi + nanda + t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SN 22.79</text:p>
          </table:table-cell>
          <table:table-cell table:style-name="ce260" office:value-type="string" calcext:value-type="string">
            <text:p>khajjanīyasuttaṃ</text:p>
          </table:table-cell>
          <table:table-cell office:value-type="string" calcext:value-type="string">
            <text:p>ahañ'c'eva kho pana anāgataṃ rūpaṃ <text:span text:style-name="T3">abhinandeyyaṃ</text:span>, anāgatam'p'āhaṃ addhānaṃ evam'eva rūpena khajjeyyaṃ, seyyathā'pi eta'r'ahi paccuppannena rūpena khajjāmī'ti</text:p>
          </table:table-cell>
          <table:table-cell table:style-name="ce260" office:value-type="string" calcext:value-type="string">
            <text:p>SNP 59</text:p>
          </table:table-cell>
          <table:table-cell table:style-name="ce260" office:value-type="string" calcext:value-type="string">
            <text:p>mettagū māṇava pucchā</text:p>
            <text:p>pārāyanavaggo 4</text:p>
          </table:table-cell>
          <table:table-cell office:value-type="string" calcext:value-type="string">
            <text:p>tañ'c'āhaṃ <text:span text:style-name="T3">abhinandāmi</text:span>,</text:p>
            <text:p>mahesi dhammam'uttamaṃ,</text:p>
            <text:p>yaṃ viditvā sato caraṃ,</text:p>
            <text:p>tare loke visattikaṃ.</text:p>
          </table:table-cell>
          <table:table-cell table:style-name="ce537" office:value-type="string" calcext:value-type="string">
            <text:p>paṭikkosati, nābhinandati</text:p>
          </table:table-cell>
          <table:table-cell table:style-name="ce537" table:number-columns-repeated="2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and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rejoices at, finds pleasure in, approves of</text:p>
          </table:table-cell>
          <table:table-cell table:number-columns-repeated="964"/>
        </table:table-row>
        <table:table-row table:style-name="ro6">
          <table:table-cell office:value-type="string" calcext:value-type="string">
            <text:p>abhinandati 2</text:p>
          </table:table-cell>
          <table:table-cell office:value-type="string" calcext:value-type="string">
            <text:p>abhinandati</text:p>
          </table:table-cell>
          <table:table-cell table:formula="of:= COM.MICROSOFT.CONCAT(IF([.$AH39] = &quot;&quot;;&quot;&quot;;&quot;√&quot;);IF([.$AK39] = &quot;&quot;;&quot;&quot;;&quot;√&quot;))" office:value-type="string" office:string-value="√" calcext:value-type="string">
            <text:p>√</text:p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(comm) wishes (for); longs (for); desires; looks forward (to)</text:p>
          </table:table-cell>
          <table:table-cell table:style-name="ce141"/>
          <table:table-cell/>
          <table:table-cell office:value-type="string" calcext:value-type="string">
            <text:p>abhinandati</text:p>
          </table:table-cell>
          <table:table-cell table:formula="of:=[$Roots.$J$27]" office:value-type="string" office:string-value="√nand" calcext:value-type="string">
            <text:p>√nand</text:p>
          </table:table-cell>
          <table:table-cell table:formula="of:=[$Roots.$K$27]" office:value-type="string" office:string-value="rejoice" calcext:value-type="string">
            <text:p>rejoice</text:p>
          </table:table-cell>
          <table:table-cell table:formula="of:=[$Roots.$L$27]" office:value-type="string" office:string-value="1" calcext:value-type="string">
            <text:p>1</text:p>
          </table:table-cell>
          <table:table-cell table:formula="of:=[$Roots.$C$27]" office:value-type="string" office:string-value="√nand" calcext:value-type="string">
            <text:p>√nand</text:p>
          </table:table-cell>
          <table:table-cell table:formula="of:=[$Roots.$D$27]" office:value-type="float" office:value="0" calcext:value-type="float">
            <text:p>0</text:p>
          </table:table-cell>
          <table:table-cell table:formula="of:=[$Roots.$E$27]" office:value-type="string" office:string-value="･" calcext:value-type="string">
            <text:p>･</text:p>
          </table:table-cell>
          <table:table-cell table:formula="of:=[$Roots.$F$27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7]" office:value-type="string" office:string-value="delight, enjoy" calcext:value-type="string">
            <text:p>delight, enjoy</text:p>
          </table:table-cell>
          <table:table-cell office:value-type="string" calcext:value-type="string">
            <text:p>√nand + a &gt; nanda</text:p>
          </table:table-cell>
          <table:table-cell table:style-name="ce144" office:value-type="string" calcext:value-type="string">
            <text:p>abhi √nand</text:p>
          </table:table-cell>
          <table:table-cell table:style-name="ce5"/>
          <table:table-cell table:style-name="ce219" office:value-type="string" calcext:value-type="string">
            <text:p>abhi + nanda + t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SN 1.43</text:p>
          </table:table-cell>
          <table:table-cell table:style-name="ce260" office:value-type="string" calcext:value-type="string">
            <text:p>annasuttaṃ</text:p>
          </table:table-cell>
          <table:table-cell office:value-type="string" calcext:value-type="string">
            <text:p>annam'eva-<text:span text:style-name="T3">abhinandanti</text:span>,</text:p>
            <text:p>ubhaye devamānusā,</text:p>
            <text:p>atha ko nāma so yakkho,</text:p>
            <text:p>yaṃ annaṃ n'ābhinandatī'ti.</text:p>
          </table:table-cell>
          <table:table-cell table:style-name="ce260" table:number-columns-repeated="2"/>
          <table:table-cell/>
          <table:table-cell table:style-name="ce537" office:value-type="string" calcext:value-type="string">
            <text:p>nābhinandati</text:p>
          </table:table-cell>
          <table:table-cell table:style-name="ce537" table:number-columns-repeated="2"/>
          <table:table-cell table:style-name="ce355" office:value-type="string" calcext:value-type="string">
            <text:p>(SNa) <text:span text:style-name="T3">abhinandantī</text:span>'ti patthenti.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abhinand</text:p>
          </table:table-cell>
          <table:table-cell table:style-name="ce5" office:value-type="string" calcext:value-type="string">
            <text:p>ati pr</text:p>
          </table:table-cell>
          <table:table-cell table:style-name="ce643"/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nandi</text:p>
          </table:table-cell>
          <table:table-cell table:formula="of:= COM.MICROSOFT.CONCAT(IF([.$AH40] = &quot;&quot;;&quot;&quot;;&quot;√&quot;);IF([.$AK40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aor of abhinandati</text:p>
          </table:table-cell>
          <table:table-cell table:style-name="ce35" office:value-type="string" calcext:value-type="string">
            <text:p>abhinanda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delighted (in); was pleased (with); approved (of); was happy (with); relished</text:p>
          </table:table-cell>
          <table:table-cell table:style-name="ce141"/>
          <table:table-cell/>
          <table:table-cell office:value-type="string" calcext:value-type="string">
            <text:p>abhinand</text:p>
          </table:table-cell>
          <table:table-cell table:formula="of:=[$Roots.$J$27]" office:value-type="string" office:string-value="√nand" calcext:value-type="string">
            <text:p>√nand</text:p>
          </table:table-cell>
          <table:table-cell table:formula="of:=[$Roots.$K$27]" office:value-type="string" office:string-value="rejoice" calcext:value-type="string">
            <text:p>rejoice</text:p>
          </table:table-cell>
          <table:table-cell table:formula="of:=[$Roots.$L$27]" office:value-type="string" office:string-value="1" calcext:value-type="string">
            <text:p>1</text:p>
          </table:table-cell>
          <table:table-cell table:formula="of:=[$Roots.$C$27]" office:value-type="string" office:string-value="√nand" calcext:value-type="string">
            <text:p>√nand</text:p>
          </table:table-cell>
          <table:table-cell table:formula="of:=[$Roots.$D$27]" office:value-type="float" office:value="0" calcext:value-type="float">
            <text:p>0</text:p>
          </table:table-cell>
          <table:table-cell table:formula="of:=[$Roots.$E$27]" office:value-type="string" office:string-value="･" calcext:value-type="string">
            <text:p>･</text:p>
          </table:table-cell>
          <table:table-cell table:formula="of:=[$Roots.$F$27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7]" office:value-type="string" office:string-value="delight, enjoy" calcext:value-type="string">
            <text:p>delight, enjoy</text:p>
          </table:table-cell>
          <table:table-cell/>
          <table:table-cell table:style-name="ce144" office:value-type="string" calcext:value-type="string">
            <text:p>abhi √nand</text:p>
          </table:table-cell>
          <table:table-cell table:style-name="ce5"/>
          <table:table-cell table:style-name="ce219" office:value-type="string" calcext:value-type="string">
            <text:p>abhi + √nand + 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SN 35.121</text:p>
          </table:table-cell>
          <table:table-cell table:style-name="ce260" office:value-type="string" calcext:value-type="string">
            <text:p>paṭhamanatumhākaṃsuttaṃ</text:p>
          </table:table-cell>
          <table:table-cell office:value-type="string" calcext:value-type="string">
            <text:p>attamano āyasmā rāhulo bhagavato bhāsitaṃ <text:span text:style-name="T3">abhinandi</text:span></text:p>
          </table:table-cell>
          <table:table-cell table:style-name="ce260" office:value-type="string" calcext:value-type="string">
            <text:p>SN 46.53</text:p>
          </table:table-cell>
          <table:table-cell table:style-name="ce260" office:value-type="string" calcext:value-type="string">
            <text:p>aggisuttaṃ</text:p>
          </table:table-cell>
          <table:table-cell office:value-type="string" calcext:value-type="string">
            <text:p>atha kho te bhikkhū tesaṃ aññatitthiyānaṃ paribbājakānaṃ bhāsitaṃ n'eva <text:span text:style-name="T3">abhinandiṃsu</text:span> nappaṭikkosiṃsu, anabhinanditvā appaṭikkositvā uṭṭhāy'āsanā pakkamiṃsu, bhagavato santike etassa bhāsitassa atthaṃ ājānissāmā'ti.</text:p>
          </table:table-cell>
          <table:table-cell table:style-name="ce537" office:value-type="string" calcext:value-type="string">
            <text:p>paṭikkosi</text:p>
          </table:table-cell>
          <table:table-cell table:style-name="ce537" table:number-columns-repeated="2"/>
          <table:table-cell table:style-name="ce355" office:value-type="string" calcext:value-type="string">
            <text:p>(ANa) <text:span text:style-name="T3">abhinandiṃsū</text:span>'ti evametan'ti ... sampaṭicchiṃsu.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abhinand</text:p>
          </table:table-cell>
          <table:table-cell table:style-name="ce5" office:value-type="string" calcext:value-type="string">
            <text:p>i aor</text:p>
          </table:table-cell>
          <table:table-cell table:style-name="ce643" office:value-type="string" calcext:value-type="string">
            <text:p>rejoiced at</text:p>
          </table:table-cell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nandī</text:p>
          </table:table-cell>
          <table:table-cell table:formula="of:= COM.MICROSOFT.CONCAT(IF([.$AH41] = &quot;&quot;;&quot;&quot;;&quot;√&quot;);IF([.$AK41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adj</text:p>
          </table:table-cell>
          <table:table-cell table:style-name="ce35" office:value-type="string" calcext:value-type="string">
            <text:p>adj, from abhinandati</text:p>
          </table:table-cell>
          <table:table-cell table:style-name="ce35" office:value-type="string" calcext:value-type="string">
            <text:p>abhinandati</text:p>
          </table:table-cell>
          <table:table-cell table:style-name="ce35" table:number-columns-repeated="3"/>
          <table:table-cell table:style-name="ce35" office:value-type="string" calcext:value-type="string">
            <text:p>+loc</text:p>
          </table:table-cell>
          <table:table-cell table:style-name="ce141" office:value-type="string" calcext:value-type="string">
            <text:p>taking delight (in); getting pleasure (from); thoroughly enjoying; relishing</text:p>
          </table:table-cell>
          <table:table-cell table:style-name="ce141"/>
          <table:table-cell/>
          <table:table-cell office:value-type="string" calcext:value-type="string">
            <text:p>abhinandin</text:p>
          </table:table-cell>
          <table:table-cell table:formula="of:=[$Roots.$J$27]" office:value-type="string" office:string-value="√nand" calcext:value-type="string">
            <text:p>√nand</text:p>
          </table:table-cell>
          <table:table-cell table:formula="of:=[$Roots.$K$27]" office:value-type="string" office:string-value="rejoice" calcext:value-type="string">
            <text:p>rejoice</text:p>
          </table:table-cell>
          <table:table-cell table:formula="of:=[$Roots.$L$27]" office:value-type="string" office:string-value="1" calcext:value-type="string">
            <text:p>1</text:p>
          </table:table-cell>
          <table:table-cell table:formula="of:=[$Roots.$C$27]" office:value-type="string" office:string-value="√nand" calcext:value-type="string">
            <text:p>√nand</text:p>
          </table:table-cell>
          <table:table-cell table:formula="of:=[$Roots.$D$27]" office:value-type="float" office:value="0" calcext:value-type="float">
            <text:p>0</text:p>
          </table:table-cell>
          <table:table-cell table:formula="of:=[$Roots.$E$27]" office:value-type="string" office:string-value="･" calcext:value-type="string">
            <text:p>･</text:p>
          </table:table-cell>
          <table:table-cell table:formula="of:=[$Roots.$F$27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7]" office:value-type="string" office:string-value="delight, enjoy" calcext:value-type="string">
            <text:p>delight, enjoy</text:p>
          </table:table-cell>
          <table:table-cell/>
          <table:table-cell table:style-name="ce144" office:value-type="string" calcext:value-type="string">
            <text:p>abhi √nand</text:p>
          </table:table-cell>
          <table:table-cell table:style-name="ce5"/>
          <table:table-cell table:style-name="ce219" office:value-type="string" calcext:value-type="string">
            <text:p>abhi + √nand + ī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ī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MN 49</text:p>
          </table:table-cell>
          <table:table-cell table:style-name="ce260" office:value-type="string" calcext:value-type="string">
            <text:p>brahmanimantanikasuttaṃ</text:p>
          </table:table-cell>
          <table:table-cell office:value-type="string" calcext:value-type="string">
            <text:p>ye pana, bhikkhu, tayā pubbe samaṇabrāhmaṇā lokasmiṃ pathavīpasaṃsakā pathav'<text:span text:style-name="T3">ābhinandino</text:span>, āpapasaṃsakā āp'<text:span text:style-name="T3">ābhinandino</text:span>, tejapasaṃsakā tej'<text:span text:style-name="T3">ābhinandino</text:span>, vāyapasaṃsakā vāy'<text:span text:style-name="T3">ābhinandino</text:span></text:p>
          </table:table-cell>
          <table:table-cell table:style-name="ce260" office:value-type="string" calcext:value-type="string">
            <text:p>DN 22.16</text:p>
          </table:table-cell>
          <table:table-cell table:style-name="ce260" office:value-type="string" calcext:value-type="string">
            <text:p>mahāsatipaṭṭhānasuttaṃ</text:p>
          </table:table-cell>
          <table:table-cell office:value-type="string" calcext:value-type="string">
            <text:p>y'āyaṃ taṇhā ponobhavikā nandirāgasahagatā tatratatra-<text:span text:style-name="T3">abhinandinī</text:span>, seyyath'idaṃ, kāmataṇhā bhavataṇhā vibhavataṇhā</text:p>
          </table:table-cell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and</text:p>
          </table:table-cell>
          <table:table-cell table:style-name="ce5" office:value-type="string" calcext:value-type="string">
            <text:p>ī adj</text:p>
          </table:table-cell>
          <table:table-cell table:style-name="ce643" office:value-type="string" calcext:value-type="string">
            <text:p>who rejoices, enjoying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abhinandita</text:p>
          </table:table-cell>
          <table:table-cell office:value-type="string" calcext:value-type="string">
            <text:p>abhinanditaṃ</text:p>
          </table:table-cell>
          <table:table-cell table:formula="of:= COM.MICROSOFT.CONCAT(IF([.$AH42] = &quot;&quot;;&quot;&quot;;&quot;√&quot;);IF([.$AK42] = &quot;&quot;;&quot;&quot;;&quot;√&quot;))">
            <text:p/>
          </table:table-cell>
          <table:table-cell table:style-name="ce35" office:value-type="string" calcext:value-type="string">
            <text:p>nt</text:p>
          </table:table-cell>
          <table:table-cell table:style-name="ce35" office:value-type="string" calcext:value-type="string">
            <text:p>nt, pp of abhinandati</text:p>
          </table:table-cell>
          <table:table-cell table:style-name="ce35" office:value-type="string" calcext:value-type="string">
            <text:p>abhinandati</text:p>
          </table:table-cell>
          <table:table-cell table:style-name="ce35" table:number-columns-repeated="4"/>
          <table:table-cell table:style-name="ce141" table:number-columns-repeated="2"/>
          <table:table-cell/>
          <table:table-cell office:value-type="string" calcext:value-type="string">
            <text:p>abhinandita</text:p>
          </table:table-cell>
          <table:table-cell table:formula="of:=[$Roots.$J$27]" office:value-type="string" office:string-value="√nand" calcext:value-type="string">
            <text:p>√nand</text:p>
          </table:table-cell>
          <table:table-cell table:formula="of:=[$Roots.$K$27]" office:value-type="string" office:string-value="rejoice" calcext:value-type="string">
            <text:p>rejoice</text:p>
          </table:table-cell>
          <table:table-cell table:formula="of:=[$Roots.$L$27]" office:value-type="string" office:string-value="1" calcext:value-type="string">
            <text:p>1</text:p>
          </table:table-cell>
          <table:table-cell table:formula="of:=[$Roots.$C$27]" office:value-type="string" office:string-value="√nand" calcext:value-type="string">
            <text:p>√nand</text:p>
          </table:table-cell>
          <table:table-cell table:formula="of:=[$Roots.$D$27]" office:value-type="float" office:value="0" calcext:value-type="float">
            <text:p>0</text:p>
          </table:table-cell>
          <table:table-cell table:formula="of:=[$Roots.$E$27]" office:value-type="string" office:string-value="･" calcext:value-type="string">
            <text:p>･</text:p>
          </table:table-cell>
          <table:table-cell table:formula="of:=[$Roots.$F$27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7]" office:value-type="string" office:string-value="delight, enjoy" calcext:value-type="string">
            <text:p>delight, enjoy</text:p>
          </table:table-cell>
          <table:table-cell/>
          <table:table-cell table:style-name="ce144" office:value-type="string" calcext:value-type="string">
            <text:p>abhi √nand</text:p>
          </table:table-cell>
          <table:table-cell table:style-name="ce5"/>
          <table:table-cell table:style-name="ce219" office:value-type="string" calcext:value-type="string">
            <text:p>abhi + √nand + i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it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office:value-type="string" calcext:value-type="string">
            <text:p>anabhinandita</text:p>
          </table:table-cell>
          <table:table-cell table:style-name="ce537" table:number-columns-repeated="2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andit</text:p>
          </table:table-cell>
          <table:table-cell table:style-name="ce5" office:value-type="string" calcext:value-type="string">
            <text:p>a nt</text:p>
          </table:table-cell>
          <table:table-cell table:style-name="ce643" office:value-type="string" calcext:value-type="string">
            <text:p>object of pleasure</text:p>
          </table:table-cell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nanditabba</text:p>
          </table:table-cell>
          <table:table-cell table:formula="of:= COM.MICROSOFT.CONCAT(IF([.$AH43] = &quot;&quot;;&quot;&quot;;&quot;√&quot;);IF([.$AK43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ptp</text:p>
          </table:table-cell>
          <table:table-cell table:style-name="ce35" office:value-type="string" calcext:value-type="string">
            <text:p>ptp of abhinandati</text:p>
          </table:table-cell>
          <table:table-cell table:style-name="ce35" office:value-type="string" calcext:value-type="string">
            <text:p>abhinandati</text:p>
          </table:table-cell>
          <table:table-cell table:style-name="ce35" table:number-columns-repeated="4"/>
          <table:table-cell table:style-name="ce141" office:value-type="string" calcext:value-type="string">
            <text:p>should be delighted in; should be approved of; should be applauded</text:p>
          </table:table-cell>
          <table:table-cell table:style-name="ce141" office:value-type="string" calcext:value-type="string">
            <text:p>to be delighted in</text:p>
          </table:table-cell>
          <table:table-cell/>
          <table:table-cell office:value-type="string" calcext:value-type="string">
            <text:p>abhinandanīya</text:p>
          </table:table-cell>
          <table:table-cell table:formula="of:=[$Roots.$J$27]" office:value-type="string" office:string-value="√nand" calcext:value-type="string">
            <text:p>√nand</text:p>
          </table:table-cell>
          <table:table-cell table:formula="of:=[$Roots.$K$27]" office:value-type="string" office:string-value="rejoice" calcext:value-type="string">
            <text:p>rejoice</text:p>
          </table:table-cell>
          <table:table-cell table:formula="of:=[$Roots.$L$27]" office:value-type="string" office:string-value="1" calcext:value-type="string">
            <text:p>1</text:p>
          </table:table-cell>
          <table:table-cell table:formula="of:=[$Roots.$C$27]" office:value-type="string" office:string-value="√nand" calcext:value-type="string">
            <text:p>√nand</text:p>
          </table:table-cell>
          <table:table-cell table:formula="of:=[$Roots.$D$27]" office:value-type="float" office:value="0" calcext:value-type="float">
            <text:p>0</text:p>
          </table:table-cell>
          <table:table-cell table:formula="of:=[$Roots.$E$27]" office:value-type="string" office:string-value="･" calcext:value-type="string">
            <text:p>･</text:p>
          </table:table-cell>
          <table:table-cell table:formula="of:=[$Roots.$F$27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7]" office:value-type="string" office:string-value="delight, enjoy" calcext:value-type="string">
            <text:p>delight, enjoy</text:p>
          </table:table-cell>
          <table:table-cell/>
          <table:table-cell table:style-name="ce144" office:value-type="string" calcext:value-type="string">
            <text:p>abhi √nand</text:p>
          </table:table-cell>
          <table:table-cell table:style-name="ce5"/>
          <table:table-cell table:style-name="ce219" office:value-type="string" calcext:value-type="string">
            <text:p>abhi + √nand + itabba</text:p>
          </table:table-cell>
          <table:table-cell table:style-name="ce219" office:value-type="string" calcext:value-type="string">
            <text:p>kicca</text:p>
          </table:table-cell>
          <table:table-cell table:style-name="ce219" office:value-type="string" calcext:value-type="string">
            <text:p>itabb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AN 4.180</text:p>
          </table:table-cell>
          <table:table-cell table:style-name="ce260" office:value-type="string" calcext:value-type="string">
            <text:p>mahāpadesasuttaṃ</text:p>
          </table:table-cell>
          <table:table-cell office:value-type="string" calcext:value-type="string">
            <text:p>tassa, bhikkhave, bhikkhuno bhāsitaṃ n'eva <text:span text:style-name="T3">abhinanditabbaṃ</text:span> nappaṭikkositabbaṃ. anabhinanditvā appaṭikkositvā tāni padabyañjanāni sādhukaṃ uggahetvā sutte otāretabbāni, vinaye sandassetabbāni.</text:p>
          </table:table-cell>
          <table:table-cell table:style-name="ce260" office:value-type="string" calcext:value-type="string">
            <text:p>MN 18</text:p>
          </table:table-cell>
          <table:table-cell table:style-name="ce260" office:value-type="string" calcext:value-type="string">
            <text:p>madhupiṇḍikasuttaṃ</text:p>
          </table:table-cell>
          <table:table-cell office:value-type="string" calcext:value-type="string">
            <text:p>yatonidānaṃ, bhikkhu, purisaṃ papañcasaññāsaṅkhā samudācaranti. ettha ce n'atthi <text:span text:style-name="T3">abhinanditabbaṃ</text:span> abhivaditabbaṃ ajjhositabbaṃ.</text:p>
          </table:table-cell>
          <table:table-cell table:style-name="ce537" table:number-columns-repeated="3"/>
          <table:table-cell table:style-name="ce355" office:value-type="string" calcext:value-type="string">
            <text:p>(MNa) tattha <text:span text:style-name="T3">abhininditabban</text:span>'ti ahaṃ maman'ti abhinanditabbaṃ.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abhinanditabb</text:p>
          </table:table-cell>
          <table:table-cell table:style-name="ce5" office:value-type="string" calcext:value-type="string">
            <text:p>a ptp</text:p>
          </table:table-cell>
          <table:table-cell table:style-name="ce643"/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nandituṃ</text:p>
          </table:table-cell>
          <table:table-cell table:formula="of:= COM.MICROSOFT.CONCAT(IF([.$AH44] = &quot;&quot;;&quot;&quot;;&quot;√&quot;);IF([.$AK44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inf</text:p>
          </table:table-cell>
          <table:table-cell table:style-name="ce35" office:value-type="string" calcext:value-type="string">
            <text:p>inf of abhinandati</text:p>
          </table:table-cell>
          <table:table-cell table:style-name="ce35" office:value-type="string" calcext:value-type="string">
            <text:p>abhinanda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to approve (of); to be pleased (with)</text:p>
          </table:table-cell>
          <table:table-cell table:style-name="ce141"/>
          <table:table-cell/>
          <table:table-cell office:value-type="string" calcext:value-type="string">
            <text:p>abhinanditum</text:p>
          </table:table-cell>
          <table:table-cell table:formula="of:=[$Roots.$J$27]" office:value-type="string" office:string-value="√nand" calcext:value-type="string">
            <text:p>√nand</text:p>
          </table:table-cell>
          <table:table-cell table:formula="of:=[$Roots.$K$27]" office:value-type="string" office:string-value="rejoice" calcext:value-type="string">
            <text:p>rejoice</text:p>
          </table:table-cell>
          <table:table-cell table:formula="of:=[$Roots.$L$27]" office:value-type="string" office:string-value="1" calcext:value-type="string">
            <text:p>1</text:p>
          </table:table-cell>
          <table:table-cell table:formula="of:=[$Roots.$C$27]" office:value-type="string" office:string-value="√nand" calcext:value-type="string">
            <text:p>√nand</text:p>
          </table:table-cell>
          <table:table-cell table:formula="of:=[$Roots.$D$27]" office:value-type="float" office:value="0" calcext:value-type="float">
            <text:p>0</text:p>
          </table:table-cell>
          <table:table-cell table:formula="of:=[$Roots.$E$27]" office:value-type="string" office:string-value="･" calcext:value-type="string">
            <text:p>･</text:p>
          </table:table-cell>
          <table:table-cell table:formula="of:=[$Roots.$F$27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7]" office:value-type="string" office:string-value="delight, enjoy" calcext:value-type="string">
            <text:p>delight, enjoy</text:p>
          </table:table-cell>
          <table:table-cell/>
          <table:table-cell table:style-name="ce144" office:value-type="string" calcext:value-type="string">
            <text:p>abhi √nand</text:p>
          </table:table-cell>
          <table:table-cell table:style-name="ce5"/>
          <table:table-cell table:style-name="ce219" office:value-type="string" calcext:value-type="string">
            <text:p>abhi + √nand + ituṃ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ITI 43</text:p>
          </table:table-cell>
          <table:table-cell table:style-name="ce260" office:value-type="string" calcext:value-type="string">
            <text:p>ajātasuttaṃ</text:p>
          </table:table-cell>
          <table:table-cell office:value-type="string" calcext:value-type="string">
            <text:p>āhāranettippabhavaṃ,</text:p>
            <text:p>n'ālaṃ tad'<text:span text:style-name="T3">abhinandituṃ</text:span>,</text:p>
            <text:p>tassa nissaraṇaṃ santaṃ,</text:p>
            <text:p>atakk'āvacaraṃ dhuvaṃ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-</text:p>
          </table:table-cell>
          <table:table-cell table:style-name="ce5"/>
          <table:table-cell table:style-name="ce643"/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nanditvā</text:p>
          </table:table-cell>
          <table:table-cell table:formula="of:= COM.MICROSOFT.CONCAT(IF([.$AH45] = &quot;&quot;;&quot;&quot;;&quot;√&quot;);IF([.$AK45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abs</text:p>
          </table:table-cell>
          <table:table-cell table:style-name="ce35" office:value-type="string" calcext:value-type="string">
            <text:p>abs of abhinandati</text:p>
          </table:table-cell>
          <table:table-cell table:style-name="ce35" office:value-type="string" calcext:value-type="string">
            <text:p>abhinanda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having approved (of); having applauded; having been pleased (with)</text:p>
          </table:table-cell>
          <table:table-cell table:style-name="ce141"/>
          <table:table-cell/>
          <table:table-cell office:value-type="string" calcext:value-type="string">
            <text:p>abhinanditvā</text:p>
          </table:table-cell>
          <table:table-cell table:formula="of:=[$Roots.$J$27]" office:value-type="string" office:string-value="√nand" calcext:value-type="string">
            <text:p>√nand</text:p>
          </table:table-cell>
          <table:table-cell table:formula="of:=[$Roots.$K$27]" office:value-type="string" office:string-value="rejoice" calcext:value-type="string">
            <text:p>rejoice</text:p>
          </table:table-cell>
          <table:table-cell table:formula="of:=[$Roots.$L$27]" office:value-type="string" office:string-value="1" calcext:value-type="string">
            <text:p>1</text:p>
          </table:table-cell>
          <table:table-cell table:formula="of:=[$Roots.$C$27]" office:value-type="string" office:string-value="√nand" calcext:value-type="string">
            <text:p>√nand</text:p>
          </table:table-cell>
          <table:table-cell table:formula="of:=[$Roots.$D$27]" office:value-type="float" office:value="0" calcext:value-type="float">
            <text:p>0</text:p>
          </table:table-cell>
          <table:table-cell table:formula="of:=[$Roots.$E$27]" office:value-type="string" office:string-value="･" calcext:value-type="string">
            <text:p>･</text:p>
          </table:table-cell>
          <table:table-cell table:formula="of:=[$Roots.$F$27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7]" office:value-type="string" office:string-value="delight, enjoy" calcext:value-type="string">
            <text:p>delight, enjoy</text:p>
          </table:table-cell>
          <table:table-cell/>
          <table:table-cell table:style-name="ce144" office:value-type="string" calcext:value-type="string">
            <text:p>abhi √nand</text:p>
          </table:table-cell>
          <table:table-cell table:style-name="ce5"/>
          <table:table-cell table:style-name="ce219" office:value-type="string" calcext:value-type="string">
            <text:p>abhi + √nand + itvā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MN 18</text:p>
          </table:table-cell>
          <table:table-cell table:style-name="ce260" office:value-type="string" calcext:value-type="string">
            <text:p>madhupiṇḍikasuttaṃ</text:p>
          </table:table-cell>
          <table:table-cell office:value-type="string" calcext:value-type="string">
            <text:p>atha kho te bhikkhū āyasmato mahākaccānassa bhāsitaṃ <text:span text:style-name="T3">abhinanditvā</text:span> anumoditvā uṭṭhāy'āsanā yena bhagavā ten'upasaṅkamiṃsu</text:p>
          </table:table-cell>
          <table:table-cell table:style-name="ce260" office:value-type="string" calcext:value-type="string">
            <text:p>SN 22.1</text:p>
          </table:table-cell>
          <table:table-cell table:style-name="ce260" office:value-type="string" calcext:value-type="string">
            <text:p>nakulapitusuttaṃ</text:p>
          </table:table-cell>
          <table:table-cell office:value-type="string" calcext:value-type="string">
            <text:p>atha kho nakulapitā gahapati bhagavato bhāsitaṃ <text:span text:style-name="T3">abhinanditvā</text:span> anumoditvā uṭṭhāy'āsanā bhagavantaṃ abhivādetvā padakkhiṇaṃ katvā yen'āyasmā sāriputto ten'upasaṅkami</text:p>
          </table:table-cell>
          <table:table-cell table:style-name="ce537" office:value-type="string" calcext:value-type="string">
            <text:p>anabhinanditvā</text:p>
          </table:table-cell>
          <table:table-cell table:style-name="ce537" table:number-columns-repeated="2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-</text:p>
          </table:table-cell>
          <table:table-cell table:style-name="ce5"/>
          <table:table-cell table:style-name="ce643"/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nata</text:p>
          </table:table-cell>
          <table:table-cell table:formula="of:= COM.MICROSOFT.CONCAT(IF([.$AH46] = &quot;&quot;;&quot;&quot;;&quot;√&quot;);IF([.$AK46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 abhinamati</text:p>
          </table:table-cell>
          <table:table-cell table:style-name="ce35" office:value-type="string" calcext:value-type="string">
            <text:p>abhinamati</text:p>
          </table:table-cell>
          <table:table-cell table:style-name="ce35" table:number-columns-repeated="4"/>
          <table:table-cell table:style-name="ce141" office:value-type="string" calcext:value-type="string">
            <text:p>bent forward; leaned forward; inclined; (comm) bent forward by craving</text:p>
          </table:table-cell>
          <table:table-cell table:style-name="ce141"/>
          <table:table-cell/>
          <table:table-cell office:value-type="string" calcext:value-type="string">
            <text:p>abhinata</text:p>
          </table:table-cell>
          <table:table-cell table:formula="of:=[$Roots.$J$26]" office:value-type="string" office:string-value="√nam" calcext:value-type="string">
            <text:p>√nam</text:p>
          </table:table-cell>
          <table:table-cell table:formula="of:=[$Roots.$K$26]" office:value-type="string" office:string-value="bend, bow" calcext:value-type="string">
            <text:p>bend, bow</text:p>
          </table:table-cell>
          <table:table-cell table:formula="of:=[$Roots.$L$26]" office:value-type="string" office:string-value="1" calcext:value-type="string">
            <text:p>1</text:p>
          </table:table-cell>
          <table:table-cell table:formula="of:=[$Roots.$C$26]" office:value-type="string" office:string-value="√nam" calcext:value-type="string">
            <text:p>√nam</text:p>
          </table:table-cell>
          <table:table-cell table:formula="of:=[$Roots.$D$26]" office:value-type="float" office:value="0" calcext:value-type="float">
            <text:p>0</text:p>
          </table:table-cell>
          <table:table-cell table:formula="of:=[$Roots.$E$26]" office:value-type="string" office:string-value="･" calcext:value-type="string">
            <text:p>･</text:p>
          </table:table-cell>
          <table:table-cell table:formula="of:=[$Roots.$F$26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6]" office:value-type="string" office:string-value="bend" calcext:value-type="string">
            <text:p>bend</text:p>
          </table:table-cell>
          <table:table-cell/>
          <table:table-cell table:style-name="ce144" office:value-type="string" calcext:value-type="string">
            <text:p>abhi √nam</text:p>
          </table:table-cell>
          <table:table-cell table:style-name="ce5"/>
          <table:table-cell table:style-name="ce219" office:value-type="string" calcext:value-type="string">
            <text:p>abhi + √nam + 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ta</text:p>
          </table:table-cell>
          <table:table-cell table:style-name="ce265" office:value-type="string" calcext:value-type="string">
            <text:p>mt &gt; t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AN 9.37</text:p>
          </table:table-cell>
          <table:table-cell table:style-name="ce260" office:value-type="string" calcext:value-type="string">
            <text:p>ānandasuttaṃ</text:p>
          </table:table-cell>
          <table:table-cell office:value-type="string" calcext:value-type="string">
            <text:p>yāyaṃ, bhante ānanda, samādhi na ca-<text:span text:style-name="T3">abhinato</text:span> na c'āpanato na ca sasaṅkhāraniggayhavāritagato, vimuttattā ṭhito, ṭhitattā santusito, santusitattā no paritassati. ayaṃ, bhante ānanda, samādhi kiṃphalo vutto bhagavatā'ti?</text:p>
          </table:table-cell>
          <table:table-cell table:style-name="ce260" office:value-type="string" calcext:value-type="string">
            <text:p>SN 1.38</text:p>
          </table:table-cell>
          <table:table-cell table:style-name="ce260" office:value-type="string" calcext:value-type="string">
            <text:p>sakalikasuttaṃ</text:p>
          </table:table-cell>
          <table:table-cell office:value-type="string" calcext:value-type="string">
            <text:p>atha kho aparā devatā bhagavato santike imaṃ udānaṃ udānesi, passa samādhiṃ subhāvitaṃ cittañ'ca suvimuttaṃ, na ca-<text:span text:style-name="T3">abhinataṃ</text:span> na c'āpanataṃ na ca sasaṅkhāraniggayhavāritagataṃ.</text:p>
          </table:table-cell>
          <table:table-cell table:style-name="ce537" office:value-type="string" calcext:value-type="string">
            <text:p>apanata, anabhinata</text:p>
          </table:table-cell>
          <table:table-cell table:style-name="ce537" table:number-columns-repeated="2"/>
          <table:table-cell table:style-name="ce355" office:value-type="string" calcext:value-type="string">
            <text:p>(ANa) rāgavasena na <text:span text:style-name="T3">abhinato</text:span>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abhinat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bent, bowed down to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ṇata</text:p>
          </table:table-cell>
          <table:table-cell table:formula="of:= COM.MICROSOFT.CONCAT(IF([.$AH47] = &quot;&quot;;&quot;&quot;;&quot;√&quot;);IF([.$AK47] = &quot;&quot;;&quot;&quot;;&quot;√&quot;))">
            <text:p/>
          </table:table-cell>
          <table:table-cell table:number-columns-repeated="2" table:style-name="ce35" office:value-type="string" calcext:value-type="string">
            <text:p>adj</text:p>
          </table:table-cell>
          <table:table-cell table:style-name="ce35" office:value-type="string" calcext:value-type="string">
            <text:p>abhinamati, abhinata</text:p>
          </table:table-cell>
          <table:table-cell table:style-name="ce35" table:number-columns-repeated="4"/>
          <table:table-cell table:style-name="ce141" table:number-columns-repeated="2"/>
          <table:table-cell table:number-columns-repeated="2"/>
          <table:table-cell table:formula="of:=[$Roots.$J$26]" office:value-type="string" office:string-value="√nam" calcext:value-type="string">
            <text:p>√nam</text:p>
          </table:table-cell>
          <table:table-cell table:formula="of:=[$Roots.$K$26]" office:value-type="string" office:string-value="bend, bow" calcext:value-type="string">
            <text:p>bend, bow</text:p>
          </table:table-cell>
          <table:table-cell table:formula="of:=[$Roots.$L$26]" office:value-type="string" office:string-value="1" calcext:value-type="string">
            <text:p>1</text:p>
          </table:table-cell>
          <table:table-cell table:formula="of:=[$Roots.$C$26]" office:value-type="string" office:string-value="√nam" calcext:value-type="string">
            <text:p>√nam</text:p>
          </table:table-cell>
          <table:table-cell table:formula="of:=[$Roots.$D$26]" office:value-type="float" office:value="0" calcext:value-type="float">
            <text:p>0</text:p>
          </table:table-cell>
          <table:table-cell table:formula="of:=[$Roots.$E$26]" office:value-type="string" office:string-value="･" calcext:value-type="string">
            <text:p>･</text:p>
          </table:table-cell>
          <table:table-cell table:formula="of:=[$Roots.$F$26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6]" office:value-type="string" office:string-value="bend" calcext:value-type="string">
            <text:p>bend</text:p>
          </table:table-cell>
          <table:table-cell/>
          <table:table-cell table:style-name="ce144" office:value-type="string" calcext:value-type="string">
            <text:p>abhi √nam</text:p>
          </table:table-cell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ṇat</text:p>
          </table:table-cell>
          <table:table-cell table:style-name="ce5" office:value-type="string" calcext:value-type="string">
            <text:p>a adj</text:p>
          </table:table-cell>
          <table:table-cell table:style-name="ce643" office:value-type="string" calcext:value-type="string">
            <text:p>bent towards; inclined towards</text:p>
          </table:table-cell>
          <table:table-cell table:number-columns-repeated="964"/>
        </table:table-row>
        <table:table-row table:style-name="ro1">
          <table:table-cell table:number-columns-repeated="2" office:value-type="string" calcext:value-type="string">
            <text:p>abhinava</text:p>
          </table:table-cell>
          <table:table-cell table:formula="of:= COM.MICROSOFT.CONCAT(IF([.$AH48] = &quot;&quot;;&quot;&quot;;&quot;√&quot;);IF([.$AK48] = &quot;&quot;;&quot;&quot;;&quot;√&quot;))">
            <text:p/>
          </table:table-cell>
          <table:table-cell table:number-columns-repeated="2" table:style-name="ce35" office:value-type="string" calcext:value-type="string">
            <text:p>adj</text:p>
          </table:table-cell>
          <table:table-cell table:style-name="ce35" table:number-columns-repeated="5"/>
          <table:table-cell table:style-name="ce141" table:number-columns-repeated="2"/>
          <table:table-cell table:number-columns-repeated="12"/>
          <table:table-cell table:style-name="ce144"/>
          <table:table-cell table:style-name="ce5"/>
          <table:table-cell table:style-name="ce219" table:number-columns-repeated="3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av</text:p>
          </table:table-cell>
          <table:table-cell table:style-name="ce5" office:value-type="string" calcext:value-type="string">
            <text:p>a adj</text:p>
          </table:table-cell>
          <table:table-cell table:style-name="ce643" office:value-type="string" calcext:value-type="string">
            <text:p>brand new; fresh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abhinayana 1</text:p>
          </table:table-cell>
          <table:table-cell office:value-type="string" calcext:value-type="string">
            <text:p>abhinayanaṃ</text:p>
          </table:table-cell>
          <table:table-cell table:formula="of:= COM.MICROSOFT.CONCAT(IF([.$AH49] = &quot;&quot;;&quot;&quot;;&quot;√&quot;);IF([.$AK49] = &quot;&quot;;&quot;&quot;;&quot;√&quot;))">
            <text:p/>
          </table:table-cell>
          <table:table-cell table:number-columns-repeated="2" table:style-name="ce35" office:value-type="string" calcext:value-type="string">
            <text:p>nt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28]" office:value-type="string" office:string-value="√nī" calcext:value-type="string">
            <text:p>√nī</text:p>
          </table:table-cell>
          <table:table-cell table:formula="of:=[$Roots.$K$28]" office:value-type="string" office:string-value="lead" calcext:value-type="string">
            <text:p>lead</text:p>
          </table:table-cell>
          <table:table-cell table:formula="of:=[$Roots.$L$28]" office:value-type="string" office:string-value="1, 2" calcext:value-type="string">
            <text:p>1, 2</text:p>
          </table:table-cell>
          <table:table-cell table:formula="of:=[$Roots.$C$28]" office:value-type="string" office:string-value="√nī" calcext:value-type="string">
            <text:p>√nī</text:p>
          </table:table-cell>
          <table:table-cell table:formula="of:=[$Roots.$D$28]" office:value-type="float" office:value="0" calcext:value-type="float">
            <text:p>0</text:p>
          </table:table-cell>
          <table:table-cell table:formula="of:=[$Roots.$E$28]" office:value-type="string" office:string-value="･" calcext:value-type="string">
            <text:p>･</text:p>
          </table:table-cell>
          <table:table-cell table:formula="of:=[$Roots.$F$28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8]" office:value-type="string" office:string-value="lead, carry" calcext:value-type="string">
            <text:p>lead, carry</text:p>
          </table:table-cell>
          <table:table-cell/>
          <table:table-cell table:style-name="ce144" office:value-type="string" calcext:value-type="string">
            <text:p>abhi √nī</text:p>
          </table:table-cell>
          <table:table-cell table:style-name="ce5"/>
          <table:table-cell table:style-name="ce219" table:number-columns-repeated="3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ayan</text:p>
          </table:table-cell>
          <table:table-cell table:style-name="ce5" office:value-type="string" calcext:value-type="string">
            <text:p>a nt</text:p>
          </table:table-cell>
          <table:table-cell table:style-name="ce643" office:value-type="string" calcext:value-type="string">
            <text:p>bringing to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abhinayana 2</text:p>
          </table:table-cell>
          <table:table-cell office:value-type="string" calcext:value-type="string">
            <text:p>abhinayanaṃ</text:p>
          </table:table-cell>
          <table:table-cell table:formula="of:= COM.MICROSOFT.CONCAT(IF([.$AH50] = &quot;&quot;;&quot;&quot;;&quot;√&quot;);IF([.$AK50] = &quot;&quot;;&quot;&quot;;&quot;√&quot;))">
            <text:p/>
          </table:table-cell>
          <table:table-cell table:number-columns-repeated="2" table:style-name="ce35" office:value-type="string" calcext:value-type="string">
            <text:p>nt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28]" office:value-type="string" office:string-value="√nī" calcext:value-type="string">
            <text:p>√nī</text:p>
          </table:table-cell>
          <table:table-cell table:formula="of:=[$Roots.$K$28]" office:value-type="string" office:string-value="lead" calcext:value-type="string">
            <text:p>lead</text:p>
          </table:table-cell>
          <table:table-cell table:formula="of:=[$Roots.$L$28]" office:value-type="string" office:string-value="1, 2" calcext:value-type="string">
            <text:p>1, 2</text:p>
          </table:table-cell>
          <table:table-cell table:formula="of:=[$Roots.$C$28]" office:value-type="string" office:string-value="√nī" calcext:value-type="string">
            <text:p>√nī</text:p>
          </table:table-cell>
          <table:table-cell table:formula="of:=[$Roots.$D$28]" office:value-type="float" office:value="0" calcext:value-type="float">
            <text:p>0</text:p>
          </table:table-cell>
          <table:table-cell table:formula="of:=[$Roots.$E$28]" office:value-type="string" office:string-value="･" calcext:value-type="string">
            <text:p>･</text:p>
          </table:table-cell>
          <table:table-cell table:formula="of:=[$Roots.$F$28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8]" office:value-type="string" office:string-value="lead, carry" calcext:value-type="string">
            <text:p>lead, carry</text:p>
          </table:table-cell>
          <table:table-cell/>
          <table:table-cell table:style-name="ce144" office:value-type="string" calcext:value-type="string">
            <text:p>abhi √nī</text:p>
          </table:table-cell>
          <table:table-cell table:style-name="ce5"/>
          <table:table-cell table:style-name="ce219" table:number-columns-repeated="3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ayan</text:p>
          </table:table-cell>
          <table:table-cell table:style-name="ce5" office:value-type="string" calcext:value-type="string">
            <text:p>a nt</text:p>
          </table:table-cell>
          <table:table-cell table:style-name="ce643" office:value-type="string" calcext:value-type="string">
            <text:p>inquiry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ābhindati</text:p>
          </table:table-cell>
          <table:table-cell table:formula="of:= COM.MICROSOFT.CONCAT(IF([.$AH51] = &quot;&quot;;&quot;&quot;;&quot;√&quot;);IF([.$AK51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5"/>
          <table:table-cell table:style-name="ce141" table:number-columns-repeated="2"/>
          <table:table-cell/>
          <table:table-cell office:value-type="string" calcext:value-type="string">
            <text:p>+ bhinatti</text:p>
          </table:table-cell>
          <table:table-cell table:formula="of:=[$Roots.$J$5]" office:value-type="string" office:string-value="√bhid" calcext:value-type="string">
            <text:p>√bhid</text:p>
          </table:table-cell>
          <table:table-cell table:formula="of:=[$Roots.$K$5]" office:value-type="string" office:string-value="split" calcext:value-type="string">
            <text:p>split</text:p>
          </table:table-cell>
          <table:table-cell table:formula="of:=[$Roots.$L$5]" office:value-type="string" office:string-value="1, 7" calcext:value-type="string">
            <text:p>1, 7</text:p>
          </table:table-cell>
          <table:table-cell table:formula="of:=[$Roots.$C$5]" office:value-type="string" office:string-value="√bhid" calcext:value-type="string">
            <text:p>√bhid</text:p>
          </table:table-cell>
          <table:table-cell table:formula="of:=[$Roots.$D$5]" office:value-type="float" office:value="0" calcext:value-type="float">
            <text:p>0</text:p>
          </table:table-cell>
          <table:table-cell table:formula="of:=[$Roots.$E$5]" office:value-type="string" office:string-value="･" calcext:value-type="string">
            <text:p>･</text:p>
          </table:table-cell>
          <table:table-cell table:formula="of:=[$Roots.$F$5]" office:value-type="string" office:string-value="2" calcext:value-type="string">
            <text:p>2</text:p>
          </table:table-cell>
          <table:table-cell office:value-type="string" calcext:value-type="string">
            <text:p>ṃa</text:p>
          </table:table-cell>
          <table:table-cell table:formula="of:=[$Roots.$I$5]" office:value-type="string" office:string-value="break, split" calcext:value-type="string">
            <text:p>break, split</text:p>
          </table:table-cell>
          <table:table-cell office:value-type="string" calcext:value-type="string">
            <text:p>√bhid + ṃa &gt; bhinda</text:p>
          </table:table-cell>
          <table:table-cell table:style-name="ce144" office:value-type="string" calcext:value-type="string">
            <text:p>ā √bhid</text:p>
          </table:table-cell>
          <table:table-cell table:style-name="ce5"/>
          <table:table-cell table:style-name="ce219" office:value-type="string" calcext:value-type="string">
            <text:p>ā + bhinda + t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ābhind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splits; cleaves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ndi</text:p>
          </table:table-cell>
          <table:table-cell table:formula="of:= COM.MICROSOFT.CONCAT(IF([.$AH52] = &quot;&quot;;&quot;&quot;;&quot;√&quot;);IF([.$AK52] = &quot;&quot;;&quot;&quot;;&quot;√&quot;))">
            <text:p/>
          </table:table-cell>
          <table:table-cell table:number-columns-repeated="2" table:style-name="ce35" office:value-type="string" calcext:value-type="string">
            <text:p>aor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5]" office:value-type="string" office:string-value="√bhid" calcext:value-type="string">
            <text:p>√bhid</text:p>
          </table:table-cell>
          <table:table-cell table:formula="of:=[$Roots.$K$5]" office:value-type="string" office:string-value="split" calcext:value-type="string">
            <text:p>split</text:p>
          </table:table-cell>
          <table:table-cell table:formula="of:=[$Roots.$L$5]" office:value-type="string" office:string-value="1, 7" calcext:value-type="string">
            <text:p>1, 7</text:p>
          </table:table-cell>
          <table:table-cell table:formula="of:=[$Roots.$C$5]" office:value-type="string" office:string-value="√bhid" calcext:value-type="string">
            <text:p>√bhid</text:p>
          </table:table-cell>
          <table:table-cell table:formula="of:=[$Roots.$D$5]" office:value-type="float" office:value="0" calcext:value-type="float">
            <text:p>0</text:p>
          </table:table-cell>
          <table:table-cell table:formula="of:=[$Roots.$E$5]" office:value-type="string" office:string-value="･" calcext:value-type="string">
            <text:p>･</text:p>
          </table:table-cell>
          <table:table-cell table:formula="of:=[$Roots.$F$5]" office:value-type="string" office:string-value="2" calcext:value-type="string">
            <text:p>2</text:p>
          </table:table-cell>
          <table:table-cell office:value-type="string" calcext:value-type="string">
            <text:p>ṃa</text:p>
          </table:table-cell>
          <table:table-cell table:formula="of:=[$Roots.$I$5]" office:value-type="string" office:string-value="break, split" calcext:value-type="string">
            <text:p>break, split</text:p>
          </table:table-cell>
          <table:table-cell office:value-type="string" calcext:value-type="string">
            <text:p>√bhid + ṃa &gt; bhinda</text:p>
          </table:table-cell>
          <table:table-cell table:style-name="ce144" office:value-type="string" calcext:value-type="string">
            <text:p>√bhid</text:p>
          </table:table-cell>
          <table:table-cell table:style-name="ce5"/>
          <table:table-cell table:style-name="ce219" office:value-type="string" calcext:value-type="string">
            <text:p>a + bhinda + 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pass1</text:p>
          </table:table-cell>
          <table:table-cell/>
          <table:table-cell table:style-name="ce5" office:value-type="string" calcext:value-type="string">
            <text:p>abhind</text:p>
          </table:table-cell>
          <table:table-cell table:style-name="ce5" office:value-type="string" calcext:value-type="string">
            <text:p>i aor</text:p>
          </table:table-cell>
          <table:table-cell table:style-name="ce643" office:value-type="string" calcext:value-type="string">
            <text:p>broke; shattered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nditvā</text:p>
          </table:table-cell>
          <table:table-cell table:formula="of:= COM.MICROSOFT.CONCAT(IF([.$AH53] = &quot;&quot;;&quot;&quot;;&quot;√&quot;);IF([.$AK53] = &quot;&quot;;&quot;&quot;;&quot;√&quot;))">
            <text:p/>
          </table:table-cell>
          <table:table-cell table:style-name="ce35" office:value-type="string" calcext:value-type="string">
            <text:p>abs</text:p>
          </table:table-cell>
          <table:table-cell table:style-name="ce35" office:value-type="string" calcext:value-type="string">
            <text:p>abs of na bhindati</text:p>
          </table:table-cell>
          <table:table-cell table:style-name="ce35" office:value-type="string" calcext:value-type="string">
            <text:p>bhindati</text:p>
          </table:table-cell>
          <table:table-cell table:style-name="ce35" office:value-type="string" calcext:value-type="string">
            <text:p>neg</text:p>
          </table:table-cell>
          <table:table-cell table:style-name="ce35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having not broken; having not shattered; having not split up</text:p>
          </table:table-cell>
          <table:table-cell table:style-name="ce141"/>
          <table:table-cell/>
          <table:table-cell office:value-type="string" calcext:value-type="string">
            <text:p>na + bhittvā</text:p>
          </table:table-cell>
          <table:table-cell table:formula="of:=[$Roots.$J$5]" office:value-type="string" office:string-value="√bhid" calcext:value-type="string">
            <text:p>√bhid</text:p>
          </table:table-cell>
          <table:table-cell table:formula="of:=[$Roots.$K$5]" office:value-type="string" office:string-value="split" calcext:value-type="string">
            <text:p>split</text:p>
          </table:table-cell>
          <table:table-cell table:formula="of:=[$Roots.$L$5]" office:value-type="string" office:string-value="1, 7" calcext:value-type="string">
            <text:p>1, 7</text:p>
          </table:table-cell>
          <table:table-cell table:formula="of:=[$Roots.$C$5]" office:value-type="string" office:string-value="√bhid" calcext:value-type="string">
            <text:p>√bhid</text:p>
          </table:table-cell>
          <table:table-cell table:formula="of:=[$Roots.$D$5]" office:value-type="float" office:value="0" calcext:value-type="float">
            <text:p>0</text:p>
          </table:table-cell>
          <table:table-cell table:formula="of:=[$Roots.$E$5]" office:value-type="string" office:string-value="･" calcext:value-type="string">
            <text:p>･</text:p>
          </table:table-cell>
          <table:table-cell table:formula="of:=[$Roots.$F$5]" office:value-type="string" office:string-value="2" calcext:value-type="string">
            <text:p>2</text:p>
          </table:table-cell>
          <table:table-cell office:value-type="string" calcext:value-type="string">
            <text:p>ṃa</text:p>
          </table:table-cell>
          <table:table-cell table:formula="of:=[$Roots.$I$5]" office:value-type="string" office:string-value="break, split" calcext:value-type="string">
            <text:p>break, split</text:p>
          </table:table-cell>
          <table:table-cell office:value-type="string" calcext:value-type="string">
            <text:p>√bhid + ṃa &gt; bhinda</text:p>
          </table:table-cell>
          <table:table-cell table:style-name="ce144" office:value-type="string" calcext:value-type="string">
            <text:p>√bhid</text:p>
          </table:table-cell>
          <table:table-cell table:style-name="ce5"/>
          <table:table-cell table:style-name="ce219" office:value-type="string" calcext:value-type="string">
            <text:p>na &gt; a + bhinda + itvā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-</text:p>
          </table:table-cell>
          <table:table-cell table:style-name="ce5"/>
          <table:table-cell table:style-name="ce643"/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netabba</text:p>
          </table:table-cell>
          <table:table-cell table:formula="of:= COM.MICROSOFT.CONCAT(IF([.$AH54] = &quot;&quot;;&quot;&quot;;&quot;√&quot;);IF([.$AK54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ptp</text:p>
          </table:table-cell>
          <table:table-cell table:style-name="ce35" office:value-type="string" calcext:value-type="string">
            <text:p>ptp of abhineti</text:p>
          </table:table-cell>
          <table:table-cell table:style-name="ce35" office:value-type="string" calcext:value-type="string">
            <text:p>abhineti</text:p>
          </table:table-cell>
          <table:table-cell table:style-name="ce35" table:number-columns-repeated="3"/>
          <table:table-cell table:style-name="ce35" office:value-type="string" calcext:value-type="string">
            <text:p>+dat</text:p>
          </table:table-cell>
          <table:table-cell table:style-name="ce141" office:value-type="string" calcext:value-type="string">
            <text:p>should be brought (to); should be invited (to); should be conducted (towards)</text:p>
          </table:table-cell>
          <table:table-cell table:style-name="ce141" office:value-type="string" calcext:value-type="string">
            <text:p>to be led</text:p>
          </table:table-cell>
          <table:table-cell/>
          <table:table-cell office:value-type="string" calcext:value-type="string">
            <text:p>abhinetavya</text:p>
          </table:table-cell>
          <table:table-cell table:formula="of:=[$Roots.$J$28]" office:value-type="string" office:string-value="√nī" calcext:value-type="string">
            <text:p>√nī</text:p>
          </table:table-cell>
          <table:table-cell table:formula="of:=[$Roots.$K$28]" office:value-type="string" office:string-value="lead" calcext:value-type="string">
            <text:p>lead</text:p>
          </table:table-cell>
          <table:table-cell table:formula="of:=[$Roots.$L$28]" office:value-type="string" office:string-value="1, 2" calcext:value-type="string">
            <text:p>1, 2</text:p>
          </table:table-cell>
          <table:table-cell table:formula="of:=[$Roots.$C$28]" office:value-type="string" office:string-value="√nī" calcext:value-type="string">
            <text:p>√nī</text:p>
          </table:table-cell>
          <table:table-cell table:formula="of:=[$Roots.$D$28]" office:value-type="float" office:value="0" calcext:value-type="float">
            <text:p>0</text:p>
          </table:table-cell>
          <table:table-cell table:formula="of:=[$Roots.$E$28]" office:value-type="string" office:string-value="･" calcext:value-type="string">
            <text:p>･</text:p>
          </table:table-cell>
          <table:table-cell table:formula="of:=[$Roots.$F$28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8]" office:value-type="string" office:string-value="lead, carry" calcext:value-type="string">
            <text:p>lead, carry</text:p>
          </table:table-cell>
          <table:table-cell office:value-type="string" calcext:value-type="string">
            <text:p>√nī + a &gt; ne</text:p>
          </table:table-cell>
          <table:table-cell table:style-name="ce144" office:value-type="string" calcext:value-type="string">
            <text:p>abhi √nī</text:p>
          </table:table-cell>
          <table:table-cell table:style-name="ce5"/>
          <table:table-cell table:style-name="ce219" office:value-type="string" calcext:value-type="string">
            <text:p>abhi + ne + tabba</text:p>
          </table:table-cell>
          <table:table-cell table:style-name="ce219" office:value-type="string" calcext:value-type="string">
            <text:p>kicca</text:p>
          </table:table-cell>
          <table:table-cell table:style-name="ce219" office:value-type="string" calcext:value-type="string">
            <text:p>tabba</text:p>
          </table:table-cell>
          <table:table-cell table:style-name="ce265" office:value-type="string" calcext:value-type="string">
            <text:p>ī &gt; e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VIN PAT SA 6</text:p>
          </table:table-cell>
          <table:table-cell table:style-name="ce260" office:value-type="string" calcext:value-type="string">
            <text:p>kuṭikārasikkhāpadaṃ</text:p>
          </table:table-cell>
          <table:table-cell office:value-type="string" calcext:value-type="string">
            <text:p>bhikkhū <text:span text:style-name="T3">abhinetabbā</text:span> vatthudesanāya, tehi bhikkhūhi vatthu desetabbaṃ anārambhaṃ saparikkamanaṃ.</text:p>
          </table:table-cell>
          <table:table-cell table:style-name="ce260" office:value-type="string" calcext:value-type="string">
            <text:p>VIN PAT SA 7</text:p>
          </table:table-cell>
          <table:table-cell table:style-name="ce260" office:value-type="string" calcext:value-type="string">
            <text:p>vihārakārasikkhāpadaṃ</text:p>
          </table:table-cell>
          <table:table-cell office:value-type="string" calcext:value-type="string">
            <text:p>mahallakaṃ pana bhikkhunā vihāraṃ kārayamānena sassāmikaṃ att'uddesaṃ bhikkhū <text:span text:style-name="T3">abhinetabbā</text:span> vatthudesanāya, tehi bhikkhūhi vatthu desetabbaṃ anārambhaṃ saparikkamanaṃ.</text:p>
          </table:table-cell>
          <table:table-cell table:style-name="ce537" table:number-columns-repeated="3"/>
          <table:table-cell table:style-name="ce355" office:value-type="string" calcext:value-type="string">
            <text:p>(VINa) <text:span text:style-name="T3">bhikkhū abhinetabbā vatthudesanāyā</text:span>'ti yasmiṃ ṭhāne kuṭiṃ kāretu'kāmo hoti, tattha vatthudesan'atthāya bhikkhū netabbā.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abhinetabb</text:p>
          </table:table-cell>
          <table:table-cell table:style-name="ce5" office:value-type="string" calcext:value-type="string">
            <text:p>a ptp</text:p>
          </table:table-cell>
          <table:table-cell table:style-name="ce643"/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neti</text:p>
          </table:table-cell>
          <table:table-cell table:formula="of:= COM.MICROSOFT.CONCAT(IF([.$AH55] = &quot;&quot;;&quot;&quot;;&quot;√&quot;);IF([.$AK55] = &quot;&quot;;&quot;&quot;;&quot;√&quot;))" office:value-type="string" office:string-value="√√" calcext:value-type="string">
            <text:p>√√</text:p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invites; brings; summons</text:p>
          </table:table-cell>
          <table:table-cell table:style-name="ce141" office:value-type="string" calcext:value-type="string">
            <text:p>leads</text:p>
          </table:table-cell>
          <table:table-cell/>
          <table:table-cell office:value-type="string" calcext:value-type="string">
            <text:p>abhinayati</text:p>
          </table:table-cell>
          <table:table-cell table:formula="of:=[$Roots.$J$28]" office:value-type="string" office:string-value="√nī" calcext:value-type="string">
            <text:p>√nī</text:p>
          </table:table-cell>
          <table:table-cell table:formula="of:=[$Roots.$K$28]" office:value-type="string" office:string-value="lead" calcext:value-type="string">
            <text:p>lead</text:p>
          </table:table-cell>
          <table:table-cell table:formula="of:=[$Roots.$L$28]" office:value-type="string" office:string-value="1, 2" calcext:value-type="string">
            <text:p>1, 2</text:p>
          </table:table-cell>
          <table:table-cell table:formula="of:=[$Roots.$C$28]" office:value-type="string" office:string-value="√nī" calcext:value-type="string">
            <text:p>√nī</text:p>
          </table:table-cell>
          <table:table-cell table:formula="of:=[$Roots.$D$28]" office:value-type="float" office:value="0" calcext:value-type="float">
            <text:p>0</text:p>
          </table:table-cell>
          <table:table-cell table:formula="of:=[$Roots.$E$28]" office:value-type="string" office:string-value="･" calcext:value-type="string">
            <text:p>･</text:p>
          </table:table-cell>
          <table:table-cell table:formula="of:=[$Roots.$F$28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8]" office:value-type="string" office:string-value="lead, carry" calcext:value-type="string">
            <text:p>lead, carry</text:p>
          </table:table-cell>
          <table:table-cell office:value-type="string" calcext:value-type="string">
            <text:p>√nī + a &gt; ne</text:p>
          </table:table-cell>
          <table:table-cell table:style-name="ce144" office:value-type="string" calcext:value-type="string">
            <text:p>abhi √nī</text:p>
          </table:table-cell>
          <table:table-cell table:style-name="ce5"/>
          <table:table-cell table:style-name="ce219" office:value-type="string" calcext:value-type="string">
            <text:p>abhi + ne + ti</text:p>
          </table:table-cell>
          <table:table-cell table:style-name="ce219" table:number-columns-repeated="2"/>
          <table:table-cell table:style-name="ce265" office:value-type="string" calcext:value-type="string">
            <text:p>ī &gt; e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VIN PAT SA 6</text:p>
          </table:table-cell>
          <table:table-cell table:style-name="ce260" office:value-type="string" calcext:value-type="string">
            <text:p>kuṭikārasikkhāpadaṃ</text:p>
          </table:table-cell>
          <table:table-cell table:style-name="ce575" office:value-type="string" calcext:value-type="string">
            <text:p>sārambhe ce bhikkhu vatthusmiṃ aparikkamane saññācikāya kuṭiṃ kāreyya, bhikkhū vā <text:span text:style-name="T5">an</text:span><text:span text:style-name="T6">abhineyya</text:span> vatthudesanāya, pamāṇaṃ vā atikkāmeyya, saṅghādiseso.</text:p>
          </table:table-cell>
          <table:table-cell table:style-name="ce260" office:value-type="string" calcext:value-type="string">
            <text:p>VIN PAT SA 7</text:p>
          </table:table-cell>
          <table:table-cell table:style-name="ce260" office:value-type="string" calcext:value-type="string">
            <text:p>vihārakārasikkhāpadaṃ</text:p>
          </table:table-cell>
          <table:table-cell table:style-name="ce575" office:value-type="string" calcext:value-type="string">
            <text:p>sārambhe ce bhikkhu vatthusmiṃ aparikkamane mahallakaṃ vihāraṃ kāreyya, bhikkhū vā <text:span text:style-name="T5">an</text:span><text:span text:style-name="T6">abhineyya</text:span> vatthudesanāya, saṅghādiseso.</text:p>
          </table:table-cell>
          <table:table-cell table:style-name="ce537" office:value-type="string" calcext:value-type="string">
            <text:p>anabhineti</text:p>
          </table:table-cell>
          <table:table-cell table:style-name="ce537" table:number-columns-repeated="2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</text:p>
          </table:table-cell>
          <table:table-cell table:style-name="ce5" office:value-type="string" calcext:value-type="string">
            <text:p>eti pr</text:p>
          </table:table-cell>
          <table:table-cell table:style-name="ce643"/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ṇha</text:p>
          </table:table-cell>
          <table:table-cell table:formula="of:= COM.MICROSOFT.CONCAT(IF([.$AH56] = &quot;&quot;;&quot;&quot;;&quot;√&quot;);IF([.$AK56] = &quot;&quot;;&quot;&quot;;&quot;√&quot;))">
            <text:p/>
          </table:table-cell>
          <table:table-cell table:number-columns-repeated="2" table:style-name="ce35" office:value-type="string" calcext:value-type="string">
            <text:p>adj</text:p>
          </table:table-cell>
          <table:table-cell table:style-name="ce35" table:number-columns-repeated="5"/>
          <table:table-cell table:style-name="ce141" table:number-columns-repeated="2"/>
          <table:table-cell/>
          <table:table-cell office:value-type="string" calcext:value-type="string">
            <text:p>abhīkṣṇa</text:p>
          </table:table-cell>
          <table:table-cell table:formula="of:=[$Roots.$J$11]" office:value-type="string" office:string-value="√īkṣ" calcext:value-type="string">
            <text:p>√īkṣ</text:p>
          </table:table-cell>
          <table:table-cell table:formula="of:=[$Roots.$K$11]" office:value-type="string" office:string-value="see" calcext:value-type="string">
            <text:p>see</text:p>
          </table:table-cell>
          <table:table-cell table:formula="of:=[$Roots.$L$11]" office:value-type="string" office:string-value="1" calcext:value-type="string">
            <text:p>1</text:p>
          </table:table-cell>
          <table:table-cell table:formula="of:=[$Roots.$C$11]" office:value-type="string" office:string-value="√ikkh" calcext:value-type="string">
            <text:p>√ikkh</text:p>
          </table:table-cell>
          <table:table-cell table:formula="of:=[$Roots.$D$11]" office:value-type="float" office:value="0" calcext:value-type="float">
            <text:p>0</text:p>
          </table:table-cell>
          <table:table-cell table:formula="of:=[$Roots.$E$11]" office:value-type="string" office:string-value="･" calcext:value-type="string">
            <text:p>･</text:p>
          </table:table-cell>
          <table:table-cell table:formula="of:=[$Roots.$F$11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11]" office:value-type="string" office:string-value="see, mark" calcext:value-type="string">
            <text:p>see, mark</text:p>
          </table:table-cell>
          <table:table-cell/>
          <table:table-cell table:style-name="ce144" office:value-type="string" calcext:value-type="string">
            <text:p>abhi √ikkh</text:p>
          </table:table-cell>
          <table:table-cell table:style-name="ce5"/>
          <table:table-cell table:style-name="ce219" office:value-type="string" calcext:value-type="string">
            <text:p>abhi + √ikkh + aṇ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aṇ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ṇh</text:p>
          </table:table-cell>
          <table:table-cell table:style-name="ce5" office:value-type="string" calcext:value-type="string">
            <text:p>a adj</text:p>
          </table:table-cell>
          <table:table-cell table:style-name="ce643" office:value-type="string" calcext:value-type="string">
            <text:p>continuous, habitual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abhiṇhadassana</text:p>
          </table:table-cell>
          <table:table-cell office:value-type="string" calcext:value-type="string">
            <text:p>abhiṇhadassanaṃ</text:p>
          </table:table-cell>
          <table:table-cell table:formula="of:= COM.MICROSOFT.CONCAT(IF([.$AH57] = &quot;&quot;;&quot;&quot;;&quot;√&quot;);IF([.$AK57] = &quot;&quot;;&quot;&quot;;&quot;√&quot;))">
            <text:p/>
          </table:table-cell>
          <table:table-cell table:style-name="ce35" office:value-type="string" calcext:value-type="string">
            <text:p>nt</text:p>
          </table:table-cell>
          <table:table-cell table:style-name="ce35" office:value-type="string" calcext:value-type="string">
            <text:p>nt, comp</text:p>
          </table:table-cell>
          <table:table-cell table:style-name="ce35" office:value-type="string" calcext:value-type="string">
            <text:p>abhiṇhaṃdassana, abhiṇhaṃ</text:p>
          </table:table-cell>
          <table:table-cell table:style-name="ce35" table:number-columns-repeated="4"/>
          <table:table-cell table:style-name="ce141" table:number-columns-repeated="2"/>
          <table:table-cell table:number-columns-repeated="12"/>
          <table:table-cell table:style-name="ce144"/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ṇhadassan</text:p>
          </table:table-cell>
          <table:table-cell table:style-name="ce5" office:value-type="string" calcext:value-type="string">
            <text:p>a nt</text:p>
          </table:table-cell>
          <table:table-cell table:style-name="ce643" office:value-type="string" calcext:value-type="string">
            <text:p>frequently seeing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abhiṇhajātaka</text:p>
          </table:table-cell>
          <table:table-cell office:value-type="string" calcext:value-type="string">
            <text:p>abhiṇhajātakaṃ</text:p>
          </table:table-cell>
          <table:table-cell table:formula="of:= COM.MICROSOFT.CONCAT(IF([.$AH58] = &quot;&quot;;&quot;&quot;;&quot;√&quot;);IF([.$AK58] = &quot;&quot;;&quot;&quot;;&quot;√&quot;))">
            <text:p/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t, comp</text:p>
          </table:table-cell>
          <table:table-cell table:number-columns-repeated="5"/>
          <table:table-cell table:style-name="ce141" table:number-columns-repeated="2"/>
          <table:table-cell table:number-columns-repeated="33"/>
          <table:table-cell office:value-type="string" calcext:value-type="string">
            <text:p>suttas of the Jātaka</text:p>
          </table:table-cell>
          <table:table-cell/>
          <table:table-cell table:style-name="ce11" office:value-type="string" calcext:value-type="string">
            <text:p>abhiṇhajātak</text:p>
          </table:table-cell>
          <table:table-cell office:value-type="string" calcext:value-type="string">
            <text:p>a nt</text:p>
          </table:table-cell>
          <table:table-cell office:value-type="string" calcext:value-type="string">
            <text:p>Jātaka 27 (JA 27)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abhiṇhakāraṇa</text:p>
          </table:table-cell>
          <table:table-cell office:value-type="string" calcext:value-type="string">
            <text:p>abhiṇhakāraṇaṃ</text:p>
          </table:table-cell>
          <table:table-cell table:formula="of:= COM.MICROSOFT.CONCAT(IF([.$AH59] = &quot;&quot;;&quot;&quot;;&quot;√&quot;);IF([.$AK59] = &quot;&quot;;&quot;&quot;;&quot;√&quot;))">
            <text:p/>
          </table:table-cell>
          <table:table-cell table:style-name="ce35" office:value-type="string" calcext:value-type="string">
            <text:p>nt</text:p>
          </table:table-cell>
          <table:table-cell table:style-name="ce35" office:value-type="string" calcext:value-type="string">
            <text:p>nt, comp</text:p>
          </table:table-cell>
          <table:table-cell table:style-name="ce35" table:number-columns-repeated="5"/>
          <table:table-cell table:style-name="ce141" office:value-type="string" calcext:value-type="string">
            <text:p>constant practice; continuous repetition</text:p>
          </table:table-cell>
          <table:table-cell table:style-name="ce141" office:value-type="string" calcext:value-type="string">
            <text:p>continuous causing to do</text:p>
          </table:table-cell>
          <table:table-cell table:number-columns-repeated="12"/>
          <table:table-cell table:style-name="ce144"/>
          <table:table-cell table:style-name="ce21" office:value-type="string" calcext:value-type="string">
            <text:p>abhiṇha kāraṇa</text:p>
          </table:table-cell>
          <table:table-cell table:style-name="ce219" office:value-type="string" calcext:value-type="string">
            <text:p>abhiṇha + kāraṇa</text:p>
          </table:table-cell>
          <table:table-cell table:style-name="ce219" table:number-columns-repeated="2"/>
          <table:table-cell table:style-name="ce265"/>
          <table:table-cell table:style-name="ce219" office:value-type="string" calcext:value-type="string">
            <text:p>kammadhāraya</text:p>
          </table:table-cell>
          <table:table-cell table:style-name="ce219" office:value-type="string" calcext:value-type="string">
            <text:p>abhiṇha + kāraṇa</text:p>
          </table:table-cell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pass1</text:p>
          </table:table-cell>
          <table:table-cell/>
          <table:table-cell table:style-name="ce5" office:value-type="string" calcext:value-type="string">
            <text:p>abhiṇhakāraṇ</text:p>
          </table:table-cell>
          <table:table-cell table:style-name="ce5" office:value-type="string" calcext:value-type="string">
            <text:p>a nt</text:p>
          </table:table-cell>
          <table:table-cell table:style-name="ce643"/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ṇhaṃ</text:p>
          </table:table-cell>
          <table:table-cell table:formula="of:= COM.MICROSOFT.CONCAT(IF([.$AH60] = &quot;&quot;;&quot;&quot;;&quot;√&quot;);IF([.$AK60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ind</text:p>
          </table:table-cell>
          <table:table-cell table:style-name="ce35" office:value-type="string" calcext:value-type="string">
            <text:p>ind, adv, abbrev of abhikkhaṇaṃ</text:p>
          </table:table-cell>
          <table:table-cell table:style-name="ce35" office:value-type="string" calcext:value-type="string">
            <text:p>abhikkhaṇaṃ</text:p>
          </table:table-cell>
          <table:table-cell table:style-name="ce35" table:number-columns-repeated="4"/>
          <table:table-cell table:style-name="ce141" office:value-type="string" calcext:value-type="string">
            <text:p>continuously; repeatedly; regularly; often</text:p>
          </table:table-cell>
          <table:table-cell table:style-name="ce141"/>
          <table:table-cell/>
          <table:table-cell office:value-type="string" calcext:value-type="string">
            <text:p>abhīkṣṇa</text:p>
          </table:table-cell>
          <table:table-cell table:formula="of:=[$Roots.$J$11]" office:value-type="string" office:string-value="√īkṣ" calcext:value-type="string">
            <text:p>√īkṣ</text:p>
          </table:table-cell>
          <table:table-cell table:formula="of:=[$Roots.$K$11]" office:value-type="string" office:string-value="see" calcext:value-type="string">
            <text:p>see</text:p>
          </table:table-cell>
          <table:table-cell table:formula="of:=[$Roots.$L$11]" office:value-type="string" office:string-value="1" calcext:value-type="string">
            <text:p>1</text:p>
          </table:table-cell>
          <table:table-cell table:formula="of:=[$Roots.$C$11]" office:value-type="string" office:string-value="√ikkh" calcext:value-type="string">
            <text:p>√ikkh</text:p>
          </table:table-cell>
          <table:table-cell table:formula="of:=[$Roots.$D$11]" office:value-type="float" office:value="0" calcext:value-type="float">
            <text:p>0</text:p>
          </table:table-cell>
          <table:table-cell table:formula="of:=[$Roots.$E$11]" office:value-type="string" office:string-value="･" calcext:value-type="string">
            <text:p>･</text:p>
          </table:table-cell>
          <table:table-cell table:formula="of:=[$Roots.$F$11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11]" office:value-type="string" office:string-value="see, mark" calcext:value-type="string">
            <text:p>see, mark</text:p>
          </table:table-cell>
          <table:table-cell/>
          <table:table-cell table:style-name="ce144" office:value-type="string" calcext:value-type="string">
            <text:p>abhi √ikkh</text:p>
          </table:table-cell>
          <table:table-cell table:style-name="ce21" office:value-type="string" calcext:value-type="string">
            <text:p>abhiṇha</text:p>
          </table:table-cell>
          <table:table-cell table:style-name="ce219" office:value-type="string" calcext:value-type="string">
            <text:p>abhi + √ikkh + aṇa + aṃ</text:p>
            <text:p>abhikkhaṇaṃ &gt; abhiṇhaṃ</text:p>
          </table:table-cell>
          <table:table-cell table:style-name="ce219" table:number-columns-repeated="2"/>
          <table:table-cell table:style-name="ce265" office:value-type="string" calcext:value-type="string">
            <text:p><text:span text:style-name="T1">kkhaṇ &gt; ṇh (</text:span>contraction)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AN 5.57</text:p>
          </table:table-cell>
          <table:table-cell table:style-name="ce260" office:value-type="string" calcext:value-type="string">
            <text:p>abhiṇhapaccavekkhitabbaṭhānasuttaṃ</text:p>
          </table:table-cell>
          <table:table-cell office:value-type="string" calcext:value-type="string">
            <text:p>pañc'imāni, bhikkhave, ṭhānāni <text:span text:style-name="T3">abhiṇhaṃ</text:span> paccavekkhitabbāni itthiyā vā purisena vā gahaṭṭhena vā pabbajitena vā. katamāni pañca?</text:p>
          </table:table-cell>
          <table:table-cell table:style-name="ce260" office:value-type="string" calcext:value-type="string">
            <text:p>MN 24</text:p>
          </table:table-cell>
          <table:table-cell table:style-name="ce260" office:value-type="string" calcext:value-type="string">
            <text:p>rathavinītasuttaṃ</text:p>
          </table:table-cell>
          <table:table-cell office:value-type="string" calcext:value-type="string">
            <text:p>yassa kho tvaṃ, āvuso sāriputta, puṇṇassa nāma bhikkhuno mantāṇiputtassa <text:span text:style-name="T3">abhiṇhaṃ</text:span> kittayamāno ahosi, so ... yena andhavanaṃ tena pakkanto divāvihārāyā'ti.</text:p>
          </table:table-cell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-</text:p>
          </table:table-cell>
          <table:table-cell table:style-name="ce5"/>
          <table:table-cell table:style-name="ce643" office:value-type="string" calcext:value-type="string">
            <text:p>often, repeatedly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ṇhaṃāpattika</text:p>
          </table:table-cell>
          <table:table-cell table:formula="of:= COM.MICROSOFT.CONCAT(IF([.$AH61] = &quot;&quot;;&quot;&quot;;&quot;√&quot;);IF([.$AK61] = &quot;&quot;;&quot;&quot;;&quot;√&quot;))">
            <text:p/>
          </table:table-cell>
          <table:table-cell table:number-columns-repeated="2" table:style-name="ce35" office:value-type="string" calcext:value-type="string">
            <text:p>adj</text:p>
          </table:table-cell>
          <table:table-cell table:style-name="ce35" office:value-type="string" calcext:value-type="string">
            <text:p>abhiṇhaṃ</text:p>
          </table:table-cell>
          <table:table-cell table:style-name="ce35" table:number-columns-repeated="4"/>
          <table:table-cell table:style-name="ce141" table:number-columns-repeated="2"/>
          <table:table-cell table:number-columns-repeated="12"/>
          <table:table-cell table:style-name="ce144"/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ṇhaṃāpattik</text:p>
          </table:table-cell>
          <table:table-cell table:style-name="ce5" office:value-type="string" calcext:value-type="string">
            <text:p>a adj</text:p>
          </table:table-cell>
          <table:table-cell table:style-name="ce643" office:value-type="string" calcext:value-type="string">
            <text:p>repeatedly committing an offence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abhiṇhaṃdassana</text:p>
          </table:table-cell>
          <table:table-cell office:value-type="string" calcext:value-type="string">
            <text:p>abhiṇhaṃdassanaṃ</text:p>
          </table:table-cell>
          <table:table-cell table:formula="of:= COM.MICROSOFT.CONCAT(IF([.$AH62] = &quot;&quot;;&quot;&quot;;&quot;√&quot;);IF([.$AK62] = &quot;&quot;;&quot;&quot;;&quot;√&quot;))">
            <text:p/>
          </table:table-cell>
          <table:table-cell table:style-name="ce35" office:value-type="string" calcext:value-type="string">
            <text:p>nt</text:p>
          </table:table-cell>
          <table:table-cell table:style-name="ce35" office:value-type="string" calcext:value-type="string">
            <text:p>nt, act, comp</text:p>
          </table:table-cell>
          <table:table-cell table:style-name="ce35" office:value-type="string" calcext:value-type="string">
            <text:p>abhiṇhadassana, abhiṇhaṃ</text:p>
          </table:table-cell>
          <table:table-cell table:style-name="ce35" table:number-columns-repeated="4"/>
          <table:table-cell table:style-name="ce141" table:number-columns-repeated="2"/>
          <table:table-cell table:number-columns-repeated="12"/>
          <table:table-cell table:style-name="ce144"/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ṇhaṃdassan</text:p>
          </table:table-cell>
          <table:table-cell table:style-name="ce5" office:value-type="string" calcext:value-type="string">
            <text:p>a nt</text:p>
          </table:table-cell>
          <table:table-cell table:style-name="ce643" office:value-type="string" calcext:value-type="string">
            <text:p>frequently seeing</text:p>
          </table:table-cell>
          <table:table-cell table:number-columns-repeated="964"/>
        </table:table-row>
        <table:table-row table:style-name="ro1">
          <table:table-cell table:number-columns-repeated="2" office:value-type="string" calcext:value-type="string">
            <text:p>abhiṇhaṃkāraṇā</text:p>
          </table:table-cell>
          <table:table-cell table:formula="of:= COM.MICROSOFT.CONCAT(IF([.$AH63] = &quot;&quot;;&quot;&quot;;&quot;√&quot;);IF([.$AK63] = &quot;&quot;;&quot;&quot;;&quot;√&quot;))">
            <text:p/>
          </table:table-cell>
          <table:table-cell table:style-name="ce35" office:value-type="string" calcext:value-type="string">
            <text:p>fem</text:p>
          </table:table-cell>
          <table:table-cell table:style-name="ce35" office:value-type="string" calcext:value-type="string">
            <text:p>fem, act, comp</text:p>
          </table:table-cell>
          <table:table-cell table:style-name="ce35" office:value-type="string" calcext:value-type="string">
            <text:p>abhiṇhaṃ</text:p>
          </table:table-cell>
          <table:table-cell table:style-name="ce35" table:number-columns-repeated="4"/>
          <table:table-cell table:style-name="ce141" table:number-columns-repeated="2"/>
          <table:table-cell table:number-columns-repeated="12"/>
          <table:table-cell table:style-name="ce144"/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ṇhaṃkāraṇ</text:p>
          </table:table-cell>
          <table:table-cell table:style-name="ce5" office:value-type="string" calcext:value-type="string">
            <text:p>ā fem</text:p>
          </table:table-cell>
          <table:table-cell table:style-name="ce643" office:value-type="string" calcext:value-type="string">
            <text:p>continuous training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ṇhaṃsannipāta</text:p>
          </table:table-cell>
          <table:table-cell table:formula="of:= COM.MICROSOFT.CONCAT(IF([.$AH64] = &quot;&quot;;&quot;&quot;;&quot;√&quot;);IF([.$AK64] = &quot;&quot;;&quot;&quot;;&quot;√&quot;))">
            <text:p/>
          </table:table-cell>
          <table:table-cell table:number-columns-repeated="2" table:style-name="ce35" office:value-type="string" calcext:value-type="string">
            <text:p>adj</text:p>
          </table:table-cell>
          <table:table-cell table:style-name="ce35" office:value-type="string" calcext:value-type="string">
            <text:p>abhiṇhasannipāta, abhiṇhaṃ</text:p>
          </table:table-cell>
          <table:table-cell table:style-name="ce35" table:number-columns-repeated="4"/>
          <table:table-cell table:style-name="ce141" table:number-columns-repeated="2"/>
          <table:table-cell table:number-columns-repeated="12"/>
          <table:table-cell table:style-name="ce144"/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ṇhaṃsannipāt</text:p>
          </table:table-cell>
          <table:table-cell table:style-name="ce5" office:value-type="string" calcext:value-type="string">
            <text:p>a adj</text:p>
          </table:table-cell>
          <table:table-cell table:style-name="ce643" office:value-type="string" calcext:value-type="string">
            <text:p>holding frequent assemblies</text:p>
          </table:table-cell>
          <table:table-cell table:number-columns-repeated="964"/>
        </table:table-row>
        <table:table-row table:style-name="ro5">
          <table:table-cell office:value-type="string" calcext:value-type="string">
            <text:p>abhiṇhapaccavekkhitabbaṭhānasutta</text:p>
          </table:table-cell>
          <table:table-cell office:value-type="string" calcext:value-type="string">
            <text:p>abhiṇhapaccavekkhitabbaṭhānasuttaṃ</text:p>
          </table:table-cell>
          <table:table-cell table:formula="of:= COM.MICROSOFT.CONCAT(IF([.$AH65] = &quot;&quot;;&quot;&quot;;&quot;√&quot;);IF([.$AK65] = &quot;&quot;;&quot;&quot;;&quot;√&quot;))">
            <text:p/>
          </table:table-cell>
          <table:table-cell table:style-name="ce35" office:value-type="string" calcext:value-type="string">
            <text:p>nt</text:p>
          </table:table-cell>
          <table:table-cell table:style-name="ce35" office:value-type="string" calcext:value-type="string">
            <text:p>nt, comp</text:p>
          </table:table-cell>
          <table:table-cell table:style-name="ce35" table:number-columns-repeated="5"/>
          <table:table-cell table:style-name="ce141" table:number-columns-repeated="2"/>
          <table:table-cell table:number-columns-repeated="12"/>
          <table:table-cell table:style-name="ce144"/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suttas of the Aṅguttara Nikāya 5</text:p>
          </table:table-cell>
          <table:table-cell/>
          <table:table-cell table:style-name="ce11" office:value-type="string" calcext:value-type="string">
            <text:p>abhiṇhapaccavekkhitabbaṭhānasutt</text:p>
          </table:table-cell>
          <table:table-cell table:style-name="ce5" office:value-type="string" calcext:value-type="string">
            <text:p>a nt</text:p>
          </table:table-cell>
          <table:table-cell table:style-name="ce643" office:value-type="string" calcext:value-type="string">
            <text:p>Aṅguttara Nikāya 5.57 (AN5.57)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ṇhāpattika</text:p>
          </table:table-cell>
          <table:table-cell table:formula="of:= COM.MICROSOFT.CONCAT(IF([.$AH66] = &quot;&quot;;&quot;&quot;;&quot;√&quot;);IF([.$AK66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adj</text:p>
          </table:table-cell>
          <table:table-cell office:value-type="string" calcext:value-type="string">
            <text:p>adj, comp</text:p>
          </table:table-cell>
          <table:table-cell table:style-name="ce35" table:number-columns-repeated="5"/>
          <table:table-cell table:style-name="ce141" office:value-type="string" calcext:value-type="string">
            <text:p>repeatedly transgressing; often guilty of an offence; constantly offending</text:p>
          </table:table-cell>
          <table:table-cell table:style-name="ce141"/>
          <table:table-cell/>
          <table:table-cell office:value-type="string" calcext:value-type="string">
            <text:p>abhīkṣṇa + āpatti + ka</text:p>
          </table:table-cell>
          <table:table-cell table:number-columns-repeated="10"/>
          <table:table-cell table:style-name="ce144"/>
          <table:table-cell table:style-name="ce5" office:value-type="string" calcext:value-type="string">
            <text:p>abhiṇha āpatti</text:p>
          </table:table-cell>
          <table:table-cell table:style-name="ce515" office:value-type="string" calcext:value-type="string">
            <text:p>abhiṇha + āpattika</text:p>
          </table:table-cell>
          <table:table-cell table:style-name="ce219" table:number-columns-repeated="2"/>
          <table:table-cell table:style-name="ce265"/>
          <table:table-cell table:style-name="ce219" office:value-type="string" calcext:value-type="string">
            <text:p>kammadhāraya</text:p>
          </table:table-cell>
          <table:table-cell table:style-name="ce515" office:value-type="string" calcext:value-type="string">
            <text:p>abhiṇha + āpattika</text:p>
          </table:table-cell>
          <table:table-cell/>
          <table:table-cell table:style-name="ce260" office:value-type="string" calcext:value-type="string">
            <text:p>MN 65</text:p>
          </table:table-cell>
          <table:table-cell table:style-name="ce260" office:value-type="string" calcext:value-type="string">
            <text:p>bhaddālisuttaṃ</text:p>
          </table:table-cell>
          <table:table-cell office:value-type="string" calcext:value-type="string">
            <text:p>idha, bhaddāli, ekacco bhikkhu <text:span text:style-name="T3">abhiṇh'āpattiko</text:span> hoti āpattibahulo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11" office:value-type="string" calcext:value-type="string">
            <text:p>abhiṇhāpattik</text:p>
          </table:table-cell>
          <table:table-cell table:style-name="ce5" office:value-type="string" calcext:value-type="string">
            <text:p>a adj</text:p>
          </table:table-cell>
          <table:table-cell table:style-name="ce643" office:value-type="string" calcext:value-type="string">
            <text:p>repeatedly making transgression, often guilty of an offence, constantly offending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abhiṇhasannipāta</text:p>
          </table:table-cell>
          <table:table-cell office:value-type="string" calcext:value-type="string">
            <text:p>abhiṇhasannipāto</text:p>
          </table:table-cell>
          <table:table-cell table:formula="of:= COM.MICROSOFT.CONCAT(IF([.$AH67] = &quot;&quot;;&quot;&quot;;&quot;√&quot;);IF([.$AK67] = &quot;&quot;;&quot;&quot;;&quot;√&quot;))">
            <text:p/>
          </table:table-cell>
          <table:table-cell table:number-columns-repeated="2" table:style-name="ce35" office:value-type="string" calcext:value-type="string">
            <text:p>masc</text:p>
          </table:table-cell>
          <table:table-cell table:style-name="ce35" table:number-columns-repeated="5"/>
          <table:table-cell table:style-name="ce141" table:number-columns-repeated="2"/>
          <table:table-cell table:number-columns-repeated="12"/>
          <table:table-cell table:style-name="ce144"/>
          <table:table-cell table:style-name="ce5" office:value-type="string" calcext:value-type="string">
            <text:p>abhiṇha sannipāta</text:p>
          </table:table-cell>
          <table:table-cell table:style-name="ce219" table:number-columns-repeated="3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ṇhasannipāt</text:p>
          </table:table-cell>
          <table:table-cell table:style-name="ce5" office:value-type="string" calcext:value-type="string">
            <text:p>a masc</text:p>
          </table:table-cell>
          <table:table-cell table:style-name="ce643" office:value-type="string" calcext:value-type="string">
            <text:p>meeting often together</text:p>
          </table:table-cell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ṇhaso</text:p>
          </table:table-cell>
          <table:table-cell table:formula="of:= COM.MICROSOFT.CONCAT(IF([.$AH68] = &quot;&quot;;&quot;&quot;;&quot;√&quot;);IF([.$AK68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ind</text:p>
          </table:table-cell>
          <table:table-cell table:style-name="ce35" office:value-type="string" calcext:value-type="string">
            <text:p>ind, adv, abl sg of abhiṇha</text:p>
          </table:table-cell>
          <table:table-cell table:style-name="ce35" office:value-type="string" calcext:value-type="string">
            <text:p>abhiṇha</text:p>
          </table:table-cell>
          <table:table-cell table:style-name="ce35" table:number-columns-repeated="4"/>
          <table:table-cell table:style-name="ce141" office:value-type="string" calcext:value-type="string">
            <text:p>continuously; repeatedly; regularly; often</text:p>
          </table:table-cell>
          <table:table-cell table:style-name="ce141"/>
          <table:table-cell/>
          <table:table-cell office:value-type="string" calcext:value-type="string">
            <text:p>abhīkṣṇam, abhīṣṇam (bsk)</text:p>
          </table:table-cell>
          <table:table-cell table:formula="of:=[$Roots.$J$11]" office:value-type="string" office:string-value="√īkṣ" calcext:value-type="string">
            <text:p>√īkṣ</text:p>
          </table:table-cell>
          <table:table-cell table:formula="of:=[$Roots.$K$11]" office:value-type="string" office:string-value="see" calcext:value-type="string">
            <text:p>see</text:p>
          </table:table-cell>
          <table:table-cell table:formula="of:=[$Roots.$L$11]" office:value-type="string" office:string-value="1" calcext:value-type="string">
            <text:p>1</text:p>
          </table:table-cell>
          <table:table-cell table:formula="of:=[$Roots.$C$11]" office:value-type="string" office:string-value="√ikkh" calcext:value-type="string">
            <text:p>√ikkh</text:p>
          </table:table-cell>
          <table:table-cell table:formula="of:=[$Roots.$D$11]" office:value-type="float" office:value="0" calcext:value-type="float">
            <text:p>0</text:p>
          </table:table-cell>
          <table:table-cell table:formula="of:=[$Roots.$E$11]" office:value-type="string" office:string-value="･" calcext:value-type="string">
            <text:p>･</text:p>
          </table:table-cell>
          <table:table-cell table:formula="of:=[$Roots.$F$11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11]" office:value-type="string" office:string-value="see, mark" calcext:value-type="string">
            <text:p>see, mark</text:p>
          </table:table-cell>
          <table:table-cell/>
          <table:table-cell table:style-name="ce144" office:value-type="string" calcext:value-type="string">
            <text:p>abhi √ikkh</text:p>
          </table:table-cell>
          <table:table-cell table:style-name="ce5"/>
          <table:table-cell table:style-name="ce219" office:value-type="string" calcext:value-type="string">
            <text:p>abhi + √ikkh + aṇa + so</text:p>
            <text:p>abhikkhaṇa &gt; abhiṇha + so</text:p>
          </table:table-cell>
          <table:table-cell table:style-name="ce219" office:value-type="string" calcext:value-type="string">
            <text:p>taddhita</text:p>
          </table:table-cell>
          <table:table-cell table:style-name="ce219" office:value-type="string" calcext:value-type="string">
            <text:p>so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TH 25</text:p>
          </table:table-cell>
          <table:table-cell table:style-name="ce260" office:value-type="string" calcext:value-type="string">
            <text:p>nandiyattheragāthā</text:p>
          </table:table-cell>
          <table:table-cell office:value-type="string" calcext:value-type="string">
            <text:p>obhāsajātaṃ phalagaṃ,</text:p>
            <text:p>cittaṃ yassa <text:span text:style-name="T3">abhiṇhaso</text:span>,</text:p>
            <text:p>tādisaṃ bhikkhum'āsajja,</text:p>
            <text:p>kaṇha dukkhaṃ nigacchasī'ti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-</text:p>
          </table:table-cell>
          <table:table-cell table:style-name="ce5"/>
          <table:table-cell table:style-name="ce643" office:value-type="string" calcext:value-type="string">
            <text:p>always, repeatedly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ibbajjayati</text:p>
          </table:table-cell>
          <table:table-cell table:formula="of:= COM.MICROSOFT.CONCAT(IF([.$AH69] = &quot;&quot;;&quot;&quot;;&quot;√&quot;);IF([.$AK69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office:value-type="string" calcext:value-type="string">
            <text:p>abhinibbijjayati</text:p>
          </table:table-cell>
          <table:table-cell table:style-name="ce35" table:number-columns-repeated="4"/>
          <table:table-cell table:style-name="ce141" table:number-columns-repeated="2"/>
          <table:table-cell table:number-columns-repeated="2"/>
          <table:table-cell table:formula="of:=[$Roots.$J$50]" office:value-type="string" office:string-value="√vṛj" calcext:value-type="string">
            <text:p>√vṛj</text:p>
          </table:table-cell>
          <table:table-cell table:formula="of:=[$Roots.$K$50]" office:value-type="string" office:string-value="twist" calcext:value-type="string">
            <text:p>twist</text:p>
          </table:table-cell>
          <table:table-cell table:formula="of:=[$Roots.$L$50]" office:value-type="string" office:string-value="7" calcext:value-type="string">
            <text:p>7</text:p>
          </table:table-cell>
          <table:table-cell table:formula="of:=[$Roots.$C$50]" office:value-type="string" office:string-value="√vajj" calcext:value-type="string">
            <text:p>√vajj</text:p>
          </table:table-cell>
          <table:table-cell table:formula="of:=[$Roots.$D$50]" office:value-type="float" office:value="0" calcext:value-type="float">
            <text:p>0</text:p>
          </table:table-cell>
          <table:table-cell table:formula="of:=[$Roots.$E$50]" office:value-type="string" office:string-value="･" calcext:value-type="string">
            <text:p>･</text:p>
          </table:table-cell>
          <table:table-cell table:formula="of:=[$Roots.$F$50]" office:value-type="string" office:string-value="8" calcext:value-type="string">
            <text:p>8</text:p>
          </table:table-cell>
          <table:table-cell office:value-type="string" calcext:value-type="string">
            <text:p>*aya</text:p>
          </table:table-cell>
          <table:table-cell table:formula="of:=[$Roots.$I$50]" office:value-type="string" office:string-value="turn, avoid" calcext:value-type="string">
            <text:p>turn, avoid</text:p>
          </table:table-cell>
          <table:table-cell office:value-type="string" calcext:value-type="string">
            <text:p>√vajj + aya &gt; vajjaya &gt; bajjaya (irreg)</text:p>
          </table:table-cell>
          <table:table-cell table:style-name="ce144" office:value-type="string" calcext:value-type="string">
            <text:p>abhi nī √vajj</text:p>
          </table:table-cell>
          <table:table-cell table:style-name="ce5"/>
          <table:table-cell table:style-name="ce515"/>
          <table:table-cell table:style-name="ce219" table:number-columns-repeated="2"/>
          <table:table-cell table:style-name="ce265" office:value-type="string" calcext:value-type="string">
            <text:p>īv &gt; ibb</text:p>
          </table:table-cell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nibbajjay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avoids; shuns</text:p>
          </table:table-cell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nibbajjetvā</text:p>
          </table:table-cell>
          <table:table-cell table:formula="of:= COM.MICROSOFT.CONCAT(IF([.$AH70] = &quot;&quot;;&quot;&quot;;&quot;√&quot;);IF([.$AK70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abs</text:p>
          </table:table-cell>
          <table:table-cell table:style-name="ce35" office:value-type="string" calcext:value-type="string">
            <text:p><text:span text:style-name="T1">abs of abhinibbajjeti</text:span></text:p>
          </table:table-cell>
          <table:table-cell table:style-name="ce100" office:value-type="string" calcext:value-type="string">
            <text:p>abhinibbajje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having completely avoided; having shunned; having steered clear (of)</text:p>
          </table:table-cell>
          <table:table-cell table:style-name="ce141"/>
          <table:table-cell/>
          <table:table-cell office:value-type="string" calcext:value-type="string">
            <text:p>abhi + nivṛktvā</text:p>
          </table:table-cell>
          <table:table-cell table:formula="of:=[$Roots.$J$50]" office:value-type="string" office:string-value="√vṛj" calcext:value-type="string">
            <text:p>√vṛj</text:p>
          </table:table-cell>
          <table:table-cell table:formula="of:=[$Roots.$K$50]" office:value-type="string" office:string-value="twist" calcext:value-type="string">
            <text:p>twist</text:p>
          </table:table-cell>
          <table:table-cell table:formula="of:=[$Roots.$L$50]" office:value-type="string" office:string-value="7" calcext:value-type="string">
            <text:p>7</text:p>
          </table:table-cell>
          <table:table-cell table:formula="of:=[$Roots.$C$50]" office:value-type="string" office:string-value="√vajj" calcext:value-type="string">
            <text:p>√vajj</text:p>
          </table:table-cell>
          <table:table-cell table:formula="of:=[$Roots.$D$50]" office:value-type="float" office:value="0" calcext:value-type="float">
            <text:p>0</text:p>
          </table:table-cell>
          <table:table-cell table:formula="of:=[$Roots.$E$50]" office:value-type="string" office:string-value="･" calcext:value-type="string">
            <text:p>･</text:p>
          </table:table-cell>
          <table:table-cell table:formula="of:=[$Roots.$F$50]" office:value-type="string" office:string-value="8" calcext:value-type="string">
            <text:p>8</text:p>
          </table:table-cell>
          <table:table-cell office:value-type="string" calcext:value-type="string">
            <text:p>*e</text:p>
          </table:table-cell>
          <table:table-cell table:formula="of:=[$Roots.$I$50]" office:value-type="string" office:string-value="turn, avoid" calcext:value-type="string">
            <text:p>turn, avoid</text:p>
          </table:table-cell>
          <table:table-cell office:value-type="string" calcext:value-type="string">
            <text:p>√vajj + e &gt; vajje &gt; bajje (irreg)</text:p>
          </table:table-cell>
          <table:table-cell table:style-name="ce144" office:value-type="string" calcext:value-type="string">
            <text:p>abhi nī √vajj</text:p>
          </table:table-cell>
          <table:table-cell table:style-name="ce5"/>
          <table:table-cell table:style-name="ce219" office:value-type="string" calcext:value-type="string">
            <text:p>abhi + nī + bajje + tvā</text:p>
          </table:table-cell>
          <table:table-cell table:style-name="ce219" table:number-columns-repeated="2"/>
          <table:table-cell table:style-name="ce265" office:value-type="string" calcext:value-type="string">
            <text:p>īv &gt; ibb</text:p>
          </table:table-cell>
          <table:table-cell table:style-name="ce219"/>
          <table:table-cell table:style-name="ce515"/>
          <table:table-cell/>
          <table:table-cell table:style-name="ce260" office:value-type="string" calcext:value-type="string">
            <text:p>MN 60</text:p>
          </table:table-cell>
          <table:table-cell table:style-name="ce260" office:value-type="string" calcext:value-type="string">
            <text:p>apaṇṇakasuttaṃ</text:p>
          </table:table-cell>
          <table:table-cell office:value-type="string" calcext:value-type="string">
            <text:p>yam'idaṃ kāyasucaritaṃ, vacīsucaritaṃ, manosucaritaṃ, ime tayo kusale dhamme <text:span text:style-name="T3">abhinibbajjetvā</text:span> yam'idaṃ kāyaduccaritaṃ, vacīduccaritaṃ, manoduccaritaṃ, ime tayo akusale dhamme samādāya vattissanti.</text:p>
          </table:table-cell>
          <table:table-cell table:style-name="ce260" table:number-columns-repeated="2"/>
          <table:table-cell/>
          <table:table-cell table:style-name="ce537" table:number-columns-repeated="2"/>
          <table:table-cell table:style-name="ce587" office:value-type="string" calcext:value-type="string">
            <text:p>abhinivajjetvā, abhinibbijjitvā</text:p>
          </table:table-cell>
          <table:table-cell table:style-name="ce355"/>
          <table:table-cell table:style-name="ce265" table:number-columns-repeated="3"/>
          <table:table-cell/>
          <table:table-cell table:style-name="ce11" office:value-type="string" calcext:value-type="string">
            <text:p>-</text:p>
          </table:table-cell>
          <table:table-cell table:style-name="ce5"/>
          <table:table-cell table:style-name="ce643" office:value-type="string" calcext:value-type="string">
            <text:p>having avoided; having shunned</text:p>
          </table:table-cell>
          <table:table-cell table:number-columns-repeated="964"/>
        </table:table-row>
        <table:table-row table:style-name="ro5">
          <table:table-cell office:value-type="string" calcext:value-type="string">
            <text:p>abhinibbatta 1</text:p>
          </table:table-cell>
          <table:table-cell office:value-type="string" calcext:value-type="string">
            <text:p>abhinibbatta</text:p>
          </table:table-cell>
          <table:table-cell table:formula="of:= COM.MICROSOFT.CONCAT(IF([.$AH71] = &quot;&quot;;&quot;&quot;;&quot;√&quot;);IF([.$AK71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<text:span text:style-name="T1">pp ofabhinibbattati</text:span></text:p>
          </table:table-cell>
          <table:table-cell table:style-name="ce100" office:value-type="string" calcext:value-type="string">
            <text:p>abhinibbattati</text:p>
          </table:table-cell>
          <table:table-cell table:style-name="ce35" table:number-columns-repeated="3"/>
          <table:table-cell table:style-name="ce35" office:value-type="string" calcext:value-type="string">
            <text:p>+instr</text:p>
          </table:table-cell>
          <table:table-cell table:style-name="ce141" office:value-type="string" calcext:value-type="string">
            <text:p>produced (by); generated (by); brought into being (by); resulting (from)</text:p>
          </table:table-cell>
          <table:table-cell table:style-name="ce141"/>
          <table:table-cell/>
          <table:table-cell office:value-type="string" calcext:value-type="string">
            <text:p>abhinirvṛtta</text:p>
          </table:table-cell>
          <table:table-cell table:formula="of:=[$Roots.$J$53]" office:value-type="string" office:string-value="√vṛt" calcext:value-type="string">
            <text:p>√vṛt</text:p>
          </table:table-cell>
          <table:table-cell table:formula="of:=[$Roots.$K$53]" office:value-type="string" office:string-value="turn" calcext:value-type="string">
            <text:p>turn</text:p>
          </table:table-cell>
          <table:table-cell table:formula="of:=[$Roots.$L$53]" office:value-type="string" office:string-value="1" calcext:value-type="string">
            <text:p>1</text:p>
          </table:table-cell>
          <table:table-cell table:formula="of:=[$Roots.$C$53]" office:value-type="string" office:string-value="√vatt" calcext:value-type="string">
            <text:p>√vatt</text:p>
          </table:table-cell>
          <table:table-cell table:formula="of:=[$Roots.$D$53]" office:value-type="float" office:value="0" calcext:value-type="float">
            <text:p>0</text:p>
          </table:table-cell>
          <table:table-cell table:formula="of:=[$Roots.$E$53]" office:value-type="string" office:string-value="･" calcext:value-type="string">
            <text:p>･</text:p>
          </table:table-cell>
          <table:table-cell table:formula="of:=[$Roots.$F$53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53]" office:value-type="string" office:string-value="be, proceed" calcext:value-type="string">
            <text:p>be, proceed</text:p>
          </table:table-cell>
          <table:table-cell/>
          <table:table-cell table:style-name="ce144" office:value-type="string" calcext:value-type="string">
            <text:p>abhi nī √vatt</text:p>
          </table:table-cell>
          <table:table-cell table:style-name="ce5"/>
          <table:table-cell table:style-name="ce219" office:value-type="string" calcext:value-type="string">
            <text:p>abhi + nī + √vatt + 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ta</text:p>
          </table:table-cell>
          <table:table-cell table:style-name="ce265" office:value-type="string" calcext:value-type="string">
            <text:p>īv &gt; ibb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MN 90</text:p>
          </table:table-cell>
          <table:table-cell table:style-name="ce260" office:value-type="string" calcext:value-type="string">
            <text:p>kaṇṇakatthalasuttaṃ</text:p>
          </table:table-cell>
          <table:table-cell office:value-type="string" calcext:value-type="string">
            <text:p>evam'eva kho, mahārāja, yaṃ taṃ tejaṃ vīriyā nimmathitaṃ padhāna-<text:span text:style-name="T3">abhinibbattaṃ</text:span>, n'āhaṃ tattha kiñci nānākaraṇaṃ vadāmi, yad'idaṃ vimuttiyā vimuttin'ti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bbatt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reproduced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abhinibbatta 2</text:p>
          </table:table-cell>
          <table:table-cell office:value-type="string" calcext:value-type="string">
            <text:p>abhinibbatta</text:p>
          </table:table-cell>
          <table:table-cell table:formula="of:= COM.MICROSOFT.CONCAT(IF([.$AH72] = &quot;&quot;;&quot;&quot;;&quot;√&quot;);IF([.$AK72] = &quot;&quot;;&quot;&quot;;&quot;√&quot;))">
            <text:p/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<text:span text:style-name="T1">pp ofabhinibbattati</text:span></text:p>
          </table:table-cell>
          <table:table-cell table:style-name="ce100" office:value-type="string" calcext:value-type="string">
            <text:p>abhinibbattati</text:p>
          </table:table-cell>
          <table:table-cell table:style-name="ce35" table:number-columns-repeated="4"/>
          <table:table-cell table:style-name="ce141" table:number-columns-repeated="2"/>
          <table:table-cell/>
          <table:table-cell office:value-type="string" calcext:value-type="string">
            <text:p>abhinirvṛtta</text:p>
          </table:table-cell>
          <table:table-cell table:formula="of:=[$Roots.$J$53]" office:value-type="string" office:string-value="√vṛt" calcext:value-type="string">
            <text:p>√vṛt</text:p>
          </table:table-cell>
          <table:table-cell table:formula="of:=[$Roots.$K$53]" office:value-type="string" office:string-value="turn" calcext:value-type="string">
            <text:p>turn</text:p>
          </table:table-cell>
          <table:table-cell table:formula="of:=[$Roots.$L$53]" office:value-type="string" office:string-value="1" calcext:value-type="string">
            <text:p>1</text:p>
          </table:table-cell>
          <table:table-cell table:formula="of:=[$Roots.$C$53]" office:value-type="string" office:string-value="√vatt" calcext:value-type="string">
            <text:p>√vatt</text:p>
          </table:table-cell>
          <table:table-cell table:formula="of:=[$Roots.$D$53]" office:value-type="float" office:value="0" calcext:value-type="float">
            <text:p>0</text:p>
          </table:table-cell>
          <table:table-cell table:formula="of:=[$Roots.$E$53]" office:value-type="string" office:string-value="･" calcext:value-type="string">
            <text:p>･</text:p>
          </table:table-cell>
          <table:table-cell table:formula="of:=[$Roots.$F$53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53]" office:value-type="string" office:string-value="be, proceed" calcext:value-type="string">
            <text:p>be, proceed</text:p>
          </table:table-cell>
          <table:table-cell/>
          <table:table-cell table:style-name="ce144" office:value-type="string" calcext:value-type="string">
            <text:p>abhi nī √vatt</text:p>
          </table:table-cell>
          <table:table-cell table:style-name="ce5"/>
          <table:table-cell table:style-name="ce219" office:value-type="string" calcext:value-type="string">
            <text:p>abhi + nī + √vatt + 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ta</text:p>
          </table:table-cell>
          <table:table-cell table:style-name="ce265" office:value-type="string" calcext:value-type="string">
            <text:p>īv &gt; ibb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bbatt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reborn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ibbattaka</text:p>
          </table:table-cell>
          <table:table-cell table:formula="of:= COM.MICROSOFT.CONCAT(IF([.$AH73] = &quot;&quot;;&quot;&quot;;&quot;√&quot;);IF([.$AK73] = &quot;&quot;;&quot;&quot;;&quot;√&quot;))">
            <text:p/>
          </table:table-cell>
          <table:table-cell table:number-columns-repeated="2" table:style-name="ce35" office:value-type="string" calcext:value-type="string">
            <text:p>adj</text:p>
          </table:table-cell>
          <table:table-cell table:style-name="ce35" office:value-type="string" calcext:value-type="string">
            <text:p>abhinibbatteti</text:p>
          </table:table-cell>
          <table:table-cell table:style-name="ce35" table:number-columns-repeated="4"/>
          <table:table-cell table:style-name="ce141" table:number-columns-repeated="2"/>
          <table:table-cell table:number-columns-repeated="12"/>
          <table:table-cell table:style-name="ce144"/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nibbattak</text:p>
          </table:table-cell>
          <table:table-cell table:style-name="ce5" office:value-type="string" calcext:value-type="string">
            <text:p>a adj</text:p>
          </table:table-cell>
          <table:table-cell table:style-name="ce643" office:value-type="string" calcext:value-type="string">
            <text:p>producing, causing to come into being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abhinibbattana</text:p>
          </table:table-cell>
          <table:table-cell office:value-type="string" calcext:value-type="string">
            <text:p>abhinibbattanaṃ</text:p>
          </table:table-cell>
          <table:table-cell table:formula="of:= COM.MICROSOFT.CONCAT(IF([.$AH74] = &quot;&quot;;&quot;&quot;;&quot;√&quot;);IF([.$AK74] = &quot;&quot;;&quot;&quot;;&quot;√&quot;))">
            <text:p/>
          </table:table-cell>
          <table:table-cell table:number-columns-repeated="2" table:style-name="ce35" office:value-type="string" calcext:value-type="string">
            <text:p>nt</text:p>
          </table:table-cell>
          <table:table-cell table:style-name="ce35" table:number-columns-repeated="2"/>
          <table:table-cell table:style-name="ce35" office:value-type="string" calcext:value-type="string">
            <text:p>caus</text:p>
          </table:table-cell>
          <table:table-cell table:style-name="ce35" table:number-columns-repeated="2"/>
          <table:table-cell table:style-name="ce141" table:number-columns-repeated="2"/>
          <table:table-cell table:number-columns-repeated="2"/>
          <table:table-cell table:formula="of:=[$Roots.$J$53]" office:value-type="string" office:string-value="√vṛt" calcext:value-type="string">
            <text:p>√vṛt</text:p>
          </table:table-cell>
          <table:table-cell table:formula="of:=[$Roots.$K$53]" office:value-type="string" office:string-value="turn" calcext:value-type="string">
            <text:p>turn</text:p>
          </table:table-cell>
          <table:table-cell table:formula="of:=[$Roots.$L$53]" office:value-type="string" office:string-value="1" calcext:value-type="string">
            <text:p>1</text:p>
          </table:table-cell>
          <table:table-cell table:formula="of:=[$Roots.$C$53]" office:value-type="string" office:string-value="√vatt" calcext:value-type="string">
            <text:p>√vatt</text:p>
          </table:table-cell>
          <table:table-cell table:formula="of:=[$Roots.$D$53]" office:value-type="float" office:value="0" calcext:value-type="float">
            <text:p>0</text:p>
          </table:table-cell>
          <table:table-cell table:formula="of:=[$Roots.$E$53]" office:value-type="string" office:string-value="･" calcext:value-type="string">
            <text:p>･</text:p>
          </table:table-cell>
          <table:table-cell table:formula="of:=[$Roots.$F$53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53]" office:value-type="string" office:string-value="be, proceed" calcext:value-type="string">
            <text:p>be, proceed</text:p>
          </table:table-cell>
          <table:table-cell/>
          <table:table-cell table:style-name="ce144" office:value-type="string" calcext:value-type="string">
            <text:p>abhi nī √vatt</text:p>
          </table:table-cell>
          <table:table-cell table:style-name="ce5"/>
          <table:table-cell table:style-name="ce219" office:value-type="string" calcext:value-type="string">
            <text:p>abhi + nī + vatte +</text:p>
          </table:table-cell>
          <table:table-cell table:style-name="ce219" table:number-columns-repeated="2"/>
          <table:table-cell table:style-name="ce265" office:value-type="string" calcext:value-type="string">
            <text:p>īv &gt; ibb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bbattan</text:p>
          </table:table-cell>
          <table:table-cell table:style-name="ce5" office:value-type="string" calcext:value-type="string">
            <text:p>a nt</text:p>
          </table:table-cell>
          <table:table-cell table:style-name="ce643" office:value-type="string" calcext:value-type="string">
            <text:p>birth, becoming</text:p>
          </table:table-cell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nibbattati</text:p>
          </table:table-cell>
          <table:table-cell table:formula="of:= COM.MICROSOFT.CONCAT(IF([.$AH75] = &quot;&quot;;&quot;&quot;;&quot;√&quot;);IF([.$AK75] = &quot;&quot;;&quot;&quot;;&quot;√&quot;))" office:value-type="string" office:string-value="√" calcext:value-type="string">
            <text:p>√</text:p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produces; brings into existence</text:p>
          </table:table-cell>
          <table:table-cell table:style-name="ce141"/>
          <table:table-cell/>
          <table:table-cell office:value-type="string" calcext:value-type="string">
            <text:p>abhinivṛt</text:p>
          </table:table-cell>
          <table:table-cell table:formula="of:=[$Roots.$J$53]" office:value-type="string" office:string-value="√vṛt" calcext:value-type="string">
            <text:p>√vṛt</text:p>
          </table:table-cell>
          <table:table-cell table:formula="of:=[$Roots.$K$53]" office:value-type="string" office:string-value="turn" calcext:value-type="string">
            <text:p>turn</text:p>
          </table:table-cell>
          <table:table-cell table:formula="of:=[$Roots.$L$53]" office:value-type="string" office:string-value="1" calcext:value-type="string">
            <text:p>1</text:p>
          </table:table-cell>
          <table:table-cell table:formula="of:=[$Roots.$C$53]" office:value-type="string" office:string-value="√vatt" calcext:value-type="string">
            <text:p>√vatt</text:p>
          </table:table-cell>
          <table:table-cell table:formula="of:=[$Roots.$D$53]" office:value-type="float" office:value="0" calcext:value-type="float">
            <text:p>0</text:p>
          </table:table-cell>
          <table:table-cell table:formula="of:=[$Roots.$E$53]" office:value-type="string" office:string-value="･" calcext:value-type="string">
            <text:p>･</text:p>
          </table:table-cell>
          <table:table-cell table:formula="of:=[$Roots.$F$53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53]" office:value-type="string" office:string-value="be, proceed" calcext:value-type="string">
            <text:p>be, proceed</text:p>
          </table:table-cell>
          <table:table-cell office:value-type="string" calcext:value-type="string">
            <text:p>√vatt + a &gt; vatta &gt; batta (irreg)</text:p>
          </table:table-cell>
          <table:table-cell table:style-name="ce144" office:value-type="string" calcext:value-type="string">
            <text:p>abhi nī √vatt</text:p>
          </table:table-cell>
          <table:table-cell table:style-name="ce5"/>
          <table:table-cell table:style-name="ce219" office:value-type="string" calcext:value-type="string">
            <text:p>abhi + nī + batta + ti</text:p>
          </table:table-cell>
          <table:table-cell table:style-name="ce219" table:number-columns-repeated="2"/>
          <table:table-cell table:style-name="ce265" office:value-type="string" calcext:value-type="string">
            <text:p>īv &gt; ibb</text:p>
            <text:p>v &gt; b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MN 140</text:p>
          </table:table-cell>
          <table:table-cell table:style-name="ce260" office:value-type="string" calcext:value-type="string">
            <text:p>dhātuvibhaṅgasuttaṃ</text:p>
          </table:table-cell>
          <table:table-cell office:value-type="string" calcext:value-type="string">
            <text:p>seyyathāpi, bhikkhu, dvinnaṃ kaṭṭhānaṃ saṅghaṭṭā samodhānā usmā jāyati, tejo <text:span text:style-name="T3">abhinibbattati</text:span>, tesaṃ'y'eva dvinnaṃ kaṭṭhānaṃ nānābhāvā vikkhepā yā tajjā usmā sā nirujjhati, sā vūpasammati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bbatt</text:p>
          </table:table-cell>
          <table:table-cell table:style-name="ce5" office:value-type="string" calcext:value-type="string">
            <text:p>ati pr</text:p>
          </table:table-cell>
          <table:table-cell table:style-name="ce643"/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ibbattayanta</text:p>
          </table:table-cell>
          <table:table-cell table:formula="of:= COM.MICROSOFT.CONCAT(IF([.$AH76] = &quot;&quot;;&quot;&quot;;&quot;√&quot;);IF([.$AK76] = &quot;&quot;;&quot;&quot;;&quot;√&quot;))">
            <text:p/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<text:span text:style-name="T1">prp of abhinibbattayati</text:span></text:p>
          </table:table-cell>
          <table:table-cell table:style-name="ce26" office:value-type="string" calcext:value-type="string">
            <text:p>abhinibbattayati</text:p>
          </table:table-cell>
          <table:table-cell/>
          <table:table-cell office:value-type="string" calcext:value-type="string">
            <text:p>caus</text:p>
          </table:table-cell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coming into being; re-incarnating</text:p>
          </table:table-cell>
          <table:table-cell table:style-name="ce141"/>
          <table:table-cell/>
          <table:table-cell office:value-type="string" calcext:value-type="string">
            <text:p>abhinivartayat</text:p>
          </table:table-cell>
          <table:table-cell table:formula="of:=[$Roots.$J$53]" office:value-type="string" office:string-value="√vṛt" calcext:value-type="string">
            <text:p>√vṛt</text:p>
          </table:table-cell>
          <table:table-cell table:formula="of:=[$Roots.$K$53]" office:value-type="string" office:string-value="turn" calcext:value-type="string">
            <text:p>turn</text:p>
          </table:table-cell>
          <table:table-cell table:formula="of:=[$Roots.$L$53]" office:value-type="string" office:string-value="1" calcext:value-type="string">
            <text:p>1</text:p>
          </table:table-cell>
          <table:table-cell table:formula="of:=[$Roots.$C$53]" office:value-type="string" office:string-value="√vatt" calcext:value-type="string">
            <text:p>√vatt</text:p>
          </table:table-cell>
          <table:table-cell table:formula="of:=[$Roots.$D$53]" office:value-type="float" office:value="0" calcext:value-type="float">
            <text:p>0</text:p>
          </table:table-cell>
          <table:table-cell table:formula="of:=[$Roots.$E$53]" office:value-type="string" office:string-value="･" calcext:value-type="string">
            <text:p>･</text:p>
          </table:table-cell>
          <table:table-cell table:formula="of:=[$Roots.$F$53]" office:value-type="string" office:string-value="1" calcext:value-type="string">
            <text:p>1</text:p>
          </table:table-cell>
          <table:table-cell office:value-type="string" calcext:value-type="string">
            <text:p>*aya</text:p>
          </table:table-cell>
          <table:table-cell table:formula="of:=[$Roots.$I$53]" office:value-type="string" office:string-value="be, proceed" calcext:value-type="string">
            <text:p>be, proceed</text:p>
          </table:table-cell>
          <table:table-cell office:value-type="string" calcext:value-type="string">
            <text:p>√vatt + aya &gt; vattaya (caus)</text:p>
          </table:table-cell>
          <table:table-cell table:style-name="ce144" office:value-type="string" calcext:value-type="string">
            <text:p>abhi nī √vatt</text:p>
          </table:table-cell>
          <table:table-cell/>
          <table:table-cell table:style-name="ce515" office:value-type="string" calcext:value-type="string">
            <text:p>abhi + nī + battaya + nta</text:p>
          </table:table-cell>
          <table:table-cell office:value-type="string" calcext:value-type="string">
            <text:p>kita</text:p>
          </table:table-cell>
          <table:table-cell office:value-type="string" calcext:value-type="string">
            <text:p>nta</text:p>
          </table:table-cell>
          <table:table-cell table:number-columns-repeated="16"/>
          <table:table-cell office:value-type="string" calcext:value-type="string">
            <text:p>pass1</text:p>
          </table:table-cell>
          <table:table-cell/>
          <table:table-cell table:style-name="ce11" office:value-type="string" calcext:value-type="string">
            <text:p>abhinibbattay</text:p>
          </table:table-cell>
          <table:table-cell office:value-type="string" calcext:value-type="string">
            <text:p>anta prp</text:p>
          </table:table-cell>
          <table:table-cell table:number-columns-repeated="965"/>
        </table:table-row>
        <table:table-row table:style-name="ro4">
          <table:table-cell table:number-columns-repeated="2" office:value-type="string" calcext:value-type="string">
            <text:p>abhinibbattayati</text:p>
          </table:table-cell>
          <table:table-cell table:formula="of:= COM.MICROSOFT.CONCAT(IF([.$AH77] = &quot;&quot;;&quot;&quot;;&quot;√&quot;);IF([.$AK77] = &quot;&quot;;&quot;&quot;;&quot;√&quot;))">
            <text:p/>
          </table:table-cell>
          <table:table-cell table:style-name="ce35" office:value-type="string" calcext:value-type="string">
            <text:p>pr</text:p>
          </table:table-cell>
          <table:table-cell table:style-name="ce35" office:value-type="string" calcext:value-type="string">
            <text:p>pr, caus of</text:p>
          </table:table-cell>
          <table:table-cell table:style-name="ce35" office:value-type="string" calcext:value-type="string">
            <text:p>abhinibbatteti, abhinibbatta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table:number-columns-repeated="2"/>
          <table:table-cell/>
          <table:table-cell office:value-type="string" calcext:value-type="string">
            <text:p>abhinivartayati</text:p>
          </table:table-cell>
          <table:table-cell table:formula="of:=[$Roots.$J$53]" office:value-type="string" office:string-value="√vṛt" calcext:value-type="string">
            <text:p>√vṛt</text:p>
          </table:table-cell>
          <table:table-cell table:formula="of:=[$Roots.$K$53]" office:value-type="string" office:string-value="turn" calcext:value-type="string">
            <text:p>turn</text:p>
          </table:table-cell>
          <table:table-cell table:formula="of:=[$Roots.$L$53]" office:value-type="string" office:string-value="1" calcext:value-type="string">
            <text:p>1</text:p>
          </table:table-cell>
          <table:table-cell table:formula="of:=[$Roots.$C$53]" office:value-type="string" office:string-value="√vatt" calcext:value-type="string">
            <text:p>√vatt</text:p>
          </table:table-cell>
          <table:table-cell table:formula="of:=[$Roots.$D$53]" office:value-type="float" office:value="0" calcext:value-type="float">
            <text:p>0</text:p>
          </table:table-cell>
          <table:table-cell table:formula="of:=[$Roots.$E$53]" office:value-type="string" office:string-value="･" calcext:value-type="string">
            <text:p>･</text:p>
          </table:table-cell>
          <table:table-cell table:formula="of:=[$Roots.$F$53]" office:value-type="string" office:string-value="1" calcext:value-type="string">
            <text:p>1</text:p>
          </table:table-cell>
          <table:table-cell office:value-type="string" calcext:value-type="string">
            <text:p>*aya</text:p>
          </table:table-cell>
          <table:table-cell table:formula="of:=[$Roots.$I$53]" office:value-type="string" office:string-value="be, proceed" calcext:value-type="string">
            <text:p>be, proceed</text:p>
          </table:table-cell>
          <table:table-cell office:value-type="string" calcext:value-type="string">
            <text:p>√vatt + aya &gt; vattaya (caus)</text:p>
          </table:table-cell>
          <table:table-cell table:style-name="ce144" office:value-type="string" calcext:value-type="string">
            <text:p>abhi nī √vatt</text:p>
          </table:table-cell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nibbattay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produces; causes to come into being</text:p>
          </table:table-cell>
          <table:table-cell table:number-columns-repeated="964"/>
        </table:table-row>
        <table:table-row table:style-name="ro8">
          <table:table-cell table:number-columns-repeated="2" office:value-type="string" calcext:value-type="string">
            <text:p>abhinibbattenta</text:p>
          </table:table-cell>
          <table:table-cell table:formula="of:= COM.MICROSOFT.CONCAT(IF([.$AH78] = &quot;&quot;;&quot;&quot;;&quot;√&quot;);IF([.$AK78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prp</text:p>
          </table:table-cell>
          <table:table-cell table:style-name="ce35" office:value-type="string" calcext:value-type="string">
            <text:p>prp of abhinibbatteti</text:p>
          </table:table-cell>
          <table:table-cell table:style-name="ce35" office:value-type="string" calcext:value-type="string">
            <text:p>abhinibbatteti</text:p>
          </table:table-cell>
          <table:table-cell table:style-name="ce35"/>
          <table:table-cell table:style-name="ce35" office:value-type="string" calcext:value-type="string">
            <text:p>caus</text:p>
          </table:table-cell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producing; bringing into existence</text:p>
          </table:table-cell>
          <table:table-cell table:style-name="ce141"/>
          <table:table-cell/>
          <table:table-cell office:value-type="string" calcext:value-type="string">
            <text:p>abhinirvartayamāna</text:p>
          </table:table-cell>
          <table:table-cell table:formula="of:=[$Roots.$J$53]" office:value-type="string" office:string-value="√vṛt" calcext:value-type="string">
            <text:p>√vṛt</text:p>
          </table:table-cell>
          <table:table-cell table:formula="of:=[$Roots.$K$53]" office:value-type="string" office:string-value="turn" calcext:value-type="string">
            <text:p>turn</text:p>
          </table:table-cell>
          <table:table-cell table:formula="of:=[$Roots.$L$53]" office:value-type="string" office:string-value="1" calcext:value-type="string">
            <text:p>1</text:p>
          </table:table-cell>
          <table:table-cell table:formula="of:=[$Roots.$C$53]" office:value-type="string" office:string-value="√vatt" calcext:value-type="string">
            <text:p>√vatt</text:p>
          </table:table-cell>
          <table:table-cell table:formula="of:=[$Roots.$D$53]" office:value-type="float" office:value="0" calcext:value-type="float">
            <text:p>0</text:p>
          </table:table-cell>
          <table:table-cell table:formula="of:=[$Roots.$E$53]" office:value-type="string" office:string-value="･" calcext:value-type="string">
            <text:p>･</text:p>
          </table:table-cell>
          <table:table-cell table:formula="of:=[$Roots.$F$53]" office:value-type="string" office:string-value="1" calcext:value-type="string">
            <text:p>1</text:p>
          </table:table-cell>
          <table:table-cell office:value-type="string" calcext:value-type="string">
            <text:p>*e</text:p>
          </table:table-cell>
          <table:table-cell table:formula="of:=[$Roots.$I$53]" office:value-type="string" office:string-value="be, proceed" calcext:value-type="string">
            <text:p>be, proceed</text:p>
          </table:table-cell>
          <table:table-cell office:value-type="string" calcext:value-type="string">
            <text:p>√vatt + e &gt; vatte &gt; batte (caus, irreg)</text:p>
          </table:table-cell>
          <table:table-cell table:style-name="ce144" office:value-type="string" calcext:value-type="string">
            <text:p>abhi nī √vatt</text:p>
          </table:table-cell>
          <table:table-cell table:style-name="ce5"/>
          <table:table-cell table:style-name="ce219" office:value-type="string" calcext:value-type="string">
            <text:p>abhi + nī + vatte + n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nta</text:p>
          </table:table-cell>
          <table:table-cell table:style-name="ce265" office:value-type="string" calcext:value-type="string">
            <text:p>īv &gt; ibb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SN 22.100</text:p>
          </table:table-cell>
          <table:table-cell table:style-name="ce260" office:value-type="string" calcext:value-type="string">
            <text:p>dutiyagaddulabaddhasuttaṃ</text:p>
          </table:table-cell>
          <table:table-cell office:value-type="string" calcext:value-type="string">
            <text:p>evam'eva kho, bhikkhave, assutavā puthujjano rūpaññ'eva <text:span text:style-name="T3">abhinibbattento</text:span> <text:span text:style-name="T5">abhinibbatteti</text:span>, vedanaññ'eva <text:span text:style-name="T3">abhinibbattento</text:span> <text:span text:style-name="T5">abhinibbatteti</text:span>, saññaññ'eva <text:span text:style-name="T3">abhinibbattento</text:span> <text:span text:style-name="T5">abhinibbatteti</text:span>, saṅkhāre y'eva <text:span text:style-name="T3">abhinibbattento</text:span> <text:span text:style-name="T5">abhinibbatteti</text:span>, viññāṇaññ'eva <text:span text:style-name="T3">abhinibbattento</text:span> <text:span text:style-name="T5">abhinibbatteti</text:span>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bbatt</text:p>
          </table:table-cell>
          <table:table-cell table:style-name="ce5" office:value-type="string" calcext:value-type="string">
            <text:p>enta prp</text:p>
          </table:table-cell>
          <table:table-cell table:style-name="ce643"/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ibbattesi</text:p>
          </table:table-cell>
          <table:table-cell table:formula="of:= COM.MICROSOFT.CONCAT(IF([.$AH79] = &quot;&quot;;&quot;&quot;;&quot;√&quot;);IF([.$AK79] = &quot;&quot;;&quot;&quot;;&quot;√&quot;))">
            <text:p/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aor of abhinibbatteti</text:p>
          </table:table-cell>
          <table:table-cell table:style-name="ce35" office:value-type="string" calcext:value-type="string">
            <text:p>abhinibbatteti</text:p>
          </table:table-cell>
          <table:table-cell table:style-name="ce35"/>
          <table:table-cell table:style-name="ce35" office:value-type="string" calcext:value-type="string">
            <text:p>caus</text:p>
          </table:table-cell>
          <table:table-cell table:style-name="ce35" office:value-type="string" calcext:value-type="string">
            <text:p>trans</text:p>
          </table:table-cell>
          <table:table-cell table:style-name="ce35"/>
          <table:table-cell table:style-name="ce141" table:number-columns-repeated="2"/>
          <table:table-cell/>
          <table:table-cell office:value-type="string" calcext:value-type="string">
            <text:p>abhinivṛt</text:p>
          </table:table-cell>
          <table:table-cell table:formula="of:=[$Roots.$J$53]" office:value-type="string" office:string-value="√vṛt" calcext:value-type="string">
            <text:p>√vṛt</text:p>
          </table:table-cell>
          <table:table-cell table:formula="of:=[$Roots.$K$53]" office:value-type="string" office:string-value="turn" calcext:value-type="string">
            <text:p>turn</text:p>
          </table:table-cell>
          <table:table-cell table:formula="of:=[$Roots.$L$53]" office:value-type="string" office:string-value="1" calcext:value-type="string">
            <text:p>1</text:p>
          </table:table-cell>
          <table:table-cell table:formula="of:=[$Roots.$C$53]" office:value-type="string" office:string-value="√vatt" calcext:value-type="string">
            <text:p>√vatt</text:p>
          </table:table-cell>
          <table:table-cell table:formula="of:=[$Roots.$D$53]" office:value-type="float" office:value="0" calcext:value-type="float">
            <text:p>0</text:p>
          </table:table-cell>
          <table:table-cell table:formula="of:=[$Roots.$E$53]" office:value-type="string" office:string-value="･" calcext:value-type="string">
            <text:p>･</text:p>
          </table:table-cell>
          <table:table-cell table:formula="of:=[$Roots.$F$53]" office:value-type="string" office:string-value="1" calcext:value-type="string">
            <text:p>1</text:p>
          </table:table-cell>
          <table:table-cell office:value-type="string" calcext:value-type="string">
            <text:p>*e</text:p>
          </table:table-cell>
          <table:table-cell table:formula="of:=[$Roots.$I$53]" office:value-type="string" office:string-value="be, proceed" calcext:value-type="string">
            <text:p>be, proceed</text:p>
          </table:table-cell>
          <table:table-cell office:value-type="string" calcext:value-type="string">
            <text:p>√vatt + e &gt; vatte &gt; batte (caus, irreg)</text:p>
          </table:table-cell>
          <table:table-cell table:style-name="ce144" office:value-type="string" calcext:value-type="string">
            <text:p>abhi nī √vatt</text:p>
          </table:table-cell>
          <table:table-cell table:style-name="ce5"/>
          <table:table-cell table:style-name="ce219" office:value-type="string" calcext:value-type="string">
            <text:p>abhi + nī + vatte +</text:p>
          </table:table-cell>
          <table:table-cell table:style-name="ce219" table:number-columns-repeated="2"/>
          <table:table-cell table:style-name="ce265" office:value-type="string" calcext:value-type="string">
            <text:p>īv &gt; ibb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bbatt</text:p>
          </table:table-cell>
          <table:table-cell table:style-name="ce5" office:value-type="string" calcext:value-type="string">
            <text:p>esi aor</text:p>
          </table:table-cell>
          <table:table-cell table:style-name="ce643" office:value-type="string" calcext:value-type="string">
            <text:p>reproduces, brings into existence</text:p>
          </table:table-cell>
          <table:table-cell table:number-columns-repeated="964"/>
        </table:table-row>
        <table:table-row table:style-name="ro8">
          <table:table-cell table:number-columns-repeated="2" office:value-type="string" calcext:value-type="string">
            <text:p>abhinibbatteti</text:p>
          </table:table-cell>
          <table:table-cell table:formula="of:= COM.MICROSOFT.CONCAT(IF([.$AH80] = &quot;&quot;;&quot;&quot;;&quot;√&quot;);IF([.$AK80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pr</text:p>
          </table:table-cell>
          <table:table-cell table:style-name="ce35" office:value-type="string" calcext:value-type="string">
            <text:p>pr, caus of abhinibbatteti</text:p>
          </table:table-cell>
          <table:table-cell table:style-name="ce35" office:value-type="string" calcext:value-type="string">
            <text:p>abhinibbatte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produces; brings into existence</text:p>
          </table:table-cell>
          <table:table-cell table:style-name="ce141"/>
          <table:table-cell/>
          <table:table-cell office:value-type="string" calcext:value-type="string">
            <text:p>abhinivartate</text:p>
          </table:table-cell>
          <table:table-cell table:formula="of:=[$Roots.$J$53]" office:value-type="string" office:string-value="√vṛt" calcext:value-type="string">
            <text:p>√vṛt</text:p>
          </table:table-cell>
          <table:table-cell table:formula="of:=[$Roots.$K$53]" office:value-type="string" office:string-value="turn" calcext:value-type="string">
            <text:p>turn</text:p>
          </table:table-cell>
          <table:table-cell table:formula="of:=[$Roots.$L$53]" office:value-type="string" office:string-value="1" calcext:value-type="string">
            <text:p>1</text:p>
          </table:table-cell>
          <table:table-cell table:formula="of:=[$Roots.$C$53]" office:value-type="string" office:string-value="√vatt" calcext:value-type="string">
            <text:p>√vatt</text:p>
          </table:table-cell>
          <table:table-cell table:formula="of:=[$Roots.$D$53]" office:value-type="float" office:value="0" calcext:value-type="float">
            <text:p>0</text:p>
          </table:table-cell>
          <table:table-cell table:formula="of:=[$Roots.$E$53]" office:value-type="string" office:string-value="･" calcext:value-type="string">
            <text:p>･</text:p>
          </table:table-cell>
          <table:table-cell table:formula="of:=[$Roots.$F$53]" office:value-type="string" office:string-value="1" calcext:value-type="string">
            <text:p>1</text:p>
          </table:table-cell>
          <table:table-cell office:value-type="string" calcext:value-type="string">
            <text:p>*e</text:p>
          </table:table-cell>
          <table:table-cell table:formula="of:=[$Roots.$I$53]" office:value-type="string" office:string-value="be, proceed" calcext:value-type="string">
            <text:p>be, proceed</text:p>
          </table:table-cell>
          <table:table-cell office:value-type="string" calcext:value-type="string">
            <text:p>√vatt + e &gt; vatte &gt; batte (caus, irreg)</text:p>
          </table:table-cell>
          <table:table-cell table:style-name="ce144" office:value-type="string" calcext:value-type="string">
            <text:p>abhi nī √vatt</text:p>
          </table:table-cell>
          <table:table-cell table:style-name="ce5"/>
          <table:table-cell table:style-name="ce219" office:value-type="string" calcext:value-type="string">
            <text:p>abhi + nī + vatte + ti</text:p>
          </table:table-cell>
          <table:table-cell table:style-name="ce219" table:number-columns-repeated="2"/>
          <table:table-cell table:style-name="ce265" office:value-type="string" calcext:value-type="string">
            <text:p>īv &gt; ibb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SN 22.100</text:p>
          </table:table-cell>
          <table:table-cell table:style-name="ce260" office:value-type="string" calcext:value-type="string">
            <text:p>dutiyagaddulabaddhasuttaṃ</text:p>
          </table:table-cell>
          <table:table-cell office:value-type="string" calcext:value-type="string">
            <text:p>evam'eva kho, bhikkhave, assutavā puthujjano rūpaññ'eva abhinibbattento <text:span text:style-name="T3">abhinibbatteti</text:span>, vedanaññ'eva abhinibbattento <text:span text:style-name="T3">abhinibbatteti</text:span>, saññaññ'eva abhinibbattento <text:span text:style-name="T3">abhinibbatteti</text:span>, saṅkhāre y'eva abhinibbattento <text:span text:style-name="T3">abhinibbatteti</text:span>, viññāṇaññ'eva abhinibbattento <text:span text:style-name="T3">abhinibbatteti</text:span>.</text:p>
          </table:table-cell>
          <table:table-cell table:style-name="ce260" office:value-type="string" calcext:value-type="string">
            <text:p>MN 29</text:p>
          </table:table-cell>
          <table:table-cell table:style-name="ce260" office:value-type="string" calcext:value-type="string">
            <text:p>mahāsāropamasuttaṃ</text:p>
          </table:table-cell>
          <table:table-cell office:value-type="string" calcext:value-type="string">
            <text:p>so evaṃ pabbajito samāno lābhasakkārasilokaṃ <text:span text:style-name="T3">abhinibbatteti</text:span></text:p>
          </table:table-cell>
          <table:table-cell table:style-name="ce537" table:number-columns-repeated="3"/>
          <table:table-cell table:style-name="ce355" office:value-type="string" calcext:value-type="string">
            <text:p>(MNa) <text:span text:style-name="T3">abhinibbattetī</text:span>'ti uppādeti.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abhinibbatt</text:p>
          </table:table-cell>
          <table:table-cell table:style-name="ce5" office:value-type="string" calcext:value-type="string">
            <text:p>eti pr</text:p>
          </table:table-cell>
          <table:table-cell table:style-name="ce643"/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nibbatti</text:p>
          </table:table-cell>
          <table:table-cell table:formula="of:= COM.MICROSOFT.CONCAT(IF([.$AH81] = &quot;&quot;;&quot;&quot;;&quot;√&quot;);IF([.$AK81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fem</text:p>
          </table:table-cell>
          <table:table-cell table:style-name="ce35" office:value-type="string" calcext:value-type="string">
            <text:p>fem, from abhinibbattati</text:p>
          </table:table-cell>
          <table:table-cell table:style-name="ce35" office:value-type="string" calcext:value-type="string">
            <text:p>abhinibbattati</text:p>
          </table:table-cell>
          <table:table-cell table:style-name="ce35" table:number-columns-repeated="4"/>
          <table:table-cell table:style-name="ce141" office:value-type="string" calcext:value-type="string">
            <text:p>birth; becoming; production</text:p>
          </table:table-cell>
          <table:table-cell table:style-name="ce141"/>
          <table:table-cell/>
          <table:table-cell office:value-type="string" calcext:value-type="string">
            <text:p>abhinirvṛtti (accomplishment)</text:p>
          </table:table-cell>
          <table:table-cell table:formula="of:=[$Roots.$J$53]" office:value-type="string" office:string-value="√vṛt" calcext:value-type="string">
            <text:p>√vṛt</text:p>
          </table:table-cell>
          <table:table-cell table:formula="of:=[$Roots.$K$53]" office:value-type="string" office:string-value="turn" calcext:value-type="string">
            <text:p>turn</text:p>
          </table:table-cell>
          <table:table-cell table:formula="of:=[$Roots.$L$53]" office:value-type="string" office:string-value="1" calcext:value-type="string">
            <text:p>1</text:p>
          </table:table-cell>
          <table:table-cell table:formula="of:=[$Roots.$C$53]" office:value-type="string" office:string-value="√vatt" calcext:value-type="string">
            <text:p>√vatt</text:p>
          </table:table-cell>
          <table:table-cell table:formula="of:=[$Roots.$D$53]" office:value-type="float" office:value="0" calcext:value-type="float">
            <text:p>0</text:p>
          </table:table-cell>
          <table:table-cell table:formula="of:=[$Roots.$E$53]" office:value-type="string" office:string-value="･" calcext:value-type="string">
            <text:p>･</text:p>
          </table:table-cell>
          <table:table-cell table:formula="of:=[$Roots.$F$53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53]" office:value-type="string" office:string-value="be, proceed" calcext:value-type="string">
            <text:p>be, proceed</text:p>
          </table:table-cell>
          <table:table-cell/>
          <table:table-cell table:style-name="ce144" office:value-type="string" calcext:value-type="string">
            <text:p>abhi nī √vatt</text:p>
          </table:table-cell>
          <table:table-cell table:style-name="ce5"/>
          <table:table-cell table:style-name="ce219" office:value-type="string" calcext:value-type="string">
            <text:p>abhi + nī + √vatt &gt; batt + i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i</text:p>
          </table:table-cell>
          <table:table-cell table:style-name="ce265" office:value-type="string" calcext:value-type="string">
            <text:p>īv &gt; ibb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DN 22.15</text:p>
          </table:table-cell>
          <table:table-cell table:style-name="ce260" office:value-type="string" calcext:value-type="string">
            <text:p>mahāsatipaṭṭhānasuttaṃ</text:p>
          </table:table-cell>
          <table:table-cell office:value-type="string" calcext:value-type="string">
            <text:p>katamā ca, bhikkhave, jāti? yā tesaṃ tesaṃ sattānaṃ tamhi tamhi sattanikāye jāti sañjāti okkanti <text:span text:style-name="T3">abhinibbatti</text:span> khandhānaṃ pātubhāvo āyatanānaṃ paṭilābho, ayaṃ vuccati, bhikkhave, jāti.</text:p>
          </table:table-cell>
          <table:table-cell table:style-name="ce260" office:value-type="string" calcext:value-type="string">
            <text:p>AN 6.61</text:p>
          </table:table-cell>
          <table:table-cell table:style-name="ce260" office:value-type="string" calcext:value-type="string">
            <text:p>majjhesuttaṃ</text:p>
          </table:table-cell>
          <table:table-cell office:value-type="string" calcext:value-type="string">
            <text:p>taṇhā hi naṃ sibbati tassa tass'eva bhavassa <text:span text:style-name="T3">abhinibbattiyā</text:span>.</text:p>
          </table:table-cell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bbatt</text:p>
          </table:table-cell>
          <table:table-cell table:style-name="ce5" office:value-type="string" calcext:value-type="string">
            <text:p>i fem</text:p>
          </table:table-cell>
          <table:table-cell table:style-name="ce643" office:value-type="string" calcext:value-type="string">
            <text:p>birth, becoming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ibbattissa</text:p>
          </table:table-cell>
          <table:table-cell table:formula="of:= COM.MICROSOFT.CONCAT(IF([.$AH82] = &quot;&quot;;&quot;&quot;;&quot;√&quot;);IF([.$AK82] = &quot;&quot;;&quot;&quot;;&quot;√&quot;))">
            <text:p/>
          </table:table-cell>
          <table:table-cell table:number-columns-repeated="2" table:style-name="ce35" office:value-type="string" calcext:value-type="string">
            <text:p>cond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53]" office:value-type="string" office:string-value="√vṛt" calcext:value-type="string">
            <text:p>√vṛt</text:p>
          </table:table-cell>
          <table:table-cell table:formula="of:=[$Roots.$K$53]" office:value-type="string" office:string-value="turn" calcext:value-type="string">
            <text:p>turn</text:p>
          </table:table-cell>
          <table:table-cell table:formula="of:=[$Roots.$L$53]" office:value-type="string" office:string-value="1" calcext:value-type="string">
            <text:p>1</text:p>
          </table:table-cell>
          <table:table-cell table:formula="of:=[$Roots.$C$53]" office:value-type="string" office:string-value="√vatt" calcext:value-type="string">
            <text:p>√vatt</text:p>
          </table:table-cell>
          <table:table-cell table:formula="of:=[$Roots.$D$53]" office:value-type="float" office:value="0" calcext:value-type="float">
            <text:p>0</text:p>
          </table:table-cell>
          <table:table-cell table:formula="of:=[$Roots.$E$53]" office:value-type="string" office:string-value="･" calcext:value-type="string">
            <text:p>･</text:p>
          </table:table-cell>
          <table:table-cell table:formula="of:=[$Roots.$F$53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53]" office:value-type="string" office:string-value="be, proceed" calcext:value-type="string">
            <text:p>be, proceed</text:p>
          </table:table-cell>
          <table:table-cell/>
          <table:table-cell table:style-name="ce144" office:value-type="string" calcext:value-type="string">
            <text:p>abhi nī √vatt</text:p>
          </table:table-cell>
          <table:table-cell table:style-name="ce5"/>
          <table:table-cell table:style-name="ce489" office:value-type="string" calcext:value-type="string">
            <text:p>abhi + nī + √vatt &gt; batt + issa</text:p>
          </table:table-cell>
          <table:table-cell table:style-name="ce219" table:number-columns-repeated="2"/>
          <table:table-cell table:style-name="ce265" office:value-type="string" calcext:value-type="string">
            <text:p>īv &gt; ibb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pass1</text:p>
          </table:table-cell>
          <table:table-cell/>
          <table:table-cell table:style-name="ce5" office:value-type="string" calcext:value-type="string">
            <text:p>abhinibbatt</text:p>
          </table:table-cell>
          <table:table-cell table:style-name="ce5" office:value-type="string" calcext:value-type="string">
            <text:p>issa cond</text:p>
          </table:table-cell>
          <table:table-cell table:style-name="ce643" office:value-type="string" calcext:value-type="string">
            <text:p>would have come into existence; would have been reborn</text:p>
          </table:table-cell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nibbhidā</text:p>
          </table:table-cell>
          <table:table-cell table:formula="of:= COM.MICROSOFT.CONCAT(IF([.$AH83] = &quot;&quot;;&quot;&quot;;&quot;√&quot;);IF([.$AK83] = &quot;&quot;;&quot;&quot;;&quot;√&quot;))" office:value-type="string" office:string-value="√√" calcext:value-type="string">
            <text:p>√√</text:p>
          </table:table-cell>
          <table:table-cell table:number-columns-repeated="2" table:style-name="ce35" office:value-type="string" calcext:value-type="string">
            <text:p>fem</text:p>
          </table:table-cell>
          <table:table-cell table:style-name="ce35" office:value-type="string" calcext:value-type="string">
            <text:p>abhi nī √bhid</text:p>
          </table:table-cell>
          <table:table-cell table:style-name="ce35" table:number-columns-repeated="4"/>
          <table:table-cell table:style-name="ce141" office:value-type="string" calcext:value-type="string">
            <text:p>break-through; break-out</text:p>
          </table:table-cell>
          <table:table-cell table:style-name="ce141"/>
          <table:table-cell/>
          <table:table-cell office:value-type="string" calcext:value-type="string">
            <text:p>abhinirbheda</text:p>
          </table:table-cell>
          <table:table-cell table:formula="of:=[$Roots.$J$5]" office:value-type="string" office:string-value="√bhid" calcext:value-type="string">
            <text:p>√bhid</text:p>
          </table:table-cell>
          <table:table-cell table:formula="of:=[$Roots.$K$5]" office:value-type="string" office:string-value="split" calcext:value-type="string">
            <text:p>split</text:p>
          </table:table-cell>
          <table:table-cell table:formula="of:=[$Roots.$L$5]" office:value-type="string" office:string-value="1, 7" calcext:value-type="string">
            <text:p>1, 7</text:p>
          </table:table-cell>
          <table:table-cell table:formula="of:=[$Roots.$C$5]" office:value-type="string" office:string-value="√bhid" calcext:value-type="string">
            <text:p>√bhid</text:p>
          </table:table-cell>
          <table:table-cell table:formula="of:=[$Roots.$D$5]" office:value-type="float" office:value="0" calcext:value-type="float">
            <text:p>0</text:p>
          </table:table-cell>
          <table:table-cell table:formula="of:=[$Roots.$E$5]" office:value-type="string" office:string-value="･" calcext:value-type="string">
            <text:p>･</text:p>
          </table:table-cell>
          <table:table-cell table:formula="of:=[$Roots.$F$5]" office:value-type="string" office:string-value="2" calcext:value-type="string">
            <text:p>2</text:p>
          </table:table-cell>
          <table:table-cell office:value-type="string" calcext:value-type="string">
            <text:p>ṃa</text:p>
          </table:table-cell>
          <table:table-cell table:formula="of:=[$Roots.$I$5]" office:value-type="string" office:string-value="break, split" calcext:value-type="string">
            <text:p>break, split</text:p>
          </table:table-cell>
          <table:table-cell/>
          <table:table-cell table:style-name="ce144" office:value-type="string" calcext:value-type="string">
            <text:p>abhi nī √bhid</text:p>
          </table:table-cell>
          <table:table-cell table:style-name="ce5"/>
          <table:table-cell table:style-name="ce219" office:value-type="string" calcext:value-type="string">
            <text:p>abhi + nī + √bhid + ā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ā</text:p>
          </table:table-cell>
          <table:table-cell table:style-name="ce265" office:value-type="string" calcext:value-type="string">
            <text:p>ībh &gt; ibbh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AN 8.11</text:p>
          </table:table-cell>
          <table:table-cell table:style-name="ce260" office:value-type="string" calcext:value-type="string">
            <text:p>verañjasuttaṃ</text:p>
          </table:table-cell>
          <table:table-cell table:style-name="ce575" office:value-type="string" calcext:value-type="string">
            <text:p>paṭhama-<text:span text:style-name="T3">abhinibbhidā</text:span> ahosi kukkuṭacchāpakass'eva aṇḍakosamhā</text:p>
          </table:table-cell>
          <table:table-cell table:style-name="ce260" office:value-type="string" calcext:value-type="string">
            <text:p>MN 53</text:p>
          </table:table-cell>
          <table:table-cell table:style-name="ce260" office:value-type="string" calcext:value-type="string">
            <text:p>sekhasuttaṃ</text:p>
          </table:table-cell>
          <table:table-cell office:value-type="string" calcext:value-type="string">
            <text:p>ayaṃ vuccati, mahānāma, ariyasāvako sekho pāṭipado apucc'aṇḍatāya samāpanno, bhabbo <text:span text:style-name="T3">abhinibbhidāya</text:span>, bhabbo sambodhāya, bhabbo anuttarassa yogakkhemassa adhigamāya.</text:p>
          </table:table-cell>
          <table:table-cell table:style-name="ce537" table:number-columns-repeated="3"/>
          <table:table-cell table:style-name="ce355" office:value-type="string" calcext:value-type="string">
            <text:p>(MNa) <text:span text:style-name="T3">bhabbo abhinibbhidāyā</text:span>'ti vipassan'ādiñāṇappabhedāya bhabbo.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abhinibbhid</text:p>
          </table:table-cell>
          <table:table-cell table:style-name="ce5" office:value-type="string" calcext:value-type="string">
            <text:p>ā fem</text:p>
          </table:table-cell>
          <table:table-cell table:style-name="ce643"/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nibbhijja</text:p>
          </table:table-cell>
          <table:table-cell table:formula="of:= COM.MICROSOFT.CONCAT(IF([.$AH84] = &quot;&quot;;&quot;&quot;;&quot;√&quot;);IF([.$AK84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ger</text:p>
          </table:table-cell>
          <table:table-cell table:style-name="ce35" office:value-type="string" calcext:value-type="string">
            <text:p><text:span text:style-name="T1">ger of abhi nī √bhid</text:span></text:p>
          </table:table-cell>
          <table:table-cell table:style-name="ce100" office:value-type="string" calcext:value-type="string">
            <text:p>abhi nī √bhid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breaking through; cracking through</text:p>
          </table:table-cell>
          <table:table-cell table:style-name="ce141"/>
          <table:table-cell/>
          <table:table-cell office:value-type="string" calcext:value-type="string">
            <text:p>abhi + nirbhidya</text:p>
          </table:table-cell>
          <table:table-cell table:formula="of:=[$Roots.$J$5]" office:value-type="string" office:string-value="√bhid" calcext:value-type="string">
            <text:p>√bhid</text:p>
          </table:table-cell>
          <table:table-cell table:formula="of:=[$Roots.$K$5]" office:value-type="string" office:string-value="split" calcext:value-type="string">
            <text:p>split</text:p>
          </table:table-cell>
          <table:table-cell table:formula="of:=[$Roots.$L$5]" office:value-type="string" office:string-value="1, 7" calcext:value-type="string">
            <text:p>1, 7</text:p>
          </table:table-cell>
          <table:table-cell table:formula="of:=[$Roots.$C$5]" office:value-type="string" office:string-value="√bhid" calcext:value-type="string">
            <text:p>√bhid</text:p>
          </table:table-cell>
          <table:table-cell table:formula="of:=[$Roots.$D$5]" office:value-type="float" office:value="0" calcext:value-type="float">
            <text:p>0</text:p>
          </table:table-cell>
          <table:table-cell table:formula="of:=[$Roots.$E$5]" office:value-type="string" office:string-value="･" calcext:value-type="string">
            <text:p>･</text:p>
          </table:table-cell>
          <table:table-cell table:formula="of:=[$Roots.$F$5]" office:value-type="string" office:string-value="2" calcext:value-type="string">
            <text:p>2</text:p>
          </table:table-cell>
          <table:table-cell office:value-type="string" calcext:value-type="string">
            <text:p>ṃa</text:p>
          </table:table-cell>
          <table:table-cell table:formula="of:=[$Roots.$I$5]" office:value-type="string" office:string-value="break, split" calcext:value-type="string">
            <text:p>break, split</text:p>
          </table:table-cell>
          <table:table-cell/>
          <table:table-cell table:style-name="ce144" office:value-type="string" calcext:value-type="string">
            <text:p>abhi nī √bhid</text:p>
          </table:table-cell>
          <table:table-cell table:style-name="ce5"/>
          <table:table-cell table:style-name="ce219" office:value-type="string" calcext:value-type="string">
            <text:p><text:span text:style-name="T1">abhi + nī</text:span> + √bhid + ya</text:p>
          </table:table-cell>
          <table:table-cell table:style-name="ce219" table:number-columns-repeated="2"/>
          <table:table-cell table:style-name="ce265" office:value-type="string" calcext:value-type="string">
            <text:p><text:span text:style-name="T2">ībh &gt; ibbh</text:span></text:p>
            <text:p>dy &gt; jj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MN 12</text:p>
          </table:table-cell>
          <table:table-cell table:style-name="ce260" office:value-type="string" calcext:value-type="string">
            <text:p>mahāsīhanādasuttaṃ</text:p>
          </table:table-cell>
          <table:table-cell office:value-type="string" calcext:value-type="string">
            <text:p>katamā ca, sāriputta, aṇḍajā yoni? ye kho te, sāriputta, sattā aṇḍakosaṃ <text:span text:style-name="T3">abhinibbhijja</text:span> jāyanti, ayaṃ vuccati, sāriputta, aṇḍajā yoni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 office:value-type="string" calcext:value-type="string">
            <text:p>(MNa) <text:span text:style-name="T3">abhinibbhijja jāyantī</text:span>'ti bhinditvā nikkhamanavasena jāyanti.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-</text:p>
          </table:table-cell>
          <table:table-cell table:style-name="ce5"/>
          <table:table-cell table:style-name="ce643"/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nibbhijjati</text:p>
          </table:table-cell>
          <table:table-cell table:formula="of:= COM.MICROSOFT.CONCAT(IF([.$AH85] = &quot;&quot;;&quot;&quot;;&quot;√&quot;);IF([.$AK85] = &quot;&quot;;&quot;&quot;;&quot;√&quot;))" office:value-type="string" office:string-value="√" calcext:value-type="string">
            <text:p>√</text:p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2"/>
          <table:table-cell table:style-name="ce35" office:value-type="string" calcext:value-type="string">
            <text:p>pass</text:p>
          </table:table-cell>
          <table:table-cell table:style-name="ce35" office:value-type="string" calcext:value-type="string">
            <text:p>intrans</text:p>
          </table:table-cell>
          <table:table-cell table:style-name="ce35"/>
          <table:table-cell table:style-name="ce141" office:value-type="string" calcext:value-type="string">
            <text:p>completely breaks through</text:p>
          </table:table-cell>
          <table:table-cell table:style-name="ce141" office:value-type="string" calcext:value-type="string">
            <text:p>is completely broken through</text:p>
          </table:table-cell>
          <table:table-cell/>
          <table:table-cell office:value-type="string" calcext:value-type="string">
            <text:p>abhi + nirbhidyate</text:p>
          </table:table-cell>
          <table:table-cell table:formula="of:=[$Roots.$J$5]" office:value-type="string" office:string-value="√bhid" calcext:value-type="string">
            <text:p>√bhid</text:p>
          </table:table-cell>
          <table:table-cell table:formula="of:=[$Roots.$K$5]" office:value-type="string" office:string-value="split" calcext:value-type="string">
            <text:p>split</text:p>
          </table:table-cell>
          <table:table-cell table:formula="of:=[$Roots.$L$5]" office:value-type="string" office:string-value="1, 7" calcext:value-type="string">
            <text:p>1, 7</text:p>
          </table:table-cell>
          <table:table-cell table:formula="of:=[$Roots.$C$5]" office:value-type="string" office:string-value="√bhid" calcext:value-type="string">
            <text:p>√bhid</text:p>
          </table:table-cell>
          <table:table-cell table:formula="of:=[$Roots.$D$5]" office:value-type="float" office:value="0" calcext:value-type="float">
            <text:p>0</text:p>
          </table:table-cell>
          <table:table-cell table:formula="of:=[$Roots.$E$5]" office:value-type="string" office:string-value="･" calcext:value-type="string">
            <text:p>･</text:p>
          </table:table-cell>
          <table:table-cell table:formula="of:=[$Roots.$F$5]" office:value-type="string" office:string-value="2" calcext:value-type="string">
            <text:p>2</text:p>
          </table:table-cell>
          <table:table-cell office:value-type="string" calcext:value-type="string">
            <text:p>ya</text:p>
          </table:table-cell>
          <table:table-cell table:formula="of:=[$Roots.$I$5]" office:value-type="string" office:string-value="break, split" calcext:value-type="string">
            <text:p>break, split</text:p>
          </table:table-cell>
          <table:table-cell office:value-type="string" calcext:value-type="string">
            <text:p>√bhid + ya &gt; bhijja (pass)</text:p>
          </table:table-cell>
          <table:table-cell table:style-name="ce144" office:value-type="string" calcext:value-type="string">
            <text:p>abhi nī √bhid</text:p>
          </table:table-cell>
          <table:table-cell table:style-name="ce5"/>
          <table:table-cell table:style-name="ce219" office:value-type="string" calcext:value-type="string">
            <text:p><text:span text:style-name="T1">abhi + nī</text:span> + bhijja + ti</text:p>
          </table:table-cell>
          <table:table-cell table:style-name="ce219" table:number-columns-repeated="2"/>
          <table:table-cell table:style-name="ce265" office:value-type="string" calcext:value-type="string">
            <text:p><text:span text:style-name="T2">ībh &gt; ibbh</text:span></text:p>
            <text:p>dy &gt; jj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AN 8.11</text:p>
          </table:table-cell>
          <table:table-cell table:style-name="ce260" office:value-type="string" calcext:value-type="string">
            <text:p>verañjasuttaṃ</text:p>
          </table:table-cell>
          <table:table-cell office:value-type="string" calcext:value-type="string">
            <text:p><text:span text:style-name="T7">yo nu kho tesaṃ kukkuṭacchāpakānaṃ paṭhamataraṃ pādanakhasikhāya vā mukhatuṇḍakena vā aṇḍakosaṃ padāletvā sotthinā </text:span><text:span text:style-name="T4">abhinibbhijjeyya</text:span><text:span text:style-name="T8">, kin'ti</text:span> sv'āssa vacanīyo, jeṭṭho vā kaniṭṭho vā'ti?</text:p>
          </table:table-cell>
          <table:table-cell table:style-name="ce260" table:number-columns-repeated="2"/>
          <table:table-cell/>
          <table:table-cell table:style-name="ce537" table:number-columns-repeated="2"/>
          <table:table-cell table:style-name="ce537" office:value-type="string" calcext:value-type="string">
            <text:p>abhinibbijjhati, abhinibbijjati</text:p>
          </table:table-cell>
          <table:table-cell table:style-name="ce355"/>
          <table:table-cell table:style-name="ce265" office:value-type="string" calcext:value-type="string">
            <text:p>passive in construction, active in context</text:p>
          </table:table-cell>
          <table:table-cell table:style-name="ce265" table:number-columns-repeated="2"/>
          <table:table-cell/>
          <table:table-cell table:style-name="ce5" office:value-type="string" calcext:value-type="string">
            <text:p>abhinibbhijj</text:p>
          </table:table-cell>
          <table:table-cell table:style-name="ce5" office:value-type="string" calcext:value-type="string">
            <text:p>ati pr</text:p>
          </table:table-cell>
          <table:table-cell table:style-name="ce643"/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nibbhijjituṃ</text:p>
          </table:table-cell>
          <table:table-cell table:formula="of:= COM.MICROSOFT.CONCAT(IF([.$AH86] = &quot;&quot;;&quot;&quot;;&quot;√&quot;);IF([.$AK86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inf</text:p>
          </table:table-cell>
          <table:table-cell table:style-name="ce35" office:value-type="string" calcext:value-type="string">
            <text:p><text:span text:style-name="T1">inf of abhinibbhijjati</text:span></text:p>
          </table:table-cell>
          <table:table-cell table:style-name="ce100" office:value-type="string" calcext:value-type="string">
            <text:p>abhinibbhijjati</text:p>
          </table:table-cell>
          <table:table-cell table:style-name="ce35"/>
          <table:table-cell table:style-name="ce35" office:value-type="string" calcext:value-type="string">
            <text:p>pass</text:p>
          </table:table-cell>
          <table:table-cell table:style-name="ce35" office:value-type="string" calcext:value-type="string">
            <text:p>intrans</text:p>
          </table:table-cell>
          <table:table-cell table:style-name="ce35"/>
          <table:table-cell table:style-name="ce141" office:value-type="string" calcext:value-type="string">
            <text:p>to completely break through</text:p>
          </table:table-cell>
          <table:table-cell table:style-name="ce141" office:value-type="string" calcext:value-type="string">
            <text:p>to be completely broken through</text:p>
          </table:table-cell>
          <table:table-cell/>
          <table:table-cell office:value-type="string" calcext:value-type="string">
            <text:p>abhi + nirbhettum</text:p>
          </table:table-cell>
          <table:table-cell table:formula="of:=[$Roots.$J$5]" office:value-type="string" office:string-value="√bhid" calcext:value-type="string">
            <text:p>√bhid</text:p>
          </table:table-cell>
          <table:table-cell table:formula="of:=[$Roots.$K$5]" office:value-type="string" office:string-value="split" calcext:value-type="string">
            <text:p>split</text:p>
          </table:table-cell>
          <table:table-cell table:formula="of:=[$Roots.$L$5]" office:value-type="string" office:string-value="1, 7" calcext:value-type="string">
            <text:p>1, 7</text:p>
          </table:table-cell>
          <table:table-cell table:formula="of:=[$Roots.$C$5]" office:value-type="string" office:string-value="√bhid" calcext:value-type="string">
            <text:p>√bhid</text:p>
          </table:table-cell>
          <table:table-cell table:formula="of:=[$Roots.$D$5]" office:value-type="float" office:value="0" calcext:value-type="float">
            <text:p>0</text:p>
          </table:table-cell>
          <table:table-cell table:formula="of:=[$Roots.$E$5]" office:value-type="string" office:string-value="･" calcext:value-type="string">
            <text:p>･</text:p>
          </table:table-cell>
          <table:table-cell table:formula="of:=[$Roots.$F$5]" office:value-type="string" office:string-value="2" calcext:value-type="string">
            <text:p>2</text:p>
          </table:table-cell>
          <table:table-cell office:value-type="string" calcext:value-type="string">
            <text:p>ya</text:p>
          </table:table-cell>
          <table:table-cell table:formula="of:=[$Roots.$I$5]" office:value-type="string" office:string-value="break, split" calcext:value-type="string">
            <text:p>break, split</text:p>
          </table:table-cell>
          <table:table-cell office:value-type="string" calcext:value-type="string">
            <text:p>√bhid + ya &gt; bhijja (pass)</text:p>
          </table:table-cell>
          <table:table-cell table:style-name="ce144" office:value-type="string" calcext:value-type="string">
            <text:p>abhi nī √bhid</text:p>
          </table:table-cell>
          <table:table-cell table:style-name="ce5"/>
          <table:table-cell table:style-name="ce219" office:value-type="string" calcext:value-type="string">
            <text:p><text:span text:style-name="T1">abhi + nī</text:span> + bhijja + ituṃ</text:p>
          </table:table-cell>
          <table:table-cell table:style-name="ce219" table:number-columns-repeated="2"/>
          <table:table-cell table:style-name="ce265" office:value-type="string" calcext:value-type="string">
            <text:p><text:span text:style-name="T2">ībh &gt; ibbh</text:span></text:p>
            <text:p>dy &gt; jj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SN 22.101</text:p>
          </table:table-cell>
          <table:table-cell table:style-name="ce260" office:value-type="string" calcext:value-type="string">
            <text:p>vāsijaṭasuttaṃ</text:p>
          </table:table-cell>
          <table:table-cell office:value-type="string" calcext:value-type="string">
            <text:p>atha kho abhabbā'va te kukkuṭapotakā pādanakhasikhāya vā mukhatuṇḍakena vā aṇḍakosaṃ padāletvā sotthinā <text:span text:style-name="T3">abhinibbhijjituṃ</text:span>. taṃ kissa hetu?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office:value-type="string" calcext:value-type="string">
            <text:p>passive in construction, active in context</text:p>
          </table:table-cell>
          <table:table-cell table:style-name="ce265" table:number-columns-repeated="2"/>
          <table:table-cell/>
          <table:table-cell table:style-name="ce5" office:value-type="string" calcext:value-type="string">
            <text:p>-</text:p>
          </table:table-cell>
          <table:table-cell table:style-name="ce5"/>
          <table:table-cell table:style-name="ce643"/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nibbidā</text:p>
          </table:table-cell>
          <table:table-cell table:formula="of:= COM.MICROSOFT.CONCAT(IF([.$AH87] = &quot;&quot;;&quot;&quot;;&quot;√&quot;);IF([.$AK87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fem</text:p>
          </table:table-cell>
          <table:table-cell table:style-name="ce35" office:value-type="string" calcext:value-type="string">
            <text:p>fem, abstr, from abhinibbijjati</text:p>
          </table:table-cell>
          <table:table-cell table:style-name="ce35" office:value-type="string" calcext:value-type="string">
            <text:p>abhinibbijjati</text:p>
          </table:table-cell>
          <table:table-cell table:style-name="ce35" table:number-columns-repeated="4"/>
          <table:table-cell table:style-name="ce141" office:value-type="string" calcext:value-type="string">
            <text:p>complete disenchantment; total disinterest</text:p>
          </table:table-cell>
          <table:table-cell table:style-name="ce141"/>
          <table:table-cell/>
          <table:table-cell office:value-type="string" calcext:value-type="string">
            <text:p>abhi + nirvid, nirvidā (bsk)</text:p>
          </table:table-cell>
          <table:table-cell table:formula="of:=[$Roots.$J$55]" office:value-type="string" office:string-value="√vid" calcext:value-type="string">
            <text:p>√vid</text:p>
          </table:table-cell>
          <table:table-cell table:formula="of:=[$Roots.$K$55]" office:value-type="string" office:string-value="find" calcext:value-type="string">
            <text:p>find</text:p>
          </table:table-cell>
          <table:table-cell table:formula="of:=[$Roots.$L$55]" office:value-type="string" office:string-value="2, 6" calcext:value-type="string">
            <text:p>2, 6</text:p>
          </table:table-cell>
          <table:table-cell table:formula="of:=[$Roots.$C$55]" office:value-type="string" office:string-value="√vid" calcext:value-type="string">
            <text:p>√vid</text:p>
          </table:table-cell>
          <table:table-cell table:formula="of:=[$Roots.$D$55]" office:value-type="float" office:value="0" calcext:value-type="float">
            <text:p>0</text:p>
          </table:table-cell>
          <table:table-cell table:formula="of:=[$Roots.$E$55]" office:value-type="string" office:string-value="･" calcext:value-type="string">
            <text:p>･</text:p>
          </table:table-cell>
          <table:table-cell table:formula="of:=[$Roots.$F$55]" office:value-type="string" office:string-value="2" calcext:value-type="string">
            <text:p>2</text:p>
          </table:table-cell>
          <table:table-cell office:value-type="string" calcext:value-type="string">
            <text:p>ṃa</text:p>
          </table:table-cell>
          <table:table-cell table:formula="of:=[$Roots.$I$55]" office:value-type="string" office:string-value="feel, like" calcext:value-type="string">
            <text:p>feel, like</text:p>
          </table:table-cell>
          <table:table-cell/>
          <table:table-cell table:style-name="ce144" office:value-type="string" calcext:value-type="string">
            <text:p>abhi nī √vid</text:p>
          </table:table-cell>
          <table:table-cell table:style-name="ce5"/>
          <table:table-cell table:style-name="ce219" office:value-type="string" calcext:value-type="string">
            <text:p>abhi + nī + √vid + ā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ā</text:p>
          </table:table-cell>
          <table:table-cell table:style-name="ce265" office:value-type="string" calcext:value-type="string">
            <text:p>īv &gt; ibb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MN 16</text:p>
          </table:table-cell>
          <table:table-cell table:style-name="ce260" office:value-type="string" calcext:value-type="string">
            <text:p>cetokhilasuttaṃ</text:p>
          </table:table-cell>
          <table:table-cell office:value-type="string" calcext:value-type="string">
            <text:p>sa kho so, bhikkhave, evaṃ ussoḷhīpannaras'aṅgasamannāgato bhikkhu bhabbo <text:span text:style-name="T3">abhinibbidāya</text:span>, bhabbo sambodhāya, bhabbo anuttarassa yogakkhemassa adhigamāya.</text:p>
          </table:table-cell>
          <table:table-cell table:style-name="ce260" table:number-columns-repeated="2"/>
          <table:table-cell/>
          <table:table-cell table:style-name="ce537" table:number-columns-repeated="2"/>
          <table:table-cell table:style-name="ce537" office:value-type="string" calcext:value-type="string">
            <text:p>abhinibbhidā</text:p>
          </table:table-cell>
          <table:table-cell table:style-name="ce355" office:value-type="string" calcext:value-type="string">
            <text:p>(MNa) <text:span text:style-name="T3">abhinibbhidāyā</text:span>'ti ñāṇena kilesabhedāya.</text:p>
          </table:table-cell>
          <table:table-cell table:style-name="ce265" office:value-type="string" calcext:value-type="string">
            <text:p><text:span text:style-name="T2">commentary takes it is </text:span><text:span text:style-name="T12">abhinibbhidā "break-through"</text:span></text:p>
          </table:table-cell>
          <table:table-cell table:style-name="ce265" table:number-columns-repeated="2"/>
          <table:table-cell/>
          <table:table-cell table:style-name="ce5" office:value-type="string" calcext:value-type="string">
            <text:p>abhinibbid</text:p>
          </table:table-cell>
          <table:table-cell table:style-name="ce5" office:value-type="string" calcext:value-type="string">
            <text:p>ā fem</text:p>
          </table:table-cell>
          <table:table-cell table:style-name="ce643" office:value-type="string" calcext:value-type="string">
            <text:p>disgust with the world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ibbijja</text:p>
          </table:table-cell>
          <table:table-cell table:formula="of:= COM.MICROSOFT.CONCAT(IF([.$AH88] = &quot;&quot;;&quot;&quot;;&quot;√&quot;);IF([.$AK88] = &quot;&quot;;&quot;&quot;;&quot;√&quot;))">
            <text:p/>
          </table:table-cell>
          <table:table-cell table:number-columns-repeated="2" table:style-name="ce35" office:value-type="string" calcext:value-type="string">
            <text:p>ger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55]" office:value-type="string" office:string-value="√vid" calcext:value-type="string">
            <text:p>√vid</text:p>
          </table:table-cell>
          <table:table-cell table:formula="of:=[$Roots.$K$55]" office:value-type="string" office:string-value="find" calcext:value-type="string">
            <text:p>find</text:p>
          </table:table-cell>
          <table:table-cell table:formula="of:=[$Roots.$L$55]" office:value-type="string" office:string-value="2, 6" calcext:value-type="string">
            <text:p>2, 6</text:p>
          </table:table-cell>
          <table:table-cell table:formula="of:=[$Roots.$C$55]" office:value-type="string" office:string-value="√vid" calcext:value-type="string">
            <text:p>√vid</text:p>
          </table:table-cell>
          <table:table-cell table:formula="of:=[$Roots.$D$55]" office:value-type="float" office:value="0" calcext:value-type="float">
            <text:p>0</text:p>
          </table:table-cell>
          <table:table-cell table:formula="of:=[$Roots.$E$55]" office:value-type="string" office:string-value="･" calcext:value-type="string">
            <text:p>･</text:p>
          </table:table-cell>
          <table:table-cell table:formula="of:=[$Roots.$F$55]" office:value-type="string" office:string-value="2" calcext:value-type="string">
            <text:p>2</text:p>
          </table:table-cell>
          <table:table-cell office:value-type="string" calcext:value-type="string">
            <text:p>ṃa</text:p>
          </table:table-cell>
          <table:table-cell table:formula="of:=[$Roots.$I$55]" office:value-type="string" office:string-value="feel, like" calcext:value-type="string">
            <text:p>feel, like</text:p>
          </table:table-cell>
          <table:table-cell/>
          <table:table-cell table:style-name="ce144" office:value-type="string" calcext:value-type="string">
            <text:p>abhi nī √vid</text:p>
          </table:table-cell>
          <table:table-cell table:style-name="ce5"/>
          <table:table-cell table:style-name="ce219" office:value-type="string" calcext:value-type="string">
            <text:p>abhi + nī + √vid + ā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-</text:p>
          </table:table-cell>
          <table:table-cell table:style-name="ce5"/>
          <table:table-cell table:style-name="ce643" office:value-type="string" calcext:value-type="string">
            <text:p>finding out; examining, analysing; piercing through</text:p>
          </table:table-cell>
          <table:table-cell table:number-columns-repeated="964"/>
        </table:table-row>
        <table:table-row table:style-name="ro4">
          <table:table-cell table:number-columns-repeated="2" table:style-name="ce25" office:value-type="string" calcext:value-type="string">
            <text:p>abhinibbijjati</text:p>
          </table:table-cell>
          <table:table-cell table:formula="of:= COM.MICROSOFT.CONCAT(IF([.$AH89] = &quot;&quot;;&quot;&quot;;&quot;√&quot;);IF([.$AK89] = &quot;&quot;;&quot;&quot;;&quot;√&quot;))">
            <text:p/>
          </table:table-cell>
          <table:table-cell table:style-name="ce35" office:value-type="string" calcext:value-type="string">
            <text:p>pr</text:p>
          </table:table-cell>
          <table:table-cell table:style-name="ce35" office:value-type="string" calcext:value-type="string">
            <text:p><text:span text:style-name="T1">pr, pass of abhi nī √vid</text:span></text:p>
          </table:table-cell>
          <table:table-cell table:style-name="ce100" office:value-type="string" calcext:value-type="string">
            <text:p>abhi nī √vid</text:p>
          </table:table-cell>
          <table:table-cell table:style-name="ce35" table:number-columns-repeated="4"/>
          <table:table-cell table:style-name="ce141" table:number-columns-repeated="2"/>
          <table:table-cell table:number-columns-repeated="2"/>
          <table:table-cell table:formula="of:=[$Roots.$J$55]" office:value-type="string" office:string-value="√vid" calcext:value-type="string">
            <text:p>√vid</text:p>
          </table:table-cell>
          <table:table-cell table:formula="of:=[$Roots.$K$55]" office:value-type="string" office:string-value="find" calcext:value-type="string">
            <text:p>find</text:p>
          </table:table-cell>
          <table:table-cell table:formula="of:=[$Roots.$L$55]" office:value-type="string" office:string-value="2, 6" calcext:value-type="string">
            <text:p>2, 6</text:p>
          </table:table-cell>
          <table:table-cell table:formula="of:=[$Roots.$C$55]" office:value-type="string" office:string-value="√vid" calcext:value-type="string">
            <text:p>√vid</text:p>
          </table:table-cell>
          <table:table-cell table:formula="of:=[$Roots.$D$55]" office:value-type="float" office:value="0" calcext:value-type="float">
            <text:p>0</text:p>
          </table:table-cell>
          <table:table-cell table:formula="of:=[$Roots.$E$55]" office:value-type="string" office:string-value="･" calcext:value-type="string">
            <text:p>･</text:p>
          </table:table-cell>
          <table:table-cell table:formula="of:=[$Roots.$F$55]" office:value-type="string" office:string-value="2" calcext:value-type="string">
            <text:p>2</text:p>
          </table:table-cell>
          <table:table-cell office:value-type="string" calcext:value-type="string">
            <text:p>ya</text:p>
          </table:table-cell>
          <table:table-cell table:formula="of:=[$Roots.$I$55]" office:value-type="string" office:string-value="feel, like" calcext:value-type="string">
            <text:p>feel, like</text:p>
          </table:table-cell>
          <table:table-cell office:value-type="string" calcext:value-type="string">
            <text:p>√vid + ya &gt; vijja &gt; bijja (pass, irreg)</text:p>
          </table:table-cell>
          <table:table-cell table:style-name="ce144" office:value-type="string" calcext:value-type="string">
            <text:p>abhi nī √vid</text:p>
          </table:table-cell>
          <table:table-cell table:style-name="ce5"/>
          <table:table-cell table:style-name="ce219" office:value-type="string" calcext:value-type="string">
            <text:p>abhi + nī + bijja + t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21" office:value-type="string" calcext:value-type="string">
            <text:p>abhinibbijj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is disheartened; is disillusioned; is disenchanted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nibbijjayati</text:p>
          </table:table-cell>
          <table:table-cell table:formula="of:= COM.MICROSOFT.CONCAT(IF([.$AH90] = &quot;&quot;;&quot;&quot;;&quot;√&quot;);IF([.$AK90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office:value-type="string" calcext:value-type="string">
            <text:p>abhinibbajjayati</text:p>
          </table:table-cell>
          <table:table-cell table:style-name="ce35" table:number-columns-repeated="4"/>
          <table:table-cell table:style-name="ce141" table:number-columns-repeated="2"/>
          <table:table-cell table:number-columns-repeated="2"/>
          <table:table-cell table:formula="of:=[$Roots.$J$55]" office:value-type="string" office:string-value="√vid" calcext:value-type="string">
            <text:p>√vid</text:p>
          </table:table-cell>
          <table:table-cell table:formula="of:=[$Roots.$K$55]" office:value-type="string" office:string-value="find" calcext:value-type="string">
            <text:p>find</text:p>
          </table:table-cell>
          <table:table-cell table:formula="of:=[$Roots.$L$55]" office:value-type="string" office:string-value="2, 6" calcext:value-type="string">
            <text:p>2, 6</text:p>
          </table:table-cell>
          <table:table-cell table:formula="of:=[$Roots.$C$55]" office:value-type="string" office:string-value="√vid" calcext:value-type="string">
            <text:p>√vid</text:p>
          </table:table-cell>
          <table:table-cell table:formula="of:=[$Roots.$D$55]" office:value-type="float" office:value="0" calcext:value-type="float">
            <text:p>0</text:p>
          </table:table-cell>
          <table:table-cell table:formula="of:=[$Roots.$E$55]" office:value-type="string" office:string-value="･" calcext:value-type="string">
            <text:p>･</text:p>
          </table:table-cell>
          <table:table-cell table:formula="of:=[$Roots.$F$55]" office:value-type="string" office:string-value="2" calcext:value-type="string">
            <text:p>2</text:p>
          </table:table-cell>
          <table:table-cell office:value-type="string" calcext:value-type="string">
            <text:p>*aya</text:p>
          </table:table-cell>
          <table:table-cell table:formula="of:=[$Roots.$I$55]" office:value-type="string" office:string-value="feel, like" calcext:value-type="string">
            <text:p>feel, like</text:p>
          </table:table-cell>
          <table:table-cell/>
          <table:table-cell table:style-name="ce144" office:value-type="string" calcext:value-type="string">
            <text:p>abhi nī √vid</text:p>
          </table:table-cell>
          <table:table-cell table:style-name="ce5"/>
          <table:table-cell table:style-name="ce219" office:value-type="string" calcext:value-type="string">
            <text:p>abhi + nī + bijjaya +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nibbijjay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avoids; shuns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nibbijjitvā</text:p>
          </table:table-cell>
          <table:table-cell table:formula="of:= COM.MICROSOFT.CONCAT(IF([.$AH91] = &quot;&quot;;&quot;&quot;;&quot;√&quot;);IF([.$AK91] = &quot;&quot;;&quot;&quot;;&quot;√&quot;))">
            <text:p/>
          </table:table-cell>
          <table:table-cell table:number-columns-repeated="2" table:style-name="ce35" office:value-type="string" calcext:value-type="string">
            <text:p>abs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55]" office:value-type="string" office:string-value="√vid" calcext:value-type="string">
            <text:p>√vid</text:p>
          </table:table-cell>
          <table:table-cell table:formula="of:=[$Roots.$K$55]" office:value-type="string" office:string-value="find" calcext:value-type="string">
            <text:p>find</text:p>
          </table:table-cell>
          <table:table-cell table:formula="of:=[$Roots.$L$55]" office:value-type="string" office:string-value="2, 6" calcext:value-type="string">
            <text:p>2, 6</text:p>
          </table:table-cell>
          <table:table-cell table:formula="of:=[$Roots.$C$55]" office:value-type="string" office:string-value="√vid" calcext:value-type="string">
            <text:p>√vid</text:p>
          </table:table-cell>
          <table:table-cell table:formula="of:=[$Roots.$D$55]" office:value-type="float" office:value="0" calcext:value-type="float">
            <text:p>0</text:p>
          </table:table-cell>
          <table:table-cell table:formula="of:=[$Roots.$E$55]" office:value-type="string" office:string-value="･" calcext:value-type="string">
            <text:p>･</text:p>
          </table:table-cell>
          <table:table-cell table:formula="of:=[$Roots.$F$55]" office:value-type="string" office:string-value="2" calcext:value-type="string">
            <text:p>2</text:p>
          </table:table-cell>
          <table:table-cell office:value-type="string" calcext:value-type="string">
            <text:p>*aya</text:p>
          </table:table-cell>
          <table:table-cell table:formula="of:=[$Roots.$I$55]" office:value-type="string" office:string-value="feel, like" calcext:value-type="string">
            <text:p>feel, like</text:p>
          </table:table-cell>
          <table:table-cell/>
          <table:table-cell table:style-name="ce144" office:value-type="string" calcext:value-type="string">
            <text:p>abhi nī √vid</text:p>
          </table:table-cell>
          <table:table-cell table:style-name="ce5"/>
          <table:table-cell table:style-name="ce489"/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sandhi</text:p>
          </table:table-cell>
          <table:table-cell/>
          <table:table-cell table:style-name="ce5" office:value-type="string" calcext:value-type="string">
            <text:p>-</text:p>
          </table:table-cell>
          <table:table-cell table:style-name="ce5"/>
          <table:table-cell table:style-name="ce643" office:value-type="string" calcext:value-type="string">
            <text:p>having become completely disenchanted (with); having completely lost interest (in)</text:p>
          </table:table-cell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nibbuta</text:p>
          </table:table-cell>
          <table:table-cell table:formula="of:= COM.MICROSOFT.CONCAT(IF([.$AH92] = &quot;&quot;;&quot;&quot;;&quot;√&quot;);IF([.$AK92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adj</text:p>
          </table:table-cell>
          <table:table-cell table:style-name="ce35" office:value-type="string" calcext:value-type="string">
            <text:p><text:span text:style-name="T1">adj, pp of abhi nī √vā</text:span></text:p>
          </table:table-cell>
          <table:table-cell table:style-name="ce35" office:value-type="string" calcext:value-type="string">
            <text:p>abhi nī √vā</text:p>
          </table:table-cell>
          <table:table-cell table:style-name="ce35" table:number-columns-repeated="4"/>
          <table:table-cell table:style-name="ce141" office:value-type="string" calcext:value-type="string">
            <text:p>(of mental defilement) completely quenched; entirely emancipated; completely cooled</text:p>
          </table:table-cell>
          <table:table-cell table:style-name="ce141"/>
          <table:table-cell/>
          <table:table-cell office:value-type="string" calcext:value-type="string">
            <text:p>abhi + nirvṛta</text:p>
          </table:table-cell>
          <table:table-cell table:formula="of:=[$Roots.$J$49]" office:value-type="string" office:string-value="√vā" calcext:value-type="string">
            <text:p>√vā</text:p>
          </table:table-cell>
          <table:table-cell table:formula="of:=[$Roots.$K$49]" office:value-type="string" office:string-value="blow" calcext:value-type="string">
            <text:p>blow</text:p>
          </table:table-cell>
          <table:table-cell table:formula="of:=[$Roots.$L$49]" office:value-type="string" office:string-value="2" calcext:value-type="string">
            <text:p>2</text:p>
          </table:table-cell>
          <table:table-cell table:formula="of:=[$Roots.$C$49]" office:value-type="string" office:string-value="√vā" calcext:value-type="string">
            <text:p>√vā</text:p>
          </table:table-cell>
          <table:table-cell table:formula="of:=[$Roots.$D$49]" office:value-type="float" office:value="0" calcext:value-type="float">
            <text:p>0</text:p>
          </table:table-cell>
          <table:table-cell table:formula="of:=[$Roots.$E$49]" office:value-type="string" office:string-value="･" calcext:value-type="string">
            <text:p>･</text:p>
          </table:table-cell>
          <table:table-cell table:formula="of:=[$Roots.$F$49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9]" office:value-type="string" office:string-value="blow, emit odour" calcext:value-type="string">
            <text:p>blow, emit odour</text:p>
          </table:table-cell>
          <table:table-cell/>
          <table:table-cell table:style-name="ce144" office:value-type="string" calcext:value-type="string">
            <text:p>abhi nī √vā</text:p>
          </table:table-cell>
          <table:table-cell table:style-name="ce5"/>
          <table:table-cell table:style-name="ce219" office:value-type="string" calcext:value-type="string">
            <text:p>abhi + nī + √vā &gt; vu &gt; bu + 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ta</text:p>
          </table:table-cell>
          <table:table-cell table:style-name="ce265" office:value-type="string" calcext:value-type="string">
            <text:p>īv &gt; ibb</text:p>
            <text:p>ā &gt; u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SNP 63</text:p>
          </table:table-cell>
          <table:table-cell table:style-name="ce260" office:value-type="string" calcext:value-type="string">
            <text:p>hemaka māṇava pucchā</text:p>
            <text:p>pārāyanavaggo 8</text:p>
          </table:table-cell>
          <table:table-cell office:value-type="string" calcext:value-type="string">
            <text:p>etad'aññāya ye satā,</text:p>
            <text:p>diṭṭhadhamma-<text:span text:style-name="T3">abhinibbutā</text:span>,</text:p>
            <text:p>upasantā ca te sadā,</text:p>
            <text:p>tiṇṇā loke visattikan'ti.</text:p>
          </table:table-cell>
          <table:table-cell table:style-name="ce260" office:value-type="string" calcext:value-type="string">
            <text:p>SNP 41</text:p>
          </table:table-cell>
          <table:table-cell table:style-name="ce260" office:value-type="string" calcext:value-type="string">
            <text:p>duṭṭhaṭṭhakasuttaṃ</text:p>
            <text:p>aṭṭhakavaggo 3</text:p>
          </table:table-cell>
          <table:table-cell office:value-type="string" calcext:value-type="string">
            <text:p>santo ca bhikkhu <text:span text:style-name="T3">abhinibbut</text:span><text:span text:style-name="T11">'atto,</text:span></text:p>
            <text:p>iti'han'ti sīlesu akatthamāno,</text:p>
            <text:p>tam'ariyadhammaṃ kusalā vadanti,</text:p>
            <text:p>yass'ussadā n'atthi kuhiñci loke.</text:p>
          </table:table-cell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bbut</text:p>
          </table:table-cell>
          <table:table-cell table:style-name="ce5" office:value-type="string" calcext:value-type="string">
            <text:p>a adj</text:p>
          </table:table-cell>
          <table:table-cell table:style-name="ce643" office:value-type="string" calcext:value-type="string">
            <text:p>perfectly calmed</text:p>
          </table:table-cell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nibbutatta</text:p>
          </table:table-cell>
          <table:table-cell table:formula="of:= COM.MICROSOFT.CONCAT(IF([.$AH93] = &quot;&quot;;&quot;&quot;;&quot;√&quot;);IF([.$AK93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adj</text:p>
          </table:table-cell>
          <table:table-cell table:style-name="ce35" office:value-type="string" calcext:value-type="string">
            <text:p>adj, comp</text:p>
          </table:table-cell>
          <table:table-cell table:style-name="ce35" table:number-columns-repeated="5"/>
          <table:table-cell table:style-name="ce141" office:value-type="string" calcext:value-type="string">
            <text:p>self-extinguished; self-quenched; with completely cooled mind</text:p>
          </table:table-cell>
          <table:table-cell table:style-name="ce141"/>
          <table:table-cell/>
          <table:table-cell office:value-type="string" calcext:value-type="string">
            <text:p>abhi + nirvṛta + ātaman</text:p>
          </table:table-cell>
          <table:table-cell table:number-columns-repeated="10"/>
          <table:table-cell table:style-name="ce144"/>
          <table:table-cell table:style-name="ce5" office:value-type="string" calcext:value-type="string">
            <text:p>abhinibbuta atta1</text:p>
          </table:table-cell>
          <table:table-cell table:style-name="ce219" office:value-type="string" calcext:value-type="string">
            <text:p>abhinibbuta + atta</text:p>
          </table:table-cell>
          <table:table-cell table:style-name="ce219" table:number-columns-repeated="2"/>
          <table:table-cell table:style-name="ce265"/>
          <table:table-cell table:style-name="ce219" office:value-type="string" calcext:value-type="string">
            <text:p>kammadhāraya</text:p>
          </table:table-cell>
          <table:table-cell table:style-name="ce539" office:value-type="string" calcext:value-type="string">
            <text:p>abhinibbuta + atta</text:p>
          </table:table-cell>
          <table:table-cell/>
          <table:table-cell table:style-name="ce260" office:value-type="string" calcext:value-type="string">
            <text:p>SNP 41</text:p>
          </table:table-cell>
          <table:table-cell table:style-name="ce260" office:value-type="string" calcext:value-type="string">
            <text:p>duṭṭhaṭṭhakasuttaṃ</text:p>
            <text:p>aṭṭhakavaggo 3</text:p>
          </table:table-cell>
          <table:table-cell office:value-type="string" calcext:value-type="string">
            <text:p>santo ca bhikkhu <text:span text:style-name="T3">abhinibbut'atto</text:span>,</text:p>
            <text:p>iti'han'ti sīlesu akatthamāno,</text:p>
            <text:p>tam'ariyadhammaṃ kusalā vadanti,</text:p>
            <text:p>yass'ussadā n'atthi kuhiñci loke.</text:p>
          </table:table-cell>
          <table:table-cell table:style-name="ce260" office:value-type="string" calcext:value-type="string">
            <text:p>UD 26</text:p>
          </table:table-cell>
          <table:table-cell table:style-name="ce260" office:value-type="string" calcext:value-type="string">
            <text:p>pilindavacchasuttaṃ</text:p>
          </table:table-cell>
          <table:table-cell office:value-type="string" calcext:value-type="string">
            <text:p>yamhī na māyā vasatī na māno,</text:p>
            <text:p>yo vītalobho amamo nirāso,</text:p>
            <text:p>panuṇṇakodho <text:span text:style-name="T3">abhinibbut'atto</text:span>,</text:p>
            <text:p>so brāhmaṇo so samaṇo sa bhikkhū'ti.</text:p>
          </table:table-cell>
          <table:table-cell table:style-name="ce537" table:number-columns-repeated="3"/>
          <table:table-cell table:style-name="ce355" office:value-type="string" calcext:value-type="string">
            <text:p>(SNPa) rāg'ādikilesavūpasamena santo, tathā <text:span text:style-name="T3">abhinibbut'atto</text:span>.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abhinibbutatt</text:p>
          </table:table-cell>
          <table:table-cell table:style-name="ce5" office:value-type="string" calcext:value-type="string">
            <text:p>a adj</text:p>
          </table:table-cell>
          <table:table-cell table:style-name="ce643"/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iddisati</text:p>
          </table:table-cell>
          <table:table-cell table:formula="of:= COM.MICROSOFT.CONCAT(IF([.$AH94] = &quot;&quot;;&quot;&quot;;&quot;√&quot;);IF([.$AK94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5"/>
          <table:table-cell table:style-name="ce141" table:number-columns-repeated="2"/>
          <table:table-cell table:number-columns-repeated="12"/>
          <table:table-cell table:style-name="ce144"/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niddis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points out, indicates, characterizes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iggaṇhanā</text:p>
          </table:table-cell>
          <table:table-cell table:formula="of:= COM.MICROSOFT.CONCAT(IF([.$AH95] = &quot;&quot;;&quot;&quot;;&quot;√&quot;);IF([.$AK95] = &quot;&quot;;&quot;&quot;;&quot;√&quot;))">
            <text:p/>
          </table:table-cell>
          <table:table-cell table:number-columns-repeated="2" table:style-name="ce35" office:value-type="string" calcext:value-type="string">
            <text:p>fem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8]" office:value-type="string" office:string-value="√grah √grabh" calcext:value-type="string">
            <text:p>√grah √grabh</text:p>
          </table:table-cell>
          <table:table-cell table:formula="of:=[$Roots.$K$8]" office:value-type="string" office:string-value="seize" calcext:value-type="string">
            <text:p>seize</text:p>
          </table:table-cell>
          <table:table-cell table:formula="of:=[$Roots.$L$8]" office:value-type="string" office:string-value="1, 9" calcext:value-type="string">
            <text:p>1, 9</text:p>
          </table:table-cell>
          <table:table-cell table:formula="of:=[$Roots.$C$8]" office:value-type="string" office:string-value="√gah" calcext:value-type="string">
            <text:p>√gah</text:p>
          </table:table-cell>
          <table:table-cell table:formula="of:=[$Roots.$D$8]" office:value-type="string" office:string-value="ggah" calcext:value-type="string">
            <text:p>ggah</text:p>
          </table:table-cell>
          <table:table-cell table:formula="of:=[$Roots.$E$8]" office:value-type="string" office:string-value="･" calcext:value-type="string">
            <text:p>･</text:p>
          </table:table-cell>
          <table:table-cell table:formula="of:=[$Roots.$F$8]" office:value-type="string" office:string-value="6" calcext:value-type="string">
            <text:p>6</text:p>
          </table:table-cell>
          <table:table-cell office:value-type="string" calcext:value-type="string">
            <text:p>ṇhā</text:p>
          </table:table-cell>
          <table:table-cell table:formula="of:=[$Roots.$I$8]" office:value-type="string" office:string-value="grasp" calcext:value-type="string">
            <text:p>grasp</text:p>
          </table:table-cell>
          <table:table-cell office:value-type="string" calcext:value-type="string">
            <text:p>√gah + ṇhā &gt; gaṇhā</text:p>
          </table:table-cell>
          <table:table-cell table:style-name="ce144" office:value-type="string" calcext:value-type="string">
            <text:p>abhi ni √gah</text:p>
          </table:table-cell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niggaṇhan</text:p>
          </table:table-cell>
          <table:table-cell table:style-name="ce5" office:value-type="string" calcext:value-type="string">
            <text:p>ā fem</text:p>
          </table:table-cell>
          <table:table-cell table:style-name="ce643" office:value-type="string" calcext:value-type="string">
            <text:p>taking a hold of</text:p>
          </table:table-cell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niggaṇhanta</text:p>
          </table:table-cell>
          <table:table-cell table:formula="of:= COM.MICROSOFT.CONCAT(IF([.$AH96] = &quot;&quot;;&quot;&quot;;&quot;√&quot;);IF([.$AK96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prp</text:p>
          </table:table-cell>
          <table:table-cell table:style-name="ce35" office:value-type="string" calcext:value-type="string">
            <text:p>prp of abhiniggaṇhāti</text:p>
          </table:table-cell>
          <table:table-cell table:style-name="ce35" office:value-type="string" calcext:value-type="string">
            <text:p>abhiniggaṇhā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firmly grabbing hold (of); seizing tightly; forcing into submission; forcibly restraining</text:p>
          </table:table-cell>
          <table:table-cell table:style-name="ce141"/>
          <table:table-cell/>
          <table:table-cell office:value-type="string" calcext:value-type="string">
            <text:p>abhinigrahṇat</text:p>
          </table:table-cell>
          <table:table-cell table:formula="of:=[$Roots.$J$8]" office:value-type="string" office:string-value="√grah √grabh" calcext:value-type="string">
            <text:p>√grah √grabh</text:p>
          </table:table-cell>
          <table:table-cell table:formula="of:=[$Roots.$K$8]" office:value-type="string" office:string-value="seize" calcext:value-type="string">
            <text:p>seize</text:p>
          </table:table-cell>
          <table:table-cell table:formula="of:=[$Roots.$L$8]" office:value-type="string" office:string-value="1, 9" calcext:value-type="string">
            <text:p>1, 9</text:p>
          </table:table-cell>
          <table:table-cell table:formula="of:=[$Roots.$C$8]" office:value-type="string" office:string-value="√gah" calcext:value-type="string">
            <text:p>√gah</text:p>
          </table:table-cell>
          <table:table-cell table:formula="of:=[$Roots.$D$8]" office:value-type="string" office:string-value="ggah" calcext:value-type="string">
            <text:p>ggah</text:p>
          </table:table-cell>
          <table:table-cell table:formula="of:=[$Roots.$E$8]" office:value-type="string" office:string-value="･" calcext:value-type="string">
            <text:p>･</text:p>
          </table:table-cell>
          <table:table-cell table:formula="of:=[$Roots.$F$8]" office:value-type="string" office:string-value="6" calcext:value-type="string">
            <text:p>6</text:p>
          </table:table-cell>
          <table:table-cell office:value-type="string" calcext:value-type="string">
            <text:p>ṇhā</text:p>
          </table:table-cell>
          <table:table-cell table:formula="of:=[$Roots.$I$8]" office:value-type="string" office:string-value="grasp" calcext:value-type="string">
            <text:p>grasp</text:p>
          </table:table-cell>
          <table:table-cell office:value-type="string" calcext:value-type="string">
            <text:p>√gah + ṇhā &gt; gaṇhā</text:p>
          </table:table-cell>
          <table:table-cell table:style-name="ce144" office:value-type="string" calcext:value-type="string">
            <text:p>abhi ni √gah</text:p>
          </table:table-cell>
          <table:table-cell table:style-name="ce5"/>
          <table:table-cell table:style-name="ce219" office:value-type="string" calcext:value-type="string">
            <text:p>abhi + ni + gaṇhā + n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nt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MN 36</text:p>
          </table:table-cell>
          <table:table-cell table:style-name="ce260" office:value-type="string" calcext:value-type="string">
            <text:p>mahāsaccakasuttaṃ</text:p>
          </table:table-cell>
          <table:table-cell table:style-name="ce554" office:value-type="string" calcext:value-type="string">
            <text:p>tassa mayhaṃ, aggivessana, dantebhi dantam'ādhāya jivhāya tāluṃ āhacca cetasā cittaṃ <text:span text:style-name="T3">abhiniggaṇhato</text:span> abhinippīḷayato abhisantāpayato kacchehi sedā muccanti.</text:p>
          </table:table-cell>
          <table:table-cell table:style-name="ce260" table:number-columns-repeated="2"/>
          <table:table-cell table:style-name="ce554"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ggaṇh</text:p>
          </table:table-cell>
          <table:table-cell table:style-name="ce5" office:value-type="string" calcext:value-type="string">
            <text:p>anta prp</text:p>
          </table:table-cell>
          <table:table-cell table:style-name="ce643"/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niggaṇhāti</text:p>
          </table:table-cell>
          <table:table-cell table:formula="of:= COM.MICROSOFT.CONCAT(IF([.$AH97] = &quot;&quot;;&quot;&quot;;&quot;√&quot;);IF([.$AK97] = &quot;&quot;;&quot;&quot;;&quot;√&quot;))" office:value-type="string" office:string-value="√√" calcext:value-type="string">
            <text:p>√√</text:p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firmly grabs hold (of); seizes tightly; forces into submission; forcibly restrains</text:p>
          </table:table-cell>
          <table:table-cell table:style-name="ce141"/>
          <table:table-cell/>
          <table:table-cell office:value-type="string" calcext:value-type="string">
            <text:p>abhinigṛhṇati (bsk)</text:p>
          </table:table-cell>
          <table:table-cell table:formula="of:=[$Roots.$J$8]" office:value-type="string" office:string-value="√grah √grabh" calcext:value-type="string">
            <text:p>√grah √grabh</text:p>
          </table:table-cell>
          <table:table-cell table:formula="of:=[$Roots.$K$8]" office:value-type="string" office:string-value="seize" calcext:value-type="string">
            <text:p>seize</text:p>
          </table:table-cell>
          <table:table-cell table:formula="of:=[$Roots.$L$8]" office:value-type="string" office:string-value="1, 9" calcext:value-type="string">
            <text:p>1, 9</text:p>
          </table:table-cell>
          <table:table-cell table:formula="of:=[$Roots.$C$8]" office:value-type="string" office:string-value="√gah" calcext:value-type="string">
            <text:p>√gah</text:p>
          </table:table-cell>
          <table:table-cell table:formula="of:=[$Roots.$D$8]" office:value-type="string" office:string-value="ggah" calcext:value-type="string">
            <text:p>ggah</text:p>
          </table:table-cell>
          <table:table-cell table:formula="of:=[$Roots.$E$8]" office:value-type="string" office:string-value="･" calcext:value-type="string">
            <text:p>･</text:p>
          </table:table-cell>
          <table:table-cell table:formula="of:=[$Roots.$F$8]" office:value-type="string" office:string-value="6" calcext:value-type="string">
            <text:p>6</text:p>
          </table:table-cell>
          <table:table-cell office:value-type="string" calcext:value-type="string">
            <text:p>ṇhā</text:p>
          </table:table-cell>
          <table:table-cell table:formula="of:=[$Roots.$I$8]" office:value-type="string" office:string-value="grasp" calcext:value-type="string">
            <text:p>grasp</text:p>
          </table:table-cell>
          <table:table-cell office:value-type="string" calcext:value-type="string">
            <text:p>√gah + ṇhā &gt; gaṇhā</text:p>
          </table:table-cell>
          <table:table-cell table:style-name="ce144" office:value-type="string" calcext:value-type="string">
            <text:p>abhi ni √gah</text:p>
          </table:table-cell>
          <table:table-cell table:style-name="ce5"/>
          <table:table-cell table:style-name="ce219" office:value-type="string" calcext:value-type="string">
            <text:p>abhi + ni + gaṇhā + t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MN 20</text:p>
          </table:table-cell>
          <table:table-cell table:style-name="ce260" office:value-type="string" calcext:value-type="string">
            <text:p>vitakkasaṇṭhānasuttaṃ</text:p>
          </table:table-cell>
          <table:table-cell table:style-name="ce554" office:value-type="string" calcext:value-type="string">
            <text:p>seyyathā'pi, bhikkhave, balavā puriso dubbalataraṃ purisaṃ sīse vā gale vā khandhe vā gahetvā <text:span text:style-name="T3">abhiniggaṇheyya</text:span> abhinippīḷeyya abhisantāpeyya.</text:p>
          </table:table-cell>
          <table:table-cell table:style-name="ce260" office:value-type="string" calcext:value-type="string">
            <text:p>MN 36</text:p>
          </table:table-cell>
          <table:table-cell table:style-name="ce260" office:value-type="string" calcext:value-type="string">
            <text:p>mahāsaccakasuttaṃ</text:p>
          </table:table-cell>
          <table:table-cell table:style-name="ce554" office:value-type="string" calcext:value-type="string">
            <text:p>tassa mayhaṃ, aggivessana, etad'ahosi, yaṃnūn'āhaṃ dantebhi dantam'ādhāya, jivhāya tāluṃ āhacca, cetasā cittaṃ <text:span text:style-name="T3">abhiniggaṇheyyaṃ</text:span> abhinippīḷeyyaṃ abhisantāpeyyan'ti.</text:p>
          </table:table-cell>
          <table:table-cell table:style-name="ce537" table:number-columns-repeated="3"/>
          <table:table-cell table:style-name="ce355" office:value-type="string" calcext:value-type="string">
            <text:p>(MNa) <text:span text:style-name="T3">abhiniggaṇheyyan</text:span>'ti niggaṇheyyaṃ.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abhiniggaṇh</text:p>
          </table:table-cell>
          <table:table-cell table:style-name="ce5" office:value-type="string" calcext:value-type="string">
            <text:p>āti pr</text:p>
          </table:table-cell>
          <table:table-cell table:style-name="ce643"/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niggaṇhitabba</text:p>
          </table:table-cell>
          <table:table-cell table:formula="of:= COM.MICROSOFT.CONCAT(IF([.$AH98] = &quot;&quot;;&quot;&quot;;&quot;√&quot;);IF([.$AK98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ptp</text:p>
          </table:table-cell>
          <table:table-cell table:style-name="ce35" office:value-type="string" calcext:value-type="string">
            <text:p>ptp of abhiniggaṇhāti</text:p>
          </table:table-cell>
          <table:table-cell table:style-name="ce35" office:value-type="string" calcext:value-type="string">
            <text:p>abhiniggaṇhāti</text:p>
          </table:table-cell>
          <table:table-cell table:style-name="ce35" table:number-columns-repeated="3"/>
          <table:table-cell table:style-name="ce35" office:value-type="string" calcext:value-type="string">
            <text:p>+instr</text:p>
          </table:table-cell>
          <table:table-cell table:style-name="ce141" office:value-type="string" calcext:value-type="string">
            <text:p>should be tightly seized (by); should be forced into submission (by); should be forcibly restrained (by)</text:p>
          </table:table-cell>
          <table:table-cell table:style-name="ce141" office:value-type="string" calcext:value-type="string">
            <text:p>to be grabbed tightly</text:p>
          </table:table-cell>
          <table:table-cell/>
          <table:table-cell office:value-type="string" calcext:value-type="string">
            <text:p>abhi + nigrahītavya</text:p>
          </table:table-cell>
          <table:table-cell table:formula="of:=[$Roots.$J$8]" office:value-type="string" office:string-value="√grah √grabh" calcext:value-type="string">
            <text:p>√grah √grabh</text:p>
          </table:table-cell>
          <table:table-cell table:formula="of:=[$Roots.$K$8]" office:value-type="string" office:string-value="seize" calcext:value-type="string">
            <text:p>seize</text:p>
          </table:table-cell>
          <table:table-cell table:formula="of:=[$Roots.$L$8]" office:value-type="string" office:string-value="1, 9" calcext:value-type="string">
            <text:p>1, 9</text:p>
          </table:table-cell>
          <table:table-cell table:formula="of:=[$Roots.$C$8]" office:value-type="string" office:string-value="√gah" calcext:value-type="string">
            <text:p>√gah</text:p>
          </table:table-cell>
          <table:table-cell table:formula="of:=[$Roots.$D$8]" office:value-type="string" office:string-value="ggah" calcext:value-type="string">
            <text:p>ggah</text:p>
          </table:table-cell>
          <table:table-cell table:formula="of:=[$Roots.$E$8]" office:value-type="string" office:string-value="･" calcext:value-type="string">
            <text:p>･</text:p>
          </table:table-cell>
          <table:table-cell table:formula="of:=[$Roots.$F$8]" office:value-type="string" office:string-value="6" calcext:value-type="string">
            <text:p>6</text:p>
          </table:table-cell>
          <table:table-cell office:value-type="string" calcext:value-type="string">
            <text:p>ṇhā</text:p>
          </table:table-cell>
          <table:table-cell table:formula="of:=[$Roots.$I$8]" office:value-type="string" office:string-value="grasp" calcext:value-type="string">
            <text:p>grasp</text:p>
          </table:table-cell>
          <table:table-cell office:value-type="string" calcext:value-type="string">
            <text:p>√gah + ṇhā &gt; gaṇhā</text:p>
          </table:table-cell>
          <table:table-cell table:style-name="ce144" office:value-type="string" calcext:value-type="string">
            <text:p>abhi ni √gah</text:p>
          </table:table-cell>
          <table:table-cell table:style-name="ce5"/>
          <table:table-cell table:style-name="ce219" office:value-type="string" calcext:value-type="string">
            <text:p>abhi + ni + gaṇhā + itabba</text:p>
          </table:table-cell>
          <table:table-cell table:style-name="ce219" office:value-type="string" calcext:value-type="string">
            <text:p>kicca</text:p>
          </table:table-cell>
          <table:table-cell table:style-name="ce219" office:value-type="string" calcext:value-type="string">
            <text:p>itabb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MN 20</text:p>
          </table:table-cell>
          <table:table-cell table:style-name="ce260" office:value-type="string" calcext:value-type="string">
            <text:p>vitakkasaṇṭhānasuttaṃ</text:p>
          </table:table-cell>
          <table:table-cell table:style-name="ce554" office:value-type="string" calcext:value-type="string">
            <text:p>tena, bhikkhave, bhikkhunā dantebhidantam'ādhāya jivhāya tāluṃ āhacca cetasā cittaṃ <text:span text:style-name="T3">abhiniggaṇhitabbaṃ</text:span> abhinippīḷetabbaṃ abhisantāpetabbaṃ.</text:p>
          </table:table-cell>
          <table:table-cell table:style-name="ce260" table:number-columns-repeated="2"/>
          <table:table-cell table:style-name="ce554"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ggaṇhitabb</text:p>
          </table:table-cell>
          <table:table-cell table:style-name="ce5" office:value-type="string" calcext:value-type="string">
            <text:p>a ptp</text:p>
          </table:table-cell>
          <table:table-cell table:style-name="ce643"/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nihanati</text:p>
          </table:table-cell>
          <table:table-cell table:formula="of:= COM.MICROSOFT.CONCAT(IF([.$AH99] = &quot;&quot;;&quot;&quot;;&quot;√&quot;);IF([.$AK99] = &quot;&quot;;&quot;&quot;;&quot;√&quot;))" office:value-type="string" office:string-value="√" calcext:value-type="string">
            <text:p>√</text:p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beats down hard; smashes down; strikes down with full force</text:p>
          </table:table-cell>
          <table:table-cell table:style-name="ce141"/>
          <table:table-cell/>
          <table:table-cell office:value-type="string" calcext:value-type="string">
            <text:p>abhinihanati</text:p>
          </table:table-cell>
          <table:table-cell table:formula="of:=[$Roots.$J$9]" office:value-type="string" office:string-value="√han" calcext:value-type="string">
            <text:p>√han</text:p>
          </table:table-cell>
          <table:table-cell table:formula="of:=[$Roots.$K$9]" office:value-type="string" office:string-value="smite" calcext:value-type="string">
            <text:p>smite</text:p>
          </table:table-cell>
          <table:table-cell table:formula="of:=[$Roots.$L$9]" office:value-type="string" office:string-value="1, 2" calcext:value-type="string">
            <text:p>1, 2</text:p>
          </table:table-cell>
          <table:table-cell table:formula="of:=[$Roots.$C$9]" office:value-type="string" office:string-value="√han" calcext:value-type="string">
            <text:p>√han</text:p>
          </table:table-cell>
          <table:table-cell table:formula="of:=[$Roots.$D$9]" office:value-type="float" office:value="0" calcext:value-type="float">
            <text:p>0</text:p>
          </table:table-cell>
          <table:table-cell table:formula="of:=[$Roots.$E$9]" office:value-type="string" office:string-value="･" calcext:value-type="string">
            <text:p>･</text:p>
          </table:table-cell>
          <table:table-cell table:formula="of:=[$Roots.$F$9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9]" office:value-type="string" office:string-value="strike, kill" calcext:value-type="string">
            <text:p>strike, kill</text:p>
          </table:table-cell>
          <table:table-cell office:value-type="string" calcext:value-type="string">
            <text:p>√han + a &gt; hana</text:p>
          </table:table-cell>
          <table:table-cell table:style-name="ce144" office:value-type="string" calcext:value-type="string">
            <text:p>abhi ni √han</text:p>
          </table:table-cell>
          <table:table-cell table:style-name="ce5"/>
          <table:table-cell table:style-name="ce219" office:value-type="string" calcext:value-type="string">
            <text:p>abhi + ni + hana + t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MN 20</text:p>
          </table:table-cell>
          <table:table-cell table:style-name="ce260" office:value-type="string" calcext:value-type="string">
            <text:p>vitakkasaṇṭhānasuttaṃ</text:p>
          </table:table-cell>
          <table:table-cell table:style-name="ce554" office:value-type="string" calcext:value-type="string">
            <text:p>seyyathā'pi, bhikkhave, dakkho palagaṇḍo vā palagaṇḍ'antevāsī vā sukhumāya āṇiyā oḷārikaṃ āṇiṃ <text:span text:style-name="T3">abhinihaneyya</text:span> abhinīhareyya abhinivatteyya.</text:p>
          </table:table-cell>
          <table:table-cell table:style-name="ce260" table:number-columns-repeated="2"/>
          <table:table-cell table:style-name="ce554"/>
          <table:table-cell table:style-name="ce537" table:number-columns-repeated="3"/>
          <table:table-cell table:style-name="ce355" office:value-type="string" calcext:value-type="string">
            <text:p>(MNa) <text:span text:style-name="T3">abhinihaneyyā</text:span>'ti muggarena ākoṭento haneyya.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abhini</text:p>
          </table:table-cell>
          <table:table-cell table:style-name="ce5" office:value-type="string" calcext:value-type="string">
            <text:p>hanati pr</text:p>
          </table:table-cell>
          <table:table-cell table:style-name="ce643"/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nīhanati</text:p>
          </table:table-cell>
          <table:table-cell table:formula="of:= COM.MICROSOFT.CONCAT(IF([.$AH100] = &quot;&quot;;&quot;&quot;;&quot;√&quot;);IF([.$AK100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office:value-type="string" calcext:value-type="string">
            <text:p>abhinīharati</text:p>
          </table:table-cell>
          <table:table-cell table:style-name="ce35" table:number-columns-repeated="4"/>
          <table:table-cell table:style-name="ce141" table:number-columns-repeated="2"/>
          <table:table-cell table:number-columns-repeated="2"/>
          <table:table-cell table:formula="of:=[$Roots.$J$9]" office:value-type="string" office:string-value="√han" calcext:value-type="string">
            <text:p>√han</text:p>
          </table:table-cell>
          <table:table-cell table:formula="of:=[$Roots.$K$9]" office:value-type="string" office:string-value="smite" calcext:value-type="string">
            <text:p>smite</text:p>
          </table:table-cell>
          <table:table-cell table:formula="of:=[$Roots.$L$9]" office:value-type="string" office:string-value="1, 2" calcext:value-type="string">
            <text:p>1, 2</text:p>
          </table:table-cell>
          <table:table-cell table:formula="of:=[$Roots.$C$9]" office:value-type="string" office:string-value="√han" calcext:value-type="string">
            <text:p>√han</text:p>
          </table:table-cell>
          <table:table-cell table:formula="of:=[$Roots.$D$9]" office:value-type="float" office:value="0" calcext:value-type="float">
            <text:p>0</text:p>
          </table:table-cell>
          <table:table-cell table:formula="of:=[$Roots.$E$9]" office:value-type="string" office:string-value="･" calcext:value-type="string">
            <text:p>･</text:p>
          </table:table-cell>
          <table:table-cell table:formula="of:=[$Roots.$F$9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9]" office:value-type="string" office:string-value="strike, kill" calcext:value-type="string">
            <text:p>strike, kill</text:p>
          </table:table-cell>
          <table:table-cell office:value-type="string" calcext:value-type="string">
            <text:p>√han + a &gt; hana</text:p>
          </table:table-cell>
          <table:table-cell table:style-name="ce144" office:value-type="string" calcext:value-type="string">
            <text:p>abhi nī √han</text:p>
          </table:table-cell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nīhan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knocks out</text:p>
          </table:table-cell>
          <table:table-cell table:number-columns-repeated="964"/>
        </table:table-row>
        <table:table-row table:style-name="ro5">
          <table:table-cell office:value-type="string" calcext:value-type="string">
            <text:p>abhinīhāra 1</text:p>
          </table:table-cell>
          <table:table-cell office:value-type="string" calcext:value-type="string">
            <text:p>abhinīhāro</text:p>
          </table:table-cell>
          <table:table-cell table:formula="of:= COM.MICROSOFT.CONCAT(IF([.$AH101] = &quot;&quot;;&quot;&quot;;&quot;√&quot;);IF([.$AK101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masc</text:p>
          </table:table-cell>
          <table:table-cell table:style-name="ce35" office:value-type="string" calcext:value-type="string">
            <text:p>masc, from abhinīharati</text:p>
          </table:table-cell>
          <table:table-cell table:style-name="ce35" office:value-type="string" calcext:value-type="string">
            <text:p>abhinīharati</text:p>
          </table:table-cell>
          <table:table-cell table:style-name="ce35" table:number-columns-repeated="3"/>
          <table:table-cell table:style-name="ce35" office:value-type="string" calcext:value-type="string">
            <text:p>+dat</text:p>
          </table:table-cell>
          <table:table-cell table:style-name="ce141" office:value-type="string" calcext:value-type="string">
            <text:p>aspiration (for); intention (to); resolve (to); resolution (to)</text:p>
          </table:table-cell>
          <table:table-cell table:style-name="ce141"/>
          <table:table-cell/>
          <table:table-cell office:value-type="string" calcext:value-type="string">
            <text:p>abhinirhāra</text:p>
          </table:table-cell>
          <table:table-cell table:formula="of:=[$Roots.$J$10]" office:value-type="string" office:string-value="√hṛ" calcext:value-type="string">
            <text:p>√hṛ</text:p>
          </table:table-cell>
          <table:table-cell table:formula="of:=[$Roots.$K$10]" office:value-type="string" office:string-value="take" calcext:value-type="string">
            <text:p>take</text:p>
          </table:table-cell>
          <table:table-cell table:formula="of:=[$Roots.$L$10]" office:value-type="string" office:string-value="1" calcext:value-type="string">
            <text:p>1</text:p>
          </table:table-cell>
          <table:table-cell table:formula="of:=[$Roots.$C$10]" office:value-type="string" office:string-value="√har" calcext:value-type="string">
            <text:p>√har</text:p>
          </table:table-cell>
          <table:table-cell table:formula="of:=[$Roots.$D$10]" office:value-type="float" office:value="0" calcext:value-type="float">
            <text:p>0</text:p>
          </table:table-cell>
          <table:table-cell table:formula="of:=[$Roots.$E$10]" office:value-type="string" office:string-value="･" calcext:value-type="string">
            <text:p>･</text:p>
          </table:table-cell>
          <table:table-cell table:formula="of:=[$Roots.$F$10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10]" office:value-type="string" office:string-value="carry" calcext:value-type="string">
            <text:p>carry</text:p>
          </table:table-cell>
          <table:table-cell/>
          <table:table-cell table:style-name="ce144" office:value-type="string" calcext:value-type="string">
            <text:p>abhi nī √har</text:p>
          </table:table-cell>
          <table:table-cell table:style-name="ce5"/>
          <table:table-cell table:style-name="ce219" office:value-type="string" calcext:value-type="string">
            <text:p>abhi + nī + √har &gt; hār + *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*a</text:p>
          </table:table-cell>
          <table:table-cell table:style-name="ce265" office:value-type="string" calcext:value-type="string">
            <text:p>a &gt; ā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JAa 1.N.2</text:p>
          </table:table-cell>
          <table:table-cell table:style-name="ce260" office:value-type="string" calcext:value-type="string">
            <text:p>sumedha kathā</text:p>
          </table:table-cell>
          <table:table-cell table:style-name="ce554" office:value-type="string" calcext:value-type="string">
            <text:p>ayaṃ buddhattāya <text:span text:style-name="T3">abhinīhāraṃ</text:span> katvā nipanno, samijjhissati imassa patthanā, ito kappasatasahass'ādhikānaṃ catunnaṃ asaṅkhyeyyānaṃ matthake gotamo nāma buddho bhavissati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īhār</text:p>
          </table:table-cell>
          <table:table-cell table:style-name="ce5" office:value-type="string" calcext:value-type="string">
            <text:p>a masc</text:p>
          </table:table-cell>
          <table:table-cell table:style-name="ce643" office:value-type="string" calcext:value-type="string">
            <text:p>taking out, aspiration, resolution</text:p>
          </table:table-cell>
          <table:table-cell table:number-columns-repeated="964"/>
        </table:table-row>
        <table:table-row table:style-name="ro6">
          <table:table-cell office:value-type="string" calcext:value-type="string">
            <text:p>abhinīhāra 2</text:p>
          </table:table-cell>
          <table:table-cell office:value-type="string" calcext:value-type="string">
            <text:p>abhinīhāro</text:p>
          </table:table-cell>
          <table:table-cell table:formula="of:= COM.MICROSOFT.CONCAT(IF([.$AH102] = &quot;&quot;;&quot;&quot;;&quot;√&quot;);IF([.$AK102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masc</text:p>
          </table:table-cell>
          <table:table-cell table:style-name="ce35" office:value-type="string" calcext:value-type="string">
            <text:p>masc, from abhinīharati</text:p>
          </table:table-cell>
          <table:table-cell table:style-name="ce35" office:value-type="string" calcext:value-type="string">
            <text:p>abhinīharati</text:p>
          </table:table-cell>
          <table:table-cell table:style-name="ce35" table:number-columns-repeated="4"/>
          <table:table-cell table:style-name="ce141" office:value-type="string" calcext:value-type="string">
            <text:p>direction; aim</text:p>
          </table:table-cell>
          <table:table-cell table:style-name="ce141"/>
          <table:table-cell/>
          <table:table-cell office:value-type="string" calcext:value-type="string">
            <text:p>abhinirhāra</text:p>
          </table:table-cell>
          <table:table-cell table:formula="of:=[$Roots.$J$10]" office:value-type="string" office:string-value="√hṛ" calcext:value-type="string">
            <text:p>√hṛ</text:p>
          </table:table-cell>
          <table:table-cell table:formula="of:=[$Roots.$K$10]" office:value-type="string" office:string-value="take" calcext:value-type="string">
            <text:p>take</text:p>
          </table:table-cell>
          <table:table-cell table:formula="of:=[$Roots.$L$10]" office:value-type="string" office:string-value="1" calcext:value-type="string">
            <text:p>1</text:p>
          </table:table-cell>
          <table:table-cell table:formula="of:=[$Roots.$C$10]" office:value-type="string" office:string-value="√har" calcext:value-type="string">
            <text:p>√har</text:p>
          </table:table-cell>
          <table:table-cell table:formula="of:=[$Roots.$D$10]" office:value-type="float" office:value="0" calcext:value-type="float">
            <text:p>0</text:p>
          </table:table-cell>
          <table:table-cell table:formula="of:=[$Roots.$E$10]" office:value-type="string" office:string-value="･" calcext:value-type="string">
            <text:p>･</text:p>
          </table:table-cell>
          <table:table-cell table:formula="of:=[$Roots.$F$10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10]" office:value-type="string" office:string-value="carry" calcext:value-type="string">
            <text:p>carry</text:p>
          </table:table-cell>
          <table:table-cell/>
          <table:table-cell table:style-name="ce144" office:value-type="string" calcext:value-type="string">
            <text:p>abhi nī √har</text:p>
          </table:table-cell>
          <table:table-cell table:style-name="ce5"/>
          <table:table-cell table:style-name="ce219" office:value-type="string" calcext:value-type="string">
            <text:p>abhi + nī + √har &gt; hār + *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*a</text:p>
          </table:table-cell>
          <table:table-cell table:style-name="ce265" office:value-type="string" calcext:value-type="string">
            <text:p>a &gt; ā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AN 4.192</text:p>
          </table:table-cell>
          <table:table-cell table:style-name="ce260" office:value-type="string" calcext:value-type="string">
            <text:p>ṭhānasuttaṃ</text:p>
          </table:table-cell>
          <table:table-cell table:style-name="ce554" office:value-type="string" calcext:value-type="string">
            <text:p>idha, bhikkhave, puggalo puggalena saddhiṃ sākacchāyamāno evaṃ jānāti, yathā kho imassa āyasmato ummaggo yathā ca <text:span text:style-name="T3">abhinīhāro</text:span> yathā ca pañhāsamudāhāro, duppañño ayam'āyasmā, n'āyam'āyasmā paññavā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 office:value-type="string" calcext:value-type="string">
            <text:p>(ANa) <text:span text:style-name="T3">abhinīhāro</text:span>'ti pañh'ābhisaṅkharaṇavasena cittassa abhinīhāro.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abhinīhār</text:p>
          </table:table-cell>
          <table:table-cell table:style-name="ce5" office:value-type="string" calcext:value-type="string">
            <text:p>a masc</text:p>
          </table:table-cell>
          <table:table-cell table:style-name="ce643"/>
          <table:table-cell table:number-columns-repeated="964"/>
        </table:table-row>
        <table:table-row table:style-name="ro3">
          <table:table-cell office:value-type="string" calcext:value-type="string">
            <text:p>abhinīhāra 3</text:p>
          </table:table-cell>
          <table:table-cell office:value-type="string" calcext:value-type="string">
            <text:p>abhinīhāro</text:p>
          </table:table-cell>
          <table:table-cell table:formula="of:= COM.MICROSOFT.CONCAT(IF([.$AH103] = &quot;&quot;;&quot;&quot;;&quot;√&quot;);IF([.$AK103] = &quot;&quot;;&quot;&quot;;&quot;√&quot;))">
            <text:p/>
          </table:table-cell>
          <table:table-cell table:number-columns-repeated="2" table:style-name="ce35" office:value-type="string" calcext:value-type="string">
            <text:p>masc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10]" office:value-type="string" office:string-value="√hṛ" calcext:value-type="string">
            <text:p>√hṛ</text:p>
          </table:table-cell>
          <table:table-cell table:formula="of:=[$Roots.$K$10]" office:value-type="string" office:string-value="take" calcext:value-type="string">
            <text:p>take</text:p>
          </table:table-cell>
          <table:table-cell table:formula="of:=[$Roots.$L$10]" office:value-type="string" office:string-value="1" calcext:value-type="string">
            <text:p>1</text:p>
          </table:table-cell>
          <table:table-cell table:formula="of:=[$Roots.$C$10]" office:value-type="string" office:string-value="√har" calcext:value-type="string">
            <text:p>√har</text:p>
          </table:table-cell>
          <table:table-cell table:formula="of:=[$Roots.$D$10]" office:value-type="float" office:value="0" calcext:value-type="float">
            <text:p>0</text:p>
          </table:table-cell>
          <table:table-cell table:formula="of:=[$Roots.$E$10]" office:value-type="string" office:string-value="･" calcext:value-type="string">
            <text:p>･</text:p>
          </table:table-cell>
          <table:table-cell table:formula="of:=[$Roots.$F$10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10]" office:value-type="string" office:string-value="carry" calcext:value-type="string">
            <text:p>carry</text:p>
          </table:table-cell>
          <table:table-cell/>
          <table:table-cell table:style-name="ce144" office:value-type="string" calcext:value-type="string">
            <text:p>abhi nī √har</text:p>
          </table:table-cell>
          <table:table-cell table:style-name="ce5"/>
          <table:table-cell table:style-name="ce219" table:number-columns-repeated="3"/>
          <table:table-cell table:style-name="ce265"/>
          <table:table-cell table:style-name="ce219"/>
          <table:table-cell table:style-name="ce464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īhār</text:p>
          </table:table-cell>
          <table:table-cell table:style-name="ce5" office:value-type="string" calcext:value-type="string">
            <text:p>a masc</text:p>
          </table:table-cell>
          <table:table-cell table:style-name="ce643" office:value-type="string" calcext:value-type="string">
            <text:p>conveying; guidance</text:p>
          </table:table-cell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nīhāraṃ katvā</text:p>
          </table:table-cell>
          <table:table-cell table:formula="of:= COM.MICROSOFT.CONCAT(IF([.$AH104] = &quot;&quot;;&quot;&quot;;&quot;√&quot;);IF([.$AK104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idiom</text:p>
          </table:table-cell>
          <table:table-cell table:style-name="ce35" office:value-type="string" calcext:value-type="string">
            <text:p>idiom, masc + abs</text:p>
          </table:table-cell>
          <table:table-cell table:style-name="ce35" table:number-columns-repeated="4"/>
          <table:table-cell table:style-name="ce35" office:value-type="string" calcext:value-type="string">
            <text:p>+dat</text:p>
          </table:table-cell>
          <table:table-cell table:style-name="ce141" office:value-type="string" calcext:value-type="string">
            <text:p>having made the aspiration (for); having made set the intention (to)</text:p>
          </table:table-cell>
          <table:table-cell table:style-name="ce141"/>
          <table:table-cell/>
          <table:table-cell office:value-type="string" calcext:value-type="string">
            <text:p>abhinirhāra + kṛtvā</text:p>
          </table:table-cell>
          <table:table-cell table:number-columns-repeated="10"/>
          <table:table-cell table:style-name="ce144"/>
          <table:table-cell table:style-name="ce5" office:value-type="string" calcext:value-type="string">
            <text:p>abhinīhāra katvā</text:p>
          </table:table-cell>
          <table:table-cell table:style-name="ce219" table:number-columns-repeated="3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JAa 1.N.2</text:p>
          </table:table-cell>
          <table:table-cell table:style-name="ce260" office:value-type="string" calcext:value-type="string">
            <text:p>sumedha kathā</text:p>
          </table:table-cell>
          <table:table-cell table:style-name="ce554" office:value-type="string" calcext:value-type="string">
            <text:p>ayaṃ buddhattāya <text:span text:style-name="T3">abhinīhāraṃ</text:span> <text:span text:style-name="T3">katvā</text:span> nipanno, samijjhissati imassa patthanā, ito kappasatasahass'ādhikānaṃ catunnaṃ asaṅkhyeyyānaṃ matthake gotamo nāma buddho bhavissati.</text:p>
          </table:table-cell>
          <table:table-cell table:style-name="ce260" table:number-columns-repeated="2"/>
          <table:table-cell table:style-name="ce554"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!</text:p>
          </table:table-cell>
          <table:table-cell table:style-name="ce5" office:value-type="string" calcext:value-type="string">
            <text:p>abhinīhāra katvā</text:p>
          </table:table-cell>
          <table:table-cell table:style-name="ce643"/>
          <table:table-cell table:number-columns-repeated="964"/>
        </table:table-row>
        <table:table-row table:style-name="ro4">
          <table:table-cell office:value-type="string" calcext:value-type="string">
            <text:p>abhinīhāramūlakasakkaccasuttāditika</text:p>
          </table:table-cell>
          <table:table-cell office:value-type="string" calcext:value-type="string">
            <text:p>abhinīhāramūlakasakkaccasuttāditikaṃ</text:p>
          </table:table-cell>
          <table:table-cell table:formula="of:= COM.MICROSOFT.CONCAT(IF([.$AH105] = &quot;&quot;;&quot;&quot;;&quot;√&quot;);IF([.$AK105] = &quot;&quot;;&quot;&quot;;&quot;√&quot;))">
            <text:p/>
          </table:table-cell>
          <table:table-cell table:style-name="ce35" office:value-type="string" calcext:value-type="string">
            <text:p>nt</text:p>
          </table:table-cell>
          <table:table-cell table:style-name="ce35" office:value-type="string" calcext:value-type="string">
            <text:p>nt, comp</text:p>
          </table:table-cell>
          <table:table-cell table:style-name="ce35" table:number-columns-repeated="5"/>
          <table:table-cell table:style-name="ce141" table:number-columns-repeated="2"/>
          <table:table-cell table:number-columns-repeated="12"/>
          <table:table-cell table:style-name="ce144"/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suttas of the Saṃyutta Nikāya</text:p>
          </table:table-cell>
          <table:table-cell/>
          <table:table-cell table:style-name="ce11" office:value-type="string" calcext:value-type="string">
            <text:p>abhinīhāramūlakasakkaccasuttāditik</text:p>
          </table:table-cell>
          <table:table-cell table:style-name="ce5" office:value-type="string" calcext:value-type="string">
            <text:p>a nt</text:p>
          </table:table-cell>
          <table:table-cell table:style-name="ce643" office:value-type="string" calcext:value-type="string">
            <text:p>Saṃyutta Nikāya 34.50-52 (SN34.50-52)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nīharanta</text:p>
          </table:table-cell>
          <table:table-cell table:formula="of:= COM.MICROSOFT.CONCAT(IF([.$AH106] = &quot;&quot;;&quot;&quot;;&quot;√&quot;);IF([.$AK106] = &quot;&quot;;&quot;&quot;;&quot;√&quot;))">
            <text:p/>
          </table:table-cell>
          <table:table-cell table:number-columns-repeated="2" table:style-name="ce35" office:value-type="string" calcext:value-type="string">
            <text:p>prp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10]" office:value-type="string" office:string-value="√hṛ" calcext:value-type="string">
            <text:p>√hṛ</text:p>
          </table:table-cell>
          <table:table-cell table:formula="of:=[$Roots.$K$10]" office:value-type="string" office:string-value="take" calcext:value-type="string">
            <text:p>take</text:p>
          </table:table-cell>
          <table:table-cell table:formula="of:=[$Roots.$L$10]" office:value-type="string" office:string-value="1" calcext:value-type="string">
            <text:p>1</text:p>
          </table:table-cell>
          <table:table-cell table:formula="of:=[$Roots.$C$10]" office:value-type="string" office:string-value="√har" calcext:value-type="string">
            <text:p>√har</text:p>
          </table:table-cell>
          <table:table-cell table:formula="of:=[$Roots.$D$10]" office:value-type="float" office:value="0" calcext:value-type="float">
            <text:p>0</text:p>
          </table:table-cell>
          <table:table-cell table:formula="of:=[$Roots.$E$10]" office:value-type="string" office:string-value="･" calcext:value-type="string">
            <text:p>･</text:p>
          </table:table-cell>
          <table:table-cell table:formula="of:=[$Roots.$F$10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10]" office:value-type="string" office:string-value="carry" calcext:value-type="string">
            <text:p>carry</text:p>
          </table:table-cell>
          <table:table-cell office:value-type="string" calcext:value-type="string">
            <text:p>√har + a &gt; hara</text:p>
          </table:table-cell>
          <table:table-cell table:style-name="ce144" office:value-type="string" calcext:value-type="string">
            <text:p>abhi nī √har</text:p>
          </table:table-cell>
          <table:table-cell table:style-name="ce5"/>
          <table:table-cell table:style-name="ce489"/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nt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sandhi</text:p>
          </table:table-cell>
          <table:table-cell/>
          <table:table-cell table:style-name="ce5" office:value-type="string" calcext:value-type="string">
            <text:p>abhinīhar</text:p>
          </table:table-cell>
          <table:table-cell table:style-name="ce5" office:value-type="string" calcext:value-type="string">
            <text:p>anta prp</text:p>
          </table:table-cell>
          <table:table-cell table:style-name="ce643" office:value-type="string" calcext:value-type="string">
            <text:p>directing; aiming; steering</text:p>
          </table:table-cell>
          <table:table-cell table:number-columns-repeated="964"/>
        </table:table-row>
        <table:table-row table:style-name="ro5">
          <table:table-cell office:value-type="string" calcext:value-type="string">
            <text:p>abhinīharati 1</text:p>
          </table:table-cell>
          <table:table-cell office:value-type="string" calcext:value-type="string">
            <text:p>abhinīharati</text:p>
          </table:table-cell>
          <table:table-cell table:formula="of:= COM.MICROSOFT.CONCAT(IF([.$AH107] = &quot;&quot;;&quot;&quot;;&quot;√&quot;);IF([.$AK107] = &quot;&quot;;&quot;&quot;;&quot;√&quot;))" office:value-type="string" office:string-value="√" calcext:value-type="string">
            <text:p>√</text:p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completely removes; entirely takes out</text:p>
          </table:table-cell>
          <table:table-cell table:style-name="ce141" office:value-type="string" calcext:value-type="string">
            <text:p>completely carries out</text:p>
          </table:table-cell>
          <table:table-cell/>
          <table:table-cell office:value-type="string" calcext:value-type="string">
            <text:p>abhinirharati</text:p>
          </table:table-cell>
          <table:table-cell table:formula="of:=[$Roots.$J$10]" office:value-type="string" office:string-value="√hṛ" calcext:value-type="string">
            <text:p>√hṛ</text:p>
          </table:table-cell>
          <table:table-cell table:formula="of:=[$Roots.$K$10]" office:value-type="string" office:string-value="take" calcext:value-type="string">
            <text:p>take</text:p>
          </table:table-cell>
          <table:table-cell table:formula="of:=[$Roots.$L$10]" office:value-type="string" office:string-value="1" calcext:value-type="string">
            <text:p>1</text:p>
          </table:table-cell>
          <table:table-cell table:formula="of:=[$Roots.$C$10]" office:value-type="string" office:string-value="√har" calcext:value-type="string">
            <text:p>√har</text:p>
          </table:table-cell>
          <table:table-cell table:formula="of:=[$Roots.$D$10]" office:value-type="float" office:value="0" calcext:value-type="float">
            <text:p>0</text:p>
          </table:table-cell>
          <table:table-cell table:formula="of:=[$Roots.$E$10]" office:value-type="string" office:string-value="･" calcext:value-type="string">
            <text:p>･</text:p>
          </table:table-cell>
          <table:table-cell table:formula="of:=[$Roots.$F$10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10]" office:value-type="string" office:string-value="carry" calcext:value-type="string">
            <text:p>carry</text:p>
          </table:table-cell>
          <table:table-cell office:value-type="string" calcext:value-type="string">
            <text:p>√har + a &gt; hara</text:p>
          </table:table-cell>
          <table:table-cell table:style-name="ce144" office:value-type="string" calcext:value-type="string">
            <text:p>abhi nī √har</text:p>
          </table:table-cell>
          <table:table-cell table:style-name="ce5"/>
          <table:table-cell table:style-name="ce219" office:value-type="string" calcext:value-type="string">
            <text:p>abhi + nī + hara + t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MN 20</text:p>
          </table:table-cell>
          <table:table-cell table:style-name="ce260" office:value-type="string" calcext:value-type="string">
            <text:p>vitakkasaṇṭhānasuttaṃ</text:p>
          </table:table-cell>
          <table:table-cell table:style-name="ce554" office:value-type="string" calcext:value-type="string">
            <text:p>seyyathā'pi, bhikkhave, dakkho palagaṇḍo vā palagaṇḍ'antevāsī vā sukhumāya āṇiyā oḷārikaṃ āṇiṃ abhinihaneyya <text:span text:style-name="T3">abhinīhareyya</text:span> abhinivatteyya.</text:p>
          </table:table-cell>
          <table:table-cell table:style-name="ce260" table:number-columns-repeated="2"/>
          <table:table-cell table:style-name="ce554"/>
          <table:table-cell table:style-name="ce537" table:number-columns-repeated="3"/>
          <table:table-cell table:style-name="ce355" office:value-type="string" calcext:value-type="string">
            <text:p>(MNa) <text:span text:style-name="T3">abhinīhareyyā</text:span>'ti evaṃ abhinihananto phalakato nīhareyya.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abhinīhar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takes out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abhinīharati 2</text:p>
          </table:table-cell>
          <table:table-cell office:value-type="string" calcext:value-type="string">
            <text:p>abhinīharati</text:p>
          </table:table-cell>
          <table:table-cell table:formula="of:= COM.MICROSOFT.CONCAT(IF([.$AH108] = &quot;&quot;;&quot;&quot;;&quot;√&quot;);IF([.$AK108] = &quot;&quot;;&quot;&quot;;&quot;√&quot;))" office:value-type="string" office:string-value="√" calcext:value-type="string">
            <text:p>√</text:p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directs; aims; steers</text:p>
          </table:table-cell>
          <table:table-cell table:style-name="ce141" office:value-type="string" calcext:value-type="string">
            <text:p>completely carries away</text:p>
          </table:table-cell>
          <table:table-cell/>
          <table:table-cell office:value-type="string" calcext:value-type="string">
            <text:p>abhinirharati</text:p>
          </table:table-cell>
          <table:table-cell table:formula="of:=[$Roots.$J$10]" office:value-type="string" office:string-value="√hṛ" calcext:value-type="string">
            <text:p>√hṛ</text:p>
          </table:table-cell>
          <table:table-cell table:formula="of:=[$Roots.$K$10]" office:value-type="string" office:string-value="take" calcext:value-type="string">
            <text:p>take</text:p>
          </table:table-cell>
          <table:table-cell table:formula="of:=[$Roots.$L$10]" office:value-type="string" office:string-value="1" calcext:value-type="string">
            <text:p>1</text:p>
          </table:table-cell>
          <table:table-cell table:formula="of:=[$Roots.$C$10]" office:value-type="string" office:string-value="√har" calcext:value-type="string">
            <text:p>√har</text:p>
          </table:table-cell>
          <table:table-cell table:formula="of:=[$Roots.$D$10]" office:value-type="float" office:value="0" calcext:value-type="float">
            <text:p>0</text:p>
          </table:table-cell>
          <table:table-cell table:formula="of:=[$Roots.$E$10]" office:value-type="string" office:string-value="･" calcext:value-type="string">
            <text:p>･</text:p>
          </table:table-cell>
          <table:table-cell table:formula="of:=[$Roots.$F$10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10]" office:value-type="string" office:string-value="carry" calcext:value-type="string">
            <text:p>carry</text:p>
          </table:table-cell>
          <table:table-cell office:value-type="string" calcext:value-type="string">
            <text:p>√har + a &gt; hara</text:p>
          </table:table-cell>
          <table:table-cell table:style-name="ce144" office:value-type="string" calcext:value-type="string">
            <text:p>abhi nī √har</text:p>
          </table:table-cell>
          <table:table-cell table:style-name="ce5"/>
          <table:table-cell table:style-name="ce219" office:value-type="string" calcext:value-type="string">
            <text:p>abhi + nī + hara + t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DN 2.24</text:p>
          </table:table-cell>
          <table:table-cell table:style-name="ce260" office:value-type="string" calcext:value-type="string">
            <text:p>sāmaññaphalasuttaṃ</text:p>
          </table:table-cell>
          <table:table-cell office:value-type="string" calcext:value-type="string">
            <text:p>ñāṇadassanāya cittaṃ <text:span text:style-name="T3">abhinīharati</text:span> abhininnāmeti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īhar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directs to, aspires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nīhari</text:p>
          </table:table-cell>
          <table:table-cell table:formula="of:= COM.MICROSOFT.CONCAT(IF([.$AH109] = &quot;&quot;;&quot;&quot;;&quot;√&quot;);IF([.$AK109] = &quot;&quot;;&quot;&quot;;&quot;√&quot;))">
            <text:p/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aor of abhinīharati</text:p>
          </table:table-cell>
          <table:table-cell table:style-name="ce35" office:value-type="string" calcext:value-type="string">
            <text:p>abhinīharati</text:p>
          </table:table-cell>
          <table:table-cell table:style-name="ce35" table:number-columns-repeated="2"/>
          <table:table-cell table:style-name="ce35" office:value-type="string" calcext:value-type="string">
            <text:p>-</text:p>
          </table:table-cell>
          <table:table-cell table:style-name="ce35"/>
          <table:table-cell table:style-name="ce141" table:number-columns-repeated="2"/>
          <table:table-cell table:number-columns-repeated="2"/>
          <table:table-cell table:formula="of:=[$Roots.$J$10]" office:value-type="string" office:string-value="√hṛ" calcext:value-type="string">
            <text:p>√hṛ</text:p>
          </table:table-cell>
          <table:table-cell table:formula="of:=[$Roots.$K$10]" office:value-type="string" office:string-value="take" calcext:value-type="string">
            <text:p>take</text:p>
          </table:table-cell>
          <table:table-cell table:formula="of:=[$Roots.$L$10]" office:value-type="string" office:string-value="1" calcext:value-type="string">
            <text:p>1</text:p>
          </table:table-cell>
          <table:table-cell table:formula="of:=[$Roots.$C$10]" office:value-type="string" office:string-value="√har" calcext:value-type="string">
            <text:p>√har</text:p>
          </table:table-cell>
          <table:table-cell table:formula="of:=[$Roots.$D$10]" office:value-type="float" office:value="0" calcext:value-type="float">
            <text:p>0</text:p>
          </table:table-cell>
          <table:table-cell table:formula="of:=[$Roots.$E$10]" office:value-type="string" office:string-value="･" calcext:value-type="string">
            <text:p>･</text:p>
          </table:table-cell>
          <table:table-cell table:formula="of:=[$Roots.$F$10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10]" office:value-type="string" office:string-value="carry" calcext:value-type="string">
            <text:p>carry</text:p>
          </table:table-cell>
          <table:table-cell/>
          <table:table-cell table:style-name="ce144" office:value-type="string" calcext:value-type="string">
            <text:p>abhi nī √har</text:p>
          </table:table-cell>
          <table:table-cell table:style-name="ce5"/>
          <table:table-cell table:style-name="ce219" office:value-type="string" calcext:value-type="string">
            <text:p>abhi + nī +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īhar</text:p>
          </table:table-cell>
          <table:table-cell table:style-name="ce5" office:value-type="string" calcext:value-type="string">
            <text:p>i aor</text:p>
          </table:table-cell>
          <table:table-cell table:style-name="ce643" office:value-type="string" calcext:value-type="string">
            <text:p>took out, directed to, aspired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īharitvā</text:p>
          </table:table-cell>
          <table:table-cell table:formula="of:= COM.MICROSOFT.CONCAT(IF([.$AH110] = &quot;&quot;;&quot;&quot;;&quot;√&quot;);IF([.$AK110] = &quot;&quot;;&quot;&quot;;&quot;√&quot;))">
            <text:p/>
          </table:table-cell>
          <table:table-cell table:number-columns-repeated="2" table:style-name="ce35" office:value-type="string" calcext:value-type="string">
            <text:p>abs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10]" office:value-type="string" office:string-value="√hṛ" calcext:value-type="string">
            <text:p>√hṛ</text:p>
          </table:table-cell>
          <table:table-cell table:formula="of:=[$Roots.$K$10]" office:value-type="string" office:string-value="take" calcext:value-type="string">
            <text:p>take</text:p>
          </table:table-cell>
          <table:table-cell table:formula="of:=[$Roots.$L$10]" office:value-type="string" office:string-value="1" calcext:value-type="string">
            <text:p>1</text:p>
          </table:table-cell>
          <table:table-cell table:formula="of:=[$Roots.$C$10]" office:value-type="string" office:string-value="√har" calcext:value-type="string">
            <text:p>√har</text:p>
          </table:table-cell>
          <table:table-cell table:formula="of:=[$Roots.$D$10]" office:value-type="float" office:value="0" calcext:value-type="float">
            <text:p>0</text:p>
          </table:table-cell>
          <table:table-cell table:formula="of:=[$Roots.$E$10]" office:value-type="string" office:string-value="･" calcext:value-type="string">
            <text:p>･</text:p>
          </table:table-cell>
          <table:table-cell table:formula="of:=[$Roots.$F$10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10]" office:value-type="string" office:string-value="carry" calcext:value-type="string">
            <text:p>carry</text:p>
          </table:table-cell>
          <table:table-cell/>
          <table:table-cell table:style-name="ce144" office:value-type="string" calcext:value-type="string">
            <text:p>abhi nī √har</text:p>
          </table:table-cell>
          <table:table-cell table:style-name="ce5"/>
          <table:table-cell table:style-name="ce489"/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sandhi</text:p>
          </table:table-cell>
          <table:table-cell/>
          <table:table-cell table:style-name="ce5" office:value-type="string" calcext:value-type="string">
            <text:p>-</text:p>
          </table:table-cell>
          <table:table-cell table:style-name="ce5"/>
          <table:table-cell table:style-name="ce643" office:value-type="string" calcext:value-type="string">
            <text:p>having directed; having aimed; having steered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nīhaṭa</text:p>
          </table:table-cell>
          <table:table-cell table:formula="of:= COM.MICROSOFT.CONCAT(IF([.$AH111] = &quot;&quot;;&quot;&quot;;&quot;√&quot;);IF([.$AK111] = &quot;&quot;;&quot;&quot;;&quot;√&quot;))">
            <text:p/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10]" office:value-type="string" office:string-value="√hṛ" calcext:value-type="string">
            <text:p>√hṛ</text:p>
          </table:table-cell>
          <table:table-cell table:formula="of:=[$Roots.$K$10]" office:value-type="string" office:string-value="take" calcext:value-type="string">
            <text:p>take</text:p>
          </table:table-cell>
          <table:table-cell table:formula="of:=[$Roots.$L$10]" office:value-type="string" office:string-value="1" calcext:value-type="string">
            <text:p>1</text:p>
          </table:table-cell>
          <table:table-cell table:formula="of:=[$Roots.$C$10]" office:value-type="string" office:string-value="√har" calcext:value-type="string">
            <text:p>√har</text:p>
          </table:table-cell>
          <table:table-cell table:formula="of:=[$Roots.$D$10]" office:value-type="float" office:value="0" calcext:value-type="float">
            <text:p>0</text:p>
          </table:table-cell>
          <table:table-cell table:formula="of:=[$Roots.$E$10]" office:value-type="string" office:string-value="･" calcext:value-type="string">
            <text:p>･</text:p>
          </table:table-cell>
          <table:table-cell table:formula="of:=[$Roots.$F$10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10]" office:value-type="string" office:string-value="carry" calcext:value-type="string">
            <text:p>carry</text:p>
          </table:table-cell>
          <table:table-cell/>
          <table:table-cell table:style-name="ce144" office:value-type="string" calcext:value-type="string">
            <text:p>abhi nī √har</text:p>
          </table:table-cell>
          <table:table-cell table:style-name="ce5"/>
          <table:table-cell table:style-name="ce219" office:value-type="string" calcext:value-type="string">
            <text:p>abhi + nī +</text:p>
          </table:table-cell>
          <table:table-cell table:style-name="ce219" office:value-type="string" calcext:value-type="string">
            <text:p>kita</text:p>
          </table:table-cell>
          <table:table-cell table:style-name="ce219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 table:style-name="ce554"/>
          <table:table-cell table:style-name="ce260" table:number-columns-repeated="2"/>
          <table:table-cell table:style-name="ce554"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īhaṭ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taken out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abhinikkhamana</text:p>
          </table:table-cell>
          <table:table-cell office:value-type="string" calcext:value-type="string">
            <text:p>abhinikkhamanaṃ</text:p>
          </table:table-cell>
          <table:table-cell table:formula="of:= COM.MICROSOFT.CONCAT(IF([.$AH112] = &quot;&quot;;&quot;&quot;;&quot;√&quot;);IF([.$AK112] = &quot;&quot;;&quot;&quot;;&quot;√&quot;))">
            <text:p/>
          </table:table-cell>
          <table:table-cell table:style-name="ce35" office:value-type="string" calcext:value-type="string">
            <text:p>nt</text:p>
          </table:table-cell>
          <table:table-cell table:style-name="ce35" office:value-type="string" calcext:value-type="string">
            <text:p>nt, act, from abhinikkhamati</text:p>
          </table:table-cell>
          <table:table-cell table:style-name="ce35" office:value-type="string" calcext:value-type="string">
            <text:p>abhinikkhamati</text:p>
          </table:table-cell>
          <table:table-cell table:style-name="ce35" table:number-columns-repeated="4"/>
          <table:table-cell table:style-name="ce141" office:value-type="string" calcext:value-type="string">
            <text:p><text:span text:style-name="T2">renouncing; </text:span>retiring from the world</text:p>
          </table:table-cell>
          <table:table-cell table:style-name="ce141"/>
          <table:table-cell/>
          <table:table-cell office:value-type="string" calcext:value-type="string">
            <text:p>abhiniṣkramaṇa</text:p>
          </table:table-cell>
          <table:table-cell table:formula="of:=[$Roots.$J$12]" office:value-type="string" office:string-value="√kram" calcext:value-type="string">
            <text:p>√kram</text:p>
          </table:table-cell>
          <table:table-cell table:formula="of:=[$Roots.$K$12]" office:value-type="string" office:string-value="stride" calcext:value-type="string">
            <text:p>stride</text:p>
          </table:table-cell>
          <table:table-cell table:formula="of:=[$Roots.$L$12]" office:value-type="string" office:string-value="1, 4" calcext:value-type="string">
            <text:p>1, 4</text:p>
          </table:table-cell>
          <table:table-cell table:formula="of:=[$Roots.$C$12]" office:value-type="string" office:string-value="√kam" calcext:value-type="string">
            <text:p>√kam</text:p>
          </table:table-cell>
          <table:table-cell table:formula="of:=[$Roots.$D$12]" office:value-type="string" office:string-value="kkam" calcext:value-type="string">
            <text:p>kkam</text:p>
          </table:table-cell>
          <table:table-cell table:formula="of:=[$Roots.$E$12]" office:value-type="string" office:string-value="･" calcext:value-type="string">
            <text:p>･</text:p>
          </table:table-cell>
          <table:table-cell table:formula="of:=[$Roots.$F$12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12]" office:value-type="string" office:string-value="go" calcext:value-type="string">
            <text:p>go</text:p>
          </table:table-cell>
          <table:table-cell office:value-type="string" calcext:value-type="string">
            <text:p>√kam + a &gt; kama &gt; khama (irreg)</text:p>
          </table:table-cell>
          <table:table-cell table:style-name="ce144" office:value-type="string" calcext:value-type="string">
            <text:p>abhi nī √kam</text:p>
          </table:table-cell>
          <table:table-cell table:style-name="ce5"/>
          <table:table-cell table:style-name="ce219" office:value-type="string" calcext:value-type="string">
            <text:p>abhi + nī + khama + an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ana</text:p>
          </table:table-cell>
          <table:table-cell table:style-name="ce265" office:value-type="string" calcext:value-type="string">
            <text:p>īk &gt; ikkh</text:p>
            <text:p>k &gt; kh (Kacc 20, 27)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 table:style-name="ce554"/>
          <table:table-cell table:style-name="ce260" table:number-columns-repeated="2"/>
          <table:table-cell table:style-name="ce554"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kkhaman</text:p>
          </table:table-cell>
          <table:table-cell table:style-name="ce5" office:value-type="string" calcext:value-type="string">
            <text:p>a nt</text:p>
          </table:table-cell>
          <table:table-cell table:style-name="ce643" office:value-type="string" calcext:value-type="string">
            <text:p>renunciation, retirement from the household life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ikkhamati</text:p>
          </table:table-cell>
          <table:table-cell table:formula="of:= COM.MICROSOFT.CONCAT(IF([.$AH113] = &quot;&quot;;&quot;&quot;;&quot;√&quot;);IF([.$AK113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-</text:p>
          </table:table-cell>
          <table:table-cell table:style-name="ce35"/>
          <table:table-cell table:style-name="ce141" table:number-columns-repeated="2"/>
          <table:table-cell table:number-columns-repeated="2"/>
          <table:table-cell table:formula="of:=[$Roots.$J$12]" office:value-type="string" office:string-value="√kram" calcext:value-type="string">
            <text:p>√kram</text:p>
          </table:table-cell>
          <table:table-cell table:formula="of:=[$Roots.$K$12]" office:value-type="string" office:string-value="stride" calcext:value-type="string">
            <text:p>stride</text:p>
          </table:table-cell>
          <table:table-cell table:formula="of:=[$Roots.$L$12]" office:value-type="string" office:string-value="1, 4" calcext:value-type="string">
            <text:p>1, 4</text:p>
          </table:table-cell>
          <table:table-cell table:formula="of:=[$Roots.$C$12]" office:value-type="string" office:string-value="√kam" calcext:value-type="string">
            <text:p>√kam</text:p>
          </table:table-cell>
          <table:table-cell table:formula="of:=[$Roots.$D$12]" office:value-type="string" office:string-value="kkam" calcext:value-type="string">
            <text:p>kkam</text:p>
          </table:table-cell>
          <table:table-cell table:formula="of:=[$Roots.$E$12]" office:value-type="string" office:string-value="･" calcext:value-type="string">
            <text:p>･</text:p>
          </table:table-cell>
          <table:table-cell table:formula="of:=[$Roots.$F$12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12]" office:value-type="string" office:string-value="go" calcext:value-type="string">
            <text:p>go</text:p>
          </table:table-cell>
          <table:table-cell office:value-type="string" calcext:value-type="string">
            <text:p>√kam + a &gt; kama &gt; khama (irreg)</text:p>
          </table:table-cell>
          <table:table-cell table:style-name="ce144" office:value-type="string" calcext:value-type="string">
            <text:p>abhi nī √kam</text:p>
          </table:table-cell>
          <table:table-cell table:style-name="ce5"/>
          <table:table-cell table:style-name="ce219" office:value-type="string" calcext:value-type="string">
            <text:p>abhi + nī + khama +</text:p>
          </table:table-cell>
          <table:table-cell table:style-name="ce219" table:number-columns-repeated="2"/>
          <table:table-cell table:style-name="ce265" office:value-type="string" calcext:value-type="string">
            <text:p>īk &gt; ikkh</text:p>
            <text:p>k &gt; kh (Kacc 20, 27)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kkham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goes forth from, retires from the world</text:p>
          </table:table-cell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nikkhami</text:p>
          </table:table-cell>
          <table:table-cell table:formula="of:= COM.MICROSOFT.CONCAT(IF([.$AH114] = &quot;&quot;;&quot;&quot;;&quot;√&quot;);IF([.$AK114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aor of abhinikkhamati</text:p>
          </table:table-cell>
          <table:table-cell table:style-name="ce35" office:value-type="string" calcext:value-type="string">
            <text:p>abhinikkhamati</text:p>
          </table:table-cell>
          <table:table-cell table:style-name="ce35" table:number-columns-repeated="2"/>
          <table:table-cell table:style-name="ce35" office:value-type="string" calcext:value-type="string">
            <text:p>intrans</text:p>
          </table:table-cell>
          <table:table-cell table:style-name="ce35"/>
          <table:table-cell table:style-name="ce141" office:value-type="string" calcext:value-type="string">
            <text:p>retired from the world; left the household life; ordained</text:p>
          </table:table-cell>
          <table:table-cell table:style-name="ce141" office:value-type="string" calcext:value-type="string">
            <text:p>went out completely</text:p>
          </table:table-cell>
          <table:table-cell/>
          <table:table-cell office:value-type="string" calcext:value-type="string">
            <text:p>abhiniṣkram</text:p>
          </table:table-cell>
          <table:table-cell table:formula="of:=[$Roots.$J$12]" office:value-type="string" office:string-value="√kram" calcext:value-type="string">
            <text:p>√kram</text:p>
          </table:table-cell>
          <table:table-cell table:formula="of:=[$Roots.$K$12]" office:value-type="string" office:string-value="stride" calcext:value-type="string">
            <text:p>stride</text:p>
          </table:table-cell>
          <table:table-cell table:formula="of:=[$Roots.$L$12]" office:value-type="string" office:string-value="1, 4" calcext:value-type="string">
            <text:p>1, 4</text:p>
          </table:table-cell>
          <table:table-cell table:formula="of:=[$Roots.$C$12]" office:value-type="string" office:string-value="√kam" calcext:value-type="string">
            <text:p>√kam</text:p>
          </table:table-cell>
          <table:table-cell table:formula="of:=[$Roots.$D$12]" office:value-type="string" office:string-value="kkam" calcext:value-type="string">
            <text:p>kkam</text:p>
          </table:table-cell>
          <table:table-cell table:formula="of:=[$Roots.$E$12]" office:value-type="string" office:string-value="･" calcext:value-type="string">
            <text:p>･</text:p>
          </table:table-cell>
          <table:table-cell table:formula="of:=[$Roots.$F$12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12]" office:value-type="string" office:string-value="go" calcext:value-type="string">
            <text:p>go</text:p>
          </table:table-cell>
          <table:table-cell office:value-type="string" calcext:value-type="string">
            <text:p>√kam + a &gt; kama &gt; khama (irreg)</text:p>
          </table:table-cell>
          <table:table-cell table:style-name="ce144" office:value-type="string" calcext:value-type="string">
            <text:p>abhi nī √kam</text:p>
          </table:table-cell>
          <table:table-cell table:style-name="ce5"/>
          <table:table-cell table:style-name="ce219" office:value-type="string" calcext:value-type="string">
            <text:p>abhi + nī + khama + i</text:p>
          </table:table-cell>
          <table:table-cell table:style-name="ce219" table:number-columns-repeated="2"/>
          <table:table-cell table:style-name="ce265" office:value-type="string" calcext:value-type="string">
            <text:p>īk &gt; ikkh</text:p>
            <text:p>k &gt; kh (Kacc 20, 27)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TH 262</text:p>
          </table:table-cell>
          <table:table-cell table:style-name="ce260" office:value-type="string" calcext:value-type="string">
            <text:p>tālapuṭattheragāthā</text:p>
          </table:table-cell>
          <table:table-cell office:value-type="string" calcext:value-type="string">
            <text:p>mam'eva etaṃ na hi tvaṃ paresaṃ,</text:p>
            <text:p>sannāhakāle paridevitena kiṃ,</text:p>
            <text:p>sabbaṃ idaṃ calam'iti pekkhamāno,</text:p>
            <text:p><text:span text:style-name="T3">abhinikkhamiṃ</text:span> amatapadaṃ jigīsaṃ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kkham</text:p>
          </table:table-cell>
          <table:table-cell table:style-name="ce5" office:value-type="string" calcext:value-type="string">
            <text:p>i aor</text:p>
          </table:table-cell>
          <table:table-cell table:style-name="ce643" office:value-type="string" calcext:value-type="string">
            <text:p>went forth from, retired from the world</text:p>
          </table:table-cell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nikkhamma</text:p>
          </table:table-cell>
          <table:table-cell table:formula="of:= COM.MICROSOFT.CONCAT(IF([.$AH115] = &quot;&quot;;&quot;&quot;;&quot;√&quot;);IF([.$AK115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ger</text:p>
          </table:table-cell>
          <table:table-cell table:style-name="ce35" office:value-type="string" calcext:value-type="string">
            <text:p>ger of abhinikkhamati</text:p>
          </table:table-cell>
          <table:table-cell table:style-name="ce35" office:value-type="string" calcext:value-type="string">
            <text:p>abhinikkhamati</text:p>
          </table:table-cell>
          <table:table-cell table:style-name="ce35" table:number-columns-repeated="2"/>
          <table:table-cell table:style-name="ce35" office:value-type="string" calcext:value-type="string">
            <text:p>intrans</text:p>
          </table:table-cell>
          <table:table-cell table:style-name="ce35" office:value-type="string" calcext:value-type="string">
            <text:p>+abl</text:p>
          </table:table-cell>
          <table:table-cell table:style-name="ce141" office:value-type="string" calcext:value-type="string">
            <text:p>leaving; coming out (of); retiring (from)</text:p>
          </table:table-cell>
          <table:table-cell table:style-name="ce141"/>
          <table:table-cell/>
          <table:table-cell office:value-type="string" calcext:value-type="string">
            <text:p>abhiniṣkramya</text:p>
          </table:table-cell>
          <table:table-cell table:formula="of:=[$Roots.$J$12]" office:value-type="string" office:string-value="√kram" calcext:value-type="string">
            <text:p>√kram</text:p>
          </table:table-cell>
          <table:table-cell table:formula="of:=[$Roots.$K$12]" office:value-type="string" office:string-value="stride" calcext:value-type="string">
            <text:p>stride</text:p>
          </table:table-cell>
          <table:table-cell table:formula="of:=[$Roots.$L$12]" office:value-type="string" office:string-value="1, 4" calcext:value-type="string">
            <text:p>1, 4</text:p>
          </table:table-cell>
          <table:table-cell table:formula="of:=[$Roots.$C$12]" office:value-type="string" office:string-value="√kam" calcext:value-type="string">
            <text:p>√kam</text:p>
          </table:table-cell>
          <table:table-cell table:formula="of:=[$Roots.$D$12]" office:value-type="string" office:string-value="kkam" calcext:value-type="string">
            <text:p>kkam</text:p>
          </table:table-cell>
          <table:table-cell table:formula="of:=[$Roots.$E$12]" office:value-type="string" office:string-value="･" calcext:value-type="string">
            <text:p>･</text:p>
          </table:table-cell>
          <table:table-cell table:formula="of:=[$Roots.$F$12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12]" office:value-type="string" office:string-value="go" calcext:value-type="string">
            <text:p>go</text:p>
          </table:table-cell>
          <table:table-cell office:value-type="string" calcext:value-type="string">
            <text:p>√kam + a &gt; kama &gt; khama (irreg)</text:p>
          </table:table-cell>
          <table:table-cell table:style-name="ce144" office:value-type="string" calcext:value-type="string">
            <text:p>abhi nī √kam</text:p>
          </table:table-cell>
          <table:table-cell table:style-name="ce5"/>
          <table:table-cell table:style-name="ce219" office:value-type="string" calcext:value-type="string">
            <text:p>abhi + nī + khama + ya</text:p>
          </table:table-cell>
          <table:table-cell table:style-name="ce219" table:number-columns-repeated="2"/>
          <table:table-cell table:style-name="ce265" office:value-type="string" calcext:value-type="string">
            <text:p>īkh &gt; ikkh</text:p>
            <text:p>k &gt; kh (Kacc 20, 27)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APA 474</text:p>
          </table:table-cell>
          <table:table-cell table:style-name="ce260" office:value-type="string" calcext:value-type="string">
            <text:p>maṇipūjaka therāpadānaṃ</text:p>
          </table:table-cell>
          <table:table-cell office:value-type="string" calcext:value-type="string">
            <text:p>bhavanā <text:span text:style-name="T3">abhinikkhamma</text:span>,</text:p>
            <text:p>addasaṃ lokanāyakaṃ,</text:p>
            <text:p>indīvaraṃ'va jalitaṃ,</text:p>
            <text:p>ādittaṃ'va hut'āsanaṃ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-</text:p>
          </table:table-cell>
          <table:table-cell table:style-name="ce5"/>
          <table:table-cell table:style-name="ce643" office:value-type="string" calcext:value-type="string">
            <text:p>having gone forth from, having retired form the world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ikkhanta</text:p>
          </table:table-cell>
          <table:table-cell table:formula="of:= COM.MICROSOFT.CONCAT(IF([.$AH116] = &quot;&quot;;&quot;&quot;;&quot;√&quot;);IF([.$AK116] = &quot;&quot;;&quot;&quot;;&quot;√&quot;))">
            <text:p/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12]" office:value-type="string" office:string-value="√kram" calcext:value-type="string">
            <text:p>√kram</text:p>
          </table:table-cell>
          <table:table-cell table:formula="of:=[$Roots.$K$12]" office:value-type="string" office:string-value="stride" calcext:value-type="string">
            <text:p>stride</text:p>
          </table:table-cell>
          <table:table-cell table:formula="of:=[$Roots.$L$12]" office:value-type="string" office:string-value="1, 4" calcext:value-type="string">
            <text:p>1, 4</text:p>
          </table:table-cell>
          <table:table-cell table:formula="of:=[$Roots.$C$12]" office:value-type="string" office:string-value="√kam" calcext:value-type="string">
            <text:p>√kam</text:p>
          </table:table-cell>
          <table:table-cell table:formula="of:=[$Roots.$D$12]" office:value-type="string" office:string-value="kkam" calcext:value-type="string">
            <text:p>kkam</text:p>
          </table:table-cell>
          <table:table-cell table:formula="of:=[$Roots.$E$12]" office:value-type="string" office:string-value="･" calcext:value-type="string">
            <text:p>･</text:p>
          </table:table-cell>
          <table:table-cell table:formula="of:=[$Roots.$F$12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12]" office:value-type="string" office:string-value="go" calcext:value-type="string">
            <text:p>go</text:p>
          </table:table-cell>
          <table:table-cell office:value-type="string" calcext:value-type="string">
            <text:p>√kam + a &gt; kama &gt; khama (irreg)</text:p>
          </table:table-cell>
          <table:table-cell table:style-name="ce144" office:value-type="string" calcext:value-type="string">
            <text:p>abhi nī √kam</text:p>
          </table:table-cell>
          <table:table-cell table:style-name="ce5"/>
          <table:table-cell table:style-name="ce219" office:value-type="string" calcext:value-type="string">
            <text:p>abhi + ni + kama +</text:p>
          </table:table-cell>
          <table:table-cell table:style-name="ce219" office:value-type="string" calcext:value-type="string">
            <text:p>kita</text:p>
          </table:table-cell>
          <table:table-cell table:style-name="ce219"/>
          <table:table-cell table:style-name="ce265" office:value-type="string" calcext:value-type="string">
            <text:p>k &gt; kh (Kacc 20, 27)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kkhant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gone forth from, retired from the world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abhinikkhipana</text:p>
          </table:table-cell>
          <table:table-cell office:value-type="string" calcext:value-type="string">
            <text:p>abhinikkhipanaṃ</text:p>
          </table:table-cell>
          <table:table-cell table:formula="of:= COM.MICROSOFT.CONCAT(IF([.$AH117] = &quot;&quot;;&quot;&quot;;&quot;√&quot;);IF([.$AK117] = &quot;&quot;;&quot;&quot;;&quot;√&quot;))">
            <text:p/>
          </table:table-cell>
          <table:table-cell table:style-name="ce35" office:value-type="string" calcext:value-type="string">
            <text:p>nt</text:p>
          </table:table-cell>
          <table:table-cell table:style-name="ce35" office:value-type="string" calcext:value-type="string">
            <text:p>nt, act, from abhinikkhipati</text:p>
          </table:table-cell>
          <table:table-cell table:style-name="ce35" office:value-type="string" calcext:value-type="string">
            <text:p>abhinikkhipati</text:p>
          </table:table-cell>
          <table:table-cell table:style-name="ce35" table:number-columns-repeated="4"/>
          <table:table-cell table:style-name="ce141" table:number-columns-repeated="2"/>
          <table:table-cell table:number-columns-repeated="2"/>
          <table:table-cell table:formula="of:=[$Roots.$J$13]" office:value-type="string" office:string-value="√kṣip" calcext:value-type="string">
            <text:p>√kṣip</text:p>
          </table:table-cell>
          <table:table-cell table:formula="of:=[$Roots.$K$13]" office:value-type="string" office:string-value="throw" calcext:value-type="string">
            <text:p>throw</text:p>
          </table:table-cell>
          <table:table-cell table:formula="of:=[$Roots.$L$13]" office:value-type="string" office:string-value="6" calcext:value-type="string">
            <text:p>6</text:p>
          </table:table-cell>
          <table:table-cell table:formula="of:=[$Roots.$C$13]" office:value-type="string" office:string-value="√khip" calcext:value-type="string">
            <text:p>√khip</text:p>
          </table:table-cell>
          <table:table-cell table:formula="of:=[$Roots.$D$13]" office:value-type="string" office:string-value="kkhip" calcext:value-type="string">
            <text:p>kkhip</text:p>
          </table:table-cell>
          <table:table-cell table:formula="of:=[$Roots.$E$13]" office:value-type="string" office:string-value="･" calcext:value-type="string">
            <text:p>･</text:p>
          </table:table-cell>
          <table:table-cell table:formula="of:=[$Roots.$F$13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13]" office:value-type="string" office:string-value="throw" calcext:value-type="string">
            <text:p>throw</text:p>
          </table:table-cell>
          <table:table-cell/>
          <table:table-cell table:style-name="ce144" office:value-type="string" calcext:value-type="string">
            <text:p>abhi ni √khip</text:p>
          </table:table-cell>
          <table:table-cell table:style-name="ce5"/>
          <table:table-cell table:style-name="ce219" office:value-type="string" calcext:value-type="string">
            <text:p>abhi + ni + √khip + an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an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kkhipan</text:p>
          </table:table-cell>
          <table:table-cell table:style-name="ce5" office:value-type="string" calcext:value-type="string">
            <text:p>a nt</text:p>
          </table:table-cell>
          <table:table-cell table:style-name="ce643" office:value-type="string" calcext:value-type="string">
            <text:p>putting down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nikkhipati</text:p>
          </table:table-cell>
          <table:table-cell table:formula="of:= COM.MICROSOFT.CONCAT(IF([.$AH118] = &quot;&quot;;&quot;&quot;;&quot;√&quot;);IF([.$AK118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-</text:p>
          </table:table-cell>
          <table:table-cell table:style-name="ce35"/>
          <table:table-cell table:style-name="ce141" table:number-columns-repeated="2"/>
          <table:table-cell table:number-columns-repeated="2"/>
          <table:table-cell table:formula="of:=[$Roots.$J$13]" office:value-type="string" office:string-value="√kṣip" calcext:value-type="string">
            <text:p>√kṣip</text:p>
          </table:table-cell>
          <table:table-cell table:formula="of:=[$Roots.$K$13]" office:value-type="string" office:string-value="throw" calcext:value-type="string">
            <text:p>throw</text:p>
          </table:table-cell>
          <table:table-cell table:formula="of:=[$Roots.$L$13]" office:value-type="string" office:string-value="6" calcext:value-type="string">
            <text:p>6</text:p>
          </table:table-cell>
          <table:table-cell table:formula="of:=[$Roots.$C$13]" office:value-type="string" office:string-value="√khip" calcext:value-type="string">
            <text:p>√khip</text:p>
          </table:table-cell>
          <table:table-cell table:formula="of:=[$Roots.$D$13]" office:value-type="string" office:string-value="kkhip" calcext:value-type="string">
            <text:p>kkhip</text:p>
          </table:table-cell>
          <table:table-cell table:formula="of:=[$Roots.$E$13]" office:value-type="string" office:string-value="･" calcext:value-type="string">
            <text:p>･</text:p>
          </table:table-cell>
          <table:table-cell table:formula="of:=[$Roots.$F$13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13]" office:value-type="string" office:string-value="throw" calcext:value-type="string">
            <text:p>throw</text:p>
          </table:table-cell>
          <table:table-cell office:value-type="string" calcext:value-type="string">
            <text:p>√khip + a &gt; khipa</text:p>
          </table:table-cell>
          <table:table-cell table:style-name="ce144" office:value-type="string" calcext:value-type="string">
            <text:p>abhi ni √khip</text:p>
          </table:table-cell>
          <table:table-cell table:style-name="ce5"/>
          <table:table-cell table:style-name="ce219" office:value-type="string" calcext:value-type="string">
            <text:p>abhi + ni + khipa + t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kkhip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lays down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nikkhipi</text:p>
          </table:table-cell>
          <table:table-cell table:formula="of:= COM.MICROSOFT.CONCAT(IF([.$AH119] = &quot;&quot;;&quot;&quot;;&quot;√&quot;);IF([.$AK119] = &quot;&quot;;&quot;&quot;;&quot;√&quot;))">
            <text:p/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aor of abhinikkhipati</text:p>
          </table:table-cell>
          <table:table-cell table:style-name="ce35" office:value-type="string" calcext:value-type="string">
            <text:p>abhinikkhipati</text:p>
          </table:table-cell>
          <table:table-cell table:style-name="ce35" table:number-columns-repeated="2"/>
          <table:table-cell table:style-name="ce35" office:value-type="string" calcext:value-type="string">
            <text:p>-</text:p>
          </table:table-cell>
          <table:table-cell table:style-name="ce35"/>
          <table:table-cell table:style-name="ce141" table:number-columns-repeated="2"/>
          <table:table-cell table:number-columns-repeated="2"/>
          <table:table-cell table:formula="of:=[$Roots.$J$13]" office:value-type="string" office:string-value="√kṣip" calcext:value-type="string">
            <text:p>√kṣip</text:p>
          </table:table-cell>
          <table:table-cell table:formula="of:=[$Roots.$K$13]" office:value-type="string" office:string-value="throw" calcext:value-type="string">
            <text:p>throw</text:p>
          </table:table-cell>
          <table:table-cell table:formula="of:=[$Roots.$L$13]" office:value-type="string" office:string-value="6" calcext:value-type="string">
            <text:p>6</text:p>
          </table:table-cell>
          <table:table-cell table:formula="of:=[$Roots.$C$13]" office:value-type="string" office:string-value="√khip" calcext:value-type="string">
            <text:p>√khip</text:p>
          </table:table-cell>
          <table:table-cell table:formula="of:=[$Roots.$D$13]" office:value-type="string" office:string-value="kkhip" calcext:value-type="string">
            <text:p>kkhip</text:p>
          </table:table-cell>
          <table:table-cell table:formula="of:=[$Roots.$E$13]" office:value-type="string" office:string-value="･" calcext:value-type="string">
            <text:p>･</text:p>
          </table:table-cell>
          <table:table-cell table:formula="of:=[$Roots.$F$13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13]" office:value-type="string" office:string-value="throw" calcext:value-type="string">
            <text:p>throw</text:p>
          </table:table-cell>
          <table:table-cell/>
          <table:table-cell table:style-name="ce144" office:value-type="string" calcext:value-type="string">
            <text:p>abhi ni √khip</text:p>
          </table:table-cell>
          <table:table-cell table:style-name="ce5"/>
          <table:table-cell table:style-name="ce219" office:value-type="string" calcext:value-type="string">
            <text:p>abhi + ni + √khip + 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kkhip</text:p>
          </table:table-cell>
          <table:table-cell table:style-name="ce5" office:value-type="string" calcext:value-type="string">
            <text:p>i aor</text:p>
          </table:table-cell>
          <table:table-cell table:style-name="ce643" office:value-type="string" calcext:value-type="string">
            <text:p>laid down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nikkhitta</text:p>
          </table:table-cell>
          <table:table-cell table:formula="of:= COM.MICROSOFT.CONCAT(IF([.$AH120] = &quot;&quot;;&quot;&quot;;&quot;√&quot;);IF([.$AK120] = &quot;&quot;;&quot;&quot;;&quot;√&quot;))">
            <text:p/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13]" office:value-type="string" office:string-value="√kṣip" calcext:value-type="string">
            <text:p>√kṣip</text:p>
          </table:table-cell>
          <table:table-cell table:formula="of:=[$Roots.$K$13]" office:value-type="string" office:string-value="throw" calcext:value-type="string">
            <text:p>throw</text:p>
          </table:table-cell>
          <table:table-cell table:formula="of:=[$Roots.$L$13]" office:value-type="string" office:string-value="6" calcext:value-type="string">
            <text:p>6</text:p>
          </table:table-cell>
          <table:table-cell table:formula="of:=[$Roots.$C$13]" office:value-type="string" office:string-value="√khip" calcext:value-type="string">
            <text:p>√khip</text:p>
          </table:table-cell>
          <table:table-cell table:formula="of:=[$Roots.$D$13]" office:value-type="string" office:string-value="kkhip" calcext:value-type="string">
            <text:p>kkhip</text:p>
          </table:table-cell>
          <table:table-cell table:formula="of:=[$Roots.$E$13]" office:value-type="string" office:string-value="･" calcext:value-type="string">
            <text:p>･</text:p>
          </table:table-cell>
          <table:table-cell table:formula="of:=[$Roots.$F$13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13]" office:value-type="string" office:string-value="throw" calcext:value-type="string">
            <text:p>throw</text:p>
          </table:table-cell>
          <table:table-cell/>
          <table:table-cell table:style-name="ce144" office:value-type="string" calcext:value-type="string">
            <text:p>abhi ni √khip</text:p>
          </table:table-cell>
          <table:table-cell table:style-name="ce5"/>
          <table:table-cell table:style-name="ce219" office:value-type="string" calcext:value-type="string">
            <text:p>abhi + ni + khip + 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ta</text:p>
          </table:table-cell>
          <table:table-cell table:style-name="ce265" office:value-type="string" calcext:value-type="string">
            <text:p>p &gt; t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kkhitt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laid down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ikūjita</text:p>
          </table:table-cell>
          <table:table-cell table:formula="of:= COM.MICROSOFT.CONCAT(IF([.$AH121] = &quot;&quot;;&quot;&quot;;&quot;√&quot;);IF([.$AK121] = &quot;&quot;;&quot;&quot;;&quot;√&quot;))">
            <text:p/>
          </table:table-cell>
          <table:table-cell table:number-columns-repeated="2" table:style-name="ce35" office:value-type="string" calcext:value-type="string">
            <text:p>adj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15]" office:value-type="string" office:string-value="√kūj" calcext:value-type="string">
            <text:p>√kūj</text:p>
          </table:table-cell>
          <table:table-cell table:formula="of:=[$Roots.$K$15]" office:value-type="string" office:string-value="hum" calcext:value-type="string">
            <text:p>hum</text:p>
          </table:table-cell>
          <table:table-cell table:formula="of:=[$Roots.$L$15]" office:value-type="string" office:string-value="1" calcext:value-type="string">
            <text:p>1</text:p>
          </table:table-cell>
          <table:table-cell table:formula="of:=[$Roots.$C$15]" office:value-type="string" office:string-value="√kūj" calcext:value-type="string">
            <text:p>√kūj</text:p>
          </table:table-cell>
          <table:table-cell table:formula="of:=[$Roots.$D$15]" office:value-type="float" office:value="0" calcext:value-type="float">
            <text:p>0</text:p>
          </table:table-cell>
          <table:table-cell table:formula="of:=[$Roots.$E$15]" office:value-type="string" office:string-value="･" calcext:value-type="string">
            <text:p>･</text:p>
          </table:table-cell>
          <table:table-cell table:formula="of:=[$Roots.$F$15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15]" office:value-type="string" office:string-value="make sound" calcext:value-type="string">
            <text:p>make sound</text:p>
          </table:table-cell>
          <table:table-cell office:value-type="string" calcext:value-type="string">
            <text:p>√kūj + a &gt; kūja</text:p>
          </table:table-cell>
          <table:table-cell table:style-name="ce144" office:value-type="string" calcext:value-type="string">
            <text:p>abhi ni √kūj</text:p>
          </table:table-cell>
          <table:table-cell table:style-name="ce5"/>
          <table:table-cell table:style-name="ce219" table:number-columns-repeated="3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kūjit</text:p>
          </table:table-cell>
          <table:table-cell table:style-name="ce5" office:value-type="string" calcext:value-type="string">
            <text:p>a adj</text:p>
          </table:table-cell>
          <table:table-cell table:style-name="ce643" office:value-type="string" calcext:value-type="string">
            <text:p>resounded with (the song of birds)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nīla</text:p>
          </table:table-cell>
          <table:table-cell table:formula="of:= COM.MICROSOFT.CONCAT(IF([.$AH122] = &quot;&quot;;&quot;&quot;;&quot;√&quot;);IF([.$AK122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adj</text:p>
          </table:table-cell>
          <table:table-cell table:style-name="ce35" office:value-type="string" calcext:value-type="string">
            <text:p>adj, in comps, from nīla</text:p>
          </table:table-cell>
          <table:table-cell table:style-name="ce35" office:value-type="string" calcext:value-type="string">
            <text:p>nīla</text:p>
          </table:table-cell>
          <table:table-cell table:style-name="ce35" table:number-columns-repeated="4"/>
          <table:table-cell table:style-name="ce141" office:value-type="string" calcext:value-type="string">
            <text:p>very blue; deep indigo</text:p>
          </table:table-cell>
          <table:table-cell table:style-name="ce141"/>
          <table:table-cell/>
          <table:table-cell office:value-type="string" calcext:value-type="string">
            <text:p>abhinīla</text:p>
          </table:table-cell>
          <table:table-cell table:formula="of:=[$Roots.$J$29]" office:value-type="string" office:string-value="nīla" calcext:value-type="string">
            <text:p>nīla</text:p>
          </table:table-cell>
          <table:table-cell table:formula="of:=[$Roots.$K$29]" office:value-type="string" office:string-value="blue" calcext:value-type="string">
            <text:p>blue</text:p>
          </table:table-cell>
          <table:table-cell table:formula="of:=[$Roots.$L$29]" office:value-type="string" office:string-value="-" calcext:value-type="string">
            <text:p>-</text:p>
          </table:table-cell>
          <table:table-cell table:formula="of:=[$Roots.$C$29]" office:value-type="string" office:string-value="√nīl" calcext:value-type="string">
            <text:p>√nīl</text:p>
          </table:table-cell>
          <table:table-cell table:formula="of:=[$Roots.$D$29]" office:value-type="float" office:value="0" calcext:value-type="float">
            <text:p>0</text:p>
          </table:table-cell>
          <table:table-cell table:formula="of:=[$Roots.$E$29]" office:value-type="string" office:string-value="×" calcext:value-type="string">
            <text:p>×</text:p>
          </table:table-cell>
          <table:table-cell table:formula="of:=[$Roots.$F$29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9]" office:value-type="string" office:string-value="be blue" calcext:value-type="string">
            <text:p>be blue</text:p>
          </table:table-cell>
          <table:table-cell/>
          <table:table-cell table:style-name="ce144" office:value-type="string" calcext:value-type="string">
            <text:p>√nīl</text:p>
          </table:table-cell>
          <table:table-cell table:style-name="ce21" office:value-type="string" calcext:value-type="string">
            <text:p>abhi nīla</text:p>
          </table:table-cell>
          <table:table-cell table:style-name="ce489" office:value-type="string" calcext:value-type="string">
            <text:p><text:span text:style-name="T1">abhi + √nīl + a</text:span>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MN 91</text:p>
          </table:table-cell>
          <table:table-cell table:style-name="ce260" office:value-type="string" calcext:value-type="string">
            <text:p>brahmāyusuttaṃ</text:p>
          </table:table-cell>
          <table:table-cell office:value-type="string" calcext:value-type="string">
            <text:p><text:span text:style-name="T3">abhinīla</text:span>netto kho pana so bhavaṃ gotamo, idam'pi tassa bhoto gotamassa mahāpurisassa mahāpurisalakkhaṇaṃ bhavati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īl</text:p>
          </table:table-cell>
          <table:table-cell table:style-name="ce5" office:value-type="string" calcext:value-type="string">
            <text:p>a adj</text:p>
          </table:table-cell>
          <table:table-cell table:style-name="ce643"/>
          <table:table-cell table:number-columns-repeated="964"/>
        </table:table-row>
        <table:table-row table:style-name="ro1">
          <table:table-cell table:number-columns-repeated="2" office:value-type="string" calcext:value-type="string">
            <text:p>abhinīlamāyata</text:p>
          </table:table-cell>
          <table:table-cell table:formula="of:= COM.MICROSOFT.CONCAT(IF([.$AH123] = &quot;&quot;;&quot;&quot;;&quot;√&quot;);IF([.$AK123] = &quot;&quot;;&quot;&quot;;&quot;√&quot;))">
            <text:p/>
          </table:table-cell>
          <table:table-cell table:number-columns-repeated="2" table:style-name="ce35" office:value-type="string" calcext:value-type="string">
            <text:p>adj</text:p>
          </table:table-cell>
          <table:table-cell table:style-name="ce35" office:value-type="string" calcext:value-type="string">
            <text:p>abhinīharati</text:p>
          </table:table-cell>
          <table:table-cell table:style-name="ce35" table:number-columns-repeated="4"/>
          <table:table-cell table:style-name="ce141" table:number-columns-repeated="2"/>
          <table:table-cell table:number-columns-repeated="12"/>
          <table:table-cell table:style-name="ce144"/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nīlamāyat</text:p>
          </table:table-cell>
          <table:table-cell table:style-name="ce5" office:value-type="string" calcext:value-type="string">
            <text:p>a adj</text:p>
          </table:table-cell>
          <table:table-cell table:style-name="ce643" office:value-type="string" calcext:value-type="string">
            <text:p>very black and long</text:p>
          </table:table-cell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nīlanetta</text:p>
          </table:table-cell>
          <table:table-cell table:formula="of:= COM.MICROSOFT.CONCAT(IF([.$AH124] = &quot;&quot;;&quot;&quot;;&quot;√&quot;);IF([.$AK124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adj</text:p>
          </table:table-cell>
          <table:table-cell table:style-name="ce35" office:value-type="string" calcext:value-type="string">
            <text:p>adj, comp</text:p>
          </table:table-cell>
          <table:table-cell table:style-name="ce35" table:number-columns-repeated="5"/>
          <table:table-cell table:style-name="ce141" office:value-type="string" calcext:value-type="string">
            <text:p>with extremely blue eyes; with deep indigo eyes; twenty-ninth of the thirty-two marks of a great man</text:p>
          </table:table-cell>
          <table:table-cell table:style-name="ce141"/>
          <table:table-cell/>
          <table:table-cell office:value-type="string" calcext:value-type="string">
            <text:p>abhinīlanetra (bsk)</text:p>
          </table:table-cell>
          <table:table-cell table:number-columns-repeated="10"/>
          <table:table-cell table:style-name="ce144"/>
          <table:table-cell table:style-name="ce5" office:value-type="string" calcext:value-type="string">
            <text:p><text:span text:style-name="T1">abhi nīla</text:span> netta</text:p>
          </table:table-cell>
          <table:table-cell table:style-name="ce219" office:value-type="string" calcext:value-type="string">
            <text:p>abhinīla + netta</text:p>
          </table:table-cell>
          <table:table-cell table:style-name="ce219" table:number-columns-repeated="2"/>
          <table:table-cell table:style-name="ce265"/>
          <table:table-cell table:style-name="ce219" office:value-type="string" calcext:value-type="string">
            <text:p>kammadhāraya</text:p>
          </table:table-cell>
          <table:table-cell table:style-name="ce539" office:value-type="string" calcext:value-type="string">
            <text:p>abhinīla + netta</text:p>
          </table:table-cell>
          <table:table-cell/>
          <table:table-cell table:style-name="ce260" office:value-type="string" calcext:value-type="string">
            <text:p>MN 91</text:p>
          </table:table-cell>
          <table:table-cell table:style-name="ce260" office:value-type="string" calcext:value-type="string">
            <text:p>brahmāyusuttaṃ</text:p>
          </table:table-cell>
          <table:table-cell office:value-type="string" calcext:value-type="string">
            <text:p><text:span text:style-name="T3">abhinīlanetto</text:span> kho pana so bhavaṃ gotamo, idam'pi tassa bhoto gotamassa mahāpurisassa mahāpurisalakkhaṇaṃ bhavati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 office:value-type="string" calcext:value-type="string">
            <text:p>(MNa) <text:span text:style-name="T3">abhinīlanetto</text:span>'ti na sakalanīlanetto'va, nīlayuttaṭṭhāne panassa umāpupphasadisena ativisuddhena nīlavaṇṇena samannāgatāni akkhīni honti.</text:p>
          </table:table-cell>
          <table:table-cell table:style-name="ce265" table:number-columns-repeated="2"/>
          <table:table-cell table:style-name="ce265" office:value-type="string" calcext:value-type="string">
            <text:p>32 marks of a great man</text:p>
          </table:table-cell>
          <table:table-cell/>
          <table:table-cell table:style-name="ce5" office:value-type="string" calcext:value-type="string">
            <text:p>abhinīlanett</text:p>
          </table:table-cell>
          <table:table-cell table:style-name="ce5" office:value-type="string" calcext:value-type="string">
            <text:p>a adj</text:p>
          </table:table-cell>
          <table:table-cell table:style-name="ce643"/>
          <table:table-cell table:number-columns-repeated="964"/>
        </table:table-row>
        <table:table-row table:style-name="ro5">
          <table:table-cell office:value-type="string" calcext:value-type="string">
            <text:p>abhinīlanettagopakhumalakkhaṇa</text:p>
          </table:table-cell>
          <table:table-cell office:value-type="string" calcext:value-type="string">
            <text:p>abhinīlanettagopakhumalakkhaṇaṃ</text:p>
          </table:table-cell>
          <table:table-cell table:formula="of:= COM.MICROSOFT.CONCAT(IF([.$AH125] = &quot;&quot;;&quot;&quot;;&quot;√&quot;);IF([.$AK125] = &quot;&quot;;&quot;&quot;;&quot;√&quot;))">
            <text:p/>
          </table:table-cell>
          <table:table-cell table:style-name="ce35" office:value-type="string" calcext:value-type="string">
            <text:p>nt</text:p>
          </table:table-cell>
          <table:table-cell table:style-name="ce35" office:value-type="string" calcext:value-type="string">
            <text:p>nt, comp</text:p>
          </table:table-cell>
          <table:table-cell table:style-name="ce35" table:number-columns-repeated="5"/>
          <table:table-cell table:style-name="ce141" office:value-type="string" calcext:value-type="string">
            <text:p>auspicious marks of having deep blue eyes and eyelashes like a cow</text:p>
          </table:table-cell>
          <table:table-cell table:style-name="ce141"/>
          <table:table-cell table:number-columns-repeated="12"/>
          <table:table-cell table:style-name="ce144"/>
          <table:table-cell table:style-name="ce21" office:value-type="string" calcext:value-type="string">
            <text:p>abhi nīla netta go pakhuma lakkhaṇa</text:p>
          </table:table-cell>
          <table:table-cell table:style-name="ce219" office:value-type="string" calcext:value-type="string">
            <text:p>abhinīlanetta + gopakhuma + lakkhaṇa</text:p>
          </table:table-cell>
          <table:table-cell table:style-name="ce219" table:number-columns-repeated="2"/>
          <table:table-cell table:style-name="ce265"/>
          <table:table-cell table:style-name="ce219" office:value-type="string" calcext:value-type="string">
            <text:p>chaṭṭhī tappurisa</text:p>
          </table:table-cell>
          <table:table-cell table:style-name="ce219" office:value-type="string" calcext:value-type="string">
            <text:p>abhinīlanettagopakhum<text:span text:style-name="T3">assa</text:span> + lakkhaṇa</text:p>
          </table:table-cell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pass1</text:p>
          </table:table-cell>
          <table:table-cell/>
          <table:table-cell table:style-name="ce5" office:value-type="string" calcext:value-type="string">
            <text:p>abhinīlanettagopakhumalakkhaṇ</text:p>
          </table:table-cell>
          <table:table-cell table:style-name="ce5" office:value-type="string" calcext:value-type="string">
            <text:p>a nt</text:p>
          </table:table-cell>
          <table:table-cell table:style-name="ce643"/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īlanettanayana</text:p>
          </table:table-cell>
          <table:table-cell table:formula="of:= COM.MICROSOFT.CONCAT(IF([.$AH126] = &quot;&quot;;&quot;&quot;;&quot;√&quot;);IF([.$AK126] = &quot;&quot;;&quot;&quot;;&quot;√&quot;))">
            <text:p/>
          </table:table-cell>
          <table:table-cell table:style-name="ce35" office:value-type="string" calcext:value-type="string">
            <text:p>adj</text:p>
          </table:table-cell>
          <table:table-cell table:style-name="ce35" office:value-type="string" calcext:value-type="string">
            <text:p>adj, comp</text:p>
          </table:table-cell>
          <table:table-cell table:style-name="ce35" table:number-columns-repeated="5"/>
          <table:table-cell table:style-name="ce141" office:value-type="string" calcext:value-type="string">
            <text:p>with deep blue eyes</text:p>
          </table:table-cell>
          <table:table-cell table:style-name="ce141"/>
          <table:table-cell table:number-columns-repeated="12"/>
          <table:table-cell table:style-name="ce144"/>
          <table:table-cell table:style-name="ce21" office:value-type="string" calcext:value-type="string">
            <text:p>abhi nīla netta nayana</text:p>
          </table:table-cell>
          <table:table-cell table:style-name="ce219" office:value-type="string" calcext:value-type="string">
            <text:p>abhinīlanetta + nayana</text:p>
          </table:table-cell>
          <table:table-cell table:style-name="ce219" table:number-columns-repeated="2"/>
          <table:table-cell table:style-name="ce265"/>
          <table:table-cell table:style-name="ce219" office:value-type="string" calcext:value-type="string">
            <text:p>kammadhāraya</text:p>
          </table:table-cell>
          <table:table-cell table:style-name="ce539" office:value-type="string" calcext:value-type="string">
            <text:p>abhinīlanetta + nayana</text:p>
          </table:table-cell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pass1</text:p>
          </table:table-cell>
          <table:table-cell/>
          <table:table-cell table:style-name="ce5" office:value-type="string" calcext:value-type="string">
            <text:p>abhinīlanettanayan</text:p>
          </table:table-cell>
          <table:table-cell table:style-name="ce5" office:value-type="string" calcext:value-type="string">
            <text:p>a adj</text:p>
          </table:table-cell>
          <table:table-cell table:style-name="ce643"/>
          <table:table-cell table:number-columns-repeated="964"/>
        </table:table-row>
        <table:table-row table:style-name="ro3">
          <table:table-cell office:value-type="string" calcext:value-type="string">
            <text:p>abhinimantana</text:p>
          </table:table-cell>
          <table:table-cell office:value-type="string" calcext:value-type="string">
            <text:p>abhinimantanaṃ</text:p>
          </table:table-cell>
          <table:table-cell table:formula="of:= COM.MICROSOFT.CONCAT(IF([.$AH127] = &quot;&quot;;&quot;&quot;;&quot;√&quot;);IF([.$AK127] = &quot;&quot;;&quot;&quot;;&quot;√&quot;))">
            <text:p/>
          </table:table-cell>
          <table:table-cell table:number-columns-repeated="2" table:style-name="ce35" office:value-type="string" calcext:value-type="string">
            <text:p>nt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21]" office:value-type="string" office:string-value="√mantr" calcext:value-type="string">
            <text:p>√mantr</text:p>
          </table:table-cell>
          <table:table-cell table:formula="of:=[$Roots.$K$21]" office:value-type="string" office:string-value="speak" calcext:value-type="string">
            <text:p>speak</text:p>
          </table:table-cell>
          <table:table-cell table:formula="of:=[$Roots.$L$21]" office:value-type="string" office:string-value="10" calcext:value-type="string">
            <text:p>10</text:p>
          </table:table-cell>
          <table:table-cell table:formula="of:=[$Roots.$C$21]" office:value-type="string" office:string-value="√mant" calcext:value-type="string">
            <text:p>√mant</text:p>
          </table:table-cell>
          <table:table-cell table:formula="of:=[$Roots.$D$21]" office:value-type="float" office:value="0" calcext:value-type="float">
            <text:p>0</text:p>
          </table:table-cell>
          <table:table-cell table:formula="of:=[$Roots.$E$21]" office:value-type="string" office:string-value="･" calcext:value-type="string">
            <text:p>･</text:p>
          </table:table-cell>
          <table:table-cell table:formula="of:=[$Roots.$F$21]" office:value-type="string" office:string-value="8" calcext:value-type="string">
            <text:p>8</text:p>
          </table:table-cell>
          <table:table-cell office:value-type="string" calcext:value-type="string">
            <text:p>*e</text:p>
          </table:table-cell>
          <table:table-cell table:formula="of:=[$Roots.$I$21]" office:value-type="string" office:string-value="counsel, invite" calcext:value-type="string">
            <text:p>counsel, invite</text:p>
          </table:table-cell>
          <table:table-cell/>
          <table:table-cell table:style-name="ce144" office:value-type="string" calcext:value-type="string">
            <text:p><text:span text:style-name="T1">abhi </text:span>ni √mant</text:p>
          </table:table-cell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nimantan</text:p>
          </table:table-cell>
          <table:table-cell table:style-name="ce5" office:value-type="string" calcext:value-type="string">
            <text:p>a nt</text:p>
          </table:table-cell>
          <table:table-cell table:style-name="ce643" office:value-type="string" calcext:value-type="string">
            <text:p>invitation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nimantanatā</text:p>
          </table:table-cell>
          <table:table-cell table:formula="of:= COM.MICROSOFT.CONCAT(IF([.$AH128] = &quot;&quot;;&quot;&quot;;&quot;√&quot;);IF([.$AK128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fem</text:p>
          </table:table-cell>
          <table:table-cell table:style-name="ce35" office:value-type="string" calcext:value-type="string">
            <text:p>fem, abstr, from abhinimantana</text:p>
          </table:table-cell>
          <table:table-cell table:style-name="ce35" office:value-type="string" calcext:value-type="string">
            <text:p>abhinimantana</text:p>
          </table:table-cell>
          <table:table-cell table:style-name="ce35" table:number-columns-repeated="4"/>
          <table:table-cell table:style-name="ce141" office:value-type="string" calcext:value-type="string">
            <text:p>fact of invitation; fact of being summoned</text:p>
          </table:table-cell>
          <table:table-cell table:style-name="ce141"/>
          <table:table-cell/>
          <table:table-cell office:value-type="string" calcext:value-type="string">
            <text:p>abhi + nimantraṇa</text:p>
          </table:table-cell>
          <table:table-cell table:formula="of:=[$Roots.$J$21]" office:value-type="string" office:string-value="√mantr" calcext:value-type="string">
            <text:p>√mantr</text:p>
          </table:table-cell>
          <table:table-cell table:formula="of:=[$Roots.$K$21]" office:value-type="string" office:string-value="speak" calcext:value-type="string">
            <text:p>speak</text:p>
          </table:table-cell>
          <table:table-cell table:formula="of:=[$Roots.$L$21]" office:value-type="string" office:string-value="10" calcext:value-type="string">
            <text:p>10</text:p>
          </table:table-cell>
          <table:table-cell table:formula="of:=[$Roots.$C$21]" office:value-type="string" office:string-value="√mant" calcext:value-type="string">
            <text:p>√mant</text:p>
          </table:table-cell>
          <table:table-cell table:formula="of:=[$Roots.$D$21]" office:value-type="float" office:value="0" calcext:value-type="float">
            <text:p>0</text:p>
          </table:table-cell>
          <table:table-cell table:formula="of:=[$Roots.$E$21]" office:value-type="string" office:string-value="･" calcext:value-type="string">
            <text:p>･</text:p>
          </table:table-cell>
          <table:table-cell table:formula="of:=[$Roots.$F$21]" office:value-type="string" office:string-value="8" calcext:value-type="string">
            <text:p>8</text:p>
          </table:table-cell>
          <table:table-cell office:value-type="string" calcext:value-type="string">
            <text:p>*e</text:p>
          </table:table-cell>
          <table:table-cell table:formula="of:=[$Roots.$I$21]" office:value-type="string" office:string-value="counsel, invite" calcext:value-type="string">
            <text:p>counsel, invite</text:p>
          </table:table-cell>
          <table:table-cell/>
          <table:table-cell table:style-name="ce144" office:value-type="string" calcext:value-type="string">
            <text:p><text:span text:style-name="T1">abhi </text:span>ni √mant</text:p>
          </table:table-cell>
          <table:table-cell table:style-name="ce5"/>
          <table:table-cell table:style-name="ce219" office:value-type="string" calcext:value-type="string">
            <text:p>abhi + ni + √mant + ana + tā</text:p>
            <text:p>abhinimantana + tā</text:p>
          </table:table-cell>
          <table:table-cell table:style-name="ce219" office:value-type="string" calcext:value-type="string">
            <text:p>taddhita</text:p>
          </table:table-cell>
          <table:table-cell table:style-name="ce219" office:value-type="string" calcext:value-type="string">
            <text:p>tā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MN 49</text:p>
          </table:table-cell>
          <table:table-cell table:style-name="ce260" office:value-type="string" calcext:value-type="string">
            <text:p>brahmanimantanikasuttaṃ</text:p>
          </table:table-cell>
          <table:table-cell office:value-type="string" calcext:value-type="string">
            <text:p>iti h'idaṃ mārassa ca anālapanatāya brahmuno ca <text:span text:style-name="T3">abhinimantanatāya</text:span>, tasmā imassa veyyākaraṇassa brahmanimantanikaṃ't'eva adhivacanan'ti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mantanat</text:p>
          </table:table-cell>
          <table:table-cell table:style-name="ce5" office:value-type="string" calcext:value-type="string">
            <text:p>ā fem</text:p>
          </table:table-cell>
          <table:table-cell table:style-name="ce643"/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imanteti</text:p>
          </table:table-cell>
          <table:table-cell table:formula="of:= COM.MICROSOFT.CONCAT(IF([.$AH129] = &quot;&quot;;&quot;&quot;;&quot;√&quot;);IF([.$AK129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21]" office:value-type="string" office:string-value="√mantr" calcext:value-type="string">
            <text:p>√mantr</text:p>
          </table:table-cell>
          <table:table-cell table:formula="of:=[$Roots.$K$21]" office:value-type="string" office:string-value="speak" calcext:value-type="string">
            <text:p>speak</text:p>
          </table:table-cell>
          <table:table-cell table:formula="of:=[$Roots.$L$21]" office:value-type="string" office:string-value="10" calcext:value-type="string">
            <text:p>10</text:p>
          </table:table-cell>
          <table:table-cell table:formula="of:=[$Roots.$C$21]" office:value-type="string" office:string-value="√mant" calcext:value-type="string">
            <text:p>√mant</text:p>
          </table:table-cell>
          <table:table-cell table:formula="of:=[$Roots.$D$21]" office:value-type="float" office:value="0" calcext:value-type="float">
            <text:p>0</text:p>
          </table:table-cell>
          <table:table-cell table:formula="of:=[$Roots.$E$21]" office:value-type="string" office:string-value="･" calcext:value-type="string">
            <text:p>･</text:p>
          </table:table-cell>
          <table:table-cell table:formula="of:=[$Roots.$F$21]" office:value-type="string" office:string-value="8" calcext:value-type="string">
            <text:p>8</text:p>
          </table:table-cell>
          <table:table-cell office:value-type="string" calcext:value-type="string">
            <text:p>*e</text:p>
          </table:table-cell>
          <table:table-cell table:formula="of:=[$Roots.$I$21]" office:value-type="string" office:string-value="counsel, invite" calcext:value-type="string">
            <text:p>counsel, invite</text:p>
          </table:table-cell>
          <table:table-cell/>
          <table:table-cell table:style-name="ce144" office:value-type="string" calcext:value-type="string">
            <text:p><text:span text:style-name="T1">abhi </text:span>ni √mant</text:p>
          </table:table-cell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nimant</text:p>
          </table:table-cell>
          <table:table-cell table:style-name="ce5" office:value-type="string" calcext:value-type="string">
            <text:p>eti pr</text:p>
          </table:table-cell>
          <table:table-cell table:style-name="ce643" office:value-type="string" calcext:value-type="string">
            <text:p>invites (someone, accusative) to (instrumental); offers</text:p>
          </table:table-cell>
          <table:table-cell table:number-columns-repeated="964"/>
        </table:table-row>
        <table:table-row table:style-name="ro8">
          <table:table-cell office:value-type="string" calcext:value-type="string">
            <text:p>abhinimmadana</text:p>
          </table:table-cell>
          <table:table-cell office:value-type="string" calcext:value-type="string">
            <text:p>abhinimmadanaṃ</text:p>
          </table:table-cell>
          <table:table-cell table:formula="of:= COM.MICROSOFT.CONCAT(IF([.$AH130] = &quot;&quot;;&quot;&quot;;&quot;√&quot;);IF([.$AK130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nt</text:p>
          </table:table-cell>
          <table:table-cell table:style-name="ce35" office:value-type="string" calcext:value-type="string">
            <text:p>nt, act</text:p>
          </table:table-cell>
          <table:table-cell table:style-name="ce35" office:value-type="string" calcext:value-type="string">
            <text:p>abhi ni √madd</text:p>
          </table:table-cell>
          <table:table-cell table:style-name="ce35" table:number-columns-repeated="3"/>
          <table:table-cell table:style-name="ce35" office:value-type="string" calcext:value-type="string">
            <text:p>+gen</text:p>
          </table:table-cell>
          <table:table-cell table:style-name="ce141" office:value-type="string" calcext:value-type="string">
            <text:p>stamping out (of); straightening out (of); smoothing out (of); correcting (of)</text:p>
          </table:table-cell>
          <table:table-cell table:style-name="ce141" office:value-type="string" calcext:value-type="string">
            <text:p>completely crushing down</text:p>
          </table:table-cell>
          <table:table-cell/>
          <table:table-cell office:value-type="string" calcext:value-type="string">
            <text:p>abhi + ni + mardana</text:p>
          </table:table-cell>
          <table:table-cell table:formula="of:=[$Roots.$J$18]" office:value-type="string" office:string-value="√mṛd √mrad" calcext:value-type="string">
            <text:p>√mṛd √mrad</text:p>
          </table:table-cell>
          <table:table-cell table:formula="of:=[$Roots.$K$18]" office:value-type="string" office:string-value="rub, crush" calcext:value-type="string">
            <text:p>rub, crush</text:p>
          </table:table-cell>
          <table:table-cell table:formula="of:=[$Roots.$L$18]" office:value-type="string" office:string-value="1, 9" calcext:value-type="string">
            <text:p>1, 9</text:p>
          </table:table-cell>
          <table:table-cell table:formula="of:=[$Roots.$C$18]" office:value-type="string" office:string-value="√madd" calcext:value-type="string">
            <text:p>√madd</text:p>
          </table:table-cell>
          <table:table-cell table:formula="of:=[$Roots.$D$18]" office:value-type="float" office:value="0" calcext:value-type="float">
            <text:p>0</text:p>
          </table:table-cell>
          <table:table-cell table:formula="of:=[$Roots.$E$18]" office:value-type="string" office:string-value="･" calcext:value-type="string">
            <text:p>･</text:p>
          </table:table-cell>
          <table:table-cell table:formula="of:=[$Roots.$F$18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18]" office:value-type="string" office:string-value="crush, grind" calcext:value-type="string">
            <text:p>crush, grind</text:p>
          </table:table-cell>
          <table:table-cell/>
          <table:table-cell table:style-name="ce144" office:value-type="string" calcext:value-type="string">
            <text:p>abhi ni √madd</text:p>
          </table:table-cell>
          <table:table-cell table:style-name="ce5"/>
          <table:table-cell table:style-name="ce219" office:value-type="string" calcext:value-type="string">
            <text:p>abhi + ni + √madd + an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an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AN 8.13</text:p>
          </table:table-cell>
          <table:table-cell table:style-name="ce260" office:value-type="string" calcext:value-type="string">
            <text:p>assājānīyasuttaṃ</text:p>
          </table:table-cell>
          <table:table-cell office:value-type="string" calcext:value-type="string">
            <text:p>yāni kho pan'assa honti sāṭheyyāni kūṭeyyāni jimheyyāni vaṅkeyyāni, tāni yathābhūtaṃ sārathissa āvikattā hoti. tesam'assa sārathi <text:span text:style-name="T3">abhinimmadanāya</text:span> vāyamati.</text:p>
          </table:table-cell>
          <table:table-cell table:style-name="ce260" office:value-type="string" calcext:value-type="string">
            <text:p>MN 125</text:p>
          </table:table-cell>
          <table:table-cell table:style-name="ce260" office:value-type="string" calcext:value-type="string">
            <text:p>dantabhūmisuttaṃ</text:p>
          </table:table-cell>
          <table:table-cell office:value-type="string" calcext:value-type="string">
            <text:p>seyyathā'pi, aggivessana, hatthidamako mahantaṃ thambhaṃ pathaviyaṃ nikhaṇitvā āraññakassa nāgassa gīvāyaṃ upanibandhati āraññakānañ'c'eva sīlānaṃ <text:span text:style-name="T3">abhinimmadanāya</text:span> āraññakānañ'c'eva sarasaṅkappānaṃ <text:span text:style-name="T3">abhinimmadanāya</text:span> āraññakānañ'c'eva darathakilamathapariḷāhānaṃ <text:span text:style-name="T3">abhinimmadanāya</text:span></text:p>
          </table:table-cell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mmadan</text:p>
          </table:table-cell>
          <table:table-cell table:style-name="ce5" office:value-type="string" calcext:value-type="string">
            <text:p>a nt</text:p>
          </table:table-cell>
          <table:table-cell table:style-name="ce643"/>
          <table:table-cell table:number-columns-repeated="964"/>
        </table:table-row>
        <table:table-row table:style-name="ro3">
          <table:table-cell office:value-type="string" calcext:value-type="string">
            <text:p>abhinimmāna</text:p>
          </table:table-cell>
          <table:table-cell office:value-type="string" calcext:value-type="string">
            <text:p>abhinimmānaṃ</text:p>
          </table:table-cell>
          <table:table-cell table:formula="of:= COM.MICROSOFT.CONCAT(IF([.$AH131] = &quot;&quot;;&quot;&quot;;&quot;√&quot;);IF([.$AK131] = &quot;&quot;;&quot;&quot;;&quot;√&quot;))">
            <text:p/>
          </table:table-cell>
          <table:table-cell table:number-columns-repeated="2" table:style-name="ce35" office:value-type="string" calcext:value-type="string">
            <text:p>nt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17]" office:value-type="string" office:string-value="√mā" calcext:value-type="string">
            <text:p>√mā</text:p>
          </table:table-cell>
          <table:table-cell table:formula="of:=[$Roots.$K$17]" office:value-type="string" office:string-value="measure" calcext:value-type="string">
            <text:p>measure</text:p>
          </table:table-cell>
          <table:table-cell table:formula="of:=[$Roots.$L$17]" office:value-type="string" office:string-value="2, 3, 4" calcext:value-type="string">
            <text:p>2, 3, 4</text:p>
          </table:table-cell>
          <table:table-cell table:formula="of:=[$Roots.$C$17]" office:value-type="string" office:string-value="√mā" calcext:value-type="string">
            <text:p>√mā</text:p>
          </table:table-cell>
          <table:table-cell table:formula="of:=[$Roots.$D$17]" office:value-type="float" office:value="0" calcext:value-type="float">
            <text:p>0</text:p>
          </table:table-cell>
          <table:table-cell table:formula="of:=[$Roots.$E$17]" office:value-type="string" office:string-value="･" calcext:value-type="string">
            <text:p>･</text:p>
          </table:table-cell>
          <table:table-cell table:formula="of:=[$Roots.$F$17]" office:value-type="string" office:string-value="5" calcext:value-type="string">
            <text:p>5</text:p>
          </table:table-cell>
          <table:table-cell office:value-type="string" calcext:value-type="string">
            <text:p>nā</text:p>
          </table:table-cell>
          <table:table-cell table:formula="of:=[$Roots.$I$17]" office:value-type="string" office:string-value="measure" calcext:value-type="string">
            <text:p>measure</text:p>
          </table:table-cell>
          <table:table-cell/>
          <table:table-cell table:style-name="ce144" office:value-type="string" calcext:value-type="string">
            <text:p>abhi nī √mā</text:p>
          </table:table-cell>
          <table:table-cell table:style-name="ce5"/>
          <table:table-cell table:style-name="ce219" office:value-type="string" calcext:value-type="string">
            <text:p>abhi + nī + √mā + an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ana</text:p>
          </table:table-cell>
          <table:table-cell table:style-name="ce265" office:value-type="string" calcext:value-type="string">
            <text:p>īm &gt; imm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pass1</text:p>
          </table:table-cell>
          <table:table-cell/>
          <table:table-cell table:style-name="ce5" office:value-type="string" calcext:value-type="string">
            <text:p>abhinimmān</text:p>
          </table:table-cell>
          <table:table-cell table:style-name="ce5" office:value-type="string" calcext:value-type="string">
            <text:p>a nt</text:p>
          </table:table-cell>
          <table:table-cell table:style-name="ce643" office:value-type="string" calcext:value-type="string">
            <text:p>forming; creating; fashioning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nimmina</text:p>
          </table:table-cell>
          <table:table-cell table:formula="of:= COM.MICROSOFT.CONCAT(IF([.$AH132] = &quot;&quot;;&quot;&quot;;&quot;√&quot;);IF([.$AK132] = &quot;&quot;;&quot;&quot;;&quot;√&quot;))">
            <text:p/>
          </table:table-cell>
          <table:table-cell table:number-columns-repeated="2" table:style-name="ce35" office:value-type="string" calcext:value-type="string">
            <text:p>masc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17]" office:value-type="string" office:string-value="√mā" calcext:value-type="string">
            <text:p>√mā</text:p>
          </table:table-cell>
          <table:table-cell table:formula="of:=[$Roots.$K$17]" office:value-type="string" office:string-value="measure" calcext:value-type="string">
            <text:p>measure</text:p>
          </table:table-cell>
          <table:table-cell table:formula="of:=[$Roots.$L$17]" office:value-type="string" office:string-value="2, 3, 4" calcext:value-type="string">
            <text:p>2, 3, 4</text:p>
          </table:table-cell>
          <table:table-cell table:formula="of:=[$Roots.$C$17]" office:value-type="string" office:string-value="√mā" calcext:value-type="string">
            <text:p>√mā</text:p>
          </table:table-cell>
          <table:table-cell table:formula="of:=[$Roots.$D$17]" office:value-type="float" office:value="0" calcext:value-type="float">
            <text:p>0</text:p>
          </table:table-cell>
          <table:table-cell table:formula="of:=[$Roots.$E$17]" office:value-type="string" office:string-value="･" calcext:value-type="string">
            <text:p>･</text:p>
          </table:table-cell>
          <table:table-cell table:formula="of:=[$Roots.$F$17]" office:value-type="string" office:string-value="5" calcext:value-type="string">
            <text:p>5</text:p>
          </table:table-cell>
          <table:table-cell office:value-type="string" calcext:value-type="string">
            <text:p>nā</text:p>
          </table:table-cell>
          <table:table-cell table:formula="of:=[$Roots.$I$17]" office:value-type="string" office:string-value="measure" calcext:value-type="string">
            <text:p>measure</text:p>
          </table:table-cell>
          <table:table-cell/>
          <table:table-cell table:style-name="ce144" office:value-type="string" calcext:value-type="string">
            <text:p>abhi nī √mā</text:p>
          </table:table-cell>
          <table:table-cell table:style-name="ce5"/>
          <table:table-cell table:style-name="ce219" office:value-type="string" calcext:value-type="string">
            <text:p>abhi + nī + √mā + an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ana</text:p>
          </table:table-cell>
          <table:table-cell table:style-name="ce265" office:value-type="string" calcext:value-type="string">
            <text:p>īm &gt; imm</text:p>
          </table:table-cell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nimmin</text:p>
          </table:table-cell>
          <table:table-cell table:style-name="ce5" office:value-type="string" calcext:value-type="string">
            <text:p>a masc</text:p>
          </table:table-cell>
          <table:table-cell table:style-name="ce643" office:value-type="string" calcext:value-type="string">
            <text:p>forming, creating (by magic)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immiṇāti</text:p>
          </table:table-cell>
          <table:table-cell table:formula="of:= COM.MICROSOFT.CONCAT(IF([.$AH133] = &quot;&quot;;&quot;&quot;;&quot;√&quot;);IF([.$AK133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-</text:p>
          </table:table-cell>
          <table:table-cell table:style-name="ce35"/>
          <table:table-cell table:style-name="ce141" table:number-columns-repeated="2"/>
          <table:table-cell table:number-columns-repeated="2"/>
          <table:table-cell table:formula="of:=[$Roots.$J$17]" office:value-type="string" office:string-value="√mā" calcext:value-type="string">
            <text:p>√mā</text:p>
          </table:table-cell>
          <table:table-cell table:formula="of:=[$Roots.$K$17]" office:value-type="string" office:string-value="measure" calcext:value-type="string">
            <text:p>measure</text:p>
          </table:table-cell>
          <table:table-cell table:formula="of:=[$Roots.$L$17]" office:value-type="string" office:string-value="2, 3, 4" calcext:value-type="string">
            <text:p>2, 3, 4</text:p>
          </table:table-cell>
          <table:table-cell table:formula="of:=[$Roots.$C$17]" office:value-type="string" office:string-value="√mā" calcext:value-type="string">
            <text:p>√mā</text:p>
          </table:table-cell>
          <table:table-cell table:formula="of:=[$Roots.$D$17]" office:value-type="float" office:value="0" calcext:value-type="float">
            <text:p>0</text:p>
          </table:table-cell>
          <table:table-cell table:formula="of:=[$Roots.$E$17]" office:value-type="string" office:string-value="･" calcext:value-type="string">
            <text:p>･</text:p>
          </table:table-cell>
          <table:table-cell table:formula="of:=[$Roots.$F$17]" office:value-type="string" office:string-value="5" calcext:value-type="string">
            <text:p>5</text:p>
          </table:table-cell>
          <table:table-cell office:value-type="string" calcext:value-type="string">
            <text:p>nā</text:p>
          </table:table-cell>
          <table:table-cell table:formula="of:=[$Roots.$I$17]" office:value-type="string" office:string-value="measure" calcext:value-type="string">
            <text:p>measure</text:p>
          </table:table-cell>
          <table:table-cell office:value-type="string" calcext:value-type="string">
            <text:p>√mā &gt; mī + nā &gt; miṇā (irreg)</text:p>
          </table:table-cell>
          <table:table-cell table:style-name="ce144" office:value-type="string" calcext:value-type="string">
            <text:p>abhi nī √mā</text:p>
          </table:table-cell>
          <table:table-cell table:style-name="ce5"/>
          <table:table-cell table:style-name="ce219" office:value-type="string" calcext:value-type="string">
            <text:p>abhi + nī + miṇā +</text:p>
          </table:table-cell>
          <table:table-cell table:style-name="ce219" table:number-columns-repeated="2"/>
          <table:table-cell table:style-name="ce265" office:value-type="string" calcext:value-type="string">
            <text:p><text:span text:style-name="T2">īm &gt; imm</text:span></text:p>
            <text:p>ā &gt; i (Kacc 502, 493)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mmiṇ</text:p>
          </table:table-cell>
          <table:table-cell table:style-name="ce5" office:value-type="string" calcext:value-type="string">
            <text:p>āti pr</text:p>
          </table:table-cell>
          <table:table-cell table:style-name="ce643" office:value-type="string" calcext:value-type="string">
            <text:p>creates, produces, makes</text:p>
          </table:table-cell>
          <table:table-cell table:number-columns-repeated="964"/>
        </table:table-row>
        <table:table-row table:style-name="ro6">
          <table:table-cell office:value-type="string" calcext:value-type="string">
            <text:p>abhinimmināti 1</text:p>
          </table:table-cell>
          <table:table-cell office:value-type="string" calcext:value-type="string">
            <text:p>abhinimmināti</text:p>
          </table:table-cell>
          <table:table-cell table:formula="of:= COM.MICROSOFT.CONCAT(IF([.$AH134] = &quot;&quot;;&quot;&quot;;&quot;√&quot;);IF([.$AK134] = &quot;&quot;;&quot;&quot;;&quot;√&quot;))" office:value-type="string" office:string-value="√" calcext:value-type="string">
            <text:p>√</text:p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designs; paints; creates</text:p>
          </table:table-cell>
          <table:table-cell table:style-name="ce141"/>
          <table:table-cell/>
          <table:table-cell office:value-type="string" calcext:value-type="string">
            <text:p>abhinirmiṇoti</text:p>
          </table:table-cell>
          <table:table-cell table:formula="of:=[$Roots.$J$17]" office:value-type="string" office:string-value="√mā" calcext:value-type="string">
            <text:p>√mā</text:p>
          </table:table-cell>
          <table:table-cell table:formula="of:=[$Roots.$K$17]" office:value-type="string" office:string-value="measure" calcext:value-type="string">
            <text:p>measure</text:p>
          </table:table-cell>
          <table:table-cell table:formula="of:=[$Roots.$L$17]" office:value-type="string" office:string-value="2, 3, 4" calcext:value-type="string">
            <text:p>2, 3, 4</text:p>
          </table:table-cell>
          <table:table-cell table:formula="of:=[$Roots.$C$17]" office:value-type="string" office:string-value="√mā" calcext:value-type="string">
            <text:p>√mā</text:p>
          </table:table-cell>
          <table:table-cell table:formula="of:=[$Roots.$D$17]" office:value-type="float" office:value="0" calcext:value-type="float">
            <text:p>0</text:p>
          </table:table-cell>
          <table:table-cell table:formula="of:=[$Roots.$E$17]" office:value-type="string" office:string-value="･" calcext:value-type="string">
            <text:p>･</text:p>
          </table:table-cell>
          <table:table-cell table:formula="of:=[$Roots.$F$17]" office:value-type="string" office:string-value="5" calcext:value-type="string">
            <text:p>5</text:p>
          </table:table-cell>
          <table:table-cell office:value-type="string" calcext:value-type="string">
            <text:p>nā</text:p>
          </table:table-cell>
          <table:table-cell table:formula="of:=[$Roots.$I$17]" office:value-type="string" office:string-value="measure" calcext:value-type="string">
            <text:p>measure</text:p>
          </table:table-cell>
          <table:table-cell office:value-type="string" calcext:value-type="string">
            <text:p>√mā &gt; mī + nā &gt; minā (irreg)</text:p>
          </table:table-cell>
          <table:table-cell table:style-name="ce144" office:value-type="string" calcext:value-type="string">
            <text:p>abhi nī √mā</text:p>
          </table:table-cell>
          <table:table-cell table:style-name="ce5"/>
          <table:table-cell table:style-name="ce219" office:value-type="string" calcext:value-type="string">
            <text:p>abhi + nī + minā + ti</text:p>
          </table:table-cell>
          <table:table-cell table:style-name="ce219" table:number-columns-repeated="2"/>
          <table:table-cell table:style-name="ce265" office:value-type="string" calcext:value-type="string">
            <text:p>īm &gt; imm</text:p>
            <text:p>ā &gt; i (Kacc 502, 493)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SN 22.100</text:p>
          </table:table-cell>
          <table:table-cell table:style-name="ce260" office:value-type="string" calcext:value-type="string">
            <text:p>dutiyagaddulabaddhasuttaṃ</text:p>
          </table:table-cell>
          <table:table-cell office:value-type="string" calcext:value-type="string">
            <text:p>seyyathā'pi, bhikkhave, rajako vā cittakārako vā rajanāya vā lākhāya vā haliddiyā vā nīliyā vā mañjiṭṭhāya vā suparimaṭṭhe phalake vā bhittiyā vā dussapaṭṭe vā itthirūpaṃ vā purisarūpaṃ vā <text:span text:style-name="T3">abhinimmineyya</text:span> sabb'aṅgapacc'aṅgiṃ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mmin</text:p>
          </table:table-cell>
          <table:table-cell table:style-name="ce5" office:value-type="string" calcext:value-type="string">
            <text:p>āti pr</text:p>
          </table:table-cell>
          <table:table-cell table:style-name="ce643"/>
          <table:table-cell table:number-columns-repeated="964"/>
        </table:table-row>
        <table:table-row table:style-name="ro4">
          <table:table-cell office:value-type="string" calcext:value-type="string">
            <text:p>abhinimmināti 2</text:p>
          </table:table-cell>
          <table:table-cell office:value-type="string" calcext:value-type="string">
            <text:p>abhinimmināti</text:p>
          </table:table-cell>
          <table:table-cell table:formula="of:= COM.MICROSOFT.CONCAT(IF([.$AH135] = &quot;&quot;;&quot;&quot;;&quot;√&quot;);IF([.$AK135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table:number-columns-repeated="2"/>
          <table:table-cell/>
          <table:table-cell office:value-type="string" calcext:value-type="string">
            <text:p>abhinirmiṇoti</text:p>
          </table:table-cell>
          <table:table-cell table:formula="of:=[$Roots.$J$17]" office:value-type="string" office:string-value="√mā" calcext:value-type="string">
            <text:p>√mā</text:p>
          </table:table-cell>
          <table:table-cell table:formula="of:=[$Roots.$K$17]" office:value-type="string" office:string-value="measure" calcext:value-type="string">
            <text:p>measure</text:p>
          </table:table-cell>
          <table:table-cell table:formula="of:=[$Roots.$L$17]" office:value-type="string" office:string-value="2, 3, 4" calcext:value-type="string">
            <text:p>2, 3, 4</text:p>
          </table:table-cell>
          <table:table-cell table:formula="of:=[$Roots.$C$17]" office:value-type="string" office:string-value="√mā" calcext:value-type="string">
            <text:p>√mā</text:p>
          </table:table-cell>
          <table:table-cell table:formula="of:=[$Roots.$D$17]" office:value-type="float" office:value="0" calcext:value-type="float">
            <text:p>0</text:p>
          </table:table-cell>
          <table:table-cell table:formula="of:=[$Roots.$E$17]" office:value-type="string" office:string-value="･" calcext:value-type="string">
            <text:p>･</text:p>
          </table:table-cell>
          <table:table-cell table:formula="of:=[$Roots.$F$17]" office:value-type="string" office:string-value="5" calcext:value-type="string">
            <text:p>5</text:p>
          </table:table-cell>
          <table:table-cell office:value-type="string" calcext:value-type="string">
            <text:p>nā</text:p>
          </table:table-cell>
          <table:table-cell table:formula="of:=[$Roots.$I$17]" office:value-type="string" office:string-value="measure" calcext:value-type="string">
            <text:p>measure</text:p>
          </table:table-cell>
          <table:table-cell office:value-type="string" calcext:value-type="string">
            <text:p>√mā &gt; mī + nā &gt; minā (irreg)</text:p>
          </table:table-cell>
          <table:table-cell table:style-name="ce144" office:value-type="string" calcext:value-type="string">
            <text:p>abhi nī √mā</text:p>
          </table:table-cell>
          <table:table-cell table:style-name="ce5"/>
          <table:table-cell table:style-name="ce219" office:value-type="string" calcext:value-type="string">
            <text:p>abhi + nī + minā + ti</text:p>
          </table:table-cell>
          <table:table-cell table:style-name="ce219" table:number-columns-repeated="2"/>
          <table:table-cell table:style-name="ce265" office:value-type="string" calcext:value-type="string">
            <text:p>īm &gt; imm</text:p>
            <text:p>ā &gt; i (Kacc 502, 493)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mmin</text:p>
          </table:table-cell>
          <table:table-cell table:style-name="ce5" office:value-type="string" calcext:value-type="string">
            <text:p>āti pr</text:p>
          </table:table-cell>
          <table:table-cell table:style-name="ce643" office:value-type="string" calcext:value-type="string">
            <text:p>magically produces; creates by psychic power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immiṇi</text:p>
          </table:table-cell>
          <table:table-cell table:formula="of:= COM.MICROSOFT.CONCAT(IF([.$AH136] = &quot;&quot;;&quot;&quot;;&quot;√&quot;);IF([.$AK136] = &quot;&quot;;&quot;&quot;;&quot;√&quot;))">
            <text:p/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aor of abhinimmiṇāti</text:p>
          </table:table-cell>
          <table:table-cell table:style-name="ce35" office:value-type="string" calcext:value-type="string">
            <text:p>abhinimmiṇāti</text:p>
          </table:table-cell>
          <table:table-cell table:style-name="ce35" table:number-columns-repeated="2"/>
          <table:table-cell table:style-name="ce35" office:value-type="string" calcext:value-type="string">
            <text:p>-</text:p>
          </table:table-cell>
          <table:table-cell table:style-name="ce35"/>
          <table:table-cell table:style-name="ce141" table:number-columns-repeated="2"/>
          <table:table-cell table:number-columns-repeated="2"/>
          <table:table-cell table:formula="of:=[$Roots.$J$17]" office:value-type="string" office:string-value="√mā" calcext:value-type="string">
            <text:p>√mā</text:p>
          </table:table-cell>
          <table:table-cell table:formula="of:=[$Roots.$K$17]" office:value-type="string" office:string-value="measure" calcext:value-type="string">
            <text:p>measure</text:p>
          </table:table-cell>
          <table:table-cell table:formula="of:=[$Roots.$L$17]" office:value-type="string" office:string-value="2, 3, 4" calcext:value-type="string">
            <text:p>2, 3, 4</text:p>
          </table:table-cell>
          <table:table-cell table:formula="of:=[$Roots.$C$17]" office:value-type="string" office:string-value="√mā" calcext:value-type="string">
            <text:p>√mā</text:p>
          </table:table-cell>
          <table:table-cell table:formula="of:=[$Roots.$D$17]" office:value-type="float" office:value="0" calcext:value-type="float">
            <text:p>0</text:p>
          </table:table-cell>
          <table:table-cell table:formula="of:=[$Roots.$E$17]" office:value-type="string" office:string-value="･" calcext:value-type="string">
            <text:p>･</text:p>
          </table:table-cell>
          <table:table-cell table:formula="of:=[$Roots.$F$17]" office:value-type="string" office:string-value="5" calcext:value-type="string">
            <text:p>5</text:p>
          </table:table-cell>
          <table:table-cell office:value-type="string" calcext:value-type="string">
            <text:p>nā</text:p>
          </table:table-cell>
          <table:table-cell table:formula="of:=[$Roots.$I$17]" office:value-type="string" office:string-value="measure" calcext:value-type="string">
            <text:p>measure</text:p>
          </table:table-cell>
          <table:table-cell office:value-type="string" calcext:value-type="string">
            <text:p>√mā &gt; mī + nā &gt; miṇā (irreg)</text:p>
          </table:table-cell>
          <table:table-cell table:style-name="ce144" office:value-type="string" calcext:value-type="string">
            <text:p>abhi nī √mā</text:p>
          </table:table-cell>
          <table:table-cell table:style-name="ce5"/>
          <table:table-cell table:style-name="ce219" office:value-type="string" calcext:value-type="string">
            <text:p>abhi + nī + miṇā +</text:p>
          </table:table-cell>
          <table:table-cell table:style-name="ce219" table:number-columns-repeated="2"/>
          <table:table-cell table:style-name="ce265" office:value-type="string" calcext:value-type="string">
            <text:p><text:span text:style-name="T2">īm &gt; imm</text:span></text:p>
            <text:p>ā &gt; i (Kacc 502, 493)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mmiṇ</text:p>
          </table:table-cell>
          <table:table-cell table:style-name="ce5" office:value-type="string" calcext:value-type="string">
            <text:p>i aor</text:p>
          </table:table-cell>
          <table:table-cell table:style-name="ce643" office:value-type="string" calcext:value-type="string">
            <text:p>created, produced, made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imminitvā</text:p>
          </table:table-cell>
          <table:table-cell table:formula="of:= COM.MICROSOFT.CONCAT(IF([.$AH137] = &quot;&quot;;&quot;&quot;;&quot;√&quot;);IF([.$AK137] = &quot;&quot;;&quot;&quot;;&quot;√&quot;))">
            <text:p/>
          </table:table-cell>
          <table:table-cell table:number-columns-repeated="2" table:style-name="ce35" office:value-type="string" calcext:value-type="string">
            <text:p>abs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17]" office:value-type="string" office:string-value="√mā" calcext:value-type="string">
            <text:p>√mā</text:p>
          </table:table-cell>
          <table:table-cell table:formula="of:=[$Roots.$K$17]" office:value-type="string" office:string-value="measure" calcext:value-type="string">
            <text:p>measure</text:p>
          </table:table-cell>
          <table:table-cell table:formula="of:=[$Roots.$L$17]" office:value-type="string" office:string-value="2, 3, 4" calcext:value-type="string">
            <text:p>2, 3, 4</text:p>
          </table:table-cell>
          <table:table-cell table:formula="of:=[$Roots.$C$17]" office:value-type="string" office:string-value="√mā" calcext:value-type="string">
            <text:p>√mā</text:p>
          </table:table-cell>
          <table:table-cell table:formula="of:=[$Roots.$D$17]" office:value-type="float" office:value="0" calcext:value-type="float">
            <text:p>0</text:p>
          </table:table-cell>
          <table:table-cell table:formula="of:=[$Roots.$E$17]" office:value-type="string" office:string-value="･" calcext:value-type="string">
            <text:p>･</text:p>
          </table:table-cell>
          <table:table-cell table:formula="of:=[$Roots.$F$17]" office:value-type="string" office:string-value="5" calcext:value-type="string">
            <text:p>5</text:p>
          </table:table-cell>
          <table:table-cell office:value-type="string" calcext:value-type="string">
            <text:p>nā</text:p>
          </table:table-cell>
          <table:table-cell table:formula="of:=[$Roots.$I$17]" office:value-type="string" office:string-value="measure" calcext:value-type="string">
            <text:p>measure</text:p>
          </table:table-cell>
          <table:table-cell office:value-type="string" calcext:value-type="string">
            <text:p>√mā &gt; mī + nā &gt; minā (irreg)</text:p>
          </table:table-cell>
          <table:table-cell table:style-name="ce144" office:value-type="string" calcext:value-type="string">
            <text:p>abhi nī √mā</text:p>
          </table:table-cell>
          <table:table-cell table:style-name="ce5"/>
          <table:table-cell table:style-name="ce489" office:value-type="string" calcext:value-type="string">
            <text:p>abhi + nī + minā + itvā</text:p>
          </table:table-cell>
          <table:table-cell table:style-name="ce219" table:number-columns-repeated="2"/>
          <table:table-cell table:style-name="ce265" office:value-type="string" calcext:value-type="string">
            <text:p>īm &gt; imm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pass1</text:p>
          </table:table-cell>
          <table:table-cell/>
          <table:table-cell table:style-name="ce5" office:value-type="string" calcext:value-type="string">
            <text:p>-</text:p>
          </table:table-cell>
          <table:table-cell table:style-name="ce5"/>
          <table:table-cell table:style-name="ce643" office:value-type="string" calcext:value-type="string">
            <text:p>having created; having formed (by supernatural power)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nimmita</text:p>
          </table:table-cell>
          <table:table-cell table:formula="of:= COM.MICROSOFT.CONCAT(IF([.$AH138] = &quot;&quot;;&quot;&quot;;&quot;√&quot;);IF([.$AK138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 abhinimmināti</text:p>
          </table:table-cell>
          <table:table-cell table:style-name="ce35" office:value-type="string" calcext:value-type="string">
            <text:p>abhinimmināti</text:p>
          </table:table-cell>
          <table:table-cell table:style-name="ce35" table:number-columns-repeated="3"/>
          <table:table-cell table:style-name="ce35" office:value-type="string" calcext:value-type="string">
            <text:p>+instr</text:p>
          </table:table-cell>
          <table:table-cell table:style-name="ce141" table:number-columns-repeated="2"/>
          <table:table-cell table:number-columns-repeated="2"/>
          <table:table-cell table:formula="of:=[$Roots.$J$17]" office:value-type="string" office:string-value="√mā" calcext:value-type="string">
            <text:p>√mā</text:p>
          </table:table-cell>
          <table:table-cell table:formula="of:=[$Roots.$K$17]" office:value-type="string" office:string-value="measure" calcext:value-type="string">
            <text:p>measure</text:p>
          </table:table-cell>
          <table:table-cell table:formula="of:=[$Roots.$L$17]" office:value-type="string" office:string-value="2, 3, 4" calcext:value-type="string">
            <text:p>2, 3, 4</text:p>
          </table:table-cell>
          <table:table-cell table:formula="of:=[$Roots.$C$17]" office:value-type="string" office:string-value="√mā" calcext:value-type="string">
            <text:p>√mā</text:p>
          </table:table-cell>
          <table:table-cell table:formula="of:=[$Roots.$D$17]" office:value-type="float" office:value="0" calcext:value-type="float">
            <text:p>0</text:p>
          </table:table-cell>
          <table:table-cell table:formula="of:=[$Roots.$E$17]" office:value-type="string" office:string-value="･" calcext:value-type="string">
            <text:p>･</text:p>
          </table:table-cell>
          <table:table-cell table:formula="of:=[$Roots.$F$17]" office:value-type="string" office:string-value="5" calcext:value-type="string">
            <text:p>5</text:p>
          </table:table-cell>
          <table:table-cell office:value-type="string" calcext:value-type="string">
            <text:p>nā</text:p>
          </table:table-cell>
          <table:table-cell table:formula="of:=[$Roots.$I$17]" office:value-type="string" office:string-value="measure" calcext:value-type="string">
            <text:p>measure</text:p>
          </table:table-cell>
          <table:table-cell/>
          <table:table-cell table:style-name="ce144" office:value-type="string" calcext:value-type="string">
            <text:p>abhi nī √mā</text:p>
          </table:table-cell>
          <table:table-cell table:style-name="ce5"/>
          <table:table-cell table:style-name="ce219" office:value-type="string" calcext:value-type="string">
            <text:p>abhi + nī + miṇā +</text:p>
          </table:table-cell>
          <table:table-cell table:style-name="ce219" office:value-type="string" calcext:value-type="string">
            <text:p>kita</text:p>
          </table:table-cell>
          <table:table-cell table:style-name="ce219"/>
          <table:table-cell table:style-name="ce265" office:value-type="string" calcext:value-type="string">
            <text:p><text:span text:style-name="T2">īm &gt; imm</text:span></text:p>
            <text:p>ā &gt; i (Kacc 502, 493)</text:p>
          </table:table-cell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office:value-type="string" calcext:value-type="string">
            <text:p>Trad</text:p>
          </table:table-cell>
          <table:table-cell table:style-name="ce260" office:value-type="string" calcext:value-type="string">
            <text:p>jaya-maṅgala-aṭṭha-gāthā</text:p>
          </table:table-cell>
          <table:table-cell office:value-type="string" calcext:value-type="string">
            <text:p>bāhuṃ sahassam'abhinimmita sāvudhan'taṃ, grīmekhalaṃ udita-ghora-sasena-māraṃ, dān'ādi-dhamma-vidhinā jitavā mun'indo, tan'tejasā bhavatu te jaya-maṅgalāni</text:p>
          </table:table-cell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dps</text:p>
          </table:table-cell>
          <table:table-cell/>
          <table:table-cell table:style-name="ce11" office:value-type="string" calcext:value-type="string">
            <text:p>abhinimmit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created, produced, made (by supernatural power)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ninnāmesi</text:p>
          </table:table-cell>
          <table:table-cell table:formula="of:= COM.MICROSOFT.CONCAT(IF([.$AH139] = &quot;&quot;;&quot;&quot;;&quot;√&quot;);IF([.$AK139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aor of abhininnāmeti</text:p>
          </table:table-cell>
          <table:table-cell table:style-name="ce35" office:value-type="string" calcext:value-type="string">
            <text:p>abhininnāmeti</text:p>
          </table:table-cell>
          <table:table-cell table:style-name="ce35"/>
          <table:table-cell table:style-name="ce35" office:value-type="string" calcext:value-type="string">
            <text:p>caus</text:p>
          </table:table-cell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 &amp; +dat</text:p>
          </table:table-cell>
          <table:table-cell table:style-name="ce141" office:value-type="string" calcext:value-type="string">
            <text:p>inclined (towards); bent (towards); directed (towards)</text:p>
          </table:table-cell>
          <table:table-cell table:style-name="ce141"/>
          <table:table-cell/>
          <table:table-cell office:value-type="string" calcext:value-type="string">
            <text:p>abhi + nirṇam</text:p>
          </table:table-cell>
          <table:table-cell table:formula="of:=[$Roots.$J$26]" office:value-type="string" office:string-value="√nam" calcext:value-type="string">
            <text:p>√nam</text:p>
          </table:table-cell>
          <table:table-cell table:formula="of:=[$Roots.$K$26]" office:value-type="string" office:string-value="bend, bow" calcext:value-type="string">
            <text:p>bend, bow</text:p>
          </table:table-cell>
          <table:table-cell table:formula="of:=[$Roots.$L$26]" office:value-type="string" office:string-value="1" calcext:value-type="string">
            <text:p>1</text:p>
          </table:table-cell>
          <table:table-cell table:formula="of:=[$Roots.$C$26]" office:value-type="string" office:string-value="√nam" calcext:value-type="string">
            <text:p>√nam</text:p>
          </table:table-cell>
          <table:table-cell table:formula="of:=[$Roots.$D$26]" office:value-type="float" office:value="0" calcext:value-type="float">
            <text:p>0</text:p>
          </table:table-cell>
          <table:table-cell table:formula="of:=[$Roots.$E$26]" office:value-type="string" office:string-value="･" calcext:value-type="string">
            <text:p>･</text:p>
          </table:table-cell>
          <table:table-cell table:formula="of:=[$Roots.$F$26]" office:value-type="string" office:string-value="1" calcext:value-type="string">
            <text:p>1</text:p>
          </table:table-cell>
          <table:table-cell office:value-type="string" calcext:value-type="string">
            <text:p>*e</text:p>
          </table:table-cell>
          <table:table-cell table:formula="of:=[$Roots.$I$26]" office:value-type="string" office:string-value="bend" calcext:value-type="string">
            <text:p>bend</text:p>
          </table:table-cell>
          <table:table-cell office:value-type="string" calcext:value-type="string">
            <text:p>√nam + *e &gt; nāme (caus)</text:p>
          </table:table-cell>
          <table:table-cell table:style-name="ce144" office:value-type="string" calcext:value-type="string">
            <text:p>abhi nī √nam</text:p>
          </table:table-cell>
          <table:table-cell table:style-name="ce5"/>
          <table:table-cell table:style-name="ce219" office:value-type="string" calcext:value-type="string">
            <text:p>abhi + nī + nāme + si</text:p>
          </table:table-cell>
          <table:table-cell table:style-name="ce219" table:number-columns-repeated="2"/>
          <table:table-cell table:style-name="ce265" office:value-type="string" calcext:value-type="string">
            <text:p>īn &gt; inn</text:p>
            <text:p>a &gt; ā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MN 112</text:p>
          </table:table-cell>
          <table:table-cell table:style-name="ce260" office:value-type="string" calcext:value-type="string">
            <text:p>chabbisodhanasuttaṃ</text:p>
          </table:table-cell>
          <table:table-cell office:value-type="string" calcext:value-type="string">
            <text:p>so evaṃ samāhite citte parisuddhe pariyodāte anaṅgaṇe vigat'ūpakkilese mudubhūte kammaniye ṭhite āneñjappatte āsavānaṃ khayañāṇāya cittaṃ <text:span text:style-name="T3">abhininnāmesiṃ</text:span>.</text:p>
          </table:table-cell>
          <table:table-cell table:style-name="ce260" office:value-type="string" calcext:value-type="string">
            <text:p>MN 36</text:p>
          </table:table-cell>
          <table:table-cell table:style-name="ce260" office:value-type="string" calcext:value-type="string">
            <text:p>mahāsaccakasuttaṃ</text:p>
          </table:table-cell>
          <table:table-cell office:value-type="string" calcext:value-type="string">
            <text:p>so evaṃ samāhite citte parisuddhe pariyodāte anaṅgaṇe vigatūpakkilese mudubhūte kammaniye ṭhite āneñjappatte pubbenivās'ānussatiñāṇāya cittaṃ <text:span text:style-name="T3">abhininnāmesiṃ</text:span>.</text:p>
          </table:table-cell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nnām</text:p>
          </table:table-cell>
          <table:table-cell table:style-name="ce5" office:value-type="string" calcext:value-type="string">
            <text:p>esi aor</text:p>
          </table:table-cell>
          <table:table-cell table:style-name="ce643"/>
          <table:table-cell table:number-columns-repeated="964"/>
        </table:table-row>
        <table:table-row table:style-name="ro5">
          <table:table-cell office:value-type="string" calcext:value-type="string">
            <text:p>abhininnāmeti 1</text:p>
          </table:table-cell>
          <table:table-cell office:value-type="string" calcext:value-type="string">
            <text:p>abhininnāmeti</text:p>
          </table:table-cell>
          <table:table-cell table:formula="of:= COM.MICROSOFT.CONCAT(IF([.$AH140] = &quot;&quot;;&quot;&quot;;&quot;√&quot;);IF([.$AK140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pr</text:p>
          </table:table-cell>
          <table:table-cell table:style-name="ce35" office:value-type="string" calcext:value-type="string">
            <text:p>pr, caus of abhi nī √nam</text:p>
          </table:table-cell>
          <table:table-cell table:style-name="ce35" office:value-type="string" calcext:value-type="string">
            <text:p>abhi nī √nam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 &amp; +dat</text:p>
          </table:table-cell>
          <table:table-cell table:style-name="ce141" office:value-type="string" calcext:value-type="string">
            <text:p>inclines (towards); bends (towards); directs (towards)</text:p>
          </table:table-cell>
          <table:table-cell table:style-name="ce141"/>
          <table:table-cell/>
          <table:table-cell office:value-type="string" calcext:value-type="string">
            <text:p>abhinirṇāmayati</text:p>
          </table:table-cell>
          <table:table-cell table:formula="of:=[$Roots.$J$26]" office:value-type="string" office:string-value="√nam" calcext:value-type="string">
            <text:p>√nam</text:p>
          </table:table-cell>
          <table:table-cell table:formula="of:=[$Roots.$K$26]" office:value-type="string" office:string-value="bend, bow" calcext:value-type="string">
            <text:p>bend, bow</text:p>
          </table:table-cell>
          <table:table-cell table:formula="of:=[$Roots.$L$26]" office:value-type="string" office:string-value="1" calcext:value-type="string">
            <text:p>1</text:p>
          </table:table-cell>
          <table:table-cell table:formula="of:=[$Roots.$C$26]" office:value-type="string" office:string-value="√nam" calcext:value-type="string">
            <text:p>√nam</text:p>
          </table:table-cell>
          <table:table-cell table:formula="of:=[$Roots.$D$26]" office:value-type="float" office:value="0" calcext:value-type="float">
            <text:p>0</text:p>
          </table:table-cell>
          <table:table-cell table:formula="of:=[$Roots.$E$26]" office:value-type="string" office:string-value="･" calcext:value-type="string">
            <text:p>･</text:p>
          </table:table-cell>
          <table:table-cell table:formula="of:=[$Roots.$F$26]" office:value-type="string" office:string-value="1" calcext:value-type="string">
            <text:p>1</text:p>
          </table:table-cell>
          <table:table-cell office:value-type="string" calcext:value-type="string">
            <text:p>*e</text:p>
          </table:table-cell>
          <table:table-cell table:formula="of:=[$Roots.$I$26]" office:value-type="string" office:string-value="bend" calcext:value-type="string">
            <text:p>bend</text:p>
          </table:table-cell>
          <table:table-cell office:value-type="string" calcext:value-type="string">
            <text:p>√nam + *e &gt; nāme (caus)</text:p>
          </table:table-cell>
          <table:table-cell table:style-name="ce144" office:value-type="string" calcext:value-type="string">
            <text:p>abhi nī √nam</text:p>
          </table:table-cell>
          <table:table-cell table:style-name="ce5"/>
          <table:table-cell table:style-name="ce219" office:value-type="string" calcext:value-type="string">
            <text:p>abhi + nī + nāme + ti</text:p>
          </table:table-cell>
          <table:table-cell table:style-name="ce219" table:number-columns-repeated="2"/>
          <table:table-cell table:style-name="ce265" office:value-type="string" calcext:value-type="string">
            <text:p>īn &gt; inn</text:p>
            <text:p>a &gt; ā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AN 5.23</text:p>
          </table:table-cell>
          <table:table-cell table:style-name="ce260" office:value-type="string" calcext:value-type="string">
            <text:p>upakkilesasuttaṃ</text:p>
          </table:table-cell>
          <table:table-cell office:value-type="string" calcext:value-type="string">
            <text:p>yassa kassaci ca abhiññāsacchikaraṇīyassa dhammassa cittaṃ <text:span text:style-name="T3">abhininnāmeti</text:span> abhiññāsacchikiriyāya tatra tatr'eva sakkhibhabbataṃ pāpuṇāti sati sati āyatane.</text:p>
          </table:table-cell>
          <table:table-cell table:style-name="ce260" office:value-type="string" calcext:value-type="string">
            <text:p>AN 3.102</text:p>
          </table:table-cell>
          <table:table-cell table:style-name="ce260" office:value-type="string" calcext:value-type="string">
            <text:p>paṃsudhovakasuttaṃ</text:p>
          </table:table-cell>
          <table:table-cell office:value-type="string" calcext:value-type="string">
            <text:p>yassa yassa ca abhiññā sacchikaraṇīyassa dhammassa cittaṃ <text:span text:style-name="T3">abhininnāmeti</text:span> abhiññā sacchikiriyāya tatra tatr'eva sakkhibhabbataṃ pāpuṇāti sati satiāyatane.</text:p>
          </table:table-cell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nnām</text:p>
          </table:table-cell>
          <table:table-cell table:style-name="ce5" office:value-type="string" calcext:value-type="string">
            <text:p>eti pr</text:p>
          </table:table-cell>
          <table:table-cell table:style-name="ce643"/>
          <table:table-cell table:number-columns-repeated="964"/>
        </table:table-row>
        <table:table-row table:style-name="ro6">
          <table:table-cell office:value-type="string" calcext:value-type="string">
            <text:p>abhininnāmeti 2</text:p>
          </table:table-cell>
          <table:table-cell office:value-type="string" calcext:value-type="string">
            <text:p>abhininnāmeti</text:p>
          </table:table-cell>
          <table:table-cell table:formula="of:= COM.MICROSOFT.CONCAT(IF([.$AH141] = &quot;&quot;;&quot;&quot;;&quot;√&quot;);IF([.$AK141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pr</text:p>
          </table:table-cell>
          <table:table-cell table:style-name="ce35" office:value-type="string" calcext:value-type="string">
            <text:p>pr, caus of abhi nī √nam</text:p>
          </table:table-cell>
          <table:table-cell table:style-name="ce35" office:value-type="string" calcext:value-type="string">
            <text:p>abhi nī √nam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sticks out; stretches out; extends</text:p>
          </table:table-cell>
          <table:table-cell table:style-name="ce141"/>
          <table:table-cell/>
          <table:table-cell office:value-type="string" calcext:value-type="string">
            <text:p>abhinirṇāmayati</text:p>
          </table:table-cell>
          <table:table-cell table:formula="of:=[$Roots.$J$26]" office:value-type="string" office:string-value="√nam" calcext:value-type="string">
            <text:p>√nam</text:p>
          </table:table-cell>
          <table:table-cell table:formula="of:=[$Roots.$K$26]" office:value-type="string" office:string-value="bend, bow" calcext:value-type="string">
            <text:p>bend, bow</text:p>
          </table:table-cell>
          <table:table-cell table:formula="of:=[$Roots.$L$26]" office:value-type="string" office:string-value="1" calcext:value-type="string">
            <text:p>1</text:p>
          </table:table-cell>
          <table:table-cell table:formula="of:=[$Roots.$C$26]" office:value-type="string" office:string-value="√nam" calcext:value-type="string">
            <text:p>√nam</text:p>
          </table:table-cell>
          <table:table-cell table:formula="of:=[$Roots.$D$26]" office:value-type="float" office:value="0" calcext:value-type="float">
            <text:p>0</text:p>
          </table:table-cell>
          <table:table-cell table:formula="of:=[$Roots.$E$26]" office:value-type="string" office:string-value="･" calcext:value-type="string">
            <text:p>･</text:p>
          </table:table-cell>
          <table:table-cell table:formula="of:=[$Roots.$F$26]" office:value-type="string" office:string-value="1" calcext:value-type="string">
            <text:p>1</text:p>
          </table:table-cell>
          <table:table-cell office:value-type="string" calcext:value-type="string">
            <text:p>*e</text:p>
          </table:table-cell>
          <table:table-cell table:formula="of:=[$Roots.$I$26]" office:value-type="string" office:string-value="bend" calcext:value-type="string">
            <text:p>bend</text:p>
          </table:table-cell>
          <table:table-cell office:value-type="string" calcext:value-type="string">
            <text:p>√nam + *e &gt; nāme (caus)</text:p>
          </table:table-cell>
          <table:table-cell table:style-name="ce144" office:value-type="string" calcext:value-type="string">
            <text:p>abhi nī √nam</text:p>
          </table:table-cell>
          <table:table-cell table:style-name="ce5"/>
          <table:table-cell table:style-name="ce219" office:value-type="string" calcext:value-type="string">
            <text:p>abhi + nī + nāme + ti</text:p>
          </table:table-cell>
          <table:table-cell table:style-name="ce219" table:number-columns-repeated="2"/>
          <table:table-cell table:style-name="ce265" office:value-type="string" calcext:value-type="string">
            <text:p>īn &gt; inn</text:p>
            <text:p>a &gt; ā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SN 35.240</text:p>
          </table:table-cell>
          <table:table-cell table:style-name="ce260" office:value-type="string" calcext:value-type="string">
            <text:p>kummopamasuttaṃ</text:p>
          </table:table-cell>
          <table:table-cell office:value-type="string" calcext:value-type="string">
            <text:p>upasaṅkamitvā kummaṃ kacchapaṃ paccupaṭṭhito ahosi, yadā'yaṃ kummo kacchapo soṇḍipañcamānaṃ aṅgānaṃ aññataraṃ vā aññataraṃ vā aṅgaṃ <text:span text:style-name="T3">abhininnāmessati</text:span>, tatth'eva naṃ gahetvā uddālitvā khādissāmī'ti.</text:p>
          </table:table-cell>
          <table:table-cell table:style-name="ce260" office:value-type="string" calcext:value-type="string">
            <text:p>MN 35</text:p>
          </table:table-cell>
          <table:table-cell table:style-name="ce260" office:value-type="string" calcext:value-type="string">
            <text:p>cūḷasaccakasuttaṃ</text:p>
          </table:table-cell>
          <table:table-cell office:value-type="string" calcext:value-type="string">
            <text:p>yaññad'eva hi so, bhante, kakkaṭako aḷaṃ <text:span text:style-name="T3">abhininnāmeyya</text:span> taṃ tad'eva te kumārakā vā kumārikā vā kaṭṭhena vā kathalena vā sañchindeyyuṃ sambhañjeyyuṃ sampalibhañjeyyuṃ.</text:p>
          </table:table-cell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nnām</text:p>
          </table:table-cell>
          <table:table-cell table:style-name="ce5" office:value-type="string" calcext:value-type="string">
            <text:p>eti pr</text:p>
          </table:table-cell>
          <table:table-cell table:style-name="ce643"/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ninnāmi</text:p>
          </table:table-cell>
          <table:table-cell table:formula="of:= COM.MICROSOFT.CONCAT(IF([.$AH142] = &quot;&quot;;&quot;&quot;;&quot;√&quot;);IF([.$AK142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aor of abhininnāmeti</text:p>
          </table:table-cell>
          <table:table-cell table:style-name="ce35" office:value-type="string" calcext:value-type="string">
            <text:p>abhininnāmeti</text:p>
          </table:table-cell>
          <table:table-cell table:style-name="ce35"/>
          <table:table-cell table:style-name="ce35" office:value-type="string" calcext:value-type="string">
            <text:p>caus</text:p>
          </table:table-cell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stuck out; stretched out; extended</text:p>
          </table:table-cell>
          <table:table-cell table:style-name="ce141"/>
          <table:table-cell/>
          <table:table-cell office:value-type="string" calcext:value-type="string">
            <text:p>abhi + nirṇam</text:p>
          </table:table-cell>
          <table:table-cell table:formula="of:=[$Roots.$J$26]" office:value-type="string" office:string-value="√nam" calcext:value-type="string">
            <text:p>√nam</text:p>
          </table:table-cell>
          <table:table-cell table:formula="of:=[$Roots.$K$26]" office:value-type="string" office:string-value="bend, bow" calcext:value-type="string">
            <text:p>bend, bow</text:p>
          </table:table-cell>
          <table:table-cell table:formula="of:=[$Roots.$L$26]" office:value-type="string" office:string-value="1" calcext:value-type="string">
            <text:p>1</text:p>
          </table:table-cell>
          <table:table-cell table:formula="of:=[$Roots.$C$26]" office:value-type="string" office:string-value="√nam" calcext:value-type="string">
            <text:p>√nam</text:p>
          </table:table-cell>
          <table:table-cell table:formula="of:=[$Roots.$D$26]" office:value-type="float" office:value="0" calcext:value-type="float">
            <text:p>0</text:p>
          </table:table-cell>
          <table:table-cell table:formula="of:=[$Roots.$E$26]" office:value-type="string" office:string-value="･" calcext:value-type="string">
            <text:p>･</text:p>
          </table:table-cell>
          <table:table-cell table:formula="of:=[$Roots.$F$26]" office:value-type="string" office:string-value="1" calcext:value-type="string">
            <text:p>1</text:p>
          </table:table-cell>
          <table:table-cell office:value-type="string" calcext:value-type="string">
            <text:p>*e</text:p>
          </table:table-cell>
          <table:table-cell table:formula="of:=[$Roots.$I$26]" office:value-type="string" office:string-value="bend" calcext:value-type="string">
            <text:p>bend</text:p>
          </table:table-cell>
          <table:table-cell office:value-type="string" calcext:value-type="string">
            <text:p>√nam + *e &gt; nāme (caus)</text:p>
          </table:table-cell>
          <table:table-cell table:style-name="ce144" office:value-type="string" calcext:value-type="string">
            <text:p>abhi nī √nam</text:p>
          </table:table-cell>
          <table:table-cell table:style-name="ce5"/>
          <table:table-cell table:style-name="ce219" office:value-type="string" calcext:value-type="string">
            <text:p>abhi + nī + nāme + i</text:p>
          </table:table-cell>
          <table:table-cell table:style-name="ce219" table:number-columns-repeated="2"/>
          <table:table-cell table:style-name="ce265" office:value-type="string" calcext:value-type="string">
            <text:p>īn &gt; inn</text:p>
            <text:p>a &gt; ā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SN 35.240</text:p>
          </table:table-cell>
          <table:table-cell table:style-name="ce260" office:value-type="string" calcext:value-type="string">
            <text:p>kummopamasuttaṃ</text:p>
          </table:table-cell>
          <table:table-cell office:value-type="string" calcext:value-type="string">
            <text:p>yadā kho, bhikkhave, kummo kacchapo soṇḍipañcamānaṃ aṅgānaṃ aññataraṃ vā aññataraṃ vā aṅgaṃ na <text:span text:style-name="T3">abhininnāmi</text:span>, atha siṅgālo kummamhā nibbijja pakkāmi, otāraṃ alabhamāno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nnām</text:p>
          </table:table-cell>
          <table:table-cell table:style-name="ce5" office:value-type="string" calcext:value-type="string">
            <text:p>i aor</text:p>
          </table:table-cell>
          <table:table-cell table:style-name="ce643"/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ipajjāpeti</text:p>
          </table:table-cell>
          <table:table-cell table:formula="of:= COM.MICROSOFT.CONCAT(IF([.$AH143] = &quot;&quot;;&quot;&quot;;&quot;√&quot;);IF([.$AK143] = &quot;&quot;;&quot;&quot;;&quot;√&quot;))">
            <text:p/>
          </table:table-cell>
          <table:table-cell table:style-name="ce35" office:value-type="string" calcext:value-type="string">
            <text:p>pr</text:p>
          </table:table-cell>
          <table:table-cell table:style-name="ce35" office:value-type="string" calcext:value-type="string">
            <text:p>pr, caus of</text:p>
          </table:table-cell>
          <table:table-cell table:style-name="ce35" office:value-type="string" calcext:value-type="string">
            <text:p>abhinipajjati</text:p>
          </table:table-cell>
          <table:table-cell table:style-name="ce35" table:number-columns-repeated="4"/>
          <table:table-cell table:style-name="ce141" table:number-columns-repeated="2"/>
          <table:table-cell table:number-columns-repeated="2"/>
          <table:table-cell table:formula="of:=[$Roots.$J$30]" office:value-type="string" office:string-value="√pad" calcext:value-type="string">
            <text:p>√pad</text:p>
          </table:table-cell>
          <table:table-cell table:formula="of:=[$Roots.$K$30]" office:value-type="string" office:string-value="go" calcext:value-type="string">
            <text:p>go</text:p>
          </table:table-cell>
          <table:table-cell table:formula="of:=[$Roots.$L$30]" office:value-type="string" office:string-value="4" calcext:value-type="string">
            <text:p>4</text:p>
          </table:table-cell>
          <table:table-cell table:formula="of:=[$Roots.$C$30]" office:value-type="string" office:string-value="√pad" calcext:value-type="string">
            <text:p>√pad</text:p>
          </table:table-cell>
          <table:table-cell table:formula="of:=[$Roots.$D$30]" office:value-type="float" office:value="0" calcext:value-type="float">
            <text:p>0</text:p>
          </table:table-cell>
          <table:table-cell table:formula="of:=[$Roots.$E$30]" office:value-type="string" office:string-value="･" calcext:value-type="string">
            <text:p>･</text:p>
          </table:table-cell>
          <table:table-cell table:formula="of:=[$Roots.$F$30]" office:value-type="string" office:string-value="3" calcext:value-type="string">
            <text:p>3</text:p>
          </table:table-cell>
          <table:table-cell office:value-type="string" calcext:value-type="string">
            <text:p>ya + *āpe</text:p>
          </table:table-cell>
          <table:table-cell table:formula="of:=[$Roots.$I$30]" office:value-type="string" office:string-value="go, step" calcext:value-type="string">
            <text:p>go, step</text:p>
          </table:table-cell>
          <table:table-cell office:value-type="string" calcext:value-type="string">
            <text:p>√pad + ya + *āpe &gt; pajjāpe (caus)</text:p>
          </table:table-cell>
          <table:table-cell table:style-name="ce144" office:value-type="string" calcext:value-type="string">
            <text:p>abhi ni √pad</text:p>
          </table:table-cell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nipajjāp</text:p>
          </table:table-cell>
          <table:table-cell table:style-name="ce5" office:value-type="string" calcext:value-type="string">
            <text:p>eti pr</text:p>
          </table:table-cell>
          <table:table-cell table:style-name="ce643" office:value-type="string" calcext:value-type="string">
            <text:p>forces to lie down (on, accusative)</text:p>
          </table:table-cell>
          <table:table-cell table:number-columns-repeated="964"/>
        </table:table-row>
        <table:table-row table:style-name="ro6">
          <table:table-cell office:value-type="string" calcext:value-type="string">
            <text:p>abhinipajjati 1</text:p>
          </table:table-cell>
          <table:table-cell office:value-type="string" calcext:value-type="string">
            <text:p>abhinipajjati</text:p>
          </table:table-cell>
          <table:table-cell table:formula="of:= COM.MICROSOFT.CONCAT(IF([.$AH144] = &quot;&quot;;&quot;&quot;;&quot;√&quot;);IF([.$AK144] = &quot;&quot;;&quot;&quot;;&quot;√&quot;))" office:value-type="string" office:string-value="√√" calcext:value-type="string">
            <text:p>√√</text:p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lies down hard (on); lies down heavily (on)</text:p>
          </table:table-cell>
          <table:table-cell table:style-name="ce141"/>
          <table:table-cell/>
          <table:table-cell office:value-type="string" calcext:value-type="string">
            <text:p>abhi + nipadyate</text:p>
          </table:table-cell>
          <table:table-cell table:formula="of:=[$Roots.$J$30]" office:value-type="string" office:string-value="√pad" calcext:value-type="string">
            <text:p>√pad</text:p>
          </table:table-cell>
          <table:table-cell table:formula="of:=[$Roots.$K$30]" office:value-type="string" office:string-value="go" calcext:value-type="string">
            <text:p>go</text:p>
          </table:table-cell>
          <table:table-cell table:formula="of:=[$Roots.$L$30]" office:value-type="string" office:string-value="4" calcext:value-type="string">
            <text:p>4</text:p>
          </table:table-cell>
          <table:table-cell table:formula="of:=[$Roots.$C$30]" office:value-type="string" office:string-value="√pad" calcext:value-type="string">
            <text:p>√pad</text:p>
          </table:table-cell>
          <table:table-cell table:formula="of:=[$Roots.$D$30]" office:value-type="float" office:value="0" calcext:value-type="float">
            <text:p>0</text:p>
          </table:table-cell>
          <table:table-cell table:formula="of:=[$Roots.$E$30]" office:value-type="string" office:string-value="･" calcext:value-type="string">
            <text:p>･</text:p>
          </table:table-cell>
          <table:table-cell table:formula="of:=[$Roots.$F$30]" office:value-type="string" office:string-value="3" calcext:value-type="string">
            <text:p>3</text:p>
          </table:table-cell>
          <table:table-cell office:value-type="string" calcext:value-type="string">
            <text:p>ya</text:p>
          </table:table-cell>
          <table:table-cell table:formula="of:=[$Roots.$I$30]" office:value-type="string" office:string-value="go, step" calcext:value-type="string">
            <text:p>go, step</text:p>
          </table:table-cell>
          <table:table-cell office:value-type="string" calcext:value-type="string">
            <text:p>√pad + ya &gt; pajja</text:p>
          </table:table-cell>
          <table:table-cell table:style-name="ce144" office:value-type="string" calcext:value-type="string">
            <text:p>abhi ni √pad</text:p>
          </table:table-cell>
          <table:table-cell table:style-name="ce5"/>
          <table:table-cell table:style-name="ce219" office:value-type="string" calcext:value-type="string">
            <text:p>abhi + ni + pajja + ti</text:p>
          </table:table-cell>
          <table:table-cell table:style-name="ce219" table:number-columns-repeated="2"/>
          <table:table-cell table:style-name="ce265" office:value-type="string" calcext:value-type="string">
            <text:p>dy &gt; jj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VIN PAT PC 18</text:p>
          </table:table-cell>
          <table:table-cell table:style-name="ce260" office:value-type="string" calcext:value-type="string">
            <text:p>vehāsakuṭisikkhāpadaṃ</text:p>
          </table:table-cell>
          <table:table-cell office:value-type="string" calcext:value-type="string">
            <text:p>yo pana bhikkhu saṅghike vihāre uparivehāsakuṭiyā āhaccapādakaṃ mañcaṃ vā pīṭhaṃ vā abhinisīdeyya vā <text:span text:style-name="T3">abhinipajjeyya</text:span> vā, pācittiyaṃ.</text:p>
          </table:table-cell>
          <table:table-cell table:style-name="ce260" office:value-type="string" calcext:value-type="string">
            <text:p>VIN 2.5.2.7</text:p>
          </table:table-cell>
          <table:table-cell table:style-name="ce260" office:value-type="string" calcext:value-type="string">
            <text:p>anupakhajjasikkhāpadaṃ</text:p>
          </table:table-cell>
          <table:table-cell office:value-type="string" calcext:value-type="string">
            <text:p>seyyaṃ kappeyyā'ti mañcassa vā pīṭhassa vā pavisantassa vā nikkhamantassa vā upacāre seyyaṃ santharati vā santharāpeti vā, āpatti dukkaṭassa. abhinisīdati vā <text:span text:style-name="T3">abhinipajjati</text:span> vā, āpatti pācittiyassa.</text:p>
          </table:table-cell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pajj</text:p>
          </table:table-cell>
          <table:table-cell table:style-name="ce5" office:value-type="string" calcext:value-type="string">
            <text:p>ati pr</text:p>
          </table:table-cell>
          <table:table-cell table:style-name="ce643"/>
          <table:table-cell table:number-columns-repeated="964"/>
        </table:table-row>
        <table:table-row table:style-name="ro3">
          <table:table-cell office:value-type="string" calcext:value-type="string">
            <text:p>abhinipajjati 2</text:p>
          </table:table-cell>
          <table:table-cell office:value-type="string" calcext:value-type="string">
            <text:p>abhinipajjati</text:p>
          </table:table-cell>
          <table:table-cell table:formula="of:= COM.MICROSOFT.CONCAT(IF([.$AH145] = &quot;&quot;;&quot;&quot;;&quot;√&quot;);IF([.$AK145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table:number-columns-repeated="2"/>
          <table:table-cell/>
          <table:table-cell office:value-type="string" calcext:value-type="string">
            <text:p>abhi + nipadyate</text:p>
          </table:table-cell>
          <table:table-cell table:formula="of:=[$Roots.$J$30]" office:value-type="string" office:string-value="√pad" calcext:value-type="string">
            <text:p>√pad</text:p>
          </table:table-cell>
          <table:table-cell table:formula="of:=[$Roots.$K$30]" office:value-type="string" office:string-value="go" calcext:value-type="string">
            <text:p>go</text:p>
          </table:table-cell>
          <table:table-cell table:formula="of:=[$Roots.$L$30]" office:value-type="string" office:string-value="4" calcext:value-type="string">
            <text:p>4</text:p>
          </table:table-cell>
          <table:table-cell table:formula="of:=[$Roots.$C$30]" office:value-type="string" office:string-value="√pad" calcext:value-type="string">
            <text:p>√pad</text:p>
          </table:table-cell>
          <table:table-cell table:formula="of:=[$Roots.$D$30]" office:value-type="float" office:value="0" calcext:value-type="float">
            <text:p>0</text:p>
          </table:table-cell>
          <table:table-cell table:formula="of:=[$Roots.$E$30]" office:value-type="string" office:string-value="･" calcext:value-type="string">
            <text:p>･</text:p>
          </table:table-cell>
          <table:table-cell table:formula="of:=[$Roots.$F$30]" office:value-type="string" office:string-value="3" calcext:value-type="string">
            <text:p>3</text:p>
          </table:table-cell>
          <table:table-cell office:value-type="string" calcext:value-type="string">
            <text:p>ya</text:p>
          </table:table-cell>
          <table:table-cell table:formula="of:=[$Roots.$I$30]" office:value-type="string" office:string-value="go, step" calcext:value-type="string">
            <text:p>go, step</text:p>
          </table:table-cell>
          <table:table-cell office:value-type="string" calcext:value-type="string">
            <text:p>√pad + ya &gt; pajja</text:p>
          </table:table-cell>
          <table:table-cell table:style-name="ce144" office:value-type="string" calcext:value-type="string">
            <text:p>abhi ni √pad</text:p>
          </table:table-cell>
          <table:table-cell table:style-name="ce5"/>
          <table:table-cell table:style-name="ce219" office:value-type="string" calcext:value-type="string">
            <text:p>abhi + ni + pajja + ti</text:p>
          </table:table-cell>
          <table:table-cell table:style-name="ce219" table:number-columns-repeated="2"/>
          <table:table-cell table:style-name="ce265" office:value-type="string" calcext:value-type="string">
            <text:p>dy &gt; jj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pajj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<text:span text:style-name="T2">lies down on; </text:span>sleeps (on)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nipajji</text:p>
          </table:table-cell>
          <table:table-cell table:formula="of:= COM.MICROSOFT.CONCAT(IF([.$AH146] = &quot;&quot;;&quot;&quot;;&quot;√&quot;);IF([.$AK146] = &quot;&quot;;&quot;&quot;;&quot;√&quot;))">
            <text:p/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aor of abhinipajjati</text:p>
          </table:table-cell>
          <table:table-cell table:style-name="ce35" office:value-type="string" calcext:value-type="string">
            <text:p>abhinipajja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table:number-columns-repeated="2"/>
          <table:table-cell table:number-columns-repeated="2"/>
          <table:table-cell table:formula="of:=[$Roots.$J$30]" office:value-type="string" office:string-value="√pad" calcext:value-type="string">
            <text:p>√pad</text:p>
          </table:table-cell>
          <table:table-cell table:formula="of:=[$Roots.$K$30]" office:value-type="string" office:string-value="go" calcext:value-type="string">
            <text:p>go</text:p>
          </table:table-cell>
          <table:table-cell table:formula="of:=[$Roots.$L$30]" office:value-type="string" office:string-value="4" calcext:value-type="string">
            <text:p>4</text:p>
          </table:table-cell>
          <table:table-cell table:formula="of:=[$Roots.$C$30]" office:value-type="string" office:string-value="√pad" calcext:value-type="string">
            <text:p>√pad</text:p>
          </table:table-cell>
          <table:table-cell table:formula="of:=[$Roots.$D$30]" office:value-type="float" office:value="0" calcext:value-type="float">
            <text:p>0</text:p>
          </table:table-cell>
          <table:table-cell table:formula="of:=[$Roots.$E$30]" office:value-type="string" office:string-value="･" calcext:value-type="string">
            <text:p>･</text:p>
          </table:table-cell>
          <table:table-cell table:formula="of:=[$Roots.$F$30]" office:value-type="string" office:string-value="3" calcext:value-type="string">
            <text:p>3</text:p>
          </table:table-cell>
          <table:table-cell office:value-type="string" calcext:value-type="string">
            <text:p>ya</text:p>
          </table:table-cell>
          <table:table-cell table:formula="of:=[$Roots.$I$30]" office:value-type="string" office:string-value="go, step" calcext:value-type="string">
            <text:p>go, step</text:p>
          </table:table-cell>
          <table:table-cell office:value-type="string" calcext:value-type="string">
            <text:p>√pad + ya &gt; pajja</text:p>
          </table:table-cell>
          <table:table-cell table:style-name="ce144" office:value-type="string" calcext:value-type="string">
            <text:p>abhi ni √pad</text:p>
          </table:table-cell>
          <table:table-cell table:style-name="ce5"/>
          <table:table-cell table:style-name="ce219" office:value-type="string" calcext:value-type="string">
            <text:p>abhi + ni + pajja +</text:p>
          </table:table-cell>
          <table:table-cell table:style-name="ce219" table:number-columns-repeated="2"/>
          <table:table-cell table:style-name="ce265" office:value-type="string" calcext:value-type="string">
            <text:p>dy &gt; jj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pajj</text:p>
          </table:table-cell>
          <table:table-cell table:style-name="ce5" office:value-type="string" calcext:value-type="string">
            <text:p>i aor</text:p>
          </table:table-cell>
          <table:table-cell table:style-name="ce643" office:value-type="string" calcext:value-type="string">
            <text:p>lay down on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ipajjituṃ</text:p>
          </table:table-cell>
          <table:table-cell table:formula="of:= COM.MICROSOFT.CONCAT(IF([.$AH147] = &quot;&quot;;&quot;&quot;;&quot;√&quot;);IF([.$AK147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inf</text:p>
          </table:table-cell>
          <table:table-cell table:style-name="ce35" office:value-type="string" calcext:value-type="string">
            <text:p>inf of abhinipajjati</text:p>
          </table:table-cell>
          <table:table-cell table:style-name="ce35" office:value-type="string" calcext:value-type="string">
            <text:p>abhinipajja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to lie down (on); to lie (in)</text:p>
          </table:table-cell>
          <table:table-cell table:style-name="ce141"/>
          <table:table-cell/>
          <table:table-cell office:value-type="string" calcext:value-type="string">
            <text:p>abhi + nipattuṃ</text:p>
          </table:table-cell>
          <table:table-cell table:formula="of:=[$Roots.$J$30]" office:value-type="string" office:string-value="√pad" calcext:value-type="string">
            <text:p>√pad</text:p>
          </table:table-cell>
          <table:table-cell table:formula="of:=[$Roots.$K$30]" office:value-type="string" office:string-value="go" calcext:value-type="string">
            <text:p>go</text:p>
          </table:table-cell>
          <table:table-cell table:formula="of:=[$Roots.$L$30]" office:value-type="string" office:string-value="4" calcext:value-type="string">
            <text:p>4</text:p>
          </table:table-cell>
          <table:table-cell table:formula="of:=[$Roots.$C$30]" office:value-type="string" office:string-value="√pad" calcext:value-type="string">
            <text:p>√pad</text:p>
          </table:table-cell>
          <table:table-cell table:formula="of:=[$Roots.$D$30]" office:value-type="float" office:value="0" calcext:value-type="float">
            <text:p>0</text:p>
          </table:table-cell>
          <table:table-cell table:formula="of:=[$Roots.$E$30]" office:value-type="string" office:string-value="･" calcext:value-type="string">
            <text:p>･</text:p>
          </table:table-cell>
          <table:table-cell table:formula="of:=[$Roots.$F$30]" office:value-type="string" office:string-value="3" calcext:value-type="string">
            <text:p>3</text:p>
          </table:table-cell>
          <table:table-cell office:value-type="string" calcext:value-type="string">
            <text:p>ya</text:p>
          </table:table-cell>
          <table:table-cell table:formula="of:=[$Roots.$I$30]" office:value-type="string" office:string-value="go, step" calcext:value-type="string">
            <text:p>go, step</text:p>
          </table:table-cell>
          <table:table-cell office:value-type="string" calcext:value-type="string">
            <text:p>√pad + ya &gt; pajja</text:p>
          </table:table-cell>
          <table:table-cell table:style-name="ce144" office:value-type="string" calcext:value-type="string">
            <text:p>abhi ni √pad</text:p>
          </table:table-cell>
          <table:table-cell table:style-name="ce5"/>
          <table:table-cell table:style-name="ce219" office:value-type="string" calcext:value-type="string">
            <text:p>abhi + ni + pajja + ituṃ</text:p>
          </table:table-cell>
          <table:table-cell table:style-name="ce219" table:number-columns-repeated="2"/>
          <table:table-cell table:style-name="ce265" office:value-type="string" calcext:value-type="string">
            <text:p>dy &gt; jj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AN 8.13</text:p>
          </table:table-cell>
          <table:table-cell table:style-name="ce260" office:value-type="string" calcext:value-type="string">
            <text:p>assājānīyasuttaṃ</text:p>
          </table:table-cell>
          <table:table-cell office:value-type="string" calcext:value-type="string">
            <text:p>jegucchī hoti uccāraṃ vā passāvaṃ vā abhinisīdituṃ vā <text:span text:style-name="T3">abhinipajjituṃ</text:span> vā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-</text:p>
          </table:table-cell>
          <table:table-cell table:style-name="ce5"/>
          <table:table-cell table:style-name="ce643" office:value-type="string" calcext:value-type="string">
            <text:p>lay down on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nipanna</text:p>
          </table:table-cell>
          <table:table-cell table:formula="of:= COM.MICROSOFT.CONCAT(IF([.$AH148] = &quot;&quot;;&quot;&quot;;&quot;√&quot;);IF([.$AK148] = &quot;&quot;;&quot;&quot;;&quot;√&quot;))">
            <text:p/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30]" office:value-type="string" office:string-value="√pad" calcext:value-type="string">
            <text:p>√pad</text:p>
          </table:table-cell>
          <table:table-cell table:formula="of:=[$Roots.$K$30]" office:value-type="string" office:string-value="go" calcext:value-type="string">
            <text:p>go</text:p>
          </table:table-cell>
          <table:table-cell table:formula="of:=[$Roots.$L$30]" office:value-type="string" office:string-value="4" calcext:value-type="string">
            <text:p>4</text:p>
          </table:table-cell>
          <table:table-cell table:formula="of:=[$Roots.$C$30]" office:value-type="string" office:string-value="√pad" calcext:value-type="string">
            <text:p>√pad</text:p>
          </table:table-cell>
          <table:table-cell table:formula="of:=[$Roots.$D$30]" office:value-type="float" office:value="0" calcext:value-type="float">
            <text:p>0</text:p>
          </table:table-cell>
          <table:table-cell table:formula="of:=[$Roots.$E$30]" office:value-type="string" office:string-value="･" calcext:value-type="string">
            <text:p>･</text:p>
          </table:table-cell>
          <table:table-cell table:formula="of:=[$Roots.$F$30]" office:value-type="string" office:string-value="3" calcext:value-type="string">
            <text:p>3</text:p>
          </table:table-cell>
          <table:table-cell office:value-type="string" calcext:value-type="string">
            <text:p>ya</text:p>
          </table:table-cell>
          <table:table-cell table:formula="of:=[$Roots.$I$30]" office:value-type="string" office:string-value="go, step" calcext:value-type="string">
            <text:p>go, step</text:p>
          </table:table-cell>
          <table:table-cell/>
          <table:table-cell table:style-name="ce144" office:value-type="string" calcext:value-type="string">
            <text:p>abhi ni √pad</text:p>
          </table:table-cell>
          <table:table-cell table:style-name="ce5"/>
          <table:table-cell table:style-name="ce219" office:value-type="string" calcext:value-type="string">
            <text:p>abhi + ni + √pad + n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na</text:p>
          </table:table-cell>
          <table:table-cell table:style-name="ce265" office:value-type="string" calcext:value-type="string">
            <text:p>d &gt; n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pann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lain down on</text:p>
          </table:table-cell>
          <table:table-cell table:number-columns-repeated="964"/>
        </table:table-row>
        <table:table-row table:style-name="ro5">
          <table:table-cell office:value-type="string" calcext:value-type="string">
            <text:p>abhinipāta</text:p>
          </table:table-cell>
          <table:table-cell office:value-type="string" calcext:value-type="string">
            <text:p>abhinipāto</text:p>
          </table:table-cell>
          <table:table-cell table:formula="of:= COM.MICROSOFT.CONCAT(IF([.$AH149] = &quot;&quot;;&quot;&quot;;&quot;√&quot;);IF([.$AK149] = &quot;&quot;;&quot;&quot;;&quot;√&quot;))">
            <text:p/>
          </table:table-cell>
          <table:table-cell table:number-columns-repeated="2" table:style-name="ce35" office:value-type="string" calcext:value-type="string">
            <text:p>masc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32]" office:value-type="string" office:string-value="√pat" calcext:value-type="string">
            <text:p>√pat</text:p>
          </table:table-cell>
          <table:table-cell table:formula="of:=[$Roots.$K$32]" office:value-type="string" office:string-value="fly, fall" calcext:value-type="string">
            <text:p>fly, fall</text:p>
          </table:table-cell>
          <table:table-cell table:formula="of:=[$Roots.$L$32]" office:value-type="string" office:string-value="1" calcext:value-type="string">
            <text:p>1</text:p>
          </table:table-cell>
          <table:table-cell table:formula="of:=[$Roots.$C$32]" office:value-type="string" office:string-value="√pat" calcext:value-type="string">
            <text:p>√pat</text:p>
          </table:table-cell>
          <table:table-cell table:formula="of:=[$Roots.$D$32]" office:value-type="float" office:value="0" calcext:value-type="float">
            <text:p>0</text:p>
          </table:table-cell>
          <table:table-cell table:formula="of:=[$Roots.$E$32]" office:value-type="string" office:string-value="･" calcext:value-type="string">
            <text:p>･</text:p>
          </table:table-cell>
          <table:table-cell table:formula="of:=[$Roots.$F$32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32]" office:value-type="string" office:string-value="fall" calcext:value-type="string">
            <text:p>fall</text:p>
          </table:table-cell>
          <table:table-cell/>
          <table:table-cell table:style-name="ce144" office:value-type="string" calcext:value-type="string">
            <text:p>abhi ni √pat</text:p>
          </table:table-cell>
          <table:table-cell table:style-name="ce5"/>
          <table:table-cell table:style-name="ce219" office:value-type="string" calcext:value-type="string">
            <text:p>abhi + ni + √pat +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pāt</text:p>
          </table:table-cell>
          <table:table-cell table:style-name="ce5" office:value-type="string" calcext:value-type="string">
            <text:p>a masc</text:p>
          </table:table-cell>
          <table:table-cell table:style-name="ce643" office:value-type="string" calcext:value-type="string">
            <text:p>falling against, rushing on, attacking, engagement, conjunction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abhinipātana</text:p>
          </table:table-cell>
          <table:table-cell office:value-type="string" calcext:value-type="string">
            <text:p>abhinipātanaṃ</text:p>
          </table:table-cell>
          <table:table-cell table:formula="of:= COM.MICROSOFT.CONCAT(IF([.$AH150] = &quot;&quot;;&quot;&quot;;&quot;√&quot;);IF([.$AK150] = &quot;&quot;;&quot;&quot;;&quot;√&quot;))">
            <text:p/>
          </table:table-cell>
          <table:table-cell table:number-columns-repeated="2" table:style-name="ce35" office:value-type="string" calcext:value-type="string">
            <text:p>nt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32]" office:value-type="string" office:string-value="√pat" calcext:value-type="string">
            <text:p>√pat</text:p>
          </table:table-cell>
          <table:table-cell table:formula="of:=[$Roots.$K$32]" office:value-type="string" office:string-value="fly, fall" calcext:value-type="string">
            <text:p>fly, fall</text:p>
          </table:table-cell>
          <table:table-cell table:formula="of:=[$Roots.$L$32]" office:value-type="string" office:string-value="1" calcext:value-type="string">
            <text:p>1</text:p>
          </table:table-cell>
          <table:table-cell table:formula="of:=[$Roots.$C$32]" office:value-type="string" office:string-value="√pat" calcext:value-type="string">
            <text:p>√pat</text:p>
          </table:table-cell>
          <table:table-cell table:formula="of:=[$Roots.$D$32]" office:value-type="float" office:value="0" calcext:value-type="float">
            <text:p>0</text:p>
          </table:table-cell>
          <table:table-cell table:formula="of:=[$Roots.$E$32]" office:value-type="string" office:string-value="･" calcext:value-type="string">
            <text:p>･</text:p>
          </table:table-cell>
          <table:table-cell table:formula="of:=[$Roots.$F$32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32]" office:value-type="string" office:string-value="fall" calcext:value-type="string">
            <text:p>fall</text:p>
          </table:table-cell>
          <table:table-cell/>
          <table:table-cell table:style-name="ce144" office:value-type="string" calcext:value-type="string">
            <text:p>abhi ni √pat</text:p>
          </table:table-cell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nipātan</text:p>
          </table:table-cell>
          <table:table-cell table:style-name="ce5" office:value-type="string" calcext:value-type="string">
            <text:p>a nt</text:p>
          </table:table-cell>
          <table:table-cell table:style-name="ce643" office:value-type="string" calcext:value-type="string">
            <text:p>throwing down; striking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nipatati</text:p>
          </table:table-cell>
          <table:table-cell table:formula="of:= COM.MICROSOFT.CONCAT(IF([.$AH151] = &quot;&quot;;&quot;&quot;;&quot;√&quot;);IF([.$AK151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-</text:p>
          </table:table-cell>
          <table:table-cell table:style-name="ce35"/>
          <table:table-cell table:style-name="ce141" table:number-columns-repeated="2"/>
          <table:table-cell table:number-columns-repeated="2"/>
          <table:table-cell table:formula="of:=[$Roots.$J$32]" office:value-type="string" office:string-value="√pat" calcext:value-type="string">
            <text:p>√pat</text:p>
          </table:table-cell>
          <table:table-cell table:formula="of:=[$Roots.$K$32]" office:value-type="string" office:string-value="fly, fall" calcext:value-type="string">
            <text:p>fly, fall</text:p>
          </table:table-cell>
          <table:table-cell table:formula="of:=[$Roots.$L$32]" office:value-type="string" office:string-value="1" calcext:value-type="string">
            <text:p>1</text:p>
          </table:table-cell>
          <table:table-cell table:formula="of:=[$Roots.$C$32]" office:value-type="string" office:string-value="√pat" calcext:value-type="string">
            <text:p>√pat</text:p>
          </table:table-cell>
          <table:table-cell table:formula="of:=[$Roots.$D$32]" office:value-type="float" office:value="0" calcext:value-type="float">
            <text:p>0</text:p>
          </table:table-cell>
          <table:table-cell table:formula="of:=[$Roots.$E$32]" office:value-type="string" office:string-value="･" calcext:value-type="string">
            <text:p>･</text:p>
          </table:table-cell>
          <table:table-cell table:formula="of:=[$Roots.$F$32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32]" office:value-type="string" office:string-value="fall" calcext:value-type="string">
            <text:p>fall</text:p>
          </table:table-cell>
          <table:table-cell office:value-type="string" calcext:value-type="string">
            <text:p>√pat + a &gt; pata</text:p>
          </table:table-cell>
          <table:table-cell table:style-name="ce144" office:value-type="string" calcext:value-type="string">
            <text:p>abhi ni √pat</text:p>
          </table:table-cell>
          <table:table-cell table:style-name="ce5"/>
          <table:table-cell table:style-name="ce219" office:value-type="string" calcext:value-type="string">
            <text:p>abhi + ni + pata +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pat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falls down, rushes on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nipati</text:p>
          </table:table-cell>
          <table:table-cell table:formula="of:= COM.MICROSOFT.CONCAT(IF([.$AH152] = &quot;&quot;;&quot;&quot;;&quot;√&quot;);IF([.$AK152] = &quot;&quot;;&quot;&quot;;&quot;√&quot;))">
            <text:p/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aor of abhinipatati</text:p>
          </table:table-cell>
          <table:table-cell table:style-name="ce35" office:value-type="string" calcext:value-type="string">
            <text:p>abhinipatati</text:p>
          </table:table-cell>
          <table:table-cell table:style-name="ce35" table:number-columns-repeated="2"/>
          <table:table-cell table:style-name="ce35" office:value-type="string" calcext:value-type="string">
            <text:p>-</text:p>
          </table:table-cell>
          <table:table-cell table:style-name="ce35"/>
          <table:table-cell table:style-name="ce141" table:number-columns-repeated="2"/>
          <table:table-cell table:number-columns-repeated="2"/>
          <table:table-cell table:formula="of:=[$Roots.$J$32]" office:value-type="string" office:string-value="√pat" calcext:value-type="string">
            <text:p>√pat</text:p>
          </table:table-cell>
          <table:table-cell table:formula="of:=[$Roots.$K$32]" office:value-type="string" office:string-value="fly, fall" calcext:value-type="string">
            <text:p>fly, fall</text:p>
          </table:table-cell>
          <table:table-cell table:formula="of:=[$Roots.$L$32]" office:value-type="string" office:string-value="1" calcext:value-type="string">
            <text:p>1</text:p>
          </table:table-cell>
          <table:table-cell table:formula="of:=[$Roots.$C$32]" office:value-type="string" office:string-value="√pat" calcext:value-type="string">
            <text:p>√pat</text:p>
          </table:table-cell>
          <table:table-cell table:formula="of:=[$Roots.$D$32]" office:value-type="float" office:value="0" calcext:value-type="float">
            <text:p>0</text:p>
          </table:table-cell>
          <table:table-cell table:formula="of:=[$Roots.$E$32]" office:value-type="string" office:string-value="･" calcext:value-type="string">
            <text:p>･</text:p>
          </table:table-cell>
          <table:table-cell table:formula="of:=[$Roots.$F$32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32]" office:value-type="string" office:string-value="fall" calcext:value-type="string">
            <text:p>fall</text:p>
          </table:table-cell>
          <table:table-cell/>
          <table:table-cell table:style-name="ce144" office:value-type="string" calcext:value-type="string">
            <text:p>abhi ni √pat</text:p>
          </table:table-cell>
          <table:table-cell table:style-name="ce5"/>
          <table:table-cell table:style-name="ce219" office:value-type="string" calcext:value-type="string">
            <text:p>abhi + ni + √pat +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pat</text:p>
          </table:table-cell>
          <table:table-cell table:style-name="ce5" office:value-type="string" calcext:value-type="string">
            <text:p>i aor</text:p>
          </table:table-cell>
          <table:table-cell table:style-name="ce643" office:value-type="string" calcext:value-type="string">
            <text:p>fell down, rushed on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nipātī</text:p>
          </table:table-cell>
          <table:table-cell table:formula="of:= COM.MICROSOFT.CONCAT(IF([.$AH153] = &quot;&quot;;&quot;&quot;;&quot;√&quot;);IF([.$AK153] = &quot;&quot;;&quot;&quot;;&quot;√&quot;))">
            <text:p/>
          </table:table-cell>
          <table:table-cell table:number-columns-repeated="2" table:style-name="ce35" office:value-type="string" calcext:value-type="string">
            <text:p>adj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32]" office:value-type="string" office:string-value="√pat" calcext:value-type="string">
            <text:p>√pat</text:p>
          </table:table-cell>
          <table:table-cell table:formula="of:=[$Roots.$K$32]" office:value-type="string" office:string-value="fly, fall" calcext:value-type="string">
            <text:p>fly, fall</text:p>
          </table:table-cell>
          <table:table-cell table:formula="of:=[$Roots.$L$32]" office:value-type="string" office:string-value="1" calcext:value-type="string">
            <text:p>1</text:p>
          </table:table-cell>
          <table:table-cell table:formula="of:=[$Roots.$C$32]" office:value-type="string" office:string-value="√pat" calcext:value-type="string">
            <text:p>√pat</text:p>
          </table:table-cell>
          <table:table-cell table:formula="of:=[$Roots.$D$32]" office:value-type="float" office:value="0" calcext:value-type="float">
            <text:p>0</text:p>
          </table:table-cell>
          <table:table-cell table:formula="of:=[$Roots.$E$32]" office:value-type="string" office:string-value="･" calcext:value-type="string">
            <text:p>･</text:p>
          </table:table-cell>
          <table:table-cell table:formula="of:=[$Roots.$F$32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32]" office:value-type="string" office:string-value="fall" calcext:value-type="string">
            <text:p>fall</text:p>
          </table:table-cell>
          <table:table-cell office:value-type="string" calcext:value-type="string">
            <text:p>√pat + a &gt; pata</text:p>
          </table:table-cell>
          <table:table-cell table:style-name="ce144" office:value-type="string" calcext:value-type="string">
            <text:p>abhi ni √pat</text:p>
          </table:table-cell>
          <table:table-cell table:style-name="ce5"/>
          <table:table-cell table:style-name="ce219" office:value-type="string" calcext:value-type="string">
            <text:p>abhi + ni + pata +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pāt</text:p>
          </table:table-cell>
          <table:table-cell table:style-name="ce5" office:value-type="string" calcext:value-type="string">
            <text:p>ī adj</text:p>
          </table:table-cell>
          <table:table-cell table:style-name="ce643" office:value-type="string" calcext:value-type="string">
            <text:p>falling on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ippanna</text:p>
          </table:table-cell>
          <table:table-cell table:formula="of:= COM.MICROSOFT.CONCAT(IF([.$AH154] = &quot;&quot;;&quot;&quot;;&quot;√&quot;);IF([.$AK154] = &quot;&quot;;&quot;&quot;;&quot;√&quot;))">
            <text:p/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 abhinipajjati</text:p>
          </table:table-cell>
          <table:table-cell table:style-name="ce35" office:value-type="string" calcext:value-type="string">
            <text:p>abhinipajjati</text:p>
          </table:table-cell>
          <table:table-cell table:style-name="ce35" table:number-columns-repeated="4"/>
          <table:table-cell table:style-name="ce141" table:number-columns-repeated="2"/>
          <table:table-cell table:number-columns-repeated="2"/>
          <table:table-cell table:formula="of:=[$Roots.$J$30]" office:value-type="string" office:string-value="√pad" calcext:value-type="string">
            <text:p>√pad</text:p>
          </table:table-cell>
          <table:table-cell table:formula="of:=[$Roots.$K$30]" office:value-type="string" office:string-value="go" calcext:value-type="string">
            <text:p>go</text:p>
          </table:table-cell>
          <table:table-cell table:formula="of:=[$Roots.$L$30]" office:value-type="string" office:string-value="4" calcext:value-type="string">
            <text:p>4</text:p>
          </table:table-cell>
          <table:table-cell table:formula="of:=[$Roots.$C$30]" office:value-type="string" office:string-value="√pad" calcext:value-type="string">
            <text:p>√pad</text:p>
          </table:table-cell>
          <table:table-cell table:formula="of:=[$Roots.$D$30]" office:value-type="float" office:value="0" calcext:value-type="float">
            <text:p>0</text:p>
          </table:table-cell>
          <table:table-cell table:formula="of:=[$Roots.$E$30]" office:value-type="string" office:string-value="･" calcext:value-type="string">
            <text:p>･</text:p>
          </table:table-cell>
          <table:table-cell table:formula="of:=[$Roots.$F$30]" office:value-type="string" office:string-value="3" calcext:value-type="string">
            <text:p>3</text:p>
          </table:table-cell>
          <table:table-cell office:value-type="string" calcext:value-type="string">
            <text:p>ya</text:p>
          </table:table-cell>
          <table:table-cell table:formula="of:=[$Roots.$I$30]" office:value-type="string" office:string-value="go, step" calcext:value-type="string">
            <text:p>go, step</text:p>
          </table:table-cell>
          <table:table-cell/>
          <table:table-cell table:style-name="ce144" office:value-type="string" calcext:value-type="string">
            <text:p>abhi nī √pad</text:p>
          </table:table-cell>
          <table:table-cell table:style-name="ce5"/>
          <table:table-cell table:style-name="ce489" office:value-type="string" calcext:value-type="string">
            <text:p>abhi + nī + √pad + n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n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pass1</text:p>
          </table:table-cell>
          <table:table-cell/>
          <table:table-cell table:style-name="ce5" office:value-type="string" calcext:value-type="string">
            <text:p>abhinippann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accomplished (by); attained (by); accrued (to)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nipphādesi</text:p>
          </table:table-cell>
          <table:table-cell table:formula="of:= COM.MICROSOFT.CONCAT(IF([.$AH155] = &quot;&quot;;&quot;&quot;;&quot;√&quot;);IF([.$AK155] = &quot;&quot;;&quot;&quot;;&quot;√&quot;))">
            <text:p/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aor of abhinipphādeti</text:p>
          </table:table-cell>
          <table:table-cell table:style-name="ce35" office:value-type="string" calcext:value-type="string">
            <text:p>abhinipphādeti</text:p>
          </table:table-cell>
          <table:table-cell table:style-name="ce35"/>
          <table:table-cell table:style-name="ce35" office:value-type="string" calcext:value-type="string">
            <text:p>caus</text:p>
          </table:table-cell>
          <table:table-cell table:style-name="ce35" office:value-type="string" calcext:value-type="string">
            <text:p>trans</text:p>
          </table:table-cell>
          <table:table-cell table:style-name="ce35"/>
          <table:table-cell table:style-name="ce141" table:number-columns-repeated="2"/>
          <table:table-cell table:number-columns-repeated="2"/>
          <table:table-cell table:formula="of:=[$Roots.$J$30]" office:value-type="string" office:string-value="√pad" calcext:value-type="string">
            <text:p>√pad</text:p>
          </table:table-cell>
          <table:table-cell table:formula="of:=[$Roots.$K$30]" office:value-type="string" office:string-value="go" calcext:value-type="string">
            <text:p>go</text:p>
          </table:table-cell>
          <table:table-cell table:formula="of:=[$Roots.$L$30]" office:value-type="string" office:string-value="4" calcext:value-type="string">
            <text:p>4</text:p>
          </table:table-cell>
          <table:table-cell table:formula="of:=[$Roots.$C$30]" office:value-type="string" office:string-value="√pad" calcext:value-type="string">
            <text:p>√pad</text:p>
          </table:table-cell>
          <table:table-cell table:formula="of:=[$Roots.$D$30]" office:value-type="float" office:value="0" calcext:value-type="float">
            <text:p>0</text:p>
          </table:table-cell>
          <table:table-cell table:formula="of:=[$Roots.$E$30]" office:value-type="string" office:string-value="･" calcext:value-type="string">
            <text:p>･</text:p>
          </table:table-cell>
          <table:table-cell table:formula="of:=[$Roots.$F$30]" office:value-type="string" office:string-value="3" calcext:value-type="string">
            <text:p>3</text:p>
          </table:table-cell>
          <table:table-cell office:value-type="string" calcext:value-type="string">
            <text:p>*e</text:p>
          </table:table-cell>
          <table:table-cell table:formula="of:=[$Roots.$I$30]" office:value-type="string" office:string-value="go, step" calcext:value-type="string">
            <text:p>go, step</text:p>
          </table:table-cell>
          <table:table-cell office:value-type="string" calcext:value-type="string">
            <text:p>√pad + *e &gt; pāde &gt; phāde (caus, irreg)</text:p>
          </table:table-cell>
          <table:table-cell table:style-name="ce144" office:value-type="string" calcext:value-type="string">
            <text:p>abhi nī √pad</text:p>
          </table:table-cell>
          <table:table-cell table:style-name="ce5"/>
          <table:table-cell table:style-name="ce219" office:value-type="string" calcext:value-type="string">
            <text:p>abhi + nī + phāde +</text:p>
          </table:table-cell>
          <table:table-cell table:style-name="ce219" table:number-columns-repeated="2"/>
          <table:table-cell table:style-name="ce265" office:value-type="string" calcext:value-type="string">
            <text:p>īp &gt; ipp</text:p>
            <text:p>p &gt; ph (Kacc 20, 27)</text:p>
            <text:p><text:span text:style-name="T2">a &gt; ā</text:span>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pphād</text:p>
          </table:table-cell>
          <table:table-cell table:style-name="ce5" office:value-type="string" calcext:value-type="string">
            <text:p>esi aor</text:p>
          </table:table-cell>
          <table:table-cell table:style-name="ce643" office:value-type="string" calcext:value-type="string">
            <text:p>produced, brought into existence</text:p>
          </table:table-cell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nipphādeti</text:p>
          </table:table-cell>
          <table:table-cell table:formula="of:= COM.MICROSOFT.CONCAT(IF([.$AH156] = &quot;&quot;;&quot;&quot;;&quot;√&quot;);IF([.$AK156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pr</text:p>
          </table:table-cell>
          <table:table-cell table:style-name="ce35" office:value-type="string" calcext:value-type="string">
            <text:p>pr, caus of abhinipphajjati</text:p>
          </table:table-cell>
          <table:table-cell table:style-name="ce35" office:value-type="string" calcext:value-type="string">
            <text:p>abhinipphajja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produces; comes up with</text:p>
          </table:table-cell>
          <table:table-cell table:style-name="ce141"/>
          <table:table-cell/>
          <table:table-cell office:value-type="string" calcext:value-type="string">
            <text:p>abhiniṣpādayati</text:p>
          </table:table-cell>
          <table:table-cell table:formula="of:=[$Roots.$J$30]" office:value-type="string" office:string-value="√pad" calcext:value-type="string">
            <text:p>√pad</text:p>
          </table:table-cell>
          <table:table-cell table:formula="of:=[$Roots.$K$30]" office:value-type="string" office:string-value="go" calcext:value-type="string">
            <text:p>go</text:p>
          </table:table-cell>
          <table:table-cell table:formula="of:=[$Roots.$L$30]" office:value-type="string" office:string-value="4" calcext:value-type="string">
            <text:p>4</text:p>
          </table:table-cell>
          <table:table-cell table:formula="of:=[$Roots.$C$30]" office:value-type="string" office:string-value="√pad" calcext:value-type="string">
            <text:p>√pad</text:p>
          </table:table-cell>
          <table:table-cell table:formula="of:=[$Roots.$D$30]" office:value-type="float" office:value="0" calcext:value-type="float">
            <text:p>0</text:p>
          </table:table-cell>
          <table:table-cell table:formula="of:=[$Roots.$E$30]" office:value-type="string" office:string-value="･" calcext:value-type="string">
            <text:p>･</text:p>
          </table:table-cell>
          <table:table-cell table:formula="of:=[$Roots.$F$30]" office:value-type="string" office:string-value="3" calcext:value-type="string">
            <text:p>3</text:p>
          </table:table-cell>
          <table:table-cell office:value-type="string" calcext:value-type="string">
            <text:p>*e</text:p>
          </table:table-cell>
          <table:table-cell table:formula="of:=[$Roots.$I$30]" office:value-type="string" office:string-value="go, step" calcext:value-type="string">
            <text:p>go, step</text:p>
          </table:table-cell>
          <table:table-cell office:value-type="string" calcext:value-type="string">
            <text:p>√pad + *e &gt; pāde &gt; phāde (caus, irreg)</text:p>
          </table:table-cell>
          <table:table-cell table:style-name="ce144" office:value-type="string" calcext:value-type="string">
            <text:p>abhi nī √pad</text:p>
          </table:table-cell>
          <table:table-cell table:style-name="ce5"/>
          <table:table-cell table:style-name="ce219" office:value-type="string" calcext:value-type="string">
            <text:p>abhi + nī + phāde + ti</text:p>
          </table:table-cell>
          <table:table-cell table:style-name="ce219" table:number-columns-repeated="2"/>
          <table:table-cell table:style-name="ce265" office:value-type="string" calcext:value-type="string">
            <text:p><text:span text:style-name="T2">īp &gt; ipp</text:span></text:p>
            <text:p>p &gt; ph (Kacc 20, 27)</text:p>
            <text:p><text:span text:style-name="T2">a &gt; ā</text:span>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VIN PAT NP 10</text:p>
          </table:table-cell>
          <table:table-cell table:style-name="ce260" office:value-type="string" calcext:value-type="string">
            <text:p>rājasikkhāpadaṃ</text:p>
          </table:table-cell>
          <table:table-cell office:value-type="string" calcext:value-type="string">
            <text:p>dvattikkhattuṃ codayamāno sārayamāno taṃ cīvaraṃ <text:span text:style-name="T3">abhinipphādeyya</text:span>, icc'etaṃ kusalaṃ, no ce abhinipphādeyya, catukkhattuṃ pañcakkhattuṃ chakkhattu'paramaṃ tuṇhībhūtena uddissa ṭhātabbaṃ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pphād</text:p>
          </table:table-cell>
          <table:table-cell table:style-name="ce5" office:value-type="string" calcext:value-type="string">
            <text:p>eti pr</text:p>
          </table:table-cell>
          <table:table-cell table:style-name="ce643" office:value-type="string" calcext:value-type="string">
            <text:p>produces, brings into existence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nipphādita</text:p>
          </table:table-cell>
          <table:table-cell table:formula="of:= COM.MICROSOFT.CONCAT(IF([.$AH157] = &quot;&quot;;&quot;&quot;;&quot;√&quot;);IF([.$AK157] = &quot;&quot;;&quot;&quot;;&quot;√&quot;))">
            <text:p/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30]" office:value-type="string" office:string-value="√pad" calcext:value-type="string">
            <text:p>√pad</text:p>
          </table:table-cell>
          <table:table-cell table:formula="of:=[$Roots.$K$30]" office:value-type="string" office:string-value="go" calcext:value-type="string">
            <text:p>go</text:p>
          </table:table-cell>
          <table:table-cell table:formula="of:=[$Roots.$L$30]" office:value-type="string" office:string-value="4" calcext:value-type="string">
            <text:p>4</text:p>
          </table:table-cell>
          <table:table-cell table:formula="of:=[$Roots.$C$30]" office:value-type="string" office:string-value="√pad" calcext:value-type="string">
            <text:p>√pad</text:p>
          </table:table-cell>
          <table:table-cell table:formula="of:=[$Roots.$D$30]" office:value-type="float" office:value="0" calcext:value-type="float">
            <text:p>0</text:p>
          </table:table-cell>
          <table:table-cell table:formula="of:=[$Roots.$E$30]" office:value-type="string" office:string-value="･" calcext:value-type="string">
            <text:p>･</text:p>
          </table:table-cell>
          <table:table-cell table:formula="of:=[$Roots.$F$30]" office:value-type="string" office:string-value="3" calcext:value-type="string">
            <text:p>3</text:p>
          </table:table-cell>
          <table:table-cell office:value-type="string" calcext:value-type="string">
            <text:p>*e</text:p>
          </table:table-cell>
          <table:table-cell table:formula="of:=[$Roots.$I$30]" office:value-type="string" office:string-value="go, step" calcext:value-type="string">
            <text:p>go, step</text:p>
          </table:table-cell>
          <table:table-cell office:value-type="string" calcext:value-type="string">
            <text:p>√pad + *e &gt; pāde &gt; phāde (caus, irreg)</text:p>
          </table:table-cell>
          <table:table-cell table:style-name="ce144" office:value-type="string" calcext:value-type="string">
            <text:p>abhi nī √pad</text:p>
          </table:table-cell>
          <table:table-cell table:style-name="ce5"/>
          <table:table-cell table:style-name="ce219" office:value-type="string" calcext:value-type="string">
            <text:p>abhi + nī + phāde +</text:p>
          </table:table-cell>
          <table:table-cell table:style-name="ce219" office:value-type="string" calcext:value-type="string">
            <text:p>kita</text:p>
          </table:table-cell>
          <table:table-cell table:style-name="ce219"/>
          <table:table-cell table:style-name="ce265" office:value-type="string" calcext:value-type="string">
            <text:p><text:span text:style-name="T2">īp &gt; ipp</text:span></text:p>
            <text:p>p &gt; ph (Kacc 20, 27)</text:p>
            <text:p><text:span text:style-name="T2">a &gt; ā</text:span>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pphādit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produced, accomplished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nipphajjati</text:p>
          </table:table-cell>
          <table:table-cell table:formula="of:= COM.MICROSOFT.CONCAT(IF([.$AH158] = &quot;&quot;;&quot;&quot;;&quot;√&quot;);IF([.$AK158] = &quot;&quot;;&quot;&quot;;&quot;√&quot;))" office:value-type="string" office:string-value="√" calcext:value-type="string">
            <text:p>√</text:p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intrans</text:p>
          </table:table-cell>
          <table:table-cell table:style-name="ce35"/>
          <table:table-cell table:style-name="ce141" office:value-type="string" calcext:value-type="string">
            <text:p>is accomplished; is successfully attained; materializes; is produced</text:p>
          </table:table-cell>
          <table:table-cell table:style-name="ce141"/>
          <table:table-cell/>
          <table:table-cell office:value-type="string" calcext:value-type="string">
            <text:p>abhiniṣpadyate</text:p>
          </table:table-cell>
          <table:table-cell table:formula="of:=[$Roots.$J$30]" office:value-type="string" office:string-value="√pad" calcext:value-type="string">
            <text:p>√pad</text:p>
          </table:table-cell>
          <table:table-cell table:formula="of:=[$Roots.$K$30]" office:value-type="string" office:string-value="go" calcext:value-type="string">
            <text:p>go</text:p>
          </table:table-cell>
          <table:table-cell table:formula="of:=[$Roots.$L$30]" office:value-type="string" office:string-value="4" calcext:value-type="string">
            <text:p>4</text:p>
          </table:table-cell>
          <table:table-cell table:formula="of:=[$Roots.$C$30]" office:value-type="string" office:string-value="√pad" calcext:value-type="string">
            <text:p>√pad</text:p>
          </table:table-cell>
          <table:table-cell table:formula="of:=[$Roots.$D$30]" office:value-type="float" office:value="0" calcext:value-type="float">
            <text:p>0</text:p>
          </table:table-cell>
          <table:table-cell table:formula="of:=[$Roots.$E$30]" office:value-type="string" office:string-value="･" calcext:value-type="string">
            <text:p>･</text:p>
          </table:table-cell>
          <table:table-cell table:formula="of:=[$Roots.$F$30]" office:value-type="string" office:string-value="3" calcext:value-type="string">
            <text:p>3</text:p>
          </table:table-cell>
          <table:table-cell office:value-type="string" calcext:value-type="string">
            <text:p>ya</text:p>
          </table:table-cell>
          <table:table-cell table:formula="of:=[$Roots.$I$30]" office:value-type="string" office:string-value="go, step" calcext:value-type="string">
            <text:p>go, step</text:p>
          </table:table-cell>
          <table:table-cell office:value-type="string" calcext:value-type="string">
            <text:p>√pad + ya &gt; pajja &gt; phajja (irreg)</text:p>
          </table:table-cell>
          <table:table-cell table:style-name="ce144" office:value-type="string" calcext:value-type="string">
            <text:p>abhi nī √pad</text:p>
          </table:table-cell>
          <table:table-cell table:style-name="ce5"/>
          <table:table-cell table:style-name="ce219" office:value-type="string" calcext:value-type="string">
            <text:p>abhi + nī + phajja + ti</text:p>
          </table:table-cell>
          <table:table-cell table:style-name="ce219" table:number-columns-repeated="2"/>
          <table:table-cell table:style-name="ce265" office:value-type="string" calcext:value-type="string">
            <text:p><text:span text:style-name="T2">īp &gt; ipp</text:span></text:p>
            <text:p>p &gt; ph (Kacc 20, 27)</text:p>
            <text:p><text:span text:style-name="T2">dy &gt; jj</text:span>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MN 13</text:p>
          </table:table-cell>
          <table:table-cell table:style-name="ce260" office:value-type="string" calcext:value-type="string">
            <text:p>mahādukkhakkhandhasuttaṃ</text:p>
          </table:table-cell>
          <table:table-cell office:value-type="string" calcext:value-type="string">
            <text:p>tassa ce, bhikkhave, kulaputtassa evaṃ uṭṭhahato ghaṭato vāyamato te bhogā <text:span text:style-name="T3">abhinipphajjanti</text:span>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pphajj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becomes accomplished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nipphajji</text:p>
          </table:table-cell>
          <table:table-cell table:formula="of:= COM.MICROSOFT.CONCAT(IF([.$AH159] = &quot;&quot;;&quot;&quot;;&quot;√&quot;);IF([.$AK159] = &quot;&quot;;&quot;&quot;;&quot;√&quot;))">
            <text:p/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aor of abhinipphajjati</text:p>
          </table:table-cell>
          <table:table-cell table:style-name="ce35" office:value-type="string" calcext:value-type="string">
            <text:p>abhinipphajjati</text:p>
          </table:table-cell>
          <table:table-cell table:style-name="ce35" table:number-columns-repeated="2"/>
          <table:table-cell table:style-name="ce35" office:value-type="string" calcext:value-type="string">
            <text:p>-</text:p>
          </table:table-cell>
          <table:table-cell table:style-name="ce35"/>
          <table:table-cell table:style-name="ce141" table:number-columns-repeated="2"/>
          <table:table-cell table:number-columns-repeated="2"/>
          <table:table-cell table:formula="of:=[$Roots.$J$30]" office:value-type="string" office:string-value="√pad" calcext:value-type="string">
            <text:p>√pad</text:p>
          </table:table-cell>
          <table:table-cell table:formula="of:=[$Roots.$K$30]" office:value-type="string" office:string-value="go" calcext:value-type="string">
            <text:p>go</text:p>
          </table:table-cell>
          <table:table-cell table:formula="of:=[$Roots.$L$30]" office:value-type="string" office:string-value="4" calcext:value-type="string">
            <text:p>4</text:p>
          </table:table-cell>
          <table:table-cell table:formula="of:=[$Roots.$C$30]" office:value-type="string" office:string-value="√pad" calcext:value-type="string">
            <text:p>√pad</text:p>
          </table:table-cell>
          <table:table-cell table:formula="of:=[$Roots.$D$30]" office:value-type="float" office:value="0" calcext:value-type="float">
            <text:p>0</text:p>
          </table:table-cell>
          <table:table-cell table:formula="of:=[$Roots.$E$30]" office:value-type="string" office:string-value="･" calcext:value-type="string">
            <text:p>･</text:p>
          </table:table-cell>
          <table:table-cell table:formula="of:=[$Roots.$F$30]" office:value-type="string" office:string-value="3" calcext:value-type="string">
            <text:p>3</text:p>
          </table:table-cell>
          <table:table-cell office:value-type="string" calcext:value-type="string">
            <text:p>ya</text:p>
          </table:table-cell>
          <table:table-cell table:formula="of:=[$Roots.$I$30]" office:value-type="string" office:string-value="go, step" calcext:value-type="string">
            <text:p>go, step</text:p>
          </table:table-cell>
          <table:table-cell office:value-type="string" calcext:value-type="string">
            <text:p>√pad + ya &gt; pajja &gt; phajja (irreg)</text:p>
          </table:table-cell>
          <table:table-cell table:style-name="ce144" office:value-type="string" calcext:value-type="string">
            <text:p>abhi nī √pad</text:p>
          </table:table-cell>
          <table:table-cell table:style-name="ce5"/>
          <table:table-cell table:style-name="ce219" office:value-type="string" calcext:value-type="string">
            <text:p>abhi + nī + phajja +</text:p>
          </table:table-cell>
          <table:table-cell table:style-name="ce219" table:number-columns-repeated="2"/>
          <table:table-cell table:style-name="ce265" office:value-type="string" calcext:value-type="string">
            <text:p><text:span text:style-name="T2">īp &gt; ipp</text:span></text:p>
            <text:p>p &gt; ph (Kacc 20, 27)</text:p>
            <text:p><text:span text:style-name="T2">dy &gt; jj</text:span>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pphajj</text:p>
          </table:table-cell>
          <table:table-cell table:style-name="ce5" office:value-type="string" calcext:value-type="string">
            <text:p>i aor</text:p>
          </table:table-cell>
          <table:table-cell table:style-name="ce643" office:value-type="string" calcext:value-type="string">
            <text:p>became accomplished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nipphanna</text:p>
          </table:table-cell>
          <table:table-cell table:formula="of:= COM.MICROSOFT.CONCAT(IF([.$AH160] = &quot;&quot;;&quot;&quot;;&quot;√&quot;);IF([.$AK160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 abhinipphajjati</text:p>
          </table:table-cell>
          <table:table-cell table:style-name="ce35" office:value-type="string" calcext:value-type="string">
            <text:p>abhinipphajjati</text:p>
          </table:table-cell>
          <table:table-cell table:style-name="ce35" table:number-columns-repeated="3"/>
          <table:table-cell table:style-name="ce35" office:value-type="string" calcext:value-type="string">
            <text:p>+instr</text:p>
          </table:table-cell>
          <table:table-cell table:style-name="ce141" office:value-type="string" calcext:value-type="string">
            <text:p>accomplished (by); attained (by); materialized (by); produced (by)</text:p>
          </table:table-cell>
          <table:table-cell table:style-name="ce141"/>
          <table:table-cell/>
          <table:table-cell office:value-type="string" calcext:value-type="string">
            <text:p>abhi + niṣpanna</text:p>
          </table:table-cell>
          <table:table-cell table:formula="of:=[$Roots.$J$30]" office:value-type="string" office:string-value="√pad" calcext:value-type="string">
            <text:p>√pad</text:p>
          </table:table-cell>
          <table:table-cell table:formula="of:=[$Roots.$K$30]" office:value-type="string" office:string-value="go" calcext:value-type="string">
            <text:p>go</text:p>
          </table:table-cell>
          <table:table-cell table:formula="of:=[$Roots.$L$30]" office:value-type="string" office:string-value="4" calcext:value-type="string">
            <text:p>4</text:p>
          </table:table-cell>
          <table:table-cell table:formula="of:=[$Roots.$C$30]" office:value-type="string" office:string-value="√pad" calcext:value-type="string">
            <text:p>√pad</text:p>
          </table:table-cell>
          <table:table-cell table:formula="of:=[$Roots.$D$30]" office:value-type="float" office:value="0" calcext:value-type="float">
            <text:p>0</text:p>
          </table:table-cell>
          <table:table-cell table:formula="of:=[$Roots.$E$30]" office:value-type="string" office:string-value="･" calcext:value-type="string">
            <text:p>･</text:p>
          </table:table-cell>
          <table:table-cell table:formula="of:=[$Roots.$F$30]" office:value-type="string" office:string-value="3" calcext:value-type="string">
            <text:p>3</text:p>
          </table:table-cell>
          <table:table-cell office:value-type="string" calcext:value-type="string">
            <text:p>ya</text:p>
          </table:table-cell>
          <table:table-cell table:formula="of:=[$Roots.$I$30]" office:value-type="string" office:string-value="go, step" calcext:value-type="string">
            <text:p>go, step</text:p>
          </table:table-cell>
          <table:table-cell/>
          <table:table-cell table:style-name="ce144" office:value-type="string" calcext:value-type="string">
            <text:p>abhi nī √pad</text:p>
          </table:table-cell>
          <table:table-cell table:style-name="ce5"/>
          <table:table-cell table:style-name="ce219" office:value-type="string" calcext:value-type="string">
            <text:p>abhi + nī + √pad + n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na</text:p>
          </table:table-cell>
          <table:table-cell table:style-name="ce265" office:value-type="string" calcext:value-type="string">
            <text:p><text:span text:style-name="T2">īp &gt; ipp</text:span></text:p>
            <text:p><text:span text:style-name="T2">p &gt; ph (Kacc 20, 27)</text:span></text:p>
            <text:p>d &gt; n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SN 47.10</text:p>
          </table:table-cell>
          <table:table-cell table:style-name="ce260" office:value-type="string" calcext:value-type="string">
            <text:p>bhikkhunupassayasuttaṃ</text:p>
          </table:table-cell>
          <table:table-cell office:value-type="string" calcext:value-type="string">
            <text:p>yassa khv'āhaṃ atthāya cittaṃ paṇidahiṃ so me attho <text:span text:style-name="T3">abhinipphanno</text:span>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pphann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become accomplished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nipphatti</text:p>
          </table:table-cell>
          <table:table-cell table:formula="of:= COM.MICROSOFT.CONCAT(IF([.$AH161] = &quot;&quot;;&quot;&quot;;&quot;√&quot;);IF([.$AK161] = &quot;&quot;;&quot;&quot;;&quot;√&quot;))">
            <text:p/>
          </table:table-cell>
          <table:table-cell table:style-name="ce35" office:value-type="string" calcext:value-type="string">
            <text:p>fem</text:p>
          </table:table-cell>
          <table:table-cell table:style-name="ce35" office:value-type="string" calcext:value-type="string">
            <text:p>fem, abstr</text:p>
          </table:table-cell>
          <table:table-cell table:style-name="ce35" table:number-columns-repeated="2"/>
          <table:table-cell table:style-name="ce35" office:value-type="string" calcext:value-type="string">
            <text:p>pass</text:p>
          </table:table-cell>
          <table:table-cell table:style-name="ce35" table:number-columns-repeated="2"/>
          <table:table-cell table:style-name="ce141" table:number-columns-repeated="2"/>
          <table:table-cell table:number-columns-repeated="2"/>
          <table:table-cell table:formula="of:=[$Roots.$J$30]" office:value-type="string" office:string-value="√pad" calcext:value-type="string">
            <text:p>√pad</text:p>
          </table:table-cell>
          <table:table-cell table:formula="of:=[$Roots.$K$30]" office:value-type="string" office:string-value="go" calcext:value-type="string">
            <text:p>go</text:p>
          </table:table-cell>
          <table:table-cell table:formula="of:=[$Roots.$L$30]" office:value-type="string" office:string-value="4" calcext:value-type="string">
            <text:p>4</text:p>
          </table:table-cell>
          <table:table-cell table:formula="of:=[$Roots.$C$30]" office:value-type="string" office:string-value="√pad" calcext:value-type="string">
            <text:p>√pad</text:p>
          </table:table-cell>
          <table:table-cell table:formula="of:=[$Roots.$D$30]" office:value-type="float" office:value="0" calcext:value-type="float">
            <text:p>0</text:p>
          </table:table-cell>
          <table:table-cell table:formula="of:=[$Roots.$E$30]" office:value-type="string" office:string-value="･" calcext:value-type="string">
            <text:p>･</text:p>
          </table:table-cell>
          <table:table-cell table:formula="of:=[$Roots.$F$30]" office:value-type="string" office:string-value="3" calcext:value-type="string">
            <text:p>3</text:p>
          </table:table-cell>
          <table:table-cell office:value-type="string" calcext:value-type="string">
            <text:p>ya</text:p>
          </table:table-cell>
          <table:table-cell table:formula="of:=[$Roots.$I$30]" office:value-type="string" office:string-value="go, step" calcext:value-type="string">
            <text:p>go, step</text:p>
          </table:table-cell>
          <table:table-cell/>
          <table:table-cell table:style-name="ce144" office:value-type="string" calcext:value-type="string">
            <text:p>abhi nī √pad</text:p>
          </table:table-cell>
          <table:table-cell table:style-name="ce5"/>
          <table:table-cell table:style-name="ce219" office:value-type="string" calcext:value-type="string">
            <text:p>abhi + nī + √pad &gt; phad + ti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ti</text:p>
          </table:table-cell>
          <table:table-cell table:style-name="ce265" office:value-type="string" calcext:value-type="string">
            <text:p><text:span text:style-name="T2">īp &gt; ipp</text:span></text:p>
            <text:p><text:span text:style-name="T2">p &gt; ph (Kacc 20, 27)</text:span></text:p>
            <text:p>d &gt; t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pphatt</text:p>
          </table:table-cell>
          <table:table-cell table:style-name="ce5" office:value-type="string" calcext:value-type="string">
            <text:p>i fem</text:p>
          </table:table-cell>
          <table:table-cell table:style-name="ce643" office:value-type="string" calcext:value-type="string">
            <text:p>production, accomplishment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abhinippīḷana</text:p>
          </table:table-cell>
          <table:table-cell office:value-type="string" calcext:value-type="string">
            <text:p>abhinippīḷanaṃ</text:p>
          </table:table-cell>
          <table:table-cell table:formula="of:= COM.MICROSOFT.CONCAT(IF([.$AH162] = &quot;&quot;;&quot;&quot;;&quot;√&quot;);IF([.$AK162] = &quot;&quot;;&quot;&quot;;&quot;√&quot;))">
            <text:p/>
          </table:table-cell>
          <table:table-cell table:number-columns-repeated="2" table:style-name="ce35" office:value-type="string" calcext:value-type="string">
            <text:p>nt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33]" office:value-type="string" office:string-value="√pīḍ" calcext:value-type="string">
            <text:p>√pīḍ</text:p>
          </table:table-cell>
          <table:table-cell table:formula="of:=[$Roots.$K$33]" office:value-type="string" office:string-value="press" calcext:value-type="string">
            <text:p>press</text:p>
          </table:table-cell>
          <table:table-cell table:formula="of:=[$Roots.$L$33]" office:value-type="string" office:string-value="10" calcext:value-type="string">
            <text:p>10</text:p>
          </table:table-cell>
          <table:table-cell table:formula="of:=[$Roots.$C$33]" office:value-type="string" office:string-value="√pīḷ" calcext:value-type="string">
            <text:p>√pīḷ</text:p>
          </table:table-cell>
          <table:table-cell table:formula="of:=[$Roots.$D$33]" office:value-type="float" office:value="0" calcext:value-type="float">
            <text:p>0</text:p>
          </table:table-cell>
          <table:table-cell table:formula="of:=[$Roots.$E$33]" office:value-type="string" office:string-value="･" calcext:value-type="string">
            <text:p>･</text:p>
          </table:table-cell>
          <table:table-cell table:formula="of:=[$Roots.$F$33]" office:value-type="string" office:string-value="8" calcext:value-type="string">
            <text:p>8</text:p>
          </table:table-cell>
          <table:table-cell office:value-type="string" calcext:value-type="string">
            <text:p>*e</text:p>
          </table:table-cell>
          <table:table-cell table:formula="of:=[$Roots.$I$33]" office:value-type="string" office:string-value="press, crush" calcext:value-type="string">
            <text:p>press, crush</text:p>
          </table:table-cell>
          <table:table-cell/>
          <table:table-cell table:style-name="ce144" office:value-type="string" calcext:value-type="string">
            <text:p>abhi nī √pīḷ</text:p>
          </table:table-cell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nippīḷan</text:p>
          </table:table-cell>
          <table:table-cell table:style-name="ce5" office:value-type="string" calcext:value-type="string">
            <text:p>a nt</text:p>
          </table:table-cell>
          <table:table-cell table:style-name="ce643" office:value-type="string" calcext:value-type="string">
            <text:p>pressing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nippīḷayanta</text:p>
          </table:table-cell>
          <table:table-cell table:formula="of:= COM.MICROSOFT.CONCAT(IF([.$AH163] = &quot;&quot;;&quot;&quot;;&quot;√&quot;);IF([.$AK163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prp</text:p>
          </table:table-cell>
          <table:table-cell table:style-name="ce35" office:value-type="string" calcext:value-type="string">
            <text:p><text:span text:style-name="T1">prp of abhinippīḷayati</text:span></text:p>
          </table:table-cell>
          <table:table-cell table:style-name="ce100" office:value-type="string" calcext:value-type="string">
            <text:p>abhinippīḷaya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completely crushing down; squeezing down hard</text:p>
          </table:table-cell>
          <table:table-cell table:style-name="ce141"/>
          <table:table-cell/>
          <table:table-cell office:value-type="string" calcext:value-type="string">
            <text:p>abhinipīḍayat</text:p>
          </table:table-cell>
          <table:table-cell table:formula="of:=[$Roots.$J$33]" office:value-type="string" office:string-value="√pīḍ" calcext:value-type="string">
            <text:p>√pīḍ</text:p>
          </table:table-cell>
          <table:table-cell table:formula="of:=[$Roots.$K$33]" office:value-type="string" office:string-value="press" calcext:value-type="string">
            <text:p>press</text:p>
          </table:table-cell>
          <table:table-cell table:formula="of:=[$Roots.$L$33]" office:value-type="string" office:string-value="10" calcext:value-type="string">
            <text:p>10</text:p>
          </table:table-cell>
          <table:table-cell table:formula="of:=[$Roots.$C$33]" office:value-type="string" office:string-value="√pīḷ" calcext:value-type="string">
            <text:p>√pīḷ</text:p>
          </table:table-cell>
          <table:table-cell table:formula="of:=[$Roots.$D$33]" office:value-type="float" office:value="0" calcext:value-type="float">
            <text:p>0</text:p>
          </table:table-cell>
          <table:table-cell table:formula="of:=[$Roots.$E$33]" office:value-type="string" office:string-value="･" calcext:value-type="string">
            <text:p>･</text:p>
          </table:table-cell>
          <table:table-cell table:formula="of:=[$Roots.$F$33]" office:value-type="string" office:string-value="8" calcext:value-type="string">
            <text:p>8</text:p>
          </table:table-cell>
          <table:table-cell office:value-type="string" calcext:value-type="string">
            <text:p>*aya</text:p>
          </table:table-cell>
          <table:table-cell table:formula="of:=[$Roots.$I$33]" office:value-type="string" office:string-value="press, crush" calcext:value-type="string">
            <text:p>press, crush</text:p>
          </table:table-cell>
          <table:table-cell office:value-type="string" calcext:value-type="string">
            <text:p>√pīḷ + aya &gt; pīḷaya</text:p>
          </table:table-cell>
          <table:table-cell table:style-name="ce144" office:value-type="string" calcext:value-type="string">
            <text:p>abhi nī √pīḷ</text:p>
          </table:table-cell>
          <table:table-cell table:style-name="ce5"/>
          <table:table-cell table:style-name="ce219" office:value-type="string" calcext:value-type="string">
            <text:p>abhi + nī + pīḷaya + n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nta</text:p>
          </table:table-cell>
          <table:table-cell table:style-name="ce265" office:value-type="string" calcext:value-type="string">
            <text:p>ī &gt; ay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MN 36</text:p>
          </table:table-cell>
          <table:table-cell table:style-name="ce260" office:value-type="string" calcext:value-type="string">
            <text:p>mahāsaccakasuttaṃ</text:p>
          </table:table-cell>
          <table:table-cell office:value-type="string" calcext:value-type="string">
            <text:p>tassa mayhaṃ, aggivessana, dantebhi dantam'ādhāya jivhāya tāluṃ āhacca cetasā cittaṃ abhiniggaṇhato <text:span text:style-name="T3">abhinippīḷayato</text:span> abhisantāpayato kacchehi sedā muccanti.</text:p>
          </table:table-cell>
          <table:table-cell table:style-name="ce260" table:number-columns-repeated="2"/>
          <table:table-cell/>
          <table:table-cell table:style-name="ce537" table:number-columns-repeated="2"/>
          <table:table-cell table:style-name="ce587" office:value-type="string" calcext:value-type="string">
            <text:p>abhinippīḷenta</text:p>
          </table:table-cell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ppīḷay</text:p>
          </table:table-cell>
          <table:table-cell table:style-name="ce5" office:value-type="string" calcext:value-type="string">
            <text:p>anta prp</text:p>
          </table:table-cell>
          <table:table-cell table:style-name="ce643"/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ippīḷayati</text:p>
          </table:table-cell>
          <table:table-cell table:formula="of:= COM.MICROSOFT.CONCAT(IF([.$AH164] = &quot;&quot;;&quot;&quot;;&quot;√&quot;);IF([.$AK164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office:value-type="string" calcext:value-type="string">
            <text:p>abhinippīḷeti</text:p>
          </table:table-cell>
          <table:table-cell table:style-name="ce35" table:number-columns-repeated="4"/>
          <table:table-cell table:style-name="ce141" table:number-columns-repeated="2"/>
          <table:table-cell table:number-columns-repeated="2"/>
          <table:table-cell table:formula="of:=[$Roots.$J$33]" office:value-type="string" office:string-value="√pīḍ" calcext:value-type="string">
            <text:p>√pīḍ</text:p>
          </table:table-cell>
          <table:table-cell table:formula="of:=[$Roots.$K$33]" office:value-type="string" office:string-value="press" calcext:value-type="string">
            <text:p>press</text:p>
          </table:table-cell>
          <table:table-cell table:formula="of:=[$Roots.$L$33]" office:value-type="string" office:string-value="10" calcext:value-type="string">
            <text:p>10</text:p>
          </table:table-cell>
          <table:table-cell table:formula="of:=[$Roots.$C$33]" office:value-type="string" office:string-value="√pīḷ" calcext:value-type="string">
            <text:p>√pīḷ</text:p>
          </table:table-cell>
          <table:table-cell table:formula="of:=[$Roots.$D$33]" office:value-type="float" office:value="0" calcext:value-type="float">
            <text:p>0</text:p>
          </table:table-cell>
          <table:table-cell table:formula="of:=[$Roots.$E$33]" office:value-type="string" office:string-value="･" calcext:value-type="string">
            <text:p>･</text:p>
          </table:table-cell>
          <table:table-cell table:formula="of:=[$Roots.$F$33]" office:value-type="string" office:string-value="8" calcext:value-type="string">
            <text:p>8</text:p>
          </table:table-cell>
          <table:table-cell office:value-type="string" calcext:value-type="string">
            <text:p>*aya</text:p>
          </table:table-cell>
          <table:table-cell table:formula="of:=[$Roots.$I$33]" office:value-type="string" office:string-value="press, crush" calcext:value-type="string">
            <text:p>press, crush</text:p>
          </table:table-cell>
          <table:table-cell office:value-type="string" calcext:value-type="string">
            <text:p>√pīḷ + aya &gt; pīḷaya</text:p>
          </table:table-cell>
          <table:table-cell table:style-name="ce144" office:value-type="string" calcext:value-type="string">
            <text:p>abhi nī √pīḷ</text:p>
          </table:table-cell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nippīḷay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presses; crushes; oppresses, troubles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nippīḷetabba</text:p>
          </table:table-cell>
          <table:table-cell table:formula="of:= COM.MICROSOFT.CONCAT(IF([.$AH165] = &quot;&quot;;&quot;&quot;;&quot;√&quot;);IF([.$AK165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ptp</text:p>
          </table:table-cell>
          <table:table-cell table:style-name="ce35" office:value-type="string" calcext:value-type="string">
            <text:p>ptp of abhinippīḷeti</text:p>
          </table:table-cell>
          <table:table-cell table:style-name="ce35" office:value-type="string" calcext:value-type="string">
            <text:p>abhinippīḷeti</text:p>
          </table:table-cell>
          <table:table-cell table:style-name="ce35" table:number-columns-repeated="3"/>
          <table:table-cell table:style-name="ce35" office:value-type="string" calcext:value-type="string">
            <text:p>+instr</text:p>
          </table:table-cell>
          <table:table-cell table:style-name="ce141" office:value-type="string" calcext:value-type="string">
            <text:p>should be completely crushed down (by)</text:p>
          </table:table-cell>
          <table:table-cell table:style-name="ce141" office:value-type="string" calcext:value-type="string">
            <text:p>to be completely crushed</text:p>
          </table:table-cell>
          <table:table-cell/>
          <table:table-cell office:value-type="string" calcext:value-type="string">
            <text:p>abhinipīḍayitavya</text:p>
          </table:table-cell>
          <table:table-cell table:formula="of:=[$Roots.$J$33]" office:value-type="string" office:string-value="√pīḍ" calcext:value-type="string">
            <text:p>√pīḍ</text:p>
          </table:table-cell>
          <table:table-cell table:formula="of:=[$Roots.$K$33]" office:value-type="string" office:string-value="press" calcext:value-type="string">
            <text:p>press</text:p>
          </table:table-cell>
          <table:table-cell table:formula="of:=[$Roots.$L$33]" office:value-type="string" office:string-value="10" calcext:value-type="string">
            <text:p>10</text:p>
          </table:table-cell>
          <table:table-cell table:formula="of:=[$Roots.$C$33]" office:value-type="string" office:string-value="√pīḷ" calcext:value-type="string">
            <text:p>√pīḷ</text:p>
          </table:table-cell>
          <table:table-cell table:formula="of:=[$Roots.$D$33]" office:value-type="float" office:value="0" calcext:value-type="float">
            <text:p>0</text:p>
          </table:table-cell>
          <table:table-cell table:formula="of:=[$Roots.$E$33]" office:value-type="string" office:string-value="･" calcext:value-type="string">
            <text:p>･</text:p>
          </table:table-cell>
          <table:table-cell table:formula="of:=[$Roots.$F$33]" office:value-type="string" office:string-value="8" calcext:value-type="string">
            <text:p>8</text:p>
          </table:table-cell>
          <table:table-cell office:value-type="string" calcext:value-type="string">
            <text:p>*e</text:p>
          </table:table-cell>
          <table:table-cell table:formula="of:=[$Roots.$I$33]" office:value-type="string" office:string-value="press, crush" calcext:value-type="string">
            <text:p>press, crush</text:p>
          </table:table-cell>
          <table:table-cell office:value-type="string" calcext:value-type="string">
            <text:p>√pīḷ + e &gt; pīḷe</text:p>
          </table:table-cell>
          <table:table-cell table:style-name="ce144" office:value-type="string" calcext:value-type="string">
            <text:p>abhi nī √pīḷ</text:p>
          </table:table-cell>
          <table:table-cell table:style-name="ce5"/>
          <table:table-cell table:style-name="ce219" office:value-type="string" calcext:value-type="string">
            <text:p><text:span text:style-name="T1">abhi + nī</text:span> + pīḷe + tabba</text:p>
          </table:table-cell>
          <table:table-cell table:style-name="ce219" office:value-type="string" calcext:value-type="string">
            <text:p>kicca</text:p>
          </table:table-cell>
          <table:table-cell table:style-name="ce219" office:value-type="string" calcext:value-type="string">
            <text:p>tabb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MN 20</text:p>
          </table:table-cell>
          <table:table-cell table:style-name="ce260" office:value-type="string" calcext:value-type="string">
            <text:p>vitakkasaṇṭhānasuttaṃ</text:p>
          </table:table-cell>
          <table:table-cell office:value-type="string" calcext:value-type="string">
            <text:p>tena, bhikkhave, bhikkhunā dantebhidantam'ādhāya jivhāya tāluṃ āhacca cetasā cittaṃ abhiniggaṇhitabbaṃ <text:span text:style-name="T3">abhinippīḷetabbaṃ</text:span> abhisantāpetabbaṃ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ppīḷetabb</text:p>
          </table:table-cell>
          <table:table-cell table:style-name="ce5" office:value-type="string" calcext:value-type="string">
            <text:p>a ptp</text:p>
          </table:table-cell>
          <table:table-cell table:style-name="ce643"/>
          <table:table-cell table:number-columns-repeated="964"/>
        </table:table-row>
        <table:table-row table:style-name="ro6">
          <table:table-cell office:value-type="string" calcext:value-type="string">
            <text:p>abhinippīḷeti 1</text:p>
          </table:table-cell>
          <table:table-cell office:value-type="string" calcext:value-type="string">
            <text:p>abhinippīḷeti</text:p>
          </table:table-cell>
          <table:table-cell table:formula="of:= COM.MICROSOFT.CONCAT(IF([.$AH166] = &quot;&quot;;&quot;&quot;;&quot;√&quot;);IF([.$AK166] = &quot;&quot;;&quot;&quot;;&quot;√&quot;))" office:value-type="string" office:string-value="√√" calcext:value-type="string">
            <text:p>√√</text:p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completely crushes down; squeezes down hard</text:p>
          </table:table-cell>
          <table:table-cell table:style-name="ce141"/>
          <table:table-cell/>
          <table:table-cell office:value-type="string" calcext:value-type="string">
            <text:p>abhinipīḍpīḍayati</text:p>
          </table:table-cell>
          <table:table-cell table:formula="of:=[$Roots.$J$33]" office:value-type="string" office:string-value="√pīḍ" calcext:value-type="string">
            <text:p>√pīḍ</text:p>
          </table:table-cell>
          <table:table-cell table:formula="of:=[$Roots.$K$33]" office:value-type="string" office:string-value="press" calcext:value-type="string">
            <text:p>press</text:p>
          </table:table-cell>
          <table:table-cell table:formula="of:=[$Roots.$L$33]" office:value-type="string" office:string-value="10" calcext:value-type="string">
            <text:p>10</text:p>
          </table:table-cell>
          <table:table-cell table:formula="of:=[$Roots.$C$33]" office:value-type="string" office:string-value="√pīḷ" calcext:value-type="string">
            <text:p>√pīḷ</text:p>
          </table:table-cell>
          <table:table-cell table:formula="of:=[$Roots.$D$33]" office:value-type="float" office:value="0" calcext:value-type="float">
            <text:p>0</text:p>
          </table:table-cell>
          <table:table-cell table:formula="of:=[$Roots.$E$33]" office:value-type="string" office:string-value="･" calcext:value-type="string">
            <text:p>･</text:p>
          </table:table-cell>
          <table:table-cell table:formula="of:=[$Roots.$F$33]" office:value-type="string" office:string-value="8" calcext:value-type="string">
            <text:p>8</text:p>
          </table:table-cell>
          <table:table-cell office:value-type="string" calcext:value-type="string">
            <text:p>*e</text:p>
          </table:table-cell>
          <table:table-cell table:formula="of:=[$Roots.$I$33]" office:value-type="string" office:string-value="press, crush" calcext:value-type="string">
            <text:p>press, crush</text:p>
          </table:table-cell>
          <table:table-cell office:value-type="string" calcext:value-type="string">
            <text:p>√pīḷ + e &gt; pīḷe</text:p>
          </table:table-cell>
          <table:table-cell table:style-name="ce144" office:value-type="string" calcext:value-type="string">
            <text:p>abhi nī √pīḷ</text:p>
          </table:table-cell>
          <table:table-cell table:style-name="ce5"/>
          <table:table-cell table:style-name="ce219" office:value-type="string" calcext:value-type="string">
            <text:p><text:span text:style-name="T1">abhi + nī</text:span> + pīḷe + t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MN 20</text:p>
          </table:table-cell>
          <table:table-cell table:style-name="ce260" office:value-type="string" calcext:value-type="string">
            <text:p>vitakkasaṇṭhānasuttaṃ</text:p>
          </table:table-cell>
          <table:table-cell office:value-type="string" calcext:value-type="string">
            <text:p>seyyathā'pi, bhikkhave, balavā puriso dubbalataraṃ purisaṃ sīse vā gale vā khandhe vā gahetvā abhiniggaṇheyya <text:span text:style-name="T3">abhinippīḷeyya</text:span> abhisantāpeyya.</text:p>
          </table:table-cell>
          <table:table-cell table:style-name="ce260" office:value-type="string" calcext:value-type="string">
            <text:p>MN 36</text:p>
          </table:table-cell>
          <table:table-cell table:style-name="ce260" office:value-type="string" calcext:value-type="string">
            <text:p>mahāsaccakasuttaṃ</text:p>
          </table:table-cell>
          <table:table-cell office:value-type="string" calcext:value-type="string">
            <text:p>tassa mayhaṃ, aggivessana, etad'ahosi, yaṃnūn'āhaṃ dantebhi dantam'ādhāya, jivhāya tāluṃ āhacca, cetasā cittaṃ abhiniggaṇheyyaṃ <text:span text:style-name="T3">abhinippīḷeyyaṃ</text:span> abhisantāpeyyan'ti.</text:p>
          </table:table-cell>
          <table:table-cell table:style-name="ce537" table:number-columns-repeated="3"/>
          <table:table-cell table:style-name="ce355" office:value-type="string" calcext:value-type="string">
            <text:p>(MNa) <text:span text:style-name="T3">abhinippīḷeyyan</text:span>'ti nippīḷeyyaṃ.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abhinippīḷ</text:p>
          </table:table-cell>
          <table:table-cell table:style-name="ce5" office:value-type="string" calcext:value-type="string">
            <text:p>eti pr</text:p>
          </table:table-cell>
          <table:table-cell table:style-name="ce643" office:value-type="string" calcext:value-type="string">
            <text:p>oppresses or crushes thoroughly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abhinippīḷeti 2</text:p>
          </table:table-cell>
          <table:table-cell office:value-type="string" calcext:value-type="string">
            <text:p>abhinippīḷeti</text:p>
          </table:table-cell>
          <table:table-cell table:formula="of:= COM.MICROSOFT.CONCAT(IF([.$AH167] = &quot;&quot;;&quot;&quot;;&quot;√&quot;);IF([.$AK167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pressures; puts pressure (on); strongly insists</text:p>
          </table:table-cell>
          <table:table-cell table:style-name="ce141"/>
          <table:table-cell/>
          <table:table-cell office:value-type="string" calcext:value-type="string">
            <text:p>abhinipīḍpīḍayati</text:p>
          </table:table-cell>
          <table:table-cell table:formula="of:=[$Roots.$J$33]" office:value-type="string" office:string-value="√pīḍ" calcext:value-type="string">
            <text:p>√pīḍ</text:p>
          </table:table-cell>
          <table:table-cell table:formula="of:=[$Roots.$K$33]" office:value-type="string" office:string-value="press" calcext:value-type="string">
            <text:p>press</text:p>
          </table:table-cell>
          <table:table-cell table:formula="of:=[$Roots.$L$33]" office:value-type="string" office:string-value="10" calcext:value-type="string">
            <text:p>10</text:p>
          </table:table-cell>
          <table:table-cell table:formula="of:=[$Roots.$C$33]" office:value-type="string" office:string-value="√pīḷ" calcext:value-type="string">
            <text:p>√pīḷ</text:p>
          </table:table-cell>
          <table:table-cell table:formula="of:=[$Roots.$D$33]" office:value-type="float" office:value="0" calcext:value-type="float">
            <text:p>0</text:p>
          </table:table-cell>
          <table:table-cell table:formula="of:=[$Roots.$E$33]" office:value-type="string" office:string-value="･" calcext:value-type="string">
            <text:p>･</text:p>
          </table:table-cell>
          <table:table-cell table:formula="of:=[$Roots.$F$33]" office:value-type="string" office:string-value="8" calcext:value-type="string">
            <text:p>8</text:p>
          </table:table-cell>
          <table:table-cell office:value-type="string" calcext:value-type="string">
            <text:p>*e</text:p>
          </table:table-cell>
          <table:table-cell table:formula="of:=[$Roots.$I$33]" office:value-type="string" office:string-value="press, crush" calcext:value-type="string">
            <text:p>press, crush</text:p>
          </table:table-cell>
          <table:table-cell office:value-type="string" calcext:value-type="string">
            <text:p>√pīḷ + e &gt; pīḷe</text:p>
          </table:table-cell>
          <table:table-cell table:style-name="ce144" office:value-type="string" calcext:value-type="string">
            <text:p>abhi nī √pīḷ</text:p>
          </table:table-cell>
          <table:table-cell table:style-name="ce5"/>
          <table:table-cell table:style-name="ce219" office:value-type="string" calcext:value-type="string">
            <text:p><text:span text:style-name="T1">abhi + nī</text:span> + pīḷe + t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ppīḷ</text:p>
          </table:table-cell>
          <table:table-cell table:style-name="ce5" office:value-type="string" calcext:value-type="string">
            <text:p>eti pr</text:p>
          </table:table-cell>
          <table:table-cell table:style-name="ce643"/>
          <table:table-cell table:number-columns-repeated="964"/>
        </table:table-row>
        <table:table-row table:style-name="ro1">
          <table:table-cell table:number-columns-repeated="2" office:value-type="string" calcext:value-type="string">
            <text:p>abhinipuṇa</text:p>
          </table:table-cell>
          <table:table-cell table:formula="of:= COM.MICROSOFT.CONCAT(IF([.$AH168] = &quot;&quot;;&quot;&quot;;&quot;√&quot;);IF([.$AK168] = &quot;&quot;;&quot;&quot;;&quot;√&quot;))">
            <text:p/>
          </table:table-cell>
          <table:table-cell table:number-columns-repeated="2" table:style-name="ce35" office:value-type="string" calcext:value-type="string">
            <text:p>adj</text:p>
          </table:table-cell>
          <table:table-cell table:style-name="ce35" table:number-columns-repeated="5"/>
          <table:table-cell table:style-name="ce141" table:number-columns-repeated="2"/>
          <table:table-cell table:number-columns-repeated="12"/>
          <table:table-cell table:style-name="ce144"/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nipuṇ</text:p>
          </table:table-cell>
          <table:table-cell table:style-name="ce5" office:value-type="string" calcext:value-type="string">
            <text:p>a adj</text:p>
          </table:table-cell>
          <table:table-cell table:style-name="ce643" office:value-type="string" calcext:value-type="string">
            <text:p>very clever, very acute</text:p>
          </table:table-cell>
          <table:table-cell table:number-columns-repeated="964"/>
        </table:table-row>
        <table:table-row table:style-name="ro7">
          <table:table-cell table:number-columns-repeated="2" office:value-type="string" calcext:value-type="string">
            <text:p>abhiniropanā</text:p>
          </table:table-cell>
          <table:table-cell table:formula="of:= COM.MICROSOFT.CONCAT(IF([.$AH169] = &quot;&quot;;&quot;&quot;;&quot;√&quot;);IF([.$AK169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fem</text:p>
          </table:table-cell>
          <table:table-cell table:style-name="ce35" office:value-type="string" calcext:value-type="string">
            <text:p>fem, act, from abhiniropeti</text:p>
          </table:table-cell>
          <table:table-cell table:style-name="ce35" office:value-type="string" calcext:value-type="string">
            <text:p>abhiniropeti</text:p>
          </table:table-cell>
          <table:table-cell table:style-name="ce35"/>
          <table:table-cell table:style-name="ce35" office:value-type="string" calcext:value-type="string">
            <text:p>caus</text:p>
          </table:table-cell>
          <table:table-cell table:style-name="ce35" table:number-columns-repeated="2"/>
          <table:table-cell table:style-name="ce141" office:value-type="string" calcext:value-type="string">
            <text:p>(abhidhamma) fixing down (of the mind); act of directing</text:p>
          </table:table-cell>
          <table:table-cell table:style-name="ce141" office:value-type="string" calcext:value-type="string">
            <text:p>complete descending into</text:p>
          </table:table-cell>
          <table:table-cell/>
          <table:table-cell office:value-type="string" calcext:value-type="string">
            <text:p>āropaṇa</text:p>
          </table:table-cell>
          <table:table-cell table:formula="of:=[$Roots.$J$43]" office:value-type="string" office:string-value="√ruh" calcext:value-type="string">
            <text:p>√ruh</text:p>
          </table:table-cell>
          <table:table-cell table:formula="of:=[$Roots.$K$43]" office:value-type="string" office:string-value="ascend" calcext:value-type="string">
            <text:p>ascend</text:p>
          </table:table-cell>
          <table:table-cell table:formula="of:=[$Roots.$L$43]" office:value-type="string" office:string-value="1" calcext:value-type="string">
            <text:p>1</text:p>
          </table:table-cell>
          <table:table-cell table:formula="of:=[$Roots.$C$43]" office:value-type="string" office:string-value="√ruh" calcext:value-type="string">
            <text:p>√ruh</text:p>
          </table:table-cell>
          <table:table-cell table:formula="of:=[$Roots.$D$43]" office:value-type="float" office:value="0" calcext:value-type="float">
            <text:p>0</text:p>
          </table:table-cell>
          <table:table-cell table:formula="of:=[$Roots.$E$43]" office:value-type="string" office:string-value="･" calcext:value-type="string">
            <text:p>･</text:p>
          </table:table-cell>
          <table:table-cell table:formula="of:=[$Roots.$F$43]" office:value-type="string" office:string-value="1" calcext:value-type="string">
            <text:p>1</text:p>
          </table:table-cell>
          <table:table-cell office:value-type="string" calcext:value-type="string">
            <text:p>*e</text:p>
          </table:table-cell>
          <table:table-cell table:formula="of:=[$Roots.$I$43]" office:value-type="string" office:string-value="ascend, grow" calcext:value-type="string">
            <text:p>ascend, grow</text:p>
          </table:table-cell>
          <table:table-cell office:value-type="string" calcext:value-type="string">
            <text:p>√ruh + *e &gt; rohe &gt; rope (caus, irreg)</text:p>
          </table:table-cell>
          <table:table-cell table:style-name="ce144" office:value-type="string" calcext:value-type="string">
            <text:p>abhi ni √ruh</text:p>
          </table:table-cell>
          <table:table-cell table:style-name="ce5"/>
          <table:table-cell table:style-name="ce219" office:value-type="string" calcext:value-type="string">
            <text:p>abhi + ni + rope + anā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anā</text:p>
          </table:table-cell>
          <table:table-cell table:style-name="ce265" office:value-type="string" calcext:value-type="string">
            <text:p>u &gt; o</text:p>
            <text:p>h &gt; p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MN 117</text:p>
          </table:table-cell>
          <table:table-cell table:style-name="ce260" office:value-type="string" calcext:value-type="string">
            <text:p>mahācattārīsakasuttaṃ</text:p>
          </table:table-cell>
          <table:table-cell office:value-type="string" calcext:value-type="string">
            <text:p>yo kho, bhikkhave, ariyacittassa anāsavacittassa ariyamaggasamaṅgino ariyamaggaṃ bhāvayato takko vitakko saṅkappo appanā byappanā cetaso <text:span text:style-name="T3">abhiniropanā</text:span> vacīsaṅkhāro, ayaṃ, bhikkhave, sammāsaṅkappo ariyo anāsavo lok'uttaro maggaṅgo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ropan</text:p>
          </table:table-cell>
          <table:table-cell table:style-name="ce5" office:value-type="string" calcext:value-type="string">
            <text:p>ā fem</text:p>
          </table:table-cell>
          <table:table-cell table:style-name="ce643" office:value-type="string" calcext:value-type="string">
            <text:p>fixing upon, application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iropesi</text:p>
          </table:table-cell>
          <table:table-cell table:formula="of:= COM.MICROSOFT.CONCAT(IF([.$AH170] = &quot;&quot;;&quot;&quot;;&quot;√&quot;);IF([.$AK170] = &quot;&quot;;&quot;&quot;;&quot;√&quot;))">
            <text:p/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aor of abhiniropeti</text:p>
          </table:table-cell>
          <table:table-cell table:style-name="ce35" office:value-type="string" calcext:value-type="string">
            <text:p>abhiniropeti</text:p>
          </table:table-cell>
          <table:table-cell table:style-name="ce35"/>
          <table:table-cell table:style-name="ce35" office:value-type="string" calcext:value-type="string">
            <text:p>caus</text:p>
          </table:table-cell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table:number-columns-repeated="2"/>
          <table:table-cell table:number-columns-repeated="2"/>
          <table:table-cell table:formula="of:=[$Roots.$J$43]" office:value-type="string" office:string-value="√ruh" calcext:value-type="string">
            <text:p>√ruh</text:p>
          </table:table-cell>
          <table:table-cell table:formula="of:=[$Roots.$K$43]" office:value-type="string" office:string-value="ascend" calcext:value-type="string">
            <text:p>ascend</text:p>
          </table:table-cell>
          <table:table-cell table:formula="of:=[$Roots.$L$43]" office:value-type="string" office:string-value="1" calcext:value-type="string">
            <text:p>1</text:p>
          </table:table-cell>
          <table:table-cell table:formula="of:=[$Roots.$C$43]" office:value-type="string" office:string-value="√ruh" calcext:value-type="string">
            <text:p>√ruh</text:p>
          </table:table-cell>
          <table:table-cell table:formula="of:=[$Roots.$D$43]" office:value-type="float" office:value="0" calcext:value-type="float">
            <text:p>0</text:p>
          </table:table-cell>
          <table:table-cell table:formula="of:=[$Roots.$E$43]" office:value-type="string" office:string-value="･" calcext:value-type="string">
            <text:p>･</text:p>
          </table:table-cell>
          <table:table-cell table:formula="of:=[$Roots.$F$43]" office:value-type="string" office:string-value="1" calcext:value-type="string">
            <text:p>1</text:p>
          </table:table-cell>
          <table:table-cell office:value-type="string" calcext:value-type="string">
            <text:p>*e</text:p>
          </table:table-cell>
          <table:table-cell table:formula="of:=[$Roots.$I$43]" office:value-type="string" office:string-value="ascend, grow" calcext:value-type="string">
            <text:p>ascend, grow</text:p>
          </table:table-cell>
          <table:table-cell office:value-type="string" calcext:value-type="string">
            <text:p>√ruh + *e &gt; rohe &gt; rope (caus, irreg)</text:p>
          </table:table-cell>
          <table:table-cell table:style-name="ce144" office:value-type="string" calcext:value-type="string">
            <text:p>abhi ni √ruh</text:p>
          </table:table-cell>
          <table:table-cell table:style-name="ce5"/>
          <table:table-cell table:style-name="ce219" table:number-columns-repeated="3"/>
          <table:table-cell table:style-name="ce265" office:value-type="string" calcext:value-type="string">
            <text:p>u &gt; o</text:p>
            <text:p>h &gt; p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rop</text:p>
          </table:table-cell>
          <table:table-cell table:style-name="ce5" office:value-type="string" calcext:value-type="string">
            <text:p>esi aor</text:p>
          </table:table-cell>
          <table:table-cell table:style-name="ce643" office:value-type="string" calcext:value-type="string">
            <text:p>implanted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iropeti</text:p>
          </table:table-cell>
          <table:table-cell table:formula="of:= COM.MICROSOFT.CONCAT(IF([.$AH171] = &quot;&quot;;&quot;&quot;;&quot;√&quot;);IF([.$AK171] = &quot;&quot;;&quot;&quot;;&quot;√&quot;))">
            <text:p/>
          </table:table-cell>
          <table:table-cell table:style-name="ce35" office:value-type="string" calcext:value-type="string">
            <text:p>pr</text:p>
          </table:table-cell>
          <table:table-cell table:style-name="ce35" office:value-type="string" calcext:value-type="string">
            <text:p>pr, caus of abhinirūhati</text:p>
          </table:table-cell>
          <table:table-cell table:style-name="ce35" office:value-type="string" calcext:value-type="string">
            <text:p>abhinirūha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table:number-columns-repeated="2"/>
          <table:table-cell table:number-columns-repeated="2"/>
          <table:table-cell table:formula="of:=[$Roots.$J$43]" office:value-type="string" office:string-value="√ruh" calcext:value-type="string">
            <text:p>√ruh</text:p>
          </table:table-cell>
          <table:table-cell table:formula="of:=[$Roots.$K$43]" office:value-type="string" office:string-value="ascend" calcext:value-type="string">
            <text:p>ascend</text:p>
          </table:table-cell>
          <table:table-cell table:formula="of:=[$Roots.$L$43]" office:value-type="string" office:string-value="1" calcext:value-type="string">
            <text:p>1</text:p>
          </table:table-cell>
          <table:table-cell table:formula="of:=[$Roots.$C$43]" office:value-type="string" office:string-value="√ruh" calcext:value-type="string">
            <text:p>√ruh</text:p>
          </table:table-cell>
          <table:table-cell table:formula="of:=[$Roots.$D$43]" office:value-type="float" office:value="0" calcext:value-type="float">
            <text:p>0</text:p>
          </table:table-cell>
          <table:table-cell table:formula="of:=[$Roots.$E$43]" office:value-type="string" office:string-value="･" calcext:value-type="string">
            <text:p>･</text:p>
          </table:table-cell>
          <table:table-cell table:formula="of:=[$Roots.$F$43]" office:value-type="string" office:string-value="1" calcext:value-type="string">
            <text:p>1</text:p>
          </table:table-cell>
          <table:table-cell office:value-type="string" calcext:value-type="string">
            <text:p>*e</text:p>
          </table:table-cell>
          <table:table-cell table:formula="of:=[$Roots.$I$43]" office:value-type="string" office:string-value="ascend, grow" calcext:value-type="string">
            <text:p>ascend, grow</text:p>
          </table:table-cell>
          <table:table-cell office:value-type="string" calcext:value-type="string">
            <text:p>√ruh + *e &gt; rohe &gt; rope (caus, irreg)</text:p>
          </table:table-cell>
          <table:table-cell table:style-name="ce144" office:value-type="string" calcext:value-type="string">
            <text:p>abhi ni √ruh</text:p>
          </table:table-cell>
          <table:table-cell table:style-name="ce5"/>
          <table:table-cell table:style-name="ce219" table:number-columns-repeated="3"/>
          <table:table-cell table:style-name="ce265" office:value-type="string" calcext:value-type="string">
            <text:p>u &gt; o</text:p>
            <text:p>h &gt; p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rop</text:p>
          </table:table-cell>
          <table:table-cell table:style-name="ce5" office:value-type="string" calcext:value-type="string">
            <text:p>eti pr</text:p>
          </table:table-cell>
          <table:table-cell table:style-name="ce643" office:value-type="string" calcext:value-type="string">
            <text:p>implants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iropita</text:p>
          </table:table-cell>
          <table:table-cell table:formula="of:= COM.MICROSOFT.CONCAT(IF([.$AH172] = &quot;&quot;;&quot;&quot;;&quot;√&quot;);IF([.$AK172] = &quot;&quot;;&quot;&quot;;&quot;√&quot;))">
            <text:p/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</text:p>
          </table:table-cell>
          <table:table-cell table:style-name="ce35" table:number-columns-repeated="2"/>
          <table:table-cell table:style-name="ce35" office:value-type="string" calcext:value-type="string">
            <text:p>caus</text:p>
          </table:table-cell>
          <table:table-cell table:style-name="ce35" table:number-columns-repeated="2"/>
          <table:table-cell table:style-name="ce141" table:number-columns-repeated="2"/>
          <table:table-cell table:number-columns-repeated="2"/>
          <table:table-cell table:formula="of:=[$Roots.$J$43]" office:value-type="string" office:string-value="√ruh" calcext:value-type="string">
            <text:p>√ruh</text:p>
          </table:table-cell>
          <table:table-cell table:formula="of:=[$Roots.$K$43]" office:value-type="string" office:string-value="ascend" calcext:value-type="string">
            <text:p>ascend</text:p>
          </table:table-cell>
          <table:table-cell table:formula="of:=[$Roots.$L$43]" office:value-type="string" office:string-value="1" calcext:value-type="string">
            <text:p>1</text:p>
          </table:table-cell>
          <table:table-cell table:formula="of:=[$Roots.$C$43]" office:value-type="string" office:string-value="√ruh" calcext:value-type="string">
            <text:p>√ruh</text:p>
          </table:table-cell>
          <table:table-cell table:formula="of:=[$Roots.$D$43]" office:value-type="float" office:value="0" calcext:value-type="float">
            <text:p>0</text:p>
          </table:table-cell>
          <table:table-cell table:formula="of:=[$Roots.$E$43]" office:value-type="string" office:string-value="･" calcext:value-type="string">
            <text:p>･</text:p>
          </table:table-cell>
          <table:table-cell table:formula="of:=[$Roots.$F$43]" office:value-type="string" office:string-value="1" calcext:value-type="string">
            <text:p>1</text:p>
          </table:table-cell>
          <table:table-cell office:value-type="string" calcext:value-type="string">
            <text:p>*e</text:p>
          </table:table-cell>
          <table:table-cell table:formula="of:=[$Roots.$I$43]" office:value-type="string" office:string-value="ascend, grow" calcext:value-type="string">
            <text:p>ascend, grow</text:p>
          </table:table-cell>
          <table:table-cell office:value-type="string" calcext:value-type="string">
            <text:p>√ruh + *e &gt; rohe &gt; rope (caus, irreg)</text:p>
          </table:table-cell>
          <table:table-cell table:style-name="ce144" office:value-type="string" calcext:value-type="string">
            <text:p>abhi ni √ruh</text:p>
          </table:table-cell>
          <table:table-cell table:style-name="ce5"/>
          <table:table-cell table:style-name="ce219"/>
          <table:table-cell table:style-name="ce219" office:value-type="string" calcext:value-type="string">
            <text:p>kita</text:p>
          </table:table-cell>
          <table:table-cell table:style-name="ce219"/>
          <table:table-cell table:style-name="ce265" office:value-type="string" calcext:value-type="string">
            <text:p>u &gt; o</text:p>
            <text:p>h &gt; p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ropit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implanted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isīdāpeti</text:p>
          </table:table-cell>
          <table:table-cell table:formula="of:= COM.MICROSOFT.CONCAT(IF([.$AH173] = &quot;&quot;;&quot;&quot;;&quot;√&quot;);IF([.$AK173] = &quot;&quot;;&quot;&quot;;&quot;√&quot;))">
            <text:p/>
          </table:table-cell>
          <table:table-cell table:style-name="ce35" office:value-type="string" calcext:value-type="string">
            <text:p>pr</text:p>
          </table:table-cell>
          <table:table-cell table:style-name="ce35" office:value-type="string" calcext:value-type="string">
            <text:p>pr, caus of</text:p>
          </table:table-cell>
          <table:table-cell table:style-name="ce35" office:value-type="string" calcext:value-type="string">
            <text:p>abhinisīdati</text:p>
          </table:table-cell>
          <table:table-cell table:style-name="ce35" table:number-columns-repeated="4"/>
          <table:table-cell table:style-name="ce141" table:number-columns-repeated="2"/>
          <table:table-cell table:number-columns-repeated="2"/>
          <table:table-cell table:formula="of:=[$Roots.$J$44]" office:value-type="string" office:string-value="√sad" calcext:value-type="string">
            <text:p>√sad</text:p>
          </table:table-cell>
          <table:table-cell table:formula="of:=[$Roots.$K$44]" office:value-type="string" office:string-value="sit" calcext:value-type="string">
            <text:p>sit</text:p>
          </table:table-cell>
          <table:table-cell table:formula="of:=[$Roots.$L$44]" office:value-type="string" office:string-value="1, 6" calcext:value-type="string">
            <text:p>1, 6</text:p>
          </table:table-cell>
          <table:table-cell table:formula="of:=[$Roots.$C$44]" office:value-type="string" office:string-value="√sad" calcext:value-type="string">
            <text:p>√sad</text:p>
          </table:table-cell>
          <table:table-cell table:formula="of:=[$Roots.$D$44]" office:value-type="float" office:value="0" calcext:value-type="float">
            <text:p>0</text:p>
          </table:table-cell>
          <table:table-cell table:formula="of:=[$Roots.$E$44]" office:value-type="string" office:string-value="･" calcext:value-type="string">
            <text:p>･</text:p>
          </table:table-cell>
          <table:table-cell table:formula="of:=[$Roots.$F$44]" office:value-type="string" office:string-value="1" calcext:value-type="string">
            <text:p>1</text:p>
          </table:table-cell>
          <table:table-cell office:value-type="string" calcext:value-type="string">
            <text:p>*āpe</text:p>
          </table:table-cell>
          <table:table-cell table:formula="of:=[$Roots.$I$44]" office:value-type="string" office:string-value="sink, sit, settle" calcext:value-type="string">
            <text:p>sink, sit, settle</text:p>
          </table:table-cell>
          <table:table-cell office:value-type="string" calcext:value-type="string">
            <text:p>√sad &gt; sīd + āpe &gt; sīdāpe (caus, irreg)</text:p>
          </table:table-cell>
          <table:table-cell table:style-name="ce144" office:value-type="string" calcext:value-type="string">
            <text:p>abhi ni √sad</text:p>
          </table:table-cell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nisīdāp</text:p>
          </table:table-cell>
          <table:table-cell table:style-name="ce5" office:value-type="string" calcext:value-type="string">
            <text:p>eti pr</text:p>
          </table:table-cell>
          <table:table-cell table:style-name="ce643" office:value-type="string" calcext:value-type="string">
            <text:p>forces to sit on</text:p>
          </table:table-cell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nisīdati</text:p>
          </table:table-cell>
          <table:table-cell table:formula="of:= COM.MICROSOFT.CONCAT(IF([.$AH174] = &quot;&quot;;&quot;&quot;;&quot;√&quot;);IF([.$AK174] = &quot;&quot;;&quot;&quot;;&quot;√&quot;))" office:value-type="string" office:string-value="√√" calcext:value-type="string">
            <text:p>√√</text:p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sit down hard (on); sits heavily (on)</text:p>
          </table:table-cell>
          <table:table-cell table:style-name="ce141"/>
          <table:table-cell/>
          <table:table-cell office:value-type="string" calcext:value-type="string">
            <text:p>abhiniṣīdati</text:p>
          </table:table-cell>
          <table:table-cell table:formula="of:=[$Roots.$J$44]" office:value-type="string" office:string-value="√sad" calcext:value-type="string">
            <text:p>√sad</text:p>
          </table:table-cell>
          <table:table-cell table:formula="of:=[$Roots.$K$44]" office:value-type="string" office:string-value="sit" calcext:value-type="string">
            <text:p>sit</text:p>
          </table:table-cell>
          <table:table-cell table:formula="of:=[$Roots.$L$44]" office:value-type="string" office:string-value="1, 6" calcext:value-type="string">
            <text:p>1, 6</text:p>
          </table:table-cell>
          <table:table-cell table:formula="of:=[$Roots.$C$44]" office:value-type="string" office:string-value="√sad" calcext:value-type="string">
            <text:p>√sad</text:p>
          </table:table-cell>
          <table:table-cell table:formula="of:=[$Roots.$D$44]" office:value-type="float" office:value="0" calcext:value-type="float">
            <text:p>0</text:p>
          </table:table-cell>
          <table:table-cell table:formula="of:=[$Roots.$E$44]" office:value-type="string" office:string-value="･" calcext:value-type="string">
            <text:p>･</text:p>
          </table:table-cell>
          <table:table-cell table:formula="of:=[$Roots.$F$44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4]" office:value-type="string" office:string-value="sink, sit, settle" calcext:value-type="string">
            <text:p>sink, sit, settle</text:p>
          </table:table-cell>
          <table:table-cell office:value-type="string" calcext:value-type="string">
            <text:p>√sad &gt; sīd + a &gt; sīda (irreg)</text:p>
          </table:table-cell>
          <table:table-cell table:style-name="ce144" office:value-type="string" calcext:value-type="string">
            <text:p>abhi ni √sad</text:p>
          </table:table-cell>
          <table:table-cell table:style-name="ce5"/>
          <table:table-cell table:style-name="ce219" office:value-type="string" calcext:value-type="string">
            <text:p>abhi + ni + sīda + ti</text:p>
          </table:table-cell>
          <table:table-cell table:style-name="ce219" table:number-columns-repeated="2"/>
          <table:table-cell table:style-name="ce265" office:value-type="string" calcext:value-type="string">
            <text:p>a &gt; ī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VIN PAT PC 18</text:p>
          </table:table-cell>
          <table:table-cell table:style-name="ce260" office:value-type="string" calcext:value-type="string">
            <text:p>vehāsakuṭisikkhāpadaṃ</text:p>
          </table:table-cell>
          <table:table-cell office:value-type="string" calcext:value-type="string">
            <text:p>yo pana bhikkhu saṅghike vihāre uparivehāsakuṭiyā āhaccapādakaṃ mañcaṃ vā pīṭhaṃ vā <text:span text:style-name="T3">abhinisīdeyya</text:span> vā abhinipajjeyya vā, pācittiyaṃ.</text:p>
          </table:table-cell>
          <table:table-cell table:style-name="ce260" office:value-type="string" calcext:value-type="string">
            <text:p>AN 8.14</text:p>
          </table:table-cell>
          <table:table-cell table:style-name="ce260" office:value-type="string" calcext:value-type="string">
            <text:p>assakhaḷuṅkasuttaṃ</text:p>
          </table:table-cell>
          <table:table-cell office:value-type="string" calcext:value-type="string">
            <text:p>puna caparaṃ, bhikkhave, idh'ekacco assakhaḷuṅko, pehī'ti vutto, viddho samāno codito sārathinā purime ca pāde saṃharitvā pacchime ca pāde saṃharitvā tatth'eva cattāro pāde <text:span text:style-name="T3">abhinisīdati</text:span>.</text:p>
          </table:table-cell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sīd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sits near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isīdeti</text:p>
          </table:table-cell>
          <table:table-cell table:formula="of:= COM.MICROSOFT.CONCAT(IF([.$AH175] = &quot;&quot;;&quot;&quot;;&quot;√&quot;);IF([.$AK175] = &quot;&quot;;&quot;&quot;;&quot;√&quot;))">
            <text:p/>
          </table:table-cell>
          <table:table-cell table:style-name="ce35" office:value-type="string" calcext:value-type="string">
            <text:p>pr</text:p>
          </table:table-cell>
          <table:table-cell table:style-name="ce35" office:value-type="string" calcext:value-type="string">
            <text:p>pr, caus of</text:p>
          </table:table-cell>
          <table:table-cell table:style-name="ce35" office:value-type="string" calcext:value-type="string">
            <text:p>abhinisīdati</text:p>
          </table:table-cell>
          <table:table-cell table:style-name="ce35" table:number-columns-repeated="4"/>
          <table:table-cell table:style-name="ce141" table:number-columns-repeated="2"/>
          <table:table-cell table:number-columns-repeated="2"/>
          <table:table-cell table:formula="of:=[$Roots.$J$44]" office:value-type="string" office:string-value="√sad" calcext:value-type="string">
            <text:p>√sad</text:p>
          </table:table-cell>
          <table:table-cell table:formula="of:=[$Roots.$K$44]" office:value-type="string" office:string-value="sit" calcext:value-type="string">
            <text:p>sit</text:p>
          </table:table-cell>
          <table:table-cell table:formula="of:=[$Roots.$L$44]" office:value-type="string" office:string-value="1, 6" calcext:value-type="string">
            <text:p>1, 6</text:p>
          </table:table-cell>
          <table:table-cell table:formula="of:=[$Roots.$C$44]" office:value-type="string" office:string-value="√sad" calcext:value-type="string">
            <text:p>√sad</text:p>
          </table:table-cell>
          <table:table-cell table:formula="of:=[$Roots.$D$44]" office:value-type="float" office:value="0" calcext:value-type="float">
            <text:p>0</text:p>
          </table:table-cell>
          <table:table-cell table:formula="of:=[$Roots.$E$44]" office:value-type="string" office:string-value="･" calcext:value-type="string">
            <text:p>･</text:p>
          </table:table-cell>
          <table:table-cell table:formula="of:=[$Roots.$F$44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4]" office:value-type="string" office:string-value="sink, sit, settle" calcext:value-type="string">
            <text:p>sink, sit, settle</text:p>
          </table:table-cell>
          <table:table-cell office:value-type="string" calcext:value-type="string">
            <text:p>√sad &gt; sīd + a &gt; sīda (irreg)</text:p>
          </table:table-cell>
          <table:table-cell table:style-name="ce144" office:value-type="string" calcext:value-type="string">
            <text:p>abhi ni √sad</text:p>
          </table:table-cell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nisīd</text:p>
          </table:table-cell>
          <table:table-cell table:style-name="ce5" office:value-type="string" calcext:value-type="string">
            <text:p>eti pr</text:p>
          </table:table-cell>
          <table:table-cell table:style-name="ce643" office:value-type="string" calcext:value-type="string">
            <text:p>forces to sit on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isīdi</text:p>
          </table:table-cell>
          <table:table-cell table:formula="of:= COM.MICROSOFT.CONCAT(IF([.$AH176] = &quot;&quot;;&quot;&quot;;&quot;√&quot;);IF([.$AK176] = &quot;&quot;;&quot;&quot;;&quot;√&quot;))">
            <text:p/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aor of abhinisīdati</text:p>
          </table:table-cell>
          <table:table-cell table:style-name="ce35" office:value-type="string" calcext:value-type="string">
            <text:p>abhinisīda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table:number-columns-repeated="2"/>
          <table:table-cell table:number-columns-repeated="2"/>
          <table:table-cell table:formula="of:=[$Roots.$J$44]" office:value-type="string" office:string-value="√sad" calcext:value-type="string">
            <text:p>√sad</text:p>
          </table:table-cell>
          <table:table-cell table:formula="of:=[$Roots.$K$44]" office:value-type="string" office:string-value="sit" calcext:value-type="string">
            <text:p>sit</text:p>
          </table:table-cell>
          <table:table-cell table:formula="of:=[$Roots.$L$44]" office:value-type="string" office:string-value="1, 6" calcext:value-type="string">
            <text:p>1, 6</text:p>
          </table:table-cell>
          <table:table-cell table:formula="of:=[$Roots.$C$44]" office:value-type="string" office:string-value="√sad" calcext:value-type="string">
            <text:p>√sad</text:p>
          </table:table-cell>
          <table:table-cell table:formula="of:=[$Roots.$D$44]" office:value-type="float" office:value="0" calcext:value-type="float">
            <text:p>0</text:p>
          </table:table-cell>
          <table:table-cell table:formula="of:=[$Roots.$E$44]" office:value-type="string" office:string-value="･" calcext:value-type="string">
            <text:p>･</text:p>
          </table:table-cell>
          <table:table-cell table:formula="of:=[$Roots.$F$44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4]" office:value-type="string" office:string-value="sink, sit, settle" calcext:value-type="string">
            <text:p>sink, sit, settle</text:p>
          </table:table-cell>
          <table:table-cell office:value-type="string" calcext:value-type="string">
            <text:p>√sad &gt; sīd + a &gt; sīda (irreg)</text:p>
          </table:table-cell>
          <table:table-cell table:style-name="ce144" office:value-type="string" calcext:value-type="string">
            <text:p>abhi ni √sad</text:p>
          </table:table-cell>
          <table:table-cell table:style-name="ce5"/>
          <table:table-cell table:style-name="ce219" office:value-type="string" calcext:value-type="string">
            <text:p>abhi + ni + sīda + i</text:p>
          </table:table-cell>
          <table:table-cell table:style-name="ce219" table:number-columns-repeated="2"/>
          <table:table-cell table:style-name="ce265" office:value-type="string" calcext:value-type="string">
            <text:p>a &gt; ī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sīd</text:p>
          </table:table-cell>
          <table:table-cell table:style-name="ce5" office:value-type="string" calcext:value-type="string">
            <text:p>i aor</text:p>
          </table:table-cell>
          <table:table-cell table:style-name="ce643" office:value-type="string" calcext:value-type="string">
            <text:p>sat near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isīdituṃ</text:p>
          </table:table-cell>
          <table:table-cell table:formula="of:= COM.MICROSOFT.CONCAT(IF([.$AH177] = &quot;&quot;;&quot;&quot;;&quot;√&quot;);IF([.$AK177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inf</text:p>
          </table:table-cell>
          <table:table-cell table:style-name="ce35" office:value-type="string" calcext:value-type="string">
            <text:p>inf of abhinisīdati</text:p>
          </table:table-cell>
          <table:table-cell table:style-name="ce35" office:value-type="string" calcext:value-type="string">
            <text:p>abhinisīda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to sit down (in); to sit (on)</text:p>
          </table:table-cell>
          <table:table-cell table:style-name="ce141"/>
          <table:table-cell/>
          <table:table-cell office:value-type="string" calcext:value-type="string">
            <text:p>abhiniṣīditum</text:p>
          </table:table-cell>
          <table:table-cell table:formula="of:=[$Roots.$J$44]" office:value-type="string" office:string-value="√sad" calcext:value-type="string">
            <text:p>√sad</text:p>
          </table:table-cell>
          <table:table-cell table:formula="of:=[$Roots.$K$44]" office:value-type="string" office:string-value="sit" calcext:value-type="string">
            <text:p>sit</text:p>
          </table:table-cell>
          <table:table-cell table:formula="of:=[$Roots.$L$44]" office:value-type="string" office:string-value="1, 6" calcext:value-type="string">
            <text:p>1, 6</text:p>
          </table:table-cell>
          <table:table-cell table:formula="of:=[$Roots.$C$44]" office:value-type="string" office:string-value="√sad" calcext:value-type="string">
            <text:p>√sad</text:p>
          </table:table-cell>
          <table:table-cell table:formula="of:=[$Roots.$D$44]" office:value-type="float" office:value="0" calcext:value-type="float">
            <text:p>0</text:p>
          </table:table-cell>
          <table:table-cell table:formula="of:=[$Roots.$E$44]" office:value-type="string" office:string-value="･" calcext:value-type="string">
            <text:p>･</text:p>
          </table:table-cell>
          <table:table-cell table:formula="of:=[$Roots.$F$44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4]" office:value-type="string" office:string-value="sink, sit, settle" calcext:value-type="string">
            <text:p>sink, sit, settle</text:p>
          </table:table-cell>
          <table:table-cell office:value-type="string" calcext:value-type="string">
            <text:p>√sad &gt; sīd + a &gt; sīda (irreg)</text:p>
          </table:table-cell>
          <table:table-cell table:style-name="ce144" office:value-type="string" calcext:value-type="string">
            <text:p>abhi ni √sad</text:p>
          </table:table-cell>
          <table:table-cell table:style-name="ce5"/>
          <table:table-cell table:style-name="ce219" office:value-type="string" calcext:value-type="string">
            <text:p>abhi + ni + sīda + ituṃ</text:p>
          </table:table-cell>
          <table:table-cell table:style-name="ce219" table:number-columns-repeated="2"/>
          <table:table-cell table:style-name="ce265" office:value-type="string" calcext:value-type="string">
            <text:p>a &gt; ī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AN 8.13</text:p>
          </table:table-cell>
          <table:table-cell table:style-name="ce260" office:value-type="string" calcext:value-type="string">
            <text:p>assājānīyasuttaṃ</text:p>
          </table:table-cell>
          <table:table-cell office:value-type="string" calcext:value-type="string">
            <text:p>jegucchī hoti uccāraṃ vā passāvaṃ vā <text:span text:style-name="T3">abhinisīdituṃ</text:span> vā abhinipajjituṃ vā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-</text:p>
          </table:table-cell>
          <table:table-cell table:style-name="ce5"/>
          <table:table-cell table:style-name="ce643" office:value-type="string" calcext:value-type="string">
            <text:p>sits near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isinna</text:p>
          </table:table-cell>
          <table:table-cell table:formula="of:= COM.MICROSOFT.CONCAT(IF([.$AH178] = &quot;&quot;;&quot;&quot;;&quot;√&quot;);IF([.$AK178] = &quot;&quot;;&quot;&quot;;&quot;√&quot;))">
            <text:p/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44]" office:value-type="string" office:string-value="√sad" calcext:value-type="string">
            <text:p>√sad</text:p>
          </table:table-cell>
          <table:table-cell table:formula="of:=[$Roots.$K$44]" office:value-type="string" office:string-value="sit" calcext:value-type="string">
            <text:p>sit</text:p>
          </table:table-cell>
          <table:table-cell table:formula="of:=[$Roots.$L$44]" office:value-type="string" office:string-value="1, 6" calcext:value-type="string">
            <text:p>1, 6</text:p>
          </table:table-cell>
          <table:table-cell table:formula="of:=[$Roots.$C$44]" office:value-type="string" office:string-value="√sad" calcext:value-type="string">
            <text:p>√sad</text:p>
          </table:table-cell>
          <table:table-cell table:formula="of:=[$Roots.$D$44]" office:value-type="float" office:value="0" calcext:value-type="float">
            <text:p>0</text:p>
          </table:table-cell>
          <table:table-cell table:formula="of:=[$Roots.$E$44]" office:value-type="string" office:string-value="･" calcext:value-type="string">
            <text:p>･</text:p>
          </table:table-cell>
          <table:table-cell table:formula="of:=[$Roots.$F$44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4]" office:value-type="string" office:string-value="sink, sit, settle" calcext:value-type="string">
            <text:p>sink, sit, settle</text:p>
          </table:table-cell>
          <table:table-cell office:value-type="string" calcext:value-type="string">
            <text:p>√sad &gt; sīd + a &gt; sīda (irreg)</text:p>
          </table:table-cell>
          <table:table-cell table:style-name="ce144" office:value-type="string" calcext:value-type="string">
            <text:p>abhi ni √sad</text:p>
          </table:table-cell>
          <table:table-cell table:style-name="ce5"/>
          <table:table-cell table:style-name="ce219" office:value-type="string" calcext:value-type="string">
            <text:p>abhi + ni + sīda + n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na</text:p>
          </table:table-cell>
          <table:table-cell table:style-name="ce265" office:value-type="string" calcext:value-type="string">
            <text:p>a &gt; ī</text:p>
            <text:p>d &gt; n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sinn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sat near</text:p>
          </table:table-cell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nissajjetvā</text:p>
          </table:table-cell>
          <table:table-cell table:formula="of:= COM.MICROSOFT.CONCAT(IF([.$AH179] = &quot;&quot;;&quot;&quot;;&quot;√&quot;);IF([.$AK179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abs</text:p>
          </table:table-cell>
          <table:table-cell table:style-name="ce35" office:value-type="string" calcext:value-type="string">
            <text:p><text:span text:style-name="T1">abs of abhi nī √sajj</text:span></text:p>
          </table:table-cell>
          <table:table-cell table:style-name="ce35" office:value-type="string" calcext:value-type="string">
            <text:p><text:span text:style-name="T1">abhi nī √sajj</text:span></text:p>
          </table:table-cell>
          <table:table-cell table:style-name="ce35"/>
          <table:table-cell table:style-name="ce35" office:value-type="string" calcext:value-type="string">
            <text:p>caus</text:p>
          </table:table-cell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having completely given up; having left behind for good</text:p>
          </table:table-cell>
          <table:table-cell table:style-name="ce141"/>
          <table:table-cell/>
          <table:table-cell office:value-type="string" calcext:value-type="string">
            <text:p>abhiniḥsṛjayitvā</text:p>
          </table:table-cell>
          <table:table-cell table:formula="of:=[$Roots.$J$47]" office:value-type="string" office:string-value="√sṛj" calcext:value-type="string">
            <text:p>√sṛj</text:p>
          </table:table-cell>
          <table:table-cell table:formula="of:=[$Roots.$K$47]" office:value-type="string" office:string-value="send forth" calcext:value-type="string">
            <text:p>send forth</text:p>
          </table:table-cell>
          <table:table-cell table:formula="of:=[$Roots.$L$47]" office:value-type="string" office:string-value="6" calcext:value-type="string">
            <text:p>6</text:p>
          </table:table-cell>
          <table:table-cell table:formula="of:=[$Roots.$C$47]" office:value-type="string" office:string-value="√sajj" calcext:value-type="string">
            <text:p>√sajj</text:p>
          </table:table-cell>
          <table:table-cell table:formula="of:=[$Roots.$D$47]" office:value-type="string" office:string-value="ssajj" calcext:value-type="string">
            <text:p>ssajj</text:p>
          </table:table-cell>
          <table:table-cell table:formula="of:=[$Roots.$E$47]" office:value-type="string" office:string-value="･" calcext:value-type="string">
            <text:p>･</text:p>
          </table:table-cell>
          <table:table-cell table:formula="of:=[$Roots.$F$47]" office:value-type="string" office:string-value="1" calcext:value-type="string">
            <text:p>1</text:p>
          </table:table-cell>
          <table:table-cell office:value-type="string" calcext:value-type="string">
            <text:p>*e</text:p>
          </table:table-cell>
          <table:table-cell table:formula="of:=[$Roots.$I$47]" office:value-type="string" office:string-value="relinquish, let loose" calcext:value-type="string">
            <text:p>relinquish, let loose</text:p>
          </table:table-cell>
          <table:table-cell office:value-type="string" calcext:value-type="string">
            <text:p>√sajj + e &gt; sajje (caus)</text:p>
          </table:table-cell>
          <table:table-cell table:style-name="ce144" office:value-type="string" calcext:value-type="string">
            <text:p>abhi nī √sajj</text:p>
          </table:table-cell>
          <table:table-cell table:style-name="ce5"/>
          <table:table-cell table:style-name="ce219" office:value-type="string" calcext:value-type="string">
            <text:p>abhi + nī + sajje + tvā</text:p>
          </table:table-cell>
          <table:table-cell table:style-name="ce219" table:number-columns-repeated="2"/>
          <table:table-cell table:style-name="ce265" office:value-type="string" calcext:value-type="string">
            <text:p>īs &gt; iss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MN 20</text:p>
          </table:table-cell>
          <table:table-cell table:style-name="ce260" office:value-type="string" calcext:value-type="string">
            <text:p>vitakkasaṇṭhānasuttaṃ</text:p>
          </table:table-cell>
          <table:table-cell table:style-name="ce554" office:value-type="string" calcext:value-type="string">
            <text:p>tassa evam'assa, kiṃ nu kho ahaṃ nisinno? yaṃnūn'āhaṃ nipajjeyyan'ti. so nipajjeyya. evañ'hi so, bhikkhave, puriso oḷārikaṃ oḷārikaṃ iriyāpathaṃ <text:span text:style-name="T3">abhinissajjetvā</text:span> sukhumaṃ sukhumaṃ iriyāpathaṃ kappeyya.</text:p>
          </table:table-cell>
          <table:table-cell table:style-name="ce260" table:number-columns-repeated="2"/>
          <table:table-cell table:style-name="ce554"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-</text:p>
          </table:table-cell>
          <table:table-cell table:style-name="ce5"/>
          <table:table-cell table:style-name="ce643"/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issaṭa</text:p>
          </table:table-cell>
          <table:table-cell table:formula="of:= COM.MICROSOFT.CONCAT(IF([.$AH180] = &quot;&quot;;&quot;&quot;;&quot;√&quot;);IF([.$AK180] = &quot;&quot;;&quot;&quot;;&quot;√&quot;))">
            <text:p/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48]" office:value-type="string" office:string-value="√sṛ" calcext:value-type="string">
            <text:p>√sṛ</text:p>
          </table:table-cell>
          <table:table-cell table:formula="of:=[$Roots.$K$48]" office:value-type="string" office:string-value="flow" calcext:value-type="string">
            <text:p>flow</text:p>
          </table:table-cell>
          <table:table-cell table:formula="of:=[$Roots.$L$48]" office:value-type="string" office:string-value="1, 3" calcext:value-type="string">
            <text:p>1, 3</text:p>
          </table:table-cell>
          <table:table-cell table:formula="of:=[$Roots.$C$48]" office:value-type="string" office:string-value="√sar" calcext:value-type="string">
            <text:p>√sar</text:p>
          </table:table-cell>
          <table:table-cell table:formula="of:=[$Roots.$D$48]" office:value-type="float" office:value="0" calcext:value-type="float">
            <text:p>0</text:p>
          </table:table-cell>
          <table:table-cell table:formula="of:=[$Roots.$E$48]" office:value-type="string" office:string-value="･" calcext:value-type="string">
            <text:p>･</text:p>
          </table:table-cell>
          <table:table-cell table:formula="of:=[$Roots.$F$48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8]" office:value-type="string" office:string-value="go, flow" calcext:value-type="string">
            <text:p>go, flow</text:p>
          </table:table-cell>
          <table:table-cell/>
          <table:table-cell table:style-name="ce144" office:value-type="string" calcext:value-type="string">
            <text:p>abhi nī √sar</text:p>
          </table:table-cell>
          <table:table-cell table:style-name="ce5"/>
          <table:table-cell table:style-name="ce219" office:value-type="string" calcext:value-type="string">
            <text:p>abhi + nī + √sar + 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ta</text:p>
          </table:table-cell>
          <table:table-cell table:style-name="ce265" office:value-type="string" calcext:value-type="string">
            <text:p>īs &gt; iss</text:p>
            <text:p>rt &gt; ṭ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ssaṭ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escaped; removed from</text:p>
          </table:table-cell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nīta</text:p>
          </table:table-cell>
          <table:table-cell table:formula="of:= COM.MICROSOFT.CONCAT(IF([.$AH181] = &quot;&quot;;&quot;&quot;;&quot;√&quot;);IF([.$AK181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 abhineti</text:p>
          </table:table-cell>
          <table:table-cell table:style-name="ce35" office:value-type="string" calcext:value-type="string">
            <text:p>abhineti</text:p>
          </table:table-cell>
          <table:table-cell table:style-name="ce35" table:number-columns-repeated="4"/>
          <table:table-cell table:style-name="ce141" office:value-type="string" calcext:value-type="string">
            <text:p>brought; lead; (comm) brought in for questioning</text:p>
          </table:table-cell>
          <table:table-cell table:style-name="ce141"/>
          <table:table-cell/>
          <table:table-cell office:value-type="string" calcext:value-type="string">
            <text:p>abhinīta</text:p>
          </table:table-cell>
          <table:table-cell table:formula="of:=[$Roots.$J$28]" office:value-type="string" office:string-value="√nī" calcext:value-type="string">
            <text:p>√nī</text:p>
          </table:table-cell>
          <table:table-cell table:formula="of:=[$Roots.$K$28]" office:value-type="string" office:string-value="lead" calcext:value-type="string">
            <text:p>lead</text:p>
          </table:table-cell>
          <table:table-cell table:formula="of:=[$Roots.$L$28]" office:value-type="string" office:string-value="1, 2" calcext:value-type="string">
            <text:p>1, 2</text:p>
          </table:table-cell>
          <table:table-cell table:formula="of:=[$Roots.$C$28]" office:value-type="string" office:string-value="√nī" calcext:value-type="string">
            <text:p>√nī</text:p>
          </table:table-cell>
          <table:table-cell table:formula="of:=[$Roots.$D$28]" office:value-type="float" office:value="0" calcext:value-type="float">
            <text:p>0</text:p>
          </table:table-cell>
          <table:table-cell table:formula="of:=[$Roots.$E$28]" office:value-type="string" office:string-value="･" calcext:value-type="string">
            <text:p>･</text:p>
          </table:table-cell>
          <table:table-cell table:formula="of:=[$Roots.$F$28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8]" office:value-type="string" office:string-value="lead, carry" calcext:value-type="string">
            <text:p>lead, carry</text:p>
          </table:table-cell>
          <table:table-cell/>
          <table:table-cell table:style-name="ce144" office:value-type="string" calcext:value-type="string">
            <text:p>abhi √nī</text:p>
          </table:table-cell>
          <table:table-cell table:style-name="ce5"/>
          <table:table-cell table:style-name="ce219" office:value-type="string" calcext:value-type="string">
            <text:p>abhi + √nī + 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t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AN 3.28</text:p>
          </table:table-cell>
          <table:table-cell table:style-name="ce260" office:value-type="string" calcext:value-type="string">
            <text:p>gūthabhāṇīsuttaṃ</text:p>
          </table:table-cell>
          <table:table-cell office:value-type="string" calcext:value-type="string">
            <text:p>idha, bhikkhave, ekacco puggalo sabhaggato vā parisaggato vā ñātimajjhagato vā pūgamajjhagato vā rājakulamajjhagato vā <text:span text:style-name="T3">abhinīto</text:span> sakkhipuṭṭho</text:p>
          </table:table-cell>
          <table:table-cell table:style-name="ce260" office:value-type="string" calcext:value-type="string">
            <text:p>AN 4.73</text:p>
          </table:table-cell>
          <table:table-cell table:style-name="ce260" office:value-type="string" calcext:value-type="string">
            <text:p>sappurisasuttaṃ</text:p>
          </table:table-cell>
          <table:table-cell office:value-type="string" calcext:value-type="string">
            <text:p>idha, bhikkhave, asappuriso yo hoti parassa avaṇṇo taṃ apuṭṭho'pi pātu karoti, ko pana vādo puṭṭhassa! puṭṭho kho pana pañha-<text:span text:style-name="T3">abhinīto</text:span> ahāpetvā alambitvā paripūraṃ vitthārena parassa avaṇṇaṃ bhāsitā hoti.</text:p>
          </table:table-cell>
          <table:table-cell table:style-name="ce537" table:number-columns-repeated="3"/>
          <table:table-cell table:style-name="ce355" office:value-type="string" calcext:value-type="string">
            <text:p>(MNa) <text:span text:style-name="T3">abhinīto</text:span>'ti pucchan'atthāya nīto.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abhinīt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brought to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nivajjayati</text:p>
          </table:table-cell>
          <table:table-cell table:formula="of:= COM.MICROSOFT.CONCAT(IF([.$AH182] = &quot;&quot;;&quot;&quot;;&quot;√&quot;);IF([.$AK182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office:value-type="string" calcext:value-type="string">
            <text:p>abhinivajjeti</text:p>
          </table:table-cell>
          <table:table-cell table:style-name="ce35" table:number-columns-repeated="4"/>
          <table:table-cell table:style-name="ce141" table:number-columns-repeated="2"/>
          <table:table-cell table:number-columns-repeated="2"/>
          <table:table-cell table:formula="of:=[$Roots.$J$50]" office:value-type="string" office:string-value="√vṛj" calcext:value-type="string">
            <text:p>√vṛj</text:p>
          </table:table-cell>
          <table:table-cell table:formula="of:=[$Roots.$K$50]" office:value-type="string" office:string-value="twist" calcext:value-type="string">
            <text:p>twist</text:p>
          </table:table-cell>
          <table:table-cell table:formula="of:=[$Roots.$L$50]" office:value-type="string" office:string-value="7" calcext:value-type="string">
            <text:p>7</text:p>
          </table:table-cell>
          <table:table-cell table:formula="of:=[$Roots.$C$50]" office:value-type="string" office:string-value="√vajj" calcext:value-type="string">
            <text:p>√vajj</text:p>
          </table:table-cell>
          <table:table-cell table:formula="of:=[$Roots.$D$50]" office:value-type="float" office:value="0" calcext:value-type="float">
            <text:p>0</text:p>
          </table:table-cell>
          <table:table-cell table:formula="of:=[$Roots.$E$50]" office:value-type="string" office:string-value="･" calcext:value-type="string">
            <text:p>･</text:p>
          </table:table-cell>
          <table:table-cell table:formula="of:=[$Roots.$F$50]" office:value-type="string" office:string-value="8" calcext:value-type="string">
            <text:p>8</text:p>
          </table:table-cell>
          <table:table-cell office:value-type="string" calcext:value-type="string">
            <text:p>*aya</text:p>
          </table:table-cell>
          <table:table-cell table:formula="of:=[$Roots.$I$50]" office:value-type="string" office:string-value="turn, avoid" calcext:value-type="string">
            <text:p>turn, avoid</text:p>
          </table:table-cell>
          <table:table-cell office:value-type="string" calcext:value-type="string">
            <text:p>√vajj + aya &gt; vajjaya</text:p>
          </table:table-cell>
          <table:table-cell table:style-name="ce144" office:value-type="string" calcext:value-type="string">
            <text:p>abhi ni √vajj</text:p>
          </table:table-cell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nivajjay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avoids; renounces; throws down</text:p>
          </table:table-cell>
          <table:table-cell table:number-columns-repeated="964"/>
        </table:table-row>
        <table:table-row table:style-name="ro5">
          <table:table-cell office:value-type="string" calcext:value-type="string">
            <text:p>abhinivajjeti 1</text:p>
          </table:table-cell>
          <table:table-cell office:value-type="string" calcext:value-type="string">
            <text:p>abhinivajjeti</text:p>
          </table:table-cell>
          <table:table-cell table:formula="of:= COM.MICROSOFT.CONCAT(IF([.$AH183] = &quot;&quot;;&quot;&quot;;&quot;√&quot;);IF([.$AK183] = &quot;&quot;;&quot;&quot;;&quot;√&quot;))" office:value-type="string" office:string-value="√" calcext:value-type="string">
            <text:p>√</text:p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completely avoids; shuns; gets rid (of); steers clear (of)</text:p>
          </table:table-cell>
          <table:table-cell table:style-name="ce141"/>
          <table:table-cell/>
          <table:table-cell office:value-type="string" calcext:value-type="string">
            <text:p>abhi + nivṛj</text:p>
          </table:table-cell>
          <table:table-cell table:formula="of:=[$Roots.$J$50]" office:value-type="string" office:string-value="√vṛj" calcext:value-type="string">
            <text:p>√vṛj</text:p>
          </table:table-cell>
          <table:table-cell table:formula="of:=[$Roots.$K$50]" office:value-type="string" office:string-value="twist" calcext:value-type="string">
            <text:p>twist</text:p>
          </table:table-cell>
          <table:table-cell table:formula="of:=[$Roots.$L$50]" office:value-type="string" office:string-value="7" calcext:value-type="string">
            <text:p>7</text:p>
          </table:table-cell>
          <table:table-cell table:formula="of:=[$Roots.$C$50]" office:value-type="string" office:string-value="√vajj" calcext:value-type="string">
            <text:p>√vajj</text:p>
          </table:table-cell>
          <table:table-cell table:formula="of:=[$Roots.$D$50]" office:value-type="float" office:value="0" calcext:value-type="float">
            <text:p>0</text:p>
          </table:table-cell>
          <table:table-cell table:formula="of:=[$Roots.$E$50]" office:value-type="string" office:string-value="･" calcext:value-type="string">
            <text:p>･</text:p>
          </table:table-cell>
          <table:table-cell table:formula="of:=[$Roots.$F$50]" office:value-type="string" office:string-value="8" calcext:value-type="string">
            <text:p>8</text:p>
          </table:table-cell>
          <table:table-cell office:value-type="string" calcext:value-type="string">
            <text:p>*e</text:p>
          </table:table-cell>
          <table:table-cell table:formula="of:=[$Roots.$I$50]" office:value-type="string" office:string-value="turn, avoid" calcext:value-type="string">
            <text:p>turn, avoid</text:p>
          </table:table-cell>
          <table:table-cell office:value-type="string" calcext:value-type="string">
            <text:p>√vajj + e &gt; vajje</text:p>
          </table:table-cell>
          <table:table-cell table:style-name="ce144" office:value-type="string" calcext:value-type="string">
            <text:p>abhi ni √vajj</text:p>
          </table:table-cell>
          <table:table-cell table:style-name="ce5"/>
          <table:table-cell table:style-name="ce219" office:value-type="string" calcext:value-type="string">
            <text:p>abhi + ni + vajje + t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AN 3.113</text:p>
          </table:table-cell>
          <table:table-cell table:style-name="ce260" office:value-type="string" calcext:value-type="string">
            <text:p>dutiyanidānasuttaṃ</text:p>
          </table:table-cell>
          <table:table-cell office:value-type="string" calcext:value-type="string">
            <text:p>āyatiṃ vipākaṃ viditvā tad'<text:span text:style-name="T3">abhinivajjeti</text:span>. tad'<text:span text:style-name="T5">abhinivajjetvā</text:span> cetasā abhivirājetvā paññāya ativijjha passati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vajj</text:p>
          </table:table-cell>
          <table:table-cell table:style-name="ce5" office:value-type="string" calcext:value-type="string">
            <text:p>eti pr</text:p>
          </table:table-cell>
          <table:table-cell table:style-name="ce643"/>
          <table:table-cell table:number-columns-repeated="964"/>
        </table:table-row>
        <table:table-row table:style-name="ro5">
          <table:table-cell office:value-type="string" calcext:value-type="string">
            <text:p>abhinivajjeti 2</text:p>
          </table:table-cell>
          <table:table-cell office:value-type="string" calcext:value-type="string">
            <text:p>abhinivajjeti</text:p>
          </table:table-cell>
          <table:table-cell table:formula="of:= COM.MICROSOFT.CONCAT(IF([.$AH184] = &quot;&quot;;&quot;&quot;;&quot;√&quot;);IF([.$AK184] = &quot;&quot;;&quot;&quot;;&quot;√&quot;))" office:value-type="string" office:string-value="√" calcext:value-type="string">
            <text:p>√</text:p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completely removes; gets rid (of)</text:p>
          </table:table-cell>
          <table:table-cell table:style-name="ce141"/>
          <table:table-cell/>
          <table:table-cell office:value-type="string" calcext:value-type="string">
            <text:p>abhi + nivṛj</text:p>
          </table:table-cell>
          <table:table-cell table:formula="of:=[$Roots.$J$50]" office:value-type="string" office:string-value="√vṛj" calcext:value-type="string">
            <text:p>√vṛj</text:p>
          </table:table-cell>
          <table:table-cell table:formula="of:=[$Roots.$K$50]" office:value-type="string" office:string-value="twist" calcext:value-type="string">
            <text:p>twist</text:p>
          </table:table-cell>
          <table:table-cell table:formula="of:=[$Roots.$L$50]" office:value-type="string" office:string-value="7" calcext:value-type="string">
            <text:p>7</text:p>
          </table:table-cell>
          <table:table-cell table:formula="of:=[$Roots.$C$50]" office:value-type="string" office:string-value="√vajj" calcext:value-type="string">
            <text:p>√vajj</text:p>
          </table:table-cell>
          <table:table-cell table:formula="of:=[$Roots.$D$50]" office:value-type="float" office:value="0" calcext:value-type="float">
            <text:p>0</text:p>
          </table:table-cell>
          <table:table-cell table:formula="of:=[$Roots.$E$50]" office:value-type="string" office:string-value="･" calcext:value-type="string">
            <text:p>･</text:p>
          </table:table-cell>
          <table:table-cell table:formula="of:=[$Roots.$F$50]" office:value-type="string" office:string-value="8" calcext:value-type="string">
            <text:p>8</text:p>
          </table:table-cell>
          <table:table-cell office:value-type="string" calcext:value-type="string">
            <text:p>*e</text:p>
          </table:table-cell>
          <table:table-cell table:formula="of:=[$Roots.$I$50]" office:value-type="string" office:string-value="turn, avoid" calcext:value-type="string">
            <text:p>turn, avoid</text:p>
          </table:table-cell>
          <table:table-cell office:value-type="string" calcext:value-type="string">
            <text:p>√vajj + e &gt; vajje</text:p>
          </table:table-cell>
          <table:table-cell table:style-name="ce144" office:value-type="string" calcext:value-type="string">
            <text:p>abhi ni √vajj</text:p>
          </table:table-cell>
          <table:table-cell table:style-name="ce5"/>
          <table:table-cell table:style-name="ce219" office:value-type="string" calcext:value-type="string">
            <text:p>abhi + ni + vajje + t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MN 20</text:p>
          </table:table-cell>
          <table:table-cell table:style-name="ce260" office:value-type="string" calcext:value-type="string">
            <text:p>vitakkasaṇṭhānasuttaṃ</text:p>
          </table:table-cell>
          <table:table-cell table:style-name="ce575" office:value-type="string" calcext:value-type="string">
            <text:p>seyyathā'pi, bhikkhave, dakkho palagaṇḍo vā palagaṇḍ'antevāsī vā sukhumāya āṇiyā oḷārikaṃ āṇiṃ abhinihaneyya abhinīhareyya <text:span text:style-name="T3">abhinivajjeyya</text:span>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vajj</text:p>
          </table:table-cell>
          <table:table-cell table:style-name="ce5" office:value-type="string" calcext:value-type="string">
            <text:p>eti pr</text:p>
          </table:table-cell>
          <table:table-cell table:style-name="ce643"/>
          <table:table-cell table:number-columns-repeated="964"/>
        </table:table-row>
        <table:table-row table:style-name="ro5">
          <table:table-cell office:value-type="string" calcext:value-type="string">
            <text:p>abhinivajjetvā 1</text:p>
          </table:table-cell>
          <table:table-cell office:value-type="string" calcext:value-type="string">
            <text:p>abhinivajjetvā</text:p>
          </table:table-cell>
          <table:table-cell table:formula="of:= COM.MICROSOFT.CONCAT(IF([.$AH185] = &quot;&quot;;&quot;&quot;;&quot;√&quot;);IF([.$AK185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abs</text:p>
          </table:table-cell>
          <table:table-cell table:style-name="ce35" office:value-type="string" calcext:value-type="string">
            <text:p>abs of abhinivajjeti</text:p>
          </table:table-cell>
          <table:table-cell table:style-name="ce35" office:value-type="string" calcext:value-type="string">
            <text:p>abhinivajje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having completely avoided; having shunned; having steered clear (of)</text:p>
          </table:table-cell>
          <table:table-cell table:style-name="ce141"/>
          <table:table-cell/>
          <table:table-cell office:value-type="string" calcext:value-type="string">
            <text:p>abhi + nivṛktvā</text:p>
          </table:table-cell>
          <table:table-cell table:formula="of:=[$Roots.$J$50]" office:value-type="string" office:string-value="√vṛj" calcext:value-type="string">
            <text:p>√vṛj</text:p>
          </table:table-cell>
          <table:table-cell table:formula="of:=[$Roots.$K$50]" office:value-type="string" office:string-value="twist" calcext:value-type="string">
            <text:p>twist</text:p>
          </table:table-cell>
          <table:table-cell table:formula="of:=[$Roots.$L$50]" office:value-type="string" office:string-value="7" calcext:value-type="string">
            <text:p>7</text:p>
          </table:table-cell>
          <table:table-cell table:formula="of:=[$Roots.$C$50]" office:value-type="string" office:string-value="√vajj" calcext:value-type="string">
            <text:p>√vajj</text:p>
          </table:table-cell>
          <table:table-cell table:formula="of:=[$Roots.$D$50]" office:value-type="float" office:value="0" calcext:value-type="float">
            <text:p>0</text:p>
          </table:table-cell>
          <table:table-cell table:formula="of:=[$Roots.$E$50]" office:value-type="string" office:string-value="･" calcext:value-type="string">
            <text:p>･</text:p>
          </table:table-cell>
          <table:table-cell table:formula="of:=[$Roots.$F$50]" office:value-type="string" office:string-value="8" calcext:value-type="string">
            <text:p>8</text:p>
          </table:table-cell>
          <table:table-cell office:value-type="string" calcext:value-type="string">
            <text:p>*e</text:p>
          </table:table-cell>
          <table:table-cell table:formula="of:=[$Roots.$I$50]" office:value-type="string" office:string-value="turn, avoid" calcext:value-type="string">
            <text:p>turn, avoid</text:p>
          </table:table-cell>
          <table:table-cell office:value-type="string" calcext:value-type="string">
            <text:p>√vajj + e &gt; vajje</text:p>
          </table:table-cell>
          <table:table-cell table:style-name="ce144" office:value-type="string" calcext:value-type="string">
            <text:p>abhi ni √vajj</text:p>
          </table:table-cell>
          <table:table-cell table:style-name="ce5"/>
          <table:table-cell table:style-name="ce219" office:value-type="string" calcext:value-type="string">
            <text:p>abhi + ni + vajje + tvā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MN 137</text:p>
          </table:table-cell>
          <table:table-cell table:style-name="ce260" office:value-type="string" calcext:value-type="string">
            <text:p>saḷāyatanavibhaṅgasuttaṃ</text:p>
          </table:table-cell>
          <table:table-cell office:value-type="string" calcext:value-type="string">
            <text:p>anattamanatā ca attamanatā ca, tad'ubhayaṃ <text:span text:style-name="T3">abhinivajjetvā</text:span> upekkhako viharati sato sampajāno.</text:p>
          </table:table-cell>
          <table:table-cell table:style-name="ce260" office:value-type="string" calcext:value-type="string">
            <text:p>AN 3.4</text:p>
          </table:table-cell>
          <table:table-cell table:style-name="ce260" office:value-type="string" calcext:value-type="string">
            <text:p>accayasuttaṃ</text:p>
          </table:table-cell>
          <table:table-cell office:value-type="string" calcext:value-type="string">
            <text:p>yehi tīhi dhammehi samannāgato bālo veditabbo te tayo dhamme <text:span text:style-name="T3">abhinivajjetvā</text:span>, yehi tīhi dhammehi samannāgato paṇḍito veditabbo te tayo dhamme samādāya vattissāmā'ti</text:p>
          </table:table-cell>
          <table:table-cell table:style-name="ce537" table:number-columns-repeated="2"/>
          <table:table-cell table:style-name="ce537" office:value-type="string" calcext:value-type="string">
            <text:p>abhinibbajjetvā, abhinibbijjitvā</text:p>
          </table:table-cell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-</text:p>
          </table:table-cell>
          <table:table-cell table:style-name="ce5"/>
          <table:table-cell table:style-name="ce643"/>
          <table:table-cell table:number-columns-repeated="964"/>
        </table:table-row>
        <table:table-row table:style-name="ro5">
          <table:table-cell office:value-type="string" calcext:value-type="string">
            <text:p>abhinivajjetvā 2</text:p>
          </table:table-cell>
          <table:table-cell office:value-type="string" calcext:value-type="string">
            <text:p>abhinivajjetvā</text:p>
          </table:table-cell>
          <table:table-cell table:formula="of:= COM.MICROSOFT.CONCAT(IF([.$AH186] = &quot;&quot;;&quot;&quot;;&quot;√&quot;);IF([.$AK186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abs</text:p>
          </table:table-cell>
          <table:table-cell table:style-name="ce35" office:value-type="string" calcext:value-type="string">
            <text:p>abs of abhinivajjeti</text:p>
          </table:table-cell>
          <table:table-cell table:style-name="ce35" office:value-type="string" calcext:value-type="string">
            <text:p>abhinivajje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having left behind</text:p>
          </table:table-cell>
          <table:table-cell table:style-name="ce141"/>
          <table:table-cell/>
          <table:table-cell office:value-type="string" calcext:value-type="string">
            <text:p>abhi + nivṛktvā</text:p>
          </table:table-cell>
          <table:table-cell table:formula="of:=[$Roots.$J$50]" office:value-type="string" office:string-value="√vṛj" calcext:value-type="string">
            <text:p>√vṛj</text:p>
          </table:table-cell>
          <table:table-cell table:formula="of:=[$Roots.$K$50]" office:value-type="string" office:string-value="twist" calcext:value-type="string">
            <text:p>twist</text:p>
          </table:table-cell>
          <table:table-cell table:formula="of:=[$Roots.$L$50]" office:value-type="string" office:string-value="7" calcext:value-type="string">
            <text:p>7</text:p>
          </table:table-cell>
          <table:table-cell table:formula="of:=[$Roots.$C$50]" office:value-type="string" office:string-value="√vajj" calcext:value-type="string">
            <text:p>√vajj</text:p>
          </table:table-cell>
          <table:table-cell table:formula="of:=[$Roots.$D$50]" office:value-type="float" office:value="0" calcext:value-type="float">
            <text:p>0</text:p>
          </table:table-cell>
          <table:table-cell table:formula="of:=[$Roots.$E$50]" office:value-type="string" office:string-value="･" calcext:value-type="string">
            <text:p>･</text:p>
          </table:table-cell>
          <table:table-cell table:formula="of:=[$Roots.$F$50]" office:value-type="string" office:string-value="8" calcext:value-type="string">
            <text:p>8</text:p>
          </table:table-cell>
          <table:table-cell office:value-type="string" calcext:value-type="string">
            <text:p>*e</text:p>
          </table:table-cell>
          <table:table-cell table:formula="of:=[$Roots.$I$50]" office:value-type="string" office:string-value="turn, avoid" calcext:value-type="string">
            <text:p>turn, avoid</text:p>
          </table:table-cell>
          <table:table-cell office:value-type="string" calcext:value-type="string">
            <text:p>√vajj + e &gt; vajje</text:p>
          </table:table-cell>
          <table:table-cell table:style-name="ce144" office:value-type="string" calcext:value-type="string">
            <text:p>abhi ni √vajj</text:p>
          </table:table-cell>
          <table:table-cell table:style-name="ce5"/>
          <table:table-cell table:style-name="ce219" office:value-type="string" calcext:value-type="string">
            <text:p>abhi + ni + vajje + tvā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MN 20</text:p>
          </table:table-cell>
          <table:table-cell table:style-name="ce260" office:value-type="string" calcext:value-type="string">
            <text:p>vitakkasaṇṭhānasuttaṃ</text:p>
          </table:table-cell>
          <table:table-cell office:value-type="string" calcext:value-type="string">
            <text:p>evañ'hi so, bhikkhave, puriso oḷārikaṃ oḷārikaṃ iriyāpathaṃ <text:span text:style-name="T3">abhinivajjetvā</text:span> sukhumaṃ sukhumaṃ iriyāpathaṃ kappeyya.</text:p>
          </table:table-cell>
          <table:table-cell table:style-name="ce260" table:number-columns-repeated="2"/>
          <table:table-cell/>
          <table:table-cell table:style-name="ce537" table:number-columns-repeated="2"/>
          <table:table-cell table:style-name="ce537" office:value-type="string" calcext:value-type="string">
            <text:p>abhinissajjetvā</text:p>
          </table:table-cell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-</text:p>
          </table:table-cell>
          <table:table-cell table:style-name="ce5"/>
          <table:table-cell table:style-name="ce643" office:value-type="string" calcext:value-type="string">
            <text:p>having completely removed; having got rid (of)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nivattati</text:p>
          </table:table-cell>
          <table:table-cell table:formula="of:= COM.MICROSOFT.CONCAT(IF([.$AH187] = &quot;&quot;;&quot;&quot;;&quot;√&quot;);IF([.$AK187] = &quot;&quot;;&quot;&quot;;&quot;√&quot;))" office:value-type="string" office:string-value="√" calcext:value-type="string">
            <text:p>√</text:p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completely removes; takes out</text:p>
          </table:table-cell>
          <table:table-cell table:style-name="ce141"/>
          <table:table-cell/>
          <table:table-cell office:value-type="string" calcext:value-type="string">
            <text:p>abhinivṛt</text:p>
          </table:table-cell>
          <table:table-cell table:formula="of:=[$Roots.$J$53]" office:value-type="string" office:string-value="√vṛt" calcext:value-type="string">
            <text:p>√vṛt</text:p>
          </table:table-cell>
          <table:table-cell table:formula="of:=[$Roots.$K$53]" office:value-type="string" office:string-value="turn" calcext:value-type="string">
            <text:p>turn</text:p>
          </table:table-cell>
          <table:table-cell table:formula="of:=[$Roots.$L$53]" office:value-type="string" office:string-value="1" calcext:value-type="string">
            <text:p>1</text:p>
          </table:table-cell>
          <table:table-cell table:formula="of:=[$Roots.$C$53]" office:value-type="string" office:string-value="√vatt" calcext:value-type="string">
            <text:p>√vatt</text:p>
          </table:table-cell>
          <table:table-cell table:formula="of:=[$Roots.$D$53]" office:value-type="float" office:value="0" calcext:value-type="float">
            <text:p>0</text:p>
          </table:table-cell>
          <table:table-cell table:formula="of:=[$Roots.$E$53]" office:value-type="string" office:string-value="･" calcext:value-type="string">
            <text:p>･</text:p>
          </table:table-cell>
          <table:table-cell table:formula="of:=[$Roots.$F$53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53]" office:value-type="string" office:string-value="be, proceed" calcext:value-type="string">
            <text:p>be, proceed</text:p>
          </table:table-cell>
          <table:table-cell office:value-type="string" calcext:value-type="string">
            <text:p>√vatt + a &gt; vatta</text:p>
          </table:table-cell>
          <table:table-cell table:style-name="ce144" office:value-type="string" calcext:value-type="string">
            <text:p>abhi ni √vatt</text:p>
          </table:table-cell>
          <table:table-cell table:style-name="ce5"/>
          <table:table-cell table:style-name="ce219" office:value-type="string" calcext:value-type="string">
            <text:p>abhi + ni + vatta + t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MN 20</text:p>
          </table:table-cell>
          <table:table-cell table:style-name="ce260" office:value-type="string" calcext:value-type="string">
            <text:p>vitakkasaṇṭhānasuttaṃ</text:p>
          </table:table-cell>
          <table:table-cell office:value-type="string" calcext:value-type="string">
            <text:p>seyyathā'pi, bhikkhave, dakkho palagaṇḍo vā palagaṇḍ'antevāsī vā sukhumāya āṇiyā oḷārikaṃ āṇiṃ abhinihaneyya abhinīhareyya <text:span text:style-name="T3">abhinivatteyya</text:span>.</text:p>
          </table:table-cell>
          <table:table-cell table:style-name="ce260" table:number-columns-repeated="2"/>
          <table:table-cell/>
          <table:table-cell table:style-name="ce537" table:number-columns-repeated="2"/>
          <table:table-cell table:style-name="ce537" office:value-type="string" calcext:value-type="string">
            <text:p><text:span text:style-name="T1">abhinivajjeti, abhinivasati</text:span></text:p>
          </table:table-cell>
          <table:table-cell table:style-name="ce355" office:value-type="string" calcext:value-type="string">
            <text:p>(MNa) <text:span text:style-name="T3">abhinivaseyyā</text:span>'ti idāni bahu nikkhantā'ti ñatvā hatthena cāletvā nikkaḍḍheyya.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abhinivatt</text:p>
          </table:table-cell>
          <table:table-cell table:style-name="ce5" office:value-type="string" calcext:value-type="string">
            <text:p>ati pr</text:p>
          </table:table-cell>
          <table:table-cell table:style-name="ce643"/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nivatteti</text:p>
          </table:table-cell>
          <table:table-cell table:formula="of:= COM.MICROSOFT.CONCAT(IF([.$AH188] = &quot;&quot;;&quot;&quot;;&quot;√&quot;);IF([.$AK188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pr</text:p>
          </table:table-cell>
          <table:table-cell table:style-name="ce35" office:value-type="string" calcext:value-type="string">
            <text:p>pr, caus of abhinivattati</text:p>
          </table:table-cell>
          <table:table-cell table:style-name="ce35" office:value-type="string" calcext:value-type="string">
            <text:p>abhinivatta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completely avoids; shuns; desists (from); stops</text:p>
          </table:table-cell>
          <table:table-cell table:style-name="ce141"/>
          <table:table-cell/>
          <table:table-cell office:value-type="string" calcext:value-type="string">
            <text:p>abhi + nivartayati</text:p>
          </table:table-cell>
          <table:table-cell table:formula="of:=[$Roots.$J$53]" office:value-type="string" office:string-value="√vṛt" calcext:value-type="string">
            <text:p>√vṛt</text:p>
          </table:table-cell>
          <table:table-cell table:formula="of:=[$Roots.$K$53]" office:value-type="string" office:string-value="turn" calcext:value-type="string">
            <text:p>turn</text:p>
          </table:table-cell>
          <table:table-cell table:formula="of:=[$Roots.$L$53]" office:value-type="string" office:string-value="1" calcext:value-type="string">
            <text:p>1</text:p>
          </table:table-cell>
          <table:table-cell table:formula="of:=[$Roots.$C$53]" office:value-type="string" office:string-value="√vatt" calcext:value-type="string">
            <text:p>√vatt</text:p>
          </table:table-cell>
          <table:table-cell table:formula="of:=[$Roots.$D$53]" office:value-type="float" office:value="0" calcext:value-type="float">
            <text:p>0</text:p>
          </table:table-cell>
          <table:table-cell table:formula="of:=[$Roots.$E$53]" office:value-type="string" office:string-value="･" calcext:value-type="string">
            <text:p>･</text:p>
          </table:table-cell>
          <table:table-cell table:formula="of:=[$Roots.$F$53]" office:value-type="string" office:string-value="1" calcext:value-type="string">
            <text:p>1</text:p>
          </table:table-cell>
          <table:table-cell office:value-type="string" calcext:value-type="string">
            <text:p>*e</text:p>
          </table:table-cell>
          <table:table-cell table:formula="of:=[$Roots.$I$53]" office:value-type="string" office:string-value="be, proceed" calcext:value-type="string">
            <text:p>be, proceed</text:p>
          </table:table-cell>
          <table:table-cell office:value-type="string" calcext:value-type="string">
            <text:p>√vatt + e &gt; vatte (caus)</text:p>
          </table:table-cell>
          <table:table-cell table:style-name="ce144" office:value-type="string" calcext:value-type="string">
            <text:p>abhi ni √vatt</text:p>
          </table:table-cell>
          <table:table-cell table:style-name="ce5"/>
          <table:table-cell table:style-name="ce219" office:value-type="string" calcext:value-type="string">
            <text:p>abhi + ni + vatte + t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AN 3.113</text:p>
          </table:table-cell>
          <table:table-cell table:style-name="ce260" office:value-type="string" calcext:value-type="string">
            <text:p>dutiyanidānasuttaṃ</text:p>
          </table:table-cell>
          <table:table-cell office:value-type="string" calcext:value-type="string">
            <text:p>āyatiṃ vipākaṃ viditvā tad'<text:span text:style-name="T3">abhinivatteti</text:span>. tad'abhinivattetvā cetasā abhivirājetvā paññāya ativijjha passati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vatt</text:p>
          </table:table-cell>
          <table:table-cell table:style-name="ce5" office:value-type="string" calcext:value-type="string">
            <text:p>eti pr</text:p>
          </table:table-cell>
          <table:table-cell table:style-name="ce643"/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nivaṭṭeti</text:p>
          </table:table-cell>
          <table:table-cell table:formula="of:= COM.MICROSOFT.CONCAT(IF([.$AH189] = &quot;&quot;;&quot;&quot;;&quot;√&quot;);IF([.$AK189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office:value-type="string" calcext:value-type="string">
            <text:p>abhinivatteti</text:p>
          </table:table-cell>
          <table:table-cell table:style-name="ce35" table:number-columns-repeated="4"/>
          <table:table-cell table:style-name="ce141" table:number-columns-repeated="2"/>
          <table:table-cell table:number-columns-repeated="2"/>
          <table:table-cell table:formula="of:=[$Roots.$J$54]" office:value-type="string" office:string-value="√vṛt" calcext:value-type="string">
            <text:p>√vṛt</text:p>
          </table:table-cell>
          <table:table-cell table:formula="of:=[$Roots.$K$54]" office:value-type="string" office:string-value="turn" calcext:value-type="string">
            <text:p>turn</text:p>
          </table:table-cell>
          <table:table-cell table:formula="of:=[$Roots.$L$54]" office:value-type="string" office:string-value="1" calcext:value-type="string">
            <text:p>1</text:p>
          </table:table-cell>
          <table:table-cell table:formula="of:=[$Roots.$C$54]" office:value-type="string" office:string-value="√vaṭṭ" calcext:value-type="string">
            <text:p>√vaṭṭ</text:p>
          </table:table-cell>
          <table:table-cell table:formula="of:=[$Roots.$D$54]" office:value-type="float" office:value="0" calcext:value-type="float">
            <text:p>0</text:p>
          </table:table-cell>
          <table:table-cell table:formula="of:=[$Roots.$E$54]" office:value-type="string" office:string-value="･" calcext:value-type="string">
            <text:p>･</text:p>
          </table:table-cell>
          <table:table-cell table:formula="of:=[$Roots.$F$54]" office:value-type="string" office:string-value="1" calcext:value-type="string">
            <text:p>1</text:p>
          </table:table-cell>
          <table:table-cell office:value-type="string" calcext:value-type="string">
            <text:p>*e</text:p>
          </table:table-cell>
          <table:table-cell table:formula="of:=[$Roots.$I$54]" office:value-type="string" office:string-value="turn" calcext:value-type="string">
            <text:p>turn</text:p>
          </table:table-cell>
          <table:table-cell office:value-type="string" calcext:value-type="string">
            <text:p>√vaṭṭ + e &gt; vaṭṭe (caus)</text:p>
          </table:table-cell>
          <table:table-cell table:style-name="ce144" office:value-type="string" calcext:value-type="string">
            <text:p>abhi ni √vaṭṭ</text:p>
          </table:table-cell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nivaṭṭ</text:p>
          </table:table-cell>
          <table:table-cell table:style-name="ce5" office:value-type="string" calcext:value-type="string">
            <text:p>eti pr</text:p>
          </table:table-cell>
          <table:table-cell table:style-name="ce643" office:value-type="string" calcext:value-type="string">
            <text:p>gives up, abandons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nivattetvā</text:p>
          </table:table-cell>
          <table:table-cell table:formula="of:= COM.MICROSOFT.CONCAT(IF([.$AH190] = &quot;&quot;;&quot;&quot;;&quot;√&quot;);IF([.$AK190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abs</text:p>
          </table:table-cell>
          <table:table-cell table:style-name="ce35" office:value-type="string" calcext:value-type="string">
            <text:p>abs of abhinivatteti</text:p>
          </table:table-cell>
          <table:table-cell table:style-name="ce35" office:value-type="string" calcext:value-type="string">
            <text:p>abhinivatteti</text:p>
          </table:table-cell>
          <table:table-cell table:style-name="ce35"/>
          <table:table-cell table:style-name="ce35" office:value-type="string" calcext:value-type="string">
            <text:p>caus</text:p>
          </table:table-cell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having completely avoided; having desisted (from); having stopped</text:p>
          </table:table-cell>
          <table:table-cell table:style-name="ce141"/>
          <table:table-cell/>
          <table:table-cell office:value-type="string" calcext:value-type="string">
            <text:p>abhi + nivṛt</text:p>
          </table:table-cell>
          <table:table-cell table:formula="of:=[$Roots.$J$53]" office:value-type="string" office:string-value="√vṛt" calcext:value-type="string">
            <text:p>√vṛt</text:p>
          </table:table-cell>
          <table:table-cell table:formula="of:=[$Roots.$K$53]" office:value-type="string" office:string-value="turn" calcext:value-type="string">
            <text:p>turn</text:p>
          </table:table-cell>
          <table:table-cell table:formula="of:=[$Roots.$L$53]" office:value-type="string" office:string-value="1" calcext:value-type="string">
            <text:p>1</text:p>
          </table:table-cell>
          <table:table-cell table:formula="of:=[$Roots.$C$53]" office:value-type="string" office:string-value="√vatt" calcext:value-type="string">
            <text:p>√vatt</text:p>
          </table:table-cell>
          <table:table-cell table:formula="of:=[$Roots.$D$53]" office:value-type="float" office:value="0" calcext:value-type="float">
            <text:p>0</text:p>
          </table:table-cell>
          <table:table-cell table:formula="of:=[$Roots.$E$53]" office:value-type="string" office:string-value="･" calcext:value-type="string">
            <text:p>･</text:p>
          </table:table-cell>
          <table:table-cell table:formula="of:=[$Roots.$F$53]" office:value-type="string" office:string-value="1" calcext:value-type="string">
            <text:p>1</text:p>
          </table:table-cell>
          <table:table-cell office:value-type="string" calcext:value-type="string">
            <text:p>*e</text:p>
          </table:table-cell>
          <table:table-cell table:formula="of:=[$Roots.$I$53]" office:value-type="string" office:string-value="be, proceed" calcext:value-type="string">
            <text:p>be, proceed</text:p>
          </table:table-cell>
          <table:table-cell office:value-type="string" calcext:value-type="string">
            <text:p>√vatt + e &gt; vatte (caus)</text:p>
          </table:table-cell>
          <table:table-cell table:style-name="ce144" office:value-type="string" calcext:value-type="string">
            <text:p>abhi ni √vatt</text:p>
          </table:table-cell>
          <table:table-cell table:style-name="ce5"/>
          <table:table-cell table:style-name="ce219" office:value-type="string" calcext:value-type="string">
            <text:p>abhi + ni + vatte + tvā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AN 3.113</text:p>
          </table:table-cell>
          <table:table-cell table:style-name="ce260" office:value-type="string" calcext:value-type="string">
            <text:p>dutiyanidānasuttaṃ</text:p>
          </table:table-cell>
          <table:table-cell office:value-type="string" calcext:value-type="string">
            <text:p>āyatiṃ vipākaṃ viditvā tad'abhinivatteti. tad'<text:span text:style-name="T3">abhinivattetvā </text:span>cetasā abhivirājetvā paññāya ativijjha passati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-</text:p>
          </table:table-cell>
          <table:table-cell table:style-name="ce5"/>
          <table:table-cell table:style-name="ce643"/>
          <table:table-cell table:number-columns-repeated="964"/>
        </table:table-row>
        <table:table-row table:style-name="ro7">
          <table:table-cell office:value-type="string" calcext:value-type="string">
            <text:p>abhinivesa 1</text:p>
          </table:table-cell>
          <table:table-cell office:value-type="string" calcext:value-type="string">
            <text:p>abhiniveso</text:p>
          </table:table-cell>
          <table:table-cell table:formula="of:= COM.MICROSOFT.CONCAT(IF([.$AH191] = &quot;&quot;;&quot;&quot;;&quot;√&quot;);IF([.$AK191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masc</text:p>
          </table:table-cell>
          <table:table-cell table:style-name="ce35" office:value-type="string" calcext:value-type="string">
            <text:p>masc, from abhinivisati</text:p>
          </table:table-cell>
          <table:table-cell table:style-name="ce100" office:value-type="string" calcext:value-type="string">
            <text:p>abhinivisati</text:p>
          </table:table-cell>
          <table:table-cell table:style-name="ce35" table:number-columns-repeated="3"/>
          <table:table-cell table:style-name="ce35" office:value-type="string" calcext:value-type="string">
            <text:p>+dat</text:p>
          </table:table-cell>
          <table:table-cell table:style-name="ce141" office:value-type="string" calcext:value-type="string">
            <text:p>adherence (to); sticking (to); insistence</text:p>
          </table:table-cell>
          <table:table-cell table:style-name="ce141" office:value-type="string" calcext:value-type="string">
            <text:p>settling; making oneself at home</text:p>
          </table:table-cell>
          <table:table-cell/>
          <table:table-cell office:value-type="string" calcext:value-type="string">
            <text:p>abhiniveśa</text:p>
          </table:table-cell>
          <table:table-cell table:formula="of:=[$Roots.$J$56]" office:value-type="string" office:string-value="√viś" calcext:value-type="string">
            <text:p>√viś</text:p>
          </table:table-cell>
          <table:table-cell table:formula="of:=[$Roots.$K$56]" office:value-type="string" office:string-value="enter" calcext:value-type="string">
            <text:p>enter</text:p>
          </table:table-cell>
          <table:table-cell table:formula="of:=[$Roots.$L$56]" office:value-type="string" office:string-value="6" calcext:value-type="string">
            <text:p>6</text:p>
          </table:table-cell>
          <table:table-cell table:formula="of:=[$Roots.$C$56]" office:value-type="string" office:string-value="√vis" calcext:value-type="string">
            <text:p>√vis</text:p>
          </table:table-cell>
          <table:table-cell table:formula="of:=[$Roots.$D$56]" office:value-type="float" office:value="0" calcext:value-type="float">
            <text:p>0</text:p>
          </table:table-cell>
          <table:table-cell table:formula="of:=[$Roots.$E$56]" office:value-type="string" office:string-value="･" calcext:value-type="string">
            <text:p>･</text:p>
          </table:table-cell>
          <table:table-cell table:formula="of:=[$Roots.$F$56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56]" office:value-type="string" office:string-value="enter" calcext:value-type="string">
            <text:p>enter</text:p>
          </table:table-cell>
          <table:table-cell/>
          <table:table-cell table:style-name="ce144" office:value-type="string" calcext:value-type="string">
            <text:p>abhi ni √vis</text:p>
          </table:table-cell>
          <table:table-cell table:style-name="ce5"/>
          <table:table-cell table:style-name="ce219" office:value-type="string" calcext:value-type="string">
            <text:p>abhi + ni + √vis &gt; ves + *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*a</text:p>
          </table:table-cell>
          <table:table-cell table:style-name="ce265" office:value-type="string" calcext:value-type="string">
            <text:p>i &gt; e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AN 7.61</text:p>
          </table:table-cell>
          <table:table-cell table:style-name="ce260" office:value-type="string" calcext:value-type="string">
            <text:p>pacalāyamānasuttaṃ</text:p>
          </table:table-cell>
          <table:table-cell office:value-type="string" calcext:value-type="string">
            <text:p>sabbe dhammā n'ālaṃ <text:span text:style-name="T3">abhinivesāyā</text:span>'ti</text:p>
          </table:table-cell>
          <table:table-cell table:style-name="ce260" office:value-type="string" calcext:value-type="string">
            <text:p>MN 22</text:p>
          </table:table-cell>
          <table:table-cell table:style-name="ce260" office:value-type="string" calcext:value-type="string">
            <text:p>alagaddūpamasuttaṃ</text:p>
          </table:table-cell>
          <table:table-cell office:value-type="string" calcext:value-type="string">
            <text:p>so suṇāti tathāgatassa vā tathāgatasāvakassa vā sabbesaṃ diṭṭhiṭṭhāna-adhiṭṭhāna-pariyuṭṭhāna-<text:span text:style-name="T3">abhinivesa</text:span>-anusayānaṃ samugghātāya sabbasaṅkhārasamathāya sabb'ūpadhipaṭinissaggāya taṇhākkhayāya virāgāya nirodhāya nibbānāya dhammaṃ desentassa.</text:p>
          </table:table-cell>
          <table:table-cell table:style-name="ce537" office:value-type="string" calcext:value-type="string">
            <text:p>anabhinivesa</text:p>
          </table:table-cell>
          <table:table-cell table:style-name="ce537" table:number-columns-repeated="2"/>
          <table:table-cell table:style-name="ce355" office:value-type="string" calcext:value-type="string">
            <text:p>(ANa) <text:span text:style-name="T3">n'ālaṃ abhinivesāyā</text:span>'ti ... te hi niccā sukhā attā'ti gahit'āpi aniccā dukkhā anattā'va sampajjanti. tasmā n'ālaṃ abhinivesāya.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abhinives</text:p>
          </table:table-cell>
          <table:table-cell table:style-name="ce5" office:value-type="string" calcext:value-type="string">
            <text:p>a masc</text:p>
          </table:table-cell>
          <table:table-cell table:style-name="ce643" office:value-type="string" calcext:value-type="string">
            <text:p>inclination, tendency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abhinivesa 2</text:p>
          </table:table-cell>
          <table:table-cell office:value-type="string" calcext:value-type="string">
            <text:p>abhiniveso</text:p>
          </table:table-cell>
          <table:table-cell table:formula="of:= COM.MICROSOFT.CONCAT(IF([.$AH192] = &quot;&quot;;&quot;&quot;;&quot;√&quot;);IF([.$AK192] = &quot;&quot;;&quot;&quot;;&quot;√&quot;))">
            <text:p/>
          </table:table-cell>
          <table:table-cell table:style-name="ce35" office:value-type="string" calcext:value-type="string">
            <text:p>masc</text:p>
          </table:table-cell>
          <table:table-cell table:style-name="ce35" office:value-type="string" calcext:value-type="string">
            <text:p>masc, from abhinivisati</text:p>
          </table:table-cell>
          <table:table-cell table:style-name="ce100" office:value-type="string" calcext:value-type="string">
            <text:p>abhinivisati</text:p>
          </table:table-cell>
          <table:table-cell table:style-name="ce35" table:number-columns-repeated="3"/>
          <table:table-cell table:style-name="ce35" office:value-type="string" calcext:value-type="string">
            <text:p>+dat</text:p>
          </table:table-cell>
          <table:table-cell table:style-name="ce141" table:number-columns-repeated="2"/>
          <table:table-cell/>
          <table:table-cell office:value-type="string" calcext:value-type="string">
            <text:p>abhiniveśa</text:p>
          </table:table-cell>
          <table:table-cell table:formula="of:=[$Roots.$J$56]" office:value-type="string" office:string-value="√viś" calcext:value-type="string">
            <text:p>√viś</text:p>
          </table:table-cell>
          <table:table-cell table:formula="of:=[$Roots.$K$56]" office:value-type="string" office:string-value="enter" calcext:value-type="string">
            <text:p>enter</text:p>
          </table:table-cell>
          <table:table-cell table:formula="of:=[$Roots.$L$56]" office:value-type="string" office:string-value="6" calcext:value-type="string">
            <text:p>6</text:p>
          </table:table-cell>
          <table:table-cell table:formula="of:=[$Roots.$C$56]" office:value-type="string" office:string-value="√vis" calcext:value-type="string">
            <text:p>√vis</text:p>
          </table:table-cell>
          <table:table-cell table:formula="of:=[$Roots.$D$56]" office:value-type="float" office:value="0" calcext:value-type="float">
            <text:p>0</text:p>
          </table:table-cell>
          <table:table-cell table:formula="of:=[$Roots.$E$56]" office:value-type="string" office:string-value="･" calcext:value-type="string">
            <text:p>･</text:p>
          </table:table-cell>
          <table:table-cell table:formula="of:=[$Roots.$F$56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56]" office:value-type="string" office:string-value="enter" calcext:value-type="string">
            <text:p>enter</text:p>
          </table:table-cell>
          <table:table-cell/>
          <table:table-cell table:style-name="ce144" office:value-type="string" calcext:value-type="string">
            <text:p>abhi ni √vis</text:p>
          </table:table-cell>
          <table:table-cell table:style-name="ce5"/>
          <table:table-cell table:style-name="ce219" office:value-type="string" calcext:value-type="string">
            <text:p>abhi + ni + √vis &gt; ves + *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*a</text:p>
          </table:table-cell>
          <table:table-cell table:style-name="ce265" office:value-type="string" calcext:value-type="string">
            <text:p>i &gt; e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ves</text:p>
          </table:table-cell>
          <table:table-cell table:style-name="ce5" office:value-type="string" calcext:value-type="string">
            <text:p>a masc</text:p>
          </table:table-cell>
          <table:table-cell table:style-name="ce643" office:value-type="string" calcext:value-type="string">
            <text:p>settling (into); making oneself at home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abhinivesa 3</text:p>
          </table:table-cell>
          <table:table-cell office:value-type="string" calcext:value-type="string">
            <text:p>abhiniveso</text:p>
          </table:table-cell>
          <table:table-cell table:formula="of:= COM.MICROSOFT.CONCAT(IF([.$AH193] = &quot;&quot;;&quot;&quot;;&quot;√&quot;);IF([.$AK193] = &quot;&quot;;&quot;&quot;;&quot;√&quot;))">
            <text:p/>
          </table:table-cell>
          <table:table-cell table:number-columns-repeated="2" table:style-name="ce35" office:value-type="string" calcext:value-type="string">
            <text:p>masc</text:p>
          </table:table-cell>
          <table:table-cell table:style-name="ce35" table:number-columns-repeated="5"/>
          <table:table-cell table:style-name="ce141" table:number-columns-repeated="2"/>
          <table:table-cell table:number-columns-repeated="12"/>
          <table:table-cell table:style-name="ce5" table:number-columns-repeated="2"/>
          <table:table-cell table:style-name="ce219" table:number-columns-repeated="3"/>
          <table:table-cell table:style-name="ce265"/>
          <table:table-cell table:style-name="ce219"/>
          <table:table-cell table:style-name="ce464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ves</text:p>
          </table:table-cell>
          <table:table-cell table:style-name="ce5" office:value-type="string" calcext:value-type="string">
            <text:p>a masc</text:p>
          </table:table-cell>
          <table:table-cell table:style-name="ce645" office:value-type="string" calcext:value-type="string">
            <text:p>interpretation, misinterpretation</text:p>
          </table:table-cell>
          <table:table-cell table:number-columns-repeated="964"/>
        </table:table-row>
        <table:table-row table:style-name="ro8">
          <table:table-cell office:value-type="string" calcext:value-type="string">
            <text:p>abhinivesānusaya</text:p>
          </table:table-cell>
          <table:table-cell office:value-type="string" calcext:value-type="string">
            <text:p>abhinivesānusayo</text:p>
          </table:table-cell>
          <table:table-cell table:formula="of:= COM.MICROSOFT.CONCAT(IF([.$AH194] = &quot;&quot;;&quot;&quot;;&quot;√&quot;);IF([.$AK194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masc</text:p>
          </table:table-cell>
          <table:table-cell table:style-name="ce35" office:value-type="string" calcext:value-type="string">
            <text:p>masc, comp</text:p>
          </table:table-cell>
          <table:table-cell table:style-name="ce35" table:number-columns-repeated="5"/>
          <table:table-cell table:style-name="ce141" office:value-type="string" calcext:value-type="string">
            <text:p>adhering and inclining; adherence and underlying tendency; settling in and inclination</text:p>
          </table:table-cell>
          <table:table-cell table:style-name="ce141"/>
          <table:table-cell/>
          <table:table-cell office:value-type="string" calcext:value-type="string">
            <text:p>abhiniveśa + anuśaya (bsk)</text:p>
          </table:table-cell>
          <table:table-cell table:number-columns-repeated="10"/>
          <table:table-cell table:style-name="ce144"/>
          <table:table-cell table:style-name="ce5" office:value-type="string" calcext:value-type="string">
            <text:p>abhinivesa anusaya</text:p>
          </table:table-cell>
          <table:table-cell table:style-name="ce219" office:value-type="string" calcext:value-type="string">
            <text:p>abhinivesa + anusaya</text:p>
          </table:table-cell>
          <table:table-cell table:style-name="ce219" table:number-columns-repeated="2"/>
          <table:table-cell table:style-name="ce265"/>
          <table:table-cell table:style-name="ce219" office:value-type="string" calcext:value-type="string">
            <text:p>dvanda</text:p>
          </table:table-cell>
          <table:table-cell table:style-name="ce539" office:value-type="string" calcext:value-type="string">
            <text:p>abhinivesa <text:span text:style-name="T3">ca</text:span> anusaya <text:span text:style-name="T3">ca</text:span></text:p>
          </table:table-cell>
          <table:table-cell/>
          <table:table-cell table:style-name="ce260" office:value-type="string" calcext:value-type="string">
            <text:p>SN 12.15</text:p>
          </table:table-cell>
          <table:table-cell table:style-name="ce260" office:value-type="string" calcext:value-type="string">
            <text:p>kaccānagottasuttaṃ</text:p>
          </table:table-cell>
          <table:table-cell office:value-type="string" calcext:value-type="string">
            <text:p>upay'upādān'ābhinivesavinibandho khv'āyaṃ, kaccāna, loko yebhuyyena. tañ'c'āyaṃ upay'upādānaṃ cetaso adhiṭṭhānaṃ <text:span text:style-name="T3">abhinives'ānusayaṃ</text:span> na upeti na upādiyati n'ādhiṭṭhāti, attā me'ti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 office:value-type="string" calcext:value-type="string">
            <text:p>(SNa) <text:span text:style-name="T3">abhinives'ānusayan</text:span>'ti abhinivesabhūtañ'ca anusayabhūtañ'ca. taṇhādiṭṭhīsu hi akusalacittaṃ patiṭṭhāti, tā ca tasmiṃ abhinivisanti c'eva anusenti ca, tasmā tad'ubhayaṃ cetaso adhiṭṭhānaṃ abhinives'ānusayan'ti ca āha.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abhinivesānusay</text:p>
          </table:table-cell>
          <table:table-cell table:style-name="ce5" office:value-type="string" calcext:value-type="string">
            <text:p>a masc</text:p>
          </table:table-cell>
          <table:table-cell table:style-name="ce643"/>
          <table:table-cell table:number-columns-repeated="964"/>
        </table:table-row>
        <table:table-row table:style-name="ro4">
          <table:table-cell office:value-type="string" calcext:value-type="string">
            <text:p>abhinivesasutta</text:p>
          </table:table-cell>
          <table:table-cell office:value-type="string" calcext:value-type="string">
            <text:p>abhinivesasuttaṃ</text:p>
          </table:table-cell>
          <table:table-cell table:formula="of:= COM.MICROSOFT.CONCAT(IF([.$AH195] = &quot;&quot;;&quot;&quot;;&quot;√&quot;);IF([.$AK195] = &quot;&quot;;&quot;&quot;;&quot;√&quot;))">
            <text:p/>
          </table:table-cell>
          <table:table-cell table:style-name="ce35" office:value-type="string" calcext:value-type="string">
            <text:p>nt</text:p>
          </table:table-cell>
          <table:table-cell table:style-name="ce35" office:value-type="string" calcext:value-type="string">
            <text:p>nt, comp</text:p>
          </table:table-cell>
          <table:table-cell table:style-name="ce35" table:number-columns-repeated="5"/>
          <table:table-cell table:style-name="ce141" table:number-columns-repeated="2"/>
          <table:table-cell table:number-columns-repeated="12"/>
          <table:table-cell table:style-name="ce144"/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suttas of the Saṃyutta Nikāya</text:p>
          </table:table-cell>
          <table:table-cell/>
          <table:table-cell table:style-name="ce11" office:value-type="string" calcext:value-type="string">
            <text:p>abhinivesasutt</text:p>
          </table:table-cell>
          <table:table-cell table:style-name="ce5" office:value-type="string" calcext:value-type="string">
            <text:p>a nt</text:p>
          </table:table-cell>
          <table:table-cell table:style-name="ce643" office:value-type="string" calcext:value-type="string">
            <text:p>Saṃyutta Nikāya 22.157 (SN22.157)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niveseti</text:p>
          </table:table-cell>
          <table:table-cell table:formula="of:= COM.MICROSOFT.CONCAT(IF([.$AH196] = &quot;&quot;;&quot;&quot;;&quot;√&quot;);IF([.$AK196] = &quot;&quot;;&quot;&quot;;&quot;√&quot;))">
            <text:p/>
          </table:table-cell>
          <table:table-cell table:style-name="ce35" office:value-type="string" calcext:value-type="string">
            <text:p>pr</text:p>
          </table:table-cell>
          <table:table-cell table:style-name="ce35" office:value-type="string" calcext:value-type="string">
            <text:p>pr, caus of</text:p>
          </table:table-cell>
          <table:table-cell table:style-name="ce35" office:value-type="string" calcext:value-type="string">
            <text:p>abhinivisati</text:p>
          </table:table-cell>
          <table:table-cell table:style-name="ce35" table:number-columns-repeated="4"/>
          <table:table-cell table:style-name="ce141" table:number-columns-repeated="2"/>
          <table:table-cell/>
          <table:table-cell office:value-type="string" calcext:value-type="string">
            <text:p>abhiniveśayati</text:p>
          </table:table-cell>
          <table:table-cell table:formula="of:=[$Roots.$J$56]" office:value-type="string" office:string-value="√viś" calcext:value-type="string">
            <text:p>√viś</text:p>
          </table:table-cell>
          <table:table-cell table:formula="of:=[$Roots.$K$56]" office:value-type="string" office:string-value="enter" calcext:value-type="string">
            <text:p>enter</text:p>
          </table:table-cell>
          <table:table-cell table:formula="of:=[$Roots.$L$56]" office:value-type="string" office:string-value="6" calcext:value-type="string">
            <text:p>6</text:p>
          </table:table-cell>
          <table:table-cell table:formula="of:=[$Roots.$C$56]" office:value-type="string" office:string-value="√vis" calcext:value-type="string">
            <text:p>√vis</text:p>
          </table:table-cell>
          <table:table-cell table:formula="of:=[$Roots.$D$56]" office:value-type="float" office:value="0" calcext:value-type="float">
            <text:p>0</text:p>
          </table:table-cell>
          <table:table-cell table:formula="of:=[$Roots.$E$56]" office:value-type="string" office:string-value="･" calcext:value-type="string">
            <text:p>･</text:p>
          </table:table-cell>
          <table:table-cell table:formula="of:=[$Roots.$F$56]" office:value-type="string" office:string-value="1" calcext:value-type="string">
            <text:p>1</text:p>
          </table:table-cell>
          <table:table-cell office:value-type="string" calcext:value-type="string">
            <text:p>*e</text:p>
          </table:table-cell>
          <table:table-cell table:formula="of:=[$Roots.$I$56]" office:value-type="string" office:string-value="enter" calcext:value-type="string">
            <text:p>enter</text:p>
          </table:table-cell>
          <table:table-cell office:value-type="string" calcext:value-type="string">
            <text:p>√vis + *e &gt; vese (caus)</text:p>
          </table:table-cell>
          <table:table-cell table:style-name="ce144" office:value-type="string" calcext:value-type="string">
            <text:p>abhi ni √vis</text:p>
          </table:table-cell>
          <table:table-cell table:style-name="ce5"/>
          <table:table-cell table:style-name="ce219" office:value-type="string" calcext:value-type="string">
            <text:p>abhi + ni + vese + ti</text:p>
          </table:table-cell>
          <table:table-cell table:style-name="ce219" table:number-columns-repeated="2"/>
          <table:table-cell table:style-name="ce265" office:value-type="string" calcext:value-type="string">
            <text:p>i &gt; e</text:p>
          </table:table-cell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nives</text:p>
          </table:table-cell>
          <table:table-cell table:style-name="ce5" office:value-type="string" calcext:value-type="string">
            <text:p>eti pr</text:p>
          </table:table-cell>
          <table:table-cell table:style-name="ce643" office:value-type="string" calcext:value-type="string">
            <text:p>adheres to applies oneself to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abhinivisati 1</text:p>
          </table:table-cell>
          <table:table-cell office:value-type="string" calcext:value-type="string">
            <text:p>abhinivisati</text:p>
          </table:table-cell>
          <table:table-cell table:formula="of:= COM.MICROSOFT.CONCAT(IF([.$AH197] = &quot;&quot;;&quot;&quot;;&quot;√&quot;);IF([.$AK197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table:number-columns-repeated="2"/>
          <table:table-cell table:number-columns-repeated="2"/>
          <table:table-cell table:formula="of:=[$Roots.$J$56]" office:value-type="string" office:string-value="√viś" calcext:value-type="string">
            <text:p>√viś</text:p>
          </table:table-cell>
          <table:table-cell table:formula="of:=[$Roots.$K$56]" office:value-type="string" office:string-value="enter" calcext:value-type="string">
            <text:p>enter</text:p>
          </table:table-cell>
          <table:table-cell table:formula="of:=[$Roots.$L$56]" office:value-type="string" office:string-value="6" calcext:value-type="string">
            <text:p>6</text:p>
          </table:table-cell>
          <table:table-cell table:formula="of:=[$Roots.$C$56]" office:value-type="string" office:string-value="√vis" calcext:value-type="string">
            <text:p>√vis</text:p>
          </table:table-cell>
          <table:table-cell table:formula="of:=[$Roots.$D$56]" office:value-type="float" office:value="0" calcext:value-type="float">
            <text:p>0</text:p>
          </table:table-cell>
          <table:table-cell table:formula="of:=[$Roots.$E$56]" office:value-type="string" office:string-value="･" calcext:value-type="string">
            <text:p>･</text:p>
          </table:table-cell>
          <table:table-cell table:formula="of:=[$Roots.$F$56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56]" office:value-type="string" office:string-value="enter" calcext:value-type="string">
            <text:p>enter</text:p>
          </table:table-cell>
          <table:table-cell office:value-type="string" calcext:value-type="string">
            <text:p>√vis + a &gt; visa</text:p>
          </table:table-cell>
          <table:table-cell table:style-name="ce144" office:value-type="string" calcext:value-type="string">
            <text:p>abhi ni √vis</text:p>
          </table:table-cell>
          <table:table-cell table:style-name="ce5"/>
          <table:table-cell table:style-name="ce219" office:value-type="string" calcext:value-type="string">
            <text:p>abhi + ni + visa +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vis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clings to, adheres to insist upon (either rightly or wrongly)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abhinivisati 2</text:p>
          </table:table-cell>
          <table:table-cell office:value-type="string" calcext:value-type="string">
            <text:p>abhinivisati</text:p>
          </table:table-cell>
          <table:table-cell table:formula="of:= COM.MICROSOFT.CONCAT(IF([.$AH198] = &quot;&quot;;&quot;&quot;;&quot;√&quot;);IF([.$AK198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table:number-columns-repeated="2"/>
          <table:table-cell table:number-columns-repeated="2"/>
          <table:table-cell table:formula="of:=[$Roots.$J$56]" office:value-type="string" office:string-value="√viś" calcext:value-type="string">
            <text:p>√viś</text:p>
          </table:table-cell>
          <table:table-cell table:formula="of:=[$Roots.$K$56]" office:value-type="string" office:string-value="enter" calcext:value-type="string">
            <text:p>enter</text:p>
          </table:table-cell>
          <table:table-cell table:formula="of:=[$Roots.$L$56]" office:value-type="string" office:string-value="6" calcext:value-type="string">
            <text:p>6</text:p>
          </table:table-cell>
          <table:table-cell table:formula="of:=[$Roots.$C$56]" office:value-type="string" office:string-value="√vis" calcext:value-type="string">
            <text:p>√vis</text:p>
          </table:table-cell>
          <table:table-cell table:formula="of:=[$Roots.$D$56]" office:value-type="float" office:value="0" calcext:value-type="float">
            <text:p>0</text:p>
          </table:table-cell>
          <table:table-cell table:formula="of:=[$Roots.$E$56]" office:value-type="string" office:string-value="･" calcext:value-type="string">
            <text:p>･</text:p>
          </table:table-cell>
          <table:table-cell table:formula="of:=[$Roots.$F$56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56]" office:value-type="string" office:string-value="enter" calcext:value-type="string">
            <text:p>enter</text:p>
          </table:table-cell>
          <table:table-cell office:value-type="string" calcext:value-type="string">
            <text:p>√vis + a &gt; visa</text:p>
          </table:table-cell>
          <table:table-cell table:style-name="ce144" office:value-type="string" calcext:value-type="string">
            <text:p>abhi ni √vis</text:p>
          </table:table-cell>
          <table:table-cell table:style-name="ce144"/>
          <table:table-cell table:style-name="ce219" table:number-columns-repeated="3"/>
          <table:table-cell table:style-name="ce265"/>
          <table:table-cell table:style-name="ce219"/>
          <table:table-cell table:style-name="ce464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vis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interprets, misinterprets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nivisi</text:p>
          </table:table-cell>
          <table:table-cell table:formula="of:= COM.MICROSOFT.CONCAT(IF([.$AH199] = &quot;&quot;;&quot;&quot;;&quot;√&quot;);IF([.$AK199] = &quot;&quot;;&quot;&quot;;&quot;√&quot;))">
            <text:p/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aor of abhinivisati</text:p>
          </table:table-cell>
          <table:table-cell table:style-name="ce35" office:value-type="string" calcext:value-type="string">
            <text:p>abhinivisa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table:number-columns-repeated="2"/>
          <table:table-cell table:number-columns-repeated="2"/>
          <table:table-cell table:formula="of:=[$Roots.$J$56]" office:value-type="string" office:string-value="√viś" calcext:value-type="string">
            <text:p>√viś</text:p>
          </table:table-cell>
          <table:table-cell table:formula="of:=[$Roots.$K$56]" office:value-type="string" office:string-value="enter" calcext:value-type="string">
            <text:p>enter</text:p>
          </table:table-cell>
          <table:table-cell table:formula="of:=[$Roots.$L$56]" office:value-type="string" office:string-value="6" calcext:value-type="string">
            <text:p>6</text:p>
          </table:table-cell>
          <table:table-cell table:formula="of:=[$Roots.$C$56]" office:value-type="string" office:string-value="√vis" calcext:value-type="string">
            <text:p>√vis</text:p>
          </table:table-cell>
          <table:table-cell table:formula="of:=[$Roots.$D$56]" office:value-type="float" office:value="0" calcext:value-type="float">
            <text:p>0</text:p>
          </table:table-cell>
          <table:table-cell table:formula="of:=[$Roots.$E$56]" office:value-type="string" office:string-value="･" calcext:value-type="string">
            <text:p>･</text:p>
          </table:table-cell>
          <table:table-cell table:formula="of:=[$Roots.$F$56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56]" office:value-type="string" office:string-value="enter" calcext:value-type="string">
            <text:p>enter</text:p>
          </table:table-cell>
          <table:table-cell/>
          <table:table-cell table:style-name="ce144" office:value-type="string" calcext:value-type="string">
            <text:p>abhi ni √vis</text:p>
          </table:table-cell>
          <table:table-cell table:style-name="ce5"/>
          <table:table-cell table:style-name="ce219" office:value-type="string" calcext:value-type="string">
            <text:p>abhi + ni + √vis +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vis</text:p>
          </table:table-cell>
          <table:table-cell table:style-name="ce5" office:value-type="string" calcext:value-type="string">
            <text:p>i aor</text:p>
          </table:table-cell>
          <table:table-cell table:style-name="ce643" office:value-type="string" calcext:value-type="string">
            <text:p>clinged to, adhered</text:p>
          </table:table-cell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nivisitvā</text:p>
          </table:table-cell>
          <table:table-cell table:formula="of:= COM.MICROSOFT.CONCAT(IF([.$AH200] = &quot;&quot;;&quot;&quot;;&quot;√&quot;);IF([.$AK200] = &quot;&quot;;&quot;&quot;;&quot;√&quot;))">
            <text:p/>
          </table:table-cell>
          <table:table-cell table:style-name="ce35" office:value-type="string" calcext:value-type="string">
            <text:p>abs</text:p>
          </table:table-cell>
          <table:table-cell table:style-name="ce35" office:value-type="string" calcext:value-type="string">
            <text:p><text:span text:style-name="T1">abs of abhinivisati</text:span></text:p>
          </table:table-cell>
          <table:table-cell table:style-name="ce100" office:value-type="string" calcext:value-type="string">
            <text:p>abhinivisa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having entered deeply (into); having become attached (to); having adhered (to)</text:p>
          </table:table-cell>
          <table:table-cell table:style-name="ce141" office:value-type="string" calcext:value-type="string">
            <text:p>having entered down</text:p>
          </table:table-cell>
          <table:table-cell/>
          <table:table-cell office:value-type="string" calcext:value-type="string">
            <text:p>abhiniviṣṭvā</text:p>
          </table:table-cell>
          <table:table-cell table:formula="of:=[$Roots.$J$56]" office:value-type="string" office:string-value="√viś" calcext:value-type="string">
            <text:p>√viś</text:p>
          </table:table-cell>
          <table:table-cell table:formula="of:=[$Roots.$K$56]" office:value-type="string" office:string-value="enter" calcext:value-type="string">
            <text:p>enter</text:p>
          </table:table-cell>
          <table:table-cell table:formula="of:=[$Roots.$L$56]" office:value-type="string" office:string-value="6" calcext:value-type="string">
            <text:p>6</text:p>
          </table:table-cell>
          <table:table-cell table:formula="of:=[$Roots.$C$56]" office:value-type="string" office:string-value="√vis" calcext:value-type="string">
            <text:p>√vis</text:p>
          </table:table-cell>
          <table:table-cell table:formula="of:=[$Roots.$D$56]" office:value-type="float" office:value="0" calcext:value-type="float">
            <text:p>0</text:p>
          </table:table-cell>
          <table:table-cell table:formula="of:=[$Roots.$E$56]" office:value-type="string" office:string-value="･" calcext:value-type="string">
            <text:p>･</text:p>
          </table:table-cell>
          <table:table-cell table:formula="of:=[$Roots.$F$56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56]" office:value-type="string" office:string-value="enter" calcext:value-type="string">
            <text:p>enter</text:p>
          </table:table-cell>
          <table:table-cell/>
          <table:table-cell table:style-name="ce144" office:value-type="string" calcext:value-type="string">
            <text:p>abhi ni √vis</text:p>
          </table:table-cell>
          <table:table-cell table:style-name="ce5"/>
          <table:table-cell table:style-name="ce219" office:value-type="string" calcext:value-type="string">
            <text:p>abhi + ni + √vis + itvā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-</text:p>
          </table:table-cell>
          <table:table-cell table:style-name="ce5"/>
          <table:table-cell table:style-name="ce643"/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nivissa</text:p>
          </table:table-cell>
          <table:table-cell table:formula="of:= COM.MICROSOFT.CONCAT(IF([.$AH201] = &quot;&quot;;&quot;&quot;;&quot;√&quot;);IF([.$AK201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ger</text:p>
          </table:table-cell>
          <table:table-cell table:style-name="ce35" office:value-type="string" calcext:value-type="string">
            <text:p>ger of abhinivisati</text:p>
          </table:table-cell>
          <table:table-cell table:style-name="ce35" office:value-type="string" calcext:value-type="string">
            <text:p>abhinivisa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attaching; clinging; adhering; sticking</text:p>
          </table:table-cell>
          <table:table-cell table:style-name="ce141"/>
          <table:table-cell/>
          <table:table-cell office:value-type="string" calcext:value-type="string">
            <text:p>abvhinirviśya</text:p>
          </table:table-cell>
          <table:table-cell table:formula="of:=[$Roots.$J$56]" office:value-type="string" office:string-value="√viś" calcext:value-type="string">
            <text:p>√viś</text:p>
          </table:table-cell>
          <table:table-cell table:formula="of:=[$Roots.$K$56]" office:value-type="string" office:string-value="enter" calcext:value-type="string">
            <text:p>enter</text:p>
          </table:table-cell>
          <table:table-cell table:formula="of:=[$Roots.$L$56]" office:value-type="string" office:string-value="6" calcext:value-type="string">
            <text:p>6</text:p>
          </table:table-cell>
          <table:table-cell table:formula="of:=[$Roots.$C$56]" office:value-type="string" office:string-value="√vis" calcext:value-type="string">
            <text:p>√vis</text:p>
          </table:table-cell>
          <table:table-cell table:formula="of:=[$Roots.$D$56]" office:value-type="float" office:value="0" calcext:value-type="float">
            <text:p>0</text:p>
          </table:table-cell>
          <table:table-cell table:formula="of:=[$Roots.$E$56]" office:value-type="string" office:string-value="･" calcext:value-type="string">
            <text:p>･</text:p>
          </table:table-cell>
          <table:table-cell table:formula="of:=[$Roots.$F$56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56]" office:value-type="string" office:string-value="enter" calcext:value-type="string">
            <text:p>enter</text:p>
          </table:table-cell>
          <table:table-cell/>
          <table:table-cell table:style-name="ce144" office:value-type="string" calcext:value-type="string">
            <text:p>abhi ni √vis</text:p>
          </table:table-cell>
          <table:table-cell table:style-name="ce5"/>
          <table:table-cell table:style-name="ce219" office:value-type="string" calcext:value-type="string">
            <text:p>abhi + ni + √vis + ya</text:p>
          </table:table-cell>
          <table:table-cell table:style-name="ce219" table:number-columns-repeated="2"/>
          <table:table-cell table:style-name="ce265" office:value-type="string" calcext:value-type="string">
            <text:p>y &gt; s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MN 22</text:p>
          </table:table-cell>
          <table:table-cell table:style-name="ce260" office:value-type="string" calcext:value-type="string">
            <text:p>alagaddūpamasuttaṃ</text:p>
          </table:table-cell>
          <table:table-cell office:value-type="string" calcext:value-type="string">
            <text:p>evam'pi kho ariṭṭho bhikkhu gaddhabādhipubbo tehi bhikkhūhi samanuyuñjiyamāno samanugāhiyamāno samanubhāsiyamāno tad'eva pāpakaṃ diṭṭhigataṃ thāmasā parāmāsā <text:span text:style-name="T3">abhinivissa</text:span> voharati</text:p>
          </table:table-cell>
          <table:table-cell table:style-name="ce260" office:value-type="string" calcext:value-type="string">
            <text:p>MN 139</text:p>
          </table:table-cell>
          <table:table-cell table:style-name="ce260" office:value-type="string" calcext:value-type="string">
            <text:p>araṇavibhaṅgasuttaṃ</text:p>
          </table:table-cell>
          <table:table-cell office:value-type="string" calcext:value-type="string">
            <text:p>iti yathā yathā naṃ tesu tesu janapadesu sañjānanti tathā tathā thāmasā parāmāsā <text:span text:style-name="T3">abhinivissa</text:span> voharati, idam'eva saccaṃ, mogham'aññan'ti.</text:p>
          </table:table-cell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-</text:p>
          </table:table-cell>
          <table:table-cell table:style-name="ce5"/>
          <table:table-cell table:style-name="ce643"/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niviṭṭha</text:p>
          </table:table-cell>
          <table:table-cell table:formula="of:= COM.MICROSOFT.CONCAT(IF([.$AH202] = &quot;&quot;;&quot;&quot;;&quot;√&quot;);IF([.$AK202] = &quot;&quot;;&quot;&quot;;&quot;√&quot;))">
            <text:p/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56]" office:value-type="string" office:string-value="√viś" calcext:value-type="string">
            <text:p>√viś</text:p>
          </table:table-cell>
          <table:table-cell table:formula="of:=[$Roots.$K$56]" office:value-type="string" office:string-value="enter" calcext:value-type="string">
            <text:p>enter</text:p>
          </table:table-cell>
          <table:table-cell table:formula="of:=[$Roots.$L$56]" office:value-type="string" office:string-value="6" calcext:value-type="string">
            <text:p>6</text:p>
          </table:table-cell>
          <table:table-cell table:formula="of:=[$Roots.$C$56]" office:value-type="string" office:string-value="√vis" calcext:value-type="string">
            <text:p>√vis</text:p>
          </table:table-cell>
          <table:table-cell table:formula="of:=[$Roots.$D$56]" office:value-type="float" office:value="0" calcext:value-type="float">
            <text:p>0</text:p>
          </table:table-cell>
          <table:table-cell table:formula="of:=[$Roots.$E$56]" office:value-type="string" office:string-value="･" calcext:value-type="string">
            <text:p>･</text:p>
          </table:table-cell>
          <table:table-cell table:formula="of:=[$Roots.$F$56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56]" office:value-type="string" office:string-value="enter" calcext:value-type="string">
            <text:p>enter</text:p>
          </table:table-cell>
          <table:table-cell/>
          <table:table-cell table:style-name="ce144" office:value-type="string" calcext:value-type="string">
            <text:p>abhi ni √vis</text:p>
          </table:table-cell>
          <table:table-cell table:style-name="ce5"/>
          <table:table-cell table:style-name="ce219" office:value-type="string" calcext:value-type="string">
            <text:p>abhi + ni + visa +</text:p>
          </table:table-cell>
          <table:table-cell table:style-name="ce219" office:value-type="string" calcext:value-type="string">
            <text:p>kita</text:p>
          </table:table-cell>
          <table:table-cell table:style-name="ce219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iviṭṭh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attached to, clinging to</text:p>
          </table:table-cell>
          <table:table-cell table:number-columns-repeated="964"/>
        </table:table-row>
        <table:table-row table:style-name="ro1">
          <table:table-cell table:number-columns-repeated="2" office:value-type="string" calcext:value-type="string">
            <text:p>abhinivuttha</text:p>
          </table:table-cell>
          <table:table-cell table:formula="of:= COM.MICROSOFT.CONCAT(IF([.$AH203] = &quot;&quot;;&quot;&quot;;&quot;√&quot;);IF([.$AK203] = &quot;&quot;;&quot;&quot;;&quot;√&quot;))">
            <text:p/>
          </table:table-cell>
          <table:table-cell table:number-columns-repeated="2" table:style-name="ce35" office:value-type="string" calcext:value-type="string">
            <text:p>adj</text:p>
          </table:table-cell>
          <table:table-cell table:style-name="ce35" office:value-type="string" calcext:value-type="string">
            <text:p>abhinivuṭṭha</text:p>
          </table:table-cell>
          <table:table-cell table:style-name="ce35" table:number-columns-repeated="4"/>
          <table:table-cell table:style-name="ce141" table:number-columns-repeated="2"/>
          <table:table-cell table:number-columns-repeated="12"/>
          <table:table-cell table:style-name="ce144"/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nivutth</text:p>
          </table:table-cell>
          <table:table-cell table:style-name="ce5" office:value-type="string" calcext:value-type="string">
            <text:p>a adj</text:p>
          </table:table-cell>
          <table:table-cell table:style-name="ce643" office:value-type="string" calcext:value-type="string">
            <text:p>lived in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nivuṭṭha</text:p>
          </table:table-cell>
          <table:table-cell table:formula="of:= COM.MICROSOFT.CONCAT(IF([.$AH204] = &quot;&quot;;&quot;&quot;;&quot;√&quot;);IF([.$AK204] = &quot;&quot;;&quot;&quot;;&quot;√&quot;))">
            <text:p/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</text:p>
          </table:table-cell>
          <table:table-cell table:style-name="ce35" office:value-type="string" calcext:value-type="string">
            <text:p>abhinivuttha</text:p>
          </table:table-cell>
          <table:table-cell table:style-name="ce35" table:number-columns-repeated="4"/>
          <table:table-cell table:style-name="ce141" table:number-columns-repeated="2"/>
          <table:table-cell table:number-columns-repeated="2"/>
          <table:table-cell table:formula="of:=[$Roots.$J$51]" office:value-type="string" office:string-value="√vas" calcext:value-type="string">
            <text:p>√vas</text:p>
          </table:table-cell>
          <table:table-cell table:formula="of:=[$Roots.$K$51]" office:value-type="string" office:string-value="dwell" calcext:value-type="string">
            <text:p>dwell</text:p>
          </table:table-cell>
          <table:table-cell table:formula="of:=[$Roots.$L$51]" office:value-type="string" office:string-value="1" calcext:value-type="string">
            <text:p>1</text:p>
          </table:table-cell>
          <table:table-cell table:formula="of:=[$Roots.$C$51]" office:value-type="string" office:string-value="√vas" calcext:value-type="string">
            <text:p>√vas</text:p>
          </table:table-cell>
          <table:table-cell table:formula="of:=[$Roots.$D$51]" office:value-type="float" office:value="0" calcext:value-type="float">
            <text:p>0</text:p>
          </table:table-cell>
          <table:table-cell table:formula="of:=[$Roots.$E$51]" office:value-type="string" office:string-value="･" calcext:value-type="string">
            <text:p>･</text:p>
          </table:table-cell>
          <table:table-cell table:formula="of:=[$Roots.$F$51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51]" office:value-type="string" office:string-value="live" calcext:value-type="string">
            <text:p>live</text:p>
          </table:table-cell>
          <table:table-cell/>
          <table:table-cell table:style-name="ce144" office:value-type="string" calcext:value-type="string">
            <text:p>abhi ni √vas</text:p>
          </table:table-cell>
          <table:table-cell table:style-name="ce5"/>
          <table:table-cell table:style-name="ce515"/>
          <table:table-cell table:style-name="ce219" office:value-type="string" calcext:value-type="string">
            <text:p>kita</text:p>
          </table:table-cell>
          <table:table-cell table:style-name="ce219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nivuṭṭh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lived in</text:p>
          </table:table-cell>
          <table:table-cell table:number-columns-repeated="964"/>
        </table:table-row>
        <table:table-row table:style-name="ro1">
          <table:table-cell table:number-columns-repeated="2" office:value-type="string" calcext:value-type="string">
            <text:p>abhinivutthapubba</text:p>
          </table:table-cell>
          <table:table-cell table:formula="of:= COM.MICROSOFT.CONCAT(IF([.$AH205] = &quot;&quot;;&quot;&quot;;&quot;√&quot;);IF([.$AK205] = &quot;&quot;;&quot;&quot;;&quot;√&quot;))">
            <text:p/>
          </table:table-cell>
          <table:table-cell table:number-columns-repeated="2" table:style-name="ce35" office:value-type="string" calcext:value-type="string">
            <text:p>adj</text:p>
          </table:table-cell>
          <table:table-cell table:style-name="ce35" office:value-type="string" calcext:value-type="string">
            <text:p>abhinivuttha</text:p>
          </table:table-cell>
          <table:table-cell table:style-name="ce35" table:number-columns-repeated="4"/>
          <table:table-cell table:style-name="ce141" table:number-columns-repeated="2"/>
          <table:table-cell table:number-columns-repeated="12"/>
          <table:table-cell table:style-name="ce144"/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nivutthapubb</text:p>
          </table:table-cell>
          <table:table-cell table:style-name="ce5" office:value-type="string" calcext:value-type="string">
            <text:p>a adj</text:p>
          </table:table-cell>
          <table:table-cell table:style-name="ce643" office:value-type="string" calcext:value-type="string">
            <text:p>previously lived in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nivuṭṭhapubba</text:p>
          </table:table-cell>
          <table:table-cell table:formula="of:= COM.MICROSOFT.CONCAT(IF([.$AH206] = &quot;&quot;;&quot;&quot;;&quot;√&quot;);IF([.$AK206] = &quot;&quot;;&quot;&quot;;&quot;√&quot;))">
            <text:p/>
          </table:table-cell>
          <table:table-cell table:style-name="ce35" office:value-type="string" calcext:value-type="string">
            <text:p>adj</text:p>
          </table:table-cell>
          <table:table-cell table:style-name="ce35" office:value-type="string" calcext:value-type="string">
            <text:p>adj, comp</text:p>
          </table:table-cell>
          <table:table-cell table:style-name="ce35" table:number-columns-repeated="5"/>
          <table:table-cell table:style-name="ce141" office:value-type="string" calcext:value-type="string">
            <text:p>lived in before; inhabited previously</text:p>
          </table:table-cell>
          <table:table-cell table:style-name="ce141"/>
          <table:table-cell table:number-columns-repeated="12"/>
          <table:table-cell table:style-name="ce144"/>
          <table:table-cell table:style-name="ce21" office:value-type="string" calcext:value-type="string">
            <text:p>abhinivuṭṭha pubba1</text:p>
          </table:table-cell>
          <table:table-cell table:style-name="ce219" office:value-type="string" calcext:value-type="string">
            <text:p>abhinivuṭṭha + pubba</text:p>
          </table:table-cell>
          <table:table-cell table:style-name="ce219" table:number-columns-repeated="2"/>
          <table:table-cell table:style-name="ce265"/>
          <table:table-cell table:style-name="ce219" office:value-type="string" calcext:value-type="string">
            <text:p>kammadhāraya</text:p>
          </table:table-cell>
          <table:table-cell table:style-name="ce219" office:value-type="string" calcext:value-type="string">
            <text:p>abhinivuṭṭha + pubba</text:p>
          </table:table-cell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pass1</text:p>
          </table:table-cell>
          <table:table-cell/>
          <table:table-cell table:style-name="ce5" office:value-type="string" calcext:value-type="string">
            <text:p>abhinivuṭṭhapubb</text:p>
          </table:table-cell>
          <table:table-cell table:style-name="ce5" office:value-type="string" calcext:value-type="string">
            <text:p>a adj</text:p>
          </table:table-cell>
          <table:table-cell table:style-name="ce643"/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nna</text:p>
          </table:table-cell>
          <table:table-cell table:formula="of:= COM.MICROSOFT.CONCAT(IF([.$AH207] = &quot;&quot;;&quot;&quot;;&quot;√&quot;);IF([.$AK207] = &quot;&quot;;&quot;&quot;;&quot;√&quot;))">
            <text:p/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 na bhijjati</text:p>
          </table:table-cell>
          <table:table-cell table:style-name="ce35" office:value-type="string" calcext:value-type="string">
            <text:p>bhijjati</text:p>
          </table:table-cell>
          <table:table-cell table:style-name="ce35" office:value-type="string" calcext:value-type="string">
            <text:p>neg</text:p>
          </table:table-cell>
          <table:table-cell table:style-name="ce35" table:number-columns-repeated="3"/>
          <table:table-cell table:style-name="ce141" office:value-type="string" calcext:value-type="string">
            <text:p>unbroken; undamaged</text:p>
          </table:table-cell>
          <table:table-cell table:style-name="ce141"/>
          <table:table-cell/>
          <table:table-cell office:value-type="string" calcext:value-type="string">
            <text:p>abhinna</text:p>
          </table:table-cell>
          <table:table-cell table:formula="of:=[$Roots.$J$5]" office:value-type="string" office:string-value="√bhid" calcext:value-type="string">
            <text:p>√bhid</text:p>
          </table:table-cell>
          <table:table-cell table:formula="of:=[$Roots.$K$5]" office:value-type="string" office:string-value="split" calcext:value-type="string">
            <text:p>split</text:p>
          </table:table-cell>
          <table:table-cell table:formula="of:=[$Roots.$L$5]" office:value-type="string" office:string-value="1, 7" calcext:value-type="string">
            <text:p>1, 7</text:p>
          </table:table-cell>
          <table:table-cell table:formula="of:=[$Roots.$C$5]" office:value-type="string" office:string-value="√bhid" calcext:value-type="string">
            <text:p>√bhid</text:p>
          </table:table-cell>
          <table:table-cell table:formula="of:=[$Roots.$D$5]" office:value-type="float" office:value="0" calcext:value-type="float">
            <text:p>0</text:p>
          </table:table-cell>
          <table:table-cell table:formula="of:=[$Roots.$E$5]" office:value-type="string" office:string-value="･" calcext:value-type="string">
            <text:p>･</text:p>
          </table:table-cell>
          <table:table-cell table:formula="of:=[$Roots.$F$5]" office:value-type="string" office:string-value="2" calcext:value-type="string">
            <text:p>2</text:p>
          </table:table-cell>
          <table:table-cell office:value-type="string" calcext:value-type="string">
            <text:p>ṃa</text:p>
          </table:table-cell>
          <table:table-cell table:formula="of:=[$Roots.$I$5]" office:value-type="string" office:string-value="break, split" calcext:value-type="string">
            <text:p>break, split</text:p>
          </table:table-cell>
          <table:table-cell/>
          <table:table-cell table:style-name="ce144" office:value-type="string" calcext:value-type="string">
            <text:p>√bhid</text:p>
          </table:table-cell>
          <table:table-cell table:style-name="ce5"/>
          <table:table-cell table:style-name="ce219" office:value-type="string" calcext:value-type="string">
            <text:p>na &gt; a + √bhid + n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na</text:p>
          </table:table-cell>
          <table:table-cell table:style-name="ce265" office:value-type="string" calcext:value-type="string">
            <text:p>d &gt; n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 table:style-name="ce575"/>
          <table:table-cell table:style-name="ce537" office:value-type="string" calcext:value-type="string">
            <text:p>bhinna</text:p>
          </table:table-cell>
          <table:table-cell table:style-name="ce537" table:number-columns-repeated="2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nn</text:p>
          </table:table-cell>
          <table:table-cell table:style-name="ce5" office:value-type="string" calcext:value-type="string">
            <text:p>a pp</text:p>
          </table:table-cell>
          <table:table-cell table:style-name="ce643"/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ñña</text:p>
          </table:table-cell>
          <table:table-cell table:formula="of:= COM.MICROSOFT.CONCAT(IF([.$AH208] = &quot;&quot;;&quot;&quot;;&quot;√&quot;);IF([.$AK208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adj</text:p>
          </table:table-cell>
          <table:table-cell table:style-name="ce35" office:value-type="string" calcext:value-type="string">
            <text:p>adj in comps, from abhiññā</text:p>
          </table:table-cell>
          <table:table-cell table:style-name="ce35" office:value-type="string" calcext:value-type="string">
            <text:p>abhiññā</text:p>
          </table:table-cell>
          <table:table-cell table:style-name="ce35" table:number-columns-repeated="4"/>
          <table:table-cell table:style-name="ce141" office:value-type="string" calcext:value-type="string">
            <text:p>with direct knowledge; with experiential understanding; with realization</text:p>
          </table:table-cell>
          <table:table-cell table:style-name="ce141" office:value-type="string" calcext:value-type="string">
            <text:p>completely knowing</text:p>
          </table:table-cell>
          <table:table-cell/>
          <table:table-cell office:value-type="string" calcext:value-type="string">
            <text:p>abhijña</text:p>
          </table:table-cell>
          <table:table-cell table:formula="of:=[$Roots.$J$24]" office:value-type="string" office:string-value="√jñā" calcext:value-type="string">
            <text:p>√jñā</text:p>
          </table:table-cell>
          <table:table-cell table:formula="of:=[$Roots.$K$24]" office:value-type="string" office:string-value="know" calcext:value-type="string">
            <text:p>know</text:p>
          </table:table-cell>
          <table:table-cell table:formula="of:=[$Roots.$L$24]" office:value-type="string" office:string-value="9" calcext:value-type="string">
            <text:p>9</text:p>
          </table:table-cell>
          <table:table-cell table:formula="of:=[$Roots.$C$24]" office:value-type="string" office:string-value="√ñā" calcext:value-type="string">
            <text:p>√ñā</text:p>
          </table:table-cell>
          <table:table-cell table:formula="of:=[$Roots.$D$24]" office:value-type="string" office:string-value="ññā" calcext:value-type="string">
            <text:p>ññā</text:p>
          </table:table-cell>
          <table:table-cell table:formula="of:=[$Roots.$E$24]" office:value-type="string" office:string-value="･" calcext:value-type="string">
            <text:p>･</text:p>
          </table:table-cell>
          <table:table-cell table:formula="of:=[$Roots.$F$24]" office:value-type="string" office:string-value="5" calcext:value-type="string">
            <text:p>5</text:p>
          </table:table-cell>
          <table:table-cell office:value-type="string" calcext:value-type="string">
            <text:p>nā</text:p>
          </table:table-cell>
          <table:table-cell table:formula="of:=[$Roots.$I$24]" office:value-type="string" office:string-value="know" calcext:value-type="string">
            <text:p>know</text:p>
          </table:table-cell>
          <table:table-cell/>
          <table:table-cell table:style-name="ce144" office:value-type="string" calcext:value-type="string">
            <text:p>abhi √ñā</text:p>
          </table:table-cell>
          <table:table-cell table:style-name="ce5"/>
          <table:table-cell table:style-name="ce219" office:value-type="string" calcext:value-type="string">
            <text:p>abhi + √ñā + ā + a</text:p>
            <text:p>abhiññā + a</text:p>
          </table:table-cell>
          <table:table-cell table:style-name="ce219" office:value-type="string" calcext:value-type="string">
            <text:p>taddhita</text:p>
          </table:table-cell>
          <table:table-cell table:style-name="ce219" office:value-type="string" calcext:value-type="string">
            <text:p>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AN 10.29</text:p>
          </table:table-cell>
          <table:table-cell table:style-name="ce260" office:value-type="string" calcext:value-type="string">
            <text:p>paṭhamakosalasuttaṃ</text:p>
          </table:table-cell>
          <table:table-cell office:value-type="string" calcext:value-type="string">
            <text:p>catasso imā, bhikkhave, paṭipadā. katamā catasso? dukkhā paṭipadā dandha-<text:span text:style-name="T3">abhiññā</text:span>, dukkhā paṭipadā khippa-<text:span text:style-name="T3">abhiññā</text:span>, sukhā paṭipadā dandha-<text:span text:style-name="T3">abhiññā</text:span>, sukhā paṭipadā khippa-<text:span text:style-name="T3">abhiññā</text:span>. imā kho, bhikkhave, catasso paṭipadā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ññ</text:p>
          </table:table-cell>
          <table:table-cell table:style-name="ce5" office:value-type="string" calcext:value-type="string">
            <text:p>a adj</text:p>
          </table:table-cell>
          <table:table-cell table:style-name="ce643" office:value-type="string" calcext:value-type="string">
            <text:p>knowing, possessed of knowledge</text:p>
          </table:table-cell>
          <table:table-cell table:number-columns-repeated="964"/>
        </table:table-row>
        <table:table-row table:style-name="ro5">
          <table:table-cell office:value-type="string" calcext:value-type="string">
            <text:p>abhiññā 1</text:p>
          </table:table-cell>
          <table:table-cell office:value-type="string" calcext:value-type="string">
            <text:p>abhiññā</text:p>
          </table:table-cell>
          <table:table-cell table:formula="of:= COM.MICROSOFT.CONCAT(IF([.$AH209] = &quot;&quot;;&quot;&quot;;&quot;√&quot;);IF([.$AK209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fem</text:p>
          </table:table-cell>
          <table:table-cell table:style-name="ce35" office:value-type="string" calcext:value-type="string">
            <text:p>fem, abstr, from abhijānāti</text:p>
          </table:table-cell>
          <table:table-cell table:style-name="ce35" office:value-type="string" calcext:value-type="string">
            <text:p>abhijānāti</text:p>
          </table:table-cell>
          <table:table-cell table:style-name="ce35" table:number-columns-repeated="4"/>
          <table:table-cell table:style-name="ce141" office:value-type="string" calcext:value-type="string">
            <text:p>direct knowledge; higher understanding; specialized knowledge</text:p>
          </table:table-cell>
          <table:table-cell table:style-name="ce141" office:value-type="string" calcext:value-type="string">
            <text:p>complete knowledge</text:p>
          </table:table-cell>
          <table:table-cell/>
          <table:table-cell office:value-type="string" calcext:value-type="string">
            <text:p>abhijñā</text:p>
          </table:table-cell>
          <table:table-cell table:formula="of:=[$Roots.$J$24]" office:value-type="string" office:string-value="√jñā" calcext:value-type="string">
            <text:p>√jñā</text:p>
          </table:table-cell>
          <table:table-cell table:formula="of:=[$Roots.$K$24]" office:value-type="string" office:string-value="know" calcext:value-type="string">
            <text:p>know</text:p>
          </table:table-cell>
          <table:table-cell table:formula="of:=[$Roots.$L$24]" office:value-type="string" office:string-value="9" calcext:value-type="string">
            <text:p>9</text:p>
          </table:table-cell>
          <table:table-cell table:formula="of:=[$Roots.$C$24]" office:value-type="string" office:string-value="√ñā" calcext:value-type="string">
            <text:p>√ñā</text:p>
          </table:table-cell>
          <table:table-cell table:formula="of:=[$Roots.$D$24]" office:value-type="string" office:string-value="ññā" calcext:value-type="string">
            <text:p>ññā</text:p>
          </table:table-cell>
          <table:table-cell table:formula="of:=[$Roots.$E$24]" office:value-type="string" office:string-value="･" calcext:value-type="string">
            <text:p>･</text:p>
          </table:table-cell>
          <table:table-cell table:formula="of:=[$Roots.$F$24]" office:value-type="string" office:string-value="5" calcext:value-type="string">
            <text:p>5</text:p>
          </table:table-cell>
          <table:table-cell office:value-type="string" calcext:value-type="string">
            <text:p>nā</text:p>
          </table:table-cell>
          <table:table-cell table:formula="of:=[$Roots.$I$24]" office:value-type="string" office:string-value="know" calcext:value-type="string">
            <text:p>know</text:p>
          </table:table-cell>
          <table:table-cell/>
          <table:table-cell table:style-name="ce144" office:value-type="string" calcext:value-type="string">
            <text:p>abhi √ñā</text:p>
          </table:table-cell>
          <table:table-cell table:style-name="ce5"/>
          <table:table-cell table:style-name="ce219" office:value-type="string" calcext:value-type="string">
            <text:p>abhi + √ñā + ā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ā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MN 3</text:p>
          </table:table-cell>
          <table:table-cell table:style-name="ce260" office:value-type="string" calcext:value-type="string">
            <text:p>dhammadāyādasuttaṃ</text:p>
          </table:table-cell>
          <table:table-cell office:value-type="string" calcext:value-type="string">
            <text:p>lobhassa ca pahānāya dosassa ca pahānāya atthi majjhimā paṭipadā cakkhukaraṇī ñāṇakaraṇī upasamāya <text:span text:style-name="T3">abhiññāya</text:span> sambodhāya nibbānāya saṃvattati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ññ</text:p>
          </table:table-cell>
          <table:table-cell table:style-name="ce5" office:value-type="string" calcext:value-type="string">
            <text:p>ā fem</text:p>
          </table:table-cell>
          <table:table-cell table:style-name="ce643" office:value-type="string" calcext:value-type="string">
            <text:p>special knowledge</text:p>
          </table:table-cell>
          <table:table-cell table:number-columns-repeated="964"/>
        </table:table-row>
        <table:table-row table:style-name="ro5">
          <table:table-cell office:value-type="string" calcext:value-type="string">
            <text:p>abhiññā 2</text:p>
          </table:table-cell>
          <table:table-cell office:value-type="string" calcext:value-type="string">
            <text:p>abhiññā</text:p>
          </table:table-cell>
          <table:table-cell table:formula="of:= COM.MICROSOFT.CONCAT(IF([.$AH210] = &quot;&quot;;&quot;&quot;;&quot;√&quot;);IF([.$AK210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fem</text:p>
          </table:table-cell>
          <table:table-cell table:style-name="ce35" office:value-type="string" calcext:value-type="string">
            <text:p>fem, abstr, from abhijānāti</text:p>
          </table:table-cell>
          <table:table-cell table:style-name="ce35" office:value-type="string" calcext:value-type="string">
            <text:p>abhijānāti</text:p>
          </table:table-cell>
          <table:table-cell table:style-name="ce35" table:number-columns-repeated="4"/>
          <table:table-cell table:style-name="ce141" office:value-type="string" calcext:value-type="string">
            <text:p>psychic power; supernormal ability</text:p>
          </table:table-cell>
          <table:table-cell table:style-name="ce141" office:value-type="string" calcext:value-type="string">
            <text:p>complete knowledge</text:p>
          </table:table-cell>
          <table:table-cell/>
          <table:table-cell office:value-type="string" calcext:value-type="string">
            <text:p>abhijñā</text:p>
          </table:table-cell>
          <table:table-cell table:formula="of:=[$Roots.$J$24]" office:value-type="string" office:string-value="√jñā" calcext:value-type="string">
            <text:p>√jñā</text:p>
          </table:table-cell>
          <table:table-cell table:formula="of:=[$Roots.$K$24]" office:value-type="string" office:string-value="know" calcext:value-type="string">
            <text:p>know</text:p>
          </table:table-cell>
          <table:table-cell table:formula="of:=[$Roots.$L$24]" office:value-type="string" office:string-value="9" calcext:value-type="string">
            <text:p>9</text:p>
          </table:table-cell>
          <table:table-cell table:formula="of:=[$Roots.$C$24]" office:value-type="string" office:string-value="√ñā" calcext:value-type="string">
            <text:p>√ñā</text:p>
          </table:table-cell>
          <table:table-cell table:formula="of:=[$Roots.$D$24]" office:value-type="string" office:string-value="ññā" calcext:value-type="string">
            <text:p>ññā</text:p>
          </table:table-cell>
          <table:table-cell table:formula="of:=[$Roots.$E$24]" office:value-type="string" office:string-value="･" calcext:value-type="string">
            <text:p>･</text:p>
          </table:table-cell>
          <table:table-cell table:formula="of:=[$Roots.$F$24]" office:value-type="string" office:string-value="5" calcext:value-type="string">
            <text:p>5</text:p>
          </table:table-cell>
          <table:table-cell office:value-type="string" calcext:value-type="string">
            <text:p>nā</text:p>
          </table:table-cell>
          <table:table-cell table:formula="of:=[$Roots.$I$24]" office:value-type="string" office:string-value="know" calcext:value-type="string">
            <text:p>know</text:p>
          </table:table-cell>
          <table:table-cell/>
          <table:table-cell table:style-name="ce144" office:value-type="string" calcext:value-type="string">
            <text:p>abhi √ñā</text:p>
          </table:table-cell>
          <table:table-cell table:style-name="ce5"/>
          <table:table-cell table:style-name="ce219" office:value-type="string" calcext:value-type="string">
            <text:p>abhi + √ñā + ā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ā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AN 5.23</text:p>
          </table:table-cell>
          <table:table-cell table:style-name="ce260" office:value-type="string" calcext:value-type="string">
            <text:p>upakkilesasuttaṃ</text:p>
          </table:table-cell>
          <table:table-cell office:value-type="string" calcext:value-type="string">
            <text:p>yassa kassaci ca <text:span text:style-name="T3">abhiññā</text:span>sacchikaraṇīyassa dhammassa cittaṃ abhininnāmeti <text:span text:style-name="T3">abhiññā</text:span>sacchikiriyāya tatra tatr'eva sakkhibhabbataṃ pāpuṇāti sati sati āyatane.</text:p>
          </table:table-cell>
          <table:table-cell table:style-name="ce260" office:value-type="string" calcext:value-type="string">
            <text:p>AN 3.102</text:p>
          </table:table-cell>
          <table:table-cell table:style-name="ce260" office:value-type="string" calcext:value-type="string">
            <text:p>paṃsudhovakasuttaṃ</text:p>
          </table:table-cell>
          <table:table-cell office:value-type="string" calcext:value-type="string">
            <text:p>yassa yassa ca <text:span text:style-name="T3">abhiññā</text:span> sacchikaraṇīyassa dhammassa cittaṃ abhininnāmeti abhiññā sacchikiriyāya tatra tatr'eva sakkhibhabbataṃ pāpuṇāti sati satiāyatane.</text:p>
          </table:table-cell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ññ</text:p>
          </table:table-cell>
          <table:table-cell table:style-name="ce5" office:value-type="string" calcext:value-type="string">
            <text:p>ā fem</text:p>
          </table:table-cell>
          <table:table-cell table:style-name="ce643" office:value-type="string" calcext:value-type="string">
            <text:p>supernormal power</text:p>
          </table:table-cell>
          <table:table-cell table:number-columns-repeated="964"/>
        </table:table-row>
        <table:table-row table:style-name="ro5">
          <table:table-cell office:value-type="string" calcext:value-type="string">
            <text:p>abhiññā 3</text:p>
          </table:table-cell>
          <table:table-cell office:value-type="string" calcext:value-type="string">
            <text:p>abhiññā</text:p>
          </table:table-cell>
          <table:table-cell table:formula="of:= COM.MICROSOFT.CONCAT(IF([.$AH211] = &quot;&quot;;&quot;&quot;;&quot;√&quot;);IF([.$AK211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ger</text:p>
          </table:table-cell>
          <table:table-cell table:style-name="ce35" office:value-type="string" calcext:value-type="string">
            <text:p>ger of abhijānāti</text:p>
          </table:table-cell>
          <table:table-cell table:style-name="ce35" office:value-type="string" calcext:value-type="string">
            <text:p>abhijānā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directly knowing; understanding experientially</text:p>
          </table:table-cell>
          <table:table-cell table:style-name="ce141" office:value-type="string" calcext:value-type="string">
            <text:p>completely knowing</text:p>
          </table:table-cell>
          <table:table-cell/>
          <table:table-cell office:value-type="string" calcext:value-type="string">
            <text:p>abhijña</text:p>
          </table:table-cell>
          <table:table-cell table:formula="of:=[$Roots.$J$24]" office:value-type="string" office:string-value="√jñā" calcext:value-type="string">
            <text:p>√jñā</text:p>
          </table:table-cell>
          <table:table-cell table:formula="of:=[$Roots.$K$24]" office:value-type="string" office:string-value="know" calcext:value-type="string">
            <text:p>know</text:p>
          </table:table-cell>
          <table:table-cell table:formula="of:=[$Roots.$L$24]" office:value-type="string" office:string-value="9" calcext:value-type="string">
            <text:p>9</text:p>
          </table:table-cell>
          <table:table-cell table:formula="of:=[$Roots.$C$24]" office:value-type="string" office:string-value="√ñā" calcext:value-type="string">
            <text:p>√ñā</text:p>
          </table:table-cell>
          <table:table-cell table:formula="of:=[$Roots.$D$24]" office:value-type="string" office:string-value="ññā" calcext:value-type="string">
            <text:p>ññā</text:p>
          </table:table-cell>
          <table:table-cell table:formula="of:=[$Roots.$E$24]" office:value-type="string" office:string-value="･" calcext:value-type="string">
            <text:p>･</text:p>
          </table:table-cell>
          <table:table-cell table:formula="of:=[$Roots.$F$24]" office:value-type="string" office:string-value="5" calcext:value-type="string">
            <text:p>5</text:p>
          </table:table-cell>
          <table:table-cell office:value-type="string" calcext:value-type="string">
            <text:p>nā</text:p>
          </table:table-cell>
          <table:table-cell table:formula="of:=[$Roots.$I$24]" office:value-type="string" office:string-value="know" calcext:value-type="string">
            <text:p>know</text:p>
          </table:table-cell>
          <table:table-cell/>
          <table:table-cell table:style-name="ce144" office:value-type="string" calcext:value-type="string">
            <text:p>abhi √ñā</text:p>
          </table:table-cell>
          <table:table-cell table:style-name="ce5"/>
          <table:table-cell table:style-name="ce219" office:value-type="string" calcext:value-type="string">
            <text:p>abhi + √ñā + (ya) &gt; ñā</text:p>
          </table:table-cell>
          <table:table-cell table:style-name="ce219" table:number-columns-repeated="2"/>
          <table:table-cell table:style-name="ce265" office:value-type="string" calcext:value-type="string">
            <text:p>āya &gt; ā (contraction)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AN 10.176</text:p>
          </table:table-cell>
          <table:table-cell table:style-name="ce260" office:value-type="string" calcext:value-type="string">
            <text:p>cundasuttaṃ</text:p>
          </table:table-cell>
          <table:table-cell office:value-type="string" calcext:value-type="string">
            <text:p>atthi loke samaṇabrāhmaṇā sammaggatā sammāpaṭipannā ye imañ'ca lokaṃ parañ'ca lokaṃ sayaṃ <text:span text:style-name="T3">abhiññā</text:span> sacchikatvā pavedentī'ti</text:p>
          </table:table-cell>
          <table:table-cell table:style-name="ce260" office:value-type="string" calcext:value-type="string">
            <text:p>SNP 4</text:p>
          </table:table-cell>
          <table:table-cell table:style-name="ce260" office:value-type="string" calcext:value-type="string">
            <text:p>kasibhāradvājasuttaṃ</text:p>
            <text:p>uragavaggo 4</text:p>
          </table:table-cell>
          <table:table-cell office:value-type="string" calcext:value-type="string">
            <text:p>tad'anuttaraṃ brahmacariyapariyosānaṃ diṭṭh'eva dhamme sayaṃ <text:span text:style-name="T3">abhiññā</text:span> sacchikatvā upasampajja vihāsi.</text:p>
          </table:table-cell>
          <table:table-cell table:style-name="ce537" table:number-columns-repeated="2"/>
          <table:table-cell table:style-name="ce537" office:value-type="string" calcext:value-type="string">
            <text:p>abhiññāya</text:p>
          </table:table-cell>
          <table:table-cell table:style-name="ce355" office:value-type="string" calcext:value-type="string">
            <text:p>(ANa) <text:span text:style-name="T3">abhiññā sacchikiriyāyā</text:span>'ti jānitvā paccakkhakaraṇ'atthāya.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-</text:p>
          </table:table-cell>
          <table:table-cell table:style-name="ce5"/>
          <table:table-cell table:style-name="ce643" office:value-type="string" calcext:value-type="string">
            <text:p>having understood well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abhiññājhānavisaya</text:p>
          </table:table-cell>
          <table:table-cell office:value-type="string" calcext:value-type="string">
            <text:p>abhiññājhānavisayo</text:p>
          </table:table-cell>
          <table:table-cell table:formula="of:= COM.MICROSOFT.CONCAT(IF([.$AH212] = &quot;&quot;;&quot;&quot;;&quot;√&quot;);IF([.$AK212] = &quot;&quot;;&quot;&quot;;&quot;√&quot;))">
            <text:p/>
          </table:table-cell>
          <table:table-cell table:style-name="ce35" office:value-type="string" calcext:value-type="string">
            <text:p>masc</text:p>
          </table:table-cell>
          <table:table-cell table:style-name="ce35" office:value-type="string" calcext:value-type="string">
            <text:p>masc, comp</text:p>
          </table:table-cell>
          <table:table-cell table:style-name="ce35" table:number-columns-repeated="5"/>
          <table:table-cell table:style-name="ce141" table:number-columns-repeated="2"/>
          <table:table-cell table:number-columns-repeated="12"/>
          <table:table-cell table:style-name="ce144" table:number-columns-repeated="2"/>
          <table:table-cell table:style-name="ce489" office:value-type="string" calcext:value-type="string">
            <text:p>abhiññā + jhāna + visaya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ññājhānavisay</text:p>
          </table:table-cell>
          <table:table-cell table:style-name="ce5" office:value-type="string" calcext:value-type="string">
            <text:p>a masc</text:p>
          </table:table-cell>
          <table:table-cell table:style-name="ce643" office:value-type="string" calcext:value-type="string">
            <text:p>scope of higher understanding from meditation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abhiññāṇa</text:p>
          </table:table-cell>
          <table:table-cell office:value-type="string" calcext:value-type="string">
            <text:p>abhiññāṇaṃ</text:p>
          </table:table-cell>
          <table:table-cell table:formula="of:= COM.MICROSOFT.CONCAT(IF([.$AH213] = &quot;&quot;;&quot;&quot;;&quot;√&quot;);IF([.$AK213] = &quot;&quot;;&quot;&quot;;&quot;√&quot;))">
            <text:p/>
          </table:table-cell>
          <table:table-cell table:number-columns-repeated="2" table:style-name="ce35" office:value-type="string" calcext:value-type="string">
            <text:p>nt</text:p>
          </table:table-cell>
          <table:table-cell table:style-name="ce35" table:number-columns-repeated="5"/>
          <table:table-cell table:style-name="ce141" table:number-columns-repeated="2"/>
          <table:table-cell table:number-columns-repeated="12"/>
          <table:table-cell table:style-name="ce144"/>
          <table:table-cell table:style-name="ce5" office:value-type="string" calcext:value-type="string">
            <text:p>ñāṇa</text:p>
          </table:table-cell>
          <table:table-cell table:style-name="ce219" table:number-columns-repeated="3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ññāṇ</text:p>
          </table:table-cell>
          <table:table-cell table:style-name="ce5" office:value-type="string" calcext:value-type="string">
            <text:p>a nt</text:p>
          </table:table-cell>
          <table:table-cell table:style-name="ce643" office:value-type="string" calcext:value-type="string">
            <text:p>special mark</text:p>
          </table:table-cell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ññāpādaka</text:p>
          </table:table-cell>
          <table:table-cell table:formula="of:= COM.MICROSOFT.CONCAT(IF([.$AH214] = &quot;&quot;;&quot;&quot;;&quot;√&quot;);IF([.$AK214] = &quot;&quot;;&quot;&quot;;&quot;√&quot;))">
            <text:p/>
          </table:table-cell>
          <table:table-cell table:style-name="ce35" office:value-type="string" calcext:value-type="string">
            <text:p>adj</text:p>
          </table:table-cell>
          <table:table-cell table:style-name="ce35" office:value-type="string" calcext:value-type="string">
            <text:p>adj, comp</text:p>
          </table:table-cell>
          <table:table-cell table:style-name="ce35" table:number-columns-repeated="5"/>
          <table:table-cell table:style-name="ce141" office:value-type="string" calcext:value-type="string">
            <text:p>serving as a basis for higher knowledges; acting a support for psychic powers</text:p>
          </table:table-cell>
          <table:table-cell table:style-name="ce141"/>
          <table:table-cell table:number-columns-repeated="12"/>
          <table:table-cell table:style-name="ce5"/>
          <table:table-cell table:style-name="ce5" office:value-type="string" calcext:value-type="string">
            <text:p>abhiññā pāda</text:p>
          </table:table-cell>
          <table:table-cell table:style-name="ce489" office:value-type="string" calcext:value-type="string">
            <text:p>abhiññā + pādaka</text:p>
          </table:table-cell>
          <table:table-cell table:style-name="ce219" table:number-columns-repeated="2"/>
          <table:table-cell table:style-name="ce265"/>
          <table:table-cell table:style-name="ce219" office:value-type="string" calcext:value-type="string">
            <text:p>kammadhāraya</text:p>
          </table:table-cell>
          <table:table-cell table:style-name="ce489" office:value-type="string" calcext:value-type="string">
            <text:p>abhiññā + pādaka</text:p>
          </table:table-cell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ññāpādak</text:p>
          </table:table-cell>
          <table:table-cell table:style-name="ce5" office:value-type="string" calcext:value-type="string">
            <text:p>a adj</text:p>
          </table:table-cell>
          <table:table-cell table:style-name="ce643"/>
          <table:table-cell table:number-columns-repeated="964"/>
        </table:table-row>
        <table:table-row table:style-name="ro4">
          <table:table-cell office:value-type="string" calcext:value-type="string">
            <text:p>abhiññāpariññāpahānasutta</text:p>
          </table:table-cell>
          <table:table-cell office:value-type="string" calcext:value-type="string">
            <text:p>abhiññāpariññāpahānasuttaṃ</text:p>
          </table:table-cell>
          <table:table-cell table:formula="of:= COM.MICROSOFT.CONCAT(IF([.$AH215] = &quot;&quot;;&quot;&quot;;&quot;√&quot;);IF([.$AK215] = &quot;&quot;;&quot;&quot;;&quot;√&quot;))">
            <text:p/>
          </table:table-cell>
          <table:table-cell table:style-name="ce35" office:value-type="string" calcext:value-type="string">
            <text:p>nt</text:p>
          </table:table-cell>
          <table:table-cell table:style-name="ce35" office:value-type="string" calcext:value-type="string">
            <text:p>nt, comp</text:p>
          </table:table-cell>
          <table:table-cell table:style-name="ce35" table:number-columns-repeated="5"/>
          <table:table-cell table:style-name="ce141" table:number-columns-repeated="2"/>
          <table:table-cell table:number-columns-repeated="12"/>
          <table:table-cell table:style-name="ce144"/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suttas of the Saṃyutta Nikāya</text:p>
          </table:table-cell>
          <table:table-cell/>
          <table:table-cell table:style-name="ce11" office:value-type="string" calcext:value-type="string">
            <text:p>abhiññāpariññāpahānasutt</text:p>
          </table:table-cell>
          <table:table-cell table:style-name="ce5" office:value-type="string" calcext:value-type="string">
            <text:p>a nt</text:p>
          </table:table-cell>
          <table:table-cell table:style-name="ce643" office:value-type="string" calcext:value-type="string">
            <text:p>Saṃyutta Nikāya 35.25 (SN35.25)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ññāpaṭipāṭi</text:p>
          </table:table-cell>
          <table:table-cell table:formula="of:= COM.MICROSOFT.CONCAT(IF([.$AH216] = &quot;&quot;;&quot;&quot;;&quot;√&quot;);IF([.$AK216] = &quot;&quot;;&quot;&quot;;&quot;√&quot;))">
            <text:p/>
          </table:table-cell>
          <table:table-cell table:style-name="ce35" office:value-type="string" calcext:value-type="string">
            <text:p>fem</text:p>
          </table:table-cell>
          <table:table-cell table:style-name="ce35" office:value-type="string" calcext:value-type="string">
            <text:p>fem, comp</text:p>
          </table:table-cell>
          <table:table-cell table:style-name="ce35" table:number-columns-repeated="5"/>
          <table:table-cell table:style-name="ce141" office:value-type="string" calcext:value-type="string">
            <text:p>series of higher knowledges; sequence of psychic powers</text:p>
          </table:table-cell>
          <table:table-cell table:style-name="ce141"/>
          <table:table-cell table:number-columns-repeated="12"/>
          <table:table-cell table:style-name="ce144"/>
          <table:table-cell table:style-name="ce5" office:value-type="string" calcext:value-type="string">
            <text:p>abhiññā paṭipāṭi</text:p>
          </table:table-cell>
          <table:table-cell table:style-name="ce489" office:value-type="string" calcext:value-type="string">
            <text:p>abhiññā + paṭipāṭi</text:p>
          </table:table-cell>
          <table:table-cell table:style-name="ce219" table:number-columns-repeated="2"/>
          <table:table-cell table:style-name="ce265"/>
          <table:table-cell table:style-name="ce219" office:value-type="string" calcext:value-type="string">
            <text:p>chaṭṭhī tappurisa</text:p>
          </table:table-cell>
          <table:table-cell table:style-name="ce489" office:value-type="string" calcext:value-type="string">
            <text:p>abhiññ<text:span text:style-name="T3">ānaṃ</text:span> + paṭipāṭi</text:p>
          </table:table-cell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87"/>
          <table:table-cell table:style-name="ce537" table:number-columns-repeated="2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ññāpaṭipāṭ</text:p>
          </table:table-cell>
          <table:table-cell table:style-name="ce5" office:value-type="string" calcext:value-type="string">
            <text:p>i fem</text:p>
          </table:table-cell>
          <table:table-cell table:style-name="ce643"/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ññāsacchikaraṇīya</text:p>
          </table:table-cell>
          <table:table-cell table:formula="of:= COM.MICROSOFT.CONCAT(IF([.$AH217] = &quot;&quot;;&quot;&quot;;&quot;√&quot;);IF([.$AK217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adj</text:p>
          </table:table-cell>
          <table:table-cell table:style-name="ce35" office:value-type="string" calcext:value-type="string">
            <text:p>adj, comp</text:p>
          </table:table-cell>
          <table:table-cell table:style-name="ce35" table:number-columns-repeated="5"/>
          <table:table-cell table:style-name="ce141" office:value-type="string" calcext:value-type="string">
            <text:p>realizable by oneself through direct knowledge; able to be experienced by direct understanding</text:p>
          </table:table-cell>
          <table:table-cell table:style-name="ce141"/>
          <table:table-cell/>
          <table:table-cell office:value-type="string" calcext:value-type="string">
            <text:p>abhijñā + sākṣātkṛ</text:p>
          </table:table-cell>
          <table:table-cell table:number-columns-repeated="10"/>
          <table:table-cell table:style-name="ce144"/>
          <table:table-cell table:style-name="ce5" office:value-type="string" calcext:value-type="string">
            <text:p>abhiññā sacchikaraṇīya</text:p>
          </table:table-cell>
          <table:table-cell table:style-name="ce219" office:value-type="string" calcext:value-type="string">
            <text:p>abhiññā + sacchikaraṇīya</text:p>
          </table:table-cell>
          <table:table-cell table:style-name="ce219" table:number-columns-repeated="2"/>
          <table:table-cell table:style-name="ce265"/>
          <table:table-cell table:style-name="ce219" office:value-type="string" calcext:value-type="string">
            <text:p>tatiyā tappurisa</text:p>
          </table:table-cell>
          <table:table-cell table:style-name="ce539" office:value-type="string" calcext:value-type="string">
            <text:p>abhiññ<text:span text:style-name="T3">āya</text:span> + sacchikaraṇīya</text:p>
          </table:table-cell>
          <table:table-cell/>
          <table:table-cell table:style-name="ce260" office:value-type="string" calcext:value-type="string">
            <text:p>AN 9.35</text:p>
          </table:table-cell>
          <table:table-cell table:style-name="ce260" office:value-type="string" calcext:value-type="string">
            <text:p>gāvīupamāsuttaṃ</text:p>
          </table:table-cell>
          <table:table-cell office:value-type="string" calcext:value-type="string">
            <text:p>so appamāṇena samādhinā subhāvitena yassa yassa <text:span text:style-name="T3">abhiññāsacchikaraṇīyassa</text:span> dhammassa cittaṃ abhininnāmeti <text:span text:style-name="T3">abhiññāsacchikiriyāya</text:span> tatra tatr'eva sakkhibhabbataṃ pāpuṇāti sati sati āyatane.</text:p>
          </table:table-cell>
          <table:table-cell table:style-name="ce260" office:value-type="string" calcext:value-type="string">
            <text:p>MN 119</text:p>
          </table:table-cell>
          <table:table-cell table:style-name="ce260" office:value-type="string" calcext:value-type="string">
            <text:p>kāyagatāsatisuttaṃ</text:p>
          </table:table-cell>
          <table:table-cell office:value-type="string" calcext:value-type="string">
            <text:p>yassa kassaci, bhikkhave, kāyagatāsati bhāvitā bahulīkatā, so yassa yassa <text:span text:style-name="T3">abhiññāsacchikaraṇīyassa</text:span> dhammassa cittaṃ abhininnāmeti abhiññāsacchikiriyāya, tatra tatr'eva sakkhibhabbataṃ pāpuṇāti sati sati āyatane.</text:p>
          </table:table-cell>
          <table:table-cell table:style-name="ce537" table:number-columns-repeated="3"/>
          <table:table-cell table:style-name="ce355" office:value-type="string" calcext:value-type="string">
            <text:p>(MNa) <text:span text:style-name="T3">abhiññāsacchikaraṇīyassā</text:span>'ti abhiññāya sacchikātabbassa.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abhiññāsacchikaraṇīy</text:p>
          </table:table-cell>
          <table:table-cell table:style-name="ce5" office:value-type="string" calcext:value-type="string">
            <text:p>a adj</text:p>
          </table:table-cell>
          <table:table-cell table:style-name="ce643"/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ññāsacchikiriyā</text:p>
          </table:table-cell>
          <table:table-cell table:formula="of:= COM.MICROSOFT.CONCAT(IF([.$AH218] = &quot;&quot;;&quot;&quot;;&quot;√&quot;);IF([.$AK218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fem</text:p>
          </table:table-cell>
          <table:table-cell table:style-name="ce35" office:value-type="string" calcext:value-type="string">
            <text:p>fem, comp</text:p>
          </table:table-cell>
          <table:table-cell table:style-name="ce35" table:number-columns-repeated="5"/>
          <table:table-cell table:style-name="ce141" office:value-type="string" calcext:value-type="string">
            <text:p>personally experiencing direct knowledge; intimate experience of higher understanding</text:p>
          </table:table-cell>
          <table:table-cell table:style-name="ce141"/>
          <table:table-cell/>
          <table:table-cell office:value-type="string" calcext:value-type="string">
            <text:p>abhijñā + sākṣātkriyā</text:p>
          </table:table-cell>
          <table:table-cell table:number-columns-repeated="10"/>
          <table:table-cell table:style-name="ce144"/>
          <table:table-cell table:style-name="ce5" office:value-type="string" calcext:value-type="string">
            <text:p>abhiññā sacchikiriyā</text:p>
          </table:table-cell>
          <table:table-cell table:style-name="ce219" office:value-type="string" calcext:value-type="string">
            <text:p><text:span text:style-name="T1">abhiññā</text:span> + sacchikiriyā</text:p>
          </table:table-cell>
          <table:table-cell table:style-name="ce219" table:number-columns-repeated="2"/>
          <table:table-cell table:style-name="ce265"/>
          <table:table-cell table:style-name="ce219" office:value-type="string" calcext:value-type="string">
            <text:p>chaṭṭhī tappurisa</text:p>
          </table:table-cell>
          <table:table-cell table:style-name="ce539" office:value-type="string" calcext:value-type="string">
            <text:p><text:span text:style-name="T1">abhiññ</text:span><text:span text:style-name="T4">āya</text:span> + sacchikiriyā</text:p>
          </table:table-cell>
          <table:table-cell/>
          <table:table-cell table:style-name="ce260" office:value-type="string" calcext:value-type="string">
            <text:p>MN 119</text:p>
          </table:table-cell>
          <table:table-cell table:style-name="ce260" office:value-type="string" calcext:value-type="string">
            <text:p>kāyagatāsatisuttaṃ</text:p>
          </table:table-cell>
          <table:table-cell office:value-type="string" calcext:value-type="string">
            <text:p>yassa kassaci, bhikkhave, kāyagatāsati bhāvitā bahulīkatā, so yassa yassa abhiññāsacchikaraṇīyassa dhammassa cittaṃ abhininnāmeti <text:span text:style-name="T3">abhiññāsacchikiriyāya</text:span>, tatra tatr'eva sakkhibhabbataṃ pāpuṇāti sati sati āyatane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ññāsacchikiriy</text:p>
          </table:table-cell>
          <table:table-cell table:style-name="ce5" office:value-type="string" calcext:value-type="string">
            <text:p>ā fem</text:p>
          </table:table-cell>
          <table:table-cell table:style-name="ce643" office:value-type="string" calcext:value-type="string">
            <text:p>realisation of nibbāna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ññāsi</text:p>
          </table:table-cell>
          <table:table-cell table:formula="of:= COM.MICROSOFT.CONCAT(IF([.$AH219] = &quot;&quot;;&quot;&quot;;&quot;√&quot;);IF([.$AK219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aor of abhijānāti</text:p>
          </table:table-cell>
          <table:table-cell table:style-name="ce35" office:value-type="string" calcext:value-type="string">
            <text:p>abhijānā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directly knew; understood experientially</text:p>
          </table:table-cell>
          <table:table-cell table:style-name="ce141" office:value-type="string" calcext:value-type="string">
            <text:p>completely knew</text:p>
          </table:table-cell>
          <table:table-cell/>
          <table:table-cell office:value-type="string" calcext:value-type="string">
            <text:p>abhijña</text:p>
          </table:table-cell>
          <table:table-cell table:formula="of:=[$Roots.$J$24]" office:value-type="string" office:string-value="√jñā" calcext:value-type="string">
            <text:p>√jñā</text:p>
          </table:table-cell>
          <table:table-cell table:formula="of:=[$Roots.$K$24]" office:value-type="string" office:string-value="know" calcext:value-type="string">
            <text:p>know</text:p>
          </table:table-cell>
          <table:table-cell table:formula="of:=[$Roots.$L$24]" office:value-type="string" office:string-value="9" calcext:value-type="string">
            <text:p>9</text:p>
          </table:table-cell>
          <table:table-cell table:formula="of:=[$Roots.$C$24]" office:value-type="string" office:string-value="√ñā" calcext:value-type="string">
            <text:p>√ñā</text:p>
          </table:table-cell>
          <table:table-cell table:formula="of:=[$Roots.$D$24]" office:value-type="string" office:string-value="ññā" calcext:value-type="string">
            <text:p>ññā</text:p>
          </table:table-cell>
          <table:table-cell table:formula="of:=[$Roots.$E$24]" office:value-type="string" office:string-value="･" calcext:value-type="string">
            <text:p>･</text:p>
          </table:table-cell>
          <table:table-cell table:formula="of:=[$Roots.$F$24]" office:value-type="string" office:string-value="5" calcext:value-type="string">
            <text:p>5</text:p>
          </table:table-cell>
          <table:table-cell office:value-type="string" calcext:value-type="string">
            <text:p>nā</text:p>
          </table:table-cell>
          <table:table-cell table:formula="of:=[$Roots.$I$24]" office:value-type="string" office:string-value="know" calcext:value-type="string">
            <text:p>know</text:p>
          </table:table-cell>
          <table:table-cell/>
          <table:table-cell table:style-name="ce144" office:value-type="string" calcext:value-type="string">
            <text:p>abhi √ñā</text:p>
          </table:table-cell>
          <table:table-cell table:style-name="ce5"/>
          <table:table-cell table:style-name="ce219" office:value-type="string" calcext:value-type="string">
            <text:p>abhi + √ñā + s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MN 36</text:p>
          </table:table-cell>
          <table:table-cell table:style-name="ce260" office:value-type="string" calcext:value-type="string">
            <text:p>mahāsaccakasuttaṃ</text:p>
          </table:table-cell>
          <table:table-cell office:value-type="string" calcext:value-type="string">
            <text:p>iti yaṃ dhammaṃ rāmo <text:span text:style-name="T3">abhiññāsi</text:span> taṃ tvaṃ dhammaṃ jānāsi, yaṃ tvaṃ dhammaṃ jānāsi taṃ dhammaṃ rāmo <text:span text:style-name="T3">abhiññāsi</text:span>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ññ</text:p>
          </table:table-cell>
          <table:table-cell table:style-name="ce5" office:value-type="string" calcext:value-type="string">
            <text:p>āsi aor</text:p>
          </table:table-cell>
          <table:table-cell table:style-name="ce643"/>
          <table:table-cell table:number-columns-repeated="964"/>
        </table:table-row>
        <table:table-row table:style-name="ro5">
          <table:table-cell office:value-type="string" calcext:value-type="string">
            <text:p>abhiññāsutta</text:p>
          </table:table-cell>
          <table:table-cell office:value-type="string" calcext:value-type="string">
            <text:p>abhiññāsuttaṃ</text:p>
          </table:table-cell>
          <table:table-cell table:formula="of:= COM.MICROSOFT.CONCAT(IF([.$AH220] = &quot;&quot;;&quot;&quot;;&quot;√&quot;);IF([.$AK220] = &quot;&quot;;&quot;&quot;;&quot;√&quot;))">
            <text:p/>
          </table:table-cell>
          <table:table-cell table:style-name="ce35" office:value-type="string" calcext:value-type="string">
            <text:p>nt</text:p>
          </table:table-cell>
          <table:table-cell table:style-name="ce35" office:value-type="string" calcext:value-type="string">
            <text:p>nt, comp</text:p>
          </table:table-cell>
          <table:table-cell table:style-name="ce35" table:number-columns-repeated="5"/>
          <table:table-cell table:style-name="ce141" table:number-columns-repeated="2"/>
          <table:table-cell table:number-columns-repeated="12"/>
          <table:table-cell table:style-name="ce144"/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suttas of the Aṅguttara Nikāya 4</text:p>
          </table:table-cell>
          <table:table-cell/>
          <table:table-cell table:style-name="ce11" office:value-type="string" calcext:value-type="string">
            <text:p>abhiññāsutt</text:p>
          </table:table-cell>
          <table:table-cell table:style-name="ce5" office:value-type="string" calcext:value-type="string">
            <text:p>a nt</text:p>
          </table:table-cell>
          <table:table-cell table:style-name="ce643" office:value-type="string" calcext:value-type="string">
            <text:p>Aṅguttara Nikāya 4.254 (AN4.254)</text:p>
          </table:table-cell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ññatā</text:p>
          </table:table-cell>
          <table:table-cell table:formula="of:= COM.MICROSOFT.CONCAT(IF([.$AH221] = &quot;&quot;;&quot;&quot;;&quot;√&quot;);IF([.$AK221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fem</text:p>
          </table:table-cell>
          <table:table-cell table:style-name="ce35" office:value-type="string" calcext:value-type="string">
            <text:p>fem, abstr, from abhiñña</text:p>
          </table:table-cell>
          <table:table-cell table:style-name="ce35" office:value-type="string" calcext:value-type="string">
            <text:p>abhiñña</text:p>
          </table:table-cell>
          <table:table-cell table:style-name="ce35" table:number-columns-repeated="4"/>
          <table:table-cell table:style-name="ce141" office:value-type="string" calcext:value-type="string">
            <text:p>profound knowledge; higher understanding</text:p>
          </table:table-cell>
          <table:table-cell table:style-name="ce141" office:value-type="string" calcext:value-type="string">
            <text:p>complete knowledge state</text:p>
          </table:table-cell>
          <table:table-cell/>
          <table:table-cell office:value-type="string" calcext:value-type="string">
            <text:p>abhijñatā</text:p>
          </table:table-cell>
          <table:table-cell table:formula="of:=[$Roots.$J$24]" office:value-type="string" office:string-value="√jñā" calcext:value-type="string">
            <text:p>√jñā</text:p>
          </table:table-cell>
          <table:table-cell table:formula="of:=[$Roots.$K$24]" office:value-type="string" office:string-value="know" calcext:value-type="string">
            <text:p>know</text:p>
          </table:table-cell>
          <table:table-cell table:formula="of:=[$Roots.$L$24]" office:value-type="string" office:string-value="9" calcext:value-type="string">
            <text:p>9</text:p>
          </table:table-cell>
          <table:table-cell table:formula="of:=[$Roots.$C$24]" office:value-type="string" office:string-value="√ñā" calcext:value-type="string">
            <text:p>√ñā</text:p>
          </table:table-cell>
          <table:table-cell table:formula="of:=[$Roots.$D$24]" office:value-type="string" office:string-value="ññā" calcext:value-type="string">
            <text:p>ññā</text:p>
          </table:table-cell>
          <table:table-cell table:formula="of:=[$Roots.$E$24]" office:value-type="string" office:string-value="･" calcext:value-type="string">
            <text:p>･</text:p>
          </table:table-cell>
          <table:table-cell table:formula="of:=[$Roots.$F$24]" office:value-type="string" office:string-value="5" calcext:value-type="string">
            <text:p>5</text:p>
          </table:table-cell>
          <table:table-cell office:value-type="string" calcext:value-type="string">
            <text:p>nā</text:p>
          </table:table-cell>
          <table:table-cell table:formula="of:=[$Roots.$I$24]" office:value-type="string" office:string-value="know" calcext:value-type="string">
            <text:p>know</text:p>
          </table:table-cell>
          <table:table-cell/>
          <table:table-cell table:style-name="ce144" office:value-type="string" calcext:value-type="string">
            <text:p>abhi √ñā</text:p>
          </table:table-cell>
          <table:table-cell table:style-name="ce5"/>
          <table:table-cell table:style-name="ce219" office:value-type="string" calcext:value-type="string">
            <text:p>abhi + √ñā + ā + tā</text:p>
            <text:p>abhiñña + tā</text:p>
          </table:table-cell>
          <table:table-cell table:style-name="ce219" office:value-type="string" calcext:value-type="string">
            <text:p>taddhita</text:p>
          </table:table-cell>
          <table:table-cell table:style-name="ce219" office:value-type="string" calcext:value-type="string">
            <text:p>tā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SN 21.1</text:p>
          </table:table-cell>
          <table:table-cell table:style-name="ce260" office:value-type="string" calcext:value-type="string">
            <text:p>kolitasuttaṃ</text:p>
          </table:table-cell>
          <table:table-cell office:value-type="string" calcext:value-type="string">
            <text:p><text:span text:style-name="T9">yañ'hi taṃ, āvuso, sammā vadamāno vadeyya, satthārā anuggahito sāvako mahā-</text:span><text:span text:style-name="T10">abhiññataṃ</text:span> patto'ti, mamaṃ taṃ sammā vadamāno vadeyya, satthārā anuggahito sāvako mahā-<text:span text:style-name="T3">abhiññataṃ</text:span> patto'ti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ññat</text:p>
          </table:table-cell>
          <table:table-cell table:style-name="ce5" office:value-type="string" calcext:value-type="string">
            <text:p>ā fem</text:p>
          </table:table-cell>
          <table:table-cell table:style-name="ce643"/>
          <table:table-cell table:number-columns-repeated="964"/>
        </table:table-row>
        <table:table-row table:style-name="ro7">
          <table:table-cell office:value-type="string" calcext:value-type="string">
            <text:p>abhiññāta 1</text:p>
          </table:table-cell>
          <table:table-cell office:value-type="string" calcext:value-type="string">
            <text:p>abhiññāta</text:p>
          </table:table-cell>
          <table:table-cell table:formula="of:= COM.MICROSOFT.CONCAT(IF([.$AH222] = &quot;&quot;;&quot;&quot;;&quot;√&quot;);IF([.$AK222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adj</text:p>
          </table:table-cell>
          <table:table-cell table:style-name="ce35" office:value-type="string" calcext:value-type="string">
            <text:p>adj, pp of abhijānāti</text:p>
          </table:table-cell>
          <table:table-cell table:style-name="ce35" office:value-type="string" calcext:value-type="string">
            <text:p>abhijānāti</text:p>
          </table:table-cell>
          <table:table-cell table:style-name="ce35" table:number-columns-repeated="4"/>
          <table:table-cell table:style-name="ce141" office:value-type="string" calcext:value-type="string">
            <text:p>well-know; famous; recognized; distinguished</text:p>
          </table:table-cell>
          <table:table-cell table:style-name="ce141" office:value-type="string" calcext:value-type="string">
            <text:p>completely known</text:p>
          </table:table-cell>
          <table:table-cell/>
          <table:table-cell office:value-type="string" calcext:value-type="string">
            <text:p>abhijñāta</text:p>
          </table:table-cell>
          <table:table-cell table:formula="of:=[$Roots.$J$24]" office:value-type="string" office:string-value="√jñā" calcext:value-type="string">
            <text:p>√jñā</text:p>
          </table:table-cell>
          <table:table-cell table:formula="of:=[$Roots.$K$24]" office:value-type="string" office:string-value="know" calcext:value-type="string">
            <text:p>know</text:p>
          </table:table-cell>
          <table:table-cell table:formula="of:=[$Roots.$L$24]" office:value-type="string" office:string-value="9" calcext:value-type="string">
            <text:p>9</text:p>
          </table:table-cell>
          <table:table-cell table:formula="of:=[$Roots.$C$24]" office:value-type="string" office:string-value="√ñā" calcext:value-type="string">
            <text:p>√ñā</text:p>
          </table:table-cell>
          <table:table-cell table:formula="of:=[$Roots.$D$24]" office:value-type="string" office:string-value="ññā" calcext:value-type="string">
            <text:p>ññā</text:p>
          </table:table-cell>
          <table:table-cell table:formula="of:=[$Roots.$E$24]" office:value-type="string" office:string-value="･" calcext:value-type="string">
            <text:p>･</text:p>
          </table:table-cell>
          <table:table-cell table:formula="of:=[$Roots.$F$24]" office:value-type="string" office:string-value="5" calcext:value-type="string">
            <text:p>5</text:p>
          </table:table-cell>
          <table:table-cell office:value-type="string" calcext:value-type="string">
            <text:p>nā</text:p>
          </table:table-cell>
          <table:table-cell table:formula="of:=[$Roots.$I$24]" office:value-type="string" office:string-value="know" calcext:value-type="string">
            <text:p>know</text:p>
          </table:table-cell>
          <table:table-cell/>
          <table:table-cell table:style-name="ce144" office:value-type="string" calcext:value-type="string">
            <text:p>abhi √ñā</text:p>
          </table:table-cell>
          <table:table-cell table:style-name="ce5"/>
          <table:table-cell table:style-name="ce219" office:value-type="string" calcext:value-type="string">
            <text:p>abhi + √ñā + 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t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MN 4</text:p>
          </table:table-cell>
          <table:table-cell table:style-name="ce260" office:value-type="string" calcext:value-type="string">
            <text:p>bhayabheravasuttaṃ</text:p>
          </table:table-cell>
          <table:table-cell office:value-type="string" calcext:value-type="string">
            <text:p>yaṃnūn'āhaṃ yā tā rattiyo <text:span text:style-name="T3">abhiññātā</text:span> abhilakkhitā ... tathārūpāsu rattīsu yāni tāni ārāmacetiyāni vanacetiyāni rukkhacetiyāni bhiṃsanakāni salomahaṃsāni tathārūpesu sen'āsanesu vihareyyaṃ app'eva nām'āhaṃ bhayabheravaṃ passeyyan'ti.</text:p>
          </table:table-cell>
          <table:table-cell table:style-name="ce260" office:value-type="string" calcext:value-type="string">
            <text:p>AN 10.72</text:p>
          </table:table-cell>
          <table:table-cell table:style-name="ce260" office:value-type="string" calcext:value-type="string">
            <text:p>kaṇṭakasuttaṃ</text:p>
          </table:table-cell>
          <table:table-cell office:value-type="string" calcext:value-type="string">
            <text:p>ekaṃ samayaṃ bhagavā vesāliyaṃ viharati mahāvane kūṭ'āgārasālāyaṃ sambahulehi <text:span text:style-name="T3">abhiññātehi</text:span> <text:span text:style-name="T3">abhiññātehi</text:span> therehi sāvakehi saddhiṃ</text:p>
          </table:table-cell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ññāt</text:p>
          </table:table-cell>
          <table:table-cell table:style-name="ce5" office:value-type="string" calcext:value-type="string">
            <text:p>a adj</text:p>
          </table:table-cell>
          <table:table-cell table:style-name="ce643" office:value-type="string" calcext:value-type="string">
            <text:p>well-known, recognised</text:p>
          </table:table-cell>
          <table:table-cell table:number-columns-repeated="964"/>
        </table:table-row>
        <table:table-row table:style-name="ro6">
          <table:table-cell office:value-type="string" calcext:value-type="string">
            <text:p>abhiññāta 2</text:p>
          </table:table-cell>
          <table:table-cell office:value-type="string" calcext:value-type="string">
            <text:p>abhiññāta</text:p>
          </table:table-cell>
          <table:table-cell table:formula="of:= COM.MICROSOFT.CONCAT(IF([.$AH223] = &quot;&quot;;&quot;&quot;;&quot;√&quot;);IF([.$AK223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 abhijānāti</text:p>
          </table:table-cell>
          <table:table-cell table:style-name="ce35" office:value-type="string" calcext:value-type="string">
            <text:p>abhijānāti</text:p>
          </table:table-cell>
          <table:table-cell table:style-name="ce35" table:number-columns-repeated="4"/>
          <table:table-cell table:style-name="ce141" office:value-type="string" calcext:value-type="string">
            <text:p>known; understood; experienced</text:p>
          </table:table-cell>
          <table:table-cell table:style-name="ce141" office:value-type="string" calcext:value-type="string">
            <text:p>completely known</text:p>
          </table:table-cell>
          <table:table-cell/>
          <table:table-cell office:value-type="string" calcext:value-type="string">
            <text:p>abhijñāta</text:p>
          </table:table-cell>
          <table:table-cell table:formula="of:=[$Roots.$J$24]" office:value-type="string" office:string-value="√jñā" calcext:value-type="string">
            <text:p>√jñā</text:p>
          </table:table-cell>
          <table:table-cell table:formula="of:=[$Roots.$K$24]" office:value-type="string" office:string-value="know" calcext:value-type="string">
            <text:p>know</text:p>
          </table:table-cell>
          <table:table-cell table:formula="of:=[$Roots.$L$24]" office:value-type="string" office:string-value="9" calcext:value-type="string">
            <text:p>9</text:p>
          </table:table-cell>
          <table:table-cell table:formula="of:=[$Roots.$C$24]" office:value-type="string" office:string-value="√ñā" calcext:value-type="string">
            <text:p>√ñā</text:p>
          </table:table-cell>
          <table:table-cell table:formula="of:=[$Roots.$D$24]" office:value-type="string" office:string-value="ññā" calcext:value-type="string">
            <text:p>ññā</text:p>
          </table:table-cell>
          <table:table-cell table:formula="of:=[$Roots.$E$24]" office:value-type="string" office:string-value="･" calcext:value-type="string">
            <text:p>･</text:p>
          </table:table-cell>
          <table:table-cell table:formula="of:=[$Roots.$F$24]" office:value-type="string" office:string-value="5" calcext:value-type="string">
            <text:p>5</text:p>
          </table:table-cell>
          <table:table-cell office:value-type="string" calcext:value-type="string">
            <text:p>nā</text:p>
          </table:table-cell>
          <table:table-cell table:formula="of:=[$Roots.$I$24]" office:value-type="string" office:string-value="know" calcext:value-type="string">
            <text:p>know</text:p>
          </table:table-cell>
          <table:table-cell/>
          <table:table-cell table:style-name="ce144" office:value-type="string" calcext:value-type="string">
            <text:p>abhi √ñā</text:p>
          </table:table-cell>
          <table:table-cell table:style-name="ce5"/>
          <table:table-cell table:style-name="ce219" office:value-type="string" calcext:value-type="string">
            <text:p>abhi + √ñā + 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t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TH 253</text:p>
          </table:table-cell>
          <table:table-cell table:style-name="ce260" office:value-type="string" calcext:value-type="string">
            <text:p>selattheragāthā</text:p>
          </table:table-cell>
          <table:table-cell office:value-type="string" calcext:value-type="string">
            <text:p>abhiññeyyaṃ <text:span text:style-name="T3">abhiññātaṃ</text:span>,</text:p>
            <text:p>bhāvetabbañ'ca bhāvitaṃ,</text:p>
            <text:p>pahātabbaṃ pahīnaṃ me,</text:p>
            <text:p>tasmā buddho'smi brāhmaṇa.</text:p>
          </table:table-cell>
          <table:table-cell table:style-name="ce260" office:value-type="string" calcext:value-type="string">
            <text:p>AN 1.609</text:p>
          </table:table-cell>
          <table:table-cell table:style-name="ce260" office:value-type="string" calcext:value-type="string">
            <text:p>amatavaggo</text:p>
          </table:table-cell>
          <table:table-cell office:value-type="string" calcext:value-type="string">
            <text:p>amataṃ tesaṃ, bhikkhave, anabhiññātaṃ yesaṃ kāyagatāsati anabhiññātā. amataṃ tesaṃ, bhikkhave, <text:span text:style-name="T3">abhiññātaṃ</text:span> yesaṃ kāyagatāsati <text:span text:style-name="T3">abhiññātā</text:span>'ti.</text:p>
          </table:table-cell>
          <table:table-cell table:style-name="ce537" office:value-type="string" calcext:value-type="string">
            <text:p>anabhiññāta</text:p>
          </table:table-cell>
          <table:table-cell table:style-name="ce537" table:number-columns-repeated="2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ññāt</text:p>
          </table:table-cell>
          <table:table-cell table:style-name="ce5" office:value-type="string" calcext:value-type="string">
            <text:p>a pp</text:p>
          </table:table-cell>
          <table:table-cell table:style-name="ce643"/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ññātakolañña</text:p>
          </table:table-cell>
          <table:table-cell table:formula="of:= COM.MICROSOFT.CONCAT(IF([.$AH224] = &quot;&quot;;&quot;&quot;;&quot;√&quot;);IF([.$AK224] = &quot;&quot;;&quot;&quot;;&quot;√&quot;))">
            <text:p/>
          </table:table-cell>
          <table:table-cell table:number-columns-repeated="2" table:style-name="ce35" office:value-type="string" calcext:value-type="string">
            <text:p>adj</text:p>
          </table:table-cell>
          <table:table-cell table:style-name="ce35" office:value-type="string" calcext:value-type="string">
            <text:p>abhijānāti, abhiññāta</text:p>
          </table:table-cell>
          <table:table-cell table:style-name="ce35" table:number-columns-repeated="4"/>
          <table:table-cell table:style-name="ce141" table:number-columns-repeated="2"/>
          <table:table-cell table:number-columns-repeated="12"/>
          <table:table-cell table:style-name="ce144"/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ññātakolaññ</text:p>
          </table:table-cell>
          <table:table-cell table:style-name="ce5" office:value-type="string" calcext:value-type="string">
            <text:p>a adj</text:p>
          </table:table-cell>
          <table:table-cell table:style-name="ce643" office:value-type="string" calcext:value-type="string">
            <text:p>of distinguished family</text:p>
          </table:table-cell>
          <table:table-cell table:number-columns-repeated="964"/>
        </table:table-row>
        <table:table-row table:style-name="ro1">
          <table:table-cell table:number-columns-repeated="2" office:value-type="string" calcext:value-type="string">
            <text:p>abhiññatara</text:p>
          </table:table-cell>
          <table:table-cell table:formula="of:= COM.MICROSOFT.CONCAT(IF([.$AH225] = &quot;&quot;;&quot;&quot;;&quot;√&quot;);IF([.$AK225] = &quot;&quot;;&quot;&quot;;&quot;√&quot;))">
            <text:p/>
          </table:table-cell>
          <table:table-cell table:number-columns-repeated="2" table:style-name="ce35" office:value-type="string" calcext:value-type="string">
            <text:p>adj</text:p>
          </table:table-cell>
          <table:table-cell table:style-name="ce35" table:number-columns-repeated="5"/>
          <table:table-cell table:style-name="ce141" table:number-columns-repeated="2"/>
          <table:table-cell table:number-columns-repeated="12"/>
          <table:table-cell table:style-name="ce144"/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ññatar</text:p>
          </table:table-cell>
          <table:table-cell table:style-name="ce5" office:value-type="string" calcext:value-type="string">
            <text:p>a adj</text:p>
          </table:table-cell>
          <table:table-cell table:style-name="ce643" office:value-type="string" calcext:value-type="string">
            <text:p>wiser, more knowledgeable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ññattha</text:p>
          </table:table-cell>
          <table:table-cell table:formula="of:= COM.MICROSOFT.CONCAT(IF([.$AH226] = &quot;&quot;;&quot;&quot;;&quot;√&quot;);IF([.$AK226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adj</text:p>
          </table:table-cell>
          <table:table-cell table:style-name="ce35" office:value-type="string" calcext:value-type="string">
            <text:p>adj, comp</text:p>
          </table:table-cell>
          <table:table-cell table:style-name="ce35" table:number-columns-repeated="5"/>
          <table:table-cell table:style-name="ce141" office:value-type="string" calcext:value-type="string">
            <text:p>for the purpose of direct knowledge; for the sake of higher understanding</text:p>
          </table:table-cell>
          <table:table-cell table:style-name="ce141"/>
          <table:table-cell/>
          <table:table-cell office:value-type="string" calcext:value-type="string">
            <text:p>abhijñā + artha</text:p>
          </table:table-cell>
          <table:table-cell table:number-columns-repeated="10"/>
          <table:table-cell table:style-name="ce144"/>
          <table:table-cell table:style-name="ce5" office:value-type="string" calcext:value-type="string">
            <text:p>abhiññā attha1</text:p>
          </table:table-cell>
          <table:table-cell table:style-name="ce219" office:value-type="string" calcext:value-type="string">
            <text:p>abhiññā + attha</text:p>
          </table:table-cell>
          <table:table-cell table:style-name="ce219" table:number-columns-repeated="2"/>
          <table:table-cell table:style-name="ce265"/>
          <table:table-cell table:style-name="ce219" office:value-type="string" calcext:value-type="string">
            <text:p>chaṭṭhī tappurisa</text:p>
          </table:table-cell>
          <table:table-cell table:style-name="ce539" office:value-type="string" calcext:value-type="string">
            <text:p>abhiññ<text:span text:style-name="T3">āya</text:span> + attha</text:p>
          </table:table-cell>
          <table:table-cell/>
          <table:table-cell table:style-name="ce260" office:value-type="string" calcext:value-type="string">
            <text:p>MN 43</text:p>
          </table:table-cell>
          <table:table-cell table:style-name="ce260" office:value-type="string" calcext:value-type="string">
            <text:p>mahāvedallasuttaṃ</text:p>
          </table:table-cell>
          <table:table-cell office:value-type="string" calcext:value-type="string">
            <text:p>paññā pan'āvuso, kim'atthiyā'ti? paññā kho, āvuso, <text:span text:style-name="T3">abhiññ'atthā</text:span> pariññ'atthā pahān'atthā'ti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 office:value-type="string" calcext:value-type="string">
            <text:p>(MNa) abhiññeyye dhamme abhijānātī'ti <text:span text:style-name="T3">abhiññatthā</text:span>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abhiññatth</text:p>
          </table:table-cell>
          <table:table-cell table:style-name="ce5" office:value-type="string" calcext:value-type="string">
            <text:p>a adj</text:p>
          </table:table-cell>
          <table:table-cell table:style-name="ce643"/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ññatvā</text:p>
          </table:table-cell>
          <table:table-cell table:formula="of:= COM.MICROSOFT.CONCAT(IF([.$AH227] = &quot;&quot;;&quot;&quot;;&quot;√&quot;);IF([.$AK227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abs</text:p>
          </table:table-cell>
          <table:table-cell table:style-name="ce35" office:value-type="string" calcext:value-type="string">
            <text:p>abs of abhijānāti</text:p>
          </table:table-cell>
          <table:table-cell table:style-name="ce35" office:value-type="string" calcext:value-type="string">
            <text:p>abhijānā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having directly known; having understood experientially</text:p>
          </table:table-cell>
          <table:table-cell table:style-name="ce141"/>
          <table:table-cell/>
          <table:table-cell office:value-type="string" calcext:value-type="string">
            <text:p>abhijña</text:p>
          </table:table-cell>
          <table:table-cell table:formula="of:=[$Roots.$J$24]" office:value-type="string" office:string-value="√jñā" calcext:value-type="string">
            <text:p>√jñā</text:p>
          </table:table-cell>
          <table:table-cell table:formula="of:=[$Roots.$K$24]" office:value-type="string" office:string-value="know" calcext:value-type="string">
            <text:p>know</text:p>
          </table:table-cell>
          <table:table-cell table:formula="of:=[$Roots.$L$24]" office:value-type="string" office:string-value="9" calcext:value-type="string">
            <text:p>9</text:p>
          </table:table-cell>
          <table:table-cell table:formula="of:=[$Roots.$C$24]" office:value-type="string" office:string-value="√ñā" calcext:value-type="string">
            <text:p>√ñā</text:p>
          </table:table-cell>
          <table:table-cell table:formula="of:=[$Roots.$D$24]" office:value-type="string" office:string-value="ññā" calcext:value-type="string">
            <text:p>ññā</text:p>
          </table:table-cell>
          <table:table-cell table:formula="of:=[$Roots.$E$24]" office:value-type="string" office:string-value="･" calcext:value-type="string">
            <text:p>･</text:p>
          </table:table-cell>
          <table:table-cell table:formula="of:=[$Roots.$F$24]" office:value-type="string" office:string-value="5" calcext:value-type="string">
            <text:p>5</text:p>
          </table:table-cell>
          <table:table-cell office:value-type="string" calcext:value-type="string">
            <text:p>nā</text:p>
          </table:table-cell>
          <table:table-cell table:formula="of:=[$Roots.$I$24]" office:value-type="string" office:string-value="know" calcext:value-type="string">
            <text:p>know</text:p>
          </table:table-cell>
          <table:table-cell/>
          <table:table-cell table:style-name="ce144" office:value-type="string" calcext:value-type="string">
            <text:p>abhi √ñā</text:p>
          </table:table-cell>
          <table:table-cell table:style-name="ce5"/>
          <table:table-cell table:style-name="ce219" office:value-type="string" calcext:value-type="string">
            <text:p>abhi + √ñā + tvā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MN 1</text:p>
          </table:table-cell>
          <table:table-cell table:style-name="ce260" office:value-type="string" calcext:value-type="string">
            <text:p>mūlapariyāyasuttaṃ</text:p>
          </table:table-cell>
          <table:table-cell office:value-type="string" calcext:value-type="string">
            <text:p>pathaviṃ pathavito <text:span text:style-name="T3">abhiññatvā</text:span> pathaviṃ mā maññi, pathaviyā mā maññi, pathavito mā maññi, pathaviṃ me'ti mā maññi, pathaviṃ m'ābhinandi.</text:p>
          </table:table-cell>
          <table:table-cell table:style-name="ce260" table:number-columns-repeated="2"/>
          <table:table-cell/>
          <table:table-cell table:style-name="ce537" table:number-columns-repeated="2"/>
          <table:table-cell table:style-name="ce587" office:value-type="string" calcext:value-type="string">
            <text:p>abhiññāya</text:p>
          </table:table-cell>
          <table:table-cell table:style-name="ce355" office:value-type="string" calcext:value-type="string">
            <text:p>(ANa) <text:span text:style-name="T3">abhiññāyā</text:span>'ti abhijānitvā.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-</text:p>
          </table:table-cell>
          <table:table-cell table:style-name="ce5"/>
          <table:table-cell table:style-name="ce643"/>
          <table:table-cell table:number-columns-repeated="964"/>
        </table:table-row>
        <table:table-row table:style-name="ro5">
          <table:table-cell office:value-type="string" calcext:value-type="string">
            <text:p>abhiññāvagga</text:p>
          </table:table-cell>
          <table:table-cell office:value-type="string" calcext:value-type="string">
            <text:p>abhiññāvaggo</text:p>
          </table:table-cell>
          <table:table-cell table:formula="of:= COM.MICROSOFT.CONCAT(IF([.$AH228] = &quot;&quot;;&quot;&quot;;&quot;√&quot;);IF([.$AK228] = &quot;&quot;;&quot;&quot;;&quot;√&quot;))">
            <text:p/>
          </table:table-cell>
          <table:table-cell table:style-name="ce35" office:value-type="string" calcext:value-type="string">
            <text:p>masc</text:p>
          </table:table-cell>
          <table:table-cell table:style-name="ce35" office:value-type="string" calcext:value-type="string">
            <text:p>masc, comp</text:p>
          </table:table-cell>
          <table:table-cell table:style-name="ce35" table:number-columns-repeated="5"/>
          <table:table-cell table:style-name="ce141" table:number-columns-repeated="2"/>
          <table:table-cell table:number-columns-repeated="12"/>
          <table:table-cell table:style-name="ce144"/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vaggas of the Aṅguttara Nikāya 4</text:p>
          </table:table-cell>
          <table:table-cell/>
          <table:table-cell table:style-name="ce11" office:value-type="string" calcext:value-type="string">
            <text:p>abhiññāvagg</text:p>
          </table:table-cell>
          <table:table-cell table:style-name="ce5" office:value-type="string" calcext:value-type="string">
            <text:p>a masc</text:p>
          </table:table-cell>
          <table:table-cell table:style-name="ce643" office:value-type="string" calcext:value-type="string">
            <text:p>Chapter 26 of Catukkanipāta, Aṅguttara Nikāya 4.254-263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ññāvosānapāramippatta</text:p>
          </table:table-cell>
          <table:table-cell table:formula="of:= COM.MICROSOFT.CONCAT(IF([.$AH229] = &quot;&quot;;&quot;&quot;;&quot;√&quot;);IF([.$AK229] = &quot;&quot;;&quot;&quot;;&quot;√&quot;))">
            <text:p/>
          </table:table-cell>
          <table:table-cell table:style-name="ce35" office:value-type="string" calcext:value-type="string">
            <text:p>adj</text:p>
          </table:table-cell>
          <table:table-cell table:style-name="ce35" office:value-type="string" calcext:value-type="string">
            <text:p>adj, comp</text:p>
          </table:table-cell>
          <table:table-cell table:style-name="ce35" table:number-columns-repeated="5"/>
          <table:table-cell table:style-name="ce141" office:value-type="string" calcext:value-type="string">
            <text:p>attained perfection and mastery of direct knowledge</text:p>
          </table:table-cell>
          <table:table-cell table:style-name="ce141"/>
          <table:table-cell table:number-columns-repeated="12"/>
          <table:table-cell table:style-name="ce144"/>
          <table:table-cell table:style-name="ce21" office:value-type="string" calcext:value-type="string">
            <text:p>abhiññā vosāna pāramī patta3</text:p>
          </table:table-cell>
          <table:table-cell table:style-name="ce219" office:value-type="string" calcext:value-type="string">
            <text:p>abhiññā + vosāna + pāramippatta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pass1</text:p>
          </table:table-cell>
          <table:table-cell/>
          <table:table-cell table:style-name="ce5" office:value-type="string" calcext:value-type="string">
            <text:p>abhiññāvosānapāramippatt</text:p>
          </table:table-cell>
          <table:table-cell table:style-name="ce5" office:value-type="string" calcext:value-type="string">
            <text:p>a adj</text:p>
          </table:table-cell>
          <table:table-cell table:style-name="ce643"/>
          <table:table-cell table:number-columns-repeated="964"/>
        </table:table-row>
        <table:table-row table:style-name="ro8">
          <table:table-cell table:number-columns-repeated="2" office:value-type="string" calcext:value-type="string">
            <text:p>abhiññāvosita</text:p>
          </table:table-cell>
          <table:table-cell table:formula="of:= COM.MICROSOFT.CONCAT(IF([.$AH230] = &quot;&quot;;&quot;&quot;;&quot;√&quot;);IF([.$AK230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adj</text:p>
          </table:table-cell>
          <table:table-cell table:style-name="ce35" office:value-type="string" calcext:value-type="string">
            <text:p>adj, comp</text:p>
          </table:table-cell>
          <table:table-cell table:style-name="ce35" table:number-columns-repeated="5"/>
          <table:table-cell table:style-name="ce141" office:value-type="string" calcext:value-type="string">
            <text:p>who has attained perfect understanding; who has completely understood</text:p>
          </table:table-cell>
          <table:table-cell table:style-name="ce141"/>
          <table:table-cell/>
          <table:table-cell office:value-type="string" calcext:value-type="string">
            <text:p>abhijñā + vyavasita</text:p>
          </table:table-cell>
          <table:table-cell table:number-columns-repeated="10"/>
          <table:table-cell table:style-name="ce144"/>
          <table:table-cell table:style-name="ce5" office:value-type="string" calcext:value-type="string">
            <text:p>abhiññā vosita</text:p>
          </table:table-cell>
          <table:table-cell table:style-name="ce219" office:value-type="string" calcext:value-type="string">
            <text:p>abhiññā + vosita</text:p>
          </table:table-cell>
          <table:table-cell table:style-name="ce219" table:number-columns-repeated="2"/>
          <table:table-cell table:style-name="ce265"/>
          <table:table-cell table:style-name="ce219" office:value-type="string" calcext:value-type="string">
            <text:p>tatiyā tappurisa</text:p>
          </table:table-cell>
          <table:table-cell table:style-name="ce539" office:value-type="string" calcext:value-type="string">
            <text:p>abhiññ<text:span text:style-name="T3">āya</text:span> + vosita</text:p>
          </table:table-cell>
          <table:table-cell/>
          <table:table-cell table:style-name="ce260" office:value-type="string" calcext:value-type="string">
            <text:p>DHP 423</text:p>
          </table:table-cell>
          <table:table-cell table:style-name="ce260" office:value-type="string" calcext:value-type="string">
            <text:p>brāhmaṇavaggo</text:p>
          </table:table-cell>
          <table:table-cell office:value-type="string" calcext:value-type="string">
            <text:p>pubbenivāsaṃ yo vedi,</text:p>
            <text:p>sagg'āpāyañ'ca passati,</text:p>
            <text:p>atho jātikkhayaṃ patto,</text:p>
            <text:p><text:span text:style-name="T3">abhiññāvosito</text:span> muni,</text:p>
            <text:p>sabbavositavosānaṃ,</text:p>
            <text:p>tam'ahaṃ brūmi brāhmaṇaṃ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 office:value-type="string" calcext:value-type="string">
            <text:p>(ANa) <text:span text:style-name="T3">abhiññāvosito</text:span>'ti jānitvā kiccavosānena vosito.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abhiññāvosit</text:p>
          </table:table-cell>
          <table:table-cell table:style-name="ce5" office:value-type="string" calcext:value-type="string">
            <text:p>a adj</text:p>
          </table:table-cell>
          <table:table-cell table:style-name="ce643"/>
          <table:table-cell table:number-columns-repeated="964"/>
        </table:table-row>
        <table:table-row table:style-name="ro8">
          <table:table-cell table:number-columns-repeated="2" office:value-type="string" calcext:value-type="string">
            <text:p>abhiññāya</text:p>
          </table:table-cell>
          <table:table-cell table:formula="of:= COM.MICROSOFT.CONCAT(IF([.$AH231] = &quot;&quot;;&quot;&quot;;&quot;√&quot;);IF([.$AK231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ger</text:p>
          </table:table-cell>
          <table:table-cell table:style-name="ce35" office:value-type="string" calcext:value-type="string">
            <text:p>ger of abhijānāti</text:p>
          </table:table-cell>
          <table:table-cell table:style-name="ce35" office:value-type="string" calcext:value-type="string">
            <text:p>abhijānā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directly knowing; understanding experientially</text:p>
          </table:table-cell>
          <table:table-cell table:style-name="ce141" office:value-type="string" calcext:value-type="string">
            <text:p>completely knowing</text:p>
          </table:table-cell>
          <table:table-cell/>
          <table:table-cell office:value-type="string" calcext:value-type="string">
            <text:p>abhijña</text:p>
          </table:table-cell>
          <table:table-cell table:formula="of:=[$Roots.$J$24]" office:value-type="string" office:string-value="√jñā" calcext:value-type="string">
            <text:p>√jñā</text:p>
          </table:table-cell>
          <table:table-cell table:formula="of:=[$Roots.$K$24]" office:value-type="string" office:string-value="know" calcext:value-type="string">
            <text:p>know</text:p>
          </table:table-cell>
          <table:table-cell table:formula="of:=[$Roots.$L$24]" office:value-type="string" office:string-value="9" calcext:value-type="string">
            <text:p>9</text:p>
          </table:table-cell>
          <table:table-cell table:formula="of:=[$Roots.$C$24]" office:value-type="string" office:string-value="√ñā" calcext:value-type="string">
            <text:p>√ñā</text:p>
          </table:table-cell>
          <table:table-cell table:formula="of:=[$Roots.$D$24]" office:value-type="string" office:string-value="ññā" calcext:value-type="string">
            <text:p>ññā</text:p>
          </table:table-cell>
          <table:table-cell table:formula="of:=[$Roots.$E$24]" office:value-type="string" office:string-value="･" calcext:value-type="string">
            <text:p>･</text:p>
          </table:table-cell>
          <table:table-cell table:formula="of:=[$Roots.$F$24]" office:value-type="string" office:string-value="5" calcext:value-type="string">
            <text:p>5</text:p>
          </table:table-cell>
          <table:table-cell office:value-type="string" calcext:value-type="string">
            <text:p>nā</text:p>
          </table:table-cell>
          <table:table-cell table:formula="of:=[$Roots.$I$24]" office:value-type="string" office:string-value="know" calcext:value-type="string">
            <text:p>know</text:p>
          </table:table-cell>
          <table:table-cell/>
          <table:table-cell table:style-name="ce144" office:value-type="string" calcext:value-type="string">
            <text:p>abhi √ñā</text:p>
          </table:table-cell>
          <table:table-cell table:style-name="ce5"/>
          <table:table-cell table:style-name="ce219" office:value-type="string" calcext:value-type="string">
            <text:p>abhi + √ñā + ya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AN 7.61</text:p>
          </table:table-cell>
          <table:table-cell table:style-name="ce260" office:value-type="string" calcext:value-type="string">
            <text:p>pacalāyamānasuttaṃ</text:p>
          </table:table-cell>
          <table:table-cell office:value-type="string" calcext:value-type="string">
            <text:p>so sabbaṃ dhammaṃ <text:span text:style-name="T5">abhijānāti</text:span>, sabbaṃ dhammaṃ <text:span text:style-name="T3">abhiññāya</text:span> sabbaṃ dhammaṃ parijānāti</text:p>
          </table:table-cell>
          <table:table-cell table:style-name="ce260" office:value-type="string" calcext:value-type="string">
            <text:p>SNP 69</text:p>
          </table:table-cell>
          <table:table-cell table:style-name="ce260" office:value-type="string" calcext:value-type="string">
            <text:p>posāla māṇava pucchā</text:p>
            <text:p>pārāyanavaggo 14</text:p>
          </table:table-cell>
          <table:table-cell office:value-type="string" calcext:value-type="string">
            <text:p>ākiñcaññasambhavaṃ ñatvā,</text:p>
            <text:p>nandī saṃyojanaṃ iti,</text:p>
            <text:p>evam'etaṃ <text:span text:style-name="T3">abhiññāya</text:span>,</text:p>
            <text:p>tato tattha vipassati,</text:p>
            <text:p>etaṃ ñāṇaṃ tathaṃ tassa,</text:p>
            <text:p>brāhmaṇassa vusīmato'ti.</text:p>
          </table:table-cell>
          <table:table-cell table:style-name="ce537" office:value-type="string" calcext:value-type="string">
            <text:p>anabhiññāya</text:p>
          </table:table-cell>
          <table:table-cell table:style-name="ce537"/>
          <table:table-cell table:style-name="ce537" office:value-type="string" calcext:value-type="string">
            <text:p>abhiññatvā</text:p>
          </table:table-cell>
          <table:table-cell table:style-name="ce355" office:value-type="string" calcext:value-type="string">
            <text:p>(ANa) <text:span text:style-name="T3">abhiññāyā</text:span>'ti abhijānitvā.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-</text:p>
          </table:table-cell>
          <table:table-cell table:style-name="ce5"/>
          <table:table-cell table:style-name="ce643" office:value-type="string" calcext:value-type="string">
            <text:p>having understood well</text:p>
          </table:table-cell>
          <table:table-cell table:number-columns-repeated="964"/>
        </table:table-row>
        <table:table-row table:style-name="ro7">
          <table:table-cell office:value-type="string" calcext:value-type="string">
            <text:p>abhiññeyya 1</text:p>
          </table:table-cell>
          <table:table-cell office:value-type="string" calcext:value-type="string">
            <text:p>abhiññeyya</text:p>
          </table:table-cell>
          <table:table-cell table:formula="of:= COM.MICROSOFT.CONCAT(IF([.$AH232] = &quot;&quot;;&quot;&quot;;&quot;√&quot;);IF([.$AK232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ptp</text:p>
          </table:table-cell>
          <table:table-cell table:style-name="ce35" office:value-type="string" calcext:value-type="string">
            <text:p>ptp of abhijānāti</text:p>
          </table:table-cell>
          <table:table-cell table:style-name="ce35" office:value-type="string" calcext:value-type="string">
            <text:p>abhijānāti</text:p>
          </table:table-cell>
          <table:table-cell table:style-name="ce35" table:number-columns-repeated="4"/>
          <table:table-cell table:style-name="ce141" office:value-type="string" calcext:value-type="string">
            <text:p>should be understood; should be taken; should be interpreted</text:p>
          </table:table-cell>
          <table:table-cell table:style-name="ce141" office:value-type="string" calcext:value-type="string">
            <text:p>to be completely known</text:p>
          </table:table-cell>
          <table:table-cell/>
          <table:table-cell office:value-type="string" calcext:value-type="string">
            <text:p>abhijñātavya</text:p>
          </table:table-cell>
          <table:table-cell table:formula="of:=[$Roots.$J$24]" office:value-type="string" office:string-value="√jñā" calcext:value-type="string">
            <text:p>√jñā</text:p>
          </table:table-cell>
          <table:table-cell table:formula="of:=[$Roots.$K$24]" office:value-type="string" office:string-value="know" calcext:value-type="string">
            <text:p>know</text:p>
          </table:table-cell>
          <table:table-cell table:formula="of:=[$Roots.$L$24]" office:value-type="string" office:string-value="9" calcext:value-type="string">
            <text:p>9</text:p>
          </table:table-cell>
          <table:table-cell table:formula="of:=[$Roots.$C$24]" office:value-type="string" office:string-value="√ñā" calcext:value-type="string">
            <text:p>√ñā</text:p>
          </table:table-cell>
          <table:table-cell table:formula="of:=[$Roots.$D$24]" office:value-type="string" office:string-value="ññā" calcext:value-type="string">
            <text:p>ññā</text:p>
          </table:table-cell>
          <table:table-cell table:formula="of:=[$Roots.$E$24]" office:value-type="string" office:string-value="･" calcext:value-type="string">
            <text:p>･</text:p>
          </table:table-cell>
          <table:table-cell table:formula="of:=[$Roots.$F$24]" office:value-type="string" office:string-value="5" calcext:value-type="string">
            <text:p>5</text:p>
          </table:table-cell>
          <table:table-cell office:value-type="string" calcext:value-type="string">
            <text:p>nā</text:p>
          </table:table-cell>
          <table:table-cell table:formula="of:=[$Roots.$I$24]" office:value-type="string" office:string-value="know" calcext:value-type="string">
            <text:p>know</text:p>
          </table:table-cell>
          <table:table-cell/>
          <table:table-cell table:style-name="ce144" office:value-type="string" calcext:value-type="string">
            <text:p>abhi √ñā</text:p>
          </table:table-cell>
          <table:table-cell table:style-name="ce5"/>
          <table:table-cell table:style-name="ce219" office:value-type="string" calcext:value-type="string">
            <text:p>abhi + √ñā + eyya</text:p>
          </table:table-cell>
          <table:table-cell table:style-name="ce219" office:value-type="string" calcext:value-type="string">
            <text:p>kicca</text:p>
          </table:table-cell>
          <table:table-cell table:style-name="ce219" office:value-type="string" calcext:value-type="string">
            <text:p>eyy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SN 44.9</text:p>
          </table:table-cell>
          <table:table-cell table:style-name="ce260" office:value-type="string" calcext:value-type="string">
            <text:p>kutūhalasālāsuttaṃ</text:p>
          </table:table-cell>
          <table:table-cell office:value-type="string" calcext:value-type="string">
            <text:p>tassa mayhaṃ, bho gotama, ahu'd'eva kaṅkhā, ahu vicikicchā, kathaṃ nāma samaṇassa gotamassa dhammo <text:span text:style-name="T3">abhiññeyyo</text:span>'ti ?</text:p>
          </table:table-cell>
          <table:table-cell table:style-name="ce260" office:value-type="string" calcext:value-type="string">
            <text:p>DN 34.2</text:p>
          </table:table-cell>
          <table:table-cell table:style-name="ce260" office:value-type="string" calcext:value-type="string">
            <text:p>dasuttarasuttaṃ</text:p>
          </table:table-cell>
          <table:table-cell office:value-type="string" calcext:value-type="string">
            <text:p>eko, āvuso, dhammo bahukāro, eko dhammo bhāvetabbo, eko dhammo pariññeyyo, eko dhammo pahātabbo, eko dhammo hānabhāgiyo, eko dhammo visesabhāgiyo, eko dhammo duppaṭivijjho, eko dhammo uppādetabbo, eko dhammo <text:span text:style-name="T3">abhiññeyyo</text:span>, eko dhammo sacchikātabbo.</text:p>
          </table:table-cell>
          <table:table-cell table:style-name="ce537" table:number-columns-repeated="3"/>
          <table:table-cell table:style-name="ce355" office:value-type="string" calcext:value-type="string">
            <text:p>(DNa) <text:span text:style-name="T3">abhiññeyyo</text:span>'ti ñātapariññāya abhijānitabbo.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abhiññeyy</text:p>
          </table:table-cell>
          <table:table-cell table:style-name="ce5" office:value-type="string" calcext:value-type="string">
            <text:p>a ptp</text:p>
          </table:table-cell>
          <table:table-cell table:style-name="ce643"/>
          <table:table-cell table:number-columns-repeated="964"/>
        </table:table-row>
        <table:table-row table:style-name="ro6">
          <table:table-cell office:value-type="string" calcext:value-type="string">
            <text:p>abhiññeyya 2</text:p>
          </table:table-cell>
          <table:table-cell office:value-type="string" calcext:value-type="string">
            <text:p>abhiññeyyaṃ</text:p>
          </table:table-cell>
          <table:table-cell table:formula="of:= COM.MICROSOFT.CONCAT(IF([.$AH233] = &quot;&quot;;&quot;&quot;;&quot;√&quot;);IF([.$AK233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nt</text:p>
          </table:table-cell>
          <table:table-cell table:style-name="ce35" office:value-type="string" calcext:value-type="string">
            <text:p>nt, ptp of abhijānāti</text:p>
          </table:table-cell>
          <table:table-cell table:style-name="ce35" office:value-type="string" calcext:value-type="string">
            <text:p>abhijānāti</text:p>
          </table:table-cell>
          <table:table-cell table:style-name="ce35" table:number-columns-repeated="4"/>
          <table:table-cell table:style-name="ce141" office:value-type="string" calcext:value-type="string">
            <text:p>what should be directly known; what should be understood experientially</text:p>
          </table:table-cell>
          <table:table-cell table:style-name="ce141" office:value-type="string" calcext:value-type="string">
            <text:p>to be completely known</text:p>
          </table:table-cell>
          <table:table-cell/>
          <table:table-cell office:value-type="string" calcext:value-type="string">
            <text:p>abhijñātavya</text:p>
          </table:table-cell>
          <table:table-cell table:formula="of:=[$Roots.$J$24]" office:value-type="string" office:string-value="√jñā" calcext:value-type="string">
            <text:p>√jñā</text:p>
          </table:table-cell>
          <table:table-cell table:formula="of:=[$Roots.$K$24]" office:value-type="string" office:string-value="know" calcext:value-type="string">
            <text:p>know</text:p>
          </table:table-cell>
          <table:table-cell table:formula="of:=[$Roots.$L$24]" office:value-type="string" office:string-value="9" calcext:value-type="string">
            <text:p>9</text:p>
          </table:table-cell>
          <table:table-cell table:formula="of:=[$Roots.$C$24]" office:value-type="string" office:string-value="√ñā" calcext:value-type="string">
            <text:p>√ñā</text:p>
          </table:table-cell>
          <table:table-cell table:formula="of:=[$Roots.$D$24]" office:value-type="string" office:string-value="ññā" calcext:value-type="string">
            <text:p>ññā</text:p>
          </table:table-cell>
          <table:table-cell table:formula="of:=[$Roots.$E$24]" office:value-type="string" office:string-value="･" calcext:value-type="string">
            <text:p>･</text:p>
          </table:table-cell>
          <table:table-cell table:formula="of:=[$Roots.$F$24]" office:value-type="string" office:string-value="5" calcext:value-type="string">
            <text:p>5</text:p>
          </table:table-cell>
          <table:table-cell office:value-type="string" calcext:value-type="string">
            <text:p>nā</text:p>
          </table:table-cell>
          <table:table-cell table:formula="of:=[$Roots.$I$24]" office:value-type="string" office:string-value="know" calcext:value-type="string">
            <text:p>know</text:p>
          </table:table-cell>
          <table:table-cell/>
          <table:table-cell table:style-name="ce144" office:value-type="string" calcext:value-type="string">
            <text:p>abhi √ñā</text:p>
          </table:table-cell>
          <table:table-cell table:style-name="ce5"/>
          <table:table-cell table:style-name="ce219" office:value-type="string" calcext:value-type="string">
            <text:p>abhi + √ñā + eyya</text:p>
          </table:table-cell>
          <table:table-cell table:style-name="ce219" office:value-type="string" calcext:value-type="string">
            <text:p>kicca</text:p>
          </table:table-cell>
          <table:table-cell table:style-name="ce219" office:value-type="string" calcext:value-type="string">
            <text:p>eyy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TH 253</text:p>
          </table:table-cell>
          <table:table-cell table:style-name="ce260" office:value-type="string" calcext:value-type="string">
            <text:p>selattheragāthā</text:p>
          </table:table-cell>
          <table:table-cell office:value-type="string" calcext:value-type="string">
            <text:p><text:span text:style-name="T3">abhiññeyyaṃ</text:span> abhiññātaṃ,</text:p>
            <text:p>bhāvetabbañ'ca bhāvitaṃ,</text:p>
            <text:p>pahātabbaṃ pahīnaṃ me,</text:p>
            <text:p>tasmā buddho'smi brāhmaṇa.</text:p>
          </table:table-cell>
          <table:table-cell table:style-name="ce260" office:value-type="string" calcext:value-type="string">
            <text:p>AN 6.61</text:p>
          </table:table-cell>
          <table:table-cell table:style-name="ce260" office:value-type="string" calcext:value-type="string">
            <text:p>majjhesuttaṃ</text:p>
          </table:table-cell>
          <table:table-cell office:value-type="string" calcext:value-type="string">
            <text:p>ettāvatā kho, āvuso, bhikkhu <text:span text:style-name="T3">abhiññeyyaṃ</text:span> abhijānāti, pariññeyyaṃ parijānāti, <text:span text:style-name="T3">abhiññeyyaṃ</text:span> abhijānanto pariññeyyaṃ parijānanto diṭṭh'eva dhamme dukkhass'antakaro hotī'ti.</text:p>
          </table:table-cell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ññeyy</text:p>
          </table:table-cell>
          <table:table-cell table:style-name="ce5" office:value-type="string" calcext:value-type="string">
            <text:p>a nt</text:p>
          </table:table-cell>
          <table:table-cell table:style-name="ce643" office:value-type="string" calcext:value-type="string">
            <text:p>that which should be well understood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pālesi</text:p>
          </table:table-cell>
          <table:table-cell table:formula="of:= COM.MICROSOFT.CONCAT(IF([.$AH234] = &quot;&quot;;&quot;&quot;;&quot;√&quot;);IF([.$AK234] = &quot;&quot;;&quot;&quot;;&quot;√&quot;))">
            <text:p/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aor of abhipāleti</text:p>
          </table:table-cell>
          <table:table-cell table:style-name="ce35" office:value-type="string" calcext:value-type="string">
            <text:p>abhipāleti</text:p>
          </table:table-cell>
          <table:table-cell table:style-name="ce35" table:number-columns-repeated="2"/>
          <table:table-cell table:style-name="ce35" office:value-type="string" calcext:value-type="string">
            <text:p>-</text:p>
          </table:table-cell>
          <table:table-cell table:style-name="ce35"/>
          <table:table-cell table:style-name="ce141" table:number-columns-repeated="2"/>
          <table:table-cell table:number-columns-repeated="2"/>
          <table:table-cell table:formula="of:=[$Roots.$J$31]" office:value-type="string" office:string-value="√pāl" calcext:value-type="string">
            <text:p>√pāl</text:p>
          </table:table-cell>
          <table:table-cell table:formula="of:=[$Roots.$K$31]" office:value-type="string" office:string-value="watch" calcext:value-type="string">
            <text:p>watch</text:p>
          </table:table-cell>
          <table:table-cell table:formula="of:=[$Roots.$L$31]" office:value-type="string" office:string-value="10" calcext:value-type="string">
            <text:p>10</text:p>
          </table:table-cell>
          <table:table-cell table:formula="of:=[$Roots.$C$31]" office:value-type="string" office:string-value="√pāl" calcext:value-type="string">
            <text:p>√pāl</text:p>
          </table:table-cell>
          <table:table-cell table:formula="of:=[$Roots.$D$31]" office:value-type="float" office:value="0" calcext:value-type="float">
            <text:p>0</text:p>
          </table:table-cell>
          <table:table-cell table:formula="of:=[$Roots.$E$31]" office:value-type="string" office:string-value="･" calcext:value-type="string">
            <text:p>･</text:p>
          </table:table-cell>
          <table:table-cell table:formula="of:=[$Roots.$F$31]" office:value-type="string" office:string-value="8" calcext:value-type="string">
            <text:p>8</text:p>
          </table:table-cell>
          <table:table-cell office:value-type="string" calcext:value-type="string">
            <text:p>*e</text:p>
          </table:table-cell>
          <table:table-cell table:formula="of:=[$Roots.$I$31]" office:value-type="string" office:string-value="protect" calcext:value-type="string">
            <text:p>protect</text:p>
          </table:table-cell>
          <table:table-cell/>
          <table:table-cell table:style-name="ce144" office:value-type="string" calcext:value-type="string">
            <text:p>abhi √pāl</text:p>
          </table:table-cell>
          <table:table-cell table:style-name="ce5"/>
          <table:table-cell table:style-name="ce219" table:number-columns-repeated="3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pāl</text:p>
          </table:table-cell>
          <table:table-cell table:style-name="ce5" office:value-type="string" calcext:value-type="string">
            <text:p>esi aor</text:p>
          </table:table-cell>
          <table:table-cell table:style-name="ce643" office:value-type="string" calcext:value-type="string">
            <text:p>protected, preserved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pāleti</text:p>
          </table:table-cell>
          <table:table-cell table:formula="of:= COM.MICROSOFT.CONCAT(IF([.$AH235] = &quot;&quot;;&quot;&quot;;&quot;√&quot;);IF([.$AK235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-</text:p>
          </table:table-cell>
          <table:table-cell table:style-name="ce35"/>
          <table:table-cell table:style-name="ce141" table:number-columns-repeated="2"/>
          <table:table-cell table:number-columns-repeated="2"/>
          <table:table-cell table:formula="of:=[$Roots.$J$31]" office:value-type="string" office:string-value="√pāl" calcext:value-type="string">
            <text:p>√pāl</text:p>
          </table:table-cell>
          <table:table-cell table:formula="of:=[$Roots.$K$31]" office:value-type="string" office:string-value="watch" calcext:value-type="string">
            <text:p>watch</text:p>
          </table:table-cell>
          <table:table-cell table:formula="of:=[$Roots.$L$31]" office:value-type="string" office:string-value="10" calcext:value-type="string">
            <text:p>10</text:p>
          </table:table-cell>
          <table:table-cell table:formula="of:=[$Roots.$C$31]" office:value-type="string" office:string-value="√pāl" calcext:value-type="string">
            <text:p>√pāl</text:p>
          </table:table-cell>
          <table:table-cell table:formula="of:=[$Roots.$D$31]" office:value-type="float" office:value="0" calcext:value-type="float">
            <text:p>0</text:p>
          </table:table-cell>
          <table:table-cell table:formula="of:=[$Roots.$E$31]" office:value-type="string" office:string-value="･" calcext:value-type="string">
            <text:p>･</text:p>
          </table:table-cell>
          <table:table-cell table:formula="of:=[$Roots.$F$31]" office:value-type="string" office:string-value="8" calcext:value-type="string">
            <text:p>8</text:p>
          </table:table-cell>
          <table:table-cell office:value-type="string" calcext:value-type="string">
            <text:p>*e</text:p>
          </table:table-cell>
          <table:table-cell table:formula="of:=[$Roots.$I$31]" office:value-type="string" office:string-value="protect" calcext:value-type="string">
            <text:p>protect</text:p>
          </table:table-cell>
          <table:table-cell/>
          <table:table-cell table:style-name="ce144" office:value-type="string" calcext:value-type="string">
            <text:p>abhi √pāl</text:p>
          </table:table-cell>
          <table:table-cell table:style-name="ce5"/>
          <table:table-cell table:style-name="ce219" table:number-columns-repeated="3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pāl</text:p>
          </table:table-cell>
          <table:table-cell table:style-name="ce5" office:value-type="string" calcext:value-type="string">
            <text:p>eti pr</text:p>
          </table:table-cell>
          <table:table-cell table:style-name="ce643" office:value-type="string" calcext:value-type="string">
            <text:p>protects, preserves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pālita</text:p>
          </table:table-cell>
          <table:table-cell table:formula="of:= COM.MICROSOFT.CONCAT(IF([.$AH236] = &quot;&quot;;&quot;&quot;;&quot;√&quot;);IF([.$AK236] = &quot;&quot;;&quot;&quot;;&quot;√&quot;))">
            <text:p/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31]" office:value-type="string" office:string-value="√pāl" calcext:value-type="string">
            <text:p>√pāl</text:p>
          </table:table-cell>
          <table:table-cell table:formula="of:=[$Roots.$K$31]" office:value-type="string" office:string-value="watch" calcext:value-type="string">
            <text:p>watch</text:p>
          </table:table-cell>
          <table:table-cell table:formula="of:=[$Roots.$L$31]" office:value-type="string" office:string-value="10" calcext:value-type="string">
            <text:p>10</text:p>
          </table:table-cell>
          <table:table-cell table:formula="of:=[$Roots.$C$31]" office:value-type="string" office:string-value="√pāl" calcext:value-type="string">
            <text:p>√pāl</text:p>
          </table:table-cell>
          <table:table-cell table:formula="of:=[$Roots.$D$31]" office:value-type="float" office:value="0" calcext:value-type="float">
            <text:p>0</text:p>
          </table:table-cell>
          <table:table-cell table:formula="of:=[$Roots.$E$31]" office:value-type="string" office:string-value="･" calcext:value-type="string">
            <text:p>･</text:p>
          </table:table-cell>
          <table:table-cell table:formula="of:=[$Roots.$F$31]" office:value-type="string" office:string-value="8" calcext:value-type="string">
            <text:p>8</text:p>
          </table:table-cell>
          <table:table-cell office:value-type="string" calcext:value-type="string">
            <text:p>*e</text:p>
          </table:table-cell>
          <table:table-cell table:formula="of:=[$Roots.$I$31]" office:value-type="string" office:string-value="protect" calcext:value-type="string">
            <text:p>protect</text:p>
          </table:table-cell>
          <table:table-cell/>
          <table:table-cell table:style-name="ce144" office:value-type="string" calcext:value-type="string">
            <text:p>abhi √pāl</text:p>
          </table:table-cell>
          <table:table-cell table:style-name="ce5"/>
          <table:table-cell table:style-name="ce219"/>
          <table:table-cell table:style-name="ce219" office:value-type="string" calcext:value-type="string">
            <text:p>kita</text:p>
          </table:table-cell>
          <table:table-cell table:style-name="ce219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pālit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protected, preserved</text:p>
          </table:table-cell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passanta</text:p>
          </table:table-cell>
          <table:table-cell table:formula="of:= COM.MICROSOFT.CONCAT(IF([.$AH237] = &quot;&quot;;&quot;&quot;;&quot;√&quot;);IF([.$AK237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prp</text:p>
          </table:table-cell>
          <table:table-cell table:style-name="ce35" office:value-type="string" calcext:value-type="string">
            <text:p>prp of abhipassati</text:p>
          </table:table-cell>
          <table:table-cell table:style-name="ce35" office:value-type="string" calcext:value-type="string">
            <text:p>abhipassa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looking (for); striving (after); seeking</text:p>
          </table:table-cell>
          <table:table-cell table:style-name="ce141" office:value-type="string" calcext:value-type="string">
            <text:p>seeing an end</text:p>
          </table:table-cell>
          <table:table-cell/>
          <table:table-cell office:value-type="string" calcext:value-type="string">
            <text:p>abhipaśyat</text:p>
          </table:table-cell>
          <table:table-cell table:formula="of:=[$Roots.$J$7]" office:value-type="string" office:string-value="√dṛś" calcext:value-type="string">
            <text:p>√dṛś</text:p>
          </table:table-cell>
          <table:table-cell table:formula="of:=[$Roots.$K$7]" office:value-type="string" office:string-value="see" calcext:value-type="string">
            <text:p>see</text:p>
          </table:table-cell>
          <table:table-cell table:formula="of:=[$Roots.$L$7]" office:value-type="string" office:string-value="1" calcext:value-type="string">
            <text:p>1</text:p>
          </table:table-cell>
          <table:table-cell table:formula="of:=[$Roots.$C$7]" office:value-type="string" office:string-value="√dis" calcext:value-type="string">
            <text:p>√dis</text:p>
          </table:table-cell>
          <table:table-cell table:formula="of:=[$Roots.$D$7]" office:value-type="float" office:value="0" calcext:value-type="float">
            <text:p>0</text:p>
          </table:table-cell>
          <table:table-cell table:formula="of:=[$Roots.$E$7]" office:value-type="string" office:string-value="･" calcext:value-type="string">
            <text:p>･</text:p>
          </table:table-cell>
          <table:table-cell table:formula="of:=[$Roots.$F$7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7]" office:value-type="string" office:string-value="see" calcext:value-type="string">
            <text:p>see</text:p>
          </table:table-cell>
          <table:table-cell office:value-type="string" calcext:value-type="string">
            <text:p>√dis + a &gt; disa &gt; passa (irreg)</text:p>
          </table:table-cell>
          <table:table-cell table:style-name="ce144" office:value-type="string" calcext:value-type="string">
            <text:p>abhi √dis</text:p>
          </table:table-cell>
          <table:table-cell table:style-name="ce5"/>
          <table:table-cell table:style-name="ce219" office:value-type="string" calcext:value-type="string">
            <text:p>abhi + passa + n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nt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AN 5.57</text:p>
          </table:table-cell>
          <table:table-cell table:style-name="ce260" office:value-type="string" calcext:value-type="string">
            <text:p>abhiṇhapaccavekkhitabbaṭhānasuttaṃ</text:p>
          </table:table-cell>
          <table:table-cell office:value-type="string" calcext:value-type="string">
            <text:p>sabbe made abhibho'smi,</text:p>
            <text:p>nekkhammaṃ daṭṭhu khemato,</text:p>
            <text:p>tassa me ahu ussāho,</text:p>
            <text:p>nibbānaṃ <text:span text:style-name="T3">abhipassato</text:span>.</text:p>
          </table:table-cell>
          <table:table-cell table:style-name="ce260" office:value-type="string" calcext:value-type="string">
            <text:p>SNP 51</text:p>
          </table:table-cell>
          <table:table-cell table:style-name="ce260" office:value-type="string" calcext:value-type="string">
            <text:p>mahābyūhasuttaṃ</text:p>
            <text:p>aṭṭhakavaggo 13</text:p>
          </table:table-cell>
          <table:table-cell office:value-type="string" calcext:value-type="string">
            <text:p>appañ'hi etaṃ na alaṃ samāya,</text:p>
            <text:p>duve vivādassa phalāni brūmi,</text:p>
            <text:p>etam'pi disvā na vivādayetha,</text:p>
            <text:p>khema-<text:span text:style-name="T3">abhipassaṃ</text:span> avivādabhūmiṃ.</text:p>
          </table:table-cell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pass</text:p>
          </table:table-cell>
          <table:table-cell table:style-name="ce5" office:value-type="string" calcext:value-type="string">
            <text:p>anta prp</text:p>
          </table:table-cell>
          <table:table-cell table:style-name="ce643"/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passati</text:p>
          </table:table-cell>
          <table:table-cell table:formula="of:= COM.MICROSOFT.CONCAT(IF([.$AH238] = &quot;&quot;;&quot;&quot;;&quot;√&quot;);IF([.$AK238] = &quot;&quot;;&quot;&quot;;&quot;√&quot;))" office:value-type="string" office:string-value="√" calcext:value-type="string">
            <text:p>√</text:p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looks (for); strives (after); seeks</text:p>
          </table:table-cell>
          <table:table-cell table:style-name="ce141" office:value-type="string" calcext:value-type="string">
            <text:p>sees an end</text:p>
          </table:table-cell>
          <table:table-cell/>
          <table:table-cell office:value-type="string" calcext:value-type="string">
            <text:p>abhidṛś</text:p>
          </table:table-cell>
          <table:table-cell table:formula="of:=[$Roots.$J$7]" office:value-type="string" office:string-value="√dṛś" calcext:value-type="string">
            <text:p>√dṛś</text:p>
          </table:table-cell>
          <table:table-cell table:formula="of:=[$Roots.$K$7]" office:value-type="string" office:string-value="see" calcext:value-type="string">
            <text:p>see</text:p>
          </table:table-cell>
          <table:table-cell table:formula="of:=[$Roots.$L$7]" office:value-type="string" office:string-value="1" calcext:value-type="string">
            <text:p>1</text:p>
          </table:table-cell>
          <table:table-cell table:formula="of:=[$Roots.$C$7]" office:value-type="string" office:string-value="√dis" calcext:value-type="string">
            <text:p>√dis</text:p>
          </table:table-cell>
          <table:table-cell table:formula="of:=[$Roots.$D$7]" office:value-type="float" office:value="0" calcext:value-type="float">
            <text:p>0</text:p>
          </table:table-cell>
          <table:table-cell table:formula="of:=[$Roots.$E$7]" office:value-type="string" office:string-value="･" calcext:value-type="string">
            <text:p>･</text:p>
          </table:table-cell>
          <table:table-cell table:formula="of:=[$Roots.$F$7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7]" office:value-type="string" office:string-value="see" calcext:value-type="string">
            <text:p>see</text:p>
          </table:table-cell>
          <table:table-cell office:value-type="string" calcext:value-type="string">
            <text:p>√dis + a &gt; disa &gt; passa (irreg)</text:p>
          </table:table-cell>
          <table:table-cell table:style-name="ce144" office:value-type="string" calcext:value-type="string">
            <text:p>abhi √dis</text:p>
          </table:table-cell>
          <table:table-cell table:style-name="ce5"/>
          <table:table-cell table:style-name="ce219" office:value-type="string" calcext:value-type="string">
            <text:p>abhi + passa + t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SNP 61</text:p>
          </table:table-cell>
          <table:table-cell table:style-name="ce260" office:value-type="string" calcext:value-type="string">
            <text:p>upasīva māṇava pucchā</text:p>
            <text:p>pārāyanavaggo 6</text:p>
          </table:table-cell>
          <table:table-cell table:style-name="ce676" office:value-type="string" calcext:value-type="string">
            <text:p>ākiñcaññaṃ pekkhamāno satimā,</text:p>
            <text:p>n'atthī'ti nissāya tarassu oghaṃ,</text:p>
            <text:p>kāme pahāya virato kathāhi,</text:p>
            <text:p>taṇhakkhayaṃ nattamah'<text:span text:style-name="T3">ābhipassa</text:span>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pass</text:p>
          </table:table-cell>
          <table:table-cell table:style-name="ce5" office:value-type="string" calcext:value-type="string">
            <text:p>ati pr</text:p>
          </table:table-cell>
          <table:table-cell table:style-name="ce643"/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patthayati</text:p>
          </table:table-cell>
          <table:table-cell table:formula="of:= COM.MICROSOFT.CONCAT(IF([.$AH239] = &quot;&quot;;&quot;&quot;;&quot;√&quot;);IF([.$AK239] = &quot;&quot;;&quot;&quot;;&quot;√&quot;))" office:value-type="string" office:string-value="√" calcext:value-type="string">
            <text:p>√</text:p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longs (for); hopes (for); craves (for); aspires (for)</text:p>
          </table:table-cell>
          <table:table-cell table:style-name="ce141"/>
          <table:table-cell/>
          <table:table-cell office:value-type="string" calcext:value-type="string">
            <text:p>abhi + prārthayate</text:p>
          </table:table-cell>
          <table:table-cell table:formula="of:=[$Roots.$J$3]" office:value-type="string" office:string-value="√arth" calcext:value-type="string">
            <text:p>√arth</text:p>
          </table:table-cell>
          <table:table-cell table:formula="of:=[$Roots.$K$3]" office:value-type="string" office:string-value="strive" calcext:value-type="string">
            <text:p>strive</text:p>
          </table:table-cell>
          <table:table-cell table:formula="of:=[$Roots.$L$3]" office:value-type="float" office:value="10" calcext:value-type="float">
            <text:p>10</text:p>
          </table:table-cell>
          <table:table-cell table:formula="of:=[$Roots.$C$3]" office:value-type="string" office:string-value="√atth" calcext:value-type="string">
            <text:p>√atth</text:p>
          </table:table-cell>
          <table:table-cell table:formula="of:=[$Roots.$D$3]" office:value-type="float" office:value="0" calcext:value-type="float">
            <text:p>0</text:p>
          </table:table-cell>
          <table:table-cell table:formula="of:=[$Roots.$E$3]" office:value-type="string" office:string-value="･" calcext:value-type="string">
            <text:p>･</text:p>
          </table:table-cell>
          <table:table-cell table:formula="of:=[$Roots.$F$3]" office:value-type="string" office:string-value="8" calcext:value-type="string">
            <text:p>8</text:p>
          </table:table-cell>
          <table:table-cell office:value-type="string" calcext:value-type="string">
            <text:p>*aya</text:p>
          </table:table-cell>
          <table:table-cell table:formula="of:=[$Roots.$I$3]" office:value-type="string" office:string-value="wish for" calcext:value-type="string">
            <text:p>wish for</text:p>
          </table:table-cell>
          <table:table-cell office:value-type="string" calcext:value-type="string">
            <text:p>√atth + aya &gt; atthaya</text:p>
          </table:table-cell>
          <table:table-cell table:style-name="ce144" office:value-type="string" calcext:value-type="string">
            <text:p>abhi pa √atth</text:p>
          </table:table-cell>
          <table:table-cell table:style-name="ce5"/>
          <table:table-cell table:style-name="ce219" office:value-type="string" calcext:value-type="string">
            <text:p>abhi + pa + atthaya + t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TH 251</text:p>
          </table:table-cell>
          <table:table-cell table:style-name="ce260" office:value-type="string" calcext:value-type="string">
            <text:p>raṭṭhapālattheragāthā</text:p>
          </table:table-cell>
          <table:table-cell office:value-type="string" calcext:value-type="string">
            <text:p>passāmi loke sadhane manusse,</text:p>
            <text:p>laddhāna vittaṃ na dadanti mohā,</text:p>
            <text:p>luddhā dhanaṃ sannicayaṃ karonti,</text:p>
            <text:p>bhiyyova kāme <text:span text:style-name="T3">abhipatthayanti.</text:span>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patthay</text:p>
          </table:table-cell>
          <table:table-cell table:style-name="ce5" office:value-type="string" calcext:value-type="string">
            <text:p>ati pr</text:p>
          </table:table-cell>
          <table:table-cell table:style-name="ce643"/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patthesi</text:p>
          </table:table-cell>
          <table:table-cell table:formula="of:= COM.MICROSOFT.CONCAT(IF([.$AH240] = &quot;&quot;;&quot;&quot;;&quot;√&quot;);IF([.$AK240] = &quot;&quot;;&quot;&quot;;&quot;√&quot;))">
            <text:p/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aor of abhipattheti</text:p>
          </table:table-cell>
          <table:table-cell table:style-name="ce35" office:value-type="string" calcext:value-type="string">
            <text:p>abhipattheti</text:p>
          </table:table-cell>
          <table:table-cell table:style-name="ce35" table:number-columns-repeated="2"/>
          <table:table-cell table:style-name="ce35" office:value-type="string" calcext:value-type="string">
            <text:p>-</text:p>
          </table:table-cell>
          <table:table-cell table:style-name="ce35"/>
          <table:table-cell table:style-name="ce141" table:number-columns-repeated="2"/>
          <table:table-cell/>
          <table:table-cell office:value-type="string" calcext:value-type="string">
            <text:p>abhi + prārth</text:p>
          </table:table-cell>
          <table:table-cell table:formula="of:=[$Roots.$J$3]" office:value-type="string" office:string-value="√arth" calcext:value-type="string">
            <text:p>√arth</text:p>
          </table:table-cell>
          <table:table-cell table:formula="of:=[$Roots.$K$3]" office:value-type="string" office:string-value="strive" calcext:value-type="string">
            <text:p>strive</text:p>
          </table:table-cell>
          <table:table-cell table:formula="of:=[$Roots.$L$3]" office:value-type="float" office:value="10" calcext:value-type="float">
            <text:p>10</text:p>
          </table:table-cell>
          <table:table-cell table:formula="of:=[$Roots.$C$3]" office:value-type="string" office:string-value="√atth" calcext:value-type="string">
            <text:p>√atth</text:p>
          </table:table-cell>
          <table:table-cell table:formula="of:=[$Roots.$D$3]" office:value-type="float" office:value="0" calcext:value-type="float">
            <text:p>0</text:p>
          </table:table-cell>
          <table:table-cell table:formula="of:=[$Roots.$E$3]" office:value-type="string" office:string-value="･" calcext:value-type="string">
            <text:p>･</text:p>
          </table:table-cell>
          <table:table-cell table:formula="of:=[$Roots.$F$3]" office:value-type="string" office:string-value="8" calcext:value-type="string">
            <text:p>8</text:p>
          </table:table-cell>
          <table:table-cell office:value-type="string" calcext:value-type="string">
            <text:p>*e</text:p>
          </table:table-cell>
          <table:table-cell table:formula="of:=[$Roots.$I$3]" office:value-type="string" office:string-value="wish for" calcext:value-type="string">
            <text:p>wish for</text:p>
          </table:table-cell>
          <table:table-cell office:value-type="string" calcext:value-type="string">
            <text:p>√atth + e &gt; atthe</text:p>
          </table:table-cell>
          <table:table-cell table:style-name="ce144" office:value-type="string" calcext:value-type="string">
            <text:p>abhi pa √atth</text:p>
          </table:table-cell>
          <table:table-cell table:style-name="ce5"/>
          <table:table-cell table:style-name="ce219" office:value-type="string" calcext:value-type="string">
            <text:p>abhi + pa + atthe +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patth</text:p>
          </table:table-cell>
          <table:table-cell table:style-name="ce5" office:value-type="string" calcext:value-type="string">
            <text:p>esi aor</text:p>
          </table:table-cell>
          <table:table-cell table:style-name="ce643" office:value-type="string" calcext:value-type="string">
            <text:p>longed for; hoped for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pattheti</text:p>
          </table:table-cell>
          <table:table-cell table:formula="of:= COM.MICROSOFT.CONCAT(IF([.$AH241] = &quot;&quot;;&quot;&quot;;&quot;√&quot;);IF([.$AK241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-</text:p>
          </table:table-cell>
          <table:table-cell table:style-name="ce35"/>
          <table:table-cell table:style-name="ce141" table:number-columns-repeated="2"/>
          <table:table-cell/>
          <table:table-cell office:value-type="string" calcext:value-type="string">
            <text:p>abhi + prārthayate</text:p>
          </table:table-cell>
          <table:table-cell table:formula="of:=[$Roots.$J$3]" office:value-type="string" office:string-value="√arth" calcext:value-type="string">
            <text:p>√arth</text:p>
          </table:table-cell>
          <table:table-cell table:formula="of:=[$Roots.$K$3]" office:value-type="string" office:string-value="strive" calcext:value-type="string">
            <text:p>strive</text:p>
          </table:table-cell>
          <table:table-cell table:formula="of:=[$Roots.$L$3]" office:value-type="float" office:value="10" calcext:value-type="float">
            <text:p>10</text:p>
          </table:table-cell>
          <table:table-cell table:formula="of:=[$Roots.$C$3]" office:value-type="string" office:string-value="√atth" calcext:value-type="string">
            <text:p>√atth</text:p>
          </table:table-cell>
          <table:table-cell table:formula="of:=[$Roots.$D$3]" office:value-type="float" office:value="0" calcext:value-type="float">
            <text:p>0</text:p>
          </table:table-cell>
          <table:table-cell table:formula="of:=[$Roots.$E$3]" office:value-type="string" office:string-value="･" calcext:value-type="string">
            <text:p>･</text:p>
          </table:table-cell>
          <table:table-cell table:formula="of:=[$Roots.$F$3]" office:value-type="string" office:string-value="8" calcext:value-type="string">
            <text:p>8</text:p>
          </table:table-cell>
          <table:table-cell office:value-type="string" calcext:value-type="string">
            <text:p>*e</text:p>
          </table:table-cell>
          <table:table-cell table:formula="of:=[$Roots.$I$3]" office:value-type="string" office:string-value="wish for" calcext:value-type="string">
            <text:p>wish for</text:p>
          </table:table-cell>
          <table:table-cell office:value-type="string" calcext:value-type="string">
            <text:p>√atth + e &gt; atthe</text:p>
          </table:table-cell>
          <table:table-cell table:style-name="ce144" office:value-type="string" calcext:value-type="string">
            <text:p>abhi pa √atth</text:p>
          </table:table-cell>
          <table:table-cell table:style-name="ce5"/>
          <table:table-cell table:style-name="ce219" office:value-type="string" calcext:value-type="string">
            <text:p>abhi + pa + atthe +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patth</text:p>
          </table:table-cell>
          <table:table-cell table:style-name="ce5" office:value-type="string" calcext:value-type="string">
            <text:p>eti pr</text:p>
          </table:table-cell>
          <table:table-cell table:style-name="ce643" office:value-type="string" calcext:value-type="string">
            <text:p>longs for; hopes for</text:p>
          </table:table-cell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patthita</text:p>
          </table:table-cell>
          <table:table-cell table:formula="of:= COM.MICROSOFT.CONCAT(IF([.$AH242] = &quot;&quot;;&quot;&quot;;&quot;√&quot;);IF([.$AK242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 abhipattheti</text:p>
          </table:table-cell>
          <table:table-cell table:style-name="ce35" office:value-type="string" calcext:value-type="string">
            <text:p>abhipattheti</text:p>
          </table:table-cell>
          <table:table-cell table:style-name="ce35" table:number-columns-repeated="4"/>
          <table:table-cell table:style-name="ce141" office:value-type="string" calcext:value-type="string">
            <text:p>longed for; hoped for; wished for</text:p>
          </table:table-cell>
          <table:table-cell table:style-name="ce141"/>
          <table:table-cell/>
          <table:table-cell office:value-type="string" calcext:value-type="string">
            <text:p>abhi + prārthita</text:p>
          </table:table-cell>
          <table:table-cell table:formula="of:=[$Roots.$J$3]" office:value-type="string" office:string-value="√arth" calcext:value-type="string">
            <text:p>√arth</text:p>
          </table:table-cell>
          <table:table-cell table:formula="of:=[$Roots.$K$3]" office:value-type="string" office:string-value="strive" calcext:value-type="string">
            <text:p>strive</text:p>
          </table:table-cell>
          <table:table-cell table:formula="of:=[$Roots.$L$3]" office:value-type="float" office:value="10" calcext:value-type="float">
            <text:p>10</text:p>
          </table:table-cell>
          <table:table-cell table:formula="of:=[$Roots.$C$3]" office:value-type="string" office:string-value="√atth" calcext:value-type="string">
            <text:p>√atth</text:p>
          </table:table-cell>
          <table:table-cell table:formula="of:=[$Roots.$D$3]" office:value-type="float" office:value="0" calcext:value-type="float">
            <text:p>0</text:p>
          </table:table-cell>
          <table:table-cell table:formula="of:=[$Roots.$E$3]" office:value-type="string" office:string-value="･" calcext:value-type="string">
            <text:p>･</text:p>
          </table:table-cell>
          <table:table-cell table:formula="of:=[$Roots.$F$3]" office:value-type="string" office:string-value="8" calcext:value-type="string">
            <text:p>8</text:p>
          </table:table-cell>
          <table:table-cell office:value-type="string" calcext:value-type="string">
            <text:p>*e</text:p>
          </table:table-cell>
          <table:table-cell table:formula="of:=[$Roots.$I$3]" office:value-type="string" office:string-value="wish for" calcext:value-type="string">
            <text:p>wish for</text:p>
          </table:table-cell>
          <table:table-cell office:value-type="string" calcext:value-type="string">
            <text:p>√atth + e &gt; atthe</text:p>
          </table:table-cell>
          <table:table-cell table:style-name="ce144" office:value-type="string" calcext:value-type="string">
            <text:p>abhi pa √atth</text:p>
          </table:table-cell>
          <table:table-cell table:style-name="ce5"/>
          <table:table-cell table:style-name="ce219" office:value-type="string" calcext:value-type="string">
            <text:p>abhi + pa + atthe + i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it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MN 91</text:p>
          </table:table-cell>
          <table:table-cell table:style-name="ce260" office:value-type="string" calcext:value-type="string">
            <text:p>brahmāyusuttaṃ</text:p>
          </table:table-cell>
          <table:table-cell office:value-type="string" calcext:value-type="string">
            <text:p>diṭṭhadhammahit'atthāya,</text:p>
            <text:p>samparāyasukhāya ca,</text:p>
            <text:p>kat'āvakāsā pucchāma,</text:p>
            <text:p>yaṃ kiñci <text:span text:style-name="T3">abhipatthitan</text:span>'ti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patthit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longed for; hoped for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pīḷesi</text:p>
          </table:table-cell>
          <table:table-cell table:formula="of:= COM.MICROSOFT.CONCAT(IF([.$AH243] = &quot;&quot;;&quot;&quot;;&quot;√&quot;);IF([.$AK243] = &quot;&quot;;&quot;&quot;;&quot;√&quot;))">
            <text:p/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aor of abhipīḷeti</text:p>
          </table:table-cell>
          <table:table-cell table:style-name="ce35" office:value-type="string" calcext:value-type="string">
            <text:p>abhipīḷeti</text:p>
          </table:table-cell>
          <table:table-cell table:style-name="ce35" table:number-columns-repeated="2"/>
          <table:table-cell table:style-name="ce35" office:value-type="string" calcext:value-type="string">
            <text:p>-</text:p>
          </table:table-cell>
          <table:table-cell table:style-name="ce35"/>
          <table:table-cell table:style-name="ce141" table:number-columns-repeated="2"/>
          <table:table-cell table:number-columns-repeated="2"/>
          <table:table-cell table:formula="of:=[$Roots.$J$33]" office:value-type="string" office:string-value="√pīḍ" calcext:value-type="string">
            <text:p>√pīḍ</text:p>
          </table:table-cell>
          <table:table-cell table:formula="of:=[$Roots.$K$33]" office:value-type="string" office:string-value="press" calcext:value-type="string">
            <text:p>press</text:p>
          </table:table-cell>
          <table:table-cell table:formula="of:=[$Roots.$L$33]" office:value-type="string" office:string-value="10" calcext:value-type="string">
            <text:p>10</text:p>
          </table:table-cell>
          <table:table-cell table:formula="of:=[$Roots.$C$33]" office:value-type="string" office:string-value="√pīḷ" calcext:value-type="string">
            <text:p>√pīḷ</text:p>
          </table:table-cell>
          <table:table-cell table:formula="of:=[$Roots.$D$33]" office:value-type="float" office:value="0" calcext:value-type="float">
            <text:p>0</text:p>
          </table:table-cell>
          <table:table-cell table:formula="of:=[$Roots.$E$33]" office:value-type="string" office:string-value="･" calcext:value-type="string">
            <text:p>･</text:p>
          </table:table-cell>
          <table:table-cell table:formula="of:=[$Roots.$F$33]" office:value-type="string" office:string-value="8" calcext:value-type="string">
            <text:p>8</text:p>
          </table:table-cell>
          <table:table-cell office:value-type="string" calcext:value-type="string">
            <text:p>*e</text:p>
          </table:table-cell>
          <table:table-cell table:formula="of:=[$Roots.$I$33]" office:value-type="string" office:string-value="press, crush" calcext:value-type="string">
            <text:p>press, crush</text:p>
          </table:table-cell>
          <table:table-cell office:value-type="string" calcext:value-type="string">
            <text:p>√pīḷ + e &gt; pīḷe</text:p>
          </table:table-cell>
          <table:table-cell table:style-name="ce144" office:value-type="string" calcext:value-type="string">
            <text:p>abhi √pīḷ</text:p>
          </table:table-cell>
          <table:table-cell table:style-name="ce5"/>
          <table:table-cell table:style-name="ce219" office:value-type="string" calcext:value-type="string">
            <text:p>abhi + pīḷe +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pīḷ</text:p>
          </table:table-cell>
          <table:table-cell table:style-name="ce5" office:value-type="string" calcext:value-type="string">
            <text:p>esi aor</text:p>
          </table:table-cell>
          <table:table-cell table:style-name="ce643" office:value-type="string" calcext:value-type="string">
            <text:p>oppressed, squeezed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pīḷeti</text:p>
          </table:table-cell>
          <table:table-cell table:formula="of:= COM.MICROSOFT.CONCAT(IF([.$AH244] = &quot;&quot;;&quot;&quot;;&quot;√&quot;);IF([.$AK244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-</text:p>
          </table:table-cell>
          <table:table-cell table:style-name="ce35"/>
          <table:table-cell table:style-name="ce141" table:number-columns-repeated="2"/>
          <table:table-cell table:number-columns-repeated="2"/>
          <table:table-cell table:formula="of:=[$Roots.$J$33]" office:value-type="string" office:string-value="√pīḍ" calcext:value-type="string">
            <text:p>√pīḍ</text:p>
          </table:table-cell>
          <table:table-cell table:formula="of:=[$Roots.$K$33]" office:value-type="string" office:string-value="press" calcext:value-type="string">
            <text:p>press</text:p>
          </table:table-cell>
          <table:table-cell table:formula="of:=[$Roots.$L$33]" office:value-type="string" office:string-value="10" calcext:value-type="string">
            <text:p>10</text:p>
          </table:table-cell>
          <table:table-cell table:formula="of:=[$Roots.$C$33]" office:value-type="string" office:string-value="√pīḷ" calcext:value-type="string">
            <text:p>√pīḷ</text:p>
          </table:table-cell>
          <table:table-cell table:formula="of:=[$Roots.$D$33]" office:value-type="float" office:value="0" calcext:value-type="float">
            <text:p>0</text:p>
          </table:table-cell>
          <table:table-cell table:formula="of:=[$Roots.$E$33]" office:value-type="string" office:string-value="･" calcext:value-type="string">
            <text:p>･</text:p>
          </table:table-cell>
          <table:table-cell table:formula="of:=[$Roots.$F$33]" office:value-type="string" office:string-value="8" calcext:value-type="string">
            <text:p>8</text:p>
          </table:table-cell>
          <table:table-cell office:value-type="string" calcext:value-type="string">
            <text:p>*e</text:p>
          </table:table-cell>
          <table:table-cell table:formula="of:=[$Roots.$I$33]" office:value-type="string" office:string-value="press, crush" calcext:value-type="string">
            <text:p>press, crush</text:p>
          </table:table-cell>
          <table:table-cell office:value-type="string" calcext:value-type="string">
            <text:p>√pīḷ + e &gt; pīḷe</text:p>
          </table:table-cell>
          <table:table-cell table:style-name="ce144" office:value-type="string" calcext:value-type="string">
            <text:p>abhi √pīḷ</text:p>
          </table:table-cell>
          <table:table-cell table:style-name="ce5"/>
          <table:table-cell table:style-name="ce219" office:value-type="string" calcext:value-type="string">
            <text:p>abhi + pīḷe +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pīḷ</text:p>
          </table:table-cell>
          <table:table-cell table:style-name="ce5" office:value-type="string" calcext:value-type="string">
            <text:p>eti pr</text:p>
          </table:table-cell>
          <table:table-cell table:style-name="ce643" office:value-type="string" calcext:value-type="string">
            <text:p>oppresses, squeezes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pīḷita</text:p>
          </table:table-cell>
          <table:table-cell table:formula="of:= COM.MICROSOFT.CONCAT(IF([.$AH245] = &quot;&quot;;&quot;&quot;;&quot;√&quot;);IF([.$AK245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 abhipiḷeti</text:p>
          </table:table-cell>
          <table:table-cell table:style-name="ce35" office:value-type="string" calcext:value-type="string">
            <text:p>abhipiḷeti</text:p>
          </table:table-cell>
          <table:table-cell table:style-name="ce35" table:number-columns-repeated="4"/>
          <table:table-cell table:style-name="ce141" table:number-columns-repeated="2"/>
          <table:table-cell table:number-columns-repeated="2"/>
          <table:table-cell table:formula="of:=[$Roots.$J$33]" office:value-type="string" office:string-value="√pīḍ" calcext:value-type="string">
            <text:p>√pīḍ</text:p>
          </table:table-cell>
          <table:table-cell table:formula="of:=[$Roots.$K$33]" office:value-type="string" office:string-value="press" calcext:value-type="string">
            <text:p>press</text:p>
          </table:table-cell>
          <table:table-cell table:formula="of:=[$Roots.$L$33]" office:value-type="string" office:string-value="10" calcext:value-type="string">
            <text:p>10</text:p>
          </table:table-cell>
          <table:table-cell table:formula="of:=[$Roots.$C$33]" office:value-type="string" office:string-value="√pīḷ" calcext:value-type="string">
            <text:p>√pīḷ</text:p>
          </table:table-cell>
          <table:table-cell table:formula="of:=[$Roots.$D$33]" office:value-type="float" office:value="0" calcext:value-type="float">
            <text:p>0</text:p>
          </table:table-cell>
          <table:table-cell table:formula="of:=[$Roots.$E$33]" office:value-type="string" office:string-value="･" calcext:value-type="string">
            <text:p>･</text:p>
          </table:table-cell>
          <table:table-cell table:formula="of:=[$Roots.$F$33]" office:value-type="string" office:string-value="8" calcext:value-type="string">
            <text:p>8</text:p>
          </table:table-cell>
          <table:table-cell office:value-type="string" calcext:value-type="string">
            <text:p>*e</text:p>
          </table:table-cell>
          <table:table-cell table:formula="of:=[$Roots.$I$33]" office:value-type="string" office:string-value="press, crush" calcext:value-type="string">
            <text:p>press, crush</text:p>
          </table:table-cell>
          <table:table-cell/>
          <table:table-cell table:style-name="ce144" office:value-type="string" calcext:value-type="string">
            <text:p>abhi √pīḷ</text:p>
          </table:table-cell>
          <table:table-cell table:style-name="ce5"/>
          <table:table-cell table:style-name="ce515" office:value-type="string" calcext:value-type="string">
            <text:p>abhi + √pīḷ + ita</text:p>
          </table:table-cell>
          <table:table-cell table:style-name="ce219" office:value-type="string" calcext:value-type="string">
            <text:p>kita</text:p>
          </table:table-cell>
          <table:table-cell table:style-name="ce219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office:value-type="string" calcext:value-type="string">
            <text:p>Thai</text:p>
          </table:table-cell>
          <table:table-cell table:style-name="ce260" office:value-type="string" calcext:value-type="string">
            <text:p>bojjh’aṅga-parittaṃ</text:p>
          </table:table-cell>
          <table:table-cell office:value-type="string" calcext:value-type="string">
            <text:p>ekadā dhamma-rājā pi gelaññen’ābhipīḷito cundattherena taññ’eva bhaṇāpetvāna sādaraṃ sammoditvā ca ābādhā tamhā vuṭṭhāsi ṭhānaso.</text:p>
          </table:table-cell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11" office:value-type="string" calcext:value-type="string">
            <text:p>abhipīḷit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affected, afflicted, oppressed</text:p>
          </table:table-cell>
          <table:table-cell table:number-columns-repeated="964"/>
        </table:table-row>
        <table:table-row table:style-name="ro1">
          <table:table-cell table:number-columns-repeated="2" office:value-type="string" calcext:value-type="string">
            <text:p>abhippahārī</text:p>
          </table:table-cell>
          <table:table-cell table:formula="of:= COM.MICROSOFT.CONCAT(IF([.$AH246] = &quot;&quot;;&quot;&quot;;&quot;√&quot;);IF([.$AK246] = &quot;&quot;;&quot;&quot;;&quot;√&quot;))">
            <text:p/>
          </table:table-cell>
          <table:table-cell table:number-columns-repeated="2" table:style-name="ce35" office:value-type="string" calcext:value-type="string">
            <text:p>adj</text:p>
          </table:table-cell>
          <table:table-cell table:style-name="ce35" office:value-type="string" calcext:value-type="string">
            <text:p>abhippasīdati</text:p>
          </table:table-cell>
          <table:table-cell table:style-name="ce35" table:number-columns-repeated="4"/>
          <table:table-cell table:style-name="ce141" table:number-columns-repeated="2"/>
          <table:table-cell table:number-columns-repeated="12"/>
          <table:table-cell table:style-name="ce144"/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ppahār</text:p>
          </table:table-cell>
          <table:table-cell table:style-name="ce5" office:value-type="string" calcext:value-type="string">
            <text:p>ī adj</text:p>
          </table:table-cell>
          <table:table-cell table:style-name="ce643" office:value-type="string" calcext:value-type="string">
            <text:p>striking, attacking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ppakiṇṇa</text:p>
          </table:table-cell>
          <table:table-cell table:formula="of:= COM.MICROSOFT.CONCAT(IF([.$AH247] = &quot;&quot;;&quot;&quot;;&quot;√&quot;);IF([.$AK247] = &quot;&quot;;&quot;&quot;;&quot;√&quot;))">
            <text:p/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14]" office:value-type="string" office:string-value="√kṝ √kṛ" calcext:value-type="string">
            <text:p>√kṝ √kṛ</text:p>
          </table:table-cell>
          <table:table-cell table:formula="of:=[$Roots.$K$14]" office:value-type="string" office:string-value="scatter" calcext:value-type="string">
            <text:p>scatter</text:p>
          </table:table-cell>
          <table:table-cell table:formula="of:=[$Roots.$L$14]" office:value-type="string" office:string-value="6" calcext:value-type="string">
            <text:p>6</text:p>
          </table:table-cell>
          <table:table-cell table:formula="of:=[$Roots.$C$14]" office:value-type="string" office:string-value="√kir" calcext:value-type="string">
            <text:p>√kir</text:p>
          </table:table-cell>
          <table:table-cell table:formula="of:=[$Roots.$D$14]" office:value-type="float" office:value="0" calcext:value-type="float">
            <text:p>0</text:p>
          </table:table-cell>
          <table:table-cell table:formula="of:=[$Roots.$E$14]" office:value-type="string" office:string-value="･" calcext:value-type="string">
            <text:p>･</text:p>
          </table:table-cell>
          <table:table-cell table:formula="of:=[$Roots.$F$14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14]" office:value-type="string" office:string-value="scatter, sprinkle" calcext:value-type="string">
            <text:p>scatter, sprinkle</text:p>
          </table:table-cell>
          <table:table-cell/>
          <table:table-cell table:style-name="ce144" office:value-type="string" calcext:value-type="string">
            <text:p>abhi pa √kir</text:p>
          </table:table-cell>
          <table:table-cell table:style-name="ce5"/>
          <table:table-cell table:style-name="ce219" office:value-type="string" calcext:value-type="string">
            <text:p>abhi + pa + √kir + n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na</text:p>
          </table:table-cell>
          <table:table-cell table:style-name="ce265" office:value-type="string" calcext:value-type="string">
            <text:p>rn &gt; ṇṇ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ppakiṇṇ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completely strewn with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ppakirati</text:p>
          </table:table-cell>
          <table:table-cell table:formula="of:= COM.MICROSOFT.CONCAT(IF([.$AH248] = &quot;&quot;;&quot;&quot;;&quot;√&quot;);IF([.$AK248] = &quot;&quot;;&quot;&quot;;&quot;√&quot;))" office:value-type="string" office:string-value="√" calcext:value-type="string">
            <text:p>√</text:p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completely covers; scatters (over); pours (onto)</text:p>
          </table:table-cell>
          <table:table-cell table:style-name="ce141"/>
          <table:table-cell/>
          <table:table-cell office:value-type="string" calcext:value-type="string">
            <text:p>abhi + prakirati</text:p>
          </table:table-cell>
          <table:table-cell table:formula="of:=[$Roots.$J$14]" office:value-type="string" office:string-value="√kṝ √kṛ" calcext:value-type="string">
            <text:p>√kṝ √kṛ</text:p>
          </table:table-cell>
          <table:table-cell table:formula="of:=[$Roots.$K$14]" office:value-type="string" office:string-value="scatter" calcext:value-type="string">
            <text:p>scatter</text:p>
          </table:table-cell>
          <table:table-cell table:formula="of:=[$Roots.$L$14]" office:value-type="string" office:string-value="6" calcext:value-type="string">
            <text:p>6</text:p>
          </table:table-cell>
          <table:table-cell table:formula="of:=[$Roots.$C$14]" office:value-type="string" office:string-value="√kir" calcext:value-type="string">
            <text:p>√kir</text:p>
          </table:table-cell>
          <table:table-cell table:formula="of:=[$Roots.$D$14]" office:value-type="float" office:value="0" calcext:value-type="float">
            <text:p>0</text:p>
          </table:table-cell>
          <table:table-cell table:formula="of:=[$Roots.$E$14]" office:value-type="string" office:string-value="･" calcext:value-type="string">
            <text:p>･</text:p>
          </table:table-cell>
          <table:table-cell table:formula="of:=[$Roots.$F$14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14]" office:value-type="string" office:string-value="scatter, sprinkle" calcext:value-type="string">
            <text:p>scatter, sprinkle</text:p>
          </table:table-cell>
          <table:table-cell office:value-type="string" calcext:value-type="string">
            <text:p>√kir + a &gt; kira</text:p>
          </table:table-cell>
          <table:table-cell table:style-name="ce144" office:value-type="string" calcext:value-type="string">
            <text:p>abhi pa √kir</text:p>
          </table:table-cell>
          <table:table-cell table:style-name="ce5"/>
          <table:table-cell table:style-name="ce219" office:value-type="string" calcext:value-type="string">
            <text:p>abhi + pa + kira + t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DN 16.27</text:p>
          </table:table-cell>
          <table:table-cell table:style-name="ce260" office:value-type="string" calcext:value-type="string">
            <text:p>mahāparinibbānasuttaṃ</text:p>
          </table:table-cell>
          <table:table-cell office:value-type="string" calcext:value-type="string">
            <text:p>sabbaphāliphullā kho, ānanda, yamakasālā akālapupphehi. te tathāgatassa sarīraṃ okiranti ajjhokiranti <text:span text:style-name="T3">abhippakiranti</text:span> tathāgatassa pūjāya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ppakir</text:p>
          </table:table-cell>
          <table:table-cell table:style-name="ce5" office:value-type="string" calcext:value-type="string">
            <text:p>ati pr</text:p>
          </table:table-cell>
          <table:table-cell table:style-name="ce643"/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ppalambati</text:p>
          </table:table-cell>
          <table:table-cell table:formula="of:= COM.MICROSOFT.CONCAT(IF([.$AH249] = &quot;&quot;;&quot;&quot;;&quot;√&quot;);IF([.$AK249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16]" office:value-type="string" office:string-value="√lamb" calcext:value-type="string">
            <text:p>√lamb</text:p>
          </table:table-cell>
          <table:table-cell table:formula="of:=[$Roots.$K$16]" office:value-type="string" office:string-value="hang down" calcext:value-type="string">
            <text:p>hang down</text:p>
          </table:table-cell>
          <table:table-cell table:formula="of:=[$Roots.$L$16]" office:value-type="string" office:string-value="1" calcext:value-type="string">
            <text:p>1</text:p>
          </table:table-cell>
          <table:table-cell table:formula="of:=[$Roots.$C$16]" office:value-type="string" office:string-value="√lamb" calcext:value-type="string">
            <text:p>√lamb</text:p>
          </table:table-cell>
          <table:table-cell table:formula="of:=[$Roots.$D$16]" office:value-type="float" office:value="0" calcext:value-type="float">
            <text:p>0</text:p>
          </table:table-cell>
          <table:table-cell table:formula="of:=[$Roots.$E$16]" office:value-type="string" office:string-value="･" calcext:value-type="string">
            <text:p>･</text:p>
          </table:table-cell>
          <table:table-cell table:formula="of:=[$Roots.$F$16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16]" office:value-type="string" office:string-value="hang" calcext:value-type="string">
            <text:p>hang</text:p>
          </table:table-cell>
          <table:table-cell office:value-type="string" calcext:value-type="string">
            <text:p>√lamb + a &gt; lamba</text:p>
          </table:table-cell>
          <table:table-cell table:style-name="ce144" office:value-type="string" calcext:value-type="string">
            <text:p>abhi pa √lamb</text:p>
          </table:table-cell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ppalamb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hangs down (over)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ppamodati</text:p>
          </table:table-cell>
          <table:table-cell table:formula="of:= COM.MICROSOFT.CONCAT(IF([.$AH250] = &quot;&quot;;&quot;&quot;;&quot;√&quot;);IF([.$AK250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-</text:p>
          </table:table-cell>
          <table:table-cell table:style-name="ce35"/>
          <table:table-cell table:style-name="ce141" table:number-columns-repeated="2"/>
          <table:table-cell table:number-columns-repeated="2"/>
          <table:table-cell table:formula="of:=[$Roots.$J$23]" office:value-type="string" office:string-value="√mud" calcext:value-type="string">
            <text:p>√mud</text:p>
          </table:table-cell>
          <table:table-cell table:formula="of:=[$Roots.$K$23]" office:value-type="string" office:string-value="be merry" calcext:value-type="string">
            <text:p>be merry</text:p>
          </table:table-cell>
          <table:table-cell table:formula="of:=[$Roots.$L$23]" office:value-type="string" office:string-value="1" calcext:value-type="string">
            <text:p>1</text:p>
          </table:table-cell>
          <table:table-cell table:formula="of:=[$Roots.$C$23]" office:value-type="string" office:string-value="√mud" calcext:value-type="string">
            <text:p>√mud</text:p>
          </table:table-cell>
          <table:table-cell table:formula="of:=[$Roots.$D$23]" office:value-type="float" office:value="0" calcext:value-type="float">
            <text:p>0</text:p>
          </table:table-cell>
          <table:table-cell table:formula="of:=[$Roots.$E$23]" office:value-type="string" office:string-value="･" calcext:value-type="string">
            <text:p>･</text:p>
          </table:table-cell>
          <table:table-cell table:formula="of:=[$Roots.$F$23]" office:value-type="string" office:string-value="1" calcext:value-type="string">
            <text:p>1</text:p>
          </table:table-cell>
          <table:table-cell office:value-type="string" calcext:value-type="string">
            <text:p>*a</text:p>
          </table:table-cell>
          <table:table-cell table:formula="of:=[$Roots.$I$23]" office:value-type="string" office:string-value="be soft, happy" calcext:value-type="string">
            <text:p>be soft, happy</text:p>
          </table:table-cell>
          <table:table-cell office:value-type="string" calcext:value-type="string">
            <text:p>√mud + *a &gt; moda</text:p>
          </table:table-cell>
          <table:table-cell table:style-name="ce144" office:value-type="string" calcext:value-type="string">
            <text:p>abhi pa √mud</text:p>
          </table:table-cell>
          <table:table-cell table:style-name="ce5"/>
          <table:table-cell table:style-name="ce219" office:value-type="string" calcext:value-type="string">
            <text:p>abhi + pa + moda +</text:p>
          </table:table-cell>
          <table:table-cell table:style-name="ce219" table:number-columns-repeated="2"/>
          <table:table-cell table:style-name="ce265" office:value-type="string" calcext:value-type="string">
            <text:p>u &gt; o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ppamod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rejoices, satisfies</text:p>
          </table:table-cell>
          <table:table-cell table:number-columns-repeated="964"/>
        </table:table-row>
        <table:table-row table:style-name="ro7">
          <table:table-cell table:number-columns-repeated="2" office:value-type="string" calcext:value-type="string">
            <text:p>abhippamodayanta</text:p>
          </table:table-cell>
          <table:table-cell table:formula="of:= COM.MICROSOFT.CONCAT(IF([.$AH251] = &quot;&quot;;&quot;&quot;;&quot;√&quot;);IF([.$AK251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prp</text:p>
          </table:table-cell>
          <table:table-cell table:style-name="ce35" office:value-type="string" calcext:value-type="string">
            <text:p><text:span text:style-name="T1">prp of abhi pa √mud</text:span></text:p>
          </table:table-cell>
          <table:table-cell table:style-name="ce100" office:value-type="string" calcext:value-type="string">
            <text:p>abhi pa √mud</text:p>
          </table:table-cell>
          <table:table-cell table:style-name="ce35"/>
          <table:table-cell table:style-name="ce35" office:value-type="string" calcext:value-type="string">
            <text:p>caus</text:p>
          </table:table-cell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gladdening; pleasing; satisfying</text:p>
          </table:table-cell>
          <table:table-cell table:style-name="ce141" office:value-type="string" calcext:value-type="string">
            <text:p>causing extreme happiness</text:p>
          </table:table-cell>
          <table:table-cell/>
          <table:table-cell office:value-type="string" calcext:value-type="string">
            <text:p>abhi + modayat</text:p>
          </table:table-cell>
          <table:table-cell table:formula="of:=[$Roots.$J$23]" office:value-type="string" office:string-value="√mud" calcext:value-type="string">
            <text:p>√mud</text:p>
          </table:table-cell>
          <table:table-cell table:formula="of:=[$Roots.$K$23]" office:value-type="string" office:string-value="be merry" calcext:value-type="string">
            <text:p>be merry</text:p>
          </table:table-cell>
          <table:table-cell table:formula="of:=[$Roots.$L$23]" office:value-type="string" office:string-value="1" calcext:value-type="string">
            <text:p>1</text:p>
          </table:table-cell>
          <table:table-cell table:formula="of:=[$Roots.$C$23]" office:value-type="string" office:string-value="√mud" calcext:value-type="string">
            <text:p>√mud</text:p>
          </table:table-cell>
          <table:table-cell table:formula="of:=[$Roots.$D$23]" office:value-type="float" office:value="0" calcext:value-type="float">
            <text:p>0</text:p>
          </table:table-cell>
          <table:table-cell table:formula="of:=[$Roots.$E$23]" office:value-type="string" office:string-value="･" calcext:value-type="string">
            <text:p>･</text:p>
          </table:table-cell>
          <table:table-cell table:formula="of:=[$Roots.$F$23]" office:value-type="string" office:string-value="1" calcext:value-type="string">
            <text:p>1</text:p>
          </table:table-cell>
          <table:table-cell office:value-type="string" calcext:value-type="string">
            <text:p>*aya</text:p>
          </table:table-cell>
          <table:table-cell table:formula="of:=[$Roots.$I$23]" office:value-type="string" office:string-value="be soft, happy" calcext:value-type="string">
            <text:p>be soft, happy</text:p>
          </table:table-cell>
          <table:table-cell office:value-type="string" calcext:value-type="string">
            <text:p>√mud + *aya &gt; modaya (caus)</text:p>
          </table:table-cell>
          <table:table-cell table:style-name="ce144" office:value-type="string" calcext:value-type="string">
            <text:p>abhi pa √mud</text:p>
          </table:table-cell>
          <table:table-cell table:style-name="ce5"/>
          <table:table-cell table:style-name="ce219" office:value-type="string" calcext:value-type="string">
            <text:p>abhi + pa + modaya + n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nta</text:p>
          </table:table-cell>
          <table:table-cell table:style-name="ce265" office:value-type="string" calcext:value-type="string">
            <text:p>u &gt; o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MN 62</text:p>
          </table:table-cell>
          <table:table-cell table:style-name="ce260" office:value-type="string" calcext:value-type="string">
            <text:p>mahārāhulovādasuttaṃ</text:p>
          </table:table-cell>
          <table:table-cell office:value-type="string" calcext:value-type="string">
            <text:p><text:span text:style-name="T3">abhippamodayaṃ</text:span> cittaṃ assasissāmī'ti sikkhati, abhippamodayaṃ cittaṃ passasissāmī'ti sikkhati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 office:value-type="string" calcext:value-type="string">
            <text:p>(VISM) <text:span text:style-name="T3">abhippamodayaṃ cittan</text:span>'ti cittaṃ modento pamodento hāsento pahāsento assasissāmi passasissāmī'ti sikkhati. tattha dvīh'ākārehi abhippamodo hoti samādhivasena ca vipassanāvasena ca.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abhippamoday</text:p>
          </table:table-cell>
          <table:table-cell table:style-name="ce5" office:value-type="string" calcext:value-type="string">
            <text:p>anta prp</text:p>
          </table:table-cell>
          <table:table-cell table:style-name="ce643"/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ppamodi</text:p>
          </table:table-cell>
          <table:table-cell table:formula="of:= COM.MICROSOFT.CONCAT(IF([.$AH252] = &quot;&quot;;&quot;&quot;;&quot;√&quot;);IF([.$AK252] = &quot;&quot;;&quot;&quot;;&quot;√&quot;))">
            <text:p/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<text:span text:style-name="T1">aor of abhi pa √mud</text:span></text:p>
          </table:table-cell>
          <table:table-cell table:style-name="ce100" office:value-type="string" calcext:value-type="string">
            <text:p>abhi pa √mud</text:p>
          </table:table-cell>
          <table:table-cell table:style-name="ce35" table:number-columns-repeated="2"/>
          <table:table-cell table:style-name="ce35" office:value-type="string" calcext:value-type="string">
            <text:p>-</text:p>
          </table:table-cell>
          <table:table-cell table:style-name="ce35"/>
          <table:table-cell table:style-name="ce141" table:number-columns-repeated="2"/>
          <table:table-cell table:number-columns-repeated="2"/>
          <table:table-cell table:formula="of:=[$Roots.$J$23]" office:value-type="string" office:string-value="√mud" calcext:value-type="string">
            <text:p>√mud</text:p>
          </table:table-cell>
          <table:table-cell table:formula="of:=[$Roots.$K$23]" office:value-type="string" office:string-value="be merry" calcext:value-type="string">
            <text:p>be merry</text:p>
          </table:table-cell>
          <table:table-cell table:formula="of:=[$Roots.$L$23]" office:value-type="string" office:string-value="1" calcext:value-type="string">
            <text:p>1</text:p>
          </table:table-cell>
          <table:table-cell table:formula="of:=[$Roots.$C$23]" office:value-type="string" office:string-value="√mud" calcext:value-type="string">
            <text:p>√mud</text:p>
          </table:table-cell>
          <table:table-cell table:formula="of:=[$Roots.$D$23]" office:value-type="float" office:value="0" calcext:value-type="float">
            <text:p>0</text:p>
          </table:table-cell>
          <table:table-cell table:formula="of:=[$Roots.$E$23]" office:value-type="string" office:string-value="･" calcext:value-type="string">
            <text:p>･</text:p>
          </table:table-cell>
          <table:table-cell table:formula="of:=[$Roots.$F$23]" office:value-type="string" office:string-value="1" calcext:value-type="string">
            <text:p>1</text:p>
          </table:table-cell>
          <table:table-cell office:value-type="string" calcext:value-type="string">
            <text:p>*a</text:p>
          </table:table-cell>
          <table:table-cell table:formula="of:=[$Roots.$I$23]" office:value-type="string" office:string-value="be soft, happy" calcext:value-type="string">
            <text:p>be soft, happy</text:p>
          </table:table-cell>
          <table:table-cell office:value-type="string" calcext:value-type="string">
            <text:p>√mud + *a &gt; moda</text:p>
          </table:table-cell>
          <table:table-cell table:style-name="ce144" office:value-type="string" calcext:value-type="string">
            <text:p>abhi pa √mud</text:p>
          </table:table-cell>
          <table:table-cell table:style-name="ce5"/>
          <table:table-cell table:style-name="ce219" office:value-type="string" calcext:value-type="string">
            <text:p>abhi + pa + moda +</text:p>
          </table:table-cell>
          <table:table-cell table:style-name="ce219" table:number-columns-repeated="2"/>
          <table:table-cell table:style-name="ce265" office:value-type="string" calcext:value-type="string">
            <text:p>u &gt; o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ppamod</text:p>
          </table:table-cell>
          <table:table-cell table:style-name="ce5" office:value-type="string" calcext:value-type="string">
            <text:p>i aor</text:p>
          </table:table-cell>
          <table:table-cell table:style-name="ce643" office:value-type="string" calcext:value-type="string">
            <text:p>rejoiced, satisfied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ppamodita</text:p>
          </table:table-cell>
          <table:table-cell table:formula="of:= COM.MICROSOFT.CONCAT(IF([.$AH253] = &quot;&quot;;&quot;&quot;;&quot;√&quot;);IF([.$AK253] = &quot;&quot;;&quot;&quot;;&quot;√&quot;))">
            <text:p/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23]" office:value-type="string" office:string-value="√mud" calcext:value-type="string">
            <text:p>√mud</text:p>
          </table:table-cell>
          <table:table-cell table:formula="of:=[$Roots.$K$23]" office:value-type="string" office:string-value="be merry" calcext:value-type="string">
            <text:p>be merry</text:p>
          </table:table-cell>
          <table:table-cell table:formula="of:=[$Roots.$L$23]" office:value-type="string" office:string-value="1" calcext:value-type="string">
            <text:p>1</text:p>
          </table:table-cell>
          <table:table-cell table:formula="of:=[$Roots.$C$23]" office:value-type="string" office:string-value="√mud" calcext:value-type="string">
            <text:p>√mud</text:p>
          </table:table-cell>
          <table:table-cell table:formula="of:=[$Roots.$D$23]" office:value-type="float" office:value="0" calcext:value-type="float">
            <text:p>0</text:p>
          </table:table-cell>
          <table:table-cell table:formula="of:=[$Roots.$E$23]" office:value-type="string" office:string-value="･" calcext:value-type="string">
            <text:p>･</text:p>
          </table:table-cell>
          <table:table-cell table:formula="of:=[$Roots.$F$23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23]" office:value-type="string" office:string-value="be soft, happy" calcext:value-type="string">
            <text:p>be soft, happy</text:p>
          </table:table-cell>
          <table:table-cell/>
          <table:table-cell table:style-name="ce144" office:value-type="string" calcext:value-type="string">
            <text:p>abhi pa √mud</text:p>
          </table:table-cell>
          <table:table-cell table:style-name="ce5"/>
          <table:table-cell table:style-name="ce219" office:value-type="string" calcext:value-type="string">
            <text:p>abhi + pa + moda +</text:p>
          </table:table-cell>
          <table:table-cell table:style-name="ce219" office:value-type="string" calcext:value-type="string">
            <text:p>kita</text:p>
          </table:table-cell>
          <table:table-cell table:style-name="ce219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ppamodit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rejoiced, satisfied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abhippasāda</text:p>
          </table:table-cell>
          <table:table-cell office:value-type="string" calcext:value-type="string">
            <text:p>abhippasādo</text:p>
          </table:table-cell>
          <table:table-cell table:formula="of:= COM.MICROSOFT.CONCAT(IF([.$AH254] = &quot;&quot;;&quot;&quot;;&quot;√&quot;);IF([.$AK254] = &quot;&quot;;&quot;&quot;;&quot;√&quot;))">
            <text:p/>
          </table:table-cell>
          <table:table-cell table:number-columns-repeated="2" table:style-name="ce35" office:value-type="string" calcext:value-type="string">
            <text:p>masc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44]" office:value-type="string" office:string-value="√sad" calcext:value-type="string">
            <text:p>√sad</text:p>
          </table:table-cell>
          <table:table-cell table:formula="of:=[$Roots.$K$44]" office:value-type="string" office:string-value="sit" calcext:value-type="string">
            <text:p>sit</text:p>
          </table:table-cell>
          <table:table-cell table:formula="of:=[$Roots.$L$44]" office:value-type="string" office:string-value="1, 6" calcext:value-type="string">
            <text:p>1, 6</text:p>
          </table:table-cell>
          <table:table-cell table:formula="of:=[$Roots.$C$44]" office:value-type="string" office:string-value="√sad" calcext:value-type="string">
            <text:p>√sad</text:p>
          </table:table-cell>
          <table:table-cell table:formula="of:=[$Roots.$D$44]" office:value-type="float" office:value="0" calcext:value-type="float">
            <text:p>0</text:p>
          </table:table-cell>
          <table:table-cell table:formula="of:=[$Roots.$E$44]" office:value-type="string" office:string-value="･" calcext:value-type="string">
            <text:p>･</text:p>
          </table:table-cell>
          <table:table-cell table:formula="of:=[$Roots.$F$44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4]" office:value-type="string" office:string-value="sink, sit, settle" calcext:value-type="string">
            <text:p>sink, sit, settle</text:p>
          </table:table-cell>
          <table:table-cell/>
          <table:table-cell table:style-name="ce144" office:value-type="string" calcext:value-type="string">
            <text:p>abhi pa √sad</text:p>
          </table:table-cell>
          <table:table-cell table:style-name="ce5"/>
          <table:table-cell table:style-name="ce219" table:number-columns-repeated="3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ppasād</text:p>
          </table:table-cell>
          <table:table-cell table:style-name="ce5" office:value-type="string" calcext:value-type="string">
            <text:p>a masc</text:p>
          </table:table-cell>
          <table:table-cell table:style-name="ce643" office:value-type="string" calcext:value-type="string">
            <text:p>faith, devotion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ppasādeti</text:p>
          </table:table-cell>
          <table:table-cell table:formula="of:= COM.MICROSOFT.CONCAT(IF([.$AH255] = &quot;&quot;;&quot;&quot;;&quot;√&quot;);IF([.$AK255] = &quot;&quot;;&quot;&quot;;&quot;√&quot;))">
            <text:p/>
          </table:table-cell>
          <table:table-cell table:style-name="ce35" office:value-type="string" calcext:value-type="string">
            <text:p>pr</text:p>
          </table:table-cell>
          <table:table-cell table:style-name="ce35" office:value-type="string" calcext:value-type="string">
            <text:p>pr, caus of</text:p>
          </table:table-cell>
          <table:table-cell table:style-name="ce35" office:value-type="string" calcext:value-type="string">
            <text:p>abhippasīdati</text:p>
          </table:table-cell>
          <table:table-cell table:style-name="ce35" table:number-columns-repeated="4"/>
          <table:table-cell table:style-name="ce141" table:number-columns-repeated="2"/>
          <table:table-cell table:number-columns-repeated="2"/>
          <table:table-cell table:formula="of:=[$Roots.$J$44]" office:value-type="string" office:string-value="√sad" calcext:value-type="string">
            <text:p>√sad</text:p>
          </table:table-cell>
          <table:table-cell table:formula="of:=[$Roots.$K$44]" office:value-type="string" office:string-value="sit" calcext:value-type="string">
            <text:p>sit</text:p>
          </table:table-cell>
          <table:table-cell table:formula="of:=[$Roots.$L$44]" office:value-type="string" office:string-value="1, 6" calcext:value-type="string">
            <text:p>1, 6</text:p>
          </table:table-cell>
          <table:table-cell table:formula="of:=[$Roots.$C$44]" office:value-type="string" office:string-value="√sad" calcext:value-type="string">
            <text:p>√sad</text:p>
          </table:table-cell>
          <table:table-cell table:formula="of:=[$Roots.$D$44]" office:value-type="float" office:value="0" calcext:value-type="float">
            <text:p>0</text:p>
          </table:table-cell>
          <table:table-cell table:formula="of:=[$Roots.$E$44]" office:value-type="string" office:string-value="･" calcext:value-type="string">
            <text:p>･</text:p>
          </table:table-cell>
          <table:table-cell table:formula="of:=[$Roots.$F$44]" office:value-type="string" office:string-value="1" calcext:value-type="string">
            <text:p>1</text:p>
          </table:table-cell>
          <table:table-cell office:value-type="string" calcext:value-type="string">
            <text:p>*e</text:p>
          </table:table-cell>
          <table:table-cell table:formula="of:=[$Roots.$I$44]" office:value-type="string" office:string-value="sink, sit, settle" calcext:value-type="string">
            <text:p>sink, sit, settle</text:p>
          </table:table-cell>
          <table:table-cell office:value-type="string" calcext:value-type="string">
            <text:p>√sad + *e &gt; sāde (caus)</text:p>
          </table:table-cell>
          <table:table-cell table:style-name="ce144" office:value-type="string" calcext:value-type="string">
            <text:p>abhi pa √sad</text:p>
          </table:table-cell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ppasād</text:p>
          </table:table-cell>
          <table:table-cell table:style-name="ce5" office:value-type="string" calcext:value-type="string">
            <text:p>eti pr</text:p>
          </table:table-cell>
          <table:table-cell table:style-name="ce643" office:value-type="string" calcext:value-type="string">
            <text:p>makes well-disposed (towards); makes have confidence (in)</text:p>
          </table:table-cell>
          <table:table-cell table:number-columns-repeated="964"/>
        </table:table-row>
        <table:table-row table:style-name="ro7">
          <table:table-cell table:number-columns-repeated="2" office:value-type="string" calcext:value-type="string">
            <text:p>abhippasanna</text:p>
          </table:table-cell>
          <table:table-cell table:formula="of:= COM.MICROSOFT.CONCAT(IF([.$AH256] = &quot;&quot;;&quot;&quot;;&quot;√&quot;);IF([.$AK256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adj</text:p>
          </table:table-cell>
          <table:table-cell table:style-name="ce35" office:value-type="string" calcext:value-type="string">
            <text:p>adj, pp of abhippasīdati</text:p>
          </table:table-cell>
          <table:table-cell table:style-name="ce35" office:value-type="string" calcext:value-type="string">
            <text:p>abhippasīdati</text:p>
          </table:table-cell>
          <table:table-cell table:style-name="ce35" table:number-columns-repeated="3"/>
          <table:table-cell table:style-name="ce35" office:value-type="string" calcext:value-type="string">
            <text:p>+loc</text:p>
          </table:table-cell>
          <table:table-cell table:style-name="ce141" office:value-type="string" calcext:value-type="string">
            <text:p>who believes (in); with total faith (in); with complete confidence (in); who totally trusts (in)</text:p>
          </table:table-cell>
          <table:table-cell table:style-name="ce141"/>
          <table:table-cell/>
          <table:table-cell office:value-type="string" calcext:value-type="string">
            <text:p>abhiprasanna</text:p>
          </table:table-cell>
          <table:table-cell table:formula="of:=[$Roots.$J$44]" office:value-type="string" office:string-value="√sad" calcext:value-type="string">
            <text:p>√sad</text:p>
          </table:table-cell>
          <table:table-cell table:formula="of:=[$Roots.$K$44]" office:value-type="string" office:string-value="sit" calcext:value-type="string">
            <text:p>sit</text:p>
          </table:table-cell>
          <table:table-cell table:formula="of:=[$Roots.$L$44]" office:value-type="string" office:string-value="1, 6" calcext:value-type="string">
            <text:p>1, 6</text:p>
          </table:table-cell>
          <table:table-cell table:formula="of:=[$Roots.$C$44]" office:value-type="string" office:string-value="√sad" calcext:value-type="string">
            <text:p>√sad</text:p>
          </table:table-cell>
          <table:table-cell table:formula="of:=[$Roots.$D$44]" office:value-type="float" office:value="0" calcext:value-type="float">
            <text:p>0</text:p>
          </table:table-cell>
          <table:table-cell table:formula="of:=[$Roots.$E$44]" office:value-type="string" office:string-value="･" calcext:value-type="string">
            <text:p>･</text:p>
          </table:table-cell>
          <table:table-cell table:formula="of:=[$Roots.$F$44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4]" office:value-type="string" office:string-value="sink, sit, settle" calcext:value-type="string">
            <text:p>sink, sit, settle</text:p>
          </table:table-cell>
          <table:table-cell/>
          <table:table-cell table:style-name="ce144" office:value-type="string" calcext:value-type="string">
            <text:p>abhi pa √sad</text:p>
          </table:table-cell>
          <table:table-cell table:style-name="ce5"/>
          <table:table-cell table:style-name="ce219" office:value-type="string" calcext:value-type="string">
            <text:p>abhi + pa + √sad + n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na</text:p>
          </table:table-cell>
          <table:table-cell table:style-name="ce265" office:value-type="string" calcext:value-type="string">
            <text:p>d &gt; n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SN 48.50</text:p>
          </table:table-cell>
          <table:table-cell table:style-name="ce260" office:value-type="string" calcext:value-type="string">
            <text:p>āpaṇasuttaṃ</text:p>
          </table:table-cell>
          <table:table-cell office:value-type="string" calcext:value-type="string">
            <text:p>yo so, sāriputta, ariyasāvako tathāgate ek'antagato <text:span text:style-name="T3">abhippasanno</text:span>, na so tathāgate vā tathāgatasāsane vā kaṅkheyya vā vicikiccheyya vā'ti?</text:p>
          </table:table-cell>
          <table:table-cell table:style-name="ce260" office:value-type="string" calcext:value-type="string">
            <text:p>MN 75</text:p>
          </table:table-cell>
          <table:table-cell table:style-name="ce260" office:value-type="string" calcext:value-type="string">
            <text:p>māgaṇḍiyasuttaṃ</text:p>
          </table:table-cell>
          <table:table-cell office:value-type="string" calcext:value-type="string">
            <text:p>rakkhass'etaṃ, māgaṇḍiya, vācaṃ, rakkhass'etaṃ, māgaṇḍiya, vācaṃ. bahū hi tassa bhoto gotamassa khattiyapaṇḍitā'pi brāhmaṇapaṇḍitā'pi gahapatipaṇḍitā'pi samaṇapaṇḍitā'pi <text:span text:style-name="T3">abhippasannā</text:span> vinītā ariye ñāye dhamme kusale'ti.</text:p>
          </table:table-cell>
          <table:table-cell table:style-name="ce537" table:number-columns-repeated="3"/>
          <table:table-cell table:style-name="ce355" office:value-type="string" calcext:value-type="string">
            <text:p>(MNa) <text:span text:style-name="T3">abhippasannā</text:span>'ti aveccappasādavasena pasannā.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abhippasann</text:p>
          </table:table-cell>
          <table:table-cell table:style-name="ce5" office:value-type="string" calcext:value-type="string">
            <text:p>a adj</text:p>
          </table:table-cell>
          <table:table-cell table:style-name="ce643" office:value-type="string" calcext:value-type="string">
            <text:p>having faith in, devoted to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ppasāresi</text:p>
          </table:table-cell>
          <table:table-cell table:formula="of:= COM.MICROSOFT.CONCAT(IF([.$AH257] = &quot;&quot;;&quot;&quot;;&quot;√&quot;);IF([.$AK257] = &quot;&quot;;&quot;&quot;;&quot;√&quot;))">
            <text:p/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aor of abhippasāreti</text:p>
          </table:table-cell>
          <table:table-cell table:style-name="ce35" office:value-type="string" calcext:value-type="string">
            <text:p>abhippasāreti</text:p>
          </table:table-cell>
          <table:table-cell table:style-name="ce35" table:number-columns-repeated="2"/>
          <table:table-cell table:style-name="ce35" office:value-type="string" calcext:value-type="string">
            <text:p>-</text:p>
          </table:table-cell>
          <table:table-cell table:style-name="ce35"/>
          <table:table-cell table:style-name="ce141" table:number-columns-repeated="2"/>
          <table:table-cell table:number-columns-repeated="2"/>
          <table:table-cell table:formula="of:=[$Roots.$J$48]" office:value-type="string" office:string-value="√sṛ" calcext:value-type="string">
            <text:p>√sṛ</text:p>
          </table:table-cell>
          <table:table-cell table:formula="of:=[$Roots.$K$48]" office:value-type="string" office:string-value="flow" calcext:value-type="string">
            <text:p>flow</text:p>
          </table:table-cell>
          <table:table-cell table:formula="of:=[$Roots.$L$48]" office:value-type="string" office:string-value="1, 3" calcext:value-type="string">
            <text:p>1, 3</text:p>
          </table:table-cell>
          <table:table-cell table:formula="of:=[$Roots.$C$48]" office:value-type="string" office:string-value="√sar" calcext:value-type="string">
            <text:p>√sar</text:p>
          </table:table-cell>
          <table:table-cell table:formula="of:=[$Roots.$D$48]" office:value-type="float" office:value="0" calcext:value-type="float">
            <text:p>0</text:p>
          </table:table-cell>
          <table:table-cell table:formula="of:=[$Roots.$E$48]" office:value-type="string" office:string-value="･" calcext:value-type="string">
            <text:p>･</text:p>
          </table:table-cell>
          <table:table-cell table:formula="of:=[$Roots.$F$48]" office:value-type="string" office:string-value="1" calcext:value-type="string">
            <text:p>1</text:p>
          </table:table-cell>
          <table:table-cell office:value-type="string" calcext:value-type="string">
            <text:p>*e</text:p>
          </table:table-cell>
          <table:table-cell table:formula="of:=[$Roots.$I$48]" office:value-type="string" office:string-value="go, flow" calcext:value-type="string">
            <text:p>go, flow</text:p>
          </table:table-cell>
          <table:table-cell office:value-type="string" calcext:value-type="string">
            <text:p>√sar + *e &gt; sāre (caus)</text:p>
          </table:table-cell>
          <table:table-cell table:style-name="ce144" office:value-type="string" calcext:value-type="string">
            <text:p>abhi pa √sar</text:p>
          </table:table-cell>
          <table:table-cell table:style-name="ce5"/>
          <table:table-cell table:style-name="ce219" table:number-columns-repeated="3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ppasār</text:p>
          </table:table-cell>
          <table:table-cell table:style-name="ce5" office:value-type="string" calcext:value-type="string">
            <text:p>esi aor</text:p>
          </table:table-cell>
          <table:table-cell table:style-name="ce643" office:value-type="string" calcext:value-type="string">
            <text:p>stretched out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ppasāreti</text:p>
          </table:table-cell>
          <table:table-cell table:formula="of:= COM.MICROSOFT.CONCAT(IF([.$AH258] = &quot;&quot;;&quot;&quot;;&quot;√&quot;);IF([.$AK258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-</text:p>
          </table:table-cell>
          <table:table-cell table:style-name="ce35"/>
          <table:table-cell table:style-name="ce141" table:number-columns-repeated="2"/>
          <table:table-cell table:number-columns-repeated="2"/>
          <table:table-cell table:formula="of:=[$Roots.$J$48]" office:value-type="string" office:string-value="√sṛ" calcext:value-type="string">
            <text:p>√sṛ</text:p>
          </table:table-cell>
          <table:table-cell table:formula="of:=[$Roots.$K$48]" office:value-type="string" office:string-value="flow" calcext:value-type="string">
            <text:p>flow</text:p>
          </table:table-cell>
          <table:table-cell table:formula="of:=[$Roots.$L$48]" office:value-type="string" office:string-value="1, 3" calcext:value-type="string">
            <text:p>1, 3</text:p>
          </table:table-cell>
          <table:table-cell table:formula="of:=[$Roots.$C$48]" office:value-type="string" office:string-value="√sar" calcext:value-type="string">
            <text:p>√sar</text:p>
          </table:table-cell>
          <table:table-cell table:formula="of:=[$Roots.$D$48]" office:value-type="float" office:value="0" calcext:value-type="float">
            <text:p>0</text:p>
          </table:table-cell>
          <table:table-cell table:formula="of:=[$Roots.$E$48]" office:value-type="string" office:string-value="･" calcext:value-type="string">
            <text:p>･</text:p>
          </table:table-cell>
          <table:table-cell table:formula="of:=[$Roots.$F$48]" office:value-type="string" office:string-value="1" calcext:value-type="string">
            <text:p>1</text:p>
          </table:table-cell>
          <table:table-cell office:value-type="string" calcext:value-type="string">
            <text:p>*e</text:p>
          </table:table-cell>
          <table:table-cell table:formula="of:=[$Roots.$I$48]" office:value-type="string" office:string-value="go, flow" calcext:value-type="string">
            <text:p>go, flow</text:p>
          </table:table-cell>
          <table:table-cell office:value-type="string" calcext:value-type="string">
            <text:p>√sar + *e &gt; sāre (caus)</text:p>
          </table:table-cell>
          <table:table-cell table:style-name="ce144" office:value-type="string" calcext:value-type="string">
            <text:p>abhi pa √sar</text:p>
          </table:table-cell>
          <table:table-cell table:style-name="ce5"/>
          <table:table-cell table:style-name="ce219" table:number-columns-repeated="3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ppasār</text:p>
          </table:table-cell>
          <table:table-cell table:style-name="ce5" office:value-type="string" calcext:value-type="string">
            <text:p>eti pr</text:p>
          </table:table-cell>
          <table:table-cell table:style-name="ce643" office:value-type="string" calcext:value-type="string">
            <text:p>stretches out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ppasīdati</text:p>
          </table:table-cell>
          <table:table-cell table:formula="of:= COM.MICROSOFT.CONCAT(IF([.$AH259] = &quot;&quot;;&quot;&quot;;&quot;√&quot;);IF([.$AK259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-</text:p>
          </table:table-cell>
          <table:table-cell table:style-name="ce35"/>
          <table:table-cell table:style-name="ce141" table:number-columns-repeated="2"/>
          <table:table-cell table:number-columns-repeated="2"/>
          <table:table-cell table:formula="of:=[$Roots.$J$44]" office:value-type="string" office:string-value="√sad" calcext:value-type="string">
            <text:p>√sad</text:p>
          </table:table-cell>
          <table:table-cell table:formula="of:=[$Roots.$K$44]" office:value-type="string" office:string-value="sit" calcext:value-type="string">
            <text:p>sit</text:p>
          </table:table-cell>
          <table:table-cell table:formula="of:=[$Roots.$L$44]" office:value-type="string" office:string-value="1, 6" calcext:value-type="string">
            <text:p>1, 6</text:p>
          </table:table-cell>
          <table:table-cell table:formula="of:=[$Roots.$C$44]" office:value-type="string" office:string-value="√sad" calcext:value-type="string">
            <text:p>√sad</text:p>
          </table:table-cell>
          <table:table-cell table:formula="of:=[$Roots.$D$44]" office:value-type="float" office:value="0" calcext:value-type="float">
            <text:p>0</text:p>
          </table:table-cell>
          <table:table-cell table:formula="of:=[$Roots.$E$44]" office:value-type="string" office:string-value="･" calcext:value-type="string">
            <text:p>･</text:p>
          </table:table-cell>
          <table:table-cell table:formula="of:=[$Roots.$F$44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4]" office:value-type="string" office:string-value="sink, sit, settle" calcext:value-type="string">
            <text:p>sink, sit, settle</text:p>
          </table:table-cell>
          <table:table-cell office:value-type="string" calcext:value-type="string">
            <text:p>√sad &gt; sīd + a &gt; sīda (irreg)</text:p>
          </table:table-cell>
          <table:table-cell table:style-name="ce144" office:value-type="string" calcext:value-type="string">
            <text:p>abhi pa √sad</text:p>
          </table:table-cell>
          <table:table-cell table:style-name="ce5"/>
          <table:table-cell table:style-name="ce219" office:value-type="string" calcext:value-type="string">
            <text:p>abhi + pa + sīda + ti</text:p>
          </table:table-cell>
          <table:table-cell table:style-name="ce219" table:number-columns-repeated="2"/>
          <table:table-cell table:style-name="ce265" office:value-type="string" calcext:value-type="string">
            <text:p>a &gt; ī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ppasīd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has faith in, devotes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ppasīdi</text:p>
          </table:table-cell>
          <table:table-cell table:formula="of:= COM.MICROSOFT.CONCAT(IF([.$AH260] = &quot;&quot;;&quot;&quot;;&quot;√&quot;);IF([.$AK260] = &quot;&quot;;&quot;&quot;;&quot;√&quot;))">
            <text:p/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aor of abhippasīdati</text:p>
          </table:table-cell>
          <table:table-cell table:style-name="ce35" office:value-type="string" calcext:value-type="string">
            <text:p>abhippasīdati</text:p>
          </table:table-cell>
          <table:table-cell table:style-name="ce35" table:number-columns-repeated="2"/>
          <table:table-cell table:style-name="ce35" office:value-type="string" calcext:value-type="string">
            <text:p>-</text:p>
          </table:table-cell>
          <table:table-cell table:style-name="ce35"/>
          <table:table-cell table:style-name="ce141" table:number-columns-repeated="2"/>
          <table:table-cell table:number-columns-repeated="2"/>
          <table:table-cell table:formula="of:=[$Roots.$J$44]" office:value-type="string" office:string-value="√sad" calcext:value-type="string">
            <text:p>√sad</text:p>
          </table:table-cell>
          <table:table-cell table:formula="of:=[$Roots.$K$44]" office:value-type="string" office:string-value="sit" calcext:value-type="string">
            <text:p>sit</text:p>
          </table:table-cell>
          <table:table-cell table:formula="of:=[$Roots.$L$44]" office:value-type="string" office:string-value="1, 6" calcext:value-type="string">
            <text:p>1, 6</text:p>
          </table:table-cell>
          <table:table-cell table:formula="of:=[$Roots.$C$44]" office:value-type="string" office:string-value="√sad" calcext:value-type="string">
            <text:p>√sad</text:p>
          </table:table-cell>
          <table:table-cell table:formula="of:=[$Roots.$D$44]" office:value-type="float" office:value="0" calcext:value-type="float">
            <text:p>0</text:p>
          </table:table-cell>
          <table:table-cell table:formula="of:=[$Roots.$E$44]" office:value-type="string" office:string-value="･" calcext:value-type="string">
            <text:p>･</text:p>
          </table:table-cell>
          <table:table-cell table:formula="of:=[$Roots.$F$44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4]" office:value-type="string" office:string-value="sink, sit, settle" calcext:value-type="string">
            <text:p>sink, sit, settle</text:p>
          </table:table-cell>
          <table:table-cell office:value-type="string" calcext:value-type="string">
            <text:p>√sad &gt; sīd + a &gt; sīda (irreg)</text:p>
          </table:table-cell>
          <table:table-cell table:style-name="ce144" office:value-type="string" calcext:value-type="string">
            <text:p>abhi pa √sad</text:p>
          </table:table-cell>
          <table:table-cell table:style-name="ce5"/>
          <table:table-cell table:style-name="ce219" office:value-type="string" calcext:value-type="string">
            <text:p>abhi + pa + sīda + i</text:p>
          </table:table-cell>
          <table:table-cell table:style-name="ce219" table:number-columns-repeated="2"/>
          <table:table-cell table:style-name="ce265" office:value-type="string" calcext:value-type="string">
            <text:p>a &gt; ī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ppasīd</text:p>
          </table:table-cell>
          <table:table-cell table:style-name="ce5" office:value-type="string" calcext:value-type="string">
            <text:p>i aor</text:p>
          </table:table-cell>
          <table:table-cell table:style-name="ce643" office:value-type="string" calcext:value-type="string">
            <text:p>had faith in, devoted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ppavassati</text:p>
          </table:table-cell>
          <table:table-cell table:formula="of:= COM.MICROSOFT.CONCAT(IF([.$AH261] = &quot;&quot;;&quot;&quot;;&quot;√&quot;);IF([.$AK261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intrans</text:p>
          </table:table-cell>
          <table:table-cell table:style-name="ce35"/>
          <table:table-cell table:style-name="ce141" table:number-columns-repeated="2"/>
          <table:table-cell/>
          <table:table-cell office:value-type="string" calcext:value-type="string">
            <text:p>abhipravarṣati</text:p>
          </table:table-cell>
          <table:table-cell table:formula="of:=[$Roots.$J$52]" office:value-type="string" office:string-value="√vṛṣ" calcext:value-type="string">
            <text:p>√vṛṣ</text:p>
          </table:table-cell>
          <table:table-cell table:formula="of:=[$Roots.$K$52]" office:value-type="string" office:string-value="rain" calcext:value-type="string">
            <text:p>rain</text:p>
          </table:table-cell>
          <table:table-cell table:formula="of:=[$Roots.$L$52]" office:value-type="string" office:string-value="1, 6" calcext:value-type="string">
            <text:p>1, 6</text:p>
          </table:table-cell>
          <table:table-cell table:formula="of:=[$Roots.$C$52]" office:value-type="string" office:string-value="√vass" calcext:value-type="string">
            <text:p>√vass</text:p>
          </table:table-cell>
          <table:table-cell table:formula="of:=[$Roots.$D$52]" office:value-type="float" office:value="0" calcext:value-type="float">
            <text:p>0</text:p>
          </table:table-cell>
          <table:table-cell table:formula="of:=[$Roots.$E$52]" office:value-type="string" office:string-value="･" calcext:value-type="string">
            <text:p>･</text:p>
          </table:table-cell>
          <table:table-cell table:formula="of:=[$Roots.$F$52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52]" office:value-type="string" office:string-value="rain" calcext:value-type="string">
            <text:p>rain</text:p>
          </table:table-cell>
          <table:table-cell/>
          <table:table-cell table:style-name="ce144" office:value-type="string" calcext:value-type="string">
            <text:p>abhi pa √vass</text:p>
          </table:table-cell>
          <table:table-cell table:style-name="ce5"/>
          <table:table-cell table:style-name="ce219" office:value-type="string" calcext:value-type="string">
            <text:p>abhi + pa + vassa + t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ppavass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rains heavily; pours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ppavassi</text:p>
          </table:table-cell>
          <table:table-cell table:formula="of:= COM.MICROSOFT.CONCAT(IF([.$AH262] = &quot;&quot;;&quot;&quot;;&quot;√&quot;);IF([.$AK262] = &quot;&quot;;&quot;&quot;;&quot;√&quot;))">
            <text:p/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<text:span text:style-name="T1">aor of abhippavassati</text:span></text:p>
          </table:table-cell>
          <table:table-cell table:style-name="ce100" office:value-type="string" calcext:value-type="string">
            <text:p>abhippavassati</text:p>
          </table:table-cell>
          <table:table-cell table:style-name="ce35" table:number-columns-repeated="2"/>
          <table:table-cell table:style-name="ce35" office:value-type="string" calcext:value-type="string">
            <text:p>intrans</text:p>
          </table:table-cell>
          <table:table-cell table:style-name="ce35"/>
          <table:table-cell table:style-name="ce141" table:number-columns-repeated="2"/>
          <table:table-cell/>
          <table:table-cell office:value-type="string" calcext:value-type="string">
            <text:p>abhipravṛṣ</text:p>
          </table:table-cell>
          <table:table-cell table:formula="of:=[$Roots.$J$52]" office:value-type="string" office:string-value="√vṛṣ" calcext:value-type="string">
            <text:p>√vṛṣ</text:p>
          </table:table-cell>
          <table:table-cell table:formula="of:=[$Roots.$K$52]" office:value-type="string" office:string-value="rain" calcext:value-type="string">
            <text:p>rain</text:p>
          </table:table-cell>
          <table:table-cell table:formula="of:=[$Roots.$L$52]" office:value-type="string" office:string-value="1, 6" calcext:value-type="string">
            <text:p>1, 6</text:p>
          </table:table-cell>
          <table:table-cell table:formula="of:=[$Roots.$C$52]" office:value-type="string" office:string-value="√vass" calcext:value-type="string">
            <text:p>√vass</text:p>
          </table:table-cell>
          <table:table-cell table:formula="of:=[$Roots.$D$52]" office:value-type="float" office:value="0" calcext:value-type="float">
            <text:p>0</text:p>
          </table:table-cell>
          <table:table-cell table:formula="of:=[$Roots.$E$52]" office:value-type="string" office:string-value="･" calcext:value-type="string">
            <text:p>･</text:p>
          </table:table-cell>
          <table:table-cell table:formula="of:=[$Roots.$F$52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52]" office:value-type="string" office:string-value="rain" calcext:value-type="string">
            <text:p>rain</text:p>
          </table:table-cell>
          <table:table-cell/>
          <table:table-cell table:style-name="ce144" office:value-type="string" calcext:value-type="string">
            <text:p>abhi pa √vass</text:p>
          </table:table-cell>
          <table:table-cell table:style-name="ce5"/>
          <table:table-cell table:style-name="ce219" office:value-type="string" calcext:value-type="string">
            <text:p>abhi + pa + √vass + 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ppavass</text:p>
          </table:table-cell>
          <table:table-cell table:style-name="ce5" office:value-type="string" calcext:value-type="string">
            <text:p>i aor</text:p>
          </table:table-cell>
          <table:table-cell table:style-name="ce643" office:value-type="string" calcext:value-type="string">
            <text:p>rained heavily; poured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abhippavaṭṭa 1</text:p>
          </table:table-cell>
          <table:table-cell office:value-type="string" calcext:value-type="string">
            <text:p>abhippavaṭṭa</text:p>
          </table:table-cell>
          <table:table-cell table:formula="of:= COM.MICROSOFT.CONCAT(IF([.$AH263] = &quot;&quot;;&quot;&quot;;&quot;√&quot;);IF([.$AK263] = &quot;&quot;;&quot;&quot;;&quot;√&quot;))">
            <text:p/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</text:p>
          </table:table-cell>
          <table:table-cell table:style-name="ce35" office:value-type="string" calcext:value-type="string">
            <text:p>abhippavaṭṭha</text:p>
          </table:table-cell>
          <table:table-cell table:style-name="ce35" table:number-columns-repeated="4"/>
          <table:table-cell table:style-name="ce141" table:number-columns-repeated="2"/>
          <table:table-cell table:number-columns-repeated="2"/>
          <table:table-cell table:formula="of:=[$Roots.$J$52]" office:value-type="string" office:string-value="√vṛṣ" calcext:value-type="string">
            <text:p>√vṛṣ</text:p>
          </table:table-cell>
          <table:table-cell table:formula="of:=[$Roots.$K$52]" office:value-type="string" office:string-value="rain" calcext:value-type="string">
            <text:p>rain</text:p>
          </table:table-cell>
          <table:table-cell table:formula="of:=[$Roots.$L$52]" office:value-type="string" office:string-value="1, 6" calcext:value-type="string">
            <text:p>1, 6</text:p>
          </table:table-cell>
          <table:table-cell table:formula="of:=[$Roots.$C$52]" office:value-type="string" office:string-value="√vass" calcext:value-type="string">
            <text:p>√vass</text:p>
          </table:table-cell>
          <table:table-cell table:formula="of:=[$Roots.$D$52]" office:value-type="float" office:value="0" calcext:value-type="float">
            <text:p>0</text:p>
          </table:table-cell>
          <table:table-cell table:formula="of:=[$Roots.$E$52]" office:value-type="string" office:string-value="･" calcext:value-type="string">
            <text:p>･</text:p>
          </table:table-cell>
          <table:table-cell table:formula="of:=[$Roots.$F$52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52]" office:value-type="string" office:string-value="rain" calcext:value-type="string">
            <text:p>rain</text:p>
          </table:table-cell>
          <table:table-cell/>
          <table:table-cell table:style-name="ce144" office:value-type="string" calcext:value-type="string">
            <text:p>abhi pa √vass</text:p>
          </table:table-cell>
          <table:table-cell table:style-name="ce5"/>
          <table:table-cell table:style-name="ce515"/>
          <table:table-cell table:style-name="ce219" office:value-type="string" calcext:value-type="string">
            <text:p>kita</text:p>
          </table:table-cell>
          <table:table-cell table:style-name="ce219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ppavaṭṭ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rained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abhippavaṭṭa 2</text:p>
          </table:table-cell>
          <table:table-cell office:value-type="string" calcext:value-type="string">
            <text:p>abhippavaṭṭa</text:p>
          </table:table-cell>
          <table:table-cell table:formula="of:= COM.MICROSOFT.CONCAT(IF([.$AH264] = &quot;&quot;;&quot;&quot;;&quot;√&quot;);IF([.$AK264] = &quot;&quot;;&quot;&quot;;&quot;√&quot;))">
            <text:p/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</text:p>
          </table:table-cell>
          <table:table-cell table:style-name="ce35" office:value-type="string" calcext:value-type="string">
            <text:p>abhippavaṭṭha</text:p>
          </table:table-cell>
          <table:table-cell table:style-name="ce35" table:number-columns-repeated="4"/>
          <table:table-cell table:style-name="ce141" table:number-columns-repeated="2"/>
          <table:table-cell table:number-columns-repeated="2"/>
          <table:table-cell table:formula="of:=[$Roots.$J$52]" office:value-type="string" office:string-value="√vṛṣ" calcext:value-type="string">
            <text:p>√vṛṣ</text:p>
          </table:table-cell>
          <table:table-cell table:formula="of:=[$Roots.$K$52]" office:value-type="string" office:string-value="rain" calcext:value-type="string">
            <text:p>rain</text:p>
          </table:table-cell>
          <table:table-cell table:formula="of:=[$Roots.$L$52]" office:value-type="string" office:string-value="1, 6" calcext:value-type="string">
            <text:p>1, 6</text:p>
          </table:table-cell>
          <table:table-cell table:formula="of:=[$Roots.$C$52]" office:value-type="string" office:string-value="√vass" calcext:value-type="string">
            <text:p>√vass</text:p>
          </table:table-cell>
          <table:table-cell table:formula="of:=[$Roots.$D$52]" office:value-type="float" office:value="0" calcext:value-type="float">
            <text:p>0</text:p>
          </table:table-cell>
          <table:table-cell table:formula="of:=[$Roots.$E$52]" office:value-type="string" office:string-value="･" calcext:value-type="string">
            <text:p>･</text:p>
          </table:table-cell>
          <table:table-cell table:formula="of:=[$Roots.$F$52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52]" office:value-type="string" office:string-value="rain" calcext:value-type="string">
            <text:p>rain</text:p>
          </table:table-cell>
          <table:table-cell/>
          <table:table-cell table:style-name="ce144" office:value-type="string" calcext:value-type="string">
            <text:p>abhi pa √vass</text:p>
          </table:table-cell>
          <table:table-cell table:style-name="ce5"/>
          <table:table-cell table:style-name="ce515"/>
          <table:table-cell table:style-name="ce219" office:value-type="string" calcext:value-type="string">
            <text:p>kita</text:p>
          </table:table-cell>
          <table:table-cell table:style-name="ce219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ppavaṭṭ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(passive) rained upon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abhippavaṭṭha 1</text:p>
          </table:table-cell>
          <table:table-cell office:value-type="string" calcext:value-type="string">
            <text:p>abhippavaṭṭha</text:p>
          </table:table-cell>
          <table:table-cell table:formula="of:= COM.MICROSOFT.CONCAT(IF([.$AH265] = &quot;&quot;;&quot;&quot;;&quot;√&quot;);IF([.$AK265] = &quot;&quot;;&quot;&quot;;&quot;√&quot;))">
            <text:p/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</text:p>
          </table:table-cell>
          <table:table-cell table:style-name="ce35" office:value-type="string" calcext:value-type="string">
            <text:p>abhippavaṭṭa</text:p>
          </table:table-cell>
          <table:table-cell table:style-name="ce35" table:number-columns-repeated="4"/>
          <table:table-cell table:style-name="ce141" table:number-columns-repeated="2"/>
          <table:table-cell table:number-columns-repeated="2"/>
          <table:table-cell table:formula="of:=[$Roots.$J$52]" office:value-type="string" office:string-value="√vṛṣ" calcext:value-type="string">
            <text:p>√vṛṣ</text:p>
          </table:table-cell>
          <table:table-cell table:formula="of:=[$Roots.$K$52]" office:value-type="string" office:string-value="rain" calcext:value-type="string">
            <text:p>rain</text:p>
          </table:table-cell>
          <table:table-cell table:formula="of:=[$Roots.$L$52]" office:value-type="string" office:string-value="1, 6" calcext:value-type="string">
            <text:p>1, 6</text:p>
          </table:table-cell>
          <table:table-cell table:formula="of:=[$Roots.$C$52]" office:value-type="string" office:string-value="√vass" calcext:value-type="string">
            <text:p>√vass</text:p>
          </table:table-cell>
          <table:table-cell table:formula="of:=[$Roots.$D$52]" office:value-type="float" office:value="0" calcext:value-type="float">
            <text:p>0</text:p>
          </table:table-cell>
          <table:table-cell table:formula="of:=[$Roots.$E$52]" office:value-type="string" office:string-value="･" calcext:value-type="string">
            <text:p>･</text:p>
          </table:table-cell>
          <table:table-cell table:formula="of:=[$Roots.$F$52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52]" office:value-type="string" office:string-value="rain" calcext:value-type="string">
            <text:p>rain</text:p>
          </table:table-cell>
          <table:table-cell/>
          <table:table-cell table:style-name="ce144" office:value-type="string" calcext:value-type="string">
            <text:p>abhi pa √vass</text:p>
          </table:table-cell>
          <table:table-cell table:style-name="ce5"/>
          <table:table-cell table:style-name="ce515"/>
          <table:table-cell table:style-name="ce219" office:value-type="string" calcext:value-type="string">
            <text:p>kita</text:p>
          </table:table-cell>
          <table:table-cell table:style-name="ce219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ppavaṭṭh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rained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abhippavaṭṭha 2</text:p>
          </table:table-cell>
          <table:table-cell office:value-type="string" calcext:value-type="string">
            <text:p>abhippavaṭṭha</text:p>
          </table:table-cell>
          <table:table-cell table:formula="of:= COM.MICROSOFT.CONCAT(IF([.$AH266] = &quot;&quot;;&quot;&quot;;&quot;√&quot;);IF([.$AK266] = &quot;&quot;;&quot;&quot;;&quot;√&quot;))">
            <text:p/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</text:p>
          </table:table-cell>
          <table:table-cell table:style-name="ce35" office:value-type="string" calcext:value-type="string">
            <text:p>abhippavaṭṭa</text:p>
          </table:table-cell>
          <table:table-cell table:style-name="ce35" table:number-columns-repeated="4"/>
          <table:table-cell table:style-name="ce141" table:number-columns-repeated="2"/>
          <table:table-cell table:number-columns-repeated="2"/>
          <table:table-cell table:formula="of:=[$Roots.$J$52]" office:value-type="string" office:string-value="√vṛṣ" calcext:value-type="string">
            <text:p>√vṛṣ</text:p>
          </table:table-cell>
          <table:table-cell table:formula="of:=[$Roots.$K$52]" office:value-type="string" office:string-value="rain" calcext:value-type="string">
            <text:p>rain</text:p>
          </table:table-cell>
          <table:table-cell table:formula="of:=[$Roots.$L$52]" office:value-type="string" office:string-value="1, 6" calcext:value-type="string">
            <text:p>1, 6</text:p>
          </table:table-cell>
          <table:table-cell table:formula="of:=[$Roots.$C$52]" office:value-type="string" office:string-value="√vass" calcext:value-type="string">
            <text:p>√vass</text:p>
          </table:table-cell>
          <table:table-cell table:formula="of:=[$Roots.$D$52]" office:value-type="float" office:value="0" calcext:value-type="float">
            <text:p>0</text:p>
          </table:table-cell>
          <table:table-cell table:formula="of:=[$Roots.$E$52]" office:value-type="string" office:string-value="･" calcext:value-type="string">
            <text:p>･</text:p>
          </table:table-cell>
          <table:table-cell table:formula="of:=[$Roots.$F$52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52]" office:value-type="string" office:string-value="rain" calcext:value-type="string">
            <text:p>rain</text:p>
          </table:table-cell>
          <table:table-cell/>
          <table:table-cell table:style-name="ce144" office:value-type="string" calcext:value-type="string">
            <text:p>abhi pa √vass</text:p>
          </table:table-cell>
          <table:table-cell table:style-name="ce5"/>
          <table:table-cell table:style-name="ce515"/>
          <table:table-cell table:style-name="ce219" office:value-type="string" calcext:value-type="string">
            <text:p>kita</text:p>
          </table:table-cell>
          <table:table-cell table:style-name="ce219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ppavaṭṭh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(passive) rained upon</text:p>
          </table:table-cell>
          <table:table-cell table:number-columns-repeated="964"/>
        </table:table-row>
        <table:table-row table:style-name="ro7">
          <table:table-cell table:number-columns-repeated="2" office:value-type="string" calcext:value-type="string">
            <text:p>abhippavuṭṭha</text:p>
          </table:table-cell>
          <table:table-cell table:formula="of:= COM.MICROSOFT.CONCAT(IF([.$AH267] = &quot;&quot;;&quot;&quot;;&quot;√&quot;);IF([.$AK267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 abhippavassati</text:p>
          </table:table-cell>
          <table:table-cell table:style-name="ce35" office:value-type="string" calcext:value-type="string">
            <text:p>abhippavassati</text:p>
          </table:table-cell>
          <table:table-cell table:style-name="ce35" table:number-columns-repeated="3"/>
          <table:table-cell table:style-name="ce35" office:value-type="string" calcext:value-type="string">
            <text:p>+instr</text:p>
          </table:table-cell>
          <table:table-cell table:style-name="ce141" office:value-type="string" calcext:value-type="string">
            <text:p>heavily rained on (by); inundated by rainfall</text:p>
          </table:table-cell>
          <table:table-cell table:style-name="ce141"/>
          <table:table-cell/>
          <table:table-cell office:value-type="string" calcext:value-type="string">
            <text:p>abhipravṛṣṭa</text:p>
          </table:table-cell>
          <table:table-cell table:formula="of:=[$Roots.$J$52]" office:value-type="string" office:string-value="√vṛṣ" calcext:value-type="string">
            <text:p>√vṛṣ</text:p>
          </table:table-cell>
          <table:table-cell table:formula="of:=[$Roots.$K$52]" office:value-type="string" office:string-value="rain" calcext:value-type="string">
            <text:p>rain</text:p>
          </table:table-cell>
          <table:table-cell table:formula="of:=[$Roots.$L$52]" office:value-type="string" office:string-value="1, 6" calcext:value-type="string">
            <text:p>1, 6</text:p>
          </table:table-cell>
          <table:table-cell table:formula="of:=[$Roots.$C$52]" office:value-type="string" office:string-value="√vass" calcext:value-type="string">
            <text:p>√vass</text:p>
          </table:table-cell>
          <table:table-cell table:formula="of:=[$Roots.$D$52]" office:value-type="float" office:value="0" calcext:value-type="float">
            <text:p>0</text:p>
          </table:table-cell>
          <table:table-cell table:formula="of:=[$Roots.$E$52]" office:value-type="string" office:string-value="･" calcext:value-type="string">
            <text:p>･</text:p>
          </table:table-cell>
          <table:table-cell table:formula="of:=[$Roots.$F$52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52]" office:value-type="string" office:string-value="rain" calcext:value-type="string">
            <text:p>rain</text:p>
          </table:table-cell>
          <table:table-cell/>
          <table:table-cell table:style-name="ce144" office:value-type="string" calcext:value-type="string">
            <text:p>abhi pa √vass</text:p>
          </table:table-cell>
          <table:table-cell table:style-name="ce5"/>
          <table:table-cell table:style-name="ce219" office:value-type="string" calcext:value-type="string">
            <text:p>abhi + pa + √vass &gt; vus + 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ta</text:p>
          </table:table-cell>
          <table:table-cell table:style-name="ce265" office:value-type="string" calcext:value-type="string">
            <text:p>a &gt; u (sk ṛ)</text:p>
            <text:p>st &gt; ṭṭh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SN 22.101</text:p>
          </table:table-cell>
          <table:table-cell table:style-name="ce260" office:value-type="string" calcext:value-type="string">
            <text:p>vāsijaṭasuttaṃ</text:p>
          </table:table-cell>
          <table:table-cell office:value-type="string" calcext:value-type="string">
            <text:p>tāni pāvusakena meghena <text:span text:style-name="T3">abhippavuṭṭhāni</text:span> appakasiren'eva paṭippassambhanti pūtikāni bhavanti.</text:p>
          </table:table-cell>
          <table:table-cell table:style-name="ce260" office:value-type="string" calcext:value-type="string">
            <text:p>MN 45</text:p>
          </table:table-cell>
          <table:table-cell table:style-name="ce260" office:value-type="string" calcext:value-type="string">
            <text:p>cūḷadhammasamādānasuttaṃ</text:p>
          </table:table-cell>
          <table:table-cell office:value-type="string" calcext:value-type="string">
            <text:p>atha kho taṃ, bhikkhave, māluvābījaṃ n'eva moro gileyya, na mago khādeyya, na davaḍāho ḍaheyya, na vanakammikā uddhareyyuṃ, na upacikā uṭṭhaheyyuṃ, bījañ'ca pan'assa taṃ pāvussakena meghena <text:span text:style-name="T3">abhippavuṭṭhaṃ</text:span> samma'd'eva viruheyya.</text:p>
          </table:table-cell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ppavuṭṭh</text:p>
          </table:table-cell>
          <table:table-cell table:style-name="ce5" office:value-type="string" calcext:value-type="string">
            <text:p>a pp</text:p>
          </table:table-cell>
          <table:table-cell table:style-name="ce643"/>
          <table:table-cell table:number-columns-repeated="964"/>
        </table:table-row>
        <table:table-row table:style-name="ro1">
          <table:table-cell table:number-columns-repeated="2" office:value-type="string" calcext:value-type="string">
            <text:p>abhipphuṭṭha</text:p>
          </table:table-cell>
          <table:table-cell table:formula="of:= COM.MICROSOFT.CONCAT(IF([.$AH268] = &quot;&quot;;&quot;&quot;;&quot;√&quot;);IF([.$AK268] = &quot;&quot;;&quot;&quot;;&quot;√&quot;))">
            <text:p/>
          </table:table-cell>
          <table:table-cell table:number-columns-repeated="2" table:style-name="ce35" office:value-type="string" calcext:value-type="string">
            <text:p>adj</text:p>
          </table:table-cell>
          <table:table-cell table:style-name="ce35" table:number-columns-repeated="5"/>
          <table:table-cell table:style-name="ce141" table:number-columns-repeated="2"/>
          <table:table-cell table:number-columns-repeated="12"/>
          <table:table-cell table:style-name="ce144"/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pphuṭṭh</text:p>
          </table:table-cell>
          <table:table-cell table:style-name="ce5" office:value-type="string" calcext:value-type="string">
            <text:p>a adj</text:p>
          </table:table-cell>
          <table:table-cell table:style-name="ce643" office:value-type="string" calcext:value-type="string">
            <text:p>irradiated</text:p>
          </table:table-cell>
          <table:table-cell table:number-columns-repeated="964"/>
        </table:table-row>
        <table:table-row table:style-name="ro3">
          <table:table-cell table:number-columns-repeated="2" table:style-name="ce25" office:value-type="string" calcext:value-type="string">
            <text:p>abhipucchati</text:p>
          </table:table-cell>
          <table:table-cell table:formula="of:= COM.MICROSOFT.CONCAT(IF([.$AH269] = &quot;&quot;;&quot;&quot;;&quot;√&quot;);IF([.$AK269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34]" office:value-type="string" office:string-value="√prach" calcext:value-type="string">
            <text:p>√prach</text:p>
          </table:table-cell>
          <table:table-cell table:formula="of:=[$Roots.$K$34]" office:value-type="string" office:string-value="ask" calcext:value-type="string">
            <text:p>ask</text:p>
          </table:table-cell>
          <table:table-cell table:formula="of:=[$Roots.$L$34]" office:value-type="string" office:string-value="6" calcext:value-type="string">
            <text:p>6</text:p>
          </table:table-cell>
          <table:table-cell table:formula="of:=[$Roots.$C$34]" office:value-type="string" office:string-value="√pucch" calcext:value-type="string">
            <text:p>√pucch</text:p>
          </table:table-cell>
          <table:table-cell table:formula="of:=[$Roots.$D$34]" office:value-type="float" office:value="0" calcext:value-type="float">
            <text:p>0</text:p>
          </table:table-cell>
          <table:table-cell table:formula="of:=[$Roots.$E$34]" office:value-type="string" office:string-value="･" calcext:value-type="string">
            <text:p>･</text:p>
          </table:table-cell>
          <table:table-cell table:formula="of:=[$Roots.$F$34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34]" office:value-type="string" office:string-value="ask, question" calcext:value-type="string">
            <text:p>ask, question</text:p>
          </table:table-cell>
          <table:table-cell office:value-type="string" calcext:value-type="string">
            <text:p>√pucch + a &gt; puccha</text:p>
          </table:table-cell>
          <table:table-cell table:style-name="ce144" office:value-type="string" calcext:value-type="string">
            <text:p>abhi √pucch</text:p>
          </table:table-cell>
          <table:table-cell table:style-name="ce5"/>
          <table:table-cell table:style-name="ce219" office:value-type="string" calcext:value-type="string">
            <text:p>abhi + puccha + t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21" office:value-type="string" calcext:value-type="string">
            <text:p>abhipucch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asks directly; questions in detail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pūjaneyyaka</text:p>
          </table:table-cell>
          <table:table-cell table:formula="of:= COM.MICROSOFT.CONCAT(IF([.$AH270] = &quot;&quot;;&quot;&quot;;&quot;√&quot;);IF([.$AK270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adj</text:p>
          </table:table-cell>
          <table:table-cell office:value-type="string" calcext:value-type="string">
            <text:p>adj, ptp</text:p>
          </table:table-cell>
          <table:table-cell table:style-name="ce35" office:value-type="string" calcext:value-type="string">
            <text:p>abhi + pūjeti</text:p>
          </table:table-cell>
          <table:table-cell table:style-name="ce35" table:number-columns-repeated="4"/>
          <table:table-cell table:style-name="ce141" table:number-columns-repeated="2"/>
          <table:table-cell table:number-columns-repeated="2"/>
          <table:table-cell table:formula="of:=[$Roots.$J$35]" office:value-type="string" office:string-value="√pūj" calcext:value-type="string">
            <text:p>√pūj</text:p>
          </table:table-cell>
          <table:table-cell table:formula="of:=[$Roots.$K$35]" office:value-type="string" office:string-value="reverence" calcext:value-type="string">
            <text:p>reverence</text:p>
          </table:table-cell>
          <table:table-cell table:formula="of:=[$Roots.$L$35]" office:value-type="string" office:string-value="1, 10" calcext:value-type="string">
            <text:p>1, 10</text:p>
          </table:table-cell>
          <table:table-cell table:formula="of:=[$Roots.$C$35]" office:value-type="string" office:string-value="√pūj" calcext:value-type="string">
            <text:p>√pūj</text:p>
          </table:table-cell>
          <table:table-cell table:formula="of:=[$Roots.$D$35]" office:value-type="float" office:value="0" calcext:value-type="float">
            <text:p>0</text:p>
          </table:table-cell>
          <table:table-cell table:formula="of:=[$Roots.$E$35]" office:value-type="string" office:string-value="･" calcext:value-type="string">
            <text:p>･</text:p>
          </table:table-cell>
          <table:table-cell table:formula="of:=[$Roots.$F$35]" office:value-type="string" office:string-value="8" calcext:value-type="string">
            <text:p>8</text:p>
          </table:table-cell>
          <table:table-cell office:value-type="string" calcext:value-type="string">
            <text:p>*aya</text:p>
          </table:table-cell>
          <table:table-cell table:formula="of:=[$Roots.$I$35]" office:value-type="string" office:string-value="honour, venerate" calcext:value-type="string">
            <text:p>honour, venerate</text:p>
          </table:table-cell>
          <table:table-cell/>
          <table:table-cell table:style-name="ce144" office:value-type="string" calcext:value-type="string">
            <text:p>√pūj</text:p>
          </table:table-cell>
          <table:table-cell table:style-name="ce5"/>
          <table:table-cell table:style-name="ce515" office:value-type="string" calcext:value-type="string">
            <text:p>abhi + √pūj + aṇa + eyya + ka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office:value-type="string" calcext:value-type="string">
            <text:p>Thai</text:p>
          </table:table-cell>
          <table:table-cell table:style-name="ce260" office:value-type="string" calcext:value-type="string">
            <text:p>salutation to the triple gem</text:p>
          </table:table-cell>
          <table:table-cell office:value-type="string" calcext:value-type="string">
            <text:p>icc'evam'ek'anta-abhipūjaneyyakaṃ, vatthu-ttayaṃ vandayat'ābhisaṅkhataṃ</text:p>
          </table:table-cell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dps</text:p>
          </table:table-cell>
          <table:table-cell/>
          <table:table-cell table:style-name="ce11" office:value-type="string" calcext:value-type="string">
            <text:p>abhipūjaneyyak</text:p>
          </table:table-cell>
          <table:table-cell table:style-name="ce5" office:value-type="string" calcext:value-type="string">
            <text:p>a adj</text:p>
          </table:table-cell>
          <table:table-cell table:style-name="ce643" office:value-type="string" calcext:value-type="string">
            <text:p>should be highly worshipped, to be venerated (to)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pūjayati</text:p>
          </table:table-cell>
          <table:table-cell table:formula="of:= COM.MICROSOFT.CONCAT(IF([.$AH271] = &quot;&quot;;&quot;&quot;;&quot;√&quot;);IF([.$AK271] = &quot;&quot;;&quot;&quot;;&quot;√&quot;))" office:value-type="string" office:string-value="√" calcext:value-type="string">
            <text:p>√</text:p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table:number-columns-repeated="2"/>
          <table:table-cell/>
          <table:table-cell office:value-type="string" calcext:value-type="string">
            <text:p>pūjayati</text:p>
          </table:table-cell>
          <table:table-cell table:formula="of:=[$Roots.$J$35]" office:value-type="string" office:string-value="√pūj" calcext:value-type="string">
            <text:p>√pūj</text:p>
          </table:table-cell>
          <table:table-cell table:formula="of:=[$Roots.$K$35]" office:value-type="string" office:string-value="reverence" calcext:value-type="string">
            <text:p>reverence</text:p>
          </table:table-cell>
          <table:table-cell table:formula="of:=[$Roots.$L$35]" office:value-type="string" office:string-value="1, 10" calcext:value-type="string">
            <text:p>1, 10</text:p>
          </table:table-cell>
          <table:table-cell table:formula="of:=[$Roots.$C$35]" office:value-type="string" office:string-value="√pūj" calcext:value-type="string">
            <text:p>√pūj</text:p>
          </table:table-cell>
          <table:table-cell table:formula="of:=[$Roots.$D$35]" office:value-type="float" office:value="0" calcext:value-type="float">
            <text:p>0</text:p>
          </table:table-cell>
          <table:table-cell table:formula="of:=[$Roots.$E$35]" office:value-type="string" office:string-value="･" calcext:value-type="string">
            <text:p>･</text:p>
          </table:table-cell>
          <table:table-cell table:formula="of:=[$Roots.$F$35]" office:value-type="string" office:string-value="8" calcext:value-type="string">
            <text:p>8</text:p>
          </table:table-cell>
          <table:table-cell office:value-type="string" calcext:value-type="string">
            <text:p>*aya</text:p>
          </table:table-cell>
          <table:table-cell table:formula="of:=[$Roots.$I$35]" office:value-type="string" office:string-value="honour, venerate" calcext:value-type="string">
            <text:p>honour, venerate</text:p>
          </table:table-cell>
          <table:table-cell office:value-type="string" calcext:value-type="string">
            <text:p>√pūj + aya &gt; pūjaya</text:p>
          </table:table-cell>
          <table:table-cell table:style-name="ce144" office:value-type="string" calcext:value-type="string">
            <text:p>√pūj</text:p>
          </table:table-cell>
          <table:table-cell table:style-name="ce5"/>
          <table:table-cell table:style-name="ce515" office:value-type="string" calcext:value-type="string">
            <text:p>abhi + pūjaya + t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office:value-type="string" calcext:value-type="string">
            <text:p>Thai</text:p>
          </table:table-cell>
          <table:table-cell table:style-name="ce260" office:value-type="string" calcext:value-type="string">
            <text:p>dedication of offerings</text:p>
          </table:table-cell>
          <table:table-cell office:value-type="string" calcext:value-type="string">
            <text:p>tam'mayaṃ bhagavantaṃ sadhammaṃ sasaṅghaṃ, imehi sakkārehi yath'ārahaṃ āropitehi abhipūjayāma</text:p>
          </table:table-cell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dps</text:p>
          </table:table-cell>
          <table:table-cell/>
          <table:table-cell table:style-name="ce11" office:value-type="string" calcext:value-type="string">
            <text:p>abhipūjay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strongly worships, highly respects, honours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pūrati</text:p>
          </table:table-cell>
          <table:table-cell table:formula="of:= COM.MICROSOFT.CONCAT(IF([.$AH272] = &quot;&quot;;&quot;&quot;;&quot;√&quot;);IF([.$AK272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-</text:p>
          </table:table-cell>
          <table:table-cell table:style-name="ce35"/>
          <table:table-cell table:style-name="ce141" table:number-columns-repeated="2"/>
          <table:table-cell table:number-columns-repeated="2"/>
          <table:table-cell table:formula="of:=[$Roots.$J$36]" office:value-type="string" office:string-value="√pṝ √pṛ" calcext:value-type="string">
            <text:p>√pṝ √pṛ</text:p>
          </table:table-cell>
          <table:table-cell table:formula="of:=[$Roots.$K$36]" office:value-type="string" office:string-value="fill" calcext:value-type="string">
            <text:p>fill</text:p>
          </table:table-cell>
          <table:table-cell table:formula="of:=[$Roots.$L$36]" office:value-type="string" office:string-value="3, 6, 9" calcext:value-type="string">
            <text:p>3, 6, 9</text:p>
          </table:table-cell>
          <table:table-cell table:formula="of:=[$Roots.$C$36]" office:value-type="string" office:string-value="√pūr" calcext:value-type="string">
            <text:p>√pūr</text:p>
          </table:table-cell>
          <table:table-cell table:formula="of:=[$Roots.$D$36]" office:value-type="float" office:value="0" calcext:value-type="float">
            <text:p>0</text:p>
          </table:table-cell>
          <table:table-cell table:formula="of:=[$Roots.$E$36]" office:value-type="string" office:string-value="･" calcext:value-type="string">
            <text:p>･</text:p>
          </table:table-cell>
          <table:table-cell table:formula="of:=[$Roots.$F$36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36]" office:value-type="string" office:string-value="fill, fulfil" calcext:value-type="string">
            <text:p>fill, fulfil</text:p>
          </table:table-cell>
          <table:table-cell office:value-type="string" calcext:value-type="string">
            <text:p>√pūr + a &gt; pūra</text:p>
          </table:table-cell>
          <table:table-cell table:style-name="ce144" office:value-type="string" calcext:value-type="string">
            <text:p>abhi √pūr</text:p>
          </table:table-cell>
          <table:table-cell table:style-name="ce5"/>
          <table:table-cell table:style-name="ce219" office:value-type="string" calcext:value-type="string">
            <text:p>abhi + pūra +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pūr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becomes full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pūri</text:p>
          </table:table-cell>
          <table:table-cell table:formula="of:= COM.MICROSOFT.CONCAT(IF([.$AH273] = &quot;&quot;;&quot;&quot;;&quot;√&quot;);IF([.$AK273] = &quot;&quot;;&quot;&quot;;&quot;√&quot;))">
            <text:p/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aor of abhipūrati</text:p>
          </table:table-cell>
          <table:table-cell table:style-name="ce35" office:value-type="string" calcext:value-type="string">
            <text:p>abhipūrati</text:p>
          </table:table-cell>
          <table:table-cell table:style-name="ce35" table:number-columns-repeated="2"/>
          <table:table-cell table:style-name="ce35" office:value-type="string" calcext:value-type="string">
            <text:p>-</text:p>
          </table:table-cell>
          <table:table-cell table:style-name="ce35"/>
          <table:table-cell table:style-name="ce141" table:number-columns-repeated="2"/>
          <table:table-cell table:number-columns-repeated="2"/>
          <table:table-cell table:formula="of:=[$Roots.$J$36]" office:value-type="string" office:string-value="√pṝ √pṛ" calcext:value-type="string">
            <text:p>√pṝ √pṛ</text:p>
          </table:table-cell>
          <table:table-cell table:formula="of:=[$Roots.$K$36]" office:value-type="string" office:string-value="fill" calcext:value-type="string">
            <text:p>fill</text:p>
          </table:table-cell>
          <table:table-cell table:formula="of:=[$Roots.$L$36]" office:value-type="string" office:string-value="3, 6, 9" calcext:value-type="string">
            <text:p>3, 6, 9</text:p>
          </table:table-cell>
          <table:table-cell table:formula="of:=[$Roots.$C$36]" office:value-type="string" office:string-value="√pūr" calcext:value-type="string">
            <text:p>√pūr</text:p>
          </table:table-cell>
          <table:table-cell table:formula="of:=[$Roots.$D$36]" office:value-type="float" office:value="0" calcext:value-type="float">
            <text:p>0</text:p>
          </table:table-cell>
          <table:table-cell table:formula="of:=[$Roots.$E$36]" office:value-type="string" office:string-value="･" calcext:value-type="string">
            <text:p>･</text:p>
          </table:table-cell>
          <table:table-cell table:formula="of:=[$Roots.$F$36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36]" office:value-type="string" office:string-value="fill, fulfil" calcext:value-type="string">
            <text:p>fill, fulfil</text:p>
          </table:table-cell>
          <table:table-cell/>
          <table:table-cell table:style-name="ce144" office:value-type="string" calcext:value-type="string">
            <text:p>abhi √pūr</text:p>
          </table:table-cell>
          <table:table-cell table:style-name="ce5"/>
          <table:table-cell table:style-name="ce219" office:value-type="string" calcext:value-type="string">
            <text:p>abhi + √pūr +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pūr</text:p>
          </table:table-cell>
          <table:table-cell table:style-name="ce5" office:value-type="string" calcext:value-type="string">
            <text:p>i aor</text:p>
          </table:table-cell>
          <table:table-cell table:style-name="ce643" office:value-type="string" calcext:value-type="string">
            <text:p>became full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pūrita</text:p>
          </table:table-cell>
          <table:table-cell table:formula="of:= COM.MICROSOFT.CONCAT(IF([.$AH274] = &quot;&quot;;&quot;&quot;;&quot;√&quot;);IF([.$AK274] = &quot;&quot;;&quot;&quot;;&quot;√&quot;))">
            <text:p/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36]" office:value-type="string" office:string-value="√pṝ √pṛ" calcext:value-type="string">
            <text:p>√pṝ √pṛ</text:p>
          </table:table-cell>
          <table:table-cell table:formula="of:=[$Roots.$K$36]" office:value-type="string" office:string-value="fill" calcext:value-type="string">
            <text:p>fill</text:p>
          </table:table-cell>
          <table:table-cell table:formula="of:=[$Roots.$L$36]" office:value-type="string" office:string-value="3, 6, 9" calcext:value-type="string">
            <text:p>3, 6, 9</text:p>
          </table:table-cell>
          <table:table-cell table:formula="of:=[$Roots.$C$36]" office:value-type="string" office:string-value="√pūr" calcext:value-type="string">
            <text:p>√pūr</text:p>
          </table:table-cell>
          <table:table-cell table:formula="of:=[$Roots.$D$36]" office:value-type="float" office:value="0" calcext:value-type="float">
            <text:p>0</text:p>
          </table:table-cell>
          <table:table-cell table:formula="of:=[$Roots.$E$36]" office:value-type="string" office:string-value="･" calcext:value-type="string">
            <text:p>･</text:p>
          </table:table-cell>
          <table:table-cell table:formula="of:=[$Roots.$F$36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36]" office:value-type="string" office:string-value="fill, fulfil" calcext:value-type="string">
            <text:p>fill, fulfil</text:p>
          </table:table-cell>
          <table:table-cell/>
          <table:table-cell table:style-name="ce144" office:value-type="string" calcext:value-type="string">
            <text:p>abhi √pūr</text:p>
          </table:table-cell>
          <table:table-cell table:style-name="ce5"/>
          <table:table-cell table:style-name="ce219" office:value-type="string" calcext:value-type="string">
            <text:p>abhi + √pūr + i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it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pūrit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become full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puṭṭha</text:p>
          </table:table-cell>
          <table:table-cell table:formula="of:= COM.MICROSOFT.CONCAT(IF([.$AH275] = &quot;&quot;;&quot;&quot;;&quot;√&quot;);IF([.$AK275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 abhipucchati</text:p>
          </table:table-cell>
          <table:table-cell table:style-name="ce35" office:value-type="string" calcext:value-type="string">
            <text:p>abhipucchati</text:p>
          </table:table-cell>
          <table:table-cell table:style-name="ce35" table:number-columns-repeated="4"/>
          <table:table-cell table:style-name="ce141" office:value-type="string" calcext:value-type="string">
            <text:p>asked directly; questioned</text:p>
          </table:table-cell>
          <table:table-cell table:style-name="ce141"/>
          <table:table-cell/>
          <table:table-cell office:value-type="string" calcext:value-type="string">
            <text:p>abhipṛṣṭa</text:p>
          </table:table-cell>
          <table:table-cell table:formula="of:=[$Roots.$J$34]" office:value-type="string" office:string-value="√prach" calcext:value-type="string">
            <text:p>√prach</text:p>
          </table:table-cell>
          <table:table-cell table:formula="of:=[$Roots.$K$34]" office:value-type="string" office:string-value="ask" calcext:value-type="string">
            <text:p>ask</text:p>
          </table:table-cell>
          <table:table-cell table:formula="of:=[$Roots.$L$34]" office:value-type="string" office:string-value="6" calcext:value-type="string">
            <text:p>6</text:p>
          </table:table-cell>
          <table:table-cell table:formula="of:=[$Roots.$C$34]" office:value-type="string" office:string-value="√pucch" calcext:value-type="string">
            <text:p>√pucch</text:p>
          </table:table-cell>
          <table:table-cell table:formula="of:=[$Roots.$D$34]" office:value-type="float" office:value="0" calcext:value-type="float">
            <text:p>0</text:p>
          </table:table-cell>
          <table:table-cell table:formula="of:=[$Roots.$E$34]" office:value-type="string" office:string-value="･" calcext:value-type="string">
            <text:p>･</text:p>
          </table:table-cell>
          <table:table-cell table:formula="of:=[$Roots.$F$34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34]" office:value-type="string" office:string-value="ask, question" calcext:value-type="string">
            <text:p>ask, question</text:p>
          </table:table-cell>
          <table:table-cell/>
          <table:table-cell table:style-name="ce144" office:value-type="string" calcext:value-type="string">
            <text:p>abhi √pucch</text:p>
          </table:table-cell>
          <table:table-cell table:style-name="ce5"/>
          <table:table-cell table:style-name="ce219" office:value-type="string" calcext:value-type="string">
            <text:p>abhi + √pucch + 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t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MN 31</text:p>
          </table:table-cell>
          <table:table-cell table:style-name="ce260" office:value-type="string" calcext:value-type="string">
            <text:p>cūḷagosiṅgasuttaṃ</text:p>
          </table:table-cell>
          <table:table-cell office:value-type="string" calcext:value-type="string">
            <text:p>tam'enaṃ bhagavatā pañhā-<text:span text:style-name="T3">abhipuṭṭhena</text:span> byākatan'ti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puṭṭh</text:p>
          </table:table-cell>
          <table:table-cell table:style-name="ce5" office:value-type="string" calcext:value-type="string">
            <text:p>a pp</text:p>
          </table:table-cell>
          <table:table-cell table:style-name="ce643"/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raddha</text:p>
          </table:table-cell>
          <table:table-cell table:formula="of:= COM.MICROSOFT.CONCAT(IF([.$AH276] = &quot;&quot;;&quot;&quot;;&quot;√&quot;);IF([.$AK276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 abhi √rādh</text:p>
          </table:table-cell>
          <table:table-cell table:style-name="ce35" office:value-type="string" calcext:value-type="string">
            <text:p>abhi √rādh</text:p>
          </table:table-cell>
          <table:table-cell table:style-name="ce35" table:number-columns-repeated="3"/>
          <table:table-cell table:style-name="ce35" office:value-type="string" calcext:value-type="string">
            <text:p>+instr</text:p>
          </table:table-cell>
          <table:table-cell table:style-name="ce141" office:value-type="string" calcext:value-type="string">
            <text:p>satisfied (with); pleased (with); happy (with)</text:p>
          </table:table-cell>
          <table:table-cell table:style-name="ce141"/>
          <table:table-cell/>
          <table:table-cell office:value-type="string" calcext:value-type="string">
            <text:p>abhirāddha</text:p>
          </table:table-cell>
          <table:table-cell table:formula="of:=[$Roots.$J$37]" office:value-type="string" office:string-value="√rādh" calcext:value-type="string">
            <text:p>√rādh</text:p>
          </table:table-cell>
          <table:table-cell table:formula="of:=[$Roots.$K$37]" office:value-type="string" office:string-value="succeed" calcext:value-type="string">
            <text:p>succeed</text:p>
          </table:table-cell>
          <table:table-cell table:formula="of:=[$Roots.$L$37]" office:value-type="string" office:string-value="4, 5" calcext:value-type="string">
            <text:p>4, 5</text:p>
          </table:table-cell>
          <table:table-cell table:formula="of:=[$Roots.$C$37]" office:value-type="string" office:string-value="√rādh" calcext:value-type="string">
            <text:p>√rādh</text:p>
          </table:table-cell>
          <table:table-cell table:formula="of:=[$Roots.$D$37]" office:value-type="float" office:value="0" calcext:value-type="float">
            <text:p>0</text:p>
          </table:table-cell>
          <table:table-cell table:formula="of:=[$Roots.$E$37]" office:value-type="string" office:string-value="･" calcext:value-type="string">
            <text:p>･</text:p>
          </table:table-cell>
          <table:table-cell table:formula="of:=[$Roots.$F$37]" office:value-type="string" office:string-value="3" calcext:value-type="string">
            <text:p>3</text:p>
          </table:table-cell>
          <table:table-cell office:value-type="string" calcext:value-type="string">
            <text:p>ya</text:p>
          </table:table-cell>
          <table:table-cell table:formula="of:=[$Roots.$I$37]" office:value-type="string" office:string-value="succeed, please" calcext:value-type="string">
            <text:p>succeed, please</text:p>
          </table:table-cell>
          <table:table-cell/>
          <table:table-cell table:style-name="ce144" office:value-type="string" calcext:value-type="string">
            <text:p>abhi √rādh</text:p>
          </table:table-cell>
          <table:table-cell table:style-name="ce5"/>
          <table:table-cell table:style-name="ce219" office:value-type="string" calcext:value-type="string">
            <text:p>abhi + √rādh + 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ta</text:p>
          </table:table-cell>
          <table:table-cell table:style-name="ce265" office:value-type="string" calcext:value-type="string">
            <text:p>dht &gt; ddh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MN 56</text:p>
          </table:table-cell>
          <table:table-cell table:style-name="ce260" office:value-type="string" calcext:value-type="string">
            <text:p>upālisuttaṃ</text:p>
          </table:table-cell>
          <table:table-cell office:value-type="string" calcext:value-type="string">
            <text:p>purimen'ev'āhaṃ, bhante, opammena bhagavato attamano <text:span text:style-name="T3">abhiraddho</text:span>. api c'āhaṃ imāni bhagavato vicitrāni pañhapaṭibhānāni sotu'kāmo, ev'āhaṃ bhagavantaṃ paccanīkaṃ kātabbaṃ amaññissaṃ</text:p>
          </table:table-cell>
          <table:table-cell table:style-name="ce260" table:number-columns-repeated="2"/>
          <table:table-cell/>
          <table:table-cell table:style-name="ce537" office:value-type="string" calcext:value-type="string">
            <text:p>anabhiraddha</text:p>
          </table:table-cell>
          <table:table-cell table:style-name="ce537" table:number-columns-repeated="2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addh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of satisfied, propitiated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raddhi</text:p>
          </table:table-cell>
          <table:table-cell table:formula="of:= COM.MICROSOFT.CONCAT(IF([.$AH277] = &quot;&quot;;&quot;&quot;;&quot;√&quot;);IF([.$AK277] = &quot;&quot;;&quot;&quot;;&quot;√&quot;))">
            <text:p/>
          </table:table-cell>
          <table:table-cell table:style-name="ce35" office:value-type="string" calcext:value-type="string">
            <text:p>fem</text:p>
          </table:table-cell>
          <table:table-cell table:style-name="ce35" office:value-type="string" calcext:value-type="string">
            <text:p>fem, abstr</text:p>
          </table:table-cell>
          <table:table-cell table:style-name="ce35" office:value-type="string" calcext:value-type="string">
            <text:p>abhi √rādh</text:p>
          </table:table-cell>
          <table:table-cell table:style-name="ce35" table:number-columns-repeated="4"/>
          <table:table-cell table:style-name="ce141" table:number-columns-repeated="2"/>
          <table:table-cell/>
          <table:table-cell office:value-type="string" calcext:value-type="string">
            <text:p>abhirāddhi</text:p>
          </table:table-cell>
          <table:table-cell table:formula="of:=[$Roots.$J$37]" office:value-type="string" office:string-value="√rādh" calcext:value-type="string">
            <text:p>√rādh</text:p>
          </table:table-cell>
          <table:table-cell table:formula="of:=[$Roots.$K$37]" office:value-type="string" office:string-value="succeed" calcext:value-type="string">
            <text:p>succeed</text:p>
          </table:table-cell>
          <table:table-cell table:formula="of:=[$Roots.$L$37]" office:value-type="string" office:string-value="4, 5" calcext:value-type="string">
            <text:p>4, 5</text:p>
          </table:table-cell>
          <table:table-cell table:formula="of:=[$Roots.$C$37]" office:value-type="string" office:string-value="√rādh" calcext:value-type="string">
            <text:p>√rādh</text:p>
          </table:table-cell>
          <table:table-cell table:formula="of:=[$Roots.$D$37]" office:value-type="float" office:value="0" calcext:value-type="float">
            <text:p>0</text:p>
          </table:table-cell>
          <table:table-cell table:formula="of:=[$Roots.$E$37]" office:value-type="string" office:string-value="･" calcext:value-type="string">
            <text:p>･</text:p>
          </table:table-cell>
          <table:table-cell table:formula="of:=[$Roots.$F$37]" office:value-type="string" office:string-value="3" calcext:value-type="string">
            <text:p>3</text:p>
          </table:table-cell>
          <table:table-cell office:value-type="string" calcext:value-type="string">
            <text:p>ya</text:p>
          </table:table-cell>
          <table:table-cell table:formula="of:=[$Roots.$I$37]" office:value-type="string" office:string-value="succeed, please" calcext:value-type="string">
            <text:p>succeed, please</text:p>
          </table:table-cell>
          <table:table-cell/>
          <table:table-cell table:style-name="ce144" office:value-type="string" calcext:value-type="string">
            <text:p>abhi √rādh</text:p>
          </table:table-cell>
          <table:table-cell table:style-name="ce5"/>
          <table:table-cell table:style-name="ce219" office:value-type="string" calcext:value-type="string">
            <text:p>abhi + √rādh + ti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ti</text:p>
          </table:table-cell>
          <table:table-cell table:style-name="ce265" office:value-type="string" calcext:value-type="string">
            <text:p>dht &gt; ddh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office:value-type="string" calcext:value-type="string">
            <text:p>anabhiraddhi</text:p>
          </table:table-cell>
          <table:table-cell table:style-name="ce537" table:number-columns-repeated="2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addh</text:p>
          </table:table-cell>
          <table:table-cell table:style-name="ce5" office:value-type="string" calcext:value-type="string">
            <text:p>i fem</text:p>
          </table:table-cell>
          <table:table-cell table:style-name="ce643" office:value-type="string" calcext:value-type="string">
            <text:p>satisfaction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abhirādhana</text:p>
          </table:table-cell>
          <table:table-cell office:value-type="string" calcext:value-type="string">
            <text:p>abhirādhanaṃ</text:p>
          </table:table-cell>
          <table:table-cell table:formula="of:= COM.MICROSOFT.CONCAT(IF([.$AH278] = &quot;&quot;;&quot;&quot;;&quot;√&quot;);IF([.$AK278] = &quot;&quot;;&quot;&quot;;&quot;√&quot;))">
            <text:p/>
          </table:table-cell>
          <table:table-cell table:number-columns-repeated="2" table:style-name="ce35" office:value-type="string" calcext:value-type="string">
            <text:p>nt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37]" office:value-type="string" office:string-value="√rādh" calcext:value-type="string">
            <text:p>√rādh</text:p>
          </table:table-cell>
          <table:table-cell table:formula="of:=[$Roots.$K$37]" office:value-type="string" office:string-value="succeed" calcext:value-type="string">
            <text:p>succeed</text:p>
          </table:table-cell>
          <table:table-cell table:formula="of:=[$Roots.$L$37]" office:value-type="string" office:string-value="4, 5" calcext:value-type="string">
            <text:p>4, 5</text:p>
          </table:table-cell>
          <table:table-cell table:formula="of:=[$Roots.$C$37]" office:value-type="string" office:string-value="√rādh" calcext:value-type="string">
            <text:p>√rādh</text:p>
          </table:table-cell>
          <table:table-cell table:formula="of:=[$Roots.$D$37]" office:value-type="float" office:value="0" calcext:value-type="float">
            <text:p>0</text:p>
          </table:table-cell>
          <table:table-cell table:formula="of:=[$Roots.$E$37]" office:value-type="string" office:string-value="･" calcext:value-type="string">
            <text:p>･</text:p>
          </table:table-cell>
          <table:table-cell table:formula="of:=[$Roots.$F$37]" office:value-type="string" office:string-value="3" calcext:value-type="string">
            <text:p>3</text:p>
          </table:table-cell>
          <table:table-cell office:value-type="string" calcext:value-type="string">
            <text:p>ya</text:p>
          </table:table-cell>
          <table:table-cell table:formula="of:=[$Roots.$I$37]" office:value-type="string" office:string-value="succeed, please" calcext:value-type="string">
            <text:p>succeed, please</text:p>
          </table:table-cell>
          <table:table-cell/>
          <table:table-cell table:style-name="ce144" office:value-type="string" calcext:value-type="string">
            <text:p>abhi √rādh</text:p>
          </table:table-cell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rādhan</text:p>
          </table:table-cell>
          <table:table-cell table:style-name="ce5" office:value-type="string" calcext:value-type="string">
            <text:p>a nt</text:p>
          </table:table-cell>
          <table:table-cell table:style-name="ce643" office:value-type="string" calcext:value-type="string">
            <text:p>satisfaction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rādhī</text:p>
          </table:table-cell>
          <table:table-cell table:formula="of:= COM.MICROSOFT.CONCAT(IF([.$AH279] = &quot;&quot;;&quot;&quot;;&quot;√&quot;);IF([.$AK279] = &quot;&quot;;&quot;&quot;;&quot;√&quot;))">
            <text:p/>
          </table:table-cell>
          <table:table-cell table:number-columns-repeated="2" table:style-name="ce35" office:value-type="string" calcext:value-type="string">
            <text:p>adj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37]" office:value-type="string" office:string-value="√rādh" calcext:value-type="string">
            <text:p>√rādh</text:p>
          </table:table-cell>
          <table:table-cell table:formula="of:=[$Roots.$K$37]" office:value-type="string" office:string-value="succeed" calcext:value-type="string">
            <text:p>succeed</text:p>
          </table:table-cell>
          <table:table-cell table:formula="of:=[$Roots.$L$37]" office:value-type="string" office:string-value="4, 5" calcext:value-type="string">
            <text:p>4, 5</text:p>
          </table:table-cell>
          <table:table-cell table:formula="of:=[$Roots.$C$37]" office:value-type="string" office:string-value="√rādh" calcext:value-type="string">
            <text:p>√rādh</text:p>
          </table:table-cell>
          <table:table-cell table:formula="of:=[$Roots.$D$37]" office:value-type="float" office:value="0" calcext:value-type="float">
            <text:p>0</text:p>
          </table:table-cell>
          <table:table-cell table:formula="of:=[$Roots.$E$37]" office:value-type="string" office:string-value="･" calcext:value-type="string">
            <text:p>･</text:p>
          </table:table-cell>
          <table:table-cell table:formula="of:=[$Roots.$F$37]" office:value-type="string" office:string-value="3" calcext:value-type="string">
            <text:p>3</text:p>
          </table:table-cell>
          <table:table-cell office:value-type="string" calcext:value-type="string">
            <text:p>ya</text:p>
          </table:table-cell>
          <table:table-cell table:formula="of:=[$Roots.$I$37]" office:value-type="string" office:string-value="succeed, please" calcext:value-type="string">
            <text:p>succeed, please</text:p>
          </table:table-cell>
          <table:table-cell/>
          <table:table-cell table:style-name="ce144" office:value-type="string" calcext:value-type="string">
            <text:p>abhi √rādh</text:p>
          </table:table-cell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rādh</text:p>
          </table:table-cell>
          <table:table-cell table:style-name="ce5" office:value-type="string" calcext:value-type="string">
            <text:p>ī adj</text:p>
          </table:table-cell>
          <table:table-cell table:style-name="ce643" office:value-type="string" calcext:value-type="string">
            <text:p>pleasing, giving satisfaction</text:p>
          </table:table-cell>
          <table:table-cell table:number-columns-repeated="964"/>
        </table:table-row>
        <table:table-row table:style-name="ro7">
          <table:table-cell table:number-columns-repeated="2" office:value-type="string" calcext:value-type="string">
            <text:p>abhirādhita</text:p>
          </table:table-cell>
          <table:table-cell table:formula="of:= COM.MICROSOFT.CONCAT(IF([.$AH280] = &quot;&quot;;&quot;&quot;;&quot;√&quot;);IF([.$AK280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 abhi √rādh</text:p>
          </table:table-cell>
          <table:table-cell table:style-name="ce35" office:value-type="string" calcext:value-type="string">
            <text:p>abhi √rādh</text:p>
          </table:table-cell>
          <table:table-cell table:style-name="ce35" table:number-columns-repeated="4"/>
          <table:table-cell table:style-name="ce141" office:value-type="string" calcext:value-type="string">
            <text:p>successfully attained; enjoyed</text:p>
          </table:table-cell>
          <table:table-cell table:style-name="ce141"/>
          <table:table-cell/>
          <table:table-cell office:value-type="string" calcext:value-type="string">
            <text:p>abhirāddha (propitiated)</text:p>
          </table:table-cell>
          <table:table-cell table:formula="of:=[$Roots.$J$37]" office:value-type="string" office:string-value="√rādh" calcext:value-type="string">
            <text:p>√rādh</text:p>
          </table:table-cell>
          <table:table-cell table:formula="of:=[$Roots.$K$37]" office:value-type="string" office:string-value="succeed" calcext:value-type="string">
            <text:p>succeed</text:p>
          </table:table-cell>
          <table:table-cell table:formula="of:=[$Roots.$L$37]" office:value-type="string" office:string-value="4, 5" calcext:value-type="string">
            <text:p>4, 5</text:p>
          </table:table-cell>
          <table:table-cell table:formula="of:=[$Roots.$C$37]" office:value-type="string" office:string-value="√rādh" calcext:value-type="string">
            <text:p>√rādh</text:p>
          </table:table-cell>
          <table:table-cell table:formula="of:=[$Roots.$D$37]" office:value-type="float" office:value="0" calcext:value-type="float">
            <text:p>0</text:p>
          </table:table-cell>
          <table:table-cell table:formula="of:=[$Roots.$E$37]" office:value-type="string" office:string-value="･" calcext:value-type="string">
            <text:p>･</text:p>
          </table:table-cell>
          <table:table-cell table:formula="of:=[$Roots.$F$37]" office:value-type="string" office:string-value="3" calcext:value-type="string">
            <text:p>3</text:p>
          </table:table-cell>
          <table:table-cell office:value-type="string" calcext:value-type="string">
            <text:p>ya</text:p>
          </table:table-cell>
          <table:table-cell table:formula="of:=[$Roots.$I$37]" office:value-type="string" office:string-value="succeed, please" calcext:value-type="string">
            <text:p>succeed, please</text:p>
          </table:table-cell>
          <table:table-cell/>
          <table:table-cell table:style-name="ce144" office:value-type="string" calcext:value-type="string">
            <text:p>abhi √rādh</text:p>
          </table:table-cell>
          <table:table-cell table:style-name="ce5"/>
          <table:table-cell table:style-name="ce219" office:value-type="string" calcext:value-type="string">
            <text:p>abhi + √rādh + i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it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TH 183</text:p>
          </table:table-cell>
          <table:table-cell table:style-name="ce260" office:value-type="string" calcext:value-type="string">
            <text:p>gotamattheragāthā</text:p>
          </table:table-cell>
          <table:table-cell office:value-type="string" calcext:value-type="string">
            <text:p>mānuso'pi ca bhavo-<text:span text:style-name="T3">abhirādhito</text:span>,</text:p>
            <text:p>saggakāyam'agamaṃ sakiṃ sakiṃ,</text:p>
            <text:p>rūpadhātusu arūpadhātusu,</text:p>
            <text:p>n'evasaññisu asaññisuṭṭhitaṃ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 office:value-type="string" calcext:value-type="string">
            <text:p>(THa) <text:span text:style-name="T3">mānuso'pi ca bhavo'bhirādhito</text:span>'ti manuss'attabhāvo'pi mayā tādisena kusalakammunā samavāyena abhirādhito sādhito adhigato. kāṇakacchap'opamasuttam'ettha udāharitabbaṃ.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abhirādhit</text:p>
          </table:table-cell>
          <table:table-cell table:style-name="ce5" office:value-type="string" calcext:value-type="string">
            <text:p>a pp</text:p>
          </table:table-cell>
          <table:table-cell table:style-name="ce643"/>
          <table:table-cell table:number-columns-repeated="964"/>
        </table:table-row>
        <table:table-row table:style-name="ro1">
          <table:table-cell table:number-columns-repeated="2" office:value-type="string" calcext:value-type="string">
            <text:p>abhirāja</text:p>
          </table:table-cell>
          <table:table-cell table:formula="of:= COM.MICROSOFT.CONCAT(IF([.$AH281] = &quot;&quot;;&quot;&quot;;&quot;√&quot;);IF([.$AK281] = &quot;&quot;;&quot;&quot;;&quot;√&quot;))">
            <text:p/>
          </table:table-cell>
          <table:table-cell table:number-columns-repeated="2" table:style-name="ce35" office:value-type="string" calcext:value-type="string">
            <text:p>masc</text:p>
          </table:table-cell>
          <table:table-cell table:style-name="ce35" table:number-columns-repeated="5"/>
          <table:table-cell table:style-name="ce141" table:number-columns-repeated="2"/>
          <table:table-cell table:number-columns-repeated="12"/>
          <table:table-cell table:style-name="ce144"/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rāj</text:p>
          </table:table-cell>
          <table:table-cell table:style-name="ce5" office:value-type="string" calcext:value-type="string">
            <text:p>a masc</text:p>
          </table:table-cell>
          <table:table-cell table:style-name="ce643" office:value-type="string" calcext:value-type="string">
            <text:p>supreme king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rakkhā</text:p>
          </table:table-cell>
          <table:table-cell table:formula="of:= COM.MICROSOFT.CONCAT(IF([.$AH282] = &quot;&quot;;&quot;&quot;;&quot;√&quot;);IF([.$AK282] = &quot;&quot;;&quot;&quot;;&quot;√&quot;))">
            <text:p/>
          </table:table-cell>
          <table:table-cell table:style-name="ce35" office:value-type="string" calcext:value-type="string">
            <text:p>fem</text:p>
          </table:table-cell>
          <table:table-cell table:style-name="ce35" office:value-type="string" calcext:value-type="string">
            <text:p>fem, abstr, from abhirakkhati</text:p>
          </table:table-cell>
          <table:table-cell table:style-name="ce35" office:value-type="string" calcext:value-type="string">
            <text:p>abhirakkhati</text:p>
          </table:table-cell>
          <table:table-cell table:style-name="ce35" table:number-columns-repeated="4"/>
          <table:table-cell table:style-name="ce141" table:number-columns-repeated="2"/>
          <table:table-cell table:number-columns-repeated="2"/>
          <table:table-cell table:formula="of:=[$Roots.$J$39]" office:value-type="string" office:string-value="√rakṣ" calcext:value-type="string">
            <text:p>√rakṣ</text:p>
          </table:table-cell>
          <table:table-cell table:formula="of:=[$Roots.$K$39]" office:value-type="string" office:string-value="protect" calcext:value-type="string">
            <text:p>protect</text:p>
          </table:table-cell>
          <table:table-cell table:formula="of:=[$Roots.$L$39]" office:value-type="string" office:string-value="1" calcext:value-type="string">
            <text:p>1</text:p>
          </table:table-cell>
          <table:table-cell table:formula="of:=[$Roots.$C$39]" office:value-type="string" office:string-value="√rakkh" calcext:value-type="string">
            <text:p>√rakkh</text:p>
          </table:table-cell>
          <table:table-cell table:formula="of:=[$Roots.$D$39]" office:value-type="float" office:value="0" calcext:value-type="float">
            <text:p>0</text:p>
          </table:table-cell>
          <table:table-cell table:formula="of:=[$Roots.$E$39]" office:value-type="string" office:string-value="･" calcext:value-type="string">
            <text:p>･</text:p>
          </table:table-cell>
          <table:table-cell table:formula="of:=[$Roots.$F$39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39]" office:value-type="string" office:string-value="protect" calcext:value-type="string">
            <text:p>protect</text:p>
          </table:table-cell>
          <table:table-cell office:value-type="string" calcext:value-type="string">
            <text:p>√rakkh + a &gt; rakkha</text:p>
          </table:table-cell>
          <table:table-cell table:style-name="ce144" office:value-type="string" calcext:value-type="string">
            <text:p>abhi √rakkh</text:p>
          </table:table-cell>
          <table:table-cell table:style-name="ce5"/>
          <table:table-cell table:style-name="ce219" table:number-columns-repeated="3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 table:style-name="ce575"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akkh</text:p>
          </table:table-cell>
          <table:table-cell table:style-name="ce5" office:value-type="string" calcext:value-type="string">
            <text:p>ā fem</text:p>
          </table:table-cell>
          <table:table-cell table:style-name="ce643" office:value-type="string" calcext:value-type="string">
            <text:p>protection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abhirakkhana</text:p>
          </table:table-cell>
          <table:table-cell office:value-type="string" calcext:value-type="string">
            <text:p>abhirakkhanaṃ</text:p>
          </table:table-cell>
          <table:table-cell table:formula="of:= COM.MICROSOFT.CONCAT(IF([.$AH283] = &quot;&quot;;&quot;&quot;;&quot;√&quot;);IF([.$AK283] = &quot;&quot;;&quot;&quot;;&quot;√&quot;))">
            <text:p/>
          </table:table-cell>
          <table:table-cell table:number-columns-repeated="2" table:style-name="ce35" office:value-type="string" calcext:value-type="string">
            <text:p>nt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39]" office:value-type="string" office:string-value="√rakṣ" calcext:value-type="string">
            <text:p>√rakṣ</text:p>
          </table:table-cell>
          <table:table-cell table:formula="of:=[$Roots.$K$39]" office:value-type="string" office:string-value="protect" calcext:value-type="string">
            <text:p>protect</text:p>
          </table:table-cell>
          <table:table-cell table:formula="of:=[$Roots.$L$39]" office:value-type="string" office:string-value="1" calcext:value-type="string">
            <text:p>1</text:p>
          </table:table-cell>
          <table:table-cell table:formula="of:=[$Roots.$C$39]" office:value-type="string" office:string-value="√rakkh" calcext:value-type="string">
            <text:p>√rakkh</text:p>
          </table:table-cell>
          <table:table-cell table:formula="of:=[$Roots.$D$39]" office:value-type="float" office:value="0" calcext:value-type="float">
            <text:p>0</text:p>
          </table:table-cell>
          <table:table-cell table:formula="of:=[$Roots.$E$39]" office:value-type="string" office:string-value="･" calcext:value-type="string">
            <text:p>･</text:p>
          </table:table-cell>
          <table:table-cell table:formula="of:=[$Roots.$F$39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39]" office:value-type="string" office:string-value="protect" calcext:value-type="string">
            <text:p>protect</text:p>
          </table:table-cell>
          <table:table-cell office:value-type="string" calcext:value-type="string">
            <text:p>√rakkh + a &gt; rakkha</text:p>
          </table:table-cell>
          <table:table-cell table:style-name="ce144" office:value-type="string" calcext:value-type="string">
            <text:p>abhi √rakkh</text:p>
          </table:table-cell>
          <table:table-cell table:style-name="ce5"/>
          <table:table-cell table:style-name="ce219" table:number-columns-repeated="3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akkhan</text:p>
          </table:table-cell>
          <table:table-cell table:style-name="ce5" office:value-type="string" calcext:value-type="string">
            <text:p>a nt</text:p>
          </table:table-cell>
          <table:table-cell table:style-name="ce643" office:value-type="string" calcext:value-type="string">
            <text:p>protection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rakkhati</text:p>
          </table:table-cell>
          <table:table-cell table:formula="of:= COM.MICROSOFT.CONCAT(IF([.$AH284] = &quot;&quot;;&quot;&quot;;&quot;√&quot;);IF([.$AK284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-</text:p>
          </table:table-cell>
          <table:table-cell table:style-name="ce35"/>
          <table:table-cell table:style-name="ce141" table:number-columns-repeated="2"/>
          <table:table-cell table:number-columns-repeated="2"/>
          <table:table-cell table:formula="of:=[$Roots.$J$39]" office:value-type="string" office:string-value="√rakṣ" calcext:value-type="string">
            <text:p>√rakṣ</text:p>
          </table:table-cell>
          <table:table-cell table:formula="of:=[$Roots.$K$39]" office:value-type="string" office:string-value="protect" calcext:value-type="string">
            <text:p>protect</text:p>
          </table:table-cell>
          <table:table-cell table:formula="of:=[$Roots.$L$39]" office:value-type="string" office:string-value="1" calcext:value-type="string">
            <text:p>1</text:p>
          </table:table-cell>
          <table:table-cell table:formula="of:=[$Roots.$C$39]" office:value-type="string" office:string-value="√rakkh" calcext:value-type="string">
            <text:p>√rakkh</text:p>
          </table:table-cell>
          <table:table-cell table:formula="of:=[$Roots.$D$39]" office:value-type="float" office:value="0" calcext:value-type="float">
            <text:p>0</text:p>
          </table:table-cell>
          <table:table-cell table:formula="of:=[$Roots.$E$39]" office:value-type="string" office:string-value="･" calcext:value-type="string">
            <text:p>･</text:p>
          </table:table-cell>
          <table:table-cell table:formula="of:=[$Roots.$F$39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39]" office:value-type="string" office:string-value="protect" calcext:value-type="string">
            <text:p>protect</text:p>
          </table:table-cell>
          <table:table-cell office:value-type="string" calcext:value-type="string">
            <text:p>√rakkh + a &gt; rakkha</text:p>
          </table:table-cell>
          <table:table-cell table:style-name="ce144" office:value-type="string" calcext:value-type="string">
            <text:p>abhi √rakkh</text:p>
          </table:table-cell>
          <table:table-cell table:style-name="ce5"/>
          <table:table-cell table:style-name="ce219" table:number-columns-repeated="3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akkh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protects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rakkhi</text:p>
          </table:table-cell>
          <table:table-cell table:formula="of:= COM.MICROSOFT.CONCAT(IF([.$AH285] = &quot;&quot;;&quot;&quot;;&quot;√&quot;);IF([.$AK285] = &quot;&quot;;&quot;&quot;;&quot;√&quot;))">
            <text:p/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aor of abhirakkhati</text:p>
          </table:table-cell>
          <table:table-cell table:style-name="ce35" office:value-type="string" calcext:value-type="string">
            <text:p>abhirakkhati</text:p>
          </table:table-cell>
          <table:table-cell table:style-name="ce35" table:number-columns-repeated="2"/>
          <table:table-cell table:style-name="ce35" office:value-type="string" calcext:value-type="string">
            <text:p>-</text:p>
          </table:table-cell>
          <table:table-cell table:style-name="ce35"/>
          <table:table-cell table:style-name="ce141" table:number-columns-repeated="2"/>
          <table:table-cell table:number-columns-repeated="2"/>
          <table:table-cell table:formula="of:=[$Roots.$J$39]" office:value-type="string" office:string-value="√rakṣ" calcext:value-type="string">
            <text:p>√rakṣ</text:p>
          </table:table-cell>
          <table:table-cell table:formula="of:=[$Roots.$K$39]" office:value-type="string" office:string-value="protect" calcext:value-type="string">
            <text:p>protect</text:p>
          </table:table-cell>
          <table:table-cell table:formula="of:=[$Roots.$L$39]" office:value-type="string" office:string-value="1" calcext:value-type="string">
            <text:p>1</text:p>
          </table:table-cell>
          <table:table-cell table:formula="of:=[$Roots.$C$39]" office:value-type="string" office:string-value="√rakkh" calcext:value-type="string">
            <text:p>√rakkh</text:p>
          </table:table-cell>
          <table:table-cell table:formula="of:=[$Roots.$D$39]" office:value-type="float" office:value="0" calcext:value-type="float">
            <text:p>0</text:p>
          </table:table-cell>
          <table:table-cell table:formula="of:=[$Roots.$E$39]" office:value-type="string" office:string-value="･" calcext:value-type="string">
            <text:p>･</text:p>
          </table:table-cell>
          <table:table-cell table:formula="of:=[$Roots.$F$39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39]" office:value-type="string" office:string-value="protect" calcext:value-type="string">
            <text:p>protect</text:p>
          </table:table-cell>
          <table:table-cell/>
          <table:table-cell table:style-name="ce144" office:value-type="string" calcext:value-type="string">
            <text:p>abhi √rakkh</text:p>
          </table:table-cell>
          <table:table-cell table:style-name="ce5"/>
          <table:table-cell table:style-name="ce219" table:number-columns-repeated="3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akkh</text:p>
          </table:table-cell>
          <table:table-cell table:style-name="ce5" office:value-type="string" calcext:value-type="string">
            <text:p>i aor</text:p>
          </table:table-cell>
          <table:table-cell table:style-name="ce643" office:value-type="string" calcext:value-type="string">
            <text:p>protected</text:p>
          </table:table-cell>
          <table:table-cell table:number-columns-repeated="964"/>
        </table:table-row>
        <table:table-row table:style-name="ro8">
          <table:table-cell table:number-columns-repeated="2" office:value-type="string" calcext:value-type="string">
            <text:p>abhirama</text:p>
          </table:table-cell>
          <table:table-cell table:formula="of:= COM.MICROSOFT.CONCAT(IF([.$AH286] = &quot;&quot;;&quot;&quot;;&quot;√&quot;);IF([.$AK286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adj</text:p>
          </table:table-cell>
          <table:table-cell table:style-name="ce35" office:value-type="string" calcext:value-type="string">
            <text:p><text:span text:style-name="T1">adj, in comps, from abhiramati</text:span></text:p>
          </table:table-cell>
          <table:table-cell table:style-name="ce100" office:value-type="string" calcext:value-type="string">
            <text:p>abhiramati</text:p>
          </table:table-cell>
          <table:table-cell table:style-name="ce35" table:number-columns-repeated="3"/>
          <table:table-cell table:style-name="ce35" office:value-type="string" calcext:value-type="string">
            <text:p>+loc</text:p>
          </table:table-cell>
          <table:table-cell table:style-name="ce141" office:value-type="string" calcext:value-type="string">
            <text:p>enjoying; finding pleasure (in)</text:p>
          </table:table-cell>
          <table:table-cell table:style-name="ce141"/>
          <table:table-cell/>
          <table:table-cell office:value-type="string" calcext:value-type="string">
            <text:p>abhirāma</text:p>
          </table:table-cell>
          <table:table-cell table:formula="of:=[$Roots.$J$40]" office:value-type="string" office:string-value="√ram" calcext:value-type="string">
            <text:p>√ram</text:p>
          </table:table-cell>
          <table:table-cell table:formula="of:=[$Roots.$K$40]" office:value-type="string" office:string-value="be or make content" calcext:value-type="string">
            <text:p>be or make content</text:p>
          </table:table-cell>
          <table:table-cell table:formula="of:=[$Roots.$L$40]" office:value-type="string" office:string-value="1" calcext:value-type="string">
            <text:p>1</text:p>
          </table:table-cell>
          <table:table-cell table:formula="of:=[$Roots.$C$40]" office:value-type="string" office:string-value="√ram" calcext:value-type="string">
            <text:p>√ram</text:p>
          </table:table-cell>
          <table:table-cell table:formula="of:=[$Roots.$D$40]" office:value-type="float" office:value="0" calcext:value-type="float">
            <text:p>0</text:p>
          </table:table-cell>
          <table:table-cell table:formula="of:=[$Roots.$E$40]" office:value-type="string" office:string-value="･" calcext:value-type="string">
            <text:p>･</text:p>
          </table:table-cell>
          <table:table-cell table:formula="of:=[$Roots.$F$40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0]" office:value-type="string" office:string-value="delight, please" calcext:value-type="string">
            <text:p>delight, please</text:p>
          </table:table-cell>
          <table:table-cell/>
          <table:table-cell table:style-name="ce144" office:value-type="string" calcext:value-type="string">
            <text:p>abhi √ram</text:p>
          </table:table-cell>
          <table:table-cell table:style-name="ce5"/>
          <table:table-cell table:style-name="ce219" office:value-type="string" calcext:value-type="string">
            <text:p>abhi + √ram + 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DHP 302</text:p>
          </table:table-cell>
          <table:table-cell table:style-name="ce260" office:value-type="string" calcext:value-type="string">
            <text:p>pakiṇṇakavaggo</text:p>
          </table:table-cell>
          <table:table-cell office:value-type="string" calcext:value-type="string">
            <text:p>duppabbajjaṃ <text:span text:style-name="T11">dur</text:span><text:span text:style-name="T3">abhiramaṃ</text:span>,</text:p>
            <text:p>durāvāsā gharā dukhā,</text:p>
            <text:p>dukkhosamānasaṃvāso,</text:p>
            <text:p>dukkh'ānupatit'addhagū,</text:p>
            <text:p>tasmā na c'addhagū siyā,</text:p>
            <text:p>na ca dukkh'ānupatito siyā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am</text:p>
          </table:table-cell>
          <table:table-cell table:style-name="ce5" office:value-type="string" calcext:value-type="string">
            <text:p>a adj</text:p>
          </table:table-cell>
          <table:table-cell table:style-name="ce643"/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rāma</text:p>
          </table:table-cell>
          <table:table-cell table:formula="of:= COM.MICROSOFT.CONCAT(IF([.$AH287] = &quot;&quot;;&quot;&quot;;&quot;√&quot;);IF([.$AK287] = &quot;&quot;;&quot;&quot;;&quot;√&quot;))">
            <text:p/>
          </table:table-cell>
          <table:table-cell table:number-columns-repeated="2" table:style-name="ce35" office:value-type="string" calcext:value-type="string">
            <text:p>adj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40]" office:value-type="string" office:string-value="√ram" calcext:value-type="string">
            <text:p>√ram</text:p>
          </table:table-cell>
          <table:table-cell table:formula="of:=[$Roots.$K$40]" office:value-type="string" office:string-value="be or make content" calcext:value-type="string">
            <text:p>be or make content</text:p>
          </table:table-cell>
          <table:table-cell table:formula="of:=[$Roots.$L$40]" office:value-type="string" office:string-value="1" calcext:value-type="string">
            <text:p>1</text:p>
          </table:table-cell>
          <table:table-cell table:formula="of:=[$Roots.$C$40]" office:value-type="string" office:string-value="√ram" calcext:value-type="string">
            <text:p>√ram</text:p>
          </table:table-cell>
          <table:table-cell table:formula="of:=[$Roots.$D$40]" office:value-type="float" office:value="0" calcext:value-type="float">
            <text:p>0</text:p>
          </table:table-cell>
          <table:table-cell table:formula="of:=[$Roots.$E$40]" office:value-type="string" office:string-value="･" calcext:value-type="string">
            <text:p>･</text:p>
          </table:table-cell>
          <table:table-cell table:formula="of:=[$Roots.$F$40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0]" office:value-type="string" office:string-value="delight, please" calcext:value-type="string">
            <text:p>delight, please</text:p>
          </table:table-cell>
          <table:table-cell/>
          <table:table-cell table:style-name="ce144" office:value-type="string" calcext:value-type="string">
            <text:p>abhi √ram</text:p>
          </table:table-cell>
          <table:table-cell table:style-name="ce5"/>
          <table:table-cell table:style-name="ce219" office:value-type="string" calcext:value-type="string">
            <text:p>abhi + rāma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ām</text:p>
          </table:table-cell>
          <table:table-cell table:style-name="ce5" office:value-type="string" calcext:value-type="string">
            <text:p>a adj</text:p>
          </table:table-cell>
          <table:table-cell table:style-name="ce643" office:value-type="string" calcext:value-type="string">
            <text:p>pleasant, agreeable</text:p>
          </table:table-cell>
          <table:table-cell table:number-columns-repeated="964"/>
        </table:table-row>
        <table:table-row table:style-name="ro5">
          <table:table-cell office:value-type="string" calcext:value-type="string">
            <text:p>abhiramana</text:p>
          </table:table-cell>
          <table:table-cell office:value-type="string" calcext:value-type="string">
            <text:p>abhiramanaṃ</text:p>
          </table:table-cell>
          <table:table-cell table:formula="of:= COM.MICROSOFT.CONCAT(IF([.$AH288] = &quot;&quot;;&quot;&quot;;&quot;√&quot;);IF([.$AK288] = &quot;&quot;;&quot;&quot;;&quot;√&quot;))">
            <text:p/>
          </table:table-cell>
          <table:table-cell table:number-columns-repeated="2" table:style-name="ce35" office:value-type="string" calcext:value-type="string">
            <text:p>nt</text:p>
          </table:table-cell>
          <table:table-cell table:style-name="ce35" table:number-columns-repeated="5"/>
          <table:table-cell table:style-name="ce141" table:number-columns-repeated="2"/>
          <table:table-cell/>
          <table:table-cell office:value-type="string" calcext:value-type="string">
            <text:p>abhiramaṇa</text:p>
          </table:table-cell>
          <table:table-cell table:formula="of:=[$Roots.$J$40]" office:value-type="string" office:string-value="√ram" calcext:value-type="string">
            <text:p>√ram</text:p>
          </table:table-cell>
          <table:table-cell table:formula="of:=[$Roots.$K$40]" office:value-type="string" office:string-value="be or make content" calcext:value-type="string">
            <text:p>be or make content</text:p>
          </table:table-cell>
          <table:table-cell table:formula="of:=[$Roots.$L$40]" office:value-type="string" office:string-value="1" calcext:value-type="string">
            <text:p>1</text:p>
          </table:table-cell>
          <table:table-cell table:formula="of:=[$Roots.$C$40]" office:value-type="string" office:string-value="√ram" calcext:value-type="string">
            <text:p>√ram</text:p>
          </table:table-cell>
          <table:table-cell table:formula="of:=[$Roots.$D$40]" office:value-type="float" office:value="0" calcext:value-type="float">
            <text:p>0</text:p>
          </table:table-cell>
          <table:table-cell table:formula="of:=[$Roots.$E$40]" office:value-type="string" office:string-value="･" calcext:value-type="string">
            <text:p>･</text:p>
          </table:table-cell>
          <table:table-cell table:formula="of:=[$Roots.$F$40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0]" office:value-type="string" office:string-value="delight, please" calcext:value-type="string">
            <text:p>delight, please</text:p>
          </table:table-cell>
          <table:table-cell office:value-type="string" calcext:value-type="string">
            <text:p>√ram + a &gt; rama</text:p>
          </table:table-cell>
          <table:table-cell table:style-name="ce144" office:value-type="string" calcext:value-type="string">
            <text:p>abhi √ram</text:p>
          </table:table-cell>
          <table:table-cell table:style-name="ce5"/>
          <table:table-cell table:style-name="ce219" table:number-columns-repeated="3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aman</text:p>
          </table:table-cell>
          <table:table-cell table:style-name="ce5" office:value-type="string" calcext:value-type="string">
            <text:p>a nt</text:p>
          </table:table-cell>
          <table:table-cell table:style-name="ce643" office:value-type="string" calcext:value-type="string">
            <text:p>enjoyment, sport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ramanā</text:p>
          </table:table-cell>
          <table:table-cell table:formula="of:= COM.MICROSOFT.CONCAT(IF([.$AH289] = &quot;&quot;;&quot;&quot;;&quot;√&quot;);IF([.$AK289] = &quot;&quot;;&quot;&quot;;&quot;√&quot;))">
            <text:p/>
          </table:table-cell>
          <table:table-cell table:number-columns-repeated="2" table:style-name="ce35" office:value-type="string" calcext:value-type="string">
            <text:p>fem</text:p>
          </table:table-cell>
          <table:table-cell table:style-name="ce35" office:value-type="string" calcext:value-type="string">
            <text:p>abhiramāṇa</text:p>
          </table:table-cell>
          <table:table-cell table:style-name="ce35" table:number-columns-repeated="4"/>
          <table:table-cell table:style-name="ce141" table:number-columns-repeated="2"/>
          <table:table-cell table:number-columns-repeated="2"/>
          <table:table-cell table:formula="of:=[$Roots.$J$40]" office:value-type="string" office:string-value="√ram" calcext:value-type="string">
            <text:p>√ram</text:p>
          </table:table-cell>
          <table:table-cell table:formula="of:=[$Roots.$K$40]" office:value-type="string" office:string-value="be or make content" calcext:value-type="string">
            <text:p>be or make content</text:p>
          </table:table-cell>
          <table:table-cell table:formula="of:=[$Roots.$L$40]" office:value-type="string" office:string-value="1" calcext:value-type="string">
            <text:p>1</text:p>
          </table:table-cell>
          <table:table-cell table:formula="of:=[$Roots.$C$40]" office:value-type="string" office:string-value="√ram" calcext:value-type="string">
            <text:p>√ram</text:p>
          </table:table-cell>
          <table:table-cell table:formula="of:=[$Roots.$D$40]" office:value-type="float" office:value="0" calcext:value-type="float">
            <text:p>0</text:p>
          </table:table-cell>
          <table:table-cell table:formula="of:=[$Roots.$E$40]" office:value-type="string" office:string-value="･" calcext:value-type="string">
            <text:p>･</text:p>
          </table:table-cell>
          <table:table-cell table:formula="of:=[$Roots.$F$40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0]" office:value-type="string" office:string-value="delight, please" calcext:value-type="string">
            <text:p>delight, please</text:p>
          </table:table-cell>
          <table:table-cell/>
          <table:table-cell table:style-name="ce144" office:value-type="string" calcext:value-type="string">
            <text:p>abhi √ram</text:p>
          </table:table-cell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raman</text:p>
          </table:table-cell>
          <table:table-cell table:style-name="ce5" office:value-type="string" calcext:value-type="string">
            <text:p>ā fem</text:p>
          </table:table-cell>
          <table:table-cell table:style-name="ce643" office:value-type="string" calcext:value-type="string">
            <text:p>delight, content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ramaṇā</text:p>
          </table:table-cell>
          <table:table-cell table:formula="of:= COM.MICROSOFT.CONCAT(IF([.$AH290] = &quot;&quot;;&quot;&quot;;&quot;√&quot;);IF([.$AK290] = &quot;&quot;;&quot;&quot;;&quot;√&quot;))">
            <text:p/>
          </table:table-cell>
          <table:table-cell table:number-columns-repeated="2" table:style-name="ce35" office:value-type="string" calcext:value-type="string">
            <text:p>fem</text:p>
          </table:table-cell>
          <table:table-cell table:style-name="ce35" office:value-type="string" calcext:value-type="string">
            <text:p>abhiramāna</text:p>
          </table:table-cell>
          <table:table-cell table:style-name="ce35" table:number-columns-repeated="4"/>
          <table:table-cell table:style-name="ce141" table:number-columns-repeated="2"/>
          <table:table-cell table:number-columns-repeated="2"/>
          <table:table-cell table:formula="of:=[$Roots.$J$40]" office:value-type="string" office:string-value="√ram" calcext:value-type="string">
            <text:p>√ram</text:p>
          </table:table-cell>
          <table:table-cell table:formula="of:=[$Roots.$K$40]" office:value-type="string" office:string-value="be or make content" calcext:value-type="string">
            <text:p>be or make content</text:p>
          </table:table-cell>
          <table:table-cell table:formula="of:=[$Roots.$L$40]" office:value-type="string" office:string-value="1" calcext:value-type="string">
            <text:p>1</text:p>
          </table:table-cell>
          <table:table-cell table:formula="of:=[$Roots.$C$40]" office:value-type="string" office:string-value="√ram" calcext:value-type="string">
            <text:p>√ram</text:p>
          </table:table-cell>
          <table:table-cell table:formula="of:=[$Roots.$D$40]" office:value-type="float" office:value="0" calcext:value-type="float">
            <text:p>0</text:p>
          </table:table-cell>
          <table:table-cell table:formula="of:=[$Roots.$E$40]" office:value-type="string" office:string-value="･" calcext:value-type="string">
            <text:p>･</text:p>
          </table:table-cell>
          <table:table-cell table:formula="of:=[$Roots.$F$40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0]" office:value-type="string" office:string-value="delight, please" calcext:value-type="string">
            <text:p>delight, please</text:p>
          </table:table-cell>
          <table:table-cell/>
          <table:table-cell table:style-name="ce144" office:value-type="string" calcext:value-type="string">
            <text:p>abhi √ram</text:p>
          </table:table-cell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ramaṇ</text:p>
          </table:table-cell>
          <table:table-cell table:style-name="ce5" office:value-type="string" calcext:value-type="string">
            <text:p>ā fem</text:p>
          </table:table-cell>
          <table:table-cell table:style-name="ce643" office:value-type="string" calcext:value-type="string">
            <text:p>delight, content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ramanta</text:p>
          </table:table-cell>
          <table:table-cell table:formula="of:= COM.MICROSOFT.CONCAT(IF([.$AH291] = &quot;&quot;;&quot;&quot;;&quot;√&quot;);IF([.$AK291] = &quot;&quot;;&quot;&quot;;&quot;√&quot;))">
            <text:p/>
          </table:table-cell>
          <table:table-cell table:style-name="ce35" office:value-type="string" calcext:value-type="string">
            <text:p>prp</text:p>
          </table:table-cell>
          <table:table-cell table:style-name="ce35" office:value-type="string" calcext:value-type="string">
            <text:p>prp of abhiramati</text:p>
          </table:table-cell>
          <table:table-cell table:style-name="ce35" office:value-type="string" calcext:value-type="string">
            <text:p>abhiramati</text:p>
          </table:table-cell>
          <table:table-cell table:style-name="ce35" table:number-columns-repeated="2"/>
          <table:table-cell table:style-name="ce35" office:value-type="string" calcext:value-type="string">
            <text:p>-</text:p>
          </table:table-cell>
          <table:table-cell table:style-name="ce35"/>
          <table:table-cell table:style-name="ce141" table:number-columns-repeated="2"/>
          <table:table-cell table:number-columns-repeated="2"/>
          <table:table-cell table:formula="of:=[$Roots.$J$40]" office:value-type="string" office:string-value="√ram" calcext:value-type="string">
            <text:p>√ram</text:p>
          </table:table-cell>
          <table:table-cell table:formula="of:=[$Roots.$K$40]" office:value-type="string" office:string-value="be or make content" calcext:value-type="string">
            <text:p>be or make content</text:p>
          </table:table-cell>
          <table:table-cell table:formula="of:=[$Roots.$L$40]" office:value-type="string" office:string-value="1" calcext:value-type="string">
            <text:p>1</text:p>
          </table:table-cell>
          <table:table-cell table:formula="of:=[$Roots.$C$40]" office:value-type="string" office:string-value="√ram" calcext:value-type="string">
            <text:p>√ram</text:p>
          </table:table-cell>
          <table:table-cell table:formula="of:=[$Roots.$D$40]" office:value-type="float" office:value="0" calcext:value-type="float">
            <text:p>0</text:p>
          </table:table-cell>
          <table:table-cell table:formula="of:=[$Roots.$E$40]" office:value-type="string" office:string-value="･" calcext:value-type="string">
            <text:p>･</text:p>
          </table:table-cell>
          <table:table-cell table:formula="of:=[$Roots.$F$40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0]" office:value-type="string" office:string-value="delight, please" calcext:value-type="string">
            <text:p>delight, please</text:p>
          </table:table-cell>
          <table:table-cell office:value-type="string" calcext:value-type="string">
            <text:p>√ram + a &gt; rama</text:p>
          </table:table-cell>
          <table:table-cell table:style-name="ce144" office:value-type="string" calcext:value-type="string">
            <text:p>abhi √ram</text:p>
          </table:table-cell>
          <table:table-cell table:style-name="ce5"/>
          <table:table-cell table:style-name="ce219" office:value-type="string" calcext:value-type="string">
            <text:p>abhi + rama +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nt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am</text:p>
          </table:table-cell>
          <table:table-cell table:style-name="ce5" office:value-type="string" calcext:value-type="string">
            <text:p>anta prp</text:p>
          </table:table-cell>
          <table:table-cell table:style-name="ce643" office:value-type="string" calcext:value-type="string">
            <text:p>enjoying</text:p>
          </table:table-cell>
          <table:table-cell table:number-columns-repeated="964"/>
        </table:table-row>
        <table:table-row table:style-name="ro7">
          <table:table-cell office:value-type="string" calcext:value-type="string">
            <text:p>abhiramāpana</text:p>
          </table:table-cell>
          <table:table-cell office:value-type="string" calcext:value-type="string">
            <text:p>abhiramāpanaṃ</text:p>
          </table:table-cell>
          <table:table-cell table:formula="of:= COM.MICROSOFT.CONCAT(IF([.$AH292] = &quot;&quot;;&quot;&quot;;&quot;√&quot;);IF([.$AK292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nt</text:p>
          </table:table-cell>
          <table:table-cell table:style-name="ce35" office:value-type="string" calcext:value-type="string">
            <text:p><text:span text:style-name="T1">nt, act, from abhiramāpeti</text:span></text:p>
          </table:table-cell>
          <table:table-cell table:style-name="ce100" office:value-type="string" calcext:value-type="string">
            <text:p>abhiramāpeti</text:p>
          </table:table-cell>
          <table:table-cell table:style-name="ce35"/>
          <table:table-cell table:style-name="ce35" office:value-type="string" calcext:value-type="string">
            <text:p>caus</text:p>
          </table:table-cell>
          <table:table-cell table:style-name="ce35"/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causing pleasure (to); pleasing (to)</text:p>
          </table:table-cell>
          <table:table-cell table:style-name="ce141"/>
          <table:table-cell/>
          <table:table-cell office:value-type="string" calcext:value-type="string">
            <text:p>abhirāma</text:p>
          </table:table-cell>
          <table:table-cell table:formula="of:=[$Roots.$J$40]" office:value-type="string" office:string-value="√ram" calcext:value-type="string">
            <text:p>√ram</text:p>
          </table:table-cell>
          <table:table-cell table:formula="of:=[$Roots.$K$40]" office:value-type="string" office:string-value="be or make content" calcext:value-type="string">
            <text:p>be or make content</text:p>
          </table:table-cell>
          <table:table-cell table:formula="of:=[$Roots.$L$40]" office:value-type="string" office:string-value="1" calcext:value-type="string">
            <text:p>1</text:p>
          </table:table-cell>
          <table:table-cell table:formula="of:=[$Roots.$C$40]" office:value-type="string" office:string-value="√ram" calcext:value-type="string">
            <text:p>√ram</text:p>
          </table:table-cell>
          <table:table-cell table:formula="of:=[$Roots.$D$40]" office:value-type="float" office:value="0" calcext:value-type="float">
            <text:p>0</text:p>
          </table:table-cell>
          <table:table-cell table:formula="of:=[$Roots.$E$40]" office:value-type="string" office:string-value="･" calcext:value-type="string">
            <text:p>･</text:p>
          </table:table-cell>
          <table:table-cell table:formula="of:=[$Roots.$F$40]" office:value-type="string" office:string-value="1" calcext:value-type="string">
            <text:p>1</text:p>
          </table:table-cell>
          <table:table-cell office:value-type="string" calcext:value-type="string">
            <text:p>*āpe</text:p>
          </table:table-cell>
          <table:table-cell table:formula="of:=[$Roots.$I$40]" office:value-type="string" office:string-value="delight, please" calcext:value-type="string">
            <text:p>delight, please</text:p>
          </table:table-cell>
          <table:table-cell office:value-type="string" calcext:value-type="string">
            <text:p>√ram + āpe &gt; ramāpe (caus)</text:p>
          </table:table-cell>
          <table:table-cell table:style-name="ce144" office:value-type="string" calcext:value-type="string">
            <text:p>abhi √ram</text:p>
          </table:table-cell>
          <table:table-cell table:style-name="ce5"/>
          <table:table-cell table:style-name="ce219" office:value-type="string" calcext:value-type="string">
            <text:p>abhi + ramāpe + an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an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MN 125</text:p>
          </table:table-cell>
          <table:table-cell table:style-name="ce260" office:value-type="string" calcext:value-type="string">
            <text:p>dantabhūmisuttaṃ</text:p>
          </table:table-cell>
          <table:table-cell office:value-type="string" calcext:value-type="string">
            <text:p>seyyathā'pi, aggivessana, hatthidamako mahantaṃ thambhaṃ pathaviyaṃ nikhaṇitvā āraññakassa nāgassa gīvāyaṃ upanibandhati āraññakānañ'c'eva sīlānaṃ abhinimmadanāya ... gām'ante <text:span text:style-name="T3">abhiramāpanāya</text:span> manussakantesu sīlesu samādapanāya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amāpan</text:p>
          </table:table-cell>
          <table:table-cell table:style-name="ce5" office:value-type="string" calcext:value-type="string">
            <text:p>a nt</text:p>
          </table:table-cell>
          <table:table-cell table:style-name="ce643"/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ramāpesi</text:p>
          </table:table-cell>
          <table:table-cell table:formula="of:= COM.MICROSOFT.CONCAT(IF([.$AH293] = &quot;&quot;;&quot;&quot;;&quot;√&quot;);IF([.$AK293] = &quot;&quot;;&quot;&quot;;&quot;√&quot;))">
            <text:p/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aor of abhiramāpeti</text:p>
          </table:table-cell>
          <table:table-cell table:style-name="ce35" office:value-type="string" calcext:value-type="string">
            <text:p>abhiramāpeti</text:p>
          </table:table-cell>
          <table:table-cell table:style-name="ce35"/>
          <table:table-cell table:style-name="ce35" office:value-type="string" calcext:value-type="string">
            <text:p>caus</text:p>
          </table:table-cell>
          <table:table-cell table:style-name="ce35" office:value-type="string" calcext:value-type="string">
            <text:p>trans</text:p>
          </table:table-cell>
          <table:table-cell table:style-name="ce35"/>
          <table:table-cell table:style-name="ce141" table:number-columns-repeated="2"/>
          <table:table-cell table:number-columns-repeated="2"/>
          <table:table-cell table:formula="of:=[$Roots.$J$40]" office:value-type="string" office:string-value="√ram" calcext:value-type="string">
            <text:p>√ram</text:p>
          </table:table-cell>
          <table:table-cell table:formula="of:=[$Roots.$K$40]" office:value-type="string" office:string-value="be or make content" calcext:value-type="string">
            <text:p>be or make content</text:p>
          </table:table-cell>
          <table:table-cell table:formula="of:=[$Roots.$L$40]" office:value-type="string" office:string-value="1" calcext:value-type="string">
            <text:p>1</text:p>
          </table:table-cell>
          <table:table-cell table:formula="of:=[$Roots.$C$40]" office:value-type="string" office:string-value="√ram" calcext:value-type="string">
            <text:p>√ram</text:p>
          </table:table-cell>
          <table:table-cell table:formula="of:=[$Roots.$D$40]" office:value-type="float" office:value="0" calcext:value-type="float">
            <text:p>0</text:p>
          </table:table-cell>
          <table:table-cell table:formula="of:=[$Roots.$E$40]" office:value-type="string" office:string-value="･" calcext:value-type="string">
            <text:p>･</text:p>
          </table:table-cell>
          <table:table-cell table:formula="of:=[$Roots.$F$40]" office:value-type="string" office:string-value="1" calcext:value-type="string">
            <text:p>1</text:p>
          </table:table-cell>
          <table:table-cell office:value-type="string" calcext:value-type="string">
            <text:p>*āpe</text:p>
          </table:table-cell>
          <table:table-cell table:formula="of:=[$Roots.$I$40]" office:value-type="string" office:string-value="delight, please" calcext:value-type="string">
            <text:p>delight, please</text:p>
          </table:table-cell>
          <table:table-cell office:value-type="string" calcext:value-type="string">
            <text:p>√ram + āpe &gt; ramāpe (caus)</text:p>
          </table:table-cell>
          <table:table-cell table:style-name="ce144" office:value-type="string" calcext:value-type="string">
            <text:p>abhi √ram</text:p>
          </table:table-cell>
          <table:table-cell table:style-name="ce5"/>
          <table:table-cell table:style-name="ce219" office:value-type="string" calcext:value-type="string">
            <text:p>abhi + ramāpe +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amāp</text:p>
          </table:table-cell>
          <table:table-cell table:style-name="ce5" office:value-type="string" calcext:value-type="string">
            <text:p>esi aor</text:p>
          </table:table-cell>
          <table:table-cell table:style-name="ce643" office:value-type="string" calcext:value-type="string">
            <text:p>caused one to take pleasure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ramāpeti</text:p>
          </table:table-cell>
          <table:table-cell table:formula="of:= COM.MICROSOFT.CONCAT(IF([.$AH294] = &quot;&quot;;&quot;&quot;;&quot;√&quot;);IF([.$AK294] = &quot;&quot;;&quot;&quot;;&quot;√&quot;))">
            <text:p/>
          </table:table-cell>
          <table:table-cell table:style-name="ce35" office:value-type="string" calcext:value-type="string">
            <text:p>pr</text:p>
          </table:table-cell>
          <table:table-cell table:style-name="ce35" office:value-type="string" calcext:value-type="string">
            <text:p>pr, caus of abhiramati</text:p>
          </table:table-cell>
          <table:table-cell table:style-name="ce35" office:value-type="string" calcext:value-type="string">
            <text:p>abhirama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/>
          <table:table-cell table:style-name="ce141" table:number-columns-repeated="2"/>
          <table:table-cell/>
          <table:table-cell office:value-type="string" calcext:value-type="string">
            <text:p>abhirāmayati</text:p>
          </table:table-cell>
          <table:table-cell table:formula="of:=[$Roots.$J$40]" office:value-type="string" office:string-value="√ram" calcext:value-type="string">
            <text:p>√ram</text:p>
          </table:table-cell>
          <table:table-cell table:formula="of:=[$Roots.$K$40]" office:value-type="string" office:string-value="be or make content" calcext:value-type="string">
            <text:p>be or make content</text:p>
          </table:table-cell>
          <table:table-cell table:formula="of:=[$Roots.$L$40]" office:value-type="string" office:string-value="1" calcext:value-type="string">
            <text:p>1</text:p>
          </table:table-cell>
          <table:table-cell table:formula="of:=[$Roots.$C$40]" office:value-type="string" office:string-value="√ram" calcext:value-type="string">
            <text:p>√ram</text:p>
          </table:table-cell>
          <table:table-cell table:formula="of:=[$Roots.$D$40]" office:value-type="float" office:value="0" calcext:value-type="float">
            <text:p>0</text:p>
          </table:table-cell>
          <table:table-cell table:formula="of:=[$Roots.$E$40]" office:value-type="string" office:string-value="･" calcext:value-type="string">
            <text:p>･</text:p>
          </table:table-cell>
          <table:table-cell table:formula="of:=[$Roots.$F$40]" office:value-type="string" office:string-value="1" calcext:value-type="string">
            <text:p>1</text:p>
          </table:table-cell>
          <table:table-cell office:value-type="string" calcext:value-type="string">
            <text:p>*āpe</text:p>
          </table:table-cell>
          <table:table-cell table:formula="of:=[$Roots.$I$40]" office:value-type="string" office:string-value="delight, please" calcext:value-type="string">
            <text:p>delight, please</text:p>
          </table:table-cell>
          <table:table-cell office:value-type="string" calcext:value-type="string">
            <text:p>√ram + āpe &gt; ramāpe (caus)</text:p>
          </table:table-cell>
          <table:table-cell table:style-name="ce144" office:value-type="string" calcext:value-type="string">
            <text:p>abhi √ram</text:p>
          </table:table-cell>
          <table:table-cell table:style-name="ce5"/>
          <table:table-cell table:style-name="ce219" office:value-type="string" calcext:value-type="string">
            <text:p>abhi + ramāpe +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amāp</text:p>
          </table:table-cell>
          <table:table-cell table:style-name="ce5" office:value-type="string" calcext:value-type="string">
            <text:p>eti pr</text:p>
          </table:table-cell>
          <table:table-cell table:style-name="ce643" office:value-type="string" calcext:value-type="string">
            <text:p>causes one to take pleasure</text:p>
          </table:table-cell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ramāpetuṃ</text:p>
          </table:table-cell>
          <table:table-cell table:formula="of:= COM.MICROSOFT.CONCAT(IF([.$AH295] = &quot;&quot;;&quot;&quot;;&quot;√&quot;);IF([.$AK295] = &quot;&quot;;&quot;&quot;;&quot;√&quot;))">
            <text:p/>
          </table:table-cell>
          <table:table-cell table:style-name="ce35" office:value-type="string" calcext:value-type="string">
            <text:p>inf</text:p>
          </table:table-cell>
          <table:table-cell table:style-name="ce35" office:value-type="string" calcext:value-type="string">
            <text:p><text:span text:style-name="T1">inf of abhiramāpeti</text:span></text:p>
          </table:table-cell>
          <table:table-cell table:style-name="ce100" office:value-type="string" calcext:value-type="string">
            <text:p>abhiramāpeti</text:p>
          </table:table-cell>
          <table:table-cell table:style-name="ce35"/>
          <table:table-cell table:style-name="ce35" office:value-type="string" calcext:value-type="string">
            <text:p>caus</text:p>
          </table:table-cell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<text:span text:style-name="T2">to cause (someone) to delight (in); to make (someone</text:span>) take pleasure (in)</text:p>
          </table:table-cell>
          <table:table-cell table:style-name="ce141"/>
          <table:table-cell/>
          <table:table-cell office:value-type="string" calcext:value-type="string">
            <text:p>abhiramayitum</text:p>
          </table:table-cell>
          <table:table-cell table:formula="of:=[$Roots.$J$40]" office:value-type="string" office:string-value="√ram" calcext:value-type="string">
            <text:p>√ram</text:p>
          </table:table-cell>
          <table:table-cell table:formula="of:=[$Roots.$K$40]" office:value-type="string" office:string-value="be or make content" calcext:value-type="string">
            <text:p>be or make content</text:p>
          </table:table-cell>
          <table:table-cell table:formula="of:=[$Roots.$L$40]" office:value-type="string" office:string-value="1" calcext:value-type="string">
            <text:p>1</text:p>
          </table:table-cell>
          <table:table-cell table:formula="of:=[$Roots.$C$40]" office:value-type="string" office:string-value="√ram" calcext:value-type="string">
            <text:p>√ram</text:p>
          </table:table-cell>
          <table:table-cell table:formula="of:=[$Roots.$D$40]" office:value-type="float" office:value="0" calcext:value-type="float">
            <text:p>0</text:p>
          </table:table-cell>
          <table:table-cell table:formula="of:=[$Roots.$E$40]" office:value-type="string" office:string-value="･" calcext:value-type="string">
            <text:p>･</text:p>
          </table:table-cell>
          <table:table-cell table:formula="of:=[$Roots.$F$40]" office:value-type="string" office:string-value="1" calcext:value-type="string">
            <text:p>1</text:p>
          </table:table-cell>
          <table:table-cell office:value-type="string" calcext:value-type="string">
            <text:p>*āpe</text:p>
          </table:table-cell>
          <table:table-cell table:formula="of:=[$Roots.$I$40]" office:value-type="string" office:string-value="delight, please" calcext:value-type="string">
            <text:p>delight, please</text:p>
          </table:table-cell>
          <table:table-cell office:value-type="string" calcext:value-type="string">
            <text:p>√ram + āpe &gt; ramāpe (caus)</text:p>
          </table:table-cell>
          <table:table-cell table:style-name="ce144" office:value-type="string" calcext:value-type="string">
            <text:p>abhi √ram</text:p>
          </table:table-cell>
          <table:table-cell table:style-name="ce5"/>
          <table:table-cell table:style-name="ce219" office:value-type="string" calcext:value-type="string">
            <text:p>abhi + ramāpe + tuṃ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-</text:p>
          </table:table-cell>
          <table:table-cell table:style-name="ce5"/>
          <table:table-cell table:style-name="ce643"/>
          <table:table-cell table:number-columns-repeated="964"/>
        </table:table-row>
        <table:table-row table:style-name="ro7">
          <table:table-cell table:number-columns-repeated="2" office:value-type="string" calcext:value-type="string">
            <text:p>abhiramati</text:p>
          </table:table-cell>
          <table:table-cell table:formula="of:= COM.MICROSOFT.CONCAT(IF([.$AH296] = &quot;&quot;;&quot;&quot;;&quot;√&quot;);IF([.$AK296] = &quot;&quot;;&quot;&quot;;&quot;√&quot;))" office:value-type="string" office:string-value="√√" calcext:value-type="string">
            <text:p>√√</text:p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intrans</text:p>
          </table:table-cell>
          <table:table-cell table:style-name="ce35" office:value-type="string" calcext:value-type="string">
            <text:p>+loc</text:p>
          </table:table-cell>
          <table:table-cell table:style-name="ce141" office:value-type="string" calcext:value-type="string">
            <text:p>enjoys; delights (in); takes pleasure (in)</text:p>
          </table:table-cell>
          <table:table-cell table:style-name="ce141"/>
          <table:table-cell/>
          <table:table-cell office:value-type="string" calcext:value-type="string">
            <text:p>abhiramate</text:p>
          </table:table-cell>
          <table:table-cell table:formula="of:=[$Roots.$J$40]" office:value-type="string" office:string-value="√ram" calcext:value-type="string">
            <text:p>√ram</text:p>
          </table:table-cell>
          <table:table-cell table:formula="of:=[$Roots.$K$40]" office:value-type="string" office:string-value="be or make content" calcext:value-type="string">
            <text:p>be or make content</text:p>
          </table:table-cell>
          <table:table-cell table:formula="of:=[$Roots.$L$40]" office:value-type="string" office:string-value="1" calcext:value-type="string">
            <text:p>1</text:p>
          </table:table-cell>
          <table:table-cell table:formula="of:=[$Roots.$C$40]" office:value-type="string" office:string-value="√ram" calcext:value-type="string">
            <text:p>√ram</text:p>
          </table:table-cell>
          <table:table-cell table:formula="of:=[$Roots.$D$40]" office:value-type="float" office:value="0" calcext:value-type="float">
            <text:p>0</text:p>
          </table:table-cell>
          <table:table-cell table:formula="of:=[$Roots.$E$40]" office:value-type="string" office:string-value="･" calcext:value-type="string">
            <text:p>･</text:p>
          </table:table-cell>
          <table:table-cell table:formula="of:=[$Roots.$F$40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0]" office:value-type="string" office:string-value="delight, please" calcext:value-type="string">
            <text:p>delight, please</text:p>
          </table:table-cell>
          <table:table-cell office:value-type="string" calcext:value-type="string">
            <text:p>√ram + a &gt; rama</text:p>
          </table:table-cell>
          <table:table-cell table:style-name="ce144" office:value-type="string" calcext:value-type="string">
            <text:p>abhi √ram</text:p>
          </table:table-cell>
          <table:table-cell table:style-name="ce5"/>
          <table:table-cell table:style-name="ce219" office:value-type="string" calcext:value-type="string">
            <text:p>abhi + rama + t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UD 45</text:p>
          </table:table-cell>
          <table:table-cell table:style-name="ce260" office:value-type="string" calcext:value-type="string">
            <text:p>uposathasuttaṃ</text:p>
          </table:table-cell>
          <table:table-cell office:value-type="string" calcext:value-type="string">
            <text:p>aṭṭh'ime, bhikkhave, mahāsamudde acchariyā abbhutā dhammā, ye disvā disvā asurā mahāsamudde <text:span text:style-name="T3">abhiramanti</text:span>. katame aṭṭha?</text:p>
          </table:table-cell>
          <table:table-cell table:style-name="ce260" office:value-type="string" calcext:value-type="string">
            <text:p>SNP 37</text:p>
          </table:table-cell>
          <table:table-cell table:style-name="ce260" office:value-type="string" calcext:value-type="string">
            <text:p>nālakasuttaṃ</text:p>
            <text:p>mahāvaggo 11</text:p>
          </table:table-cell>
          <table:table-cell office:value-type="string" calcext:value-type="string">
            <text:p>ek'āsanassa sikkhetha,</text:p>
            <text:p>samaṇ'ūpāsanassa ca,</text:p>
            <text:p>ekattaṃ monam'akkhātaṃ,</text:p>
            <text:p>eko ce <text:span text:style-name="T3">abhiramissasi</text:span>,</text:p>
            <text:p>atha bhāhisi dasadisā.</text:p>
          </table:table-cell>
          <table:table-cell table:style-name="ce537" office:value-type="string" calcext:value-type="string">
            <text:p>nābhiramati</text:p>
          </table:table-cell>
          <table:table-cell table:style-name="ce537" table:number-columns-repeated="2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am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enjoys, finds pleasure in</text:p>
          </table:table-cell>
          <table:table-cell table:number-columns-repeated="964"/>
        </table:table-row>
        <table:table-row table:style-name="ro8">
          <table:table-cell table:number-columns-repeated="2" office:value-type="string" calcext:value-type="string">
            <text:p>abhirami</text:p>
          </table:table-cell>
          <table:table-cell table:formula="of:= COM.MICROSOFT.CONCAT(IF([.$AH297] = &quot;&quot;;&quot;&quot;;&quot;√&quot;);IF([.$AK297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aor of abhiramati</text:p>
          </table:table-cell>
          <table:table-cell table:style-name="ce35" office:value-type="string" calcext:value-type="string">
            <text:p>abhiramati</text:p>
          </table:table-cell>
          <table:table-cell table:style-name="ce35" table:number-columns-repeated="2"/>
          <table:table-cell table:style-name="ce35" office:value-type="string" calcext:value-type="string">
            <text:p>intrans</text:p>
          </table:table-cell>
          <table:table-cell table:style-name="ce35" office:value-type="string" calcext:value-type="string">
            <text:p>+loc</text:p>
          </table:table-cell>
          <table:table-cell table:style-name="ce141" office:value-type="string" calcext:value-type="string">
            <text:p>enjoyed; delighted (in); took pleasure (in)</text:p>
          </table:table-cell>
          <table:table-cell table:style-name="ce141"/>
          <table:table-cell/>
          <table:table-cell office:value-type="string" calcext:value-type="string">
            <text:p>abhiram</text:p>
          </table:table-cell>
          <table:table-cell table:formula="of:=[$Roots.$J$40]" office:value-type="string" office:string-value="√ram" calcext:value-type="string">
            <text:p>√ram</text:p>
          </table:table-cell>
          <table:table-cell table:formula="of:=[$Roots.$K$40]" office:value-type="string" office:string-value="be or make content" calcext:value-type="string">
            <text:p>be or make content</text:p>
          </table:table-cell>
          <table:table-cell table:formula="of:=[$Roots.$L$40]" office:value-type="string" office:string-value="1" calcext:value-type="string">
            <text:p>1</text:p>
          </table:table-cell>
          <table:table-cell table:formula="of:=[$Roots.$C$40]" office:value-type="string" office:string-value="√ram" calcext:value-type="string">
            <text:p>√ram</text:p>
          </table:table-cell>
          <table:table-cell table:formula="of:=[$Roots.$D$40]" office:value-type="float" office:value="0" calcext:value-type="float">
            <text:p>0</text:p>
          </table:table-cell>
          <table:table-cell table:formula="of:=[$Roots.$E$40]" office:value-type="string" office:string-value="･" calcext:value-type="string">
            <text:p>･</text:p>
          </table:table-cell>
          <table:table-cell table:formula="of:=[$Roots.$F$40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0]" office:value-type="string" office:string-value="delight, please" calcext:value-type="string">
            <text:p>delight, please</text:p>
          </table:table-cell>
          <table:table-cell/>
          <table:table-cell table:style-name="ce144" office:value-type="string" calcext:value-type="string">
            <text:p>abhi √ram</text:p>
          </table:table-cell>
          <table:table-cell table:style-name="ce5"/>
          <table:table-cell table:style-name="ce219" office:value-type="string" calcext:value-type="string">
            <text:p>abhi + √ram + 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SNP 63</text:p>
          </table:table-cell>
          <table:table-cell table:style-name="ce260" office:value-type="string" calcext:value-type="string">
            <text:p>hemaka māṇava pucchā</text:p>
            <text:p>pārāyanavaggo 8</text:p>
          </table:table-cell>
          <table:table-cell office:value-type="string" calcext:value-type="string">
            <text:p>ye me pubbe viyākaṃsu,</text:p>
            <text:p>huraṃ gotamasāsanā,</text:p>
            <text:p>icc'āsi iti bhavissati,</text:p>
            <text:p>sabbaṃ taṃ itih'ītihaṃ,</text:p>
            <text:p>sabbaṃ taṃ takkavaḍḍhanaṃ,</text:p>
            <text:p>n'āhaṃ tattha <text:span text:style-name="T3">abhiramiṃ</text:span>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am</text:p>
          </table:table-cell>
          <table:table-cell table:style-name="ce5" office:value-type="string" calcext:value-type="string">
            <text:p>i aor</text:p>
          </table:table-cell>
          <table:table-cell table:style-name="ce643" office:value-type="string" calcext:value-type="string">
            <text:p>enjoyed, found pleasure in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ramita</text:p>
          </table:table-cell>
          <table:table-cell table:formula="of:= COM.MICROSOFT.CONCAT(IF([.$AH298] = &quot;&quot;;&quot;&quot;;&quot;√&quot;);IF([.$AK298] = &quot;&quot;;&quot;&quot;;&quot;√&quot;))">
            <text:p/>
          </table:table-cell>
          <table:table-cell table:number-columns-repeated="2" table:style-name="ce35" office:value-type="string" calcext:value-type="string">
            <text:p>pp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40]" office:value-type="string" office:string-value="√ram" calcext:value-type="string">
            <text:p>√ram</text:p>
          </table:table-cell>
          <table:table-cell table:formula="of:=[$Roots.$K$40]" office:value-type="string" office:string-value="be or make content" calcext:value-type="string">
            <text:p>be or make content</text:p>
          </table:table-cell>
          <table:table-cell table:formula="of:=[$Roots.$L$40]" office:value-type="string" office:string-value="1" calcext:value-type="string">
            <text:p>1</text:p>
          </table:table-cell>
          <table:table-cell table:formula="of:=[$Roots.$C$40]" office:value-type="string" office:string-value="√ram" calcext:value-type="string">
            <text:p>√ram</text:p>
          </table:table-cell>
          <table:table-cell table:formula="of:=[$Roots.$D$40]" office:value-type="float" office:value="0" calcext:value-type="float">
            <text:p>0</text:p>
          </table:table-cell>
          <table:table-cell table:formula="of:=[$Roots.$E$40]" office:value-type="string" office:string-value="･" calcext:value-type="string">
            <text:p>･</text:p>
          </table:table-cell>
          <table:table-cell table:formula="of:=[$Roots.$F$40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0]" office:value-type="string" office:string-value="delight, please" calcext:value-type="string">
            <text:p>delight, please</text:p>
          </table:table-cell>
          <table:table-cell/>
          <table:table-cell table:style-name="ce144" office:value-type="string" calcext:value-type="string">
            <text:p>abhi √ram</text:p>
          </table:table-cell>
          <table:table-cell table:style-name="ce5"/>
          <table:table-cell table:style-name="ce489"/>
          <table:table-cell table:style-name="ce219" office:value-type="string" calcext:value-type="string">
            <text:p>kita</text:p>
          </table:table-cell>
          <table:table-cell table:style-name="ce219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sandhi</text:p>
          </table:table-cell>
          <table:table-cell/>
          <table:table-cell table:style-name="ce11" office:value-type="string" calcext:value-type="string">
            <text:p>abhiramit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enjoyed much; took great delight (in)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ramituṃ</text:p>
          </table:table-cell>
          <table:table-cell table:formula="of:= COM.MICROSOFT.CONCAT(IF([.$AH299] = &quot;&quot;;&quot;&quot;;&quot;√&quot;);IF([.$AK299] = &quot;&quot;;&quot;&quot;;&quot;√&quot;))">
            <text:p/>
          </table:table-cell>
          <table:table-cell table:style-name="ce35" office:value-type="string" calcext:value-type="string">
            <text:p>inf</text:p>
          </table:table-cell>
          <table:table-cell table:style-name="ce35" office:value-type="string" calcext:value-type="string">
            <text:p>inf of abhiramati</text:p>
          </table:table-cell>
          <table:table-cell table:style-name="ce35" office:value-type="string" calcext:value-type="string">
            <text:p>abhiramati</text:p>
          </table:table-cell>
          <table:table-cell table:style-name="ce35" table:number-columns-repeated="2"/>
          <table:table-cell table:style-name="ce35" office:value-type="string" calcext:value-type="string">
            <text:p>intrans</text:p>
          </table:table-cell>
          <table:table-cell table:style-name="ce35" office:value-type="string" calcext:value-type="string">
            <text:p>+loc</text:p>
          </table:table-cell>
          <table:table-cell table:style-name="ce141" office:value-type="string" calcext:value-type="string">
            <text:p>to enjoy; to delight (in); to take pleasure (in)</text:p>
          </table:table-cell>
          <table:table-cell table:style-name="ce141"/>
          <table:table-cell/>
          <table:table-cell office:value-type="string" calcext:value-type="string">
            <text:p>abhiramitum</text:p>
          </table:table-cell>
          <table:table-cell table:formula="of:=[$Roots.$J$40]" office:value-type="string" office:string-value="√ram" calcext:value-type="string">
            <text:p>√ram</text:p>
          </table:table-cell>
          <table:table-cell table:formula="of:=[$Roots.$K$40]" office:value-type="string" office:string-value="be or make content" calcext:value-type="string">
            <text:p>be or make content</text:p>
          </table:table-cell>
          <table:table-cell table:formula="of:=[$Roots.$L$40]" office:value-type="string" office:string-value="1" calcext:value-type="string">
            <text:p>1</text:p>
          </table:table-cell>
          <table:table-cell table:formula="of:=[$Roots.$C$40]" office:value-type="string" office:string-value="√ram" calcext:value-type="string">
            <text:p>√ram</text:p>
          </table:table-cell>
          <table:table-cell table:formula="of:=[$Roots.$D$40]" office:value-type="float" office:value="0" calcext:value-type="float">
            <text:p>0</text:p>
          </table:table-cell>
          <table:table-cell table:formula="of:=[$Roots.$E$40]" office:value-type="string" office:string-value="･" calcext:value-type="string">
            <text:p>･</text:p>
          </table:table-cell>
          <table:table-cell table:formula="of:=[$Roots.$F$40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0]" office:value-type="string" office:string-value="delight, please" calcext:value-type="string">
            <text:p>delight, please</text:p>
          </table:table-cell>
          <table:table-cell/>
          <table:table-cell table:style-name="ce144" office:value-type="string" calcext:value-type="string">
            <text:p>abhi √ram</text:p>
          </table:table-cell>
          <table:table-cell table:style-name="ce5"/>
          <table:table-cell table:style-name="ce219" office:value-type="string" calcext:value-type="string">
            <text:p>abhi + √ram + ituṃ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-</text:p>
          </table:table-cell>
          <table:table-cell table:style-name="ce5"/>
          <table:table-cell table:style-name="ce643"/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ranta</text:p>
          </table:table-cell>
          <table:table-cell table:formula="of:= COM.MICROSOFT.CONCAT(IF([.$AH300] = &quot;&quot;;&quot;&quot;;&quot;√&quot;);IF([.$AK300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 abhiramati, in comps</text:p>
          </table:table-cell>
          <table:table-cell table:style-name="ce35" office:value-type="string" calcext:value-type="string">
            <text:p>abhiramati</text:p>
          </table:table-cell>
          <table:table-cell table:style-name="ce35" table:number-columns-repeated="4"/>
          <table:table-cell table:style-name="ce141" office:value-type="string" calcext:value-type="string">
            <text:p>pleased; gave pleasure; enjoyed</text:p>
          </table:table-cell>
          <table:table-cell table:style-name="ce141"/>
          <table:table-cell/>
          <table:table-cell office:value-type="string" calcext:value-type="string">
            <text:p>abhirata</text:p>
          </table:table-cell>
          <table:table-cell table:formula="of:=[$Roots.$J$40]" office:value-type="string" office:string-value="√ram" calcext:value-type="string">
            <text:p>√ram</text:p>
          </table:table-cell>
          <table:table-cell table:formula="of:=[$Roots.$K$40]" office:value-type="string" office:string-value="be or make content" calcext:value-type="string">
            <text:p>be or make content</text:p>
          </table:table-cell>
          <table:table-cell table:formula="of:=[$Roots.$L$40]" office:value-type="string" office:string-value="1" calcext:value-type="string">
            <text:p>1</text:p>
          </table:table-cell>
          <table:table-cell table:formula="of:=[$Roots.$C$40]" office:value-type="string" office:string-value="√ram" calcext:value-type="string">
            <text:p>√ram</text:p>
          </table:table-cell>
          <table:table-cell table:formula="of:=[$Roots.$D$40]" office:value-type="float" office:value="0" calcext:value-type="float">
            <text:p>0</text:p>
          </table:table-cell>
          <table:table-cell table:formula="of:=[$Roots.$E$40]" office:value-type="string" office:string-value="･" calcext:value-type="string">
            <text:p>･</text:p>
          </table:table-cell>
          <table:table-cell table:formula="of:=[$Roots.$F$40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0]" office:value-type="string" office:string-value="delight, please" calcext:value-type="string">
            <text:p>delight, please</text:p>
          </table:table-cell>
          <table:table-cell/>
          <table:table-cell table:style-name="ce144" office:value-type="string" calcext:value-type="string">
            <text:p>abhi √ram</text:p>
          </table:table-cell>
          <table:table-cell table:style-name="ce5"/>
          <table:table-cell table:style-name="ce219" office:value-type="string" calcext:value-type="string">
            <text:p>abhi + √ram + 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ta</text:p>
          </table:table-cell>
          <table:table-cell table:style-name="ce265" office:value-type="string" calcext:value-type="string">
            <text:p>m &gt; n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DN 16.24</text:p>
          </table:table-cell>
          <table:table-cell table:style-name="ce260" office:value-type="string" calcext:value-type="string">
            <text:p>mahāparinibbānasuttaṃ</text:p>
          </table:table-cell>
          <table:table-cell office:value-type="string" calcext:value-type="string">
            <text:p>atha kho bhagavā bhoganagare <text:span text:style-name="T11">yathā-</text:span><text:span text:style-name="T3">abhirantaṃ</text:span> viharitvā āyasmantaṃ ānandaṃ āmantesi, āyām'ānanda, yena pāvā ten'upasaṅkamissāmā'ti. evaṃ, bhante'ti kho āyasmā ānando bhagavato paccassosi.</text:p>
          </table:table-cell>
          <table:table-cell table:style-name="ce260" office:value-type="string" calcext:value-type="string">
            <text:p>MN 24</text:p>
          </table:table-cell>
          <table:table-cell table:style-name="ce260" office:value-type="string" calcext:value-type="string">
            <text:p>rathavinītasuttaṃ</text:p>
          </table:table-cell>
          <table:table-cell office:value-type="string" calcext:value-type="string">
            <text:p>atha kho bhagavā rājagahe <text:span text:style-name="T11">yathā-</text:span><text:span text:style-name="T3">abhirantaṃ</text:span> viharitvā yena sāvatthi tena cārikaṃ pakkāmi.</text:p>
          </table:table-cell>
          <table:table-cell table:style-name="ce537" table:number-columns-repeated="3"/>
          <table:table-cell table:style-name="ce355" office:value-type="string" calcext:value-type="string">
            <text:p>(MNa) <text:span text:style-name="T3">yath'ābhirantan</text:span>'ti yathāajjhāsayaṃ viharitvā.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abhirant</text:p>
          </table:table-cell>
          <table:table-cell table:style-name="ce5" office:value-type="string" calcext:value-type="string">
            <text:p>a pp</text:p>
          </table:table-cell>
          <table:table-cell table:style-name="ce643"/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rata</text:p>
          </table:table-cell>
          <table:table-cell table:formula="of:= COM.MICROSOFT.CONCAT(IF([.$AH301] = &quot;&quot;;&quot;&quot;;&quot;√&quot;);IF([.$AK301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adj</text:p>
          </table:table-cell>
          <table:table-cell table:style-name="ce35" office:value-type="string" calcext:value-type="string">
            <text:p>adj, pp of abhiramati</text:p>
          </table:table-cell>
          <table:table-cell table:style-name="ce35" office:value-type="string" calcext:value-type="string">
            <text:p>abhiramati</text:p>
          </table:table-cell>
          <table:table-cell table:style-name="ce35" table:number-columns-repeated="3"/>
          <table:table-cell table:style-name="ce35" office:value-type="string" calcext:value-type="string">
            <text:p>+loc</text:p>
          </table:table-cell>
          <table:table-cell table:style-name="ce141" office:value-type="string" calcext:value-type="string">
            <text:p>really enjoying; very fond (of); taking extreme pleasure (in); indulging (in)</text:p>
          </table:table-cell>
          <table:table-cell table:style-name="ce141"/>
          <table:table-cell/>
          <table:table-cell office:value-type="string" calcext:value-type="string">
            <text:p>abhirata</text:p>
          </table:table-cell>
          <table:table-cell table:formula="of:=[$Roots.$J$40]" office:value-type="string" office:string-value="√ram" calcext:value-type="string">
            <text:p>√ram</text:p>
          </table:table-cell>
          <table:table-cell table:formula="of:=[$Roots.$K$40]" office:value-type="string" office:string-value="be or make content" calcext:value-type="string">
            <text:p>be or make content</text:p>
          </table:table-cell>
          <table:table-cell table:formula="of:=[$Roots.$L$40]" office:value-type="string" office:string-value="1" calcext:value-type="string">
            <text:p>1</text:p>
          </table:table-cell>
          <table:table-cell table:formula="of:=[$Roots.$C$40]" office:value-type="string" office:string-value="√ram" calcext:value-type="string">
            <text:p>√ram</text:p>
          </table:table-cell>
          <table:table-cell table:formula="of:=[$Roots.$D$40]" office:value-type="float" office:value="0" calcext:value-type="float">
            <text:p>0</text:p>
          </table:table-cell>
          <table:table-cell table:formula="of:=[$Roots.$E$40]" office:value-type="string" office:string-value="･" calcext:value-type="string">
            <text:p>･</text:p>
          </table:table-cell>
          <table:table-cell table:formula="of:=[$Roots.$F$40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0]" office:value-type="string" office:string-value="delight, please" calcext:value-type="string">
            <text:p>delight, please</text:p>
          </table:table-cell>
          <table:table-cell/>
          <table:table-cell table:style-name="ce144" office:value-type="string" calcext:value-type="string">
            <text:p>abhi √ram</text:p>
          </table:table-cell>
          <table:table-cell table:style-name="ce5"/>
          <table:table-cell table:style-name="ce219" office:value-type="string" calcext:value-type="string">
            <text:p>abhi + √ram + 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ta</text:p>
          </table:table-cell>
          <table:table-cell table:style-name="ce265" office:value-type="string" calcext:value-type="string">
            <text:p>mt &gt; t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SN 56.42</text:p>
          </table:table-cell>
          <table:table-cell table:style-name="ce260" office:value-type="string" calcext:value-type="string">
            <text:p>papātasuttaṃ</text:p>
          </table:table-cell>
          <table:table-cell office:value-type="string" calcext:value-type="string">
            <text:p>te jātisaṃvattanikesu saṅkhāresu <text:span text:style-name="T3">abhiratā</text:span> jarāsaṃvattanikesu saṅkhāresu <text:span text:style-name="T3">abhiratā</text:span> maraṇasaṃvattanikesu saṅkhāresu <text:span text:style-name="T3">abhiratā</text:span> ... jātisaṃvattanike'pi saṅkhāre abhisaṅkharonti</text:p>
          </table:table-cell>
          <table:table-cell table:style-name="ce260" office:value-type="string" calcext:value-type="string">
            <text:p>AN 6.14</text:p>
          </table:table-cell>
          <table:table-cell table:style-name="ce260" office:value-type="string" calcext:value-type="string">
            <text:p>bhaddakasuttaṃ</text:p>
          </table:table-cell>
          <table:table-cell office:value-type="string" calcext:value-type="string">
            <text:p>ayaṃ vuccat'āvuso, bhikkhu sakkāya-<text:span text:style-name="T3">abhirato</text:span> nappajahāsi sakkāyaṃ sammā dukkhassa antakiriyāya.</text:p>
          </table:table-cell>
          <table:table-cell table:style-name="ce537" office:value-type="string" calcext:value-type="string">
            <text:p>anabhirata</text:p>
          </table:table-cell>
          <table:table-cell table:style-name="ce537" table:number-columns-repeated="2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at</text:p>
          </table:table-cell>
          <table:table-cell table:style-name="ce5" office:value-type="string" calcext:value-type="string">
            <text:p>a adj</text:p>
          </table:table-cell>
          <table:table-cell table:style-name="ce643" office:value-type="string" calcext:value-type="string">
            <text:p>fond of, indulging in</text:p>
          </table:table-cell>
          <table:table-cell table:number-columns-repeated="964"/>
        </table:table-row>
        <table:table-row table:style-name="ro1">
          <table:table-cell table:number-columns-repeated="2" office:value-type="string" calcext:value-type="string">
            <text:p>abhiratarūpa</text:p>
          </table:table-cell>
          <table:table-cell table:formula="of:= COM.MICROSOFT.CONCAT(IF([.$AH302] = &quot;&quot;;&quot;&quot;;&quot;√&quot;);IF([.$AK302] = &quot;&quot;;&quot;&quot;;&quot;√&quot;))">
            <text:p/>
          </table:table-cell>
          <table:table-cell table:number-columns-repeated="2" table:style-name="ce35" office:value-type="string" calcext:value-type="string">
            <text:p>adj</text:p>
          </table:table-cell>
          <table:table-cell table:style-name="ce35" office:value-type="string" calcext:value-type="string">
            <text:p>abhirata</text:p>
          </table:table-cell>
          <table:table-cell table:style-name="ce35" table:number-columns-repeated="4"/>
          <table:table-cell table:style-name="ce141" table:number-columns-repeated="2"/>
          <table:table-cell table:number-columns-repeated="12"/>
          <table:table-cell table:style-name="ce144"/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ratarūp</text:p>
          </table:table-cell>
          <table:table-cell table:style-name="ce5" office:value-type="string" calcext:value-type="string">
            <text:p>a adj</text:p>
          </table:table-cell>
          <table:table-cell table:style-name="ce643" office:value-type="string" calcext:value-type="string">
            <text:p>absolutely content</text:p>
          </table:table-cell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rati</text:p>
          </table:table-cell>
          <table:table-cell table:formula="of:= COM.MICROSOFT.CONCAT(IF([.$AH303] = &quot;&quot;;&quot;&quot;;&quot;√&quot;);IF([.$AK303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fem</text:p>
          </table:table-cell>
          <table:table-cell table:style-name="ce35" office:value-type="string" calcext:value-type="string">
            <text:p><text:span text:style-name="T1">fem, abstr, from abhiramati</text:span></text:p>
          </table:table-cell>
          <table:table-cell table:style-name="ce100" office:value-type="string" calcext:value-type="string">
            <text:p>abhiramati</text:p>
          </table:table-cell>
          <table:table-cell table:style-name="ce35" table:number-columns-repeated="3"/>
          <table:table-cell table:style-name="ce35" office:value-type="string" calcext:value-type="string">
            <text:p>+loc</text:p>
          </table:table-cell>
          <table:table-cell table:style-name="ce141" office:value-type="string" calcext:value-type="string">
            <text:p>pleasure (in); delight (in); contentment (with); happiness (in)</text:p>
          </table:table-cell>
          <table:table-cell table:style-name="ce141"/>
          <table:table-cell/>
          <table:table-cell office:value-type="string" calcext:value-type="string">
            <text:p>abhirati</text:p>
          </table:table-cell>
          <table:table-cell table:formula="of:=[$Roots.$J$40]" office:value-type="string" office:string-value="√ram" calcext:value-type="string">
            <text:p>√ram</text:p>
          </table:table-cell>
          <table:table-cell table:formula="of:=[$Roots.$K$40]" office:value-type="string" office:string-value="be or make content" calcext:value-type="string">
            <text:p>be or make content</text:p>
          </table:table-cell>
          <table:table-cell table:formula="of:=[$Roots.$L$40]" office:value-type="string" office:string-value="1" calcext:value-type="string">
            <text:p>1</text:p>
          </table:table-cell>
          <table:table-cell table:formula="of:=[$Roots.$C$40]" office:value-type="string" office:string-value="√ram" calcext:value-type="string">
            <text:p>√ram</text:p>
          </table:table-cell>
          <table:table-cell table:formula="of:=[$Roots.$D$40]" office:value-type="float" office:value="0" calcext:value-type="float">
            <text:p>0</text:p>
          </table:table-cell>
          <table:table-cell table:formula="of:=[$Roots.$E$40]" office:value-type="string" office:string-value="･" calcext:value-type="string">
            <text:p>･</text:p>
          </table:table-cell>
          <table:table-cell table:formula="of:=[$Roots.$F$40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0]" office:value-type="string" office:string-value="delight, please" calcext:value-type="string">
            <text:p>delight, please</text:p>
          </table:table-cell>
          <table:table-cell/>
          <table:table-cell table:style-name="ce144" office:value-type="string" calcext:value-type="string">
            <text:p>abhi √ram</text:p>
          </table:table-cell>
          <table:table-cell table:style-name="ce5"/>
          <table:table-cell table:style-name="ce219" office:value-type="string" calcext:value-type="string">
            <text:p>abhi + √ram + ti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ti</text:p>
          </table:table-cell>
          <table:table-cell table:style-name="ce265" office:value-type="string" calcext:value-type="string">
            <text:p>mt &gt; t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DHP 88</text:p>
          </table:table-cell>
          <table:table-cell table:style-name="ce260" office:value-type="string" calcext:value-type="string">
            <text:p>paṇḍitavaggo</text:p>
          </table:table-cell>
          <table:table-cell office:value-type="string" calcext:value-type="string">
            <text:p>tatra-<text:span text:style-name="T3">abhiratim</text:span>'iccheyya,</text:p>
            <text:p>hitvā kāme akiñcano,</text:p>
            <text:p>pariyodapeyya attānaṃ,</text:p>
            <text:p>cittaklesehi paṇḍito.</text:p>
          </table:table-cell>
          <table:table-cell table:style-name="ce260" office:value-type="string" calcext:value-type="string">
            <text:p>SN 8.2</text:p>
          </table:table-cell>
          <table:table-cell table:style-name="ce260" office:value-type="string" calcext:value-type="string">
            <text:p>aratisuttaṃ</text:p>
          </table:table-cell>
          <table:table-cell office:value-type="string" calcext:value-type="string">
            <text:p>taṃ kut'ettha labbhā yaṃ me paro <text:span text:style-name="T5">anabhiratiṃ</text:span> vinodetvā <text:span text:style-name="T3">abhiratiṃ</text:span> uppādeyya</text:p>
          </table:table-cell>
          <table:table-cell table:style-name="ce537" office:value-type="string" calcext:value-type="string">
            <text:p>anabhirati</text:p>
          </table:table-cell>
          <table:table-cell table:style-name="ce537" table:number-columns-repeated="2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at</text:p>
          </table:table-cell>
          <table:table-cell table:style-name="ce5" office:value-type="string" calcext:value-type="string">
            <text:p>i fem</text:p>
          </table:table-cell>
          <table:table-cell table:style-name="ce643" office:value-type="string" calcext:value-type="string">
            <text:p>delight, contentment</text:p>
          </table:table-cell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ratta</text:p>
          </table:table-cell>
          <table:table-cell table:formula="of:= COM.MICROSOFT.CONCAT(IF([.$AH304] = &quot;&quot;;&quot;&quot;;&quot;√&quot;);IF([.$AK304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adj</text:p>
          </table:table-cell>
          <table:table-cell table:style-name="ce94" office:value-type="string" calcext:value-type="string">
            <text:p>adj, pp of abhi √raj</text:p>
          </table:table-cell>
          <table:table-cell table:style-name="ce100" office:value-type="string" calcext:value-type="string">
            <text:p>abhi √raj</text:p>
          </table:table-cell>
          <table:table-cell table:style-name="ce35" table:number-columns-repeated="3"/>
          <table:table-cell table:style-name="ce35" office:value-type="string" calcext:value-type="string">
            <text:p>+instr</text:p>
          </table:table-cell>
          <table:table-cell table:style-name="ce141" office:value-type="string" calcext:value-type="string">
            <text:p>completely infatuated (with); obsessed (with); smitten (with); enamoured (with); fixated (with)</text:p>
          </table:table-cell>
          <table:table-cell table:style-name="ce141"/>
          <table:table-cell/>
          <table:table-cell office:value-type="string" calcext:value-type="string">
            <text:p>rakta</text:p>
          </table:table-cell>
          <table:table-cell table:formula="of:=[$Roots.$J$38]" office:value-type="string" office:string-value="√raj √rañj" calcext:value-type="string">
            <text:p>√raj √rañj</text:p>
          </table:table-cell>
          <table:table-cell table:formula="of:=[$Roots.$K$38]" office:value-type="string" office:string-value="colour" calcext:value-type="string">
            <text:p>colour</text:p>
          </table:table-cell>
          <table:table-cell table:formula="of:=[$Roots.$L$38]" office:value-type="string" office:string-value="1, 4" calcext:value-type="string">
            <text:p>1, 4</text:p>
          </table:table-cell>
          <table:table-cell table:formula="of:=[$Roots.$C$38]" office:value-type="string" office:string-value="√raj" calcext:value-type="string">
            <text:p>√raj</text:p>
          </table:table-cell>
          <table:table-cell table:formula="of:=[$Roots.$D$38]" office:value-type="float" office:value="0" calcext:value-type="float">
            <text:p>0</text:p>
          </table:table-cell>
          <table:table-cell table:formula="of:=[$Roots.$E$38]" office:value-type="string" office:string-value="･" calcext:value-type="string">
            <text:p>･</text:p>
          </table:table-cell>
          <table:table-cell table:formula="of:=[$Roots.$F$38]" office:value-type="string" office:string-value="3" calcext:value-type="string">
            <text:p>3</text:p>
          </table:table-cell>
          <table:table-cell office:value-type="string" calcext:value-type="string">
            <text:p>ya</text:p>
          </table:table-cell>
          <table:table-cell table:formula="of:=[$Roots.$I$38]" office:value-type="string" office:string-value="desire" calcext:value-type="string">
            <text:p>desire</text:p>
          </table:table-cell>
          <table:table-cell/>
          <table:table-cell table:style-name="ce144" office:value-type="string" calcext:value-type="string">
            <text:p>abhi √raj</text:p>
          </table:table-cell>
          <table:table-cell table:style-name="ce5"/>
          <table:table-cell table:style-name="ce219" office:value-type="string" calcext:value-type="string">
            <text:p>abhi + √raj + 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ta</text:p>
          </table:table-cell>
          <table:table-cell table:style-name="ce265" office:value-type="string" calcext:value-type="string">
            <text:p>j &gt; t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SNP 50</text:p>
          </table:table-cell>
          <table:table-cell table:style-name="ce260" office:value-type="string" calcext:value-type="string">
            <text:p>cūḷabyūhasuttaṃ</text:p>
            <text:p>aṭṭhakavaggo 12</text:p>
          </table:table-cell>
          <table:table-cell office:value-type="string" calcext:value-type="string">
            <text:p>aññaṃ ito y'ābhivadanti dhammaṃ,</text:p>
            <text:p>aparaddhā suddhim'akevalī te,</text:p>
            <text:p>evam'pi titthyā puthuso vadanti,</text:p>
            <text:p>sandiṭṭhirāgena hi te-<text:span text:style-name="T3">abhirattā</text:span>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att</text:p>
          </table:table-cell>
          <table:table-cell table:style-name="ce5" office:value-type="string" calcext:value-type="string">
            <text:p>a adj</text:p>
          </table:table-cell>
          <table:table-cell table:style-name="ce643"/>
          <table:table-cell table:number-columns-repeated="964"/>
        </table:table-row>
        <table:table-row table:style-name="ro4">
          <table:table-cell table:style-name="_30_1_20_pali" office:value-type="string" calcext:value-type="string">
            <text:p>abhirattatta</text:p>
          </table:table-cell>
          <table:table-cell table:style-name="_30_1_20_pali" office:value-type="string" calcext:value-type="string">
            <text:p>abhirattattaṃ</text:p>
          </table:table-cell>
          <table:table-cell table:formula="of:= COM.MICROSOFT.CONCAT(IF([.$AH305] = &quot;&quot;;&quot;&quot;;&quot;√&quot;);IF([.$AK305] = &quot;&quot;;&quot;&quot;;&quot;√&quot;))">
            <text:p/>
          </table:table-cell>
          <table:table-cell table:number-columns-repeated="2" table:style-name="ce82" office:value-type="string" calcext:value-type="string">
            <text:p>nt</text:p>
          </table:table-cell>
          <table:table-cell table:style-name="ce82" table:number-columns-repeated="5"/>
          <table:table-cell table:style-name="ce141" table:number-columns-repeated="2"/>
          <table:table-cell/>
          <table:table-cell table:style-name="_30_5_20_sanskrit_20_and_20_root"/>
          <table:table-cell table:formula="of:=[$Roots.$J$38]" office:value-type="string" office:string-value="√raj √rañj" calcext:value-type="string">
            <text:p>√raj √rañj</text:p>
          </table:table-cell>
          <table:table-cell table:formula="of:=[$Roots.$K$38]" office:value-type="string" office:string-value="colour" calcext:value-type="string">
            <text:p>colour</text:p>
          </table:table-cell>
          <table:table-cell table:formula="of:=[$Roots.$L$38]" office:value-type="string" office:string-value="1, 4" calcext:value-type="string">
            <text:p>1, 4</text:p>
          </table:table-cell>
          <table:table-cell table:formula="of:=[$Roots.$C$38]" office:value-type="string" office:string-value="√raj" calcext:value-type="string">
            <text:p>√raj</text:p>
          </table:table-cell>
          <table:table-cell table:formula="of:=[$Roots.$D$38]" office:value-type="float" office:value="0" calcext:value-type="float">
            <text:p>0</text:p>
          </table:table-cell>
          <table:table-cell table:formula="of:=[$Roots.$E$38]" office:value-type="string" office:string-value="･" calcext:value-type="string">
            <text:p>･</text:p>
          </table:table-cell>
          <table:table-cell table:formula="of:=[$Roots.$F$38]" office:value-type="string" office:string-value="3" calcext:value-type="string">
            <text:p>3</text:p>
          </table:table-cell>
          <table:table-cell office:value-type="string" calcext:value-type="string">
            <text:p>ya</text:p>
          </table:table-cell>
          <table:table-cell table:formula="of:=[$Roots.$I$38]" office:value-type="string" office:string-value="desire" calcext:value-type="string">
            <text:p>desire</text:p>
          </table:table-cell>
          <table:table-cell/>
          <table:table-cell table:style-name="ce144" office:value-type="string" calcext:value-type="string">
            <text:p>abhi √raj</text:p>
          </table:table-cell>
          <table:table-cell table:style-name="ce7"/>
          <table:table-cell table:style-name="ce329" table:number-columns-repeated="3"/>
          <table:table-cell table:style-name="ce376"/>
          <table:table-cell table:style-name="ce329" table:number-columns-repeated="2"/>
          <table:table-cell/>
          <table:table-cell table:style-name="ce467" table:number-columns-repeated="6"/>
          <table:table-cell table:style-name="ce588" table:number-columns-repeated="3"/>
          <table:table-cell table:style-name="ce376" table:number-columns-repeated="4"/>
          <table:table-cell/>
          <table:table-cell table:style-name="ce7" office:value-type="string" calcext:value-type="string">
            <text:p>abhirattatt</text:p>
          </table:table-cell>
          <table:table-cell table:style-name="ce7" office:value-type="string" calcext:value-type="string">
            <text:p>a nt</text:p>
          </table:table-cell>
          <table:table-cell table:style-name="ce644" office:value-type="string" calcext:value-type="string">
            <text:p>state of infatuation; state of being extremely enamoured</text:p>
          </table:table-cell>
          <table:table-cell table:number-columns-repeated="964"/>
        </table:table-row>
        <table:table-row table:style-name="ro3">
          <table:table-cell table:number-columns-repeated="2" table:style-name="ce25" office:value-type="string" calcext:value-type="string">
            <text:p>abhiravati</text:p>
          </table:table-cell>
          <table:table-cell table:formula="of:= COM.MICROSOFT.CONCAT(IF([.$AH306] = &quot;&quot;;&quot;&quot;;&quot;√&quot;);IF([.$AK306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41]" office:value-type="string" office:string-value="√ru" calcext:value-type="string">
            <text:p>√ru</text:p>
          </table:table-cell>
          <table:table-cell table:formula="of:=[$Roots.$K$41]" office:value-type="string" office:string-value="cry" calcext:value-type="string">
            <text:p>cry</text:p>
          </table:table-cell>
          <table:table-cell table:formula="of:=[$Roots.$L$41]" office:value-type="string" office:string-value="1, 2, 6" calcext:value-type="string">
            <text:p>1, 2, 6</text:p>
          </table:table-cell>
          <table:table-cell table:formula="of:=[$Roots.$C$41]" office:value-type="string" office:string-value="√ru" calcext:value-type="string">
            <text:p>√ru</text:p>
          </table:table-cell>
          <table:table-cell table:formula="of:=[$Roots.$D$41]" office:value-type="float" office:value="0" calcext:value-type="float">
            <text:p>0</text:p>
          </table:table-cell>
          <table:table-cell table:formula="of:=[$Roots.$E$41]" office:value-type="string" office:string-value="･" calcext:value-type="string">
            <text:p>･</text:p>
          </table:table-cell>
          <table:table-cell table:formula="of:=[$Roots.$F$41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1]" office:value-type="string" office:string-value="cry, howl" calcext:value-type="string">
            <text:p>cry, howl</text:p>
          </table:table-cell>
          <table:table-cell/>
          <table:table-cell table:style-name="ce144" office:value-type="string" calcext:value-type="string">
            <text:p>abhi √ru</text:p>
          </table:table-cell>
          <table:table-cell table:style-name="ce5"/>
          <table:table-cell table:style-name="ce219" table:number-columns-repeated="3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21" office:value-type="string" calcext:value-type="string">
            <text:p>abhirav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cries out; shouts out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roceti</text:p>
          </table:table-cell>
          <table:table-cell table:formula="of:= COM.MICROSOFT.CONCAT(IF([.$AH307] = &quot;&quot;;&quot;&quot;;&quot;√&quot;);IF([.$AK307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-</text:p>
          </table:table-cell>
          <table:table-cell table:style-name="ce35"/>
          <table:table-cell table:style-name="ce141" table:number-columns-repeated="2"/>
          <table:table-cell table:number-columns-repeated="2"/>
          <table:table-cell table:formula="of:=[$Roots.$J$42]" office:value-type="string" office:string-value="√ruc" calcext:value-type="string">
            <text:p>√ruc</text:p>
          </table:table-cell>
          <table:table-cell table:formula="of:=[$Roots.$K$42]" office:value-type="string" office:string-value="shine" calcext:value-type="string">
            <text:p>shine</text:p>
          </table:table-cell>
          <table:table-cell table:formula="of:=[$Roots.$L$42]" office:value-type="string" office:string-value="1" calcext:value-type="string">
            <text:p>1</text:p>
          </table:table-cell>
          <table:table-cell table:formula="of:=[$Roots.$C$42]" office:value-type="string" office:string-value="√ruc" calcext:value-type="string">
            <text:p>√ruc</text:p>
          </table:table-cell>
          <table:table-cell table:formula="of:=[$Roots.$D$42]" office:value-type="float" office:value="0" calcext:value-type="float">
            <text:p>0</text:p>
          </table:table-cell>
          <table:table-cell table:formula="of:=[$Roots.$E$42]" office:value-type="string" office:string-value="･" calcext:value-type="string">
            <text:p>･</text:p>
          </table:table-cell>
          <table:table-cell table:formula="of:=[$Roots.$F$42]" office:value-type="string" office:string-value="1" calcext:value-type="string">
            <text:p>1</text:p>
          </table:table-cell>
          <table:table-cell office:value-type="string" calcext:value-type="string">
            <text:p>*e</text:p>
          </table:table-cell>
          <table:table-cell table:formula="of:=[$Roots.$I$42]" office:value-type="string" office:string-value="shine, like" calcext:value-type="string">
            <text:p>shine, like</text:p>
          </table:table-cell>
          <table:table-cell office:value-type="string" calcext:value-type="string">
            <text:p>√ruc + *e &gt; roce (caus)</text:p>
          </table:table-cell>
          <table:table-cell table:style-name="ce144" office:value-type="string" calcext:value-type="string">
            <text:p>abhi √ruc</text:p>
          </table:table-cell>
          <table:table-cell table:style-name="ce5"/>
          <table:table-cell table:style-name="ce219" office:value-type="string" calcext:value-type="string">
            <text:p>abhi + roce +</text:p>
          </table:table-cell>
          <table:table-cell table:style-name="ce219" table:number-columns-repeated="2"/>
          <table:table-cell table:style-name="ce265" office:value-type="string" calcext:value-type="string">
            <text:p>u &gt; o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oc</text:p>
          </table:table-cell>
          <table:table-cell table:style-name="ce5" office:value-type="string" calcext:value-type="string">
            <text:p>eti pr</text:p>
          </table:table-cell>
          <table:table-cell table:style-name="ce643" office:value-type="string" calcext:value-type="string">
            <text:p>likes, finds delight in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ropayati</text:p>
          </table:table-cell>
          <table:table-cell table:formula="of:= COM.MICROSOFT.CONCAT(IF([.$AH308] = &quot;&quot;;&quot;&quot;;&quot;√&quot;);IF([.$AK308] = &quot;&quot;;&quot;&quot;;&quot;√&quot;))">
            <text:p/>
          </table:table-cell>
          <table:table-cell table:style-name="ce35" office:value-type="string" calcext:value-type="string">
            <text:p>pr</text:p>
          </table:table-cell>
          <table:table-cell table:style-name="ce35" office:value-type="string" calcext:value-type="string">
            <text:p>pr, caus of</text:p>
          </table:table-cell>
          <table:table-cell table:style-name="ce35" office:value-type="string" calcext:value-type="string">
            <text:p>abhiropeti, abhirūhati</text:p>
          </table:table-cell>
          <table:table-cell table:style-name="ce35" table:number-columns-repeated="4"/>
          <table:table-cell table:style-name="ce141" table:number-columns-repeated="2"/>
          <table:table-cell table:number-columns-repeated="2"/>
          <table:table-cell table:formula="of:=[$Roots.$J$43]" office:value-type="string" office:string-value="√ruh" calcext:value-type="string">
            <text:p>√ruh</text:p>
          </table:table-cell>
          <table:table-cell table:formula="of:=[$Roots.$K$43]" office:value-type="string" office:string-value="ascend" calcext:value-type="string">
            <text:p>ascend</text:p>
          </table:table-cell>
          <table:table-cell table:formula="of:=[$Roots.$L$43]" office:value-type="string" office:string-value="1" calcext:value-type="string">
            <text:p>1</text:p>
          </table:table-cell>
          <table:table-cell table:formula="of:=[$Roots.$C$43]" office:value-type="string" office:string-value="√ruh" calcext:value-type="string">
            <text:p>√ruh</text:p>
          </table:table-cell>
          <table:table-cell table:formula="of:=[$Roots.$D$43]" office:value-type="float" office:value="0" calcext:value-type="float">
            <text:p>0</text:p>
          </table:table-cell>
          <table:table-cell table:formula="of:=[$Roots.$E$43]" office:value-type="string" office:string-value="･" calcext:value-type="string">
            <text:p>･</text:p>
          </table:table-cell>
          <table:table-cell table:formula="of:=[$Roots.$F$43]" office:value-type="string" office:string-value="1" calcext:value-type="string">
            <text:p>1</text:p>
          </table:table-cell>
          <table:table-cell office:value-type="string" calcext:value-type="string">
            <text:p>*e</text:p>
          </table:table-cell>
          <table:table-cell table:formula="of:=[$Roots.$I$43]" office:value-type="string" office:string-value="ascend, grow" calcext:value-type="string">
            <text:p>ascend, grow</text:p>
          </table:table-cell>
          <table:table-cell office:value-type="string" calcext:value-type="string">
            <text:p>√ruh + *aya &gt; rohaya &gt; ropaya (caus, irreg)</text:p>
          </table:table-cell>
          <table:table-cell table:style-name="ce144" office:value-type="string" calcext:value-type="string">
            <text:p>abhi √ruh</text:p>
          </table:table-cell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ropay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causes to rise; plants; puts on, fixes on, fastens (especially on a stupa), presents as an offering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ropayi</text:p>
          </table:table-cell>
          <table:table-cell table:formula="of:= COM.MICROSOFT.CONCAT(IF([.$AH309] = &quot;&quot;;&quot;&quot;;&quot;√&quot;);IF([.$AK309] = &quot;&quot;;&quot;&quot;;&quot;√&quot;))">
            <text:p/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<text:span text:style-name="T1">aor of abhiropayati</text:span></text:p>
          </table:table-cell>
          <table:table-cell table:style-name="ce100" office:value-type="string" calcext:value-type="string">
            <text:p>abhiropayati</text:p>
          </table:table-cell>
          <table:table-cell table:style-name="ce35"/>
          <table:table-cell table:style-name="ce35" office:value-type="string" calcext:value-type="string">
            <text:p>caus</text:p>
          </table:table-cell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placed on; adorned; decorated</text:p>
          </table:table-cell>
          <table:table-cell table:style-name="ce141" office:value-type="string" calcext:value-type="string">
            <text:p>mounted on top</text:p>
          </table:table-cell>
          <table:table-cell/>
          <table:table-cell office:value-type="string" calcext:value-type="string">
            <text:p>abhiruh</text:p>
          </table:table-cell>
          <table:table-cell table:formula="of:=[$Roots.$J$43]" office:value-type="string" office:string-value="√ruh" calcext:value-type="string">
            <text:p>√ruh</text:p>
          </table:table-cell>
          <table:table-cell table:formula="of:=[$Roots.$K$43]" office:value-type="string" office:string-value="ascend" calcext:value-type="string">
            <text:p>ascend</text:p>
          </table:table-cell>
          <table:table-cell table:formula="of:=[$Roots.$L$43]" office:value-type="string" office:string-value="1" calcext:value-type="string">
            <text:p>1</text:p>
          </table:table-cell>
          <table:table-cell table:formula="of:=[$Roots.$C$43]" office:value-type="string" office:string-value="√ruh" calcext:value-type="string">
            <text:p>√ruh</text:p>
          </table:table-cell>
          <table:table-cell table:formula="of:=[$Roots.$D$43]" office:value-type="float" office:value="0" calcext:value-type="float">
            <text:p>0</text:p>
          </table:table-cell>
          <table:table-cell table:formula="of:=[$Roots.$E$43]" office:value-type="string" office:string-value="･" calcext:value-type="string">
            <text:p>･</text:p>
          </table:table-cell>
          <table:table-cell table:formula="of:=[$Roots.$F$43]" office:value-type="string" office:string-value="1" calcext:value-type="string">
            <text:p>1</text:p>
          </table:table-cell>
          <table:table-cell office:value-type="string" calcext:value-type="string">
            <text:p>*e</text:p>
          </table:table-cell>
          <table:table-cell table:formula="of:=[$Roots.$I$43]" office:value-type="string" office:string-value="ascend, grow" calcext:value-type="string">
            <text:p>ascend, grow</text:p>
          </table:table-cell>
          <table:table-cell office:value-type="string" calcext:value-type="string">
            <text:p>√ruh + *aya &gt; rohaya &gt; ropaya (caus, irreg)</text:p>
          </table:table-cell>
          <table:table-cell table:style-name="ce144" office:value-type="string" calcext:value-type="string">
            <text:p>abhi √ruh</text:p>
          </table:table-cell>
          <table:table-cell table:style-name="ce5"/>
          <table:table-cell table:style-name="ce219" office:value-type="string" calcext:value-type="string">
            <text:p>abhi + ropaya + i</text:p>
          </table:table-cell>
          <table:table-cell table:style-name="ce219" table:number-columns-repeated="2"/>
          <table:table-cell table:style-name="ce265" office:value-type="string" calcext:value-type="string">
            <text:p>u &gt; o</text:p>
            <text:p>h &gt; p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 table:style-name="ce676"/>
          <table:table-cell table:style-name="ce260" table:number-columns-repeated="2"/>
          <table:table-cell/>
          <table:table-cell table:style-name="ce537" table:number-columns-repeated="2"/>
          <table:table-cell table:style-name="ce537" office:value-type="string" calcext:value-type="string">
            <text:p>abhiroheti</text:p>
          </table:table-cell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opay</text:p>
          </table:table-cell>
          <table:table-cell table:style-name="ce5" office:value-type="string" calcext:value-type="string">
            <text:p>i aor</text:p>
          </table:table-cell>
          <table:table-cell table:style-name="ce643"/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ropeti</text:p>
          </table:table-cell>
          <table:table-cell table:formula="of:= COM.MICROSOFT.CONCAT(IF([.$AH310] = &quot;&quot;;&quot;&quot;;&quot;√&quot;);IF([.$AK310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pr</text:p>
          </table:table-cell>
          <table:table-cell table:style-name="ce35" office:value-type="string" calcext:value-type="string">
            <text:p>pr, caus of abhirūhati</text:p>
          </table:table-cell>
          <table:table-cell table:style-name="ce35" office:value-type="string" calcext:value-type="string">
            <text:p>abhirūha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puts on; bedecks oneself (with); decorates oneself (with); dresses up (in)</text:p>
          </table:table-cell>
          <table:table-cell table:style-name="ce141" office:value-type="string" calcext:value-type="string">
            <text:p>mounts on top</text:p>
          </table:table-cell>
          <table:table-cell/>
          <table:table-cell office:value-type="string" calcext:value-type="string">
            <text:p>abhirohayati</text:p>
          </table:table-cell>
          <table:table-cell table:formula="of:=[$Roots.$J$43]" office:value-type="string" office:string-value="√ruh" calcext:value-type="string">
            <text:p>√ruh</text:p>
          </table:table-cell>
          <table:table-cell table:formula="of:=[$Roots.$K$43]" office:value-type="string" office:string-value="ascend" calcext:value-type="string">
            <text:p>ascend</text:p>
          </table:table-cell>
          <table:table-cell table:formula="of:=[$Roots.$L$43]" office:value-type="string" office:string-value="1" calcext:value-type="string">
            <text:p>1</text:p>
          </table:table-cell>
          <table:table-cell table:formula="of:=[$Roots.$C$43]" office:value-type="string" office:string-value="√ruh" calcext:value-type="string">
            <text:p>√ruh</text:p>
          </table:table-cell>
          <table:table-cell table:formula="of:=[$Roots.$D$43]" office:value-type="float" office:value="0" calcext:value-type="float">
            <text:p>0</text:p>
          </table:table-cell>
          <table:table-cell table:formula="of:=[$Roots.$E$43]" office:value-type="string" office:string-value="･" calcext:value-type="string">
            <text:p>･</text:p>
          </table:table-cell>
          <table:table-cell table:formula="of:=[$Roots.$F$43]" office:value-type="string" office:string-value="1" calcext:value-type="string">
            <text:p>1</text:p>
          </table:table-cell>
          <table:table-cell office:value-type="string" calcext:value-type="string">
            <text:p>*e</text:p>
          </table:table-cell>
          <table:table-cell table:formula="of:=[$Roots.$I$43]" office:value-type="string" office:string-value="ascend, grow" calcext:value-type="string">
            <text:p>ascend, grow</text:p>
          </table:table-cell>
          <table:table-cell office:value-type="string" calcext:value-type="string">
            <text:p>√ruh + *e &gt; rohe &gt; rope (caus, irreg)</text:p>
          </table:table-cell>
          <table:table-cell table:style-name="ce144" office:value-type="string" calcext:value-type="string">
            <text:p>abhi √ruh</text:p>
          </table:table-cell>
          <table:table-cell table:style-name="ce5"/>
          <table:table-cell table:style-name="ce219" office:value-type="string" calcext:value-type="string">
            <text:p>abhi + rope + ti</text:p>
          </table:table-cell>
          <table:table-cell table:style-name="ce219" table:number-columns-repeated="2"/>
          <table:table-cell table:style-name="ce265" office:value-type="string" calcext:value-type="string">
            <text:p>u &gt; o</text:p>
            <text:p>h &gt; p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THI 71</text:p>
          </table:table-cell>
          <table:table-cell table:style-name="ce260" office:value-type="string" calcext:value-type="string">
            <text:p>subhājīvakambavanikātherīgāthā</text:p>
          </table:table-cell>
          <table:table-cell table:style-name="ce676" office:value-type="string" calcext:value-type="string">
            <text:p>kāsikasukhumāni dhāraya,</text:p>
            <text:p><text:span text:style-name="T3">abhiropehi</text:span> ca mālavaṇṇakaṃ,</text:p>
            <text:p>kañcanamaṇimuttakaṃ bahuṃ,</text:p>
            <text:p>vividhaṃ ābharaṇaṃ karomi te.</text:p>
          </table:table-cell>
          <table:table-cell table:style-name="ce260" table:number-columns-repeated="2"/>
          <table:table-cell/>
          <table:table-cell table:style-name="ce537" table:number-columns-repeated="2"/>
          <table:table-cell table:style-name="ce537" office:value-type="string" calcext:value-type="string">
            <text:p>abhiroheti</text:p>
          </table:table-cell>
          <table:table-cell table:style-name="ce355" office:value-type="string" calcext:value-type="string">
            <text:p>(THIa) <text:span text:style-name="T3">abhiropehī</text:span>'ti maṇḍanavibhūsanavasena vā sarīraṃ āropaya, alaṅ'karohī'ti attho.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abhirop</text:p>
          </table:table-cell>
          <table:table-cell table:style-name="ce5" office:value-type="string" calcext:value-type="string">
            <text:p>eti pr</text:p>
          </table:table-cell>
          <table:table-cell table:style-name="ce643"/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īru</text:p>
          </table:table-cell>
          <table:table-cell table:formula="of:= COM.MICROSOFT.CONCAT(IF([.$AH311] = &quot;&quot;;&quot;&quot;;&quot;√&quot;);IF([.$AK311] = &quot;&quot;;&quot;&quot;;&quot;√&quot;))">
            <text:p/>
          </table:table-cell>
          <table:table-cell table:style-name="ce35" office:value-type="string" calcext:value-type="string">
            <text:p>adj</text:p>
          </table:table-cell>
          <table:table-cell table:style-name="ce35" office:value-type="string" calcext:value-type="string">
            <text:p>adj, from na bhāyati</text:p>
          </table:table-cell>
          <table:table-cell table:style-name="ce35" office:value-type="string" calcext:value-type="string">
            <text:p>bhāyati</text:p>
          </table:table-cell>
          <table:table-cell table:style-name="ce35" office:value-type="string" calcext:value-type="string">
            <text:p>neg</text:p>
          </table:table-cell>
          <table:table-cell table:style-name="ce35" table:number-columns-repeated="3"/>
          <table:table-cell table:style-name="ce141" office:value-type="string" calcext:value-type="string">
            <text:p>brave; fearless</text:p>
          </table:table-cell>
          <table:table-cell table:style-name="ce141"/>
          <table:table-cell/>
          <table:table-cell office:value-type="string" calcext:value-type="string">
            <text:p>abhīru</text:p>
          </table:table-cell>
          <table:table-cell table:formula="of:=[$Roots.$J$4]" office:value-type="string" office:string-value="√bhī" calcext:value-type="string">
            <text:p>√bhī</text:p>
          </table:table-cell>
          <table:table-cell table:formula="of:=[$Roots.$K$4]" office:value-type="string" office:string-value="fear" calcext:value-type="string">
            <text:p>fear</text:p>
          </table:table-cell>
          <table:table-cell table:formula="of:=[$Roots.$L$4]" office:value-type="string" office:string-value="1, 3, 10" calcext:value-type="string">
            <text:p>1, 3, 10</text:p>
          </table:table-cell>
          <table:table-cell table:formula="of:=[$Roots.$C$4]" office:value-type="string" office:string-value="√bhī" calcext:value-type="string">
            <text:p>√bhī</text:p>
          </table:table-cell>
          <table:table-cell table:formula="of:=[$Roots.$D$4]" office:value-type="float" office:value="0" calcext:value-type="float">
            <text:p>0</text:p>
          </table:table-cell>
          <table:table-cell table:formula="of:=[$Roots.$E$4]" office:value-type="string" office:string-value="･" calcext:value-type="string">
            <text:p>･</text:p>
          </table:table-cell>
          <table:table-cell table:formula="of:=[$Roots.$F$4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]" office:value-type="string" office:string-value="fear" calcext:value-type="string">
            <text:p>fear</text:p>
          </table:table-cell>
          <table:table-cell/>
          <table:table-cell table:style-name="ce144" office:value-type="string" calcext:value-type="string">
            <text:p>√bhī</text:p>
          </table:table-cell>
          <table:table-cell table:style-name="ce5"/>
          <table:table-cell table:style-name="ce219" office:value-type="string" calcext:value-type="string">
            <text:p>na &gt; a + √bhī + ru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ru</text:p>
          </table:table-cell>
          <table:table-cell table:style-name="ce265"/>
          <table:table-cell table:style-name="ce219" office:value-type="string" calcext:value-type="string">
            <text:p>kammadhāraya</text:p>
          </table:table-cell>
          <table:table-cell table:style-name="ce539" office:value-type="string" calcext:value-type="string">
            <text:p>na + bhīru</text:p>
          </table:table-cell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īr</text:p>
          </table:table-cell>
          <table:table-cell table:style-name="ce5" office:value-type="string" calcext:value-type="string">
            <text:p>u adj</text:p>
          </table:table-cell>
          <table:table-cell table:style-name="ce643" office:value-type="string" calcext:value-type="string">
            <text:p>fearless, brave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ruci</text:p>
          </table:table-cell>
          <table:table-cell table:formula="of:= COM.MICROSOFT.CONCAT(IF([.$AH312] = &quot;&quot;;&quot;&quot;;&quot;√&quot;);IF([.$AK312] = &quot;&quot;;&quot;&quot;;&quot;√&quot;))">
            <text:p/>
          </table:table-cell>
          <table:table-cell table:number-columns-repeated="2" table:style-name="ce35" office:value-type="string" calcext:value-type="string">
            <text:p>fem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42]" office:value-type="string" office:string-value="√ruc" calcext:value-type="string">
            <text:p>√ruc</text:p>
          </table:table-cell>
          <table:table-cell table:formula="of:=[$Roots.$K$42]" office:value-type="string" office:string-value="shine" calcext:value-type="string">
            <text:p>shine</text:p>
          </table:table-cell>
          <table:table-cell table:formula="of:=[$Roots.$L$42]" office:value-type="string" office:string-value="1" calcext:value-type="string">
            <text:p>1</text:p>
          </table:table-cell>
          <table:table-cell table:formula="of:=[$Roots.$C$42]" office:value-type="string" office:string-value="√ruc" calcext:value-type="string">
            <text:p>√ruc</text:p>
          </table:table-cell>
          <table:table-cell table:formula="of:=[$Roots.$D$42]" office:value-type="float" office:value="0" calcext:value-type="float">
            <text:p>0</text:p>
          </table:table-cell>
          <table:table-cell table:formula="of:=[$Roots.$E$42]" office:value-type="string" office:string-value="･" calcext:value-type="string">
            <text:p>･</text:p>
          </table:table-cell>
          <table:table-cell table:formula="of:=[$Roots.$F$42]" office:value-type="string" office:string-value="1" calcext:value-type="string">
            <text:p>1</text:p>
          </table:table-cell>
          <table:table-cell office:value-type="string" calcext:value-type="string">
            <text:p>*a</text:p>
          </table:table-cell>
          <table:table-cell table:formula="of:=[$Roots.$I$42]" office:value-type="string" office:string-value="shine, like" calcext:value-type="string">
            <text:p>shine, like</text:p>
          </table:table-cell>
          <table:table-cell/>
          <table:table-cell table:style-name="ce144" office:value-type="string" calcext:value-type="string">
            <text:p>abhi √ruc</text:p>
          </table:table-cell>
          <table:table-cell table:style-name="ce5"/>
          <table:table-cell table:style-name="ce219" table:number-columns-repeated="3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uc</text:p>
          </table:table-cell>
          <table:table-cell table:style-name="ce5" office:value-type="string" calcext:value-type="string">
            <text:p>i fem</text:p>
          </table:table-cell>
          <table:table-cell table:style-name="ce643" office:value-type="string" calcext:value-type="string">
            <text:p>wish, longing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rucira</text:p>
          </table:table-cell>
          <table:table-cell table:formula="of:= COM.MICROSOFT.CONCAT(IF([.$AH313] = &quot;&quot;;&quot;&quot;;&quot;√&quot;);IF([.$AK313] = &quot;&quot;;&quot;&quot;;&quot;√&quot;))">
            <text:p/>
          </table:table-cell>
          <table:table-cell table:number-columns-repeated="2" table:style-name="ce35" office:value-type="string" calcext:value-type="string">
            <text:p>adj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42]" office:value-type="string" office:string-value="√ruc" calcext:value-type="string">
            <text:p>√ruc</text:p>
          </table:table-cell>
          <table:table-cell table:formula="of:=[$Roots.$K$42]" office:value-type="string" office:string-value="shine" calcext:value-type="string">
            <text:p>shine</text:p>
          </table:table-cell>
          <table:table-cell table:formula="of:=[$Roots.$L$42]" office:value-type="string" office:string-value="1" calcext:value-type="string">
            <text:p>1</text:p>
          </table:table-cell>
          <table:table-cell table:formula="of:=[$Roots.$C$42]" office:value-type="string" office:string-value="√ruc" calcext:value-type="string">
            <text:p>√ruc</text:p>
          </table:table-cell>
          <table:table-cell table:formula="of:=[$Roots.$D$42]" office:value-type="float" office:value="0" calcext:value-type="float">
            <text:p>0</text:p>
          </table:table-cell>
          <table:table-cell table:formula="of:=[$Roots.$E$42]" office:value-type="string" office:string-value="･" calcext:value-type="string">
            <text:p>･</text:p>
          </table:table-cell>
          <table:table-cell table:formula="of:=[$Roots.$F$42]" office:value-type="string" office:string-value="1" calcext:value-type="string">
            <text:p>1</text:p>
          </table:table-cell>
          <table:table-cell office:value-type="string" calcext:value-type="string">
            <text:p>*a</text:p>
          </table:table-cell>
          <table:table-cell table:formula="of:=[$Roots.$I$42]" office:value-type="string" office:string-value="shine, like" calcext:value-type="string">
            <text:p>shine, like</text:p>
          </table:table-cell>
          <table:table-cell/>
          <table:table-cell table:style-name="ce144" office:value-type="string" calcext:value-type="string">
            <text:p>abhi √ruc</text:p>
          </table:table-cell>
          <table:table-cell table:style-name="ce5"/>
          <table:table-cell table:style-name="ce219" table:number-columns-repeated="3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ucir</text:p>
          </table:table-cell>
          <table:table-cell table:style-name="ce5" office:value-type="string" calcext:value-type="string">
            <text:p>a adj</text:p>
          </table:table-cell>
          <table:table-cell table:style-name="ce643" office:value-type="string" calcext:value-type="string">
            <text:p>much pleasing, very beautiful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rucita</text:p>
          </table:table-cell>
          <table:table-cell table:formula="of:= COM.MICROSOFT.CONCAT(IF([.$AH314] = &quot;&quot;;&quot;&quot;;&quot;√&quot;);IF([.$AK314] = &quot;&quot;;&quot;&quot;;&quot;√&quot;))">
            <text:p/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42]" office:value-type="string" office:string-value="√ruc" calcext:value-type="string">
            <text:p>√ruc</text:p>
          </table:table-cell>
          <table:table-cell table:formula="of:=[$Roots.$K$42]" office:value-type="string" office:string-value="shine" calcext:value-type="string">
            <text:p>shine</text:p>
          </table:table-cell>
          <table:table-cell table:formula="of:=[$Roots.$L$42]" office:value-type="string" office:string-value="1" calcext:value-type="string">
            <text:p>1</text:p>
          </table:table-cell>
          <table:table-cell table:formula="of:=[$Roots.$C$42]" office:value-type="string" office:string-value="√ruc" calcext:value-type="string">
            <text:p>√ruc</text:p>
          </table:table-cell>
          <table:table-cell table:formula="of:=[$Roots.$D$42]" office:value-type="float" office:value="0" calcext:value-type="float">
            <text:p>0</text:p>
          </table:table-cell>
          <table:table-cell table:formula="of:=[$Roots.$E$42]" office:value-type="string" office:string-value="･" calcext:value-type="string">
            <text:p>･</text:p>
          </table:table-cell>
          <table:table-cell table:formula="of:=[$Roots.$F$42]" office:value-type="string" office:string-value="1" calcext:value-type="string">
            <text:p>1</text:p>
          </table:table-cell>
          <table:table-cell office:value-type="string" calcext:value-type="string">
            <text:p>*a</text:p>
          </table:table-cell>
          <table:table-cell table:formula="of:=[$Roots.$I$42]" office:value-type="string" office:string-value="shine, like" calcext:value-type="string">
            <text:p>shine, like</text:p>
          </table:table-cell>
          <table:table-cell/>
          <table:table-cell table:style-name="ce144" office:value-type="string" calcext:value-type="string">
            <text:p>abhi √ruc</text:p>
          </table:table-cell>
          <table:table-cell table:style-name="ce5"/>
          <table:table-cell table:style-name="ce219"/>
          <table:table-cell table:style-name="ce219" office:value-type="string" calcext:value-type="string">
            <text:p>kita</text:p>
          </table:table-cell>
          <table:table-cell table:style-name="ce219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ucit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wished for, liked, agreeable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ruda</text:p>
          </table:table-cell>
          <table:table-cell table:formula="of:= COM.MICROSOFT.CONCAT(IF([.$AH315] = &quot;&quot;;&quot;&quot;;&quot;√&quot;);IF([.$AK315] = &quot;&quot;;&quot;&quot;;&quot;√&quot;))">
            <text:p/>
          </table:table-cell>
          <table:table-cell table:style-name="ce35" office:value-type="string" calcext:value-type="string">
            <text:p>adj</text:p>
          </table:table-cell>
          <table:table-cell table:style-name="ce35" office:value-type="string" calcext:value-type="string">
            <text:p>adj, pp of abhiravati</text:p>
          </table:table-cell>
          <table:table-cell table:style-name="ce35" office:value-type="string" calcext:value-type="string">
            <text:p>abhiravati</text:p>
          </table:table-cell>
          <table:table-cell table:style-name="ce35" table:number-columns-repeated="4"/>
          <table:table-cell table:style-name="ce141" office:value-type="string" calcext:value-type="string">
            <text:p>resounding; resonating; reverberating</text:p>
          </table:table-cell>
          <table:table-cell table:style-name="ce141" office:value-type="string" calcext:value-type="string">
            <text:p>cried loudly</text:p>
          </table:table-cell>
          <table:table-cell table:number-columns-repeated="2"/>
          <table:table-cell table:formula="of:=[$Roots.$J$41]" office:value-type="string" office:string-value="√ru" calcext:value-type="string">
            <text:p>√ru</text:p>
          </table:table-cell>
          <table:table-cell table:formula="of:=[$Roots.$K$41]" office:value-type="string" office:string-value="cry" calcext:value-type="string">
            <text:p>cry</text:p>
          </table:table-cell>
          <table:table-cell table:formula="of:=[$Roots.$L$41]" office:value-type="string" office:string-value="1, 2, 6" calcext:value-type="string">
            <text:p>1, 2, 6</text:p>
          </table:table-cell>
          <table:table-cell table:formula="of:=[$Roots.$C$41]" office:value-type="string" office:string-value="√ru" calcext:value-type="string">
            <text:p>√ru</text:p>
          </table:table-cell>
          <table:table-cell table:formula="of:=[$Roots.$D$41]" office:value-type="float" office:value="0" calcext:value-type="float">
            <text:p>0</text:p>
          </table:table-cell>
          <table:table-cell table:formula="of:=[$Roots.$E$41]" office:value-type="string" office:string-value="･" calcext:value-type="string">
            <text:p>･</text:p>
          </table:table-cell>
          <table:table-cell table:formula="of:=[$Roots.$F$41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1]" office:value-type="string" office:string-value="cry, howl" calcext:value-type="string">
            <text:p>cry, howl</text:p>
          </table:table-cell>
          <table:table-cell/>
          <table:table-cell table:style-name="ce144" office:value-type="string" calcext:value-type="string">
            <text:p>abhi √ru</text:p>
          </table:table-cell>
          <table:table-cell table:style-name="ce5"/>
          <table:table-cell table:style-name="ce219" office:value-type="string" calcext:value-type="string">
            <text:p>abhi + √ru + ta &gt; d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ta</text:p>
          </table:table-cell>
          <table:table-cell table:style-name="ce265" office:value-type="string" calcext:value-type="string">
            <text:p>t &gt; d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pass1</text:p>
          </table:table-cell>
          <table:table-cell/>
          <table:table-cell table:style-name="ce5" office:value-type="string" calcext:value-type="string">
            <text:p>abhirud</text:p>
          </table:table-cell>
          <table:table-cell table:style-name="ce5" office:value-type="string" calcext:value-type="string">
            <text:p>a adj</text:p>
          </table:table-cell>
          <table:table-cell table:style-name="ce643"/>
          <table:table-cell table:number-columns-repeated="964"/>
        </table:table-row>
        <table:table-row table:style-name="ro6">
          <table:table-cell office:value-type="string" calcext:value-type="string">
            <text:p>abhiruhana</text:p>
          </table:table-cell>
          <table:table-cell office:value-type="string" calcext:value-type="string">
            <text:p>abhiruhanaṃ</text:p>
          </table:table-cell>
          <table:table-cell table:formula="of:= COM.MICROSOFT.CONCAT(IF([.$AH316] = &quot;&quot;;&quot;&quot;;&quot;√&quot;);IF([.$AK316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nt</text:p>
          </table:table-cell>
          <table:table-cell table:style-name="ce35" office:value-type="string" calcext:value-type="string">
            <text:p>nt, act, from abhirūhati</text:p>
          </table:table-cell>
          <table:table-cell table:style-name="ce35" office:value-type="string" calcext:value-type="string">
            <text:p>abhirūhati</text:p>
          </table:table-cell>
          <table:table-cell table:style-name="ce35" table:number-columns-repeated="4"/>
          <table:table-cell table:style-name="ce141" office:value-type="string" calcext:value-type="string">
            <text:p>ascending; boarding; embarking; mounting</text:p>
          </table:table-cell>
          <table:table-cell table:style-name="ce141"/>
          <table:table-cell/>
          <table:table-cell office:value-type="string" calcext:value-type="string">
            <text:p>adhirohaṇa</text:p>
          </table:table-cell>
          <table:table-cell table:formula="of:=[$Roots.$J$43]" office:value-type="string" office:string-value="√ruh" calcext:value-type="string">
            <text:p>√ruh</text:p>
          </table:table-cell>
          <table:table-cell table:formula="of:=[$Roots.$K$43]" office:value-type="string" office:string-value="ascend" calcext:value-type="string">
            <text:p>ascend</text:p>
          </table:table-cell>
          <table:table-cell table:formula="of:=[$Roots.$L$43]" office:value-type="string" office:string-value="1" calcext:value-type="string">
            <text:p>1</text:p>
          </table:table-cell>
          <table:table-cell table:formula="of:=[$Roots.$C$43]" office:value-type="string" office:string-value="√ruh" calcext:value-type="string">
            <text:p>√ruh</text:p>
          </table:table-cell>
          <table:table-cell table:formula="of:=[$Roots.$D$43]" office:value-type="float" office:value="0" calcext:value-type="float">
            <text:p>0</text:p>
          </table:table-cell>
          <table:table-cell table:formula="of:=[$Roots.$E$43]" office:value-type="string" office:string-value="･" calcext:value-type="string">
            <text:p>･</text:p>
          </table:table-cell>
          <table:table-cell table:formula="of:=[$Roots.$F$43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3]" office:value-type="string" office:string-value="ascend, grow" calcext:value-type="string">
            <text:p>ascend, grow</text:p>
          </table:table-cell>
          <table:table-cell/>
          <table:table-cell table:style-name="ce144" office:value-type="string" calcext:value-type="string">
            <text:p>abhi √ruh</text:p>
          </table:table-cell>
          <table:table-cell table:style-name="ce5"/>
          <table:table-cell table:style-name="ce219" office:value-type="string" calcext:value-type="string">
            <text:p>abhi + √ruh + an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an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VIN PAT PC 32</text:p>
          </table:table-cell>
          <table:table-cell table:style-name="ce260" office:value-type="string" calcext:value-type="string">
            <text:p>gaṇabhojanasikkhāpadaṃ</text:p>
          </table:table-cell>
          <table:table-cell office:value-type="string" calcext:value-type="string">
            <text:p>tatth'āyaṃ samayo, gilānasamayo, cīvaradānasamayo, cīvarakārasamayo, addhānagamanasamayo, nāvā-<text:span text:style-name="T3">abhiruhana</text:span>-samayo, mahāsamayo, samaṇabhattasamayo, ayaṃ tattha samayo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uhan</text:p>
          </table:table-cell>
          <table:table-cell table:style-name="ce5" office:value-type="string" calcext:value-type="string">
            <text:p>a nt</text:p>
          </table:table-cell>
          <table:table-cell table:style-name="ce643"/>
          <table:table-cell table:number-columns-repeated="964"/>
        </table:table-row>
        <table:table-row table:style-name="ro3">
          <table:table-cell office:value-type="string" calcext:value-type="string">
            <text:p>abhirūhana</text:p>
          </table:table-cell>
          <table:table-cell office:value-type="string" calcext:value-type="string">
            <text:p>abhirūhanaṃ</text:p>
          </table:table-cell>
          <table:table-cell table:formula="of:= COM.MICROSOFT.CONCAT(IF([.$AH317] = &quot;&quot;;&quot;&quot;;&quot;√&quot;);IF([.$AK317] = &quot;&quot;;&quot;&quot;;&quot;√&quot;))">
            <text:p/>
          </table:table-cell>
          <table:table-cell table:number-columns-repeated="2" table:style-name="ce35" office:value-type="string" calcext:value-type="string">
            <text:p>nt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43]" office:value-type="string" office:string-value="√ruh" calcext:value-type="string">
            <text:p>√ruh</text:p>
          </table:table-cell>
          <table:table-cell table:formula="of:=[$Roots.$K$43]" office:value-type="string" office:string-value="ascend" calcext:value-type="string">
            <text:p>ascend</text:p>
          </table:table-cell>
          <table:table-cell table:formula="of:=[$Roots.$L$43]" office:value-type="string" office:string-value="1" calcext:value-type="string">
            <text:p>1</text:p>
          </table:table-cell>
          <table:table-cell table:formula="of:=[$Roots.$C$43]" office:value-type="string" office:string-value="√ruh" calcext:value-type="string">
            <text:p>√ruh</text:p>
          </table:table-cell>
          <table:table-cell table:formula="of:=[$Roots.$D$43]" office:value-type="float" office:value="0" calcext:value-type="float">
            <text:p>0</text:p>
          </table:table-cell>
          <table:table-cell table:formula="of:=[$Roots.$E$43]" office:value-type="string" office:string-value="･" calcext:value-type="string">
            <text:p>･</text:p>
          </table:table-cell>
          <table:table-cell table:formula="of:=[$Roots.$F$43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3]" office:value-type="string" office:string-value="ascend, grow" calcext:value-type="string">
            <text:p>ascend, grow</text:p>
          </table:table-cell>
          <table:table-cell/>
          <table:table-cell table:style-name="ce144" office:value-type="string" calcext:value-type="string">
            <text:p>abhi √ruh</text:p>
          </table:table-cell>
          <table:table-cell table:style-name="ce5"/>
          <table:table-cell table:style-name="ce219" office:value-type="string" calcext:value-type="string">
            <text:p>abhi + √ruh &gt; rūh + *an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*ana</text:p>
          </table:table-cell>
          <table:table-cell table:style-name="ce265" office:value-type="string" calcext:value-type="string">
            <text:p>u &gt; ū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ūhan</text:p>
          </table:table-cell>
          <table:table-cell table:style-name="ce5" office:value-type="string" calcext:value-type="string">
            <text:p>a nt</text:p>
          </table:table-cell>
          <table:table-cell table:style-name="ce643" office:value-type="string" calcext:value-type="string">
            <text:p>ascension, climbing, embarking</text:p>
          </table:table-cell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ruhanta</text:p>
          </table:table-cell>
          <table:table-cell table:formula="of:= COM.MICROSOFT.CONCAT(IF([.$AH318] = &quot;&quot;;&quot;&quot;;&quot;√&quot;);IF([.$AK318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prp</text:p>
          </table:table-cell>
          <table:table-cell table:style-name="ce35" office:value-type="string" calcext:value-type="string">
            <text:p>prp of abhiruhati</text:p>
          </table:table-cell>
          <table:table-cell table:style-name="ce35" office:value-type="string" calcext:value-type="string">
            <text:p>abhiruha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<text:span text:style-name="T2">ascending; mounting; </text:span>climbing up</text:p>
          </table:table-cell>
          <table:table-cell table:style-name="ce141"/>
          <table:table-cell/>
          <table:table-cell office:value-type="string" calcext:value-type="string">
            <text:p>abhirohat</text:p>
          </table:table-cell>
          <table:table-cell table:formula="of:=[$Roots.$J$43]" office:value-type="string" office:string-value="√ruh" calcext:value-type="string">
            <text:p>√ruh</text:p>
          </table:table-cell>
          <table:table-cell table:formula="of:=[$Roots.$K$43]" office:value-type="string" office:string-value="ascend" calcext:value-type="string">
            <text:p>ascend</text:p>
          </table:table-cell>
          <table:table-cell table:formula="of:=[$Roots.$L$43]" office:value-type="string" office:string-value="1" calcext:value-type="string">
            <text:p>1</text:p>
          </table:table-cell>
          <table:table-cell table:formula="of:=[$Roots.$C$43]" office:value-type="string" office:string-value="√ruh" calcext:value-type="string">
            <text:p>√ruh</text:p>
          </table:table-cell>
          <table:table-cell table:formula="of:=[$Roots.$D$43]" office:value-type="float" office:value="0" calcext:value-type="float">
            <text:p>0</text:p>
          </table:table-cell>
          <table:table-cell table:formula="of:=[$Roots.$E$43]" office:value-type="string" office:string-value="･" calcext:value-type="string">
            <text:p>･</text:p>
          </table:table-cell>
          <table:table-cell table:formula="of:=[$Roots.$F$43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3]" office:value-type="string" office:string-value="ascend, grow" calcext:value-type="string">
            <text:p>ascend, grow</text:p>
          </table:table-cell>
          <table:table-cell office:value-type="string" calcext:value-type="string">
            <text:p>√ruh + a &gt; ruha</text:p>
          </table:table-cell>
          <table:table-cell table:style-name="ce144" office:value-type="string" calcext:value-type="string">
            <text:p>abhi √ruh</text:p>
          </table:table-cell>
          <table:table-cell table:style-name="ce5"/>
          <table:table-cell table:style-name="ce219" office:value-type="string" calcext:value-type="string">
            <text:p>abhi + ruha + n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nt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TH 187</text:p>
          </table:table-cell>
          <table:table-cell table:style-name="ce260" office:value-type="string" calcext:value-type="string">
            <text:p>bhaguttheragāthā</text:p>
          </table:table-cell>
          <table:table-cell office:value-type="string" calcext:value-type="string">
            <text:p>ahaṃ middhena pakato,</text:p>
            <text:p>vihārā upanikkhamiṃ,</text:p>
            <text:p>caṅkamaṃ <text:span text:style-name="T3">abhiruhanto</text:span>,</text:p>
            <text:p>tatth'eva papatiṃ chamā.</text:p>
          </table:table-cell>
          <table:table-cell table:style-name="ce260" table:number-columns-repeated="2"/>
          <table:table-cell table:style-name="ce575"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uh</text:p>
          </table:table-cell>
          <table:table-cell table:style-name="ce5" office:value-type="string" calcext:value-type="string">
            <text:p>anta prp</text:p>
          </table:table-cell>
          <table:table-cell table:style-name="ce643"/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rūhati</text:p>
          </table:table-cell>
          <table:table-cell table:formula="of:= COM.MICROSOFT.CONCAT(IF([.$AH319] = &quot;&quot;;&quot;&quot;;&quot;√&quot;);IF([.$AK319] = &quot;&quot;;&quot;&quot;;&quot;√&quot;))" office:value-type="string" office:string-value="√" calcext:value-type="string">
            <text:p>√</text:p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ascends; mounts; climbs aboard</text:p>
          </table:table-cell>
          <table:table-cell table:style-name="ce141"/>
          <table:table-cell/>
          <table:table-cell office:value-type="string" calcext:value-type="string">
            <text:p>abhirohati</text:p>
          </table:table-cell>
          <table:table-cell table:formula="of:=[$Roots.$J$43]" office:value-type="string" office:string-value="√ruh" calcext:value-type="string">
            <text:p>√ruh</text:p>
          </table:table-cell>
          <table:table-cell table:formula="of:=[$Roots.$K$43]" office:value-type="string" office:string-value="ascend" calcext:value-type="string">
            <text:p>ascend</text:p>
          </table:table-cell>
          <table:table-cell table:formula="of:=[$Roots.$L$43]" office:value-type="string" office:string-value="1" calcext:value-type="string">
            <text:p>1</text:p>
          </table:table-cell>
          <table:table-cell table:formula="of:=[$Roots.$C$43]" office:value-type="string" office:string-value="√ruh" calcext:value-type="string">
            <text:p>√ruh</text:p>
          </table:table-cell>
          <table:table-cell table:formula="of:=[$Roots.$D$43]" office:value-type="float" office:value="0" calcext:value-type="float">
            <text:p>0</text:p>
          </table:table-cell>
          <table:table-cell table:formula="of:=[$Roots.$E$43]" office:value-type="string" office:string-value="･" calcext:value-type="string">
            <text:p>･</text:p>
          </table:table-cell>
          <table:table-cell table:formula="of:=[$Roots.$F$43]" office:value-type="string" office:string-value="1" calcext:value-type="string">
            <text:p>1</text:p>
          </table:table-cell>
          <table:table-cell office:value-type="string" calcext:value-type="string">
            <text:p>*a</text:p>
          </table:table-cell>
          <table:table-cell table:formula="of:=[$Roots.$I$43]" office:value-type="string" office:string-value="ascend, grow" calcext:value-type="string">
            <text:p>ascend, grow</text:p>
          </table:table-cell>
          <table:table-cell office:value-type="string" calcext:value-type="string">
            <text:p>√ruh + *a &gt; rūha</text:p>
          </table:table-cell>
          <table:table-cell table:style-name="ce144" office:value-type="string" calcext:value-type="string">
            <text:p>abhi √ruh</text:p>
          </table:table-cell>
          <table:table-cell table:style-name="ce5"/>
          <table:table-cell table:style-name="ce219" office:value-type="string" calcext:value-type="string">
            <text:p>abhi + ruha + t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DHP 321</text:p>
          </table:table-cell>
          <table:table-cell table:style-name="ce260" office:value-type="string" calcext:value-type="string">
            <text:p>nāgavaggo</text:p>
          </table:table-cell>
          <table:table-cell office:value-type="string" calcext:value-type="string">
            <text:p>dantaṃ nayanti samitiṃ,</text:p>
            <text:p>dantaṃ rājā-<text:span text:style-name="T3">abhirūhati</text:span>,</text:p>
            <text:p>danto seṭṭho manussesu,</text:p>
            <text:p>yo'tivākyaṃ titikkhati.</text:p>
          </table:table-cell>
          <table:table-cell table:style-name="ce260" table:number-columns-repeated="2"/>
          <table:table-cell/>
          <table:table-cell table:style-name="ce537" table:number-columns-repeated="2"/>
          <table:table-cell table:style-name="ce537" office:value-type="string" calcext:value-type="string">
            <text:p>abhiruhati</text:p>
          </table:table-cell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ūh</text:p>
          </table:table-cell>
          <table:table-cell table:style-name="ce5" office:value-type="string" calcext:value-type="string">
            <text:p>ati pr</text:p>
          </table:table-cell>
          <table:table-cell table:style-name="ce643"/>
          <table:table-cell table:number-columns-repeated="964"/>
        </table:table-row>
        <table:table-row table:style-name="ro7">
          <table:table-cell office:value-type="string" calcext:value-type="string">
            <text:p>abhiruhati 1</text:p>
          </table:table-cell>
          <table:table-cell office:value-type="string" calcext:value-type="string">
            <text:p>abhiruhati</text:p>
          </table:table-cell>
          <table:table-cell table:formula="of:= COM.MICROSOFT.CONCAT(IF([.$AH320] = &quot;&quot;;&quot;&quot;;&quot;√&quot;);IF([.$AK320] = &quot;&quot;;&quot;&quot;;&quot;√&quot;))" office:value-type="string" office:string-value="√√" calcext:value-type="string">
            <text:p>√√</text:p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ascends; mounts; boards; climbs aboard</text:p>
          </table:table-cell>
          <table:table-cell table:style-name="ce141"/>
          <table:table-cell/>
          <table:table-cell office:value-type="string" calcext:value-type="string">
            <text:p>abhirohati</text:p>
          </table:table-cell>
          <table:table-cell table:formula="of:=[$Roots.$J$43]" office:value-type="string" office:string-value="√ruh" calcext:value-type="string">
            <text:p>√ruh</text:p>
          </table:table-cell>
          <table:table-cell table:formula="of:=[$Roots.$K$43]" office:value-type="string" office:string-value="ascend" calcext:value-type="string">
            <text:p>ascend</text:p>
          </table:table-cell>
          <table:table-cell table:formula="of:=[$Roots.$L$43]" office:value-type="string" office:string-value="1" calcext:value-type="string">
            <text:p>1</text:p>
          </table:table-cell>
          <table:table-cell table:formula="of:=[$Roots.$C$43]" office:value-type="string" office:string-value="√ruh" calcext:value-type="string">
            <text:p>√ruh</text:p>
          </table:table-cell>
          <table:table-cell table:formula="of:=[$Roots.$D$43]" office:value-type="float" office:value="0" calcext:value-type="float">
            <text:p>0</text:p>
          </table:table-cell>
          <table:table-cell table:formula="of:=[$Roots.$E$43]" office:value-type="string" office:string-value="･" calcext:value-type="string">
            <text:p>･</text:p>
          </table:table-cell>
          <table:table-cell table:formula="of:=[$Roots.$F$43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3]" office:value-type="string" office:string-value="ascend, grow" calcext:value-type="string">
            <text:p>ascend, grow</text:p>
          </table:table-cell>
          <table:table-cell office:value-type="string" calcext:value-type="string">
            <text:p>√ruh + a &gt; ruha</text:p>
          </table:table-cell>
          <table:table-cell table:style-name="ce144" office:value-type="string" calcext:value-type="string">
            <text:p>abhi √ruh</text:p>
          </table:table-cell>
          <table:table-cell table:style-name="ce5"/>
          <table:table-cell table:style-name="ce219" office:value-type="string" calcext:value-type="string">
            <text:p>abhi + ruha + t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MN 24</text:p>
          </table:table-cell>
          <table:table-cell table:style-name="ce260" office:value-type="string" calcext:value-type="string">
            <text:p>rathavinītasuttaṃ</text:p>
          </table:table-cell>
          <table:table-cell office:value-type="string" calcext:value-type="string">
            <text:p>atha kho, āvuso, rājā pasenadi kosalo sāvatthiyā nikkhamitvā antepuradvārā paṭhamaṃ rathavinītaṃ <text:span text:style-name="T3">abhiruheyya</text:span>, paṭhamena rathavinītena dutiyaṃ rathavinītaṃ pāpuṇeyya, paṭhamaṃ rathavinītaṃ vissajjeyya dutiyaṃ rathavinītaṃ <text:span text:style-name="T3">abhiruheyya</text:span>.</text:p>
          </table:table-cell>
          <table:table-cell table:style-name="ce260" office:value-type="string" calcext:value-type="string">
            <text:p>VIN PAT PC 28</text:p>
          </table:table-cell>
          <table:table-cell table:style-name="ce260" office:value-type="string" calcext:value-type="string">
            <text:p>nāvābhiruhanasikkhāpadaṃ</text:p>
          </table:table-cell>
          <table:table-cell office:value-type="string" calcext:value-type="string">
            <text:p>yo pana bhikkhu bhikkhuniyā saddhiṃ saṃvidhāya ekaṃ nāvaṃ <text:span text:style-name="T3">abhiruheyya</text:span> uddhaṃgāminiṃ vā adhogāminiṃ vā aññatra tiriyaṃ taraṇāya, pācittiyaṃ.</text:p>
          </table:table-cell>
          <table:table-cell table:style-name="ce537" table:number-columns-repeated="2"/>
          <table:table-cell table:style-name="ce537" office:value-type="string" calcext:value-type="string">
            <text:p>abhirūhati</text:p>
          </table:table-cell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uh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ascends, goes up</text:p>
          </table:table-cell>
          <table:table-cell table:number-columns-repeated="964"/>
        </table:table-row>
        <table:table-row table:style-name="ro5">
          <table:table-cell office:value-type="string" calcext:value-type="string">
            <text:p>abhiruhati 2</text:p>
          </table:table-cell>
          <table:table-cell office:value-type="string" calcext:value-type="string">
            <text:p>abhiruhati</text:p>
          </table:table-cell>
          <table:table-cell table:formula="of:= COM.MICROSOFT.CONCAT(IF([.$AH321] = &quot;&quot;;&quot;&quot;;&quot;√&quot;);IF([.$AK321] = &quot;&quot;;&quot;&quot;;&quot;√&quot;))" office:value-type="string" office:string-value="√" calcext:value-type="string">
            <text:p>√</text:p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rides</text:p>
          </table:table-cell>
          <table:table-cell table:style-name="ce141"/>
          <table:table-cell/>
          <table:table-cell office:value-type="string" calcext:value-type="string">
            <text:p>abhirohati</text:p>
          </table:table-cell>
          <table:table-cell table:formula="of:=[$Roots.$J$43]" office:value-type="string" office:string-value="√ruh" calcext:value-type="string">
            <text:p>√ruh</text:p>
          </table:table-cell>
          <table:table-cell table:formula="of:=[$Roots.$K$43]" office:value-type="string" office:string-value="ascend" calcext:value-type="string">
            <text:p>ascend</text:p>
          </table:table-cell>
          <table:table-cell table:formula="of:=[$Roots.$L$43]" office:value-type="string" office:string-value="1" calcext:value-type="string">
            <text:p>1</text:p>
          </table:table-cell>
          <table:table-cell table:formula="of:=[$Roots.$C$43]" office:value-type="string" office:string-value="√ruh" calcext:value-type="string">
            <text:p>√ruh</text:p>
          </table:table-cell>
          <table:table-cell table:formula="of:=[$Roots.$D$43]" office:value-type="float" office:value="0" calcext:value-type="float">
            <text:p>0</text:p>
          </table:table-cell>
          <table:table-cell table:formula="of:=[$Roots.$E$43]" office:value-type="string" office:string-value="･" calcext:value-type="string">
            <text:p>･</text:p>
          </table:table-cell>
          <table:table-cell table:formula="of:=[$Roots.$F$43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3]" office:value-type="string" office:string-value="ascend, grow" calcext:value-type="string">
            <text:p>ascend, grow</text:p>
          </table:table-cell>
          <table:table-cell office:value-type="string" calcext:value-type="string">
            <text:p>√ruh + a &gt; ruha</text:p>
          </table:table-cell>
          <table:table-cell table:style-name="ce144" office:value-type="string" calcext:value-type="string">
            <text:p>abhi √ruh</text:p>
          </table:table-cell>
          <table:table-cell table:style-name="ce5"/>
          <table:table-cell table:style-name="ce219" office:value-type="string" calcext:value-type="string">
            <text:p>abhi + ruha + t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SN 22.96</text:p>
          </table:table-cell>
          <table:table-cell table:style-name="ce260" office:value-type="string" calcext:value-type="string">
            <text:p>gomayapiṇḍasuttaṃ</text:p>
          </table:table-cell>
          <table:table-cell office:value-type="string" calcext:value-type="string">
            <text:p>tesaṃ kho pana, bhikkhu, caturāsītiyā assasahassānaṃ eko'y'eva so asso hoti yam'ahaṃ tena samayena <text:span text:style-name="T3">abhiruhāmi</text:span>, valāhako assarājā.</text:p>
          </table:table-cell>
          <table:table-cell table:style-name="ce260" table:number-columns-repeated="2"/>
          <table:table-cell/>
          <table:table-cell table:style-name="ce537" table:number-columns-repeated="2"/>
          <table:table-cell table:style-name="ce537" office:value-type="string" calcext:value-type="string">
            <text:p>abhirūhati</text:p>
          </table:table-cell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uh</text:p>
          </table:table-cell>
          <table:table-cell table:style-name="ce5" office:value-type="string" calcext:value-type="string">
            <text:p>ati pr</text:p>
          </table:table-cell>
          <table:table-cell table:style-name="ce643"/>
          <table:table-cell table:number-columns-repeated="964"/>
        </table:table-row>
        <table:table-row table:style-name="ro6">
          <table:table-cell office:value-type="string" calcext:value-type="string">
            <text:p>abhiruhati 3</text:p>
          </table:table-cell>
          <table:table-cell office:value-type="string" calcext:value-type="string">
            <text:p>abhiruhati</text:p>
          </table:table-cell>
          <table:table-cell table:formula="of:= COM.MICROSOFT.CONCAT(IF([.$AH322] = &quot;&quot;;&quot;&quot;;&quot;√&quot;);IF([.$AK322] = &quot;&quot;;&quot;&quot;;&quot;√&quot;))" office:value-type="string" office:string-value="√" calcext:value-type="string">
            <text:p>√</text:p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(of a bed) climbs (into); gets (into)</text:p>
          </table:table-cell>
          <table:table-cell table:style-name="ce141"/>
          <table:table-cell/>
          <table:table-cell office:value-type="string" calcext:value-type="string">
            <text:p>abhirohati</text:p>
          </table:table-cell>
          <table:table-cell table:formula="of:=[$Roots.$J$43]" office:value-type="string" office:string-value="√ruh" calcext:value-type="string">
            <text:p>√ruh</text:p>
          </table:table-cell>
          <table:table-cell table:formula="of:=[$Roots.$K$43]" office:value-type="string" office:string-value="ascend" calcext:value-type="string">
            <text:p>ascend</text:p>
          </table:table-cell>
          <table:table-cell table:formula="of:=[$Roots.$L$43]" office:value-type="string" office:string-value="1" calcext:value-type="string">
            <text:p>1</text:p>
          </table:table-cell>
          <table:table-cell table:formula="of:=[$Roots.$C$43]" office:value-type="string" office:string-value="√ruh" calcext:value-type="string">
            <text:p>√ruh</text:p>
          </table:table-cell>
          <table:table-cell table:formula="of:=[$Roots.$D$43]" office:value-type="float" office:value="0" calcext:value-type="float">
            <text:p>0</text:p>
          </table:table-cell>
          <table:table-cell table:formula="of:=[$Roots.$E$43]" office:value-type="string" office:string-value="･" calcext:value-type="string">
            <text:p>･</text:p>
          </table:table-cell>
          <table:table-cell table:formula="of:=[$Roots.$F$43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3]" office:value-type="string" office:string-value="ascend, grow" calcext:value-type="string">
            <text:p>ascend, grow</text:p>
          </table:table-cell>
          <table:table-cell office:value-type="string" calcext:value-type="string">
            <text:p>√ruh + a &gt; ruha</text:p>
          </table:table-cell>
          <table:table-cell table:style-name="ce144" office:value-type="string" calcext:value-type="string">
            <text:p>abhi √ruh</text:p>
          </table:table-cell>
          <table:table-cell table:style-name="ce5"/>
          <table:table-cell table:style-name="ce219" office:value-type="string" calcext:value-type="string">
            <text:p>abhi + ruha + t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THI 71</text:p>
          </table:table-cell>
          <table:table-cell table:style-name="ce260" office:value-type="string" calcext:value-type="string">
            <text:p>subhājīvakambavanikātherīgāthā</text:p>
          </table:table-cell>
          <table:table-cell table:style-name="ce676" office:value-type="string" calcext:value-type="string">
            <text:p>sudhotarajapacchadaṃ subhaṃ,</text:p>
            <text:p>goṇakatūlikasanthataṃ navaṃ,</text:p>
            <text:p><text:span text:style-name="T3">abhiruha</text:span> sayanaṃ mah'ārahaṃ,</text:p>
            <text:p>candanamaṇḍitasāragandhikaṃ.</text:p>
          </table:table-cell>
          <table:table-cell table:style-name="ce260" table:number-columns-repeated="2"/>
          <table:table-cell/>
          <table:table-cell table:style-name="ce537" table:number-columns-repeated="2"/>
          <table:table-cell table:style-name="ce537" office:value-type="string" calcext:value-type="string">
            <text:p>abhirūhati</text:p>
          </table:table-cell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uh</text:p>
          </table:table-cell>
          <table:table-cell table:style-name="ce5" office:value-type="string" calcext:value-type="string">
            <text:p>ati pr</text:p>
          </table:table-cell>
          <table:table-cell table:style-name="ce643"/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ruhi</text:p>
          </table:table-cell>
          <table:table-cell table:formula="of:= COM.MICROSOFT.CONCAT(IF([.$AH323] = &quot;&quot;;&quot;&quot;;&quot;√&quot;);IF([.$AK323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aor of abhiruhati</text:p>
          </table:table-cell>
          <table:table-cell table:style-name="ce35" office:value-type="string" calcext:value-type="string">
            <text:p>abhiruha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ascended; mounted; climbed aboard</text:p>
          </table:table-cell>
          <table:table-cell table:style-name="ce141"/>
          <table:table-cell/>
          <table:table-cell office:value-type="string" calcext:value-type="string">
            <text:p>abhiruh</text:p>
          </table:table-cell>
          <table:table-cell table:formula="of:=[$Roots.$J$43]" office:value-type="string" office:string-value="√ruh" calcext:value-type="string">
            <text:p>√ruh</text:p>
          </table:table-cell>
          <table:table-cell table:formula="of:=[$Roots.$K$43]" office:value-type="string" office:string-value="ascend" calcext:value-type="string">
            <text:p>ascend</text:p>
          </table:table-cell>
          <table:table-cell table:formula="of:=[$Roots.$L$43]" office:value-type="string" office:string-value="1" calcext:value-type="string">
            <text:p>1</text:p>
          </table:table-cell>
          <table:table-cell table:formula="of:=[$Roots.$C$43]" office:value-type="string" office:string-value="√ruh" calcext:value-type="string">
            <text:p>√ruh</text:p>
          </table:table-cell>
          <table:table-cell table:formula="of:=[$Roots.$D$43]" office:value-type="float" office:value="0" calcext:value-type="float">
            <text:p>0</text:p>
          </table:table-cell>
          <table:table-cell table:formula="of:=[$Roots.$E$43]" office:value-type="string" office:string-value="･" calcext:value-type="string">
            <text:p>･</text:p>
          </table:table-cell>
          <table:table-cell table:formula="of:=[$Roots.$F$43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3]" office:value-type="string" office:string-value="ascend, grow" calcext:value-type="string">
            <text:p>ascend, grow</text:p>
          </table:table-cell>
          <table:table-cell/>
          <table:table-cell table:style-name="ce144" office:value-type="string" calcext:value-type="string">
            <text:p>abhi √ruh</text:p>
          </table:table-cell>
          <table:table-cell table:style-name="ce5"/>
          <table:table-cell table:style-name="ce219" office:value-type="string" calcext:value-type="string">
            <text:p>abhi + √ruh + 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MN 24</text:p>
          </table:table-cell>
          <table:table-cell table:style-name="ce260" office:value-type="string" calcext:value-type="string">
            <text:p>rathavinītasuttaṃ</text:p>
          </table:table-cell>
          <table:table-cell table:style-name="ce554" office:value-type="string" calcext:value-type="string">
            <text:p>atha khv'āhaṃ sāvatthiyā nikkhamitvā antepuradvārā paṭhamaṃ rathavinītaṃ <text:span text:style-name="T3">abhiruhiṃ</text:span>. paṭhamena rathavinītena dutiyaṃ rathavinītaṃ pāpuṇiṃ, paṭhamaṃ rathavinītaṃ vissajjiṃ dutiyaṃ rathavinītaṃ <text:span text:style-name="T3">abhiruhiṃ</text:span>.</text:p>
          </table:table-cell>
          <table:table-cell table:style-name="ce260" table:number-columns-repeated="2"/>
          <table:table-cell table:style-name="ce554"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uh</text:p>
          </table:table-cell>
          <table:table-cell table:style-name="ce5" office:value-type="string" calcext:value-type="string">
            <text:p>i aor</text:p>
          </table:table-cell>
          <table:table-cell table:style-name="ce643" office:value-type="string" calcext:value-type="string">
            <text:p>ascended, went up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ruhitabba</text:p>
          </table:table-cell>
          <table:table-cell table:formula="of:= COM.MICROSOFT.CONCAT(IF([.$AH324] = &quot;&quot;;&quot;&quot;;&quot;√&quot;);IF([.$AK324] = &quot;&quot;;&quot;&quot;;&quot;√&quot;))">
            <text:p/>
          </table:table-cell>
          <table:table-cell table:style-name="ce35" office:value-type="string" calcext:value-type="string">
            <text:p>ptp</text:p>
          </table:table-cell>
          <table:table-cell table:style-name="ce35" office:value-type="string" calcext:value-type="string">
            <text:p>ptp of abhiruhati</text:p>
          </table:table-cell>
          <table:table-cell table:style-name="ce35" office:value-type="string" calcext:value-type="string">
            <text:p>abhiruhati</text:p>
          </table:table-cell>
          <table:table-cell table:style-name="ce35" table:number-columns-repeated="4"/>
          <table:table-cell table:style-name="ce141" table:number-columns-repeated="2"/>
          <table:table-cell table:number-columns-repeated="2"/>
          <table:table-cell table:formula="of:=[$Roots.$J$43]" office:value-type="string" office:string-value="√ruh" calcext:value-type="string">
            <text:p>√ruh</text:p>
          </table:table-cell>
          <table:table-cell table:formula="of:=[$Roots.$K$43]" office:value-type="string" office:string-value="ascend" calcext:value-type="string">
            <text:p>ascend</text:p>
          </table:table-cell>
          <table:table-cell table:formula="of:=[$Roots.$L$43]" office:value-type="string" office:string-value="1" calcext:value-type="string">
            <text:p>1</text:p>
          </table:table-cell>
          <table:table-cell table:formula="of:=[$Roots.$C$43]" office:value-type="string" office:string-value="√ruh" calcext:value-type="string">
            <text:p>√ruh</text:p>
          </table:table-cell>
          <table:table-cell table:formula="of:=[$Roots.$D$43]" office:value-type="float" office:value="0" calcext:value-type="float">
            <text:p>0</text:p>
          </table:table-cell>
          <table:table-cell table:formula="of:=[$Roots.$E$43]" office:value-type="string" office:string-value="･" calcext:value-type="string">
            <text:p>･</text:p>
          </table:table-cell>
          <table:table-cell table:formula="of:=[$Roots.$F$43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3]" office:value-type="string" office:string-value="ascend, grow" calcext:value-type="string">
            <text:p>ascend, grow</text:p>
          </table:table-cell>
          <table:table-cell/>
          <table:table-cell table:style-name="ce144" office:value-type="string" calcext:value-type="string">
            <text:p>abhi √ruh</text:p>
          </table:table-cell>
          <table:table-cell table:style-name="ce5"/>
          <table:table-cell table:style-name="ce219"/>
          <table:table-cell table:style-name="ce219" office:value-type="string" calcext:value-type="string">
            <text:p>kicca</text:p>
          </table:table-cell>
          <table:table-cell table:style-name="ce219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uhitabb</text:p>
          </table:table-cell>
          <table:table-cell table:style-name="ce5" office:value-type="string" calcext:value-type="string">
            <text:p>a ptp</text:p>
          </table:table-cell>
          <table:table-cell table:style-name="ce643" office:value-type="string" calcext:value-type="string">
            <text:p>should be climbed up; to be ascended</text:p>
          </table:table-cell>
          <table:table-cell table:number-columns-repeated="964"/>
        </table:table-row>
        <table:table-row table:style-name="ro3">
          <table:table-cell table:number-columns-repeated="2" office:value-type="string" calcext:value-type="string">
            <text:p>abhiruhituṃ</text:p>
          </table:table-cell>
          <table:table-cell table:formula="of:= COM.MICROSOFT.CONCAT(IF([.$AH325] = &quot;&quot;;&quot;&quot;;&quot;√&quot;);IF([.$AK325] = &quot;&quot;;&quot;&quot;;&quot;√&quot;))">
            <text:p/>
          </table:table-cell>
          <table:table-cell table:style-name="ce35" office:value-type="string" calcext:value-type="string">
            <text:p>inf</text:p>
          </table:table-cell>
          <table:table-cell table:style-name="ce35" office:value-type="string" calcext:value-type="string">
            <text:p>inf of abhiruhati</text:p>
          </table:table-cell>
          <table:table-cell table:style-name="ce35" office:value-type="string" calcext:value-type="string">
            <text:p>abhiruhati</text:p>
          </table:table-cell>
          <table:table-cell table:style-name="ce35" table:number-columns-repeated="4"/>
          <table:table-cell table:style-name="ce141" table:number-columns-repeated="2"/>
          <table:table-cell table:number-columns-repeated="2"/>
          <table:table-cell table:formula="of:=[$Roots.$J$43]" office:value-type="string" office:string-value="√ruh" calcext:value-type="string">
            <text:p>√ruh</text:p>
          </table:table-cell>
          <table:table-cell table:formula="of:=[$Roots.$K$43]" office:value-type="string" office:string-value="ascend" calcext:value-type="string">
            <text:p>ascend</text:p>
          </table:table-cell>
          <table:table-cell table:formula="of:=[$Roots.$L$43]" office:value-type="string" office:string-value="1" calcext:value-type="string">
            <text:p>1</text:p>
          </table:table-cell>
          <table:table-cell table:formula="of:=[$Roots.$C$43]" office:value-type="string" office:string-value="√ruh" calcext:value-type="string">
            <text:p>√ruh</text:p>
          </table:table-cell>
          <table:table-cell table:formula="of:=[$Roots.$D$43]" office:value-type="float" office:value="0" calcext:value-type="float">
            <text:p>0</text:p>
          </table:table-cell>
          <table:table-cell table:formula="of:=[$Roots.$E$43]" office:value-type="string" office:string-value="･" calcext:value-type="string">
            <text:p>･</text:p>
          </table:table-cell>
          <table:table-cell table:formula="of:=[$Roots.$F$43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3]" office:value-type="string" office:string-value="ascend, grow" calcext:value-type="string">
            <text:p>ascend, grow</text:p>
          </table:table-cell>
          <table:table-cell/>
          <table:table-cell table:style-name="ce144" office:value-type="string" calcext:value-type="string">
            <text:p>abhi √ruh</text:p>
          </table:table-cell>
          <table:table-cell table:style-name="ce5"/>
          <table:table-cell table:style-name="ce219" table:number-columns-repeated="3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-</text:p>
          </table:table-cell>
          <table:table-cell table:style-name="ce5"/>
          <table:table-cell table:style-name="ce643" office:value-type="string" calcext:value-type="string">
            <text:p>to climb; to ascend</text:p>
          </table:table-cell>
          <table:table-cell table:number-columns-repeated="964"/>
        </table:table-row>
        <table:table-row table:style-name="ro5">
          <table:table-cell office:value-type="string" calcext:value-type="string">
            <text:p>abhiruhitvā 1</text:p>
          </table:table-cell>
          <table:table-cell office:value-type="string" calcext:value-type="string">
            <text:p>abhiruhitvā</text:p>
          </table:table-cell>
          <table:table-cell table:formula="of:= COM.MICROSOFT.CONCAT(IF([.$AH326] = &quot;&quot;;&quot;&quot;;&quot;√&quot;);IF([.$AK326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abs</text:p>
          </table:table-cell>
          <table:table-cell table:style-name="ce35" office:value-type="string" calcext:value-type="string">
            <text:p>abs of abhiruhati</text:p>
          </table:table-cell>
          <table:table-cell table:style-name="ce35" office:value-type="string" calcext:value-type="string">
            <text:p>abhiruha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having climbed up; having climbed on top (of)</text:p>
          </table:table-cell>
          <table:table-cell table:style-name="ce141"/>
          <table:table-cell/>
          <table:table-cell office:value-type="string" calcext:value-type="string">
            <text:p>abhirūḍhvā</text:p>
          </table:table-cell>
          <table:table-cell table:formula="of:=[$Roots.$J$43]" office:value-type="string" office:string-value="√ruh" calcext:value-type="string">
            <text:p>√ruh</text:p>
          </table:table-cell>
          <table:table-cell table:formula="of:=[$Roots.$K$43]" office:value-type="string" office:string-value="ascend" calcext:value-type="string">
            <text:p>ascend</text:p>
          </table:table-cell>
          <table:table-cell table:formula="of:=[$Roots.$L$43]" office:value-type="string" office:string-value="1" calcext:value-type="string">
            <text:p>1</text:p>
          </table:table-cell>
          <table:table-cell table:formula="of:=[$Roots.$C$43]" office:value-type="string" office:string-value="√ruh" calcext:value-type="string">
            <text:p>√ruh</text:p>
          </table:table-cell>
          <table:table-cell table:formula="of:=[$Roots.$D$43]" office:value-type="float" office:value="0" calcext:value-type="float">
            <text:p>0</text:p>
          </table:table-cell>
          <table:table-cell table:formula="of:=[$Roots.$E$43]" office:value-type="string" office:string-value="･" calcext:value-type="string">
            <text:p>･</text:p>
          </table:table-cell>
          <table:table-cell table:formula="of:=[$Roots.$F$43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3]" office:value-type="string" office:string-value="ascend, grow" calcext:value-type="string">
            <text:p>ascend, grow</text:p>
          </table:table-cell>
          <table:table-cell/>
          <table:table-cell table:style-name="ce144" office:value-type="string" calcext:value-type="string">
            <text:p>abhi √ruh</text:p>
          </table:table-cell>
          <table:table-cell table:style-name="ce5"/>
          <table:table-cell table:style-name="ce219" office:value-type="string" calcext:value-type="string">
            <text:p>abhi + √ruh + itvā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VIN 2.7.7</text:p>
          </table:table-cell>
          <table:table-cell table:style-name="ce260" office:value-type="string" calcext:value-type="string">
            <text:p>pādukavaggo</text:p>
          </table:table-cell>
          <table:table-cell table:style-name="ce554" office:value-type="string" calcext:value-type="string">
            <text:p>tena kho pana samayena, rañño ambo dhuvaphalo hoti. atha kho, bhikkhave, so chapako yena so ambo ten'upasaṅkami, upasaṅkamitvā taṃ ambaṃ <text:span text:style-name="T3">abhiruhitvā</text:span> nilīno acchi.</text:p>
          </table:table-cell>
          <table:table-cell table:style-name="ce260" table:number-columns-repeated="2"/>
          <table:table-cell table:style-name="ce554"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-</text:p>
          </table:table-cell>
          <table:table-cell table:style-name="ce5"/>
          <table:table-cell table:style-name="ce643"/>
          <table:table-cell table:number-columns-repeated="964"/>
        </table:table-row>
        <table:table-row table:style-name="ro8">
          <table:table-cell office:value-type="string" calcext:value-type="string">
            <text:p>abhiruhitvā 2</text:p>
          </table:table-cell>
          <table:table-cell office:value-type="string" calcext:value-type="string">
            <text:p>abhiruhitvā</text:p>
          </table:table-cell>
          <table:table-cell table:formula="of:= COM.MICROSOFT.CONCAT(IF([.$AH327] = &quot;&quot;;&quot;&quot;;&quot;√&quot;);IF([.$AK327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abs</text:p>
          </table:table-cell>
          <table:table-cell table:style-name="ce35" office:value-type="string" calcext:value-type="string">
            <text:p>abs of abhiruhati</text:p>
          </table:table-cell>
          <table:table-cell table:style-name="ce35" office:value-type="string" calcext:value-type="string">
            <text:p>abhiruha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having ascended; having mounted; having boarded</text:p>
          </table:table-cell>
          <table:table-cell table:style-name="ce141"/>
          <table:table-cell/>
          <table:table-cell office:value-type="string" calcext:value-type="string">
            <text:p>abhirūḍhvā</text:p>
          </table:table-cell>
          <table:table-cell table:formula="of:=[$Roots.$J$43]" office:value-type="string" office:string-value="√ruh" calcext:value-type="string">
            <text:p>√ruh</text:p>
          </table:table-cell>
          <table:table-cell table:formula="of:=[$Roots.$K$43]" office:value-type="string" office:string-value="ascend" calcext:value-type="string">
            <text:p>ascend</text:p>
          </table:table-cell>
          <table:table-cell table:formula="of:=[$Roots.$L$43]" office:value-type="string" office:string-value="1" calcext:value-type="string">
            <text:p>1</text:p>
          </table:table-cell>
          <table:table-cell table:formula="of:=[$Roots.$C$43]" office:value-type="string" office:string-value="√ruh" calcext:value-type="string">
            <text:p>√ruh</text:p>
          </table:table-cell>
          <table:table-cell table:formula="of:=[$Roots.$D$43]" office:value-type="float" office:value="0" calcext:value-type="float">
            <text:p>0</text:p>
          </table:table-cell>
          <table:table-cell table:formula="of:=[$Roots.$E$43]" office:value-type="string" office:string-value="･" calcext:value-type="string">
            <text:p>･</text:p>
          </table:table-cell>
          <table:table-cell table:formula="of:=[$Roots.$F$43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3]" office:value-type="string" office:string-value="ascend, grow" calcext:value-type="string">
            <text:p>ascend, grow</text:p>
          </table:table-cell>
          <table:table-cell/>
          <table:table-cell table:style-name="ce144" office:value-type="string" calcext:value-type="string">
            <text:p>abhi √ruh</text:p>
          </table:table-cell>
          <table:table-cell table:style-name="ce5"/>
          <table:table-cell table:style-name="ce219" office:value-type="string" calcext:value-type="string">
            <text:p>abhi + √ruh + itvā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VIN 4.6.177</text:p>
          </table:table-cell>
          <table:table-cell table:style-name="ce260" office:value-type="string" calcext:value-type="string">
            <text:p>licchavī vatthu</text:p>
          </table:table-cell>
          <table:table-cell table:style-name="ce554" office:value-type="string" calcext:value-type="string">
            <text:p>atha kho vesālikā licchavī bhadrāni bhadrāni yānāni yojāpetvā bhadraṃ bhadraṃ yānaṃ <text:span text:style-name="T3">abhiruhitvā</text:span> bhadrehi bhadrehi yānehi vesāliyā niyyāsuṃ bhagavantaṃ dassanāya.</text:p>
          </table:table-cell>
          <table:table-cell table:style-name="ce260" office:value-type="string" calcext:value-type="string">
            <text:p>MN 21</text:p>
          </table:table-cell>
          <table:table-cell table:style-name="ce260" office:value-type="string" calcext:value-type="string">
            <text:p>kakacūpamasuttaṃ</text:p>
          </table:table-cell>
          <table:table-cell table:style-name="ce554" office:value-type="string" calcext:value-type="string">
            <text:p>seyyathāpi, bhikkhave, subhūmiyaṃ catumahāpathe ājaññaratho yutto assa ṭhito odhastapatodo. tam'enaṃ dakkho yogg'ācariyo assadammasārathi <text:span text:style-name="T3">abhiruhitvā</text:span>, vāmena hatthena rasmiyo gahetvā, dakkhiṇena hatthena patodaṃ gahetvā, yen'icchakaṃ yad'icchakaṃ sāreyya'pi paccāsāreyya'pi.</text:p>
          </table:table-cell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-</text:p>
          </table:table-cell>
          <table:table-cell table:style-name="ce5"/>
          <table:table-cell table:style-name="ce643"/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īruka</text:p>
          </table:table-cell>
          <table:table-cell table:formula="of:= COM.MICROSOFT.CONCAT(IF([.$AH328] = &quot;&quot;;&quot;&quot;;&quot;√&quot;);IF([.$AK328] = &quot;&quot;;&quot;&quot;;&quot;√&quot;))">
            <text:p/>
          </table:table-cell>
          <table:table-cell table:style-name="ce35" office:value-type="string" calcext:value-type="string">
            <text:p>adj</text:p>
          </table:table-cell>
          <table:table-cell table:style-name="ce35" office:value-type="string" calcext:value-type="string">
            <text:p>adj, from na bhīru</text:p>
          </table:table-cell>
          <table:table-cell table:style-name="ce35" office:value-type="string" calcext:value-type="string">
            <text:p>bhīru</text:p>
          </table:table-cell>
          <table:table-cell table:style-name="ce35" office:value-type="string" calcext:value-type="string">
            <text:p>neg</text:p>
          </table:table-cell>
          <table:table-cell table:style-name="ce35" table:number-columns-repeated="3"/>
          <table:table-cell table:style-name="ce141" table:number-columns-repeated="2"/>
          <table:table-cell/>
          <table:table-cell office:value-type="string" calcext:value-type="string">
            <text:p>abhīru +</text:p>
          </table:table-cell>
          <table:table-cell table:formula="of:=[$Roots.$J$4]" office:value-type="string" office:string-value="√bhī" calcext:value-type="string">
            <text:p>√bhī</text:p>
          </table:table-cell>
          <table:table-cell table:formula="of:=[$Roots.$K$4]" office:value-type="string" office:string-value="fear" calcext:value-type="string">
            <text:p>fear</text:p>
          </table:table-cell>
          <table:table-cell table:formula="of:=[$Roots.$L$4]" office:value-type="string" office:string-value="1, 3, 10" calcext:value-type="string">
            <text:p>1, 3, 10</text:p>
          </table:table-cell>
          <table:table-cell table:formula="of:=[$Roots.$C$4]" office:value-type="string" office:string-value="√bhī" calcext:value-type="string">
            <text:p>√bhī</text:p>
          </table:table-cell>
          <table:table-cell table:formula="of:=[$Roots.$D$4]" office:value-type="float" office:value="0" calcext:value-type="float">
            <text:p>0</text:p>
          </table:table-cell>
          <table:table-cell table:formula="of:=[$Roots.$E$4]" office:value-type="string" office:string-value="･" calcext:value-type="string">
            <text:p>･</text:p>
          </table:table-cell>
          <table:table-cell table:formula="of:=[$Roots.$F$4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]" office:value-type="string" office:string-value="fear" calcext:value-type="string">
            <text:p>fear</text:p>
          </table:table-cell>
          <table:table-cell/>
          <table:table-cell table:style-name="ce144" office:value-type="string" calcext:value-type="string">
            <text:p>√bhī</text:p>
          </table:table-cell>
          <table:table-cell table:style-name="ce5"/>
          <table:table-cell table:style-name="ce219" office:value-type="string" calcext:value-type="string">
            <text:p>na &gt; a + √bhī + ru + ka</text:p>
            <text:p>abhīru + ka</text:p>
          </table:table-cell>
          <table:table-cell table:style-name="ce219" office:value-type="string" calcext:value-type="string">
            <text:p>taddhita</text:p>
          </table:table-cell>
          <table:table-cell table:style-name="ce219" office:value-type="string" calcext:value-type="string">
            <text:p>k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īruk</text:p>
          </table:table-cell>
          <table:table-cell table:style-name="ce5" office:value-type="string" calcext:value-type="string">
            <text:p>a adj</text:p>
          </table:table-cell>
          <table:table-cell table:style-name="ce643" office:value-type="string" calcext:value-type="string">
            <text:p>fearless, brave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ruḷha</text:p>
          </table:table-cell>
          <table:table-cell table:formula="of:= COM.MICROSOFT.CONCAT(IF([.$AH329] = &quot;&quot;;&quot;&quot;;&quot;√&quot;);IF([.$AK329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 abhiruhati</text:p>
          </table:table-cell>
          <table:table-cell table:style-name="ce35" office:value-type="string" calcext:value-type="string">
            <text:p>abhiruhati</text:p>
          </table:table-cell>
          <table:table-cell table:style-name="ce35" table:number-columns-repeated="4"/>
          <table:table-cell table:style-name="ce141" office:value-type="string" calcext:value-type="string">
            <text:p>(of a ship) ascended; mounted; boarded</text:p>
          </table:table-cell>
          <table:table-cell table:style-name="ce141"/>
          <table:table-cell/>
          <table:table-cell office:value-type="string" calcext:value-type="string">
            <text:p>abhirūḍha</text:p>
          </table:table-cell>
          <table:table-cell table:formula="of:=[$Roots.$J$43]" office:value-type="string" office:string-value="√ruh" calcext:value-type="string">
            <text:p>√ruh</text:p>
          </table:table-cell>
          <table:table-cell table:formula="of:=[$Roots.$K$43]" office:value-type="string" office:string-value="ascend" calcext:value-type="string">
            <text:p>ascend</text:p>
          </table:table-cell>
          <table:table-cell table:formula="of:=[$Roots.$L$43]" office:value-type="string" office:string-value="1" calcext:value-type="string">
            <text:p>1</text:p>
          </table:table-cell>
          <table:table-cell table:formula="of:=[$Roots.$C$43]" office:value-type="string" office:string-value="√ruh" calcext:value-type="string">
            <text:p>√ruh</text:p>
          </table:table-cell>
          <table:table-cell table:formula="of:=[$Roots.$D$43]" office:value-type="float" office:value="0" calcext:value-type="float">
            <text:p>0</text:p>
          </table:table-cell>
          <table:table-cell table:formula="of:=[$Roots.$E$43]" office:value-type="string" office:string-value="･" calcext:value-type="string">
            <text:p>･</text:p>
          </table:table-cell>
          <table:table-cell table:formula="of:=[$Roots.$F$43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3]" office:value-type="string" office:string-value="ascend, grow" calcext:value-type="string">
            <text:p>ascend, grow</text:p>
          </table:table-cell>
          <table:table-cell/>
          <table:table-cell table:style-name="ce144" office:value-type="string" calcext:value-type="string">
            <text:p>abhi √ruh</text:p>
          </table:table-cell>
          <table:table-cell table:style-name="ce5"/>
          <table:table-cell table:style-name="ce219" office:value-type="string" calcext:value-type="string">
            <text:p>abhi + √ruh + ta &gt; ruḍha &gt; ruḷh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ta</text:p>
          </table:table-cell>
          <table:table-cell table:style-name="ce265" office:value-type="string" calcext:value-type="string">
            <text:p>t &gt; ḍ &gt; ḷ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VIN 2.5.3.8</text:p>
          </table:table-cell>
          <table:table-cell table:style-name="ce260" office:value-type="string" calcext:value-type="string">
            <text:p>nāvābhiruhanasikkhāpadaṃ</text:p>
          </table:table-cell>
          <table:table-cell office:value-type="string" calcext:value-type="string">
            <text:p>bhikkhuniyā <text:span text:style-name="T3">abhiruḷhe</text:span> bhikkhu abhiruhati, āpatti pācittiyassa. bhikkhumhi <text:span text:style-name="T3">abhiruḷhe</text:span> bhikkhunī abhiruhati, āpatti pācittiyassa. ubho vā abhiruhanti, āpatti pācittiyassa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uḷh</text:p>
          </table:table-cell>
          <table:table-cell table:style-name="ce5" office:value-type="string" calcext:value-type="string">
            <text:p>a pp</text:p>
          </table:table-cell>
          <table:table-cell table:style-name="ce643"/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rūḷha</text:p>
          </table:table-cell>
          <table:table-cell table:formula="of:= COM.MICROSOFT.CONCAT(IF([.$AH330] = &quot;&quot;;&quot;&quot;;&quot;√&quot;);IF([.$AK330] = &quot;&quot;;&quot;&quot;;&quot;√&quot;))">
            <text:p/>
          </table:table-cell>
          <table:table-cell table:style-name="ce35" office:value-type="string" calcext:value-type="string">
            <text:p>pp</text:p>
          </table:table-cell>
          <table:table-cell table:style-name="ce35" office:value-type="string" calcext:value-type="string">
            <text:p>pp of abhiruhati</text:p>
          </table:table-cell>
          <table:table-cell table:style-name="ce35" office:value-type="string" calcext:value-type="string">
            <text:p>abhiruhati</text:p>
          </table:table-cell>
          <table:table-cell table:style-name="ce35" table:number-columns-repeated="4"/>
          <table:table-cell table:style-name="ce141" table:number-columns-repeated="2"/>
          <table:table-cell table:number-columns-repeated="2"/>
          <table:table-cell table:formula="of:=[$Roots.$J$43]" office:value-type="string" office:string-value="√ruh" calcext:value-type="string">
            <text:p>√ruh</text:p>
          </table:table-cell>
          <table:table-cell table:formula="of:=[$Roots.$K$43]" office:value-type="string" office:string-value="ascend" calcext:value-type="string">
            <text:p>ascend</text:p>
          </table:table-cell>
          <table:table-cell table:formula="of:=[$Roots.$L$43]" office:value-type="string" office:string-value="1" calcext:value-type="string">
            <text:p>1</text:p>
          </table:table-cell>
          <table:table-cell table:formula="of:=[$Roots.$C$43]" office:value-type="string" office:string-value="√ruh" calcext:value-type="string">
            <text:p>√ruh</text:p>
          </table:table-cell>
          <table:table-cell table:formula="of:=[$Roots.$D$43]" office:value-type="float" office:value="0" calcext:value-type="float">
            <text:p>0</text:p>
          </table:table-cell>
          <table:table-cell table:formula="of:=[$Roots.$E$43]" office:value-type="string" office:string-value="･" calcext:value-type="string">
            <text:p>･</text:p>
          </table:table-cell>
          <table:table-cell table:formula="of:=[$Roots.$F$43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3]" office:value-type="string" office:string-value="ascend, grow" calcext:value-type="string">
            <text:p>ascend, grow</text:p>
          </table:table-cell>
          <table:table-cell/>
          <table:table-cell table:style-name="ce144" office:value-type="string" calcext:value-type="string">
            <text:p>abhi √ruh</text:p>
          </table:table-cell>
          <table:table-cell table:style-name="ce5"/>
          <table:table-cell table:style-name="ce219" office:value-type="string" calcext:value-type="string">
            <text:p>abhi + √ruh + ta &gt; rūḍha &gt; rūḷha</text:p>
          </table:table-cell>
          <table:table-cell table:style-name="ce219" office:value-type="string" calcext:value-type="string">
            <text:p>kita</text:p>
          </table:table-cell>
          <table:table-cell table:style-name="ce219"/>
          <table:table-cell table:style-name="ce265" office:value-type="string" calcext:value-type="string">
            <text:p><text:span text:style-name="T2">u &gt; ū</text:span></text:p>
            <text:p>t &gt; ḍ &gt; ḷ</text:p>
          </table:table-cell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ūḷh</text:p>
          </table:table-cell>
          <table:table-cell table:style-name="ce5" office:value-type="string" calcext:value-type="string">
            <text:p>a pp</text:p>
          </table:table-cell>
          <table:table-cell table:style-name="ce643" office:value-type="string" calcext:value-type="string">
            <text:p>ascended, risen up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rūpa</text:p>
          </table:table-cell>
          <table:table-cell table:formula="of:= COM.MICROSOFT.CONCAT(IF([.$AH331] = &quot;&quot;;&quot;&quot;;&quot;√&quot;);IF([.$AK331] = &quot;&quot;;&quot;&quot;;&quot;√&quot;))" office:value-type="string" office:string-value="√√" calcext:value-type="string">
            <text:p>√√</text:p>
          </table:table-cell>
          <table:table-cell table:style-name="ce35" office:value-type="string" calcext:value-type="string">
            <text:p>adj</text:p>
          </table:table-cell>
          <table:table-cell table:style-name="ce35" office:value-type="string" calcext:value-type="string">
            <text:p>adj, comp</text:p>
          </table:table-cell>
          <table:table-cell table:style-name="ce35" table:number-columns-repeated="5"/>
          <table:table-cell table:style-name="ce141" office:value-type="string" calcext:value-type="string">
            <text:p>beautiful; handsome; lovely; of fine form</text:p>
          </table:table-cell>
          <table:table-cell table:style-name="ce141"/>
          <table:table-cell/>
          <table:table-cell office:value-type="string" calcext:value-type="string">
            <text:p>abhirūpa</text:p>
          </table:table-cell>
          <table:table-cell table:number-columns-repeated="10"/>
          <table:table-cell table:style-name="ce144"/>
          <table:table-cell table:style-name="ce5" office:value-type="string" calcext:value-type="string">
            <text:p>abhi rūpa</text:p>
          </table:table-cell>
          <table:table-cell table:style-name="ce219" office:value-type="string" calcext:value-type="string">
            <text:p>abhi + rūpa</text:p>
          </table:table-cell>
          <table:table-cell table:style-name="ce219" table:number-columns-repeated="2"/>
          <table:table-cell table:style-name="ce265"/>
          <table:table-cell table:style-name="ce219" office:value-type="string" calcext:value-type="string">
            <text:p>kammadhāraya</text:p>
          </table:table-cell>
          <table:table-cell table:style-name="ce219" office:value-type="string" calcext:value-type="string">
            <text:p>abhi + rūpa</text:p>
          </table:table-cell>
          <table:table-cell/>
          <table:table-cell table:style-name="ce260" office:value-type="string" calcext:value-type="string">
            <text:p>MN 75</text:p>
          </table:table-cell>
          <table:table-cell table:style-name="ce260" office:value-type="string" calcext:value-type="string">
            <text:p>māgaṇḍiyasuttaṃ</text:p>
          </table:table-cell>
          <table:table-cell office:value-type="string" calcext:value-type="string">
            <text:p>so suṇeyya cakkhumato bhāsamānassa, chekaṃ vata, bho, odātaṃ vatthaṃ <text:span text:style-name="T3">abhirūpaṃ</text:span> nimmalaṃ sucī'ti! so odātapariyesanaṃ careyya.</text:p>
          </table:table-cell>
          <table:table-cell table:style-name="ce260" office:value-type="string" calcext:value-type="string">
            <text:p>AN 6.43</text:p>
          </table:table-cell>
          <table:table-cell table:style-name="ce260" office:value-type="string" calcext:value-type="string">
            <text:p>nāgasuttaṃ</text:p>
          </table:table-cell>
          <table:table-cell office:value-type="string" calcext:value-type="string">
            <text:p>apissu taṃ jano disvā evam'āha, <text:span text:style-name="T3">abhirūpo</text:span> vata, bho, rañño nāgo, dassanīyo vata, bho, rañño nāgo, pāsādiko vata, bho, rañño nāgo, kāy'upapanno vata, bho, rañño nāgo'ti!</text:p>
          </table:table-cell>
          <table:table-cell table:style-name="ce537" table:number-columns-repeated="3"/>
          <table:table-cell table:style-name="ce355" office:value-type="string" calcext:value-type="string">
            <text:p>(ANa) <text:span text:style-name="T3">abhirūpo vata, bho</text:span>'ti pasaṃsāvacanam'āha.</text:p>
            <text:p>(ANa) <text:span text:style-name="T3">abhirūpā</text:span>'ti uttamarūpā.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abhirūp</text:p>
          </table:table-cell>
          <table:table-cell table:style-name="ce5" office:value-type="string" calcext:value-type="string">
            <text:p>a adj</text:p>
          </table:table-cell>
          <table:table-cell table:style-name="ce643" office:value-type="string" calcext:value-type="string">
            <text:p>lovely, handsome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rūpanandātherīgāthā</text:p>
          </table:table-cell>
          <table:table-cell table:formula="of:= COM.MICROSOFT.CONCAT(IF([.$AH332] = &quot;&quot;;&quot;&quot;;&quot;√&quot;);IF([.$AK332] = &quot;&quot;;&quot;&quot;;&quot;√&quot;))">
            <text:p/>
          </table:table-cell>
          <table:table-cell table:style-name="ce47" office:value-type="string" calcext:value-type="string">
            <text:p>fem</text:p>
          </table:table-cell>
          <table:table-cell table:style-name="ce47" office:value-type="string" calcext:value-type="string">
            <text:p>fem, comp</text:p>
          </table:table-cell>
          <table:table-cell table:number-columns-repeated="5"/>
          <table:table-cell table:style-name="ce141" table:number-columns-repeated="2"/>
          <table:table-cell/>
          <table:table-cell table:style-name="ce158"/>
          <table:table-cell table:number-columns-repeated="11"/>
          <table:table-cell table:style-name="ce11"/>
          <table:table-cell table:style-name="ce515"/>
          <table:table-cell table:number-columns-repeated="4"/>
          <table:table-cell table:style-name="ce515"/>
          <table:table-cell/>
          <table:table-cell table:style-name="ce260" table:number-columns-repeated="2"/>
          <table:table-cell table:style-name="ce575"/>
          <table:table-cell table:number-columns-repeated="5"/>
          <table:table-cell table:style-name="ce167"/>
          <table:table-cell table:number-columns-repeated="3"/>
          <table:table-cell office:value-type="string" calcext:value-type="string">
            <text:p>suttas of the Therīgāthā</text:p>
          </table:table-cell>
          <table:table-cell/>
          <table:table-cell table:style-name="ce11" office:value-type="string" calcext:value-type="string">
            <text:p>abhirūpanandātherīgāth</text:p>
          </table:table-cell>
          <table:table-cell table:style-name="ce11" office:value-type="string" calcext:value-type="string">
            <text:p>ā fem</text:p>
          </table:table-cell>
          <table:table-cell office:value-type="string" calcext:value-type="string">
            <text:p>Therīgāthā 19 (THI19)</text:p>
          </table:table-cell>
          <table:table-cell table:number-columns-repeated="964"/>
        </table:table-row>
        <table:table-row table:style-name="ro1">
          <table:table-cell table:number-columns-repeated="2" office:value-type="string" calcext:value-type="string">
            <text:p>abhirūpatara</text:p>
          </table:table-cell>
          <table:table-cell table:formula="of:= COM.MICROSOFT.CONCAT(IF([.$AH333] = &quot;&quot;;&quot;&quot;;&quot;√&quot;);IF([.$AK333] = &quot;&quot;;&quot;&quot;;&quot;√&quot;))">
            <text:p/>
          </table:table-cell>
          <table:table-cell table:style-name="ce35" office:value-type="string" calcext:value-type="string">
            <text:p>adj</text:p>
          </table:table-cell>
          <table:table-cell table:style-name="ce35" office:value-type="string" calcext:value-type="string">
            <text:p>adj, compar of abhirūpa</text:p>
          </table:table-cell>
          <table:table-cell table:style-name="ce35" office:value-type="string" calcext:value-type="string">
            <text:p>abhirūpa</text:p>
          </table:table-cell>
          <table:table-cell table:style-name="ce35" table:number-columns-repeated="4"/>
          <table:table-cell table:style-name="ce141" table:number-columns-repeated="2"/>
          <table:table-cell table:number-columns-repeated="12"/>
          <table:table-cell table:style-name="ce144"/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rūpatar</text:p>
          </table:table-cell>
          <table:table-cell table:style-name="ce5" office:value-type="string" calcext:value-type="string">
            <text:p>a adj</text:p>
          </table:table-cell>
          <table:table-cell table:style-name="ce643" office:value-type="string" calcext:value-type="string">
            <text:p>more beautiful</text:p>
          </table:table-cell>
          <table:table-cell table:number-columns-repeated="964"/>
        </table:table-row>
        <table:table-row table:style-name="ro6">
          <table:table-cell table:number-columns-repeated="2" office:value-type="string" calcext:value-type="string">
            <text:p>abhiruta</text:p>
          </table:table-cell>
          <table:table-cell table:formula="of:= COM.MICROSOFT.CONCAT(IF([.$AH334] = &quot;&quot;;&quot;&quot;;&quot;√&quot;);IF([.$AK334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adj</text:p>
          </table:table-cell>
          <table:table-cell table:style-name="ce35" office:value-type="string" calcext:value-type="string">
            <text:p>adj, pp of abhiravati</text:p>
          </table:table-cell>
          <table:table-cell table:style-name="ce35" office:value-type="string" calcext:value-type="string">
            <text:p>abhiravati</text:p>
          </table:table-cell>
          <table:table-cell table:style-name="ce35" table:number-columns-repeated="4"/>
          <table:table-cell table:style-name="ce141" office:value-type="string" calcext:value-type="string">
            <text:p>resounding; resonating; reverberating</text:p>
          </table:table-cell>
          <table:table-cell table:style-name="ce141" office:value-type="string" calcext:value-type="string">
            <text:p>cried loudly</text:p>
          </table:table-cell>
          <table:table-cell/>
          <table:table-cell office:value-type="string" calcext:value-type="string">
            <text:p>abhiruta</text:p>
          </table:table-cell>
          <table:table-cell table:formula="of:=[$Roots.$J$41]" office:value-type="string" office:string-value="√ru" calcext:value-type="string">
            <text:p>√ru</text:p>
          </table:table-cell>
          <table:table-cell table:formula="of:=[$Roots.$K$41]" office:value-type="string" office:string-value="cry" calcext:value-type="string">
            <text:p>cry</text:p>
          </table:table-cell>
          <table:table-cell table:formula="of:=[$Roots.$L$41]" office:value-type="string" office:string-value="1, 2, 6" calcext:value-type="string">
            <text:p>1, 2, 6</text:p>
          </table:table-cell>
          <table:table-cell table:formula="of:=[$Roots.$C$41]" office:value-type="string" office:string-value="√ru" calcext:value-type="string">
            <text:p>√ru</text:p>
          </table:table-cell>
          <table:table-cell table:formula="of:=[$Roots.$D$41]" office:value-type="float" office:value="0" calcext:value-type="float">
            <text:p>0</text:p>
          </table:table-cell>
          <table:table-cell table:formula="of:=[$Roots.$E$41]" office:value-type="string" office:string-value="･" calcext:value-type="string">
            <text:p>･</text:p>
          </table:table-cell>
          <table:table-cell table:formula="of:=[$Roots.$F$41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1]" office:value-type="string" office:string-value="cry, howl" calcext:value-type="string">
            <text:p>cry, howl</text:p>
          </table:table-cell>
          <table:table-cell/>
          <table:table-cell table:style-name="ce144" office:value-type="string" calcext:value-type="string">
            <text:p>abhi √ru</text:p>
          </table:table-cell>
          <table:table-cell table:style-name="ce5"/>
          <table:table-cell table:style-name="ce219" office:value-type="string" calcext:value-type="string">
            <text:p>abhi + √ru + 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t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TH 262</text:p>
          </table:table-cell>
          <table:table-cell table:style-name="ce260" office:value-type="string" calcext:value-type="string">
            <text:p>tālapuṭattheragāthā</text:p>
          </table:table-cell>
          <table:table-cell office:value-type="string" calcext:value-type="string">
            <text:p>mayūrakoñca-<text:span text:style-name="T3">abhirutamhi </text:span>kānane,</text:p>
            <text:p>dīpīhi byagghehi purakkhato vasaṃ,</text:p>
            <text:p>kāye apekkhaṃ jaha mā virādhaya,</text:p>
            <text:p>itissu maṃ citta pure niyuñjasi.</text:p>
          </table:table-cell>
          <table:table-cell table:style-name="ce260" table:number-columns-repeated="2"/>
          <table:table-cell/>
          <table:table-cell table:style-name="ce537" table:number-columns-repeated="2"/>
          <table:table-cell table:style-name="ce537" office:value-type="string" calcext:value-type="string">
            <text:p>abhiruda</text:p>
          </table:table-cell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rut</text:p>
          </table:table-cell>
          <table:table-cell table:style-name="ce5" office:value-type="string" calcext:value-type="string">
            <text:p>a adj</text:p>
          </table:table-cell>
          <table:table-cell table:style-name="ce643"/>
          <table:table-cell table:number-columns-repeated="964"/>
        </table:table-row>
        <table:table-row table:style-name="ro8">
          <table:table-cell table:number-columns-repeated="2" office:value-type="string" calcext:value-type="string">
            <text:p>abhiruyha</text:p>
          </table:table-cell>
          <table:table-cell table:formula="of:= COM.MICROSOFT.CONCAT(IF([.$AH335] = &quot;&quot;;&quot;&quot;;&quot;√&quot;);IF([.$AK335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ger</text:p>
          </table:table-cell>
          <table:table-cell table:style-name="ce35" office:value-type="string" calcext:value-type="string">
            <text:p>ger of abhiruhati</text:p>
          </table:table-cell>
          <table:table-cell table:style-name="ce35" office:value-type="string" calcext:value-type="string">
            <text:p>abhiruhati</text:p>
          </table:table-cell>
          <table:table-cell table:style-name="ce35" table:number-columns-repeated="2"/>
          <table:table-cell table:style-name="ce35" office:value-type="string" calcext:value-type="string">
            <text:p>trans</text:p>
          </table:table-cell>
          <table:table-cell table:style-name="ce35" office:value-type="string" calcext:value-type="string">
            <text:p>+acc</text:p>
          </table:table-cell>
          <table:table-cell table:style-name="ce141" office:value-type="string" calcext:value-type="string">
            <text:p>ascending; climbing aboard; mounting (a horse; elephant or vehicle)</text:p>
          </table:table-cell>
          <table:table-cell table:style-name="ce141"/>
          <table:table-cell/>
          <table:table-cell office:value-type="string" calcext:value-type="string">
            <text:p>abhiruhya</text:p>
          </table:table-cell>
          <table:table-cell table:formula="of:=[$Roots.$J$43]" office:value-type="string" office:string-value="√ruh" calcext:value-type="string">
            <text:p>√ruh</text:p>
          </table:table-cell>
          <table:table-cell table:formula="of:=[$Roots.$K$43]" office:value-type="string" office:string-value="ascend" calcext:value-type="string">
            <text:p>ascend</text:p>
          </table:table-cell>
          <table:table-cell table:formula="of:=[$Roots.$L$43]" office:value-type="string" office:string-value="1" calcext:value-type="string">
            <text:p>1</text:p>
          </table:table-cell>
          <table:table-cell table:formula="of:=[$Roots.$C$43]" office:value-type="string" office:string-value="√ruh" calcext:value-type="string">
            <text:p>√ruh</text:p>
          </table:table-cell>
          <table:table-cell table:formula="of:=[$Roots.$D$43]" office:value-type="float" office:value="0" calcext:value-type="float">
            <text:p>0</text:p>
          </table:table-cell>
          <table:table-cell table:formula="of:=[$Roots.$E$43]" office:value-type="string" office:string-value="･" calcext:value-type="string">
            <text:p>･</text:p>
          </table:table-cell>
          <table:table-cell table:formula="of:=[$Roots.$F$43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3]" office:value-type="string" office:string-value="ascend, grow" calcext:value-type="string">
            <text:p>ascend, grow</text:p>
          </table:table-cell>
          <table:table-cell/>
          <table:table-cell table:style-name="ce144" office:value-type="string" calcext:value-type="string">
            <text:p>abhi √ruh</text:p>
          </table:table-cell>
          <table:table-cell table:style-name="ce5"/>
          <table:table-cell table:style-name="ce219" office:value-type="string" calcext:value-type="string">
            <text:p>abhi + √ruh + ya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SNP 7</text:p>
          </table:table-cell>
          <table:table-cell table:style-name="ce260" office:value-type="string" calcext:value-type="string">
            <text:p>vasalasuttaṃ</text:p>
            <text:p>uragavaggo 7</text:p>
          </table:table-cell>
          <table:table-cell office:value-type="string" calcext:value-type="string">
            <text:p>devayānaṃ <text:span text:style-name="T3">abhiruyha</text:span>,</text:p>
            <text:p>virajaṃ so mahāpathaṃ,</text:p>
            <text:p>kāmarāgaṃ virājetvā,</text:p>
            <text:p>brahmalok'ūpago ahu,</text:p>
            <text:p>na naṃ jāti nivāresi,</text:p>
            <text:p>brahmalok'ūpapattiyā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-</text:p>
          </table:table-cell>
          <table:table-cell table:style-name="ce5"/>
          <table:table-cell table:style-name="ce643" office:value-type="string" calcext:value-type="string">
            <text:p>having ascended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abhisadda</text:p>
          </table:table-cell>
          <table:table-cell office:value-type="string" calcext:value-type="string">
            <text:p>abhisaddo</text:p>
          </table:table-cell>
          <table:table-cell table:formula="of:= COM.MICROSOFT.CONCAT(IF([.$AH336] = &quot;&quot;;&quot;&quot;;&quot;√&quot;);IF([.$AK336] = &quot;&quot;;&quot;&quot;;&quot;√&quot;))">
            <text:p/>
          </table:table-cell>
          <table:table-cell table:number-columns-repeated="2" table:style-name="ce35" office:value-type="string" calcext:value-type="string">
            <text:p>masc</text:p>
          </table:table-cell>
          <table:table-cell table:style-name="ce35" table:number-columns-repeated="5"/>
          <table:table-cell table:style-name="ce141" table:number-columns-repeated="2"/>
          <table:table-cell table:number-columns-repeated="12"/>
          <table:table-cell table:style-name="ce144"/>
          <table:table-cell table:style-name="ce5"/>
          <table:table-cell table:style-name="ce489"/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sandhi</text:p>
          </table:table-cell>
          <table:table-cell/>
          <table:table-cell table:style-name="ce5" office:value-type="string" calcext:value-type="string">
            <text:p>abhisadd</text:p>
          </table:table-cell>
          <table:table-cell table:style-name="ce5" office:value-type="string" calcext:value-type="string">
            <text:p>a masc</text:p>
          </table:table-cell>
          <table:table-cell table:style-name="ce643" office:value-type="string" calcext:value-type="string">
            <text:p>the word "abhi"</text:p>
          </table:table-cell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saddahanta</text:p>
          </table:table-cell>
          <table:table-cell table:formula="of:= COM.MICROSOFT.CONCAT(IF([.$AH337] = &quot;&quot;;&quot;&quot;;&quot;√&quot;);IF([.$AK337] = &quot;&quot;;&quot;&quot;;&quot;√&quot;))">
            <text:p/>
          </table:table-cell>
          <table:table-cell table:style-name="ce35" office:value-type="string" calcext:value-type="string">
            <text:p>prp</text:p>
          </table:table-cell>
          <table:table-cell table:style-name="ce35" office:value-type="string" calcext:value-type="string">
            <text:p><text:span text:style-name="T1">prp of abhisaddahati</text:span></text:p>
          </table:table-cell>
          <table:table-cell table:style-name="ce35" office:value-type="string" calcext:value-type="string">
            <text:p>abhisaddahati</text:p>
          </table:table-cell>
          <table:table-cell table:style-name="ce35" table:number-columns-repeated="2"/>
          <table:table-cell table:style-name="ce35" office:value-type="string" calcext:value-type="string">
            <text:p>intrans</text:p>
          </table:table-cell>
          <table:table-cell table:style-name="ce35" office:value-type="string" calcext:value-type="string">
            <text:p>+loc</text:p>
          </table:table-cell>
          <table:table-cell table:style-name="ce141" office:value-type="string" calcext:value-type="string">
            <text:p>truly believing (in); having total trust (in); having complete confidence (in)</text:p>
          </table:table-cell>
          <table:table-cell table:style-name="ce141"/>
          <table:table-cell/>
          <table:table-cell office:value-type="string" calcext:value-type="string">
            <text:p>abhiśraddadhat</text:p>
          </table:table-cell>
          <table:table-cell table:formula="of:=[$Roots.$J$6]" office:value-type="string" office:string-value="√dhā" calcext:value-type="string">
            <text:p>√dhā</text:p>
          </table:table-cell>
          <table:table-cell table:formula="of:=[$Roots.$K$6]" office:value-type="string" office:string-value="put" calcext:value-type="string">
            <text:p>put</text:p>
          </table:table-cell>
          <table:table-cell table:formula="of:=[$Roots.$L$6]" office:value-type="string" office:string-value="1, 2, 3" calcext:value-type="string">
            <text:p>1, 2, 3</text:p>
          </table:table-cell>
          <table:table-cell table:formula="of:=[$Roots.$C$6]" office:value-type="string" office:string-value="√dhā" calcext:value-type="string">
            <text:p>√dhā</text:p>
          </table:table-cell>
          <table:table-cell table:formula="of:=[$Roots.$D$6]" office:value-type="float" office:value="0" calcext:value-type="float">
            <text:p>0</text:p>
          </table:table-cell>
          <table:table-cell table:formula="of:=[$Roots.$E$6]" office:value-type="string" office:string-value="･" calcext:value-type="string">
            <text:p>･</text:p>
          </table:table-cell>
          <table:table-cell table:formula="of:=[$Roots.$F$6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6]" office:value-type="string" office:string-value="place, support" calcext:value-type="string">
            <text:p>place, support</text:p>
          </table:table-cell>
          <table:table-cell office:value-type="string" calcext:value-type="string">
            <text:p>√dhā + a &gt; dhā &gt; daha (irreg)</text:p>
          </table:table-cell>
          <table:table-cell table:style-name="ce144" office:value-type="string" calcext:value-type="string">
            <text:p>abhi sad √dhā</text:p>
          </table:table-cell>
          <table:table-cell table:style-name="ce5"/>
          <table:table-cell table:style-name="ce219" office:value-type="string" calcext:value-type="string">
            <text:p>abhi + sad + daha + nt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nt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saddah</text:p>
          </table:table-cell>
          <table:table-cell table:style-name="ce5" office:value-type="string" calcext:value-type="string">
            <text:p>anta prp</text:p>
          </table:table-cell>
          <table:table-cell table:style-name="ce643"/>
          <table:table-cell table:number-columns-repeated="964"/>
        </table:table-row>
        <table:table-row table:style-name="ro5">
          <table:table-cell table:number-columns-repeated="2" office:value-type="string" calcext:value-type="string">
            <text:p>abhisaddahati</text:p>
          </table:table-cell>
          <table:table-cell table:formula="of:= COM.MICROSOFT.CONCAT(IF([.$AH338] = &quot;&quot;;&quot;&quot;;&quot;√&quot;);IF([.$AK338] = &quot;&quot;;&quot;&quot;;&quot;√&quot;))" office:value-type="string" office:string-value="√" calcext:value-type="string">
            <text:p>√</text:p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intrans</text:p>
          </table:table-cell>
          <table:table-cell table:style-name="ce35" office:value-type="string" calcext:value-type="string">
            <text:p>+loc</text:p>
          </table:table-cell>
          <table:table-cell table:style-name="ce141" office:value-type="string" calcext:value-type="string">
            <text:p>truly believes (in); has total trust (in); has complete confidence (in)</text:p>
          </table:table-cell>
          <table:table-cell table:style-name="ce141"/>
          <table:table-cell/>
          <table:table-cell office:value-type="string" calcext:value-type="string">
            <text:p>abhiśraddadhāti</text:p>
          </table:table-cell>
          <table:table-cell table:formula="of:=[$Roots.$J$6]" office:value-type="string" office:string-value="√dhā" calcext:value-type="string">
            <text:p>√dhā</text:p>
          </table:table-cell>
          <table:table-cell table:formula="of:=[$Roots.$K$6]" office:value-type="string" office:string-value="put" calcext:value-type="string">
            <text:p>put</text:p>
          </table:table-cell>
          <table:table-cell table:formula="of:=[$Roots.$L$6]" office:value-type="string" office:string-value="1, 2, 3" calcext:value-type="string">
            <text:p>1, 2, 3</text:p>
          </table:table-cell>
          <table:table-cell table:formula="of:=[$Roots.$C$6]" office:value-type="string" office:string-value="√dhā" calcext:value-type="string">
            <text:p>√dhā</text:p>
          </table:table-cell>
          <table:table-cell table:formula="of:=[$Roots.$D$6]" office:value-type="float" office:value="0" calcext:value-type="float">
            <text:p>0</text:p>
          </table:table-cell>
          <table:table-cell table:formula="of:=[$Roots.$E$6]" office:value-type="string" office:string-value="･" calcext:value-type="string">
            <text:p>･</text:p>
          </table:table-cell>
          <table:table-cell table:formula="of:=[$Roots.$F$6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6]" office:value-type="string" office:string-value="place, support" calcext:value-type="string">
            <text:p>place, support</text:p>
          </table:table-cell>
          <table:table-cell office:value-type="string" calcext:value-type="string">
            <text:p>√dhā + a &gt; dhā &gt; daha (irreg)</text:p>
          </table:table-cell>
          <table:table-cell table:style-name="ce144" office:value-type="string" calcext:value-type="string">
            <text:p>abhi sad √dhā</text:p>
          </table:table-cell>
          <table:table-cell table:style-name="ce5"/>
          <table:table-cell table:style-name="ce219" office:value-type="string" calcext:value-type="string">
            <text:p>abhi + sad + daha + t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SN 48.50</text:p>
          </table:table-cell>
          <table:table-cell table:style-name="ce260" office:value-type="string" calcext:value-type="string">
            <text:p>āpaṇasuttaṃ</text:p>
          </table:table-cell>
          <table:table-cell office:value-type="string" calcext:value-type="string">
            <text:p>evaṃ <text:span text:style-name="T3">abhisaddahati</text:span>, ime kho te dhammā ye me pubbe sutavā ahesuṃ, ten'āhaṃ eta'r'ahi kāyena ca phusitvā viharāmi, paññāya ca ativijjha passāmī'ti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saddah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believes in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saddahi</text:p>
          </table:table-cell>
          <table:table-cell table:formula="of:= COM.MICROSOFT.CONCAT(IF([.$AH339] = &quot;&quot;;&quot;&quot;;&quot;√&quot;);IF([.$AK339] = &quot;&quot;;&quot;&quot;;&quot;√&quot;))">
            <text:p/>
          </table:table-cell>
          <table:table-cell table:style-name="ce35" office:value-type="string" calcext:value-type="string">
            <text:p>aor</text:p>
          </table:table-cell>
          <table:table-cell table:style-name="ce35" office:value-type="string" calcext:value-type="string">
            <text:p>aor of abhisaddahati</text:p>
          </table:table-cell>
          <table:table-cell table:style-name="ce35" office:value-type="string" calcext:value-type="string">
            <text:p>abhisaddahati</text:p>
          </table:table-cell>
          <table:table-cell table:style-name="ce35" table:number-columns-repeated="2"/>
          <table:table-cell table:style-name="ce35" office:value-type="string" calcext:value-type="string">
            <text:p>intrans</text:p>
          </table:table-cell>
          <table:table-cell table:style-name="ce35" office:value-type="string" calcext:value-type="string">
            <text:p>+loc</text:p>
          </table:table-cell>
          <table:table-cell table:style-name="ce141" table:number-columns-repeated="2"/>
          <table:table-cell table:number-columns-repeated="2"/>
          <table:table-cell table:formula="of:=[$Roots.$J$6]" office:value-type="string" office:string-value="√dhā" calcext:value-type="string">
            <text:p>√dhā</text:p>
          </table:table-cell>
          <table:table-cell table:formula="of:=[$Roots.$K$6]" office:value-type="string" office:string-value="put" calcext:value-type="string">
            <text:p>put</text:p>
          </table:table-cell>
          <table:table-cell table:formula="of:=[$Roots.$L$6]" office:value-type="string" office:string-value="1, 2, 3" calcext:value-type="string">
            <text:p>1, 2, 3</text:p>
          </table:table-cell>
          <table:table-cell table:formula="of:=[$Roots.$C$6]" office:value-type="string" office:string-value="√dhā" calcext:value-type="string">
            <text:p>√dhā</text:p>
          </table:table-cell>
          <table:table-cell table:formula="of:=[$Roots.$D$6]" office:value-type="float" office:value="0" calcext:value-type="float">
            <text:p>0</text:p>
          </table:table-cell>
          <table:table-cell table:formula="of:=[$Roots.$E$6]" office:value-type="string" office:string-value="･" calcext:value-type="string">
            <text:p>･</text:p>
          </table:table-cell>
          <table:table-cell table:formula="of:=[$Roots.$F$6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6]" office:value-type="string" office:string-value="place, support" calcext:value-type="string">
            <text:p>place, support</text:p>
          </table:table-cell>
          <table:table-cell office:value-type="string" calcext:value-type="string">
            <text:p>√dhā + a &gt; dhā &gt; daha (irreg)</text:p>
          </table:table-cell>
          <table:table-cell table:style-name="ce144" office:value-type="string" calcext:value-type="string">
            <text:p>abhi sad √dhā</text:p>
          </table:table-cell>
          <table:table-cell table:style-name="ce5"/>
          <table:table-cell table:style-name="ce219" office:value-type="string" calcext:value-type="string">
            <text:p>abhi + sad + daha +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saddah</text:p>
          </table:table-cell>
          <table:table-cell table:style-name="ce5" office:value-type="string" calcext:value-type="string">
            <text:p>i aor</text:p>
          </table:table-cell>
          <table:table-cell table:style-name="ce643" office:value-type="string" calcext:value-type="string">
            <text:p>believed in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sajati</text:p>
          </table:table-cell>
          <table:table-cell table:formula="of:= COM.MICROSOFT.CONCAT(IF([.$AH340] = &quot;&quot;;&quot;&quot;;&quot;√&quot;);IF([.$AK340] = &quot;&quot;;&quot;&quot;;&quot;√&quot;))">
            <text:p/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45]" office:value-type="string" office:string-value="√sṛj" calcext:value-type="string">
            <text:p>√sṛj</text:p>
          </table:table-cell>
          <table:table-cell table:formula="of:=[$Roots.$K$45]" office:value-type="string" office:string-value="send forth" calcext:value-type="string">
            <text:p>send forth</text:p>
          </table:table-cell>
          <table:table-cell table:formula="of:=[$Roots.$L$45]" office:value-type="string" office:string-value="1, 6" calcext:value-type="string">
            <text:p>1, 6</text:p>
          </table:table-cell>
          <table:table-cell table:formula="of:=[$Roots.$C$45]" office:value-type="string" office:string-value="√saj" calcext:value-type="string">
            <text:p>√saj</text:p>
          </table:table-cell>
          <table:table-cell table:formula="of:=[$Roots.$D$45]" office:value-type="string" office:string-value="ssaj" calcext:value-type="string">
            <text:p>ssaj</text:p>
          </table:table-cell>
          <table:table-cell table:formula="of:=[$Roots.$E$45]" office:value-type="string" office:string-value="･" calcext:value-type="string">
            <text:p>･</text:p>
          </table:table-cell>
          <table:table-cell table:formula="of:=[$Roots.$F$45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5]" office:value-type="string" office:string-value="relinquish, let loose" calcext:value-type="string">
            <text:p>relinquish, let loose</text:p>
          </table:table-cell>
          <table:table-cell office:value-type="string" calcext:value-type="string">
            <text:p>√saj + a &gt; saja</text:p>
          </table:table-cell>
          <table:table-cell table:style-name="ce144" office:value-type="string" calcext:value-type="string">
            <text:p>abhi √saj</text:p>
          </table:table-cell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saj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reviles; offends</text:p>
          </table:table-cell>
          <table:table-cell table:number-columns-repeated="964"/>
        </table:table-row>
        <table:table-row table:style-name="ro4">
          <table:table-cell table:number-columns-repeated="2" office:value-type="string" calcext:value-type="string">
            <text:p>abhisajjanā</text:p>
          </table:table-cell>
          <table:table-cell table:formula="of:= COM.MICROSOFT.CONCAT(IF([.$AH341] = &quot;&quot;;&quot;&quot;;&quot;√&quot;);IF([.$AK341] = &quot;&quot;;&quot;&quot;;&quot;√&quot;))">
            <text:p/>
          </table:table-cell>
          <table:table-cell table:number-columns-repeated="2" table:style-name="ce35" office:value-type="string" calcext:value-type="string">
            <text:p>fem</text:p>
          </table:table-cell>
          <table:table-cell table:style-name="ce35" table:number-columns-repeated="5"/>
          <table:table-cell table:style-name="ce141" table:number-columns-repeated="2"/>
          <table:table-cell table:number-columns-repeated="2"/>
          <table:table-cell table:formula="of:=[$Roots.$J$47]" office:value-type="string" office:string-value="√sṛj" calcext:value-type="string">
            <text:p>√sṛj</text:p>
          </table:table-cell>
          <table:table-cell table:formula="of:=[$Roots.$K$47]" office:value-type="string" office:string-value="send forth" calcext:value-type="string">
            <text:p>send forth</text:p>
          </table:table-cell>
          <table:table-cell table:formula="of:=[$Roots.$L$47]" office:value-type="string" office:string-value="6" calcext:value-type="string">
            <text:p>6</text:p>
          </table:table-cell>
          <table:table-cell table:formula="of:=[$Roots.$C$47]" office:value-type="string" office:string-value="√sajj" calcext:value-type="string">
            <text:p>√sajj</text:p>
          </table:table-cell>
          <table:table-cell table:formula="of:=[$Roots.$D$47]" office:value-type="string" office:string-value="ssajj" calcext:value-type="string">
            <text:p>ssajj</text:p>
          </table:table-cell>
          <table:table-cell table:formula="of:=[$Roots.$E$47]" office:value-type="string" office:string-value="･" calcext:value-type="string">
            <text:p>･</text:p>
          </table:table-cell>
          <table:table-cell table:formula="of:=[$Roots.$F$47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7]" office:value-type="string" office:string-value="relinquish, let loose" calcext:value-type="string">
            <text:p>relinquish, let loose</text:p>
          </table:table-cell>
          <table:table-cell/>
          <table:table-cell table:style-name="ce144" office:value-type="string" calcext:value-type="string">
            <text:p>abhi √sajj</text:p>
          </table:table-cell>
          <table:table-cell table:style-name="ce5"/>
          <table:table-cell table:style-name="ce515"/>
          <table:table-cell table:style-name="ce219" table:number-columns-repeated="2"/>
          <table:table-cell table:style-name="ce265"/>
          <table:table-cell table:style-name="ce219"/>
          <table:table-cell table:style-name="ce515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2"/>
          <table:table-cell table:style-name="ce265" office:value-type="string" calcext:value-type="string">
            <text:p>ncped</text:p>
          </table:table-cell>
          <table:table-cell/>
          <table:table-cell table:style-name="ce11" office:value-type="string" calcext:value-type="string">
            <text:p>abhisajjan</text:p>
          </table:table-cell>
          <table:table-cell table:style-name="ce5" office:value-type="string" calcext:value-type="string">
            <text:p>ā fem</text:p>
          </table:table-cell>
          <table:table-cell table:style-name="ce643" office:value-type="string" calcext:value-type="string">
            <text:p>offence; attachment</text:p>
          </table:table-cell>
          <table:table-cell table:number-columns-repeated="964"/>
        </table:table-row>
        <table:table-row table:style-name="ro5">
          <table:table-cell office:value-type="string" calcext:value-type="string">
            <text:p>abhisajjana 1</text:p>
          </table:table-cell>
          <table:table-cell office:value-type="string" calcext:value-type="string">
            <text:p>abhisajjana</text:p>
          </table:table-cell>
          <table:table-cell table:formula="of:= COM.MICROSOFT.CONCAT(IF([.$AH342] = &quot;&quot;;&quot;&quot;;&quot;√&quot;);IF([.$AK342] = &quot;&quot;;&quot;&quot;;&quot;√&quot;))" office:value-type="string" office:string-value="√" calcext:value-type="string">
            <text:p>√</text:p>
          </table:table-cell>
          <table:table-cell table:style-name="ce35" office:value-type="string" calcext:value-type="string">
            <text:p>adj</text:p>
          </table:table-cell>
          <table:table-cell table:style-name="ce35" office:value-type="string" calcext:value-type="string">
            <text:p>adj, from abhisajjati</text:p>
          </table:table-cell>
          <table:table-cell table:style-name="ce35" office:value-type="string" calcext:value-type="string">
            <text:p>abhisajjati</text:p>
          </table:table-cell>
          <table:table-cell table:style-name="ce35" table:number-columns-repeated="4"/>
          <table:table-cell table:style-name="ce141" office:value-type="string" calcext:value-type="string">
            <text:p>abusing; offending; cursing angrily</text:p>
          </table:table-cell>
          <table:table-cell table:style-name="ce141" office:value-type="string" calcext:value-type="string">
            <text:p>letting loose</text:p>
          </table:table-cell>
          <table:table-cell/>
          <table:table-cell office:value-type="string" calcext:value-type="string">
            <text:p>abhisartṛ</text:p>
          </table:table-cell>
          <table:table-cell table:formula="of:=[$Roots.$J$47]" office:value-type="string" office:string-value="√sṛj" calcext:value-type="string">
            <text:p>√sṛj</text:p>
          </table:table-cell>
          <table:table-cell table:formula="of:=[$Roots.$K$47]" office:value-type="string" office:string-value="send forth" calcext:value-type="string">
            <text:p>send forth</text:p>
          </table:table-cell>
          <table:table-cell table:formula="of:=[$Roots.$L$47]" office:value-type="string" office:string-value="6" calcext:value-type="string">
            <text:p>6</text:p>
          </table:table-cell>
          <table:table-cell table:formula="of:=[$Roots.$C$47]" office:value-type="string" office:string-value="√sajj" calcext:value-type="string">
            <text:p>√sajj</text:p>
          </table:table-cell>
          <table:table-cell table:formula="of:=[$Roots.$D$47]" office:value-type="string" office:string-value="ssajj" calcext:value-type="string">
            <text:p>ssajj</text:p>
          </table:table-cell>
          <table:table-cell table:formula="of:=[$Roots.$E$47]" office:value-type="string" office:string-value="･" calcext:value-type="string">
            <text:p>･</text:p>
          </table:table-cell>
          <table:table-cell table:formula="of:=[$Roots.$F$47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7]" office:value-type="string" office:string-value="relinquish, let loose" calcext:value-type="string">
            <text:p>relinquish, let loose</text:p>
          </table:table-cell>
          <table:table-cell/>
          <table:table-cell table:style-name="ce144" office:value-type="string" calcext:value-type="string">
            <text:p>abhi √sajj</text:p>
          </table:table-cell>
          <table:table-cell table:style-name="ce5"/>
          <table:table-cell table:style-name="ce219" office:value-type="string" calcext:value-type="string">
            <text:p>abhi + √sajj + an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an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AN 10.176</text:p>
          </table:table-cell>
          <table:table-cell table:style-name="ce260" office:value-type="string" calcext:value-type="string">
            <text:p>cundasuttaṃ</text:p>
          </table:table-cell>
          <table:table-cell office:value-type="string" calcext:value-type="string">
            <text:p>pharusavāco hoti. yā sā vācā aṇḍakā kakkasā parakaṭukā <text:span text:style-name="T11">para-</text:span><text:span text:style-name="T3">abhisajjanī</text:span> kodhasāmantā asamādhisaṃvattanikā, tathārūpiṃ vācaṃ bhāsitā hoti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 office:value-type="string" calcext:value-type="string">
            <text:p>(MNa) <text:span text:style-name="T3">par'ābhisajjanī</text:span>'ti kuṭilakaṇṭakasākhā viya mammesu vijjhitvā paresaṃ abhisajjanī gantu'kāmānam'pi gantuṃ adatvā lagganakārī.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abhisajjan</text:p>
          </table:table-cell>
          <table:table-cell table:style-name="ce5" office:value-type="string" calcext:value-type="string">
            <text:p>aī adj</text:p>
          </table:table-cell>
          <table:table-cell table:style-name="ce643"/>
          <table:table-cell table:number-columns-repeated="964"/>
        </table:table-row>
        <table:table-row table:style-name="ro4">
          <table:table-cell office:value-type="string" calcext:value-type="string">
            <text:p>abhisajjana 2</text:p>
          </table:table-cell>
          <table:table-cell office:value-type="string" calcext:value-type="string">
            <text:p>abhisajjanaṃ</text:p>
          </table:table-cell>
          <table:table-cell table:formula="of:= COM.MICROSOFT.CONCAT(IF([.$AH343] = &quot;&quot;;&quot;&quot;;&quot;√&quot;);IF([.$AK343] = &quot;&quot;;&quot;&quot;;&quot;√&quot;))">
            <text:p/>
          </table:table-cell>
          <table:table-cell table:style-name="ce35" office:value-type="string" calcext:value-type="string">
            <text:p>nt</text:p>
          </table:table-cell>
          <table:table-cell table:style-name="ce35" office:value-type="string" calcext:value-type="string">
            <text:p>nt, from abhisajjati</text:p>
          </table:table-cell>
          <table:table-cell table:style-name="ce35" office:value-type="string" calcext:value-type="string">
            <text:p>abhisajjati</text:p>
          </table:table-cell>
          <table:table-cell table:style-name="ce35" table:number-columns-repeated="4"/>
          <table:table-cell table:style-name="ce141" table:number-columns-repeated="2"/>
          <table:table-cell table:number-columns-repeated="2"/>
          <table:table-cell table:formula="of:=[$Roots.$J$47]" office:value-type="string" office:string-value="√sṛj" calcext:value-type="string">
            <text:p>√sṛj</text:p>
          </table:table-cell>
          <table:table-cell table:formula="of:=[$Roots.$K$47]" office:value-type="string" office:string-value="send forth" calcext:value-type="string">
            <text:p>send forth</text:p>
          </table:table-cell>
          <table:table-cell table:formula="of:=[$Roots.$L$47]" office:value-type="string" office:string-value="6" calcext:value-type="string">
            <text:p>6</text:p>
          </table:table-cell>
          <table:table-cell table:formula="of:=[$Roots.$C$47]" office:value-type="string" office:string-value="√sajj" calcext:value-type="string">
            <text:p>√sajj</text:p>
          </table:table-cell>
          <table:table-cell table:formula="of:=[$Roots.$D$47]" office:value-type="string" office:string-value="ssajj" calcext:value-type="string">
            <text:p>ssajj</text:p>
          </table:table-cell>
          <table:table-cell table:formula="of:=[$Roots.$E$47]" office:value-type="string" office:string-value="･" calcext:value-type="string">
            <text:p>･</text:p>
          </table:table-cell>
          <table:table-cell table:formula="of:=[$Roots.$F$47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7]" office:value-type="string" office:string-value="relinquish, let loose" calcext:value-type="string">
            <text:p>relinquish, let loose</text:p>
          </table:table-cell>
          <table:table-cell/>
          <table:table-cell table:style-name="ce144" office:value-type="string" calcext:value-type="string">
            <text:p>abhi √sajj</text:p>
          </table:table-cell>
          <table:table-cell table:style-name="ce5"/>
          <table:table-cell table:style-name="ce219" office:value-type="string" calcext:value-type="string">
            <text:p>abhi + √sajj + ana</text:p>
          </table:table-cell>
          <table:table-cell table:style-name="ce219" office:value-type="string" calcext:value-type="string">
            <text:p>kita</text:p>
          </table:table-cell>
          <table:table-cell table:style-name="ce219" office:value-type="string" calcext:value-type="string">
            <text:p>ana</text:p>
          </table:table-cell>
          <table:table-cell table:style-name="ce265"/>
          <table:table-cell table:style-name="ce219"/>
          <table:table-cell table:style-name="ce539"/>
          <table:table-cell/>
          <table:table-cell table:style-name="ce260" table:number-columns-repeated="2"/>
          <table:table-cell/>
          <table:table-cell table:style-name="ce260" table:number-columns-repeated="2"/>
          <table:table-cell/>
          <table:table-cell table:style-name="ce537" table:number-columns-repeated="3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sajjan</text:p>
          </table:table-cell>
          <table:table-cell table:style-name="ce5" office:value-type="string" calcext:value-type="string">
            <text:p>a nt</text:p>
          </table:table-cell>
          <table:table-cell table:style-name="ce643" office:value-type="string" calcext:value-type="string">
            <text:p>cleaving, anger</text:p>
          </table:table-cell>
          <table:table-cell table:number-columns-repeated="964"/>
        </table:table-row>
        <table:table-row table:style-name="ro6">
          <table:table-cell office:value-type="string" calcext:value-type="string">
            <text:p>abhisajjati 1</text:p>
          </table:table-cell>
          <table:table-cell office:value-type="string" calcext:value-type="string">
            <text:p>abhisajjati</text:p>
          </table:table-cell>
          <table:table-cell table:formula="of:= COM.MICROSOFT.CONCAT(IF([.$AH344] = &quot;&quot;;&quot;&quot;;&quot;√&quot;);IF([.$AK344] = &quot;&quot;;&quot;&quot;;&quot;√&quot;))" office:value-type="string" office:string-value="√" calcext:value-type="string">
            <text:p>√</text:p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2"/>
          <table:table-cell table:style-name="ce35" office:value-type="string" calcext:value-type="string">
            <text:p>pass</text:p>
          </table:table-cell>
          <table:table-cell table:style-name="ce35" office:value-type="string" calcext:value-type="string">
            <text:p>intrans</text:p>
          </table:table-cell>
          <table:table-cell table:style-name="ce35" office:value-type="string" calcext:value-type="string">
            <text:p>+loc</text:p>
          </table:table-cell>
          <table:table-cell table:style-name="ce141" office:value-type="string" calcext:value-type="string">
            <text:p>is overly attached (to); is overly fond (of)</text:p>
          </table:table-cell>
          <table:table-cell table:style-name="ce141"/>
          <table:table-cell/>
          <table:table-cell office:value-type="string" calcext:value-type="string">
            <text:p>abhiṣajyate</text:p>
          </table:table-cell>
          <table:table-cell table:formula="of:=[$Roots.$J$46]" office:value-type="string" office:string-value="√sañj" calcext:value-type="string">
            <text:p>√sañj</text:p>
          </table:table-cell>
          <table:table-cell table:formula="of:=[$Roots.$K$46]" office:value-type="string" office:string-value="hang" calcext:value-type="string">
            <text:p>hang</text:p>
          </table:table-cell>
          <table:table-cell table:formula="of:=[$Roots.$L$46]" office:value-type="string" office:string-value="1" calcext:value-type="string">
            <text:p>1</text:p>
          </table:table-cell>
          <table:table-cell table:formula="of:=[$Roots.$C$46]" office:value-type="string" office:string-value="√saj" calcext:value-type="string">
            <text:p>√saj</text:p>
          </table:table-cell>
          <table:table-cell table:formula="of:=[$Roots.$D$46]" office:value-type="float" office:value="0" calcext:value-type="float">
            <text:p>0</text:p>
          </table:table-cell>
          <table:table-cell table:formula="of:=[$Roots.$E$46]" office:value-type="string" office:string-value="･" calcext:value-type="string">
            <text:p>･</text:p>
          </table:table-cell>
          <table:table-cell table:formula="of:=[$Roots.$F$46]" office:value-type="string" office:string-value="3" calcext:value-type="string">
            <text:p>3</text:p>
          </table:table-cell>
          <table:table-cell office:value-type="string" calcext:value-type="string">
            <text:p>ya</text:p>
          </table:table-cell>
          <table:table-cell table:formula="of:=[$Roots.$I$46]" office:value-type="string" office:string-value="stick, cling" calcext:value-type="string">
            <text:p>stick, cling</text:p>
          </table:table-cell>
          <table:table-cell office:value-type="string" calcext:value-type="string">
            <text:p>√saj + ya &gt; sajja (pass)</text:p>
          </table:table-cell>
          <table:table-cell table:style-name="ce144" office:value-type="string" calcext:value-type="string">
            <text:p>abhi √saj</text:p>
          </table:table-cell>
          <table:table-cell table:style-name="ce5"/>
          <table:table-cell table:style-name="ce219" office:value-type="string" calcext:value-type="string">
            <text:p>abhi + sajja + ti</text:p>
          </table:table-cell>
          <table:table-cell table:style-name="ce219" table:number-columns-repeated="2"/>
          <table:table-cell table:style-name="ce265" office:value-type="string" calcext:value-type="string">
            <text:p>y &gt; j</text:p>
          </table:table-cell>
          <table:table-cell table:style-name="ce219"/>
          <table:table-cell table:style-name="ce539"/>
          <table:table-cell/>
          <table:table-cell table:style-name="ce260" office:value-type="string" calcext:value-type="string">
            <text:p>SNP 52</text:p>
          </table:table-cell>
          <table:table-cell table:style-name="ce260" office:value-type="string" calcext:value-type="string">
            <text:p>tuvaṭakasuttaṃ</text:p>
            <text:p>aṭṭhakavaggo 14</text:p>
          </table:table-cell>
          <table:table-cell office:value-type="string" calcext:value-type="string">
            <text:p>kayavikkaye na tiṭṭheyya,</text:p>
            <text:p>upavādaṃ bhikkhu na kareyya kuhiñci,</text:p>
            <text:p>gāme ca <text:span text:style-name="T11">na-</text:span><text:span text:style-name="T3">abhisajjeyya</text:span>,</text:p>
            <text:p>lābhakamyā janaṃ na lapayeyya.</text:p>
          </table:table-cell>
          <table:table-cell table:style-name="ce260" table:number-columns-repeated="2"/>
          <table:table-cell/>
          <table:table-cell table:style-name="ce537" office:value-type="string" calcext:value-type="string">
            <text:p>nābhisajjati</text:p>
          </table:table-cell>
          <table:table-cell table:style-name="ce537" table:number-columns-repeated="2"/>
          <table:table-cell table:style-name="ce355"/>
          <table:table-cell table:style-name="ce265" table:number-columns-repeated="3"/>
          <table:table-cell/>
          <table:table-cell table:style-name="ce5" office:value-type="string" calcext:value-type="string">
            <text:p>abhisajj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is attached</text:p>
          </table:table-cell>
          <table:table-cell table:number-columns-repeated="964"/>
        </table:table-row>
        <table:table-row table:style-name="ro6">
          <table:table-cell office:value-type="string" calcext:value-type="string">
            <text:p>abhisajjati 2</text:p>
          </table:table-cell>
          <table:table-cell office:value-type="string" calcext:value-type="string">
            <text:p>abhisajjati</text:p>
          </table:table-cell>
          <table:table-cell table:formula="of:= COM.MICROSOFT.CONCAT(IF([.$AH345] = &quot;&quot;;&quot;&quot;;&quot;√&quot;);IF([.$AK345] = &quot;&quot;;&quot;&quot;;&quot;√&quot;))" office:value-type="string" office:string-value="√" calcext:value-type="string">
            <text:p>√</text:p>
          </table:table-cell>
          <table:table-cell table:number-columns-repeated="2" table:style-name="ce35" office:value-type="string" calcext:value-type="string">
            <text:p>pr</text:p>
          </table:table-cell>
          <table:table-cell table:style-name="ce35" table:number-columns-repeated="3"/>
          <table:table-cell table:style-name="ce35" office:value-type="string" calcext:value-type="string">
            <text:p>intrans</text:p>
          </table:table-cell>
          <table:table-cell table:style-name="ce35"/>
          <table:table-cell table:style-name="ce141" office:value-type="string" calcext:value-type="string">
            <text:p>loses one's temper; curses angrily; abuses; swears; (comm) sticks</text:p>
          </table:table-cell>
          <table:table-cell table:style-name="ce141"/>
          <table:table-cell/>
          <table:table-cell office:value-type="string" calcext:value-type="string">
            <text:p>abhisṛjati</text:p>
          </table:table-cell>
          <table:table-cell table:formula="of:=[$Roots.$J$47]" office:value-type="string" office:string-value="√sṛj" calcext:value-type="string">
            <text:p>√sṛj</text:p>
          </table:table-cell>
          <table:table-cell table:formula="of:=[$Roots.$K$47]" office:value-type="string" office:string-value="send forth" calcext:value-type="string">
            <text:p>send forth</text:p>
          </table:table-cell>
          <table:table-cell table:formula="of:=[$Roots.$L$47]" office:value-type="string" office:string-value="6" calcext:value-type="string">
            <text:p>6</text:p>
          </table:table-cell>
          <table:table-cell table:formula="of:=[$Roots.$C$47]" office:value-type="string" office:string-value="√sajj" calcext:value-type="string">
            <text:p>√sajj</text:p>
          </table:table-cell>
          <table:table-cell table:formula="of:=[$Roots.$D$47]" office:value-type="string" office:string-value="ssajj" calcext:value-type="string">
            <text:p>ssajj</text:p>
          </table:table-cell>
          <table:table-cell table:formula="of:=[$Roots.$E$47]" office:value-type="string" office:string-value="･" calcext:value-type="string">
            <text:p>･</text:p>
          </table:table-cell>
          <table:table-cell table:formula="of:=[$Roots.$F$47]" office:value-type="string" office:string-value="1" calcext:value-type="string">
            <text:p>1</text:p>
          </table:table-cell>
          <table:table-cell office:value-type="string" calcext:value-type="string">
            <text:p>a</text:p>
          </table:table-cell>
          <table:table-cell table:formula="of:=[$Roots.$I$47]" office:value-type="string" office:string-value="relinquish, let loose" calcext:value-type="string">
            <text:p>relinquish, let loose</text:p>
          </table:table-cell>
          <table:table-cell office:value-type="string" calcext:value-type="string">
            <text:p>√sajj + a &gt; sajja</text:p>
          </table:table-cell>
          <table:table-cell table:style-name="ce144" office:value-type="string" calcext:value-type="string">
            <text:p>abhi √sajj</text:p>
          </table:table-cell>
          <table:table-cell table:style-name="ce5"/>
          <table:table-cell table:style-name="ce219" office:value-type="string" calcext:value-type="string">
            <text:p>abhi + sajja + ti</text:p>
          </table:table-cell>
          <table:table-cell table:style-name="ce219" table:number-columns-repeated="2"/>
          <table:table-cell table:style-name="ce265"/>
          <table:table-cell table:style-name="ce219"/>
          <table:table-cell table:style-name="ce539"/>
          <table:table-cell/>
          <table:table-cell table:style-name="ce260" office:value-type="string" calcext:value-type="string">
            <text:p>AN 3.27</text:p>
          </table:table-cell>
          <table:table-cell table:style-name="ce260" office:value-type="string" calcext:value-type="string">
            <text:p>jigucchitabbasuttaṃ</text:p>
          </table:table-cell>
          <table:table-cell office:value-type="string" calcext:value-type="string">
            <text:p>idha, bhikkhave, ekacco puggalo kodhano hoti upāyāsabahulo, appam'pi vutto samāno <text:span text:style-name="T3">abhisajjati</text:span> kuppati byāpajjati patitthīyati, kopañ'ca dosañ'ca appaccayañ'ca pātukaroti.</text:p>
          </table:table-cell>
          <table:table-cell table:style-name="ce260" table:number-columns-repeated="2"/>
          <table:table-cell/>
          <table:table-cell table:style-name="ce537" table:number-columns-repeated="3"/>
          <table:table-cell table:style-name="ce355" office:value-type="string" calcext:value-type="string">
            <text:p>(ANa) <text:span text:style-name="T3">abhisajjatī</text:span>'ti laggati.</text:p>
          </table:table-cell>
          <table:table-cell table:style-name="ce265" table:number-columns-repeated="3"/>
          <table:table-cell/>
          <table:table-cell table:style-name="ce5" office:value-type="string" calcext:value-type="string">
            <text:p>abhisajj</text:p>
          </table:table-cell>
          <table:table-cell table:style-name="ce5" office:value-type="string" calcext:value-type="string">
            <text:p>ati pr</text:p>
          </table:table-cell>
          <table:table-cell table:style-name="ce643" office:value-type="string" calcext:value-type="string">
            <text:p>is angry</text:p>
          </table:table-cell>
          <table:table-cell table:number-columns-repeated="964"/>
        </table:table-row>
        <table:table-row table:style-name="ro1" table:number-rows-repeated="3">
          <table:table-cell table:number-columns-repeated="47"/>
          <table:table-cell table:style-name="ce11"/>
          <table:table-cell table:number-columns-repeated="966"/>
        </table:table-row>
        <table:table-row table:style-name="ro1">
          <table:table-cell table:number-columns-repeated="24"/>
          <table:table-cell table:style-name="ce144"/>
          <table:table-cell table:number-columns-repeated="22"/>
          <table:table-cell table:style-name="ce11"/>
          <table:table-cell table:number-columns-repeated="966"/>
        </table:table-row>
        <table:table-row table:style-name="ro1" table:number-rows-repeated="16">
          <table:table-cell table:number-columns-repeated="47"/>
          <table:table-cell table:style-name="ce11"/>
          <table:table-cell table:number-columns-repeated="966"/>
        </table:table-row>
        <table:table-row table:style-name="ro1">
          <table:table-cell table:number-columns-repeated="1014"/>
        </table:table-row>
        <table:table-row table:style-name="ro1" table:number-rows-repeated="547">
          <table:table-cell table:number-columns-repeated="47"/>
          <table:table-cell table:style-name="ce11"/>
          <table:table-cell table:number-columns-repeated="966"/>
        </table:table-row>
        <table:table-row table:style-name="ro1" table:number-rows-repeated="983864">
          <table:table-cell table:number-columns-repeated="1014"/>
        </table:table-row>
        <table:table-row table:style-name="ro9" table:number-rows-repeated="63798">
          <table:table-cell table:number-columns-repeated="1014"/>
        </table:table-row>
        <table:table-row table:style-name="ro9">
          <table:table-cell table:number-columns-repeated="1014"/>
        </table:table-row>
        <table:named-expressions>
          <table:named-range table:name="PALI" table:base-cell-address="$PALI.$A$1" table:cell-range-address="$PALI.$A$3:.$AD$345"/>
        </table:named-expressions>
      </table:table>
      <table:table table:name="Roots" table:style-name="ta2">
        <office:forms form:automatic-focus="false" form:apply-design-mode="false"/>
        <table:table-column table:style-name="co49" table:default-cell-style-name="ce736"/>
        <table:table-column table:style-name="co50" table:default-cell-style-name="ce736"/>
        <table:table-column table:style-name="co51" table:default-cell-style-name="ce739"/>
        <table:table-column table:style-name="co52" table:default-cell-style-name="ce739"/>
        <table:table-column table:style-name="co53" table:default-cell-style-name="ce739"/>
        <table:table-column table:style-name="co54" table:default-cell-style-name="ce739"/>
        <table:table-column table:style-name="co55" table:default-cell-style-name="ce739"/>
        <table:table-column table:style-name="co56" table:default-cell-style-name="ce739"/>
        <table:table-column table:style-name="co57" table:default-cell-style-name="ce739"/>
        <table:table-column table:style-name="co58" table:default-cell-style-name="ce772"/>
        <table:table-column table:style-name="co59" table:default-cell-style-name="ce772"/>
        <table:table-column table:style-name="co60" table:default-cell-style-name="ce772"/>
        <table:table-column table:style-name="co61" table:default-cell-style-name="ce786"/>
        <table:table-column table:style-name="co62" table:default-cell-style-name="ce788"/>
        <table:table-column table:style-name="co63" table:default-cell-style-name="ce788"/>
        <table:table-column table:style-name="co64" table:default-cell-style-name="ce788"/>
        <table:table-column table:style-name="co65" table:default-cell-style-name="ce788"/>
        <table:table-column table:style-name="co66" table:default-cell-style-name="ce795"/>
        <table:table-column table:style-name="co67" table:default-cell-style-name="ce798"/>
        <table:table-column table:style-name="co68" table:default-cell-style-name="ce798"/>
        <table:table-column table:style-name="co69" table:default-cell-style-name="ce798"/>
        <table:table-column table:style-name="co70" table:default-cell-style-name="ce805"/>
        <table:table-column table:style-name="co71" table:default-cell-style-name="ce805"/>
        <table:table-column table:style-name="co72" table:default-cell-style-name="ce805"/>
        <table:table-column table:style-name="co58" table:default-cell-style-name="ce828"/>
        <table:table-column table:style-name="co73" table:default-cell-style-name="ce828"/>
        <table:table-column table:style-name="co74" table:default-cell-style-name="ce828"/>
        <table:table-column table:style-name="co75" table:default-cell-style-name="ce739"/>
        <table:table-column table:style-name="co76" table:default-cell-style-name="ce831"/>
        <table:table-column table:style-name="co77" table:default-cell-style-name="ce831"/>
        <table:table-column table:style-name="co78" table:default-cell-style-name="ce831"/>
        <table:table-column table:style-name="co29" table:number-columns-repeated="2" table:default-cell-style-name="ce834"/>
        <table:table-column table:style-name="co29" table:default-cell-style-name="ce964"/>
        <table:table-column table:style-name="co29" table:number-columns-repeated="35" table:default-cell-style-name="ce842"/>
        <table:table-column table:style-name="co29" table:number-columns-repeated="923" table:default-cell-style-name="ce840"/>
        <table:table-row table:style-name="ro1">
          <table:table-cell table:style-name="ce734" table:formula="of:=SUBTOTAL(3;[$Roots.A3:$Roots.A56])" office:value-type="float" office:value="124" calcext:value-type="float">
            <text:p>124</text:p>
          </table:table-cell>
          <table:table-cell table:style-name="ce734" table:formula="of:=SUBTOTAL(3;[$Roots.B3:$Roots.B56])" office:value-type="float" office:value="124" calcext:value-type="float">
            <text:p>124</text:p>
          </table:table-cell>
          <table:table-cell table:style-name="ce734" table:formula="of:=SUBTOTAL(3;[$Roots.C3:$Roots.C56])" office:value-type="float" office:value="124" calcext:value-type="float">
            <text:p>124</text:p>
          </table:table-cell>
          <table:table-cell table:style-name="ce734" table:formula="of:=SUBTOTAL(3;[$Roots.D3:$Roots.D56])" office:value-type="float" office:value="16" calcext:value-type="float">
            <text:p>16</text:p>
          </table:table-cell>
          <table:table-cell table:style-name="ce734" table:formula="of:=SUBTOTAL(3;[$Roots.E3:$Roots.E56])" office:value-type="float" office:value="124" calcext:value-type="float">
            <text:p>124</text:p>
          </table:table-cell>
          <table:table-cell table:style-name="ce734" table:formula="of:=SUBTOTAL(3;[$Roots.F3:$Roots.F56])" office:value-type="float" office:value="124" calcext:value-type="float">
            <text:p>124</text:p>
          </table:table-cell>
          <table:table-cell table:style-name="ce734" table:formula="of:=SUBTOTAL(3;[$Roots.G3:$Roots.G56])" office:value-type="float" office:value="124" calcext:value-type="float">
            <text:p>124</text:p>
          </table:table-cell>
          <table:table-cell table:style-name="ce734" table:formula="of:=SUBTOTAL(3;[$Roots.H3:$Roots.H56])" office:value-type="float" office:value="124" calcext:value-type="float">
            <text:p>124</text:p>
          </table:table-cell>
          <table:table-cell table:style-name="ce734" table:formula="of:=SUBTOTAL(3;[$Roots.I3:$Roots.I56])" office:value-type="float" office:value="124" calcext:value-type="float">
            <text:p>124</text:p>
          </table:table-cell>
          <table:table-cell table:style-name="ce734" table:formula="of:=SUBTOTAL(3;[$Roots.J3:$Roots.J56])" office:value-type="float" office:value="124" calcext:value-type="float">
            <text:p>124</text:p>
          </table:table-cell>
          <table:table-cell table:style-name="ce734" table:formula="of:=SUBTOTAL(3;[$Roots.K3:$Roots.K56])" office:value-type="float" office:value="124" calcext:value-type="float">
            <text:p>124</text:p>
          </table:table-cell>
          <table:table-cell table:style-name="ce734" table:formula="of:=SUBTOTAL(3;[$Roots.L3:$Roots.L56])" office:value-type="float" office:value="124" calcext:value-type="float">
            <text:p>124</text:p>
          </table:table-cell>
          <table:table-cell table:style-name="ce734" table:formula="of:=SUBTOTAL(3;[$Roots.M3:$Roots.M56])" office:value-type="float" office:value="124" calcext:value-type="float">
            <text:p>124</text:p>
          </table:table-cell>
          <table:table-cell table:style-name="ce734" table:formula="of:=SUBTOTAL(3;[$Roots.N3:$Roots.N56])" office:value-type="float" office:value="124" calcext:value-type="float">
            <text:p>124</text:p>
          </table:table-cell>
          <table:table-cell table:style-name="ce734" table:formula="of:=SUBTOTAL(3;[$Roots.O3:$Roots.O56])" office:value-type="float" office:value="124" calcext:value-type="float">
            <text:p>124</text:p>
          </table:table-cell>
          <table:table-cell table:style-name="ce734" table:formula="of:=SUBTOTAL(3;[$Roots.P3:$Roots.P56])" office:value-type="float" office:value="124" calcext:value-type="float">
            <text:p>124</text:p>
          </table:table-cell>
          <table:table-cell table:style-name="ce734" table:formula="of:=SUBTOTAL(3;[$Roots.Q3:$Roots.Q56])" office:value-type="float" office:value="124" calcext:value-type="float">
            <text:p>124</text:p>
          </table:table-cell>
          <table:table-cell table:style-name="ce792" table:formula="of:=SUBTOTAL(3;[$Roots.R3:$Roots.R56])" office:value-type="float" office:value="124" calcext:value-type="float">
            <text:p>124</text:p>
          </table:table-cell>
          <table:table-cell table:style-name="ce734" table:formula="of:=SUBTOTAL(3;[$Roots.S3:$Roots.S56])" office:value-type="float" office:value="124" calcext:value-type="float">
            <text:p>124</text:p>
          </table:table-cell>
          <table:table-cell table:style-name="ce734" table:formula="of:=SUBTOTAL(3;[$Roots.T3:$Roots.T56])" office:value-type="float" office:value="124" calcext:value-type="float">
            <text:p>124</text:p>
          </table:table-cell>
          <table:table-cell table:style-name="ce734" table:formula="of:=SUBTOTAL(3;[$Roots.U3:$Roots.U56])" office:value-type="float" office:value="124" calcext:value-type="float">
            <text:p>124</text:p>
          </table:table-cell>
          <table:table-cell table:style-name="ce734" table:formula="of:=SUBTOTAL(3;[$Roots.V3:$Roots.V56])" office:value-type="float" office:value="124" calcext:value-type="float">
            <text:p>124</text:p>
          </table:table-cell>
          <table:table-cell table:style-name="ce734" table:formula="of:=SUBTOTAL(3;[$Roots.W3:$Roots.W56])" office:value-type="float" office:value="124" calcext:value-type="float">
            <text:p>124</text:p>
          </table:table-cell>
          <table:table-cell table:style-name="ce734" table:formula="of:=SUBTOTAL(3;[$Roots.X3:$Roots.X56])" office:value-type="float" office:value="124" calcext:value-type="float">
            <text:p>124</text:p>
          </table:table-cell>
          <table:table-cell table:style-name="ce734" table:formula="of:=SUBTOTAL(3;[$Roots.Y3:$Roots.Y56])" office:value-type="float" office:value="124" calcext:value-type="float">
            <text:p>124</text:p>
          </table:table-cell>
          <table:table-cell table:style-name="ce734" table:formula="of:=SUBTOTAL(3;[$Roots.Z3:$Roots.Z56])" office:value-type="float" office:value="123" calcext:value-type="float">
            <text:p>123</text:p>
          </table:table-cell>
          <table:table-cell table:style-name="ce734" table:formula="of:=SUBTOTAL(3;[$Roots.AA3:$Roots.AA56])" office:value-type="float" office:value="123" calcext:value-type="float">
            <text:p>123</text:p>
          </table:table-cell>
          <table:table-cell table:style-name="ce734" table:formula="of:=SUBTOTAL(3;[$Roots.AB3:$Roots.AB56])" office:value-type="float" office:value="11" calcext:value-type="float">
            <text:p>11</text:p>
          </table:table-cell>
          <table:table-cell table:style-name="ce734" table:formula="of:=SUBTOTAL(3;[$Roots.AC3:$Roots.AC56])" office:value-type="float" office:value="1" calcext:value-type="float">
            <text:p>1</text:p>
          </table:table-cell>
          <table:table-cell table:style-name="ce734" table:formula="of:=SUBTOTAL(3;[$Roots.AD3:$Roots.AD56])" office:value-type="float" office:value="1" calcext:value-type="float">
            <text:p>1</text:p>
          </table:table-cell>
          <table:table-cell table:style-name="ce734" table:formula="of:=SUBTOTAL(3;[$Roots.AE3:$Roots.AE56])" office:value-type="float" office:value="1" calcext:value-type="float">
            <text:p>1</text:p>
          </table:table-cell>
          <table:table-cell table:style-name="ce734" table:number-columns-repeated="961"/>
        </table:table-row>
        <table:table-row table:style-name="ro1">
          <table:table-cell table:style-name="ce160" office:value-type="string" calcext:value-type="string">
            <text:p>Fin</text:p>
          </table:table-cell>
          <table:table-cell table:style-name="ce160" office:value-type="string" calcext:value-type="string">
            <text:p>Count</text:p>
          </table:table-cell>
          <table:table-cell table:style-name="ce166" office:value-type="string" calcext:value-type="string">
            <text:p>Root</text:p>
          </table:table-cell>
          <table:table-cell table:style-name="ce166" office:value-type="string" calcext:value-type="string">
            <text:p>In Comps</text:p>
          </table:table-cell>
          <table:table-cell table:style-name="ce166" office:value-type="string" calcext:value-type="string">
            <text:p>V</text:p>
          </table:table-cell>
          <table:table-cell table:style-name="ce166" office:value-type="string" calcext:value-type="string">
            <text:p>Group</text:p>
          </table:table-cell>
          <table:table-cell table:style-name="ce166" office:value-type="string" calcext:value-type="string">
            <text:p>Sign</text:p>
          </table:table-cell>
          <table:table-cell table:style-name="ce166" office:value-type="string" calcext:value-type="string">
            <text:p>Base</text:p>
          </table:table-cell>
          <table:table-cell table:style-name="ce166" office:value-type="string" calcext:value-type="string">
            <text:p>Meaning</text:p>
          </table:table-cell>
          <table:table-cell table:style-name="ce171" office:value-type="string" calcext:value-type="string">
            <text:p>Sk Root</text:p>
          </table:table-cell>
          <table:table-cell table:style-name="ce171" office:value-type="string" calcext:value-type="string">
            <text:p>Sk Root Mn</text:p>
          </table:table-cell>
          <table:table-cell table:style-name="ce171" office:value-type="string" calcext:value-type="string">
            <text:p>Cl</text:p>
          </table:table-cell>
          <table:table-cell table:style-name="ce176" office:value-type="string" calcext:value-type="string">
            <text:p>Example</text:p>
          </table:table-cell>
          <table:table-cell table:style-name="ce180" office:value-type="string" calcext:value-type="string">
            <text:p>Dhātupātha</text:p>
          </table:table-cell>
          <table:table-cell table:style-name="ce186" office:value-type="string" calcext:value-type="string">
            <text:p>DpRoot</text:p>
          </table:table-cell>
          <table:table-cell table:style-name="ce186" office:value-type="string" calcext:value-type="string">
            <text:p>DpPāli</text:p>
          </table:table-cell>
          <table:table-cell table:style-name="ce186" office:value-type="string" calcext:value-type="string">
            <text:p>DpEnglish</text:p>
          </table:table-cell>
          <table:table-cell table:style-name="ce188" office:value-type="string" calcext:value-type="string">
            <text:p>Kaccāyana Dhātu Mañjūsā</text:p>
          </table:table-cell>
          <table:table-cell table:style-name="ce193" office:value-type="string" calcext:value-type="string">
            <text:p>DmRoot</text:p>
          </table:table-cell>
          <table:table-cell table:style-name="ce193" office:value-type="string" calcext:value-type="string">
            <text:p>DmPāli</text:p>
          </table:table-cell>
          <table:table-cell table:style-name="ce193" office:value-type="string" calcext:value-type="string">
            <text:p>DmEnglish</text:p>
          </table:table-cell>
          <table:table-cell table:style-name="ce196" office:value-type="string" calcext:value-type="string">
            <text:p>Saddanītippakaraṇaṃ Dhātumālā</text:p>
          </table:table-cell>
          <table:table-cell table:style-name="ce199" office:value-type="string" calcext:value-type="string">
            <text:p>SnPāli</text:p>
          </table:table-cell>
          <table:table-cell table:style-name="ce199" office:value-type="string" calcext:value-type="string">
            <text:p>SnEnglish</text:p>
          </table:table-cell>
          <table:table-cell table:style-name="ce208" office:value-type="string" calcext:value-type="string">
            <text:p>Pāṇinīya Dhātupāṭha</text:p>
          </table:table-cell>
          <table:table-cell table:style-name="ce208" office:value-type="string" calcext:value-type="string">
            <text:p>PdSanskrit</text:p>
          </table:table-cell>
          <table:table-cell table:style-name="ce208" office:value-type="string" calcext:value-type="string">
            <text:p>PdEnglish</text:p>
          </table:table-cell>
          <table:table-cell table:style-name="ce215" office:value-type="string" calcext:value-type="string">
            <text:p>What?</text:p>
          </table:table-cell>
          <table:table-cell table:style-name="ce216" office:value-type="string" calcext:value-type="string">
            <text:p>Padaūpasiddhi</text:p>
          </table:table-cell>
          <table:table-cell table:style-name="ce216" office:value-type="string" calcext:value-type="string">
            <text:p>PrPāli</text:p>
          </table:table-cell>
          <table:table-cell table:style-name="ce216" office:value-type="string" calcext:value-type="string">
            <text:p>PrEnglish</text:p>
          </table:table-cell>
          <table:table-cell table:style-name="ce221" office:value-type="string" calcext:value-type="string">
            <text:p>blanks</text:p>
          </table:table-cell>
          <table:table-cell table:style-name="ce221" office:value-type="string" calcext:value-type="string">
            <text:p>same/diff</text:p>
          </table:table-cell>
          <table:table-cell table:style-name="ce224" office:value-type="string" calcext:value-type="string">
            <text:p>matrix test</text:p>
          </table:table-cell>
          <table:table-cell table:style-name="ce837" table:number-columns-repeated="35"/>
          <table:table-cell table:style-name="ce849" table:number-columns-repeated="923"/>
        </table:table-row>
        <table:table-row table:style-name="ro10">
          <table:table-cell table:formula="of:=IF([.AF3]=0;&quot;√&quot;;&quot;x&quot;)" office:value-type="string" office:string-value="x" calcext:value-type="string">
            <text:p>x</text:p>
          </table:table-cell>
          <table:table-cell table:formula="of:=COUNTIFS([$PALI.$R$3:$PALI.$R$345];[.C3];[$PALI.$U$3:$PALI.$U$345];[.F3];[$PALI.$W$3:$PALI.$W$345];[.I3])" office:value-type="float" office:value="4" calcext:value-type="float">
            <text:p>4</text:p>
          </table:table-cell>
          <table:table-cell office:value-type="string" calcext:value-type="string">
            <text:p>√atth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e, aya</text:p>
          </table:table-cell>
          <table:table-cell office:value-type="string" calcext:value-type="string">
            <text:p>atthe, atthaya</text:p>
          </table:table-cell>
          <table:table-cell office:value-type="string" calcext:value-type="string">
            <text:p>wish for</text:p>
          </table:table-cell>
          <table:table-cell office:value-type="string" calcext:value-type="string">
            <text:p>√arth</text:p>
          </table:table-cell>
          <table:table-cell office:value-type="string" calcext:value-type="string">
            <text:p>stri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hipatthayati, attha, atthika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attha</text:p>
          </table:table-cell>
          <table:table-cell office:value-type="string" calcext:value-type="string">
            <text:p>yācane</text:p>
          </table:table-cell>
          <table:table-cell office:value-type="string" calcext:value-type="string">
            <text:p>asking, begging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attha</text:p>
          </table:table-cell>
          <table:table-cell office:value-type="string" calcext:value-type="string">
            <text:p>yācane</text:p>
          </table:table-cell>
          <table:table-cell office:value-type="string" calcext:value-type="string">
            <text:p>begging, asking</text:p>
          </table:table-cell>
          <table:table-cell office:value-type="string" calcext:value-type="string">
            <text:p>attha</text:p>
          </table:table-cell>
          <table:table-cell office:value-type="string" calcext:value-type="string">
            <text:p>yācanāyaṃ</text:p>
          </table:table-cell>
          <table:table-cell office:value-type="string" calcext:value-type="string">
            <text:p>asking, begging</text:p>
          </table:table-cell>
          <table:table-cell office:value-type="string" calcext:value-type="string">
            <text:p>artha</text:p>
          </table:table-cell>
          <table:table-cell office:value-type="string" calcext:value-type="string">
            <text:p>upayācñāyām</text:p>
          </table:table-cell>
          <table:table-cell office:value-type="string" calcext:value-type="string">
            <text:p>asking, begging</text:p>
          </table:table-cell>
          <table:table-cell table:number-columns-repeated="4"/>
          <table:table-cell table:formula="of:=COUNTBLANK([.C3:.X3])" office:value-type="float" office:value="1" calcext:value-type="float">
            <text:p>1</text:p>
          </table:table-cell>
          <table:table-cell table:formula="of:=COM.MICROSOFT.IFS((ORG.LIBREOFFICE.REGEX([.C3];&quot;[^√].*&quot;))=[.D3];&quot;same&quot;;[.D3]=0;&quot;empty&quot;;(ORG.LIBREOFFICE.REGEX([.C3];&quot;[^√].*&quot;))&lt;&gt;[.D3];&quot;diff&quot;)" office:value-type="string" office:string-value="empty" calcext:value-type="string">
            <text:p>empty</text:p>
          </table:table-cell>
          <table:table-cell office:value-type="string" calcext:value-type="string">
            <text:p>√</text:p>
          </table:table-cell>
          <table:table-cell table:style-name="ce838"/>
          <table:table-cell table:number-columns-repeated="957"/>
        </table:table-row>
        <table:table-row table:style-name="ro4">
          <table:table-cell table:formula="of:=IF([.AF4]=0;&quot;√&quot;;&quot;x&quot;)" office:value-type="string" office:string-value="x" calcext:value-type="string">
            <text:p>x</text:p>
          </table:table-cell>
          <table:table-cell table:formula="of:=COUNTIFS([$PALI.$R$3:$PALI.$R$345];[.C4];[$PALI.$U$3:$PALI.$U$345];[.F4];[$PALI.$W$3:$PALI.$W$345];[.I4])" office:value-type="float" office:value="2" calcext:value-type="float">
            <text:p>2</text:p>
          </table:table-cell>
          <table:table-cell office:value-type="string" calcext:value-type="string">
            <text:p>√bhī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hāya, bhāyāpe (caus)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√bhī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1, 3, 10</text:p>
          </table:table-cell>
          <table:table-cell office:value-type="string" calcext:value-type="string">
            <text:p>bhāyati, bhaya, bhīma, bherava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bhī</text:p>
          </table:table-cell>
          <table:table-cell office:value-type="string" calcext:value-type="string">
            <text:p>bhaye</text:p>
          </table:table-cell>
          <table:table-cell office:value-type="string" calcext:value-type="string">
            <text:p>fearin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hī</text:p>
          </table:table-cell>
          <table:table-cell office:value-type="string" calcext:value-type="string">
            <text:p>bhaye</text:p>
          </table:table-cell>
          <table:table-cell office:value-type="string" calcext:value-type="string">
            <text:p>fearing</text:p>
          </table:table-cell>
          <table:table-cell office:value-type="string" calcext:value-type="string">
            <text:p>bhī</text:p>
          </table:table-cell>
          <table:table-cell office:value-type="string" calcext:value-type="string">
            <text:p>bhaye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ñi bhī</text:p>
          </table:table-cell>
          <table:table-cell office:value-type="string" calcext:value-type="string">
            <text:p>bhaye</text:p>
          </table:table-cell>
          <table:table-cell office:value-type="string" calcext:value-type="string">
            <text:p>fearing, dreading</text:p>
          </table:table-cell>
          <table:table-cell table:number-columns-repeated="4"/>
          <table:table-cell table:formula="of:=COUNTBLANK([.C4:.X4])" office:value-type="float" office:value="1" calcext:value-type="float">
            <text:p>1</text:p>
          </table:table-cell>
          <table:table-cell table:formula="of:=COM.MICROSOFT.IFS((ORG.LIBREOFFICE.REGEX([.C4];&quot;[^√].*&quot;))=[.D4];&quot;same&quot;;[.D4]=0;&quot;empty&quot;;(ORG.LIBREOFFICE.REGEX([.C4];&quot;[^√].*&quot;))&lt;&gt;[.D4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4">
          <table:table-cell table:formula="of:=IF([.AF5]=0;&quot;√&quot;;&quot;x&quot;)" office:value-type="string" office:string-value="x" calcext:value-type="string">
            <text:p>x</text:p>
          </table:table-cell>
          <table:table-cell table:formula="of:=COUNTIFS([$PALI.$R$3:$PALI.$R$345];[.C5];[$PALI.$U$3:$PALI.$U$345];[.F5];[$PALI.$W$3:$PALI.$W$345];[.I5])" office:value-type="float" office:value="8" calcext:value-type="float">
            <text:p>8</text:p>
          </table:table-cell>
          <table:table-cell office:value-type="string" calcext:value-type="string">
            <text:p>√bhid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ṃa</text:p>
          </table:table-cell>
          <table:table-cell office:value-type="string" calcext:value-type="string">
            <text:p>bhinda</text:p>
          </table:table-cell>
          <table:table-cell office:value-type="string" calcext:value-type="string">
            <text:p>break, split</text:p>
          </table:table-cell>
          <table:table-cell office:value-type="string" calcext:value-type="string">
            <text:p>√bhid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1, 7</text:p>
          </table:table-cell>
          <table:table-cell office:value-type="string" calcext:value-type="string">
            <text:p>bhindati, bhinna, paṭisambhidā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bhida</text:p>
          </table:table-cell>
          <table:table-cell office:value-type="string" calcext:value-type="string">
            <text:p>vidāraṇe</text:p>
          </table:table-cell>
          <table:table-cell office:value-type="string" calcext:value-type="string">
            <text:p>splitting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bhida</text:p>
          </table:table-cell>
          <table:table-cell office:value-type="string" calcext:value-type="string">
            <text:p>vidāraṇe</text:p>
          </table:table-cell>
          <table:table-cell office:value-type="string" calcext:value-type="string">
            <text:p>splitting, breaking apart</text:p>
          </table:table-cell>
          <table:table-cell office:value-type="string" calcext:value-type="string">
            <text:p>bhidi</text:p>
          </table:table-cell>
          <table:table-cell office:value-type="string" calcext:value-type="string">
            <text:p>vidāraṇe</text:p>
          </table:table-cell>
          <table:table-cell office:value-type="string" calcext:value-type="string">
            <text:p>splitting, tearing</text:p>
          </table:table-cell>
          <table:table-cell office:value-type="string" calcext:value-type="string">
            <text:p>bhid ir</text:p>
          </table:table-cell>
          <table:table-cell office:value-type="string" calcext:value-type="string">
            <text:p>vidāraṇe</text:p>
          </table:table-cell>
          <table:table-cell office:value-type="string" calcext:value-type="string">
            <text:p>tearing, breaking, splitting</text:p>
          </table:table-cell>
          <table:table-cell table:number-columns-repeated="4"/>
          <table:table-cell table:formula="of:=COUNTBLANK([.C5:.X5])" office:value-type="float" office:value="1" calcext:value-type="float">
            <text:p>1</text:p>
          </table:table-cell>
          <table:table-cell table:formula="of:=COM.MICROSOFT.IFS((ORG.LIBREOFFICE.REGEX([.C5];&quot;[^√].*&quot;))=[.D5];&quot;same&quot;;[.D5]=0;&quot;empty&quot;;(ORG.LIBREOFFICE.REGEX([.C5];&quot;[^√].*&quot;))&lt;&gt;[.D5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5">
          <table:table-cell table:formula="of:=IF([.AF6]=0;&quot;√&quot;;&quot;x&quot;)" office:value-type="string" office:string-value="x" calcext:value-type="string">
            <text:p>x</text:p>
          </table:table-cell>
          <table:table-cell table:formula="of:=COUNTIFS([$PALI.$R$3:$PALI.$R$345];[.C6];[$PALI.$U$3:$PALI.$U$345];[.F6];[$PALI.$W$3:$PALI.$W$345];[.I6])" office:value-type="float" office:value="3" calcext:value-type="float">
            <text:p>3</text:p>
          </table:table-cell>
          <table:table-cell office:value-type="string" calcext:value-type="string">
            <text:p>√dhā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table:style-name="ce746" office:value-type="string" calcext:value-type="string">
            <text:p>a</text:p>
          </table:table-cell>
          <table:table-cell office:value-type="string" calcext:value-type="string">
            <text:p>daha, dhe (caus), dahāpe (caus), dhiya (pass), dhīya (pass)</text:p>
          </table:table-cell>
          <table:table-cell office:value-type="string" calcext:value-type="string">
            <text:p>place, support</text:p>
          </table:table-cell>
          <table:table-cell office:value-type="string" calcext:value-type="string">
            <text:p>√dhā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saddahati, dhātu, samādhi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hā</text:p>
          </table:table-cell>
          <table:table-cell office:value-type="string" calcext:value-type="string">
            <text:p>dhāraṇe</text:p>
          </table:table-cell>
          <table:table-cell office:value-type="string" calcext:value-type="string">
            <text:p>supporting, maintaining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dhā</text:p>
          </table:table-cell>
          <table:table-cell office:value-type="string" calcext:value-type="string">
            <text:p><text:span text:style-name="T3">dhāraṇe</text:span> cetiyaṃ</text:p>
          </table:table-cell>
          <table:table-cell office:value-type="string" calcext:value-type="string">
            <text:p><text:span text:style-name="T3">supporting</text:span> and thinking</text:p>
          </table:table-cell>
          <table:table-cell office:value-type="string" calcext:value-type="string">
            <text:p>dhā</text:p>
          </table:table-cell>
          <table:table-cell office:value-type="string" calcext:value-type="string">
            <text:p>dhāraṇe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ḍu dhā ñ</text:p>
          </table:table-cell>
          <table:table-cell office:value-type="string" calcext:value-type="string">
            <text:p>dhāraṇa-poṣaṇayoh</text:p>
          </table:table-cell>
          <table:table-cell office:value-type="string" calcext:value-type="string">
            <text:p>supporting and nourishing</text:p>
          </table:table-cell>
          <table:table-cell table:number-columns-repeated="4"/>
          <table:table-cell table:formula="of:=COUNTBLANK([.C6:.X6])" office:value-type="float" office:value="1" calcext:value-type="float">
            <text:p>1</text:p>
          </table:table-cell>
          <table:table-cell table:formula="of:=COM.MICROSOFT.IFS((ORG.LIBREOFFICE.REGEX([.C6];&quot;[^√].*&quot;))=[.D6];&quot;same&quot;;[.D6]=0;&quot;empty&quot;;(ORG.LIBREOFFICE.REGEX([.C6];&quot;[^√].*&quot;))&lt;&gt;[.D6];&quot;diff&quot;)" office:value-type="string" office:string-value="empty" calcext:value-type="string">
            <text:p>empty</text:p>
          </table:table-cell>
          <table:table-cell office:value-type="string" calcext:value-type="string">
            <text:p>√</text:p>
          </table:table-cell>
          <table:table-cell table:style-name="ce838"/>
          <table:table-cell table:number-columns-repeated="957"/>
        </table:table-row>
        <table:table-row table:style-name="ro5">
          <table:table-cell table:formula="of:=IF([.AF7]=0;&quot;√&quot;;&quot;x&quot;)" office:value-type="string" office:string-value="x" calcext:value-type="string">
            <text:p>x</text:p>
          </table:table-cell>
          <table:table-cell table:formula="of:=COUNTIFS([$PALI.$R$3:$PALI.$R$345];[.C7];[$PALI.$U$3:$PALI.$U$345];[.F7];[$PALI.$W$3:$PALI.$W$345];[.I7])" office:value-type="float" office:value="2" calcext:value-type="float">
            <text:p>2</text:p>
          </table:table-cell>
          <table:table-cell office:value-type="string" calcext:value-type="string">
            <text:p>√dis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table:style-name="ce746" office:value-type="string" calcext:value-type="string">
            <text:p>a</text:p>
          </table:table-cell>
          <table:table-cell office:value-type="string" calcext:value-type="string">
            <text:p>disa, dasa, dassa, dakkha, dakkhi, passa, dasse (caus), dissa (pass)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√dṛś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ddisati, dissati, passati, dakkhati, dakkhiti, vipassī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disa</text:p>
          </table:table-cell>
          <table:table-cell office:value-type="string" calcext:value-type="string">
            <text:p>pekkhane</text:p>
          </table:table-cell>
          <table:table-cell office:value-type="string" calcext:value-type="string">
            <text:p>seeing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disa</text:p>
          </table:table-cell>
          <table:table-cell office:value-type="string" calcext:value-type="string">
            <text:p>pekkhane</text:p>
          </table:table-cell>
          <table:table-cell office:value-type="string" calcext:value-type="string">
            <text:p>seeing</text:p>
          </table:table-cell>
          <table:table-cell office:value-type="string" calcext:value-type="string">
            <text:p>disa</text:p>
          </table:table-cell>
          <table:table-cell table:style-name="ce821" office:value-type="string" calcext:value-type="string">
            <text:p>pekkhane</text:p>
          </table:table-cell>
          <table:table-cell office:value-type="string" calcext:value-type="string">
            <text:p>seeing</text:p>
          </table:table-cell>
          <table:table-cell office:value-type="string" calcext:value-type="string">
            <text:p>dṛś ir</text:p>
          </table:table-cell>
          <table:table-cell office:value-type="string" calcext:value-type="string">
            <text:p>prekṣaṇe</text:p>
          </table:table-cell>
          <table:table-cell office:value-type="string" calcext:value-type="string">
            <text:p>seeing</text:p>
          </table:table-cell>
          <table:table-cell table:number-columns-repeated="4"/>
          <table:table-cell table:formula="of:=COUNTBLANK([.C7:.X7])" office:value-type="float" office:value="1" calcext:value-type="float">
            <text:p>1</text:p>
          </table:table-cell>
          <table:table-cell table:formula="of:=COM.MICROSOFT.IFS((ORG.LIBREOFFICE.REGEX([.C7];&quot;[^√].*&quot;))=[.D7];&quot;same&quot;;[.D7]=0;&quot;empty&quot;;(ORG.LIBREOFFICE.REGEX([.C7];&quot;[^√].*&quot;))&lt;&gt;[.D7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6">
          <table:table-cell table:formula="of:=IF([.AF8]=0;&quot;√&quot;;&quot;x&quot;)" office:value-type="string" office:string-value="√" calcext:value-type="string">
            <text:p>√</text:p>
          </table:table-cell>
          <table:table-cell table:formula="of:=COUNTIFS([$PALI.$R$3:$PALI.$R$345];[.C8];[$PALI.$U$3:$PALI.$U$345];[.F8];[$PALI.$W$3:$PALI.$W$345];[.I8])" office:value-type="float" office:value="4" calcext:value-type="float">
            <text:p>4</text:p>
          </table:table-cell>
          <table:table-cell office:value-type="string" calcext:value-type="string">
            <text:p>√gah</text:p>
          </table:table-cell>
          <table:table-cell office:value-type="string" calcext:value-type="string">
            <text:p>ggah</text:p>
          </table:table-cell>
          <table:table-cell office:value-type="string" calcext:value-type="string">
            <text:p>･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ṇhā</text:p>
          </table:table-cell>
          <table:table-cell office:value-type="string" calcext:value-type="string">
            <text:p>gaṇha, gahe, gah, gāhe (caus), gāhaya (caus), gāhāpe (caus), gayha (pass)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√grah √grabh</text:p>
          </table:table-cell>
          <table:table-cell office:value-type="string" calcext:value-type="string">
            <text:p>seize</text:p>
          </table:table-cell>
          <table:table-cell office:value-type="string" calcext:value-type="string">
            <text:p>1, 9</text:p>
          </table:table-cell>
          <table:table-cell office:value-type="string" calcext:value-type="string">
            <text:p>gaṇhāti, gahetvā, gaha, paṭiggahaṇa, anuggaha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gaha 2</text:p>
          </table:table-cell>
          <table:table-cell office:value-type="string" calcext:value-type="string">
            <text:p>upādāne</text:p>
          </table:table-cell>
          <table:table-cell office:value-type="string" calcext:value-type="string">
            <text:p>grasping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gaha</text:p>
          </table:table-cell>
          <table:table-cell office:value-type="string" calcext:value-type="string">
            <text:p>upādāne</text:p>
          </table:table-cell>
          <table:table-cell office:value-type="string" calcext:value-type="string">
            <text:p>grasping, holding</text:p>
          </table:table-cell>
          <table:table-cell office:value-type="string" calcext:value-type="string">
            <text:p>gaha</text:p>
          </table:table-cell>
          <table:table-cell table:style-name="ce821" office:value-type="string" calcext:value-type="string">
            <text:p>upādāne</text:p>
          </table:table-cell>
          <table:table-cell office:value-type="string" calcext:value-type="string">
            <text:p>grasping</text:p>
          </table:table-cell>
          <table:table-cell office:value-type="string" calcext:value-type="string">
            <text:p>grah a</text:p>
          </table:table-cell>
          <table:table-cell office:value-type="string" calcext:value-type="string">
            <text:p>upādāne</text:p>
          </table:table-cell>
          <table:table-cell office:value-type="string" calcext:value-type="string">
            <text:p>taking, appropriating</text:p>
          </table:table-cell>
          <table:table-cell table:number-columns-repeated="4"/>
          <table:table-cell table:formula="of:=COUNTBLANK([.C8:.X8])" office:value-type="float" office:value="0" calcext:value-type="float">
            <text:p>0</text:p>
          </table:table-cell>
          <table:table-cell table:formula="of:=COM.MICROSOFT.IFS((ORG.LIBREOFFICE.REGEX([.C8];&quot;[^√].*&quot;))=[.D8];&quot;same&quot;;[.D8]=0;&quot;empty&quot;;(ORG.LIBREOFFICE.REGEX([.C8];&quot;[^√].*&quot;))&lt;&gt;[.D8];&quot;diff&quot;)" office:value-type="string" office:string-value="diff" calcext:value-type="string">
            <text:p>diff</text:p>
          </table:table-cell>
          <table:table-cell office:value-type="string" calcext:value-type="string">
            <text:p>√</text:p>
          </table:table-cell>
          <table:table-cell table:style-name="ce838"/>
          <table:table-cell table:number-columns-repeated="957"/>
        </table:table-row>
        <table:table-row table:style-name="ro4">
          <table:table-cell table:formula="of:=IF([.AF9]=0;&quot;√&quot;;&quot;x&quot;)" office:value-type="string" office:string-value="x" calcext:value-type="string">
            <text:p>x</text:p>
          </table:table-cell>
          <table:table-cell table:formula="of:=COUNTIFS([$PALI.$R$3:$PALI.$R$345];[.C9];[$PALI.$U$3:$PALI.$U$345];[.F9];[$PALI.$W$3:$PALI.$W$345];[.I9])" office:value-type="float" office:value="2" calcext:value-type="float">
            <text:p>2</text:p>
          </table:table-cell>
          <table:table-cell office:value-type="string" calcext:value-type="string">
            <text:p>√han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na, hañña (pass), haṅkha (fut)</text:p>
          </table:table-cell>
          <table:table-cell office:value-type="string" calcext:value-type="string">
            <text:p>strike, kill</text:p>
          </table:table-cell>
          <table:table-cell office:value-type="string" calcext:value-type="string">
            <text:p>√han</text:p>
          </table:table-cell>
          <table:table-cell office:value-type="string" calcext:value-type="string">
            <text:p>smite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hanati, haññati, upahata</text:p>
          </table:table-cell>
          <table:table-cell table:style-name="ce791" office:value-type="float" office:value="363" calcext:value-type="float">
            <text:p>363</text:p>
          </table:table-cell>
          <table:table-cell table:style-name="ce791" office:value-type="string" calcext:value-type="string">
            <text:p>hana</text:p>
          </table:table-cell>
          <table:table-cell table:style-name="ce791" office:value-type="string" calcext:value-type="string">
            <text:p>hiṃsāyaṃ</text:p>
          </table:table-cell>
          <table:table-cell table:style-name="ce791" office:value-type="string" calcext:value-type="string">
            <text:p>injuring, killing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hana</text:p>
          </table:table-cell>
          <table:table-cell office:value-type="string" calcext:value-type="string">
            <text:p>hiṃsā-gatīsu</text:p>
          </table:table-cell>
          <table:table-cell office:value-type="string" calcext:value-type="string">
            <text:p>harming and going</text:p>
          </table:table-cell>
          <table:table-cell office:value-type="string" calcext:value-type="string">
            <text:p>hana</text:p>
          </table:table-cell>
          <table:table-cell table:style-name="ce821" office:value-type="string" calcext:value-type="string">
            <text:p>hiṃsāgatīsu</text:p>
          </table:table-cell>
          <table:table-cell office:value-type="string" calcext:value-type="string">
            <text:p>hurting and going</text:p>
          </table:table-cell>
          <table:table-cell office:value-type="string" calcext:value-type="string">
            <text:p>han a</text:p>
          </table:table-cell>
          <table:table-cell office:value-type="string" calcext:value-type="string">
            <text:p>hiṃsā-gatyaḥ</text:p>
          </table:table-cell>
          <table:table-cell office:value-type="string" calcext:value-type="string">
            <text:p>hurting and going</text:p>
          </table:table-cell>
          <table:table-cell table:number-columns-repeated="4"/>
          <table:table-cell table:formula="of:=COUNTBLANK([.C9:.X9])" office:value-type="float" office:value="1" calcext:value-type="float">
            <text:p>1</text:p>
          </table:table-cell>
          <table:table-cell table:formula="of:=COM.MICROSOFT.IFS((ORG.LIBREOFFICE.REGEX([.C9];&quot;[^√].*&quot;))=[.D9];&quot;same&quot;;[.D9]=0;&quot;empty&quot;;(ORG.LIBREOFFICE.REGEX([.C9];&quot;[^√].*&quot;))&lt;&gt;[.D9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 table:number-columns-repeated="35"/>
          <table:table-cell table:number-columns-repeated="923"/>
        </table:table-row>
        <table:table-row table:style-name="ro5">
          <table:table-cell table:formula="of:=IF([.AF10]=0;&quot;√&quot;;&quot;x&quot;)" office:value-type="string" office:string-value="x" calcext:value-type="string">
            <text:p>x</text:p>
          </table:table-cell>
          <table:table-cell table:formula="of:=COUNTIFS([$PALI.$R$3:$PALI.$R$345];[.C10];[$PALI.$U$3:$PALI.$U$345];[.F10];[$PALI.$W$3:$PALI.$W$345];[.I10])" office:value-type="float" office:value="9" calcext:value-type="float">
            <text:p>9</text:p>
          </table:table-cell>
          <table:table-cell office:value-type="string" calcext:value-type="string">
            <text:p>√har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ā, hara, hāre (caus), harāpe (caus), harīya (pass)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√hṛ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īharati, āharati, uddharati, pāṭihāriya</text:p>
          </table:table-cell>
          <table:table-cell table:number-columns-repeated="4" table:style-name="ce791" office:value-type="string" calcext:value-type="string">
            <text:p>-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haraṇamhi</text:p>
          </table:table-cell>
          <table:table-cell office:value-type="string" calcext:value-type="string">
            <text:p>taking, taking away</text:p>
          </table:table-cell>
          <table:table-cell office:value-type="string" calcext:value-type="string">
            <text:p>hara</text:p>
          </table:table-cell>
          <table:table-cell table:style-name="ce821" office:value-type="string" calcext:value-type="string">
            <text:p>apanayane</text:p>
          </table:table-cell>
          <table:table-cell office:value-type="string" calcext:value-type="string">
            <text:p>carrying away</text:p>
          </table:table-cell>
          <table:table-cell table:number-columns-repeated="3" office:value-type="string" calcext:value-type="string">
            <text:p>-</text:p>
          </table:table-cell>
          <table:table-cell table:number-columns-repeated="4"/>
          <table:table-cell table:formula="of:=COUNTBLANK([.C10:.X10])" office:value-type="float" office:value="1" calcext:value-type="float">
            <text:p>1</text:p>
          </table:table-cell>
          <table:table-cell table:formula="of:=COM.MICROSOFT.IFS((ORG.LIBREOFFICE.REGEX([.C10];&quot;[^√].*&quot;))=[.D10];&quot;same&quot;;[.D10]=0;&quot;empty&quot;;(ORG.LIBREOFFICE.REGEX([.C10];&quot;[^√].*&quot;))&lt;&gt;[.D10];&quot;diff&quot;)" office:value-type="string" office:string-value="empty" calcext:value-type="string">
            <text:p>empty</text:p>
          </table:table-cell>
          <table:table-cell office:value-type="string" calcext:value-type="string">
            <text:p>√</text:p>
          </table:table-cell>
          <table:table-cell table:style-name="ce838" table:number-columns-repeated="35"/>
          <table:table-cell table:number-columns-repeated="923"/>
        </table:table-row>
        <table:table-row table:style-name="ro4">
          <table:table-cell table:formula="of:=IF([.AF11]=0;&quot;√&quot;;&quot;x&quot;)" office:value-type="string" office:string-value="x" calcext:value-type="string">
            <text:p>x</text:p>
          </table:table-cell>
          <table:table-cell table:formula="of:=COUNTIFS([$PALI.$R$3:$PALI.$R$345];[.C11];[$PALI.$U$3:$PALI.$U$345];[.F11];[$PALI.$W$3:$PALI.$W$345];[.I11])" office:value-type="float" office:value="3" calcext:value-type="float">
            <text:p>3</text:p>
          </table:table-cell>
          <table:table-cell office:value-type="string" calcext:value-type="string">
            <text:p>√ikkh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table:style-name="ce746" office:value-type="string" calcext:value-type="string">
            <text:p>a</text:p>
          </table:table-cell>
          <table:table-cell office:value-type="string" calcext:value-type="string">
            <text:p>ikkha</text:p>
          </table:table-cell>
          <table:table-cell office:value-type="string" calcext:value-type="string">
            <text:p>see, mark</text:p>
          </table:table-cell>
          <table:table-cell office:value-type="string" calcext:value-type="string">
            <text:p>√īkṣ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accavekkhati, anupekkhati, upekkhā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kkha</text:p>
          </table:table-cell>
          <table:table-cell office:value-type="string" calcext:value-type="string">
            <text:p>dassane</text:p>
          </table:table-cell>
          <table:table-cell office:value-type="string" calcext:value-type="string">
            <text:p>seein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kkho</text:p>
          </table:table-cell>
          <table:table-cell office:value-type="string" calcext:value-type="string">
            <text:p>dassana-aṃkesu</text:p>
          </table:table-cell>
          <table:table-cell office:value-type="string" calcext:value-type="string">
            <text:p>seeing and marking</text:p>
          </table:table-cell>
          <table:table-cell office:value-type="string" calcext:value-type="string">
            <text:p>ikkha</text:p>
          </table:table-cell>
          <table:table-cell office:value-type="string" calcext:value-type="string">
            <text:p>dassan-aṅkesu</text:p>
          </table:table-cell>
          <table:table-cell office:value-type="string" calcext:value-type="string">
            <text:p>seeing and marking</text:p>
          </table:table-cell>
          <table:table-cell office:value-type="string" calcext:value-type="string">
            <text:p>īkṣ a</text:p>
          </table:table-cell>
          <table:table-cell office:value-type="string" calcext:value-type="string">
            <text:p>darśane</text:p>
          </table:table-cell>
          <table:table-cell office:value-type="string" calcext:value-type="string">
            <text:p>seeing, looking at</text:p>
          </table:table-cell>
          <table:table-cell table:number-columns-repeated="4"/>
          <table:table-cell table:formula="of:=COUNTBLANK([.C11:.X11])" office:value-type="float" office:value="1" calcext:value-type="float">
            <text:p>1</text:p>
          </table:table-cell>
          <table:table-cell table:formula="of:=COM.MICROSOFT.IFS((ORG.LIBREOFFICE.REGEX([.C11];&quot;[^√].*&quot;))=[.D11];&quot;same&quot;;[.D11]=0;&quot;empty&quot;;(ORG.LIBREOFFICE.REGEX([.C11];&quot;[^√].*&quot;))&lt;&gt;[.D11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 table:number-columns-repeated="35"/>
          <table:table-cell table:number-columns-repeated="923"/>
        </table:table-row>
        <table:table-row table:style-name="ro4">
          <table:table-cell table:formula="of:=IF([.AF12]=0;&quot;√&quot;;&quot;x&quot;)" office:value-type="string" office:string-value="√" calcext:value-type="string">
            <text:p>√</text:p>
          </table:table-cell>
          <table:table-cell table:formula="of:=COUNTIFS([$PALI.$R$3:$PALI.$R$345];[.C12];[$PALI.$U$3:$PALI.$U$345];[.F12];[$PALI.$W$3:$PALI.$W$345];[.I12])" office:value-type="float" office:value="5" calcext:value-type="float">
            <text:p>5</text:p>
          </table:table-cell>
          <table:table-cell office:value-type="string" calcext:value-type="string">
            <text:p>√kam</text:p>
          </table:table-cell>
          <table:table-cell office:value-type="string" calcext:value-type="string">
            <text:p>kkam</text:p>
          </table:table-cell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ama, khama, caṇkama (intens), khāme (caus)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√kram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1, 4</text:p>
          </table:table-cell>
          <table:table-cell office:value-type="string" calcext:value-type="string">
            <text:p>pakkamati, upasaṅkamitvā, caṅkamati, kanta, caṅkama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ama</text:p>
          </table:table-cell>
          <table:table-cell office:value-type="string" calcext:value-type="string">
            <text:p>padavikkhepe</text:p>
          </table:table-cell>
          <table:table-cell office:value-type="string" calcext:value-type="string">
            <text:p>walking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kamū</text:p>
          </table:table-cell>
          <table:table-cell office:value-type="string" calcext:value-type="string">
            <text:p>padavikkhepe</text:p>
          </table:table-cell>
          <table:table-cell office:value-type="string" calcext:value-type="string">
            <text:p>moving feet</text:p>
          </table:table-cell>
          <table:table-cell office:value-type="string" calcext:value-type="string">
            <text:p>kamu</text:p>
          </table:table-cell>
          <table:table-cell office:value-type="string" calcext:value-type="string">
            <text:p>padavikkhepe</text:p>
          </table:table-cell>
          <table:table-cell office:value-type="string" calcext:value-type="string">
            <text:p>moving feet</text:p>
          </table:table-cell>
          <table:table-cell office:value-type="string" calcext:value-type="string">
            <text:p>kram u</text:p>
          </table:table-cell>
          <table:table-cell office:value-type="string" calcext:value-type="string">
            <text:p>pādavikṣepe</text:p>
          </table:table-cell>
          <table:table-cell office:value-type="string" calcext:value-type="string">
            <text:p>moving feet</text:p>
          </table:table-cell>
          <table:table-cell table:number-columns-repeated="4"/>
          <table:table-cell table:formula="of:=COUNTBLANK([.C12:.X12])" office:value-type="float" office:value="0" calcext:value-type="float">
            <text:p>0</text:p>
          </table:table-cell>
          <table:table-cell table:formula="of:=COM.MICROSOFT.IFS((ORG.LIBREOFFICE.REGEX([.C12];&quot;[^√].*&quot;))=[.D12];&quot;same&quot;;[.D12]=0;&quot;empty&quot;;(ORG.LIBREOFFICE.REGEX([.C12];&quot;[^√].*&quot;))&lt;&gt;[.D12];&quot;diff&quot;)" office:value-type="string" office:string-value="diff" calcext:value-type="string">
            <text:p>diff</text:p>
          </table:table-cell>
          <table:table-cell office:value-type="string" calcext:value-type="string">
            <text:p>√</text:p>
          </table:table-cell>
          <table:table-cell table:style-name="ce838"/>
          <table:table-cell table:number-columns-repeated="957"/>
        </table:table-row>
        <table:table-row table:style-name="ro5">
          <table:table-cell table:formula="of:=IF([.AF13]=0;&quot;√&quot;;&quot;x&quot;)" office:value-type="string" office:string-value="√" calcext:value-type="string">
            <text:p>√</text:p>
          </table:table-cell>
          <table:table-cell table:formula="of:=COUNTIFS([$PALI.$R$3:$PALI.$R$345];[.C13];[$PALI.$U$3:$PALI.$U$345];[.F13];[$PALI.$W$3:$PALI.$W$345];[.I13])" office:value-type="float" office:value="4" calcext:value-type="float">
            <text:p>4</text:p>
          </table:table-cell>
          <table:table-cell office:value-type="string" calcext:value-type="string">
            <text:p>√khip</text:p>
          </table:table-cell>
          <table:table-cell office:value-type="string" calcext:value-type="string">
            <text:p>kkhip</text:p>
          </table:table-cell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hipa, khepa (caus), khipāpe (caus)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√kṣip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khipati, khipita, khitta, parikkhipitvā, nikkhepa, saṃkhittena, vikkhitt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khipa</text:p>
          </table:table-cell>
          <table:table-cell office:value-type="string" calcext:value-type="string">
            <text:p>chaḍḍano</text:p>
          </table:table-cell>
          <table:table-cell office:value-type="string" calcext:value-type="string">
            <text:p>throwing away</text:p>
          </table:table-cell>
          <table:table-cell table:number-columns-repeated="3" office:value-type="string" calcext:value-type="string">
            <text:p>-</text:p>
          </table:table-cell>
          <table:table-cell table:number-columns-repeated="4"/>
          <table:table-cell table:formula="of:=COUNTBLANK([.C13:.X13])" office:value-type="float" office:value="0" calcext:value-type="float">
            <text:p>0</text:p>
          </table:table-cell>
          <table:table-cell table:formula="of:=COM.MICROSOFT.IFS((ORG.LIBREOFFICE.REGEX([.C13];&quot;[^√].*&quot;))=[.D13];&quot;same&quot;;[.D13]=0;&quot;empty&quot;;(ORG.LIBREOFFICE.REGEX([.C13];&quot;[^√].*&quot;))&lt;&gt;[.D13];&quot;diff&quot;)" office:value-type="string" office:string-value="diff" calcext:value-type="string">
            <text:p>diff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4">
          <table:table-cell table:formula="of:=IF([.AF14]=0;&quot;√&quot;;&quot;x&quot;)" office:value-type="string" office:string-value="x" calcext:value-type="string">
            <text:p>x</text:p>
          </table:table-cell>
          <table:table-cell table:formula="of:=COUNTIFS([$PALI.$R$3:$PALI.$R$345];[.C14];[$PALI.$U$3:$PALI.$U$345];[.F14];[$PALI.$W$3:$PALI.$W$345];[.I14])" office:value-type="float" office:value="2" calcext:value-type="float">
            <text:p>2</text:p>
          </table:table-cell>
          <table:table-cell office:value-type="string" calcext:value-type="string">
            <text:p>√kir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ira, kirāpe (caus), kirīya (pass)</text:p>
          </table:table-cell>
          <table:table-cell office:value-type="string" calcext:value-type="string">
            <text:p>scatter, sprinkle</text:p>
          </table:table-cell>
          <table:table-cell office:value-type="string" calcext:value-type="string">
            <text:p>√kṝ √kṛ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kirati, abhippakirati, ākiṇṇa ākiritvā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vikiraṇe</text:p>
          </table:table-cell>
          <table:table-cell office:value-type="string" calcext:value-type="string">
            <text:p>scattering, dispersing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vikiraṇe</text:p>
          </table:table-cell>
          <table:table-cell office:value-type="string" calcext:value-type="string">
            <text:p>scattering, dispersin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kṝ</text:p>
          </table:table-cell>
          <table:table-cell/>
          <table:table-cell office:value-type="string" calcext:value-type="string">
            <text:p>scatter</text:p>
          </table:table-cell>
          <table:table-cell table:number-columns-repeated="4"/>
          <table:table-cell table:formula="of:=COUNTBLANK([.C14:.X14])" office:value-type="float" office:value="1" calcext:value-type="float">
            <text:p>1</text:p>
          </table:table-cell>
          <table:table-cell table:formula="of:=COM.MICROSOFT.IFS((ORG.LIBREOFFICE.REGEX([.C14];&quot;[^√].*&quot;))=[.D14];&quot;same&quot;;[.D14]=0;&quot;empty&quot;;(ORG.LIBREOFFICE.REGEX([.C14];&quot;[^√].*&quot;))&lt;&gt;[.D14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4">
          <table:table-cell table:formula="of:=IF([.AF15]=0;&quot;√&quot;;&quot;x&quot;)" office:value-type="string" office:string-value="x" calcext:value-type="string">
            <text:p>x</text:p>
          </table:table-cell>
          <table:table-cell table:formula="of:=COUNTIFS([$PALI.$R$3:$PALI.$R$345];[.C15];[$PALI.$U$3:$PALI.$U$345];[.F15];[$PALI.$W$3:$PALI.$W$345];[.I15])" office:value-type="float" office:value="1" calcext:value-type="float">
            <text:p>1</text:p>
          </table:table-cell>
          <table:table-cell office:value-type="string" calcext:value-type="string">
            <text:p>√kūj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ūja</text:p>
          </table:table-cell>
          <table:table-cell office:value-type="string" calcext:value-type="string">
            <text:p>make sound</text:p>
          </table:table-cell>
          <table:table-cell office:value-type="string" calcext:value-type="string">
            <text:p>√kūj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vikūjati, vikūjant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kūja</text:p>
          </table:table-cell>
          <table:table-cell office:value-type="string" calcext:value-type="string">
            <text:p>avyatte sadde</text:p>
          </table:table-cell>
          <table:table-cell office:value-type="string" calcext:value-type="string">
            <text:p>making inarticulate soun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kūja</text:p>
          </table:table-cell>
          <table:table-cell office:value-type="string" calcext:value-type="string">
            <text:p>sadde avyatte</text:p>
          </table:table-cell>
          <table:table-cell office:value-type="string" calcext:value-type="string">
            <text:p>making inarticulate sound</text:p>
          </table:table-cell>
          <table:table-cell office:value-type="string" calcext:value-type="string">
            <text:p>kuji</text:p>
          </table:table-cell>
          <table:table-cell office:value-type="string" calcext:value-type="string">
            <text:p>abyattasadde</text:p>
          </table:table-cell>
          <table:table-cell office:value-type="string" calcext:value-type="string">
            <text:p>making inarticulate sound</text:p>
          </table:table-cell>
          <table:table-cell office:value-type="string" calcext:value-type="string">
            <text:p>kūj a</text:p>
          </table:table-cell>
          <table:table-cell office:value-type="string" calcext:value-type="string">
            <text:p>avyakte śabde</text:p>
          </table:table-cell>
          <table:table-cell office:value-type="string" calcext:value-type="string">
            <text:p>making inarticulate sound</text:p>
          </table:table-cell>
          <table:table-cell table:number-columns-repeated="4"/>
          <table:table-cell table:formula="of:=COUNTBLANK([.C15:.X15])" office:value-type="float" office:value="1" calcext:value-type="float">
            <text:p>1</text:p>
          </table:table-cell>
          <table:table-cell table:formula="of:=COM.MICROSOFT.IFS((ORG.LIBREOFFICE.REGEX([.C15];&quot;[^√].*&quot;))=[.D15];&quot;same&quot;;[.D15]=0;&quot;empty&quot;;(ORG.LIBREOFFICE.REGEX([.C15];&quot;[^√].*&quot;))&lt;&gt;[.D15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4">
          <table:table-cell table:formula="of:=IF([.AF16]=0;&quot;√&quot;;&quot;x&quot;)" office:value-type="string" office:string-value="x" calcext:value-type="string">
            <text:p>x</text:p>
          </table:table-cell>
          <table:table-cell table:formula="of:=COUNTIFS([$PALI.$R$3:$PALI.$R$345];[.C16];[$PALI.$U$3:$PALI.$U$345];[.F16];[$PALI.$W$3:$PALI.$W$345];[.I16])" office:value-type="float" office:value="1" calcext:value-type="float">
            <text:p>1</text:p>
          </table:table-cell>
          <table:table-cell office:value-type="string" calcext:value-type="string">
            <text:p>√lamb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mba, lambe (caus), lambīya (pass)</text:p>
          </table:table-cell>
          <table:table-cell office:value-type="string" calcext:value-type="string">
            <text:p>hang</text:p>
          </table:table-cell>
          <table:table-cell office:value-type="string" calcext:value-type="string">
            <text:p>√lamb</text:p>
          </table:table-cell>
          <table:table-cell office:value-type="string" calcext:value-type="string">
            <text:p>hang dow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ambati, olambaka, ārammaṇa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amba</text:p>
          </table:table-cell>
          <table:table-cell office:value-type="string" calcext:value-type="string">
            <text:p>avasaṃsane</text:p>
          </table:table-cell>
          <table:table-cell office:value-type="string" calcext:value-type="string">
            <text:p>hanging down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lamba</text:p>
          </table:table-cell>
          <table:table-cell office:value-type="string" calcext:value-type="string">
            <text:p>avasaṃsane</text:p>
          </table:table-cell>
          <table:table-cell office:value-type="string" calcext:value-type="string">
            <text:p>hanging down</text:p>
          </table:table-cell>
          <table:table-cell office:value-type="string" calcext:value-type="string">
            <text:p>labi</text:p>
          </table:table-cell>
          <table:table-cell office:value-type="string" calcext:value-type="string">
            <text:p>avasaṃsane</text:p>
          </table:table-cell>
          <table:table-cell office:value-type="string" calcext:value-type="string">
            <text:p>hanging down</text:p>
          </table:table-cell>
          <table:table-cell office:value-type="string" calcext:value-type="string">
            <text:p>lab i</text:p>
          </table:table-cell>
          <table:table-cell office:value-type="string" calcext:value-type="string">
            <text:p>avasraṃsane</text:p>
          </table:table-cell>
          <table:table-cell office:value-type="string" calcext:value-type="string">
            <text:p>falling down</text:p>
          </table:table-cell>
          <table:table-cell table:number-columns-repeated="4"/>
          <table:table-cell table:formula="of:=COUNTBLANK([.C16:.X16])" office:value-type="float" office:value="1" calcext:value-type="float">
            <text:p>1</text:p>
          </table:table-cell>
          <table:table-cell table:formula="of:=COM.MICROSOFT.IFS((ORG.LIBREOFFICE.REGEX([.C16];&quot;[^√].*&quot;))=[.D16];&quot;same&quot;;[.D16]=0;&quot;empty&quot;;(ORG.LIBREOFFICE.REGEX([.C16];&quot;[^√].*&quot;))&lt;&gt;[.D16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10">
          <table:table-cell table:formula="of:=IF([.AF17]=0;&quot;√&quot;;&quot;x&quot;)" office:value-type="string" office:string-value="x" calcext:value-type="string">
            <text:p>x</text:p>
          </table:table-cell>
          <table:table-cell table:formula="of:=COUNTIFS([$PALI.$R$3:$PALI.$R$345];[.C17];[$PALI.$U$3:$PALI.$U$345];[.F17];[$PALI.$W$3:$PALI.$W$345];[.I17])" office:value-type="float" office:value="8" calcext:value-type="float">
            <text:p>8</text:p>
          </table:table-cell>
          <table:table-cell office:value-type="string" calcext:value-type="string">
            <text:p>√mā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ā</text:p>
          </table:table-cell>
          <table:table-cell office:value-type="string" calcext:value-type="string">
            <text:p>minā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√mā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mināti, mita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mā</text:p>
          </table:table-cell>
          <table:table-cell office:value-type="string" calcext:value-type="string">
            <text:p>pamāṇe</text:p>
          </table:table-cell>
          <table:table-cell office:value-type="string" calcext:value-type="string">
            <text:p>measuring</text:p>
          </table:table-cell>
          <table:table-cell office:value-type="string" calcext:value-type="string">
            <text:p>mā</text:p>
          </table:table-cell>
          <table:table-cell office:value-type="string" calcext:value-type="string">
            <text:p>parimāṇe</text:p>
          </table:table-cell>
          <table:table-cell office:value-type="string" calcext:value-type="string">
            <text:p>measuring</text:p>
          </table:table-cell>
          <table:table-cell table:number-columns-repeated="3" office:value-type="string" calcext:value-type="string">
            <text:p>-</text:p>
          </table:table-cell>
          <table:table-cell table:number-columns-repeated="4"/>
          <table:table-cell table:formula="of:=COUNTBLANK([.C17:.X17])" office:value-type="float" office:value="1" calcext:value-type="float">
            <text:p>1</text:p>
          </table:table-cell>
          <table:table-cell table:formula="of:=COM.MICROSOFT.IFS((ORG.LIBREOFFICE.REGEX([.C17];&quot;[^√].*&quot;))=[.D17];&quot;same&quot;;[.D17]=0;&quot;empty&quot;;(ORG.LIBREOFFICE.REGEX([.C17];&quot;[^√].*&quot;))&lt;&gt;[.D17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 table:number-columns-repeated="35"/>
          <table:table-cell table:number-columns-repeated="923"/>
        </table:table-row>
        <table:table-row table:style-name="ro4">
          <table:table-cell table:formula="of:=IF([.AF18]=0;&quot;√&quot;;&quot;x&quot;)" office:value-type="string" office:string-value="x" calcext:value-type="string">
            <text:p>x</text:p>
          </table:table-cell>
          <table:table-cell table:formula="of:=COUNTIFS([$PALI.$R$3:$PALI.$R$345];[.C18];[$PALI.$U$3:$PALI.$U$345];[.F18];[$PALI.$W$3:$PALI.$W$345];[.I18])" office:value-type="float" office:value="1" calcext:value-type="float">
            <text:p>1</text:p>
          </table:table-cell>
          <table:table-cell office:value-type="string" calcext:value-type="string">
            <text:p>√madd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dda</text:p>
          </table:table-cell>
          <table:table-cell office:value-type="string" calcext:value-type="string">
            <text:p>crush, grind</text:p>
          </table:table-cell>
          <table:table-cell office:value-type="string" calcext:value-type="string">
            <text:p><text:span text:style-name="T14">√mṛd </text:span>√mrad</text:p>
          </table:table-cell>
          <table:table-cell office:value-type="string" calcext:value-type="string">
            <text:p>rub, crush</text:p>
          </table:table-cell>
          <table:table-cell office:value-type="string" calcext:value-type="string">
            <text:p>1, 9</text:p>
          </table:table-cell>
          <table:table-cell office:value-type="string" calcext:value-type="string">
            <text:p>maddati, parimaddana, maddava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adda</text:p>
          </table:table-cell>
          <table:table-cell office:value-type="string" calcext:value-type="string">
            <text:p>maddane</text:p>
          </table:table-cell>
          <table:table-cell office:value-type="string" calcext:value-type="string">
            <text:p>breaking up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adda</text:p>
          </table:table-cell>
          <table:table-cell office:value-type="string" calcext:value-type="string">
            <text:p>maddane</text:p>
          </table:table-cell>
          <table:table-cell office:value-type="string" calcext:value-type="string">
            <text:p>crushing, grinding</text:p>
          </table:table-cell>
          <table:table-cell office:value-type="string" calcext:value-type="string">
            <text:p>madda</text:p>
          </table:table-cell>
          <table:table-cell office:value-type="string" calcext:value-type="string">
            <text:p>maddane</text:p>
          </table:table-cell>
          <table:table-cell office:value-type="string" calcext:value-type="string">
            <text:p>crushing, grinding</text:p>
          </table:table-cell>
          <table:table-cell office:value-type="string" calcext:value-type="string">
            <text:p>mrad a</text:p>
            <text:p>mṛd u</text:p>
          </table:table-cell>
          <table:table-cell office:value-type="string" calcext:value-type="string">
            <text:p>mardane</text:p>
            <text:p>mardame</text:p>
          </table:table-cell>
          <table:table-cell office:value-type="string" calcext:value-type="string">
            <text:p>crushing, grinding</text:p>
          </table:table-cell>
          <table:table-cell table:number-columns-repeated="4"/>
          <table:table-cell table:formula="of:=COUNTBLANK([.C18:.X18])" office:value-type="float" office:value="1" calcext:value-type="float">
            <text:p>1</text:p>
          </table:table-cell>
          <table:table-cell table:formula="of:=COM.MICROSOFT.IFS((ORG.LIBREOFFICE.REGEX([.C18];&quot;[^√].*&quot;))=[.D18];&quot;same&quot;;[.D18]=0;&quot;empty&quot;;(ORG.LIBREOFFICE.REGEX([.C18];&quot;[^√].*&quot;))&lt;&gt;[.D18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 table:number-columns-repeated="35"/>
          <table:table-cell table:number-columns-repeated="923"/>
        </table:table-row>
        <table:table-row table:style-name="ro4">
          <table:table-cell table:formula="of:=IF([.AF19]=0;&quot;√&quot;;&quot;x&quot;)" office:value-type="string" office:string-value="x" calcext:value-type="string">
            <text:p>x</text:p>
          </table:table-cell>
          <table:table-cell table:formula="of:=COUNTIFS([$PALI.$R$3:$PALI.$R$345];[.C19];[$PALI.$U$3:$PALI.$U$345];[.F19];[$PALI.$W$3:$PALI.$W$345];[.I19])" office:value-type="float" office:value="3" calcext:value-type="float">
            <text:p>3</text:p>
          </table:table-cell>
          <table:table-cell office:value-type="string" calcext:value-type="string">
            <text:p>√man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mañña, manna, māne (caus), vīmaṃ (desid)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√man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3, 4, 8</text:p>
          </table:table-cell>
          <table:table-cell office:value-type="string" calcext:value-type="string">
            <text:p>maññati, atimānī, mano, mata, maññita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ñāṇe</text:p>
          </table:table-cell>
          <table:table-cell office:value-type="string" calcext:value-type="string">
            <text:p>knowing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ñāṇe</text:p>
          </table:table-cell>
          <table:table-cell office:value-type="string" calcext:value-type="string">
            <text:p>knowing, understanding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ñāṇe</text:p>
          </table:table-cell>
          <table:table-cell office:value-type="string" calcext:value-type="string">
            <text:p>knowing</text:p>
          </table:table-cell>
          <table:table-cell office:value-type="string" calcext:value-type="string">
            <text:p>man a</text:p>
          </table:table-cell>
          <table:table-cell office:value-type="string" calcext:value-type="string">
            <text:p>jñāne</text:p>
          </table:table-cell>
          <table:table-cell office:value-type="string" calcext:value-type="string">
            <text:p>knowing</text:p>
          </table:table-cell>
          <table:table-cell table:number-columns-repeated="4"/>
          <table:table-cell table:formula="of:=COUNTBLANK([.C19:.X19])" office:value-type="float" office:value="1" calcext:value-type="float">
            <text:p>1</text:p>
          </table:table-cell>
          <table:table-cell table:formula="of:=COM.MICROSOFT.IFS((ORG.LIBREOFFICE.REGEX([.C19];&quot;[^√].*&quot;))=[.D19];&quot;same&quot;;[.D19]=0;&quot;empty&quot;;(ORG.LIBREOFFICE.REGEX([.C19];&quot;[^√].*&quot;))&lt;&gt;[.D19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 table:number-columns-repeated="35"/>
          <table:table-cell table:number-columns-repeated="923"/>
        </table:table-row>
        <table:table-row table:style-name="ro11">
          <table:table-cell table:formula="of:=IF([.AF20]=0;&quot;√&quot;;&quot;x&quot;)" office:value-type="string" office:string-value="x" calcext:value-type="string">
            <text:p>x</text:p>
          </table:table-cell>
          <table:table-cell table:formula="of:=COUNTIFS([$PALI.$R$3:$PALI.$R$345];[.C20];[$PALI.$U$3:$PALI.$U$345];[.F20];[$PALI.$W$3:$PALI.$W$345];[.I20])" office:value-type="float" office:value="1" calcext:value-type="float">
            <text:p>1</text:p>
          </table:table-cell>
          <table:table-cell office:value-type="string" calcext:value-type="string">
            <text:p>√maṅg</text:p>
          </table:table-cell>
          <table:table-cell/>
          <table:table-cell office:value-type="string" calcext:value-type="string">
            <text:p>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 auspicious</text:p>
          </table:table-cell>
          <table:table-cell office:value-type="string" calcext:value-type="string">
            <text:p>√maṅg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aṅgalaṃ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ṅga</text:p>
          </table:table-cell>
          <table:table-cell office:value-type="string" calcext:value-type="string">
            <text:p>maṅgalye</text:p>
          </table:table-cell>
          <table:table-cell office:value-type="string" calcext:value-type="string">
            <text:p>being fortunate</text:p>
          </table:table-cell>
          <table:table-cell table:number-columns-repeated="10" office:value-type="string" calcext:value-type="string">
            <text:p>-</text:p>
          </table:table-cell>
          <table:table-cell/>
          <table:table-cell office:value-type="string" calcext:value-type="string">
            <text:p>√maṅg</text:p>
          </table:table-cell>
          <table:table-cell office:value-type="string" calcext:value-type="string">
            <text:p>maṅgalye</text:p>
          </table:table-cell>
          <table:table-cell office:value-type="string" calcext:value-type="string">
            <text:p>being lucky</text:p>
          </table:table-cell>
          <table:table-cell table:formula="of:=COUNTBLANK([.C20:.X20])" office:value-type="float" office:value="1" calcext:value-type="float">
            <text:p>1</text:p>
          </table:table-cell>
          <table:table-cell table:formula="of:=COM.MICROSOFT.IFS((ORG.LIBREOFFICE.REGEX([.C20];&quot;[^√].*&quot;))=[.D20];&quot;same&quot;;[.D20]=0;&quot;empty&quot;;(ORG.LIBREOFFICE.REGEX([.C20];&quot;[^√].*&quot;))&lt;&gt;[.D20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4">
          <table:table-cell table:formula="of:=IF([.AF21]=0;&quot;√&quot;;&quot;x&quot;)" office:value-type="string" office:string-value="x" calcext:value-type="string">
            <text:p>x</text:p>
          </table:table-cell>
          <table:table-cell table:formula="of:=COUNTIFS([$PALI.$R$3:$PALI.$R$345];[.C21];[$PALI.$U$3:$PALI.$U$345];[.F21];[$PALI.$W$3:$PALI.$W$345];[.I21])" office:value-type="float" office:value="3" calcext:value-type="float">
            <text:p>3</text:p>
          </table:table-cell>
          <table:table-cell office:value-type="string" calcext:value-type="string">
            <text:p>√mant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e, aya</text:p>
          </table:table-cell>
          <table:table-cell office:value-type="string" calcext:value-type="string">
            <text:p>mante, mantaya, mantāpe (caus)</text:p>
          </table:table-cell>
          <table:table-cell office:value-type="string" calcext:value-type="string">
            <text:p>counsel, invite</text:p>
          </table:table-cell>
          <table:table-cell office:value-type="string" calcext:value-type="string">
            <text:p>√mantr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antayati, āmanteti, āmantetvā, manta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guttabhāsane</text:p>
          </table:table-cell>
          <table:table-cell office:value-type="string" calcext:value-type="string">
            <text:p>speaking confidentially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guttabhāsana-jānane</text:p>
          </table:table-cell>
          <table:table-cell office:value-type="string" calcext:value-type="string">
            <text:p>speaking confidentially and recognizing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guttabhāsane</text:p>
          </table:table-cell>
          <table:table-cell office:value-type="string" calcext:value-type="string">
            <text:p>guarded speaking</text:p>
          </table:table-cell>
          <table:table-cell office:value-type="string" calcext:value-type="string">
            <text:p>mantr i</text:p>
          </table:table-cell>
          <table:table-cell office:value-type="string" calcext:value-type="string">
            <text:p>guptaparibhāṣaṇe</text:p>
          </table:table-cell>
          <table:table-cell office:value-type="string" calcext:value-type="string">
            <text:p>confidential speaking</text:p>
          </table:table-cell>
          <table:table-cell office:value-type="string" calcext:value-type="string">
            <text:p>denominative of mantra</text:p>
          </table:table-cell>
          <table:table-cell table:number-columns-repeated="3"/>
          <table:table-cell table:formula="of:=COUNTBLANK([.C21:.X21])" office:value-type="float" office:value="1" calcext:value-type="float">
            <text:p>1</text:p>
          </table:table-cell>
          <table:table-cell table:formula="of:=COM.MICROSOFT.IFS((ORG.LIBREOFFICE.REGEX([.C21];&quot;[^√].*&quot;))=[.D21];&quot;same&quot;;[.D21]=0;&quot;empty&quot;;(ORG.LIBREOFFICE.REGEX([.C21];&quot;[^√].*&quot;))&lt;&gt;[.D21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4">
          <table:table-cell table:formula="of:=IF([.AF22]=0;&quot;√&quot;;&quot;x&quot;)" office:value-type="string" office:string-value="x" calcext:value-type="string">
            <text:p>x</text:p>
          </table:table-cell>
          <table:table-cell table:formula="of:=COUNTIFS([$PALI.$R$3:$PALI.$R$345];[.C22];[$PALI.$U$3:$PALI.$U$345];[.F22];[$PALI.$W$3:$PALI.$W$345];[.I22])" office:value-type="float" office:value="12" calcext:value-type="float">
            <text:p>12</text:p>
          </table:table-cell>
          <table:table-cell office:value-type="string" calcext:value-type="string">
            <text:p>√manth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ntha, mattha, manthe (caus)</text:p>
          </table:table-cell>
          <table:table-cell office:value-type="string" calcext:value-type="string">
            <text:p>shake, crush</text:p>
          </table:table-cell>
          <table:table-cell office:value-type="string" calcext:value-type="string">
            <text:p>√math √manth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1, 9</text:p>
          </table:table-cell>
          <table:table-cell office:value-type="string" calcext:value-type="string">
            <text:p>abhimantheti, abhimatthati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antha</text:p>
          </table:table-cell>
          <table:table-cell office:value-type="string" calcext:value-type="string">
            <text:p>viloḷane</text:p>
          </table:table-cell>
          <table:table-cell office:value-type="string" calcext:value-type="string">
            <text:p>stirring, shaking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antha</text:p>
          </table:table-cell>
          <table:table-cell office:value-type="string" calcext:value-type="string">
            <text:p>viloṭane</text:p>
          </table:table-cell>
          <table:table-cell office:value-type="string" calcext:value-type="string">
            <text:p>shaking, stirring</text:p>
          </table:table-cell>
          <table:table-cell office:value-type="string" calcext:value-type="string">
            <text:p>mantha</text:p>
          </table:table-cell>
          <table:table-cell office:value-type="string" calcext:value-type="string">
            <text:p>viloḷane</text:p>
          </table:table-cell>
          <table:table-cell office:value-type="string" calcext:value-type="string">
            <text:p>stirring</text:p>
          </table:table-cell>
          <table:table-cell office:value-type="string" calcext:value-type="string">
            <text:p>manth a</text:p>
          </table:table-cell>
          <table:table-cell office:value-type="string" calcext:value-type="string">
            <text:p>viloḍane</text:p>
          </table:table-cell>
          <table:table-cell office:value-type="string" calcext:value-type="string">
            <text:p>stirring, agitating</text:p>
          </table:table-cell>
          <table:table-cell table:number-columns-repeated="4"/>
          <table:table-cell table:formula="of:=COUNTBLANK([.C22:.X22])" office:value-type="float" office:value="1" calcext:value-type="float">
            <text:p>1</text:p>
          </table:table-cell>
          <table:table-cell table:formula="of:=COM.MICROSOFT.IFS((ORG.LIBREOFFICE.REGEX([.C22];&quot;[^√].*&quot;))=[.D22];&quot;same&quot;;[.D22]=0;&quot;empty&quot;;(ORG.LIBREOFFICE.REGEX([.C22];&quot;[^√].*&quot;))&lt;&gt;[.D22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4">
          <table:table-cell table:formula="of:=IF([.AF23]=0;&quot;√&quot;;&quot;x&quot;)" office:value-type="string" office:string-value="x" calcext:value-type="string">
            <text:p>x</text:p>
          </table:table-cell>
          <table:table-cell table:formula="of:=COUNTIFS([$PALI.$R$3:$PALI.$R$345];[.C23];[$PALI.$U$3:$PALI.$U$345];[.F23];[$PALI.$W$3:$PALI.$W$345];[.I23])" office:value-type="float" office:value="4" calcext:value-type="float">
            <text:p>4</text:p>
          </table:table-cell>
          <table:table-cell office:value-type="string" calcext:value-type="string">
            <text:p>√mud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*a</text:p>
          </table:table-cell>
          <table:table-cell office:value-type="string" calcext:value-type="string">
            <text:p>moda</text:p>
          </table:table-cell>
          <table:table-cell office:value-type="string" calcext:value-type="string">
            <text:p>be soft, happy</text:p>
          </table:table-cell>
          <table:table-cell office:value-type="string" calcext:value-type="string">
            <text:p>√mud</text:p>
          </table:table-cell>
          <table:table-cell office:value-type="string" calcext:value-type="string">
            <text:p>be merr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ati, mudita, sammodamāna, mudu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uda</text:p>
          </table:table-cell>
          <table:table-cell office:value-type="string" calcext:value-type="string">
            <text:p>tose</text:p>
          </table:table-cell>
          <table:table-cell office:value-type="string" calcext:value-type="string">
            <text:p>pleasing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uda</text:p>
          </table:table-cell>
          <table:table-cell office:value-type="string" calcext:value-type="string">
            <text:p>santose</text:p>
          </table:table-cell>
          <table:table-cell office:value-type="string" calcext:value-type="string">
            <text:p>being pleased</text:p>
          </table:table-cell>
          <table:table-cell office:value-type="string" calcext:value-type="string">
            <text:p>muda</text:p>
          </table:table-cell>
          <table:table-cell office:value-type="string" calcext:value-type="string">
            <text:p>hāse</text:p>
          </table:table-cell>
          <table:table-cell office:value-type="string" calcext:value-type="string">
            <text:p>laughing</text:p>
          </table:table-cell>
          <table:table-cell office:value-type="string" calcext:value-type="string">
            <text:p>mud a</text:p>
          </table:table-cell>
          <table:table-cell office:value-type="string" calcext:value-type="string">
            <text:p>haṛse</text:p>
          </table:table-cell>
          <table:table-cell office:value-type="string" calcext:value-type="string">
            <text:p>laughing</text:p>
          </table:table-cell>
          <table:table-cell table:number-columns-repeated="4"/>
          <table:table-cell table:formula="of:=COUNTBLANK([.C23:.X23])" office:value-type="float" office:value="1" calcext:value-type="float">
            <text:p>1</text:p>
          </table:table-cell>
          <table:table-cell table:formula="of:=COM.MICROSOFT.IFS((ORG.LIBREOFFICE.REGEX([.C23];&quot;[^√].*&quot;))=[.D23];&quot;same&quot;;[.D23]=0;&quot;empty&quot;;(ORG.LIBREOFFICE.REGEX([.C23];&quot;[^√].*&quot;))&lt;&gt;[.D23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4">
          <table:table-cell table:formula="of:=IF([.AF24]=0;&quot;√&quot;;&quot;x&quot;)" office:value-type="string" office:string-value="√" calcext:value-type="string">
            <text:p>√</text:p>
          </table:table-cell>
          <table:table-cell table:formula="of:=COUNTIFS([$PALI.$R$3:$PALI.$R$345];[.C24];[$PALI.$U$3:$PALI.$U$345];[.F24];[$PALI.$W$3:$PALI.$W$345];[.I24])" office:value-type="float" office:value="12" calcext:value-type="float">
            <text:p>12</text:p>
          </table:table-cell>
          <table:table-cell office:value-type="string" calcext:value-type="string">
            <text:p>√ñā</text:p>
          </table:table-cell>
          <table:table-cell office:value-type="string" calcext:value-type="string">
            <text:p>ññā</text:p>
          </table:table-cell>
          <table:table-cell office:value-type="string" calcext:value-type="string">
            <text:p>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ā</text:p>
          </table:table-cell>
          <table:table-cell office:value-type="string" calcext:value-type="string">
            <text:p>jāna, jānāpe (caus), ñāpe (caus), ñāya (pass)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√jñā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pajānāti, ñāyati, jāna, paṭiññā, viññāya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ñā</text:p>
          </table:table-cell>
          <table:table-cell office:value-type="string" calcext:value-type="string">
            <text:p>avabodhane</text:p>
          </table:table-cell>
          <table:table-cell office:value-type="string" calcext:value-type="string">
            <text:p>understanding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ñā</text:p>
          </table:table-cell>
          <table:table-cell office:value-type="string" calcext:value-type="string">
            <text:p>avabodhane</text:p>
          </table:table-cell>
          <table:table-cell office:value-type="string" calcext:value-type="string">
            <text:p>knowing, understanding</text:p>
          </table:table-cell>
          <table:table-cell office:value-type="string" calcext:value-type="string">
            <text:p>ñā</text:p>
          </table:table-cell>
          <table:table-cell office:value-type="string" calcext:value-type="string">
            <text:p>avabodhane</text:p>
          </table:table-cell>
          <table:table-cell office:value-type="string" calcext:value-type="string">
            <text:p>understanding, perceiving</text:p>
          </table:table-cell>
          <table:table-cell office:value-type="string" calcext:value-type="string">
            <text:p>jñā</text:p>
          </table:table-cell>
          <table:table-cell office:value-type="string" calcext:value-type="string">
            <text:p>avabodhane</text:p>
          </table:table-cell>
          <table:table-cell office:value-type="string" calcext:value-type="string">
            <text:p>knowing, understanding</text:p>
          </table:table-cell>
          <table:table-cell table:number-columns-repeated="4"/>
          <table:table-cell table:formula="of:=COUNTBLANK([.C24:.X24])" office:value-type="float" office:value="0" calcext:value-type="float">
            <text:p>0</text:p>
          </table:table-cell>
          <table:table-cell table:formula="of:=COM.MICROSOFT.IFS((ORG.LIBREOFFICE.REGEX([.C24];&quot;[^√].*&quot;))=[.D24];&quot;same&quot;;[.D24]=0;&quot;empty&quot;;(ORG.LIBREOFFICE.REGEX([.C24];&quot;[^√].*&quot;))&lt;&gt;[.D24];&quot;diff&quot;)" office:value-type="string" office:string-value="diff" calcext:value-type="string">
            <text:p>diff</text:p>
          </table:table-cell>
          <table:table-cell office:value-type="string" calcext:value-type="string">
            <text:p>√</text:p>
          </table:table-cell>
          <table:table-cell table:style-name="ce838" table:number-columns-repeated="35"/>
          <table:table-cell table:number-columns-repeated="923"/>
        </table:table-row>
        <table:table-row table:style-name="ro4">
          <table:table-cell table:formula="of:=IF([.AF25]=0;&quot;√&quot;;&quot;x&quot;)" office:value-type="string" office:string-value="x" calcext:value-type="string">
            <text:p>x</text:p>
          </table:table-cell>
          <table:table-cell table:formula="of:=COUNTIFS([$PALI.$R$3:$PALI.$R$345];[.C25];[$PALI.$U$3:$PALI.$U$345];[.F25];[$PALI.$W$3:$PALI.$W$345];[.I25])" office:value-type="float" office:value="5" calcext:value-type="float">
            <text:p>5</text:p>
          </table:table-cell>
          <table:table-cell office:value-type="string" calcext:value-type="string">
            <text:p>√nad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da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√nad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dati, nāda, nadī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ada</text:p>
          </table:table-cell>
          <table:table-cell office:value-type="string" calcext:value-type="string">
            <text:p>avyattasadde</text:p>
          </table:table-cell>
          <table:table-cell office:value-type="string" calcext:value-type="string">
            <text:p>making inarticulate sound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nada</text:p>
          </table:table-cell>
          <table:table-cell office:value-type="string" calcext:value-type="string">
            <text:p>avyattasadde</text:p>
          </table:table-cell>
          <table:table-cell office:value-type="string" calcext:value-type="string">
            <text:p>making inarticulate sound</text:p>
          </table:table-cell>
          <table:table-cell office:value-type="string" calcext:value-type="string">
            <text:p>nada</text:p>
          </table:table-cell>
          <table:table-cell office:value-type="string" calcext:value-type="string">
            <text:p>abyattasadde</text:p>
          </table:table-cell>
          <table:table-cell office:value-type="string" calcext:value-type="string">
            <text:p>inarticulate sound</text:p>
          </table:table-cell>
          <table:table-cell office:value-type="string" calcext:value-type="string">
            <text:p>ṇad a</text:p>
          </table:table-cell>
          <table:table-cell office:value-type="string" calcext:value-type="string">
            <text:p>avyakte śabde</text:p>
          </table:table-cell>
          <table:table-cell office:value-type="string" calcext:value-type="string">
            <text:p>making unclear sounds</text:p>
          </table:table-cell>
          <table:table-cell table:number-columns-repeated="4"/>
          <table:table-cell table:formula="of:=COUNTBLANK([.C25:.X25])" office:value-type="float" office:value="1" calcext:value-type="float">
            <text:p>1</text:p>
          </table:table-cell>
          <table:table-cell table:formula="of:=COM.MICROSOFT.IFS((ORG.LIBREOFFICE.REGEX([.C25];&quot;[^√].*&quot;))=[.D25];&quot;same&quot;;[.D25]=0;&quot;empty&quot;;(ORG.LIBREOFFICE.REGEX([.C25];&quot;[^√].*&quot;))&lt;&gt;[.D25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 table:number-columns-repeated="35"/>
          <table:table-cell table:number-columns-repeated="923"/>
        </table:table-row>
        <table:table-row table:style-name="ro5">
          <table:table-cell table:formula="of:=IF([.AF26]=0;&quot;√&quot;;&quot;x&quot;)" office:value-type="string" office:string-value="x" calcext:value-type="string">
            <text:p>x</text:p>
          </table:table-cell>
          <table:table-cell table:formula="of:=COUNTIFS([$PALI.$R$3:$PALI.$R$345];[.C26];[$PALI.$U$3:$PALI.$U$345];[.F26];[$PALI.$W$3:$PALI.$W$345];[.I26])" office:value-type="float" office:value="8" calcext:value-type="float">
            <text:p>8</text:p>
          </table:table-cell>
          <table:table-cell office:value-type="string" calcext:value-type="string">
            <text:p>√nam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ma, ṇama, nāma, nāme (caus)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√nam</text:p>
          </table:table-cell>
          <table:table-cell office:value-type="string" calcext:value-type="string">
            <text:p>bend, bow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mati, nata, namita, abhininnāmeti, paṇāmetvā, vipariṇāma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ane</text:p>
          </table:table-cell>
          <table:table-cell office:value-type="string" calcext:value-type="string">
            <text:p>bending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bending</text:p>
          </table:table-cell>
          <table:table-cell office:value-type="string" calcext:value-type="string">
            <text:p>namu</text:p>
          </table:table-cell>
          <table:table-cell office:value-type="string" calcext:value-type="string">
            <text:p>namane</text:p>
          </table:table-cell>
          <table:table-cell office:value-type="string" calcext:value-type="string">
            <text:p>bending, inclining</text:p>
          </table:table-cell>
          <table:table-cell office:value-type="string" calcext:value-type="string">
            <text:p>ṇam a</text:p>
          </table:table-cell>
          <table:table-cell office:value-type="string" calcext:value-type="string">
            <text:p><text:span text:style-name="T3">prahvatve</text:span> śabde ca</text:p>
          </table:table-cell>
          <table:table-cell office:value-type="string" calcext:value-type="string">
            <text:p><text:span text:style-name="T3">inclining</text:span> and making sound</text:p>
          </table:table-cell>
          <table:table-cell table:number-columns-repeated="4"/>
          <table:table-cell table:formula="of:=COUNTBLANK([.C26:.X26])" office:value-type="float" office:value="1" calcext:value-type="float">
            <text:p>1</text:p>
          </table:table-cell>
          <table:table-cell table:formula="of:=COM.MICROSOFT.IFS((ORG.LIBREOFFICE.REGEX([.C26];&quot;[^√].*&quot;))=[.D26];&quot;same&quot;;[.D26]=0;&quot;empty&quot;;(ORG.LIBREOFFICE.REGEX([.C26];&quot;[^√].*&quot;))&lt;&gt;[.D26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 table:number-columns-repeated="35"/>
          <table:table-cell table:number-columns-repeated="923"/>
        </table:table-row>
        <table:table-row table:style-name="ro4">
          <table:table-cell table:formula="of:=IF([.AF27]=0;&quot;√&quot;;&quot;x&quot;)" office:value-type="string" office:string-value="x" calcext:value-type="string">
            <text:p>x</text:p>
          </table:table-cell>
          <table:table-cell table:formula="of:=COUNTIFS([$PALI.$R$3:$PALI.$R$345];[.C27];[$PALI.$U$3:$PALI.$U$345];[.F27];[$PALI.$W$3:$PALI.$W$345];[.I27])" office:value-type="float" office:value="11" calcext:value-type="float">
            <text:p>11</text:p>
          </table:table-cell>
          <table:table-cell office:value-type="string" calcext:value-type="string">
            <text:p>√nand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nda</text:p>
          </table:table-cell>
          <table:table-cell office:value-type="string" calcext:value-type="string">
            <text:p>delight, enjoy</text:p>
          </table:table-cell>
          <table:table-cell office:value-type="string" calcext:value-type="string">
            <text:p>√nand</text:p>
          </table:table-cell>
          <table:table-cell office:value-type="string" calcext:value-type="string">
            <text:p>rejoic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ndati, nandita, nanda, abhinandī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anda</text:p>
          </table:table-cell>
          <table:table-cell office:value-type="string" calcext:value-type="string">
            <text:p>samiddhiyaṃ</text:p>
          </table:table-cell>
          <table:table-cell office:value-type="string" calcext:value-type="string">
            <text:p>rejoicing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anda</text:p>
          </table:table-cell>
          <table:table-cell office:value-type="string" calcext:value-type="string">
            <text:p>samiddhiyaṃ</text:p>
          </table:table-cell>
          <table:table-cell office:value-type="string" calcext:value-type="string">
            <text:p>being successful</text:p>
          </table:table-cell>
          <table:table-cell office:value-type="string" calcext:value-type="string">
            <text:p>nanda</text:p>
          </table:table-cell>
          <table:table-cell office:value-type="string" calcext:value-type="string">
            <text:p>samiddhiyaṃ</text:p>
          </table:table-cell>
          <table:table-cell office:value-type="string" calcext:value-type="string">
            <text:p>success, prosperity</text:p>
          </table:table-cell>
          <table:table-cell office:value-type="string" calcext:value-type="string">
            <text:p>ṭu nad i</text:p>
          </table:table-cell>
          <table:table-cell office:value-type="string" calcext:value-type="string">
            <text:p>samṛddhau</text:p>
          </table:table-cell>
          <table:table-cell office:value-type="string" calcext:value-type="string">
            <text:p>flourishing, being successful</text:p>
          </table:table-cell>
          <table:table-cell table:number-columns-repeated="4"/>
          <table:table-cell table:formula="of:=COUNTBLANK([.C27:.X27])" office:value-type="float" office:value="1" calcext:value-type="float">
            <text:p>1</text:p>
          </table:table-cell>
          <table:table-cell table:formula="of:=COM.MICROSOFT.IFS((ORG.LIBREOFFICE.REGEX([.C27];&quot;[^√].*&quot;))=[.D27];&quot;same&quot;;[.D27]=0;&quot;empty&quot;;(ORG.LIBREOFFICE.REGEX([.C27];&quot;[^√].*&quot;))&lt;&gt;[.D27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 table:number-columns-repeated="35"/>
          <table:table-cell table:number-columns-repeated="923"/>
        </table:table-row>
        <table:table-row table:style-name="ro4">
          <table:table-cell table:formula="of:=IF([.AF28]=0;&quot;√&quot;;&quot;x&quot;)" office:value-type="string" office:string-value="x" calcext:value-type="string">
            <text:p>x</text:p>
          </table:table-cell>
          <table:table-cell table:formula="of:=COUNTIFS([$PALI.$R$3:$PALI.$R$345];[.C28];[$PALI.$U$3:$PALI.$U$345];[.F28];[$PALI.$W$3:$PALI.$W$345];[.I28])" office:value-type="float" office:value="5" calcext:value-type="float">
            <text:p>5</text:p>
          </table:table-cell>
          <table:table-cell office:value-type="string" calcext:value-type="string">
            <text:p>√nī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, ṇe, nīya (pass), niyya (pass)</text:p>
          </table:table-cell>
          <table:table-cell office:value-type="string" calcext:value-type="string">
            <text:p>lead, carry</text:p>
          </table:table-cell>
          <table:table-cell office:value-type="string" calcext:value-type="string">
            <text:p>√nī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neti, nīta, āneti, udāneti, apanīyati, paṇīta, vineyya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nī</text:p>
          </table:table-cell>
          <table:table-cell office:value-type="string" calcext:value-type="string">
            <text:p>pāpaṇe</text:p>
          </table:table-cell>
          <table:table-cell office:value-type="string" calcext:value-type="string">
            <text:p>reaching, attaining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nī</text:p>
          </table:table-cell>
          <table:table-cell office:value-type="string" calcext:value-type="string">
            <text:p>pāpaṇe</text:p>
          </table:table-cell>
          <table:table-cell office:value-type="string" calcext:value-type="string">
            <text:p>reaching, attaining</text:p>
          </table:table-cell>
          <table:table-cell office:value-type="string" calcext:value-type="string">
            <text:p>nī</text:p>
          </table:table-cell>
          <table:table-cell office:value-type="string" calcext:value-type="string">
            <text:p>naye</text:p>
          </table:table-cell>
          <table:table-cell office:value-type="string" calcext:value-type="string">
            <text:p>leading</text:p>
          </table:table-cell>
          <table:table-cell office:value-type="string" calcext:value-type="string">
            <text:p>nī</text:p>
          </table:table-cell>
          <table:table-cell office:value-type="string" calcext:value-type="string">
            <text:p>naye</text:p>
          </table:table-cell>
          <table:table-cell office:value-type="string" calcext:value-type="string">
            <text:p>leading</text:p>
          </table:table-cell>
          <table:table-cell table:number-columns-repeated="4"/>
          <table:table-cell table:formula="of:=COUNTBLANK([.C28:.X28])" office:value-type="float" office:value="1" calcext:value-type="float">
            <text:p>1</text:p>
          </table:table-cell>
          <table:table-cell table:formula="of:=COM.MICROSOFT.IFS((ORG.LIBREOFFICE.REGEX([.C28];&quot;[^√].*&quot;))=[.D28];&quot;same&quot;;[.D28]=0;&quot;empty&quot;;(ORG.LIBREOFFICE.REGEX([.C28];&quot;[^√].*&quot;))&lt;&gt;[.D28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40" table:number-columns-repeated="6"/>
          <table:table-cell table:style-name="ce838" table:number-columns-repeated="29"/>
          <table:table-cell table:number-columns-repeated="923"/>
        </table:table-row>
        <table:table-row table:style-name="ro11">
          <table:table-cell table:formula="of:=IF([.AF29]=0;&quot;√&quot;;&quot;x&quot;)" office:value-type="string" office:string-value="x" calcext:value-type="string">
            <text:p>x</text:p>
          </table:table-cell>
          <table:table-cell table:formula="of:=COUNTIFS([$PALI.$R$3:$PALI.$R$345];[.C29];[$PALI.$U$3:$PALI.$U$345];[.F29];[$PALI.$W$3:$PALI.$W$345];[.I29])" office:value-type="float" office:value="1" calcext:value-type="float">
            <text:p>1</text:p>
          </table:table-cell>
          <table:table-cell office:value-type="string" calcext:value-type="string">
            <text:p>√nīl</text:p>
          </table:table-cell>
          <table:table-cell/>
          <table:table-cell office:value-type="string" calcext:value-type="string">
            <text:p>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 blue</text:p>
          </table:table-cell>
          <table:table-cell office:value-type="string" calcext:value-type="string">
            <text:p>nīla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īla, vinīlaka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īla</text:p>
          </table:table-cell>
          <table:table-cell office:value-type="string" calcext:value-type="string">
            <text:p>vaṇṇe</text:p>
          </table:table-cell>
          <table:table-cell office:value-type="string" calcext:value-type="string">
            <text:p>having colour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nīla</text:p>
          </table:table-cell>
          <table:table-cell office:value-type="string" calcext:value-type="string">
            <text:p>vaṇṇe</text:p>
          </table:table-cell>
          <table:table-cell office:value-type="string" calcext:value-type="string">
            <text:p>having colour</text:p>
          </table:table-cell>
          <table:table-cell office:value-type="string" calcext:value-type="string">
            <text:p>nīla</text:p>
          </table:table-cell>
          <table:table-cell office:value-type="string" calcext:value-type="string">
            <text:p>vaṇṇ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ṇīl a</text:p>
          </table:table-cell>
          <table:table-cell office:value-type="string" calcext:value-type="string">
            <text:p>varṇe</text:p>
          </table:table-cell>
          <table:table-cell office:value-type="string" calcext:value-type="string">
            <text:p>having colour</text:p>
          </table:table-cell>
          <table:table-cell table:number-columns-repeated="4"/>
          <table:table-cell table:formula="of:=COUNTBLANK([.C29:.X29])" office:value-type="float" office:value="1" calcext:value-type="float">
            <text:p>1</text:p>
          </table:table-cell>
          <table:table-cell table:formula="of:=COM.MICROSOFT.IFS((ORG.LIBREOFFICE.REGEX([.C29];&quot;[^√].*&quot;))=[.D29];&quot;same&quot;;[.D29]=0;&quot;empty&quot;;(ORG.LIBREOFFICE.REGEX([.C29];&quot;[^√].*&quot;))&lt;&gt;[.D29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 table:number-columns-repeated="35"/>
          <table:table-cell table:number-columns-repeated="923"/>
        </table:table-row>
        <table:table-row table:style-name="ro4">
          <table:table-cell table:formula="of:=IF([.AF30]=0;&quot;√&quot;;&quot;x&quot;)" office:value-type="string" office:string-value="x" calcext:value-type="string">
            <text:p>x</text:p>
          </table:table-cell>
          <table:table-cell table:formula="of:=COUNTIFS([$PALI.$R$3:$PALI.$R$345];[.C30];[$PALI.$U$3:$PALI.$U$345];[.F30];[$PALI.$W$3:$PALI.$W$345];[.I30])" office:value-type="float" office:value="14" calcext:value-type="float">
            <text:p>14</text:p>
          </table:table-cell>
          <table:table-cell office:value-type="string" calcext:value-type="string">
            <text:p>√pad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pajja, pāde (caus), pādaya (caus)</text:p>
          </table:table-cell>
          <table:table-cell office:value-type="string" calcext:value-type="string">
            <text:p>go, step</text:p>
          </table:table-cell>
          <table:table-cell office:value-type="string" calcext:value-type="string">
            <text:p>√pad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uppajjati, patti, pāduka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pada</text:p>
          </table:table-cell>
          <table:table-cell office:value-type="string" calcext:value-type="string">
            <text:p>gamane</text:p>
          </table:table-cell>
          <table:table-cell office:value-type="string" calcext:value-type="string">
            <text:p>going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pada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going</text:p>
          </table:table-cell>
          <table:table-cell office:value-type="string" calcext:value-type="string">
            <text:p>pada</text:p>
          </table:table-cell>
          <table:table-cell office:value-type="string" calcext:value-type="string">
            <text:p>gatiyaṃ</text:p>
          </table:table-cell>
          <table:table-cell office:value-type="string" calcext:value-type="string">
            <text:p>going</text:p>
          </table:table-cell>
          <table:table-cell office:value-type="string" calcext:value-type="string">
            <text:p>pad a</text:p>
          </table:table-cell>
          <table:table-cell office:value-type="string" calcext:value-type="string">
            <text:p>gatau</text:p>
          </table:table-cell>
          <table:table-cell office:value-type="string" calcext:value-type="string">
            <text:p>going</text:p>
          </table:table-cell>
          <table:table-cell table:number-columns-repeated="4"/>
          <table:table-cell table:formula="of:=COUNTBLANK([.C30:.X30])" office:value-type="float" office:value="1" calcext:value-type="float">
            <text:p>1</text:p>
          </table:table-cell>
          <table:table-cell table:formula="of:=COM.MICROSOFT.IFS((ORG.LIBREOFFICE.REGEX([.C30];&quot;[^√].*&quot;))=[.D30];&quot;same&quot;;[.D30]=0;&quot;empty&quot;;(ORG.LIBREOFFICE.REGEX([.C30];&quot;[^√].*&quot;))&lt;&gt;[.D30];&quot;diff&quot;)" office:value-type="string" office:string-value="empty" calcext:value-type="string">
            <text:p>empty</text:p>
          </table:table-cell>
          <table:table-cell office:value-type="string" calcext:value-type="string">
            <text:p>√</text:p>
          </table:table-cell>
          <table:table-cell table:style-name="ce838"/>
          <table:table-cell table:number-columns-repeated="957"/>
        </table:table-row>
        <table:table-row table:style-name="ro10">
          <table:table-cell table:formula="of:=IF([.AF31]=0;&quot;√&quot;;&quot;x&quot;)" office:value-type="string" office:string-value="x" calcext:value-type="string">
            <text:p>x</text:p>
          </table:table-cell>
          <table:table-cell table:formula="of:=COUNTIFS([$PALI.$R$3:$PALI.$R$345];[.C31];[$PALI.$U$3:$PALI.$U$345];[.F31];[$PALI.$W$3:$PALI.$W$345];[.I31])" office:value-type="float" office:value="3" calcext:value-type="float">
            <text:p>3</text:p>
          </table:table-cell>
          <table:table-cell office:value-type="string" calcext:value-type="string">
            <text:p>√pāl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8</text:p>
          </table:table-cell>
          <table:table-cell table:style-name="ce746" office:value-type="string" calcext:value-type="string">
            <text:p>e, aya</text:p>
          </table:table-cell>
          <table:table-cell office:value-type="string" calcext:value-type="string">
            <text:p>pale, palaya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√pāl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āleti, pālayati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pāla</text:p>
          </table:table-cell>
          <table:table-cell office:value-type="string" calcext:value-type="string">
            <text:p>rakkhaṇe</text:p>
          </table:table-cell>
          <table:table-cell office:value-type="string" calcext:value-type="string">
            <text:p>protecting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pāla</text:p>
          </table:table-cell>
          <table:table-cell office:value-type="string" calcext:value-type="string">
            <text:p>rakkhaṇe</text:p>
          </table:table-cell>
          <table:table-cell office:value-type="string" calcext:value-type="string">
            <text:p>protecting, guarding</text:p>
          </table:table-cell>
          <table:table-cell office:value-type="string" calcext:value-type="string">
            <text:p>pāla</text:p>
          </table:table-cell>
          <table:table-cell office:value-type="string" calcext:value-type="string">
            <text:p>rakkhaṇe</text:p>
          </table:table-cell>
          <table:table-cell office:value-type="string" calcext:value-type="string">
            <text:p>protecting</text:p>
          </table:table-cell>
          <table:table-cell office:value-type="string" calcext:value-type="string">
            <text:p>pāl a</text:p>
          </table:table-cell>
          <table:table-cell office:value-type="string" calcext:value-type="string">
            <text:p>rakṣaṇe</text:p>
          </table:table-cell>
          <table:table-cell office:value-type="string" calcext:value-type="string">
            <text:p>guarding, watching</text:p>
          </table:table-cell>
          <table:table-cell table:number-columns-repeated="4"/>
          <table:table-cell table:formula="of:=COUNTBLANK([.C31:.X31])" office:value-type="float" office:value="1" calcext:value-type="float">
            <text:p>1</text:p>
          </table:table-cell>
          <table:table-cell table:formula="of:=COM.MICROSOFT.IFS((ORG.LIBREOFFICE.REGEX([.C31];&quot;[^√].*&quot;))=[.D31];&quot;same&quot;;[.D31]=0;&quot;empty&quot;;(ORG.LIBREOFFICE.REGEX([.C31];&quot;[^√].*&quot;))&lt;&gt;[.D31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4">
          <table:table-cell table:formula="of:=IF([.AF32]=0;&quot;√&quot;;&quot;x&quot;)" office:value-type="string" office:string-value="x" calcext:value-type="string">
            <text:p>x</text:p>
          </table:table-cell>
          <table:table-cell table:formula="of:=COUNTIFS([$PALI.$R$3:$PALI.$R$345];[.C32];[$PALI.$U$3:$PALI.$U$345];[.F32];[$PALI.$W$3:$PALI.$W$345];[.I32])" office:value-type="float" office:value="5" calcext:value-type="float">
            <text:p>5</text:p>
          </table:table-cell>
          <table:table-cell office:value-type="string" calcext:value-type="string">
            <text:p>√pat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table:style-name="ce746" office:value-type="string" calcext:value-type="string">
            <text:p>a</text:p>
          </table:table-cell>
          <table:table-cell office:value-type="string" calcext:value-type="string">
            <text:p>pata, pāte (caus)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√pat</text:p>
          </table:table-cell>
          <table:table-cell office:value-type="string" calcext:value-type="string">
            <text:p>fly, fal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atati, sannipāta, papāta, atipāt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ta</text:p>
          </table:table-cell>
          <table:table-cell office:value-type="string" calcext:value-type="string">
            <text:p>gamane</text:p>
          </table:table-cell>
          <table:table-cell office:value-type="string" calcext:value-type="string">
            <text:p>going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pata</text:p>
          </table:table-cell>
          <table:table-cell office:value-type="string" calcext:value-type="string">
            <text:p>gamane</text:p>
          </table:table-cell>
          <table:table-cell office:value-type="string" calcext:value-type="string">
            <text:p>going</text:p>
          </table:table-cell>
          <table:table-cell office:value-type="string" calcext:value-type="string">
            <text:p>pata</text:p>
          </table:table-cell>
          <table:table-cell office:value-type="string" calcext:value-type="string">
            <text:p>gatiyaṃ</text:p>
          </table:table-cell>
          <table:table-cell office:value-type="string" calcext:value-type="string">
            <text:p>going</text:p>
          </table:table-cell>
          <table:table-cell office:value-type="string" calcext:value-type="string">
            <text:p>pat ḷ</text:p>
          </table:table-cell>
          <table:table-cell office:value-type="string" calcext:value-type="string">
            <text:p>gatau</text:p>
          </table:table-cell>
          <table:table-cell office:value-type="string" calcext:value-type="string">
            <text:p>going</text:p>
          </table:table-cell>
          <table:table-cell table:number-columns-repeated="4"/>
          <table:table-cell table:formula="of:=COUNTBLANK([.C32:.X32])" office:value-type="float" office:value="1" calcext:value-type="float">
            <text:p>1</text:p>
          </table:table-cell>
          <table:table-cell table:formula="of:=COM.MICROSOFT.IFS((ORG.LIBREOFFICE.REGEX([.C32];&quot;[^√].*&quot;))=[.D32];&quot;same&quot;;[.D32]=0;&quot;empty&quot;;(ORG.LIBREOFFICE.REGEX([.C32];&quot;[^√].*&quot;))&lt;&gt;[.D32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10">
          <table:table-cell table:formula="of:=IF([.AF33]=0;&quot;√&quot;;&quot;x&quot;)" office:value-type="string" office:string-value="x" calcext:value-type="string">
            <text:p>x</text:p>
          </table:table-cell>
          <table:table-cell table:formula="of:=COUNTIFS([$PALI.$R$3:$PALI.$R$345];[.C33];[$PALI.$U$3:$PALI.$U$345];[.F33];[$PALI.$W$3:$PALI.$W$345];[.I33])" office:value-type="float" office:value="9" calcext:value-type="float">
            <text:p>9</text:p>
          </table:table-cell>
          <table:table-cell office:value-type="string" calcext:value-type="string">
            <text:p>√pīḷ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8</text:p>
          </table:table-cell>
          <table:table-cell table:style-name="ce746" office:value-type="string" calcext:value-type="string">
            <text:p>e, aya</text:p>
          </table:table-cell>
          <table:table-cell office:value-type="string" calcext:value-type="string">
            <text:p>pīle</text:p>
          </table:table-cell>
          <table:table-cell office:value-type="string" calcext:value-type="string">
            <text:p>press, crush</text:p>
          </table:table-cell>
          <table:table-cell office:value-type="string" calcext:value-type="string">
            <text:p>√pīḍ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īḷeti, pīḷita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pīḷa</text:p>
          </table:table-cell>
          <table:table-cell office:value-type="string" calcext:value-type="string">
            <text:p>bādhāyaṃ</text:p>
          </table:table-cell>
          <table:table-cell office:value-type="string" calcext:value-type="string">
            <text:p>oppressing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pīḷa</text:p>
          </table:table-cell>
          <table:table-cell office:value-type="string" calcext:value-type="string">
            <text:p>bādhāyaṃ</text:p>
          </table:table-cell>
          <table:table-cell office:value-type="string" calcext:value-type="string">
            <text:p>oppressing</text:p>
          </table:table-cell>
          <table:table-cell office:value-type="string" calcext:value-type="string">
            <text:p>pīḷa</text:p>
          </table:table-cell>
          <table:table-cell office:value-type="string" calcext:value-type="string">
            <text:p>avagāhane</text:p>
          </table:table-cell>
          <table:table-cell office:value-type="string" calcext:value-type="string">
            <text:p>inflicting, tormenting</text:p>
          </table:table-cell>
          <table:table-cell office:value-type="string" calcext:value-type="string">
            <text:p>pīḍ a</text:p>
          </table:table-cell>
          <table:table-cell office:value-type="string" calcext:value-type="string">
            <text:p>avagāhane</text:p>
          </table:table-cell>
          <table:table-cell table:number-columns-repeated="5"/>
          <table:table-cell table:formula="of:=COUNTBLANK([.C33:.X33])" office:value-type="float" office:value="1" calcext:value-type="float">
            <text:p>1</text:p>
          </table:table-cell>
          <table:table-cell table:formula="of:=COM.MICROSOFT.IFS((ORG.LIBREOFFICE.REGEX([.C33];&quot;[^√].*&quot;))=[.D33];&quot;same&quot;;[.D33]=0;&quot;empty&quot;;(ORG.LIBREOFFICE.REGEX([.C33];&quot;[^√].*&quot;))&lt;&gt;[.D33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10">
          <table:table-cell table:formula="of:=IF([.AF34]=0;&quot;√&quot;;&quot;x&quot;)" office:value-type="string" office:string-value="x" calcext:value-type="string">
            <text:p>x</text:p>
          </table:table-cell>
          <table:table-cell table:formula="of:=COUNTIFS([$PALI.$R$3:$PALI.$R$345];[.C34];[$PALI.$U$3:$PALI.$U$345];[.F34];[$PALI.$W$3:$PALI.$W$345];[.I34])" office:value-type="float" office:value="2" calcext:value-type="float">
            <text:p>2</text:p>
          </table:table-cell>
          <table:table-cell office:value-type="string" calcext:value-type="string">
            <text:p>√pucch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table:style-name="ce746" office:value-type="string" calcext:value-type="string">
            <text:p>a</text:p>
          </table:table-cell>
          <table:table-cell office:value-type="string" calcext:value-type="string">
            <text:p>puccha</text:p>
          </table:table-cell>
          <table:table-cell office:value-type="string" calcext:value-type="string">
            <text:p>ask, question</text:p>
          </table:table-cell>
          <table:table-cell office:value-type="string" calcext:value-type="string">
            <text:p>√prach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pucchati, abhipuṭṭha, pucchā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uccha</text:p>
          </table:table-cell>
          <table:table-cell office:value-type="string" calcext:value-type="string">
            <text:p>pucchane</text:p>
          </table:table-cell>
          <table:table-cell office:value-type="string" calcext:value-type="string">
            <text:p>questionin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uccha</text:p>
          </table:table-cell>
          <table:table-cell office:value-type="string" calcext:value-type="string">
            <text:p>sampucchane</text:p>
          </table:table-cell>
          <table:table-cell office:value-type="string" calcext:value-type="string">
            <text:p>asking, questioning</text:p>
          </table:table-cell>
          <table:table-cell office:value-type="string" calcext:value-type="string">
            <text:p>puccha</text:p>
          </table:table-cell>
          <table:table-cell office:value-type="string" calcext:value-type="string">
            <text:p>pañhe</text:p>
          </table:table-cell>
          <table:table-cell office:value-type="string" calcext:value-type="string">
            <text:p>questioning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jñīpsāyāṃ</text:p>
          </table:table-cell>
          <table:table-cell office:value-type="string" calcext:value-type="string">
            <text:p>asking for information</text:p>
          </table:table-cell>
          <table:table-cell table:number-columns-repeated="4"/>
          <table:table-cell table:formula="of:=COUNTBLANK([.C34:.X34])" office:value-type="float" office:value="1" calcext:value-type="float">
            <text:p>1</text:p>
          </table:table-cell>
          <table:table-cell table:formula="of:=COM.MICROSOFT.IFS((ORG.LIBREOFFICE.REGEX([.C34];&quot;[^√].*&quot;))=[.D34];&quot;same&quot;;[.D34]=0;&quot;empty&quot;;(ORG.LIBREOFFICE.REGEX([.C34];&quot;[^√].*&quot;))&lt;&gt;[.D34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10">
          <table:table-cell table:formula="of:=IF([.AF35]=0;&quot;√&quot;;&quot;x&quot;)" office:value-type="string" office:string-value="x" calcext:value-type="string">
            <text:p>x</text:p>
          </table:table-cell>
          <table:table-cell table:formula="of:=COUNTIFS([$PALI.$R$3:$PALI.$R$345];[.C35];[$PALI.$U$3:$PALI.$U$345];[.F35];[$PALI.$W$3:$PALI.$W$345];[.I35])" office:value-type="float" office:value="2" calcext:value-type="float">
            <text:p>2</text:p>
          </table:table-cell>
          <table:table-cell office:value-type="string" calcext:value-type="string">
            <text:p>√pūj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8</text:p>
          </table:table-cell>
          <table:table-cell table:style-name="ce746" office:value-type="string" calcext:value-type="string">
            <text:p>e, aya</text:p>
          </table:table-cell>
          <table:table-cell office:value-type="string" calcext:value-type="string">
            <text:p>pūje, pūjaya</text:p>
          </table:table-cell>
          <table:table-cell office:value-type="string" calcext:value-type="string">
            <text:p>honour, venerate</text:p>
          </table:table-cell>
          <table:table-cell table:style-name="ce777" office:value-type="string" calcext:value-type="string">
            <text:p>√pūj</text:p>
          </table:table-cell>
          <table:table-cell table:style-name="ce777" office:value-type="string" calcext:value-type="string">
            <text:p>reverence</text:p>
          </table:table-cell>
          <table:table-cell office:value-type="string" calcext:value-type="string">
            <text:p>1, 10</text:p>
          </table:table-cell>
          <table:table-cell office:value-type="string" calcext:value-type="string">
            <text:p>pūjeti, pūjita, pūja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pūja</text:p>
          </table:table-cell>
          <table:table-cell office:value-type="string" calcext:value-type="string">
            <text:p>pūjāyaṃ</text:p>
          </table:table-cell>
          <table:table-cell office:value-type="string" calcext:value-type="string">
            <text:p>worshipping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pūja</text:p>
          </table:table-cell>
          <table:table-cell office:value-type="string" calcext:value-type="string">
            <text:p>pūjāyaṃ</text:p>
          </table:table-cell>
          <table:table-cell office:value-type="string" calcext:value-type="string">
            <text:p>worshipping</text:p>
          </table:table-cell>
          <table:table-cell office:value-type="string" calcext:value-type="string">
            <text:p>pūja</text:p>
          </table:table-cell>
          <table:table-cell office:value-type="string" calcext:value-type="string">
            <text:p>pūjāyaṃ</text:p>
          </table:table-cell>
          <table:table-cell office:value-type="string" calcext:value-type="string">
            <text:p>venerating</text:p>
          </table:table-cell>
          <table:table-cell office:value-type="string" calcext:value-type="string">
            <text:p>pūj a</text:p>
          </table:table-cell>
          <table:table-cell office:value-type="string" calcext:value-type="string">
            <text:p>pūjāyāṃ</text:p>
          </table:table-cell>
          <table:table-cell office:value-type="string" calcext:value-type="string">
            <text:p>honouring</text:p>
          </table:table-cell>
          <table:table-cell table:number-columns-repeated="4"/>
          <table:table-cell table:formula="of:=COUNTBLANK([.C35:.X35])" office:value-type="float" office:value="1" calcext:value-type="float">
            <text:p>1</text:p>
          </table:table-cell>
          <table:table-cell table:formula="of:=COM.MICROSOFT.IFS((ORG.LIBREOFFICE.REGEX([.C35];&quot;[^√].*&quot;))=[.D35];&quot;same&quot;;[.D35]=0;&quot;empty&quot;;(ORG.LIBREOFFICE.REGEX([.C35];&quot;[^√].*&quot;))&lt;&gt;[.D35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5">
          <table:table-cell table:formula="of:=IF([.AF36]=0;&quot;√&quot;;&quot;x&quot;)" office:value-type="string" office:string-value="x" calcext:value-type="string">
            <text:p>x</text:p>
          </table:table-cell>
          <table:table-cell table:formula="of:=COUNTIFS([$PALI.$R$3:$PALI.$R$345];[.C36];[$PALI.$U$3:$PALI.$U$345];[.F36];[$PALI.$W$3:$PALI.$W$345];[.I36])" office:value-type="float" office:value="3" calcext:value-type="float">
            <text:p>3</text:p>
          </table:table-cell>
          <table:table-cell office:value-type="string" calcext:value-type="string">
            <text:p>√pūr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table:style-name="ce746" office:value-type="string" calcext:value-type="string">
            <text:p>a</text:p>
          </table:table-cell>
          <table:table-cell office:value-type="string" calcext:value-type="string">
            <text:p><text:span text:style-name="T13">pūra, pūre (caus), pūraya (caus), </text:span>pūrāpe (caus)</text:p>
          </table:table-cell>
          <table:table-cell office:value-type="string" calcext:value-type="string">
            <text:p>fill, fulfil</text:p>
          </table:table-cell>
          <table:table-cell office:value-type="string" calcext:value-type="string">
            <text:p>√pṝ √pṛ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3, 6, 9</text:p>
          </table:table-cell>
          <table:table-cell office:value-type="string" calcext:value-type="string">
            <text:p>pūrati, paripūreti, pūreti, paripūrayati, pūra, paripuṇṇ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pūra</text:p>
          </table:table-cell>
          <table:table-cell office:value-type="string" calcext:value-type="string">
            <text:p>pūraṇe</text:p>
          </table:table-cell>
          <table:table-cell office:value-type="string" calcext:value-type="string">
            <text:p>filling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pūra</text:p>
          </table:table-cell>
          <table:table-cell office:value-type="string" calcext:value-type="string">
            <text:p>pūraṇe</text:p>
          </table:table-cell>
          <table:table-cell office:value-type="string" calcext:value-type="string">
            <text:p>filling up</text:p>
          </table:table-cell>
          <table:table-cell office:value-type="string" calcext:value-type="string">
            <text:p>pūra</text:p>
          </table:table-cell>
          <table:table-cell office:value-type="string" calcext:value-type="string">
            <text:p>pūraṇe</text:p>
          </table:table-cell>
          <table:table-cell office:value-type="string" calcext:value-type="string">
            <text:p>filling</text:p>
          </table:table-cell>
          <table:table-cell office:value-type="string" calcext:value-type="string">
            <text:p>pṝ</text:p>
          </table:table-cell>
          <table:table-cell office:value-type="string" calcext:value-type="string">
            <text:p>pālana-pūraṇayoḥ</text:p>
          </table:table-cell>
          <table:table-cell office:value-type="string" calcext:value-type="string">
            <text:p>filling</text:p>
          </table:table-cell>
          <table:table-cell table:number-columns-repeated="4"/>
          <table:table-cell table:formula="of:=COUNTBLANK([.C36:.X36])" office:value-type="float" office:value="1" calcext:value-type="float">
            <text:p>1</text:p>
          </table:table-cell>
          <table:table-cell table:formula="of:=COM.MICROSOFT.IFS((ORG.LIBREOFFICE.REGEX([.C36];&quot;[^√].*&quot;))=[.D36];&quot;same&quot;;[.D36]=0;&quot;empty&quot;;(ORG.LIBREOFFICE.REGEX([.C36];&quot;[^√].*&quot;))&lt;&gt;[.D36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4">
          <table:table-cell table:formula="of:=IF([.AF37]=0;&quot;√&quot;;&quot;x&quot;)" office:value-type="string" office:string-value="x" calcext:value-type="string">
            <text:p>x</text:p>
          </table:table-cell>
          <table:table-cell table:formula="of:=COUNTIFS([$PALI.$R$3:$PALI.$R$345];[.C37];[$PALI.$U$3:$PALI.$U$345];[.F37];[$PALI.$W$3:$PALI.$W$345];[.I37])" office:value-type="float" office:value="5" calcext:value-type="float">
            <text:p>5</text:p>
          </table:table-cell>
          <table:table-cell office:value-type="string" calcext:value-type="string">
            <text:p>√rādh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3</text:p>
          </table:table-cell>
          <table:table-cell table:style-name="ce746" office:value-type="string" calcext:value-type="string">
            <text:p>ya</text:p>
          </table:table-cell>
          <table:table-cell office:value-type="string" calcext:value-type="string">
            <text:p>rajjha, rādhe (caus), rādhaya (caus)</text:p>
          </table:table-cell>
          <table:table-cell office:value-type="string" calcext:value-type="string">
            <text:p>succeed, please</text:p>
          </table:table-cell>
          <table:table-cell office:value-type="string" calcext:value-type="string">
            <text:p>√rādh</text:p>
          </table:table-cell>
          <table:table-cell office:value-type="string" calcext:value-type="string">
            <text:p>succeed</text:p>
          </table:table-cell>
          <table:table-cell office:value-type="string" calcext:value-type="string">
            <text:p>4, 5</text:p>
          </table:table-cell>
          <table:table-cell office:value-type="string" calcext:value-type="string">
            <text:p>virajjhati, ārādheti, ārādhetuṃ, ārādhana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rādha</text:p>
          </table:table-cell>
          <table:table-cell office:value-type="string" calcext:value-type="string">
            <text:p>saṃsiddhiyaṃ</text:p>
          </table:table-cell>
          <table:table-cell office:value-type="string" calcext:value-type="string">
            <text:p>succeeding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rādha</text:p>
          </table:table-cell>
          <table:table-cell office:value-type="string" calcext:value-type="string">
            <text:p>hiṃsāya <text:span text:style-name="T3">siddhiyaṃ</text:span></text:p>
          </table:table-cell>
          <table:table-cell office:value-type="string" calcext:value-type="string">
            <text:p>harming and <text:span text:style-name="T3">succeding</text:span></text:p>
          </table:table-cell>
          <table:table-cell office:value-type="string" calcext:value-type="string">
            <text:p>rādha</text:p>
          </table:table-cell>
          <table:table-cell office:value-type="string" calcext:value-type="string">
            <text:p>saṃsiddhiyaṃ</text:p>
          </table:table-cell>
          <table:table-cell office:value-type="string" calcext:value-type="string">
            <text:p>succeeding</text:p>
          </table:table-cell>
          <table:table-cell office:value-type="string" calcext:value-type="string">
            <text:p>rādh a</text:p>
          </table:table-cell>
          <table:table-cell office:value-type="string" calcext:value-type="string">
            <text:p>saṃsiddhau</text:p>
          </table:table-cell>
          <table:table-cell office:value-type="string" calcext:value-type="string">
            <text:p>accomplishing</text:p>
          </table:table-cell>
          <table:table-cell table:number-columns-repeated="4"/>
          <table:table-cell table:formula="of:=COUNTBLANK([.C37:.X37])" office:value-type="float" office:value="1" calcext:value-type="float">
            <text:p>1</text:p>
          </table:table-cell>
          <table:table-cell table:formula="of:=COM.MICROSOFT.IFS((ORG.LIBREOFFICE.REGEX([.C37];&quot;[^√].*&quot;))=[.D37];&quot;same&quot;;[.D37]=0;&quot;empty&quot;;(ORG.LIBREOFFICE.REGEX([.C37];&quot;[^√].*&quot;))&lt;&gt;[.D37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10">
          <table:table-cell table:formula="of:=IF([.AF38]=0;&quot;√&quot;;&quot;x&quot;)" office:value-type="string" office:string-value="x" calcext:value-type="string">
            <text:p>x</text:p>
          </table:table-cell>
          <table:table-cell table:formula="of:=COUNTIFS([$PALI.$R$3:$PALI.$R$345];[.C38];[$PALI.$U$3:$PALI.$U$345];[.F38];[$PALI.$W$3:$PALI.$W$345];[.I38])" office:value-type="float" office:value="2" calcext:value-type="float">
            <text:p>2</text:p>
          </table:table-cell>
          <table:table-cell office:value-type="string" calcext:value-type="string">
            <text:p>√raj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3</text:p>
          </table:table-cell>
          <table:table-cell table:style-name="ce746" office:value-type="string" calcext:value-type="string">
            <text:p>ya</text:p>
          </table:table-cell>
          <table:table-cell office:value-type="string" calcext:value-type="string">
            <text:p>rajja, rāje (caus)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√raj √rañj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1, 4</text:p>
          </table:table-cell>
          <table:table-cell office:value-type="string" calcext:value-type="string">
            <text:p>rāga, virāga, abhivirājetvā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rañja</text:p>
          </table:table-cell>
          <table:table-cell office:value-type="string" calcext:value-type="string">
            <text:p>rāge</text:p>
          </table:table-cell>
          <table:table-cell office:value-type="string" calcext:value-type="string">
            <text:p>colouring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rañja</text:p>
          </table:table-cell>
          <table:table-cell office:value-type="string" calcext:value-type="string">
            <text:p>rāge</text:p>
          </table:table-cell>
          <table:table-cell office:value-type="string" calcext:value-type="string">
            <text:p>colouring</text:p>
          </table:table-cell>
          <table:table-cell office:value-type="string" calcext:value-type="string">
            <text:p>rañja</text:p>
          </table:table-cell>
          <table:table-cell office:value-type="string" calcext:value-type="string">
            <text:p>rāge</text:p>
          </table:table-cell>
          <table:table-cell office:value-type="string" calcext:value-type="string">
            <text:p>desiring</text:p>
          </table:table-cell>
          <table:table-cell office:value-type="string" calcext:value-type="string">
            <text:p>rañj a</text:p>
          </table:table-cell>
          <table:table-cell office:value-type="string" calcext:value-type="string">
            <text:p>rāge</text:p>
          </table:table-cell>
          <table:table-cell office:value-type="string" calcext:value-type="string">
            <text:p>desiring</text:p>
          </table:table-cell>
          <table:table-cell table:number-columns-repeated="4"/>
          <table:table-cell table:formula="of:=COUNTBLANK([.C38:.X38])" office:value-type="float" office:value="1" calcext:value-type="float">
            <text:p>1</text:p>
          </table:table-cell>
          <table:table-cell table:formula="of:=COM.MICROSOFT.IFS((ORG.LIBREOFFICE.REGEX([.C38];&quot;[^√].*&quot;))=[.D38];&quot;same&quot;;[.D38]=0;&quot;empty&quot;;(ORG.LIBREOFFICE.REGEX([.C38];&quot;[^√].*&quot;))&lt;&gt;[.D38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10">
          <table:table-cell table:formula="of:=IF([.AF39]=0;&quot;√&quot;;&quot;x&quot;)" office:value-type="string" office:string-value="x" calcext:value-type="string">
            <text:p>x</text:p>
          </table:table-cell>
          <table:table-cell table:formula="of:=COUNTIFS([$PALI.$R$3:$PALI.$R$345];[.C39];[$PALI.$U$3:$PALI.$U$345];[.F39];[$PALI.$W$3:$PALI.$W$345];[.I39])" office:value-type="float" office:value="4" calcext:value-type="float">
            <text:p>4</text:p>
          </table:table-cell>
          <table:table-cell office:value-type="string" calcext:value-type="string">
            <text:p>√rakkh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table:style-name="ce746" office:value-type="string" calcext:value-type="string">
            <text:p>a</text:p>
          </table:table-cell>
          <table:table-cell office:value-type="string" calcext:value-type="string">
            <text:p>rakkha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√rakṣ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akkhati, rakkhita, ārakkhā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kkha</text:p>
          </table:table-cell>
          <table:table-cell office:value-type="string" calcext:value-type="string">
            <text:p>pālane</text:p>
          </table:table-cell>
          <table:table-cell office:value-type="string" calcext:value-type="string">
            <text:p>protectin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akkho</text:p>
          </table:table-cell>
          <table:table-cell office:value-type="string" calcext:value-type="string">
            <text:p>rakkhaṇamhi</text:p>
          </table:table-cell>
          <table:table-cell office:value-type="string" calcext:value-type="string">
            <text:p>protecting</text:p>
          </table:table-cell>
          <table:table-cell office:value-type="string" calcext:value-type="string">
            <text:p>rakkha</text:p>
          </table:table-cell>
          <table:table-cell office:value-type="string" calcext:value-type="string">
            <text:p>pālane</text:p>
          </table:table-cell>
          <table:table-cell office:value-type="string" calcext:value-type="string">
            <text:p>protecting</text:p>
          </table:table-cell>
          <table:table-cell office:value-type="string" calcext:value-type="string">
            <text:p>rakṣ a</text:p>
          </table:table-cell>
          <table:table-cell office:value-type="string" calcext:value-type="string">
            <text:p>pālane</text:p>
          </table:table-cell>
          <table:table-cell office:value-type="string" calcext:value-type="string">
            <text:p>guarding</text:p>
          </table:table-cell>
          <table:table-cell table:number-columns-repeated="4"/>
          <table:table-cell table:formula="of:=COUNTBLANK([.C39:.X39])" office:value-type="float" office:value="1" calcext:value-type="float">
            <text:p>1</text:p>
          </table:table-cell>
          <table:table-cell table:formula="of:=COM.MICROSOFT.IFS((ORG.LIBREOFFICE.REGEX([.C39];&quot;[^√].*&quot;))=[.D39];&quot;same&quot;;[.D39]=0;&quot;empty&quot;;(ORG.LIBREOFFICE.REGEX([.C39];&quot;[^√].*&quot;))&lt;&gt;[.D39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4">
          <table:table-cell table:formula="of:=IF([.AF40]=0;&quot;√&quot;;&quot;x&quot;)" office:value-type="string" office:string-value="x" calcext:value-type="string">
            <text:p>x</text:p>
          </table:table-cell>
          <table:table-cell table:formula="of:=COUNTIFS([$PALI.$R$3:$PALI.$R$345];[.C40];[$PALI.$U$3:$PALI.$U$345];[.F40];[$PALI.$W$3:$PALI.$W$345];[.I40])" office:value-type="float" office:value="17" calcext:value-type="float">
            <text:p>17</text:p>
          </table:table-cell>
          <table:table-cell office:value-type="string" calcext:value-type="string">
            <text:p>√ram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table:style-name="ce746" office:value-type="string" calcext:value-type="string">
            <text:p>a</text:p>
          </table:table-cell>
          <table:table-cell office:value-type="string" calcext:value-type="string">
            <text:p>rama</text:p>
          </table:table-cell>
          <table:table-cell office:value-type="string" calcext:value-type="string">
            <text:p>delight, please</text:p>
          </table:table-cell>
          <table:table-cell office:value-type="string" calcext:value-type="string">
            <text:p>√ram</text:p>
          </table:table-cell>
          <table:table-cell office:value-type="string" calcext:value-type="string">
            <text:p>be or make conten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amati, ramaṇīya, ārāma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rama</text:p>
          </table:table-cell>
          <table:table-cell office:value-type="string" calcext:value-type="string">
            <text:p>kīḷāyaṃ</text:p>
          </table:table-cell>
          <table:table-cell office:value-type="string" calcext:value-type="string">
            <text:p>enjoying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amu</text:p>
          </table:table-cell>
          <table:table-cell office:value-type="string" calcext:value-type="string">
            <text:p>kīḷāyaṃ</text:p>
          </table:table-cell>
          <table:table-cell office:value-type="string" calcext:value-type="string">
            <text:p>playing, enjoying</text:p>
          </table:table-cell>
          <table:table-cell office:value-type="string" calcext:value-type="string">
            <text:p>ramu</text:p>
          </table:table-cell>
          <table:table-cell office:value-type="string" calcext:value-type="string">
            <text:p>kīḷāyaṃ</text:p>
          </table:table-cell>
          <table:table-cell office:value-type="string" calcext:value-type="string">
            <text:p>enjoying</text:p>
          </table:table-cell>
          <table:table-cell office:value-type="string" calcext:value-type="string">
            <text:p>ram a</text:p>
          </table:table-cell>
          <table:table-cell office:value-type="string" calcext:value-type="string">
            <text:p>krīḍāyāṃ</text:p>
          </table:table-cell>
          <table:table-cell office:value-type="string" calcext:value-type="string">
            <text:p>enjoying oneself, playing</text:p>
          </table:table-cell>
          <table:table-cell table:number-columns-repeated="4"/>
          <table:table-cell table:formula="of:=COUNTBLANK([.C40:.X40])" office:value-type="float" office:value="1" calcext:value-type="float">
            <text:p>1</text:p>
          </table:table-cell>
          <table:table-cell table:formula="of:=COM.MICROSOFT.IFS((ORG.LIBREOFFICE.REGEX([.C40];&quot;[^√].*&quot;))=[.D40];&quot;same&quot;;[.D40]=0;&quot;empty&quot;;(ORG.LIBREOFFICE.REGEX([.C40];&quot;[^√].*&quot;))&lt;&gt;[.D40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10">
          <table:table-cell table:formula="of:=IF([.AF41]=0;&quot;√&quot;;&quot;x&quot;)" office:value-type="string" office:string-value="x" calcext:value-type="string">
            <text:p>x</text:p>
          </table:table-cell>
          <table:table-cell table:formula="of:=COUNTIFS([$PALI.$R$3:$PALI.$R$345];[.C41];[$PALI.$U$3:$PALI.$U$345];[.F41];[$PALI.$W$3:$PALI.$W$345];[.I41])" office:value-type="float" office:value="3" calcext:value-type="float">
            <text:p>3</text:p>
          </table:table-cell>
          <table:table-cell office:value-type="string" calcext:value-type="string">
            <text:p>√ru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table:style-name="ce746" office:value-type="string" calcext:value-type="string">
            <text:p>a</text:p>
          </table:table-cell>
          <table:table-cell office:value-type="string" calcext:value-type="string">
            <text:p>rava</text:p>
          </table:table-cell>
          <table:table-cell office:value-type="string" calcext:value-type="string">
            <text:p>cry, howl</text:p>
          </table:table-cell>
          <table:table-cell office:value-type="string" calcext:value-type="string">
            <text:p>√ru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1, 2, 6</text:p>
          </table:table-cell>
          <table:table-cell office:value-type="string" calcext:value-type="string">
            <text:p>ravati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dde</text:p>
          </table:table-cell>
          <table:table-cell office:value-type="string" calcext:value-type="string">
            <text:p>making sound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dde</text:p>
          </table:table-cell>
          <table:table-cell office:value-type="string" calcext:value-type="string">
            <text:p>making soun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dde</text:p>
          </table:table-cell>
          <table:table-cell office:value-type="string" calcext:value-type="string">
            <text:p>making soun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śabde</text:p>
          </table:table-cell>
          <table:table-cell office:value-type="string" calcext:value-type="string">
            <text:p>making sound</text:p>
          </table:table-cell>
          <table:table-cell table:number-columns-repeated="4"/>
          <table:table-cell table:formula="of:=COUNTBLANK([.C41:.X41])" office:value-type="float" office:value="1" calcext:value-type="float">
            <text:p>1</text:p>
          </table:table-cell>
          <table:table-cell table:formula="of:=COM.MICROSOFT.IFS((ORG.LIBREOFFICE.REGEX([.C41];&quot;[^√].*&quot;))=[.D41];&quot;same&quot;;[.D41]=0;&quot;empty&quot;;(ORG.LIBREOFFICE.REGEX([.C41];&quot;[^√].*&quot;))&lt;&gt;[.D41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10">
          <table:table-cell table:formula="of:=IF([.AF42]=0;&quot;√&quot;;&quot;x&quot;)" office:value-type="string" office:string-value="x" calcext:value-type="string">
            <text:p>x</text:p>
          </table:table-cell>
          <table:table-cell table:formula="of:=COUNTIFS([$PALI.$R$3:$PALI.$R$345];[.C42];[$PALI.$U$3:$PALI.$U$345];[.F42];[$PALI.$W$3:$PALI.$W$345];[.I42])" office:value-type="float" office:value="4" calcext:value-type="float">
            <text:p>4</text:p>
          </table:table-cell>
          <table:table-cell office:value-type="string" calcext:value-type="string">
            <text:p>√ruc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table:style-name="ce746" office:value-type="string" calcext:value-type="string">
            <text:p>*a</text:p>
          </table:table-cell>
          <table:table-cell office:value-type="string" calcext:value-type="string">
            <text:p>ruca</text:p>
          </table:table-cell>
          <table:table-cell office:value-type="string" calcext:value-type="string">
            <text:p>shine, like</text:p>
          </table:table-cell>
          <table:table-cell office:value-type="string" calcext:value-type="string">
            <text:p>√ruc</text:p>
          </table:table-cell>
          <table:table-cell office:value-type="string" calcext:value-type="string">
            <text:p>shin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virocati, ruc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ca</text:p>
          </table:table-cell>
          <table:table-cell office:value-type="string" calcext:value-type="string">
            <text:p>dittiyaṃ</text:p>
          </table:table-cell>
          <table:table-cell office:value-type="string" calcext:value-type="string">
            <text:p>shinin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ca</text:p>
          </table:table-cell>
          <table:table-cell office:value-type="string" calcext:value-type="string">
            <text:p>dittiyaṃ</text:p>
          </table:table-cell>
          <table:table-cell office:value-type="string" calcext:value-type="string">
            <text:p>shining</text:p>
          </table:table-cell>
          <table:table-cell office:value-type="string" calcext:value-type="string">
            <text:p>ruca</text:p>
          </table:table-cell>
          <table:table-cell office:value-type="string" calcext:value-type="string">
            <text:p>dittiyaṃ rocane ca</text:p>
          </table:table-cell>
          <table:table-cell office:value-type="string" calcext:value-type="string">
            <text:p>shining and liking</text:p>
          </table:table-cell>
          <table:table-cell office:value-type="string" calcext:value-type="string">
            <text:p>ruc a</text:p>
          </table:table-cell>
          <table:table-cell office:value-type="string" calcext:value-type="string">
            <text:p><text:span text:style-name="T3">dīptāv</text:span> abhiprītau ca</text:p>
          </table:table-cell>
          <table:table-cell office:value-type="string" calcext:value-type="string">
            <text:p><text:span text:style-name="T3">shining</text:span> and being pleased</text:p>
          </table:table-cell>
          <table:table-cell table:number-columns-repeated="4"/>
          <table:table-cell table:formula="of:=COUNTBLANK([.C42:.X42])" office:value-type="float" office:value="1" calcext:value-type="float">
            <text:p>1</text:p>
          </table:table-cell>
          <table:table-cell table:formula="of:=COM.MICROSOFT.IFS((ORG.LIBREOFFICE.REGEX([.C42];&quot;[^√].*&quot;))=[.D42];&quot;same&quot;;[.D42]=0;&quot;empty&quot;;(ORG.LIBREOFFICE.REGEX([.C42];&quot;[^√].*&quot;))&lt;&gt;[.D42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4">
          <table:table-cell table:formula="of:=IF([.AF43]=0;&quot;√&quot;;&quot;x&quot;)" office:value-type="string" office:string-value="x" calcext:value-type="string">
            <text:p>x</text:p>
          </table:table-cell>
          <table:table-cell table:formula="of:=COUNTIFS([$PALI.$R$3:$PALI.$R$345];[.C43];[$PALI.$U$3:$PALI.$U$345];[.F43];[$PALI.$W$3:$PALI.$W$345];[.I43])" office:value-type="float" office:value="22" calcext:value-type="float">
            <text:p>22</text:p>
          </table:table-cell>
          <table:table-cell office:value-type="string" calcext:value-type="string">
            <text:p>√ruh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ūha, roha, rope (caus)</text:p>
          </table:table-cell>
          <table:table-cell office:value-type="string" calcext:value-type="string">
            <text:p>ascend, grow</text:p>
          </table:table-cell>
          <table:table-cell office:value-type="string" calcext:value-type="string">
            <text:p>√ruh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ūhati, oruhya, rukkha, ārohanīya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ruha</text:p>
          </table:table-cell>
          <table:table-cell office:value-type="string" calcext:value-type="string">
            <text:p>janane</text:p>
          </table:table-cell>
          <table:table-cell office:value-type="string" calcext:value-type="string">
            <text:p>producing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ruha</text:p>
          </table:table-cell>
          <table:table-cell office:value-type="string" calcext:value-type="string">
            <text:p>sañjanane</text:p>
          </table:table-cell>
          <table:table-cell office:value-type="string" calcext:value-type="string">
            <text:p>producing</text:p>
          </table:table-cell>
          <table:table-cell office:value-type="string" calcext:value-type="string">
            <text:p>ruha</text:p>
          </table:table-cell>
          <table:table-cell office:value-type="string" calcext:value-type="string">
            <text:p>cammani pātubhāve</text:p>
          </table:table-cell>
          <table:table-cell office:value-type="string" calcext:value-type="string">
            <text:p>producing skin</text:p>
          </table:table-cell>
          <table:table-cell office:value-type="string" calcext:value-type="string">
            <text:p>ruh a</text:p>
          </table:table-cell>
          <table:table-cell office:value-type="string" calcext:value-type="string">
            <text:p>bījajanmani prādurbhāve ca</text:p>
          </table:table-cell>
          <table:table-cell office:value-type="string" calcext:value-type="string">
            <text:p>birth of seeds and manifesting</text:p>
          </table:table-cell>
          <table:table-cell table:number-columns-repeated="4"/>
          <table:table-cell table:formula="of:=COUNTBLANK([.C43:.X43])" office:value-type="float" office:value="1" calcext:value-type="float">
            <text:p>1</text:p>
          </table:table-cell>
          <table:table-cell table:formula="of:=COM.MICROSOFT.IFS((ORG.LIBREOFFICE.REGEX([.C43];&quot;[^√].*&quot;))=[.D43];&quot;same&quot;;[.D43]=0;&quot;empty&quot;;(ORG.LIBREOFFICE.REGEX([.C43];&quot;[^√].*&quot;))&lt;&gt;[.D43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4">
          <table:table-cell table:formula="of:=IF([.AF44]=0;&quot;√&quot;;&quot;x&quot;)" office:value-type="string" office:string-value="x" calcext:value-type="string">
            <text:p>x</text:p>
          </table:table-cell>
          <table:table-cell table:formula="of:=COUNTIFS([$PALI.$R$3:$PALI.$R$345];[.C44];[$PALI.$U$3:$PALI.$U$345];[.F44];[$PALI.$W$3:$PALI.$W$345];[.I44])" office:value-type="float" office:value="11" calcext:value-type="float">
            <text:p>11</text:p>
          </table:table-cell>
          <table:table-cell office:value-type="string" calcext:value-type="string">
            <text:p>√sad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īda, sāde (caus), sīdāpe (caus)</text:p>
          </table:table-cell>
          <table:table-cell office:value-type="string" calcext:value-type="string">
            <text:p>sink, sit, settle</text:p>
          </table:table-cell>
          <table:table-cell office:value-type="string" calcext:value-type="string">
            <text:p>√sad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1, 6</text:p>
          </table:table-cell>
          <table:table-cell office:value-type="string" calcext:value-type="string">
            <text:p>nisīdati, nisajja, nisinna, pāsād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ada</text:p>
          </table:table-cell>
          <table:table-cell office:value-type="string" calcext:value-type="string">
            <text:p>visaraṇa-<text:span text:style-name="T3">gaty-avasādanesu</text:span></text:p>
          </table:table-cell>
          <table:table-cell office:value-type="string" calcext:value-type="string">
            <text:p>pervading and <text:span text:style-name="T3">stopping going</text:span>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sado</text:p>
          </table:table-cell>
          <table:table-cell office:value-type="string" calcext:value-type="string">
            <text:p><text:span text:style-name="T5">visaraṇ</text:span>-<text:span text:style-name="T3">ādānagamane ca avasādāne</text:span></text:p>
          </table:table-cell>
          <table:table-cell office:value-type="string" calcext:value-type="string">
            <text:p>pervading,<text:span text:style-name="T3"> stopping going and sitting</text:span></text:p>
          </table:table-cell>
          <table:table-cell office:value-type="string" calcext:value-type="string">
            <text:p>sīda</text:p>
          </table:table-cell>
          <table:table-cell table:style-name="ce821" office:value-type="string" calcext:value-type="string">
            <text:p>visaraṇa-<text:span text:style-name="T3">gatyāvasānesu</text:span></text:p>
          </table:table-cell>
          <table:table-cell office:value-type="string" calcext:value-type="string">
            <text:p>pervading and stopping going</text:p>
          </table:table-cell>
          <table:table-cell office:value-type="string" calcext:value-type="string">
            <text:p>śad ḷ</text:p>
          </table:table-cell>
          <table:table-cell office:value-type="string" calcext:value-type="string">
            <text:p>viśaraṇa-<text:span text:style-name="T3">gaty-avasādaneṣu</text:span></text:p>
          </table:table-cell>
          <table:table-cell office:value-type="string" calcext:value-type="string">
            <text:p>scattering, <text:span text:style-name="T3">going sitting down</text:span></text:p>
          </table:table-cell>
          <table:table-cell table:number-columns-repeated="4"/>
          <table:table-cell table:formula="of:=COUNTBLANK([.C44:.X44])" office:value-type="float" office:value="1" calcext:value-type="float">
            <text:p>1</text:p>
          </table:table-cell>
          <table:table-cell table:formula="of:=COM.MICROSOFT.IFS((ORG.LIBREOFFICE.REGEX([.C44];&quot;[^√].*&quot;))=[.D44];&quot;same&quot;;[.D44]=0;&quot;empty&quot;;(ORG.LIBREOFFICE.REGEX([.C44];&quot;[^√].*&quot;))&lt;&gt;[.D44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5">
          <table:table-cell table:formula="of:=IF([.AF45]=0;&quot;√&quot;;&quot;x&quot;)" office:value-type="string" office:string-value="√" calcext:value-type="string">
            <text:p>√</text:p>
          </table:table-cell>
          <table:table-cell table:formula="of:=COUNTIFS([$PALI.$R$3:$PALI.$R$345];[.C45];[$PALI.$U$3:$PALI.$U$345];[.F45];[$PALI.$W$3:$PALI.$W$345];[.I45])" office:value-type="float" office:value="1" calcext:value-type="float">
            <text:p>1</text:p>
          </table:table-cell>
          <table:table-cell office:value-type="string" calcext:value-type="string">
            <text:p>√saj</text:p>
          </table:table-cell>
          <table:table-cell office:value-type="string" calcext:value-type="string">
            <text:p>ssaj</text:p>
          </table:table-cell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ja</text:p>
          </table:table-cell>
          <table:table-cell office:value-type="string" calcext:value-type="string">
            <text:p>relinquish, let loose</text:p>
          </table:table-cell>
          <table:table-cell office:value-type="string" calcext:value-type="string">
            <text:p>√sṛj</text:p>
          </table:table-cell>
          <table:table-cell office:value-type="string" calcext:value-type="string">
            <text:p>send forth</text:p>
          </table:table-cell>
          <table:table-cell office:value-type="string" calcext:value-type="string">
            <text:p>1, 6</text:p>
          </table:table-cell>
          <table:table-cell office:value-type="string" calcext:value-type="string">
            <text:p>sajati</text:p>
          </table:table-cell>
          <table:table-cell office:value-type="string" calcext:value-type="string">
            <text:p>64a</text:p>
          </table:table-cell>
          <table:table-cell office:value-type="string" calcext:value-type="string">
            <text:p>saja</text:p>
          </table:table-cell>
          <table:table-cell office:value-type="string" calcext:value-type="string">
            <text:p><text:span text:style-name="T3">vissajjan</text:span>-<text:span text:style-name="T5">āliṅgana</text:span>-nimmānesu</text:p>
          </table:table-cell>
          <table:table-cell office:value-type="string" calcext:value-type="string">
            <text:p><text:span text:style-name="T3">sending off,</text:span> <text:span text:style-name="T5">embracing</text:span> and creating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ja</text:p>
          </table:table-cell>
          <table:table-cell office:value-type="string" calcext:value-type="string">
            <text:p><text:span text:style-name="T3">vissagga</text:span>-parissajjana-abbhukkiraṇesu</text:p>
          </table:table-cell>
          <table:table-cell office:value-type="string" calcext:value-type="string">
            <text:p>relinquishing</text:p>
          </table:table-cell>
          <table:table-cell office:value-type="string" calcext:value-type="string">
            <text:p>sṛj a</text:p>
          </table:table-cell>
          <table:table-cell office:value-type="string" calcext:value-type="string">
            <text:p>visarge</text:p>
          </table:table-cell>
          <table:table-cell office:value-type="string" calcext:value-type="string">
            <text:p>letting go, abandoning</text:p>
          </table:table-cell>
          <table:table-cell office:value-type="string" calcext:value-type="string">
            <text:p>= √sajj</text:p>
          </table:table-cell>
          <table:table-cell table:number-columns-repeated="3"/>
          <table:table-cell table:formula="of:=COUNTBLANK([.C45:.X45])" office:value-type="float" office:value="0" calcext:value-type="float">
            <text:p>0</text:p>
          </table:table-cell>
          <table:table-cell table:formula="of:=COM.MICROSOFT.IFS((ORG.LIBREOFFICE.REGEX([.C45];&quot;[^√].*&quot;))=[.D45];&quot;same&quot;;[.D45]=0;&quot;empty&quot;;(ORG.LIBREOFFICE.REGEX([.C45];&quot;[^√].*&quot;))&lt;&gt;[.D45];&quot;diff&quot;)" office:value-type="string" office:string-value="diff" calcext:value-type="string">
            <text:p>diff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4">
          <table:table-cell table:formula="of:=IF([.AF46]=0;&quot;√&quot;;&quot;x&quot;)" office:value-type="string" office:string-value="x" calcext:value-type="string">
            <text:p>x</text:p>
          </table:table-cell>
          <table:table-cell table:formula="of:=COUNTIFS([$PALI.$R$3:$PALI.$R$345];[.C46];[$PALI.$U$3:$PALI.$U$345];[.F46];[$PALI.$W$3:$PALI.$W$345];[.I46])" office:value-type="float" office:value="1" calcext:value-type="float">
            <text:p>1</text:p>
          </table:table-cell>
          <table:table-cell office:value-type="string" calcext:value-type="string">
            <text:p>√saj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sajja</text:p>
          </table:table-cell>
          <table:table-cell office:value-type="string" calcext:value-type="string">
            <text:p>stick, cling</text:p>
          </table:table-cell>
          <table:table-cell office:value-type="string" calcext:value-type="string">
            <text:p>√sañj</text:p>
          </table:table-cell>
          <table:table-cell office:value-type="string" calcext:value-type="string">
            <text:p>han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jjati, visattikā, paṭinissagga, asajjamāna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sañja</text:p>
          </table:table-cell>
          <table:table-cell office:value-type="string" calcext:value-type="string">
            <text:p>saṅge</text:p>
          </table:table-cell>
          <table:table-cell office:value-type="string" calcext:value-type="string">
            <text:p>clinging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sañja</text:p>
          </table:table-cell>
          <table:table-cell office:value-type="string" calcext:value-type="string">
            <text:p>saṅge khalane</text:p>
          </table:table-cell>
          <table:table-cell office:value-type="string" calcext:value-type="string">
            <text:p>attachment and ?</text:p>
          </table:table-cell>
          <table:table-cell office:value-type="string" calcext:value-type="string">
            <text:p>saja</text:p>
          </table:table-cell>
          <table:table-cell office:value-type="string" calcext:value-type="string">
            <text:p>saṅge</text:p>
          </table:table-cell>
          <table:table-cell office:value-type="string" calcext:value-type="string">
            <text:p>clinging</text:p>
          </table:table-cell>
          <table:table-cell office:value-type="string" calcext:value-type="string">
            <text:p>ṣañj a</text:p>
          </table:table-cell>
          <table:table-cell office:value-type="string" calcext:value-type="string">
            <text:p>saṅge</text:p>
          </table:table-cell>
          <table:table-cell office:value-type="string" calcext:value-type="string">
            <text:p>clinging, sticking</text:p>
          </table:table-cell>
          <table:table-cell table:number-columns-repeated="4"/>
          <table:table-cell table:formula="of:=COUNTBLANK([.C46:.X46])" office:value-type="float" office:value="1" calcext:value-type="float">
            <text:p>1</text:p>
          </table:table-cell>
          <table:table-cell table:formula="of:=COM.MICROSOFT.IFS((ORG.LIBREOFFICE.REGEX([.C46];&quot;[^√].*&quot;))=[.D46];&quot;same&quot;;[.D46]=0;&quot;empty&quot;;(ORG.LIBREOFFICE.REGEX([.C46];&quot;[^√].*&quot;))&lt;&gt;[.D46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5">
          <table:table-cell table:formula="of:=IF([.AF47]=0;&quot;√&quot;;&quot;x&quot;)" office:value-type="string" office:string-value="√" calcext:value-type="string">
            <text:p>√</text:p>
          </table:table-cell>
          <table:table-cell table:formula="of:=COUNTIFS([$PALI.$R$3:$PALI.$R$345];[.C47];[$PALI.$U$3:$PALI.$U$345];[.F47];[$PALI.$W$3:$PALI.$W$345];[.I47])" office:value-type="float" office:value="5" calcext:value-type="float">
            <text:p>5</text:p>
          </table:table-cell>
          <table:table-cell office:value-type="string" calcext:value-type="string">
            <text:p>√sajj</text:p>
          </table:table-cell>
          <table:table-cell office:value-type="string" calcext:value-type="string">
            <text:p>ssajj</text:p>
          </table:table-cell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jja</text:p>
          </table:table-cell>
          <table:table-cell office:value-type="string" calcext:value-type="string">
            <text:p>relinquish, let loose</text:p>
          </table:table-cell>
          <table:table-cell office:value-type="string" calcext:value-type="string">
            <text:p>√sṛj</text:p>
          </table:table-cell>
          <table:table-cell office:value-type="string" calcext:value-type="string">
            <text:p>send fort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issajjeti, vissajjaka</text:p>
          </table:table-cell>
          <table:table-cell office:value-type="string" calcext:value-type="string">
            <text:p>64a</text:p>
          </table:table-cell>
          <table:table-cell office:value-type="string" calcext:value-type="string">
            <text:p>saja</text:p>
          </table:table-cell>
          <table:table-cell office:value-type="string" calcext:value-type="string">
            <text:p><text:span text:style-name="T3">vissajjan</text:span>-āliṅgana-nimmānesu</text:p>
          </table:table-cell>
          <table:table-cell office:value-type="string" calcext:value-type="string">
            <text:p><text:span text:style-name="T3">sending off,</text:span> embracing and creating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añja</text:p>
          </table:table-cell>
          <table:table-cell office:value-type="string" calcext:value-type="string">
            <text:p>āliṅgana-<text:span text:style-name="T3">visagga</text:span>-nimmāne</text:p>
          </table:table-cell>
          <table:table-cell office:value-type="string" calcext:value-type="string">
            <text:p>embracing, <text:span text:style-name="T3">forsaking</text:span> and measuring</text:p>
          </table:table-cell>
          <table:table-cell office:value-type="string" calcext:value-type="string">
            <text:p>saja</text:p>
          </table:table-cell>
          <table:table-cell office:value-type="string" calcext:value-type="string">
            <text:p><text:span text:style-name="T3">vissagga</text:span>-parissajjana-abbhukkiraṇesu</text:p>
          </table:table-cell>
          <table:table-cell office:value-type="string" calcext:value-type="string">
            <text:p><text:span text:style-name="T3">relinquishing</text:span>, <text:span text:style-name="T3">abandoning</text:span>, embracing and sprinkling</text:p>
          </table:table-cell>
          <table:table-cell office:value-type="string" calcext:value-type="string">
            <text:p>sṛj a</text:p>
          </table:table-cell>
          <table:table-cell office:value-type="string" calcext:value-type="string">
            <text:p>visarge</text:p>
          </table:table-cell>
          <table:table-cell office:value-type="string" calcext:value-type="string">
            <text:p>letting go</text:p>
          </table:table-cell>
          <table:table-cell office:value-type="string" calcext:value-type="string">
            <text:p>= √saj</text:p>
          </table:table-cell>
          <table:table-cell table:number-columns-repeated="3"/>
          <table:table-cell table:formula="of:=COUNTBLANK([.C47:.X47])" office:value-type="float" office:value="0" calcext:value-type="float">
            <text:p>0</text:p>
          </table:table-cell>
          <table:table-cell table:formula="of:=COM.MICROSOFT.IFS((ORG.LIBREOFFICE.REGEX([.C47];&quot;[^√].*&quot;))=[.D47];&quot;same&quot;;[.D47]=0;&quot;empty&quot;;(ORG.LIBREOFFICE.REGEX([.C47];&quot;[^√].*&quot;))&lt;&gt;[.D47];&quot;diff&quot;)" office:value-type="string" office:string-value="diff" calcext:value-type="string">
            <text:p>diff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4">
          <table:table-cell table:formula="of:=IF([.AF48]=0;&quot;√&quot;;&quot;x&quot;)" office:value-type="string" office:string-value="x" calcext:value-type="string">
            <text:p>x</text:p>
          </table:table-cell>
          <table:table-cell table:formula="of:=COUNTIFS([$PALI.$R$3:$PALI.$R$345];[.C48];[$PALI.$U$3:$PALI.$U$345];[.F48];[$PALI.$W$3:$PALI.$W$345];[.I48])" office:value-type="float" office:value="3" calcext:value-type="float">
            <text:p>3</text:p>
          </table:table-cell>
          <table:table-cell office:value-type="string" calcext:value-type="string">
            <text:p>√sar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ra, sāre (caus)</text:p>
          </table:table-cell>
          <table:table-cell office:value-type="string" calcext:value-type="string">
            <text:p>go, flow</text:p>
          </table:table-cell>
          <table:table-cell office:value-type="string" calcext:value-type="string">
            <text:p>√sṛ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1, 3</text:p>
          </table:table-cell>
          <table:table-cell office:value-type="string" calcext:value-type="string">
            <text:p>anusarati, sara, saṃsāra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<text:span text:style-name="T3">gati</text:span>-hiṃsa-cintāsu</text:p>
          </table:table-cell>
          <table:table-cell office:value-type="string" calcext:value-type="string">
            <text:p><text:span text:style-name="T3">going</text:span>, hurting and thinking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<text:span text:style-name="T3">gati</text:span>-cintā-hiṃsā-sadde</text:p>
          </table:table-cell>
          <table:table-cell office:value-type="string" calcext:value-type="string">
            <text:p><text:span text:style-name="T3">going</text:span>, thinking, harming and making sound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gatiyaṃ</text:p>
          </table:table-cell>
          <table:table-cell office:value-type="string" calcext:value-type="string">
            <text:p>going</text:p>
          </table:table-cell>
          <table:table-cell office:value-type="string" calcext:value-type="string">
            <text:p>sṛ</text:p>
          </table:table-cell>
          <table:table-cell office:value-type="string" calcext:value-type="string">
            <text:p>gatau</text:p>
          </table:table-cell>
          <table:table-cell office:value-type="string" calcext:value-type="string">
            <text:p>going</text:p>
          </table:table-cell>
          <table:table-cell table:number-columns-repeated="4"/>
          <table:table-cell table:formula="of:=COUNTBLANK([.C48:.X48])" office:value-type="float" office:value="1" calcext:value-type="float">
            <text:p>1</text:p>
          </table:table-cell>
          <table:table-cell table:formula="of:=COM.MICROSOFT.IFS((ORG.LIBREOFFICE.REGEX([.C48];&quot;[^√].*&quot;))=[.D48];&quot;same&quot;;[.D48]=0;&quot;empty&quot;;(ORG.LIBREOFFICE.REGEX([.C48];&quot;[^√].*&quot;))&lt;&gt;[.D48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4">
          <table:table-cell table:formula="of:=IF([.AF49]=0;&quot;√&quot;;&quot;x&quot;)" office:value-type="string" office:string-value="x" calcext:value-type="string">
            <text:p>x</text:p>
          </table:table-cell>
          <table:table-cell table:formula="of:=COUNTIFS([$PALI.$R$3:$PALI.$R$345];[.C49];[$PALI.$U$3:$PALI.$U$345];[.F49];[$PALI.$W$3:$PALI.$W$345];[.I49])" office:value-type="float" office:value="1" calcext:value-type="float">
            <text:p>1</text:p>
          </table:table-cell>
          <table:table-cell office:value-type="string" calcext:value-type="string">
            <text:p>√vā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ā, bā, bāya, vāpe (caus), bāpe (caus)</text:p>
          </table:table-cell>
          <table:table-cell office:value-type="string" calcext:value-type="string">
            <text:p>blow, emit odour</text:p>
          </table:table-cell>
          <table:table-cell office:value-type="string" calcext:value-type="string">
            <text:p>√vā</text:p>
          </table:table-cell>
          <table:table-cell office:value-type="string" calcext:value-type="string">
            <text:p>blow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pavāti, vāya, vāta, paṭivāpetvā, nibbāna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gamane</text:p>
          </table:table-cell>
          <table:table-cell office:value-type="string" calcext:value-type="string">
            <text:p>going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gati-gandhanesu</text:p>
          </table:table-cell>
          <table:table-cell office:value-type="string" calcext:value-type="string">
            <text:p>going and emitting odour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<text:span text:style-name="T5">gati</text:span>-<text:span text:style-name="T3">gandhanesu</text:span></text:p>
          </table:table-cell>
          <table:table-cell office:value-type="string" calcext:value-type="string">
            <text:p><text:span text:style-name="T5">going</text:span> and<text:span text:style-name="T3"> spreading odour</text:span>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gati-gandhanayoḥ</text:p>
          </table:table-cell>
          <table:table-cell office:value-type="string" calcext:value-type="string">
            <text:p>going and spreading odour</text:p>
          </table:table-cell>
          <table:table-cell table:number-columns-repeated="4"/>
          <table:table-cell table:formula="of:=COUNTBLANK([.C49:.X49])" office:value-type="float" office:value="1" calcext:value-type="float">
            <text:p>1</text:p>
          </table:table-cell>
          <table:table-cell table:formula="of:=COM.MICROSOFT.IFS((ORG.LIBREOFFICE.REGEX([.C49];&quot;[^√].*&quot;))=[.D49];&quot;same&quot;;[.D49]=0;&quot;empty&quot;;(ORG.LIBREOFFICE.REGEX([.C49];&quot;[^√].*&quot;))&lt;&gt;[.D49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10">
          <table:table-cell table:formula="of:=IF([.AF50]=0;&quot;√&quot;;&quot;x&quot;)" office:value-type="string" office:string-value="x" calcext:value-type="string">
            <text:p>x</text:p>
          </table:table-cell>
          <table:table-cell table:formula="of:=COUNTIFS([$PALI.$R$3:$PALI.$R$345];[.C50];[$PALI.$U$3:$PALI.$U$345];[.F50];[$PALI.$W$3:$PALI.$W$345];[.I50])" office:value-type="float" office:value="7" calcext:value-type="float">
            <text:p>7</text:p>
          </table:table-cell>
          <table:table-cell office:value-type="string" calcext:value-type="string">
            <text:p>√vajj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e, aya</text:p>
          </table:table-cell>
          <table:table-cell office:value-type="string" calcext:value-type="string">
            <text:p>vajje, vajjaya, vajja (pass)</text:p>
          </table:table-cell>
          <table:table-cell office:value-type="string" calcext:value-type="string">
            <text:p>turn, avoid</text:p>
          </table:table-cell>
          <table:table-cell table:style-name="ce777" office:value-type="string" calcext:value-type="string">
            <text:p>√vṛj</text:p>
          </table:table-cell>
          <table:table-cell table:style-name="ce777" office:value-type="string" calcext:value-type="string">
            <text:p>twis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vajjeti, vajja, parivajjati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vajja</text:p>
          </table:table-cell>
          <table:table-cell office:value-type="string" calcext:value-type="string">
            <text:p>vajjane</text:p>
          </table:table-cell>
          <table:table-cell office:value-type="string" calcext:value-type="string">
            <text:p>avoiding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vajja</text:p>
          </table:table-cell>
          <table:table-cell office:value-type="string" calcext:value-type="string">
            <text:p>vajjane</text:p>
          </table:table-cell>
          <table:table-cell office:value-type="string" calcext:value-type="string">
            <text:p>avoiding</text:p>
          </table:table-cell>
          <table:table-cell office:value-type="string" calcext:value-type="string">
            <text:p>vajja</text:p>
          </table:table-cell>
          <table:table-cell office:value-type="string" calcext:value-type="string">
            <text:p>vajjane</text:p>
          </table:table-cell>
          <table:table-cell office:value-type="string" calcext:value-type="string">
            <text:p>avoiding</text:p>
          </table:table-cell>
          <table:table-cell office:value-type="string" calcext:value-type="string">
            <text:p>vṛj ī</text:p>
          </table:table-cell>
          <table:table-cell office:value-type="string" calcext:value-type="string">
            <text:p>varjane</text:p>
          </table:table-cell>
          <table:table-cell office:value-type="string" calcext:value-type="string">
            <text:p>avoiding</text:p>
          </table:table-cell>
          <table:table-cell table:number-columns-repeated="4"/>
          <table:table-cell table:formula="of:=COUNTBLANK([.C50:.X50])" office:value-type="float" office:value="1" calcext:value-type="float">
            <text:p>1</text:p>
          </table:table-cell>
          <table:table-cell table:formula="of:=COM.MICROSOFT.IFS((ORG.LIBREOFFICE.REGEX([.C50];&quot;[^√].*&quot;))=[.D50];&quot;same&quot;;[.D50]=0;&quot;empty&quot;;(ORG.LIBREOFFICE.REGEX([.C50];&quot;[^√].*&quot;))&lt;&gt;[.D50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5">
          <table:table-cell table:formula="of:=IF([.AF51]=0;&quot;√&quot;;&quot;x&quot;)" office:value-type="string" office:string-value="x" calcext:value-type="string">
            <text:p>x</text:p>
          </table:table-cell>
          <table:table-cell table:formula="of:=COUNTIFS([$PALI.$R$3:$PALI.$R$345];[.C51];[$PALI.$U$3:$PALI.$U$345];[.F51];[$PALI.$W$3:$PALI.$W$345];[.I51])" office:value-type="float" office:value="1" calcext:value-type="float">
            <text:p>1</text:p>
          </table:table-cell>
          <table:table-cell office:value-type="string" calcext:value-type="string">
            <text:p>√vas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sa, vaccha (fut), vāse (caus), vasāpe (caus), vussa (pass)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√vas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vasati, ajjhāvasati, nivāsa, vāsī, vatthu 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vasa</text:p>
          </table:table-cell>
          <table:table-cell office:value-type="string" calcext:value-type="string">
            <text:p>kanti-<text:span text:style-name="T3">nivāsesu</text:span></text:p>
          </table:table-cell>
          <table:table-cell office:value-type="string" calcext:value-type="string">
            <text:p>desiring and <text:span text:style-name="T3">living</text:span></text:p>
          </table:table-cell>
          <table:table-cell office:value-type="string" calcext:value-type="string">
            <text:p>vasa</text:p>
          </table:table-cell>
          <table:table-cell office:value-type="string" calcext:value-type="string">
            <text:p>nivāse</text:p>
          </table:table-cell>
          <table:table-cell office:value-type="string" calcext:value-type="string">
            <text:p>living in</text:p>
          </table:table-cell>
          <table:table-cell office:value-type="string" calcext:value-type="string">
            <text:p>vas a</text:p>
          </table:table-cell>
          <table:table-cell office:value-type="string" calcext:value-type="string">
            <text:p>nivāse</text:p>
          </table:table-cell>
          <table:table-cell office:value-type="string" calcext:value-type="string">
            <text:p>living</text:p>
          </table:table-cell>
          <table:table-cell table:number-columns-repeated="4"/>
          <table:table-cell table:formula="of:=COUNTBLANK([.C51:.X51])" office:value-type="float" office:value="1" calcext:value-type="float">
            <text:p>1</text:p>
          </table:table-cell>
          <table:table-cell table:formula="of:=COM.MICROSOFT.IFS((ORG.LIBREOFFICE.REGEX([.C51];&quot;[^√].*&quot;))=[.D51];&quot;same&quot;;[.D51]=0;&quot;empty&quot;;(ORG.LIBREOFFICE.REGEX([.C51];&quot;[^√].*&quot;))&lt;&gt;[.D51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10">
          <table:table-cell table:formula="of:=IF([.AF52]=0;&quot;√&quot;;&quot;x&quot;)" office:value-type="string" office:string-value="x" calcext:value-type="string">
            <text:p>x</text:p>
          </table:table-cell>
          <table:table-cell table:formula="of:=COUNTIFS([$PALI.$R$3:$PALI.$R$345];[.C52];[$PALI.$U$3:$PALI.$U$345];[.F52];[$PALI.$W$3:$PALI.$W$345];[.I52])" office:value-type="float" office:value="7" calcext:value-type="float">
            <text:p>7</text:p>
          </table:table-cell>
          <table:table-cell office:value-type="string" calcext:value-type="string">
            <text:p>√vass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ssa, vassāpe (caus)</text:p>
          </table:table-cell>
          <table:table-cell office:value-type="string" calcext:value-type="string">
            <text:p>rain</text:p>
          </table:table-cell>
          <table:table-cell table:style-name="ce777" office:value-type="string" calcext:value-type="string">
            <text:p>√vṛṣ</text:p>
          </table:table-cell>
          <table:table-cell table:style-name="ce777" office:value-type="string" calcext:value-type="string">
            <text:p>rain</text:p>
          </table:table-cell>
          <table:table-cell office:value-type="string" calcext:value-type="string">
            <text:p>1, 6</text:p>
          </table:table-cell>
          <table:table-cell office:value-type="string" calcext:value-type="string">
            <text:p>vassati, vassāna, vuṭṭha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vassa</text:p>
          </table:table-cell>
          <table:table-cell office:value-type="string" calcext:value-type="string">
            <text:p><text:span text:style-name="T3">secana</text:span>-saddane</text:p>
          </table:table-cell>
          <table:table-cell office:value-type="string" calcext:value-type="string">
            <text:p><text:span text:style-name="T5">pouring</text:span> and <text:span text:style-name="T3">making</text:span> <text:span text:style-name="T3">sound</text:span></text:p>
          </table:table-cell>
          <table:table-cell office:value-type="string" calcext:value-type="string">
            <text:p>vassa</text:p>
          </table:table-cell>
          <table:table-cell office:value-type="string" calcext:value-type="string">
            <text:p>secane</text:p>
          </table:table-cell>
          <table:table-cell office:value-type="string" calcext:value-type="string">
            <text:p>pouring, sprinkling</text:p>
          </table:table-cell>
          <table:table-cell office:value-type="string" calcext:value-type="string">
            <text:p>vṛṣ u</text:p>
          </table:table-cell>
          <table:table-cell office:value-type="string" calcext:value-type="string">
            <text:p>secane</text:p>
          </table:table-cell>
          <table:table-cell office:value-type="string" calcext:value-type="string">
            <text:p>sprinkling, pouring</text:p>
          </table:table-cell>
          <table:table-cell table:number-columns-repeated="4"/>
          <table:table-cell table:formula="of:=COUNTBLANK([.C52:.X52])" office:value-type="float" office:value="1" calcext:value-type="float">
            <text:p>1</text:p>
          </table:table-cell>
          <table:table-cell table:formula="of:=COM.MICROSOFT.IFS((ORG.LIBREOFFICE.REGEX([.C52];&quot;[^√].*&quot;))=[.D52];&quot;same&quot;;[.D52]=0;&quot;empty&quot;;(ORG.LIBREOFFICE.REGEX([.C52];&quot;[^√].*&quot;))&lt;&gt;[.D52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6">
          <table:table-cell table:formula="of:=IF([.AF53]=0;&quot;√&quot;;&quot;x&quot;)" office:value-type="string" office:string-value="x" calcext:value-type="string">
            <text:p>x</text:p>
          </table:table-cell>
          <table:table-cell table:formula="of:=COUNTIFS([$PALI.$R$3:$PALI.$R$345];[.C53];[$PALI.$U$3:$PALI.$U$345];[.F53];[$PALI.$W$3:$PALI.$W$345];[.I53])" office:value-type="float" office:value="14" calcext:value-type="float">
            <text:p>14</text:p>
          </table:table-cell>
          <table:table-cell office:value-type="string" calcext:value-type="string">
            <text:p>√vatt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tta, batta, vatte (caus), batte (caus), vattāpe (caus), vattiya (pass)</text:p>
          </table:table-cell>
          <table:table-cell office:value-type="string" calcext:value-type="string">
            <text:p>be, proceed</text:p>
          </table:table-cell>
          <table:table-cell office:value-type="string" calcext:value-type="string">
            <text:p>√vṛt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ṃvattati, samativattati, pavattati, abhinibbatti, nibbattetvā, upavattana, vatta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vatta</text:p>
          </table:table-cell>
          <table:table-cell office:value-type="string" calcext:value-type="string">
            <text:p>vattane</text:p>
          </table:table-cell>
          <table:table-cell office:value-type="string" calcext:value-type="string">
            <text:p>proceeding, continuing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vatta</text:p>
          </table:table-cell>
          <table:table-cell office:value-type="string" calcext:value-type="string">
            <text:p>vattane</text:p>
          </table:table-cell>
          <table:table-cell office:value-type="string" calcext:value-type="string">
            <text:p>moving on, existing</text:p>
          </table:table-cell>
          <table:table-cell office:value-type="string" calcext:value-type="string">
            <text:p>vatu</text:p>
          </table:table-cell>
          <table:table-cell office:value-type="string" calcext:value-type="string">
            <text:p>vattane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vṛt u</text:p>
          </table:table-cell>
          <table:table-cell office:value-type="string" calcext:value-type="string">
            <text:p>vartane</text:p>
          </table:table-cell>
          <table:table-cell office:value-type="string" calcext:value-type="string">
            <text:p>being, existing (turning)</text:p>
          </table:table-cell>
          <table:table-cell table:number-columns-repeated="4"/>
          <table:table-cell table:formula="of:=COUNTBLANK([.C53:.X53])" office:value-type="float" office:value="1" calcext:value-type="float">
            <text:p>1</text:p>
          </table:table-cell>
          <table:table-cell table:formula="of:=COM.MICROSOFT.IFS((ORG.LIBREOFFICE.REGEX([.C53];&quot;[^√].*&quot;))=[.D53];&quot;same&quot;;[.D53]=0;&quot;empty&quot;;(ORG.LIBREOFFICE.REGEX([.C53];&quot;[^√].*&quot;))&lt;&gt;[.D53];&quot;diff&quot;)" office:value-type="string" office:string-value="empty" calcext:value-type="string">
            <text:p>empty</text:p>
          </table:table-cell>
          <table:table-cell office:value-type="string" calcext:value-type="string">
            <text:p>√</text:p>
          </table:table-cell>
          <table:table-cell table:style-name="ce838"/>
          <table:table-cell table:number-columns-repeated="957"/>
        </table:table-row>
        <table:table-row table:style-name="ro4">
          <table:table-cell table:formula="of:=IF([.AF54]=0;&quot;√&quot;;&quot;x&quot;)" office:value-type="string" office:string-value="x" calcext:value-type="string">
            <text:p>x</text:p>
          </table:table-cell>
          <table:table-cell table:formula="of:=COUNTIFS([$PALI.$R$3:$PALI.$R$345];[.C54];[$PALI.$U$3:$PALI.$U$345];[.F54];[$PALI.$W$3:$PALI.$W$345];[.I54])" office:value-type="float" office:value="1" calcext:value-type="float">
            <text:p>1</text:p>
          </table:table-cell>
          <table:table-cell office:value-type="string" calcext:value-type="string">
            <text:p>√vaṭṭ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ṭṭa, vaṭṭe (caus), vattaya (caus)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√vṛt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vaṭṭati, vivaṭṭa, anāvattī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vaṭṭa</text:p>
          </table:table-cell>
          <table:table-cell office:value-type="string" calcext:value-type="string">
            <text:p>vaṭṭane</text:p>
          </table:table-cell>
          <table:table-cell office:value-type="string" calcext:value-type="string">
            <text:p>turning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vaṭṭa</text:p>
          </table:table-cell>
          <table:table-cell office:value-type="string" calcext:value-type="string">
            <text:p>āvattane</text:p>
          </table:table-cell>
          <table:table-cell office:value-type="string" calcext:value-type="string">
            <text:p>turning, returnin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ṛt u</text:p>
          </table:table-cell>
          <table:table-cell office:value-type="string" calcext:value-type="string">
            <text:p>vartane</text:p>
          </table:table-cell>
          <table:table-cell office:value-type="string" calcext:value-type="string">
            <text:p>being, existing (turning)</text:p>
          </table:table-cell>
          <table:table-cell table:number-columns-repeated="4"/>
          <table:table-cell table:formula="of:=COUNTBLANK([.C54:.X54])" office:value-type="float" office:value="1" calcext:value-type="float">
            <text:p>1</text:p>
          </table:table-cell>
          <table:table-cell table:formula="of:=COM.MICROSOFT.IFS((ORG.LIBREOFFICE.REGEX([.C54];&quot;[^√].*&quot;))=[.D54];&quot;same&quot;;[.D54]=0;&quot;empty&quot;;(ORG.LIBREOFFICE.REGEX([.C54];&quot;[^√].*&quot;))&lt;&gt;[.D54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10">
          <table:table-cell table:formula="of:=IF([.AF55]=0;&quot;√&quot;;&quot;x&quot;)" office:value-type="string" office:string-value="x" calcext:value-type="string">
            <text:p>x</text:p>
          </table:table-cell>
          <table:table-cell table:formula="of:=COUNTIFS([$PALI.$R$3:$PALI.$R$345];[.C55];[$PALI.$U$3:$PALI.$U$345];[.F55];[$PALI.$W$3:$PALI.$W$345];[.I55])" office:value-type="float" office:value="5" calcext:value-type="float">
            <text:p>5</text:p>
          </table:table-cell>
          <table:table-cell office:value-type="string" calcext:value-type="string">
            <text:p>√vid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ṃa</text:p>
          </table:table-cell>
          <table:table-cell office:value-type="string" calcext:value-type="string">
            <text:p>vinda</text:p>
          </table:table-cell>
          <table:table-cell office:value-type="string" calcext:value-type="string">
            <text:p>feel, like</text:p>
          </table:table-cell>
          <table:table-cell office:value-type="string" calcext:value-type="string">
            <text:p>√vid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2, 6</text:p>
          </table:table-cell>
          <table:table-cell office:value-type="string" calcext:value-type="string">
            <text:p>vindati, nibbidā, vitt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vida</text:p>
          </table:table-cell>
          <table:table-cell office:value-type="string" calcext:value-type="string">
            <text:p>tuṭṭhiyaṃ</text:p>
          </table:table-cell>
          <table:table-cell office:value-type="string" calcext:value-type="string">
            <text:p>liking</text:p>
          </table:table-cell>
          <table:table-cell table:number-columns-repeated="3" office:value-type="string" calcext:value-type="string">
            <text:p>-</text:p>
          </table:table-cell>
          <table:table-cell table:number-columns-repeated="4"/>
          <table:table-cell table:formula="of:=COUNTBLANK([.C55:.X55])" office:value-type="float" office:value="1" calcext:value-type="float">
            <text:p>1</text:p>
          </table:table-cell>
          <table:table-cell table:formula="of:=COM.MICROSOFT.IFS((ORG.LIBREOFFICE.REGEX([.C55];&quot;[^√].*&quot;))=[.D55];&quot;same&quot;;[.D55]=0;&quot;empty&quot;;(ORG.LIBREOFFICE.REGEX([.C55];&quot;[^√].*&quot;))&lt;&gt;[.D55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5">
          <table:table-cell table:formula="of:=IF([.AF56]=0;&quot;√&quot;;&quot;x&quot;)" office:value-type="string" office:string-value="x" calcext:value-type="string">
            <text:p>x</text:p>
          </table:table-cell>
          <table:table-cell table:formula="of:=COUNTIFS([$PALI.$R$3:$PALI.$R$345];[.C56];[$PALI.$U$3:$PALI.$U$345];[.F56];[$PALI.$W$3:$PALI.$W$345];[.I56])" office:value-type="float" office:value="9" calcext:value-type="float">
            <text:p>9</text:p>
          </table:table-cell>
          <table:table-cell office:value-type="string" calcext:value-type="string">
            <text:p>√vis</text:p>
          </table:table-cell>
          <table:table-cell/>
          <table:table-cell office:value-type="string" calcext:value-type="string">
            <text:p>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sa, bisa, vese (caus), vekkha (fut)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√viś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pavisati, nibbisati, nivesana, anibbisanta, pavesetu, pavekkhati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vesane</text:p>
          </table:table-cell>
          <table:table-cell office:value-type="string" calcext:value-type="string">
            <text:p>entering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<text:span text:style-name="T3">pavesa</text:span>-pharaṇe</text:p>
          </table:table-cell>
          <table:table-cell office:value-type="string" calcext:value-type="string">
            <text:p><text:span text:style-name="T3">entering</text:span> and pervading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vesane</text:p>
          </table:table-cell>
          <table:table-cell office:value-type="string" calcext:value-type="string">
            <text:p>entering</text:p>
          </table:table-cell>
          <table:table-cell office:value-type="string" calcext:value-type="string">
            <text:p>viś a</text:p>
          </table:table-cell>
          <table:table-cell office:value-type="string" calcext:value-type="string">
            <text:p>praveśane</text:p>
          </table:table-cell>
          <table:table-cell office:value-type="string" calcext:value-type="string">
            <text:p>entering, penetrating</text:p>
          </table:table-cell>
          <table:table-cell table:number-columns-repeated="4"/>
          <table:table-cell table:formula="of:=COUNTBLANK([.C56:.X56])" office:value-type="float" office:value="1" calcext:value-type="float">
            <text:p>1</text:p>
          </table:table-cell>
          <table:table-cell table:formula="of:=COM.MICROSOFT.IFS((ORG.LIBREOFFICE.REGEX([.C56];&quot;[^√].*&quot;))=[.D56];&quot;same&quot;;[.D56]=0;&quot;empty&quot;;(ORG.LIBREOFFICE.REGEX([.C56];&quot;[^√].*&quot;))&lt;&gt;[.D56];&quot;diff&quot;)" office:value-type="string" office:string-value="empty" calcext:value-type="string">
            <text:p>empty</text:p>
          </table:table-cell>
          <table:table-cell office:value-type="string" calcext:value-type="string">
            <text:p>×</text:p>
          </table:table-cell>
          <table:table-cell table:style-name="ce838"/>
          <table:table-cell table:number-columns-repeated="957"/>
        </table:table-row>
        <table:table-row table:style-name="ro1" table:number-rows-repeated="1048519">
          <table:table-cell table:number-columns-repeated="992"/>
        </table:table-row>
        <table:table-row table:style-name="ro1">
          <table:table-cell table:number-columns-repeated="992"/>
        </table:table-row>
      </table:table>
      <table:named-expressions>
        <table:named-expression table:name="sbftop" table:base-cell-address="$Roots.$A$28756" table:expression="#REF!"/>
      </table:named-expressions>
      <table:database-ranges>
        <table:database-range table:name="data" table:target-range-address="PALI.A2:PALI.AX345" table:display-filter-buttons="true" table:on-update-keep-styles="true" table:on-update-keep-size="false">
          <table:sort>
            <table:sort-by table:field-number="0" table:data-type="automatic"/>
          </table:sort>
        </table:database-range>
        <table:database-range table:name="__Anonymous_Sheet_DB__0" table:target-range-address="PALI.A1:PALI.AMJ1048576" table:contains-header="false"/>
        <table:database-range table:name="__Anonymous_Sheet_DB__1" table:target-range-address="Roots.A2:Roots.AH5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rimson Pro" svg:font-family="'Crimson Pro'" style:font-adornments="Regular" style:font-pitch="variable"/>
    <style:font-face style:name="Crimson Pro1" svg:font-family="'Crimson Pro'" style:font-pitch="variable"/>
    <style:font-face style:name="Crimson Pro2" svg:font-family="'Crimson Pro'"/>
    <style:font-face style:name="Crimson Pro\" svg:font-family="'Crimson Pro\'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ajja Serif" svg:font-family="'Verajja Serif'" style:font-family-generic="roman" style:font-pitch="variable"/>
    <style:font-face style:name="新細明體" svg:font-family="新細明體" style:font-family-generic="roman" style:font-pitch="variable"/>
  </office:font-face-decls>
  <office:styles>
    <style:default-style style:family="table-cell">
      <style:table-cell-properties style:decimal-places="0"/>
      <style:paragraph-properties style:tab-stop-distance="0.4921in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30000" number:language="af" number:country="ZA">
      <number:number number:min-integer-digits="1"/>
    </number:number-style>
    <number:text-style style:name="N30100" number:language="af" number:country="ZA">
      <number:text-content/>
    </number:text-style>
    <number:number-style style:name="N217P0" style:volatile="true">
      <number:text>$</number:text>
      <number:number number:decimal-places="2" number:min-decimal-places="2" number:min-integer-digits="1" number:grouping="true"/>
    </number:number-style>
    <number:number-style style:name="N217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217P0"/>
    </number:number-style>
    <number:number-style style:name="N216P0" style:volatile="true">
      <number:number number:decimal-places="2" number:min-decimal-places="2" number:min-integer-digits="1" number:grouping="true"/>
      <number:text> </number:text>
    </number:number-style>
    <number:number-style style:name="N21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16P0"/>
    </number:number-style>
    <number:number-style style:name="N215">
      <number:number number:decimal-places="0" number:min-decimal-places="0" number:min-integer-digits="1">
        <number:embedded-text number:position="3"> </number:embedded-text>
      </number:number>
    </number:number-style>
    <number:number-style style:name="N211P0" style:volatile="true">
      <number:number number:decimal-places="0" number:min-decimal-places="0" number:min-integer-digits="1" number:grouping="true"/>
      <number:text> </number:text>
    </number:number-style>
    <number:number-style style:name="N21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11P0"/>
    </number:number-style>
    <number:number-style style:name="N20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206">
      <number:day/>
      <number:text>-</number:text>
      <number:month number:textual="true"/>
      <number:text>-</number:text>
      <number:year/>
    </number:date-style>
    <number:number-style style:name="N205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5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5P2" style:volatile="true">
      <number:text> ￥</number:text>
      <number:fill-character> </number:fill-character>
      <number:text>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date-style style:name="N201">
      <number:day/>
    </number:date-style>
    <number:number-style style:name="N192">
      <number:number number:decimal-places="0" number:min-decimal-places="0" number:min-integer-digits="0"/>
    </number:number-style>
    <number:number-style style:name="N191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1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8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76P0" style:volatile="true">
      <number:text>$</number:text>
      <number:number number:decimal-places="0" number:min-decimal-places="0" number:min-integer-digits="1" number:grouping="true"/>
    </number:number-style>
    <number:number-style style:name="N176">
      <number:text>-$</number:text>
      <number:number number:decimal-places="0" number:min-decimal-places="0" number:min-integer-digits="1" number:grouping="true"/>
      <style:map style:condition="value()&gt;=0" style:apply-style-name="N176P0"/>
    </number:number-style>
    <number:number-style style:name="N17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> </number:text>
      <number:fill-character> </number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70P2" style:volatile="true">
      <number:fill-character> </number:fill-character>
      <number:text>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68">
      <number:day number:style="long"/>
    </number:date-style>
    <number:time-style style:name="N167">
      <number:hours/>
      <number:text>:</number:text>
      <number:minutes number:style="long"/>
    </number:time-style>
    <number:time-style style:name="N166">
      <number:minutes number:style="long"/>
      <number:text>:</number:text>
      <number:seconds number:style="long" number:decimal-places="1"/>
    </number:time-style>
    <number:date-style style:name="N16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date-style style:name="N162">
      <number:month number:textual="true"/>
      <number:text>-</number:text>
      <number:year/>
    </number:date-style>
    <number:number-style style:name="N220">
      <number:number number:decimal-places="1" number:min-decimal-places="1" number:min-integer-digits="1" number:grouping="true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1P0"/>
    </number:number-style>
    <number:time-style style:name="N219">
      <number:hours/>
      <number:text>:</number:text>
      <number:minutes number:style="long"/>
      <number:text>:</number:text>
      <number:seconds number:style="long"/>
    </number:time-style>
    <number:time-style style:name="N16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1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5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214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21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214P0"/>
    </number:number-style>
    <number:number-style style:name="N155P0" style:volatile="true">
      <number:number number:decimal-places="2" number:min-decimal-places="2" number:min-integer-digits="1" number:grouping="true"/>
    </number:number-style>
    <number:number-style style:name="N155">
      <number:text>-</number:text>
      <number:number number:decimal-places="2" number:min-decimal-places="2" number:min-integer-digits="1" number:grouping="true"/>
      <style:map style:condition="value()&gt;=0" style:apply-style-name="N155P0"/>
    </number:number-style>
    <number:currency-style style:name="N2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3P0"/>
    </number:currency-style>
    <number:date-style style:name="N15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12">
      <number:number number:decimal-places="4" number:min-decimal-places="4" number:min-integer-digits="1"/>
    </number:number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210P0" style:volatile="true">
      <number:text>$</number:text>
      <number:number number:decimal-places="0" number:min-decimal-places="0" number:min-integer-digits="1" number:grouping="true"/>
    </number:number-style>
    <number:number-style style:name="N210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210P0"/>
    </number:number-style>
    <number:date-style style:name="N151">
      <number:month/>
      <number:text>/</number:text>
      <number:day/>
      <number:text>/</number:text>
      <number:year number:style="long"/>
    </number:date-style>
    <number:number-style style:name="N209P0" style:volatile="true">
      <number:text>$</number:text>
      <number:number number:decimal-places="2" number:min-decimal-places="2" number:min-integer-digits="1" number:grouping="true"/>
    </number:number-style>
    <number:number-style style:name="N209">
      <number:text>-$</number:text>
      <number:number number:decimal-places="2" number:min-decimal-places="2" number:min-integer-digits="1" number:grouping="true"/>
      <style:map style:condition="value()&gt;=0" style:apply-style-name="N209P0"/>
    </number:number-style>
    <number:number-style style:name="N150P0" style:volatile="true">
      <number:number number:decimal-places="2" number:min-decimal-places="2" number:min-integer-digits="1" number:grouping="true"/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0P0"/>
    </number:number-style>
    <number:currency-style style:name="N14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45">
      <number:year/>
      <number:text>/</number:text>
      <number:month number:style="long"/>
      <number:text>/</number:text>
      <number:day number:style="long"/>
    </number:date-style>
    <number:number-style style:name="N144" number:title="User-defined">
      <number:number number:decimal-places="1" number:min-decimal-places="1" number:min-integer-digits="1"/>
    </number:number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number-style style:name="N200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200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200P0"/>
    </number:number-style>
    <number:date-style style:name="N141">
      <number:day/>
      <number:text>-</number:text>
      <number:month number:textual="true"/>
    </number:date-style>
    <number:number-style style:name="N140">
      <number:number number:decimal-places="3" number:min-decimal-places="3" number:min-integer-digits="1"/>
    </number:number-style>
    <number:currency-style style:name="N19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9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98P0"/>
    </number:currency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9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7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7P2" style:volatile="true">
      <number:text> $</number:text>
      <number:fill-character> </number:fill-character>
      <number:text>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time-style style:name="N136">
      <number:minutes number:style="long"/>
      <number:text>:</number:text>
      <number:seconds number:style="long"/>
    </number:time-style>
    <number:time-style style:name="N135">
      <number:hours/>
      <number:text>:</number:text>
      <number:minutes number:style="long"/>
      <number:text> </number:text>
      <number:am-pm/>
    </number:time-style>
    <number:number-style style:name="N193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93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93P0"/>
    </number:number-style>
    <number:number-style style:name="N134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2" style:volatile="true">
      <number:fill-character> </number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8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9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8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30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8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5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26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26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currency-style style:name="N124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3">
      <number:currency-symbol>$</number:currency-symbol>
      <number:number number:decimal-places="2" number:min-decimal-places="2" number:min-integer-digits="1" number:grouping="true"/>
    </number:currency-style>
    <number:time-style style:name="N181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8" number:language="en" number:country="GB">
      <number:day number:style="long"/>
      <number:text>-</number:text>
      <number:month number:textual="true"/>
    </number:date-style>
    <number:date-style style:name="N10117" number:language="en" number:country="GB">
      <number:month number:textual="true"/>
      <number:text>-</number:text>
      <number:year/>
    </number:date-style>
    <number:time-style style:name="N10116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4P0" style:volatile="true" number:language="en" number:country="GB">
      <number:number number:decimal-places="0" number:min-decimal-places="0" number:min-integer-digits="1" number:grouping="true"/>
    </number:number-style>
    <number:number-style style:name="N10114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3P0" style:volatile="true" number:language="en" number:country="GB">
      <number:number number:decimal-places="0" number:min-decimal-places="0" number:min-integer-digits="1" number:grouping="true"/>
    </number:number-style>
    <number:number-style style:name="N10113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2P0" style:volatile="true" number:language="en" number:country="GB">
      <number:number number:decimal-places="2" number:min-decimal-places="2" number:min-integer-digits="1" number:grouping="true"/>
    </number:number-style>
    <number:number-style style:name="N10112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12P0"/>
    </number:number-style>
    <number:number-style style:name="N10111P0" style:volatile="true" number:language="en" number:country="GB">
      <number:number number:decimal-places="2" number:min-decimal-places="2" number:min-integer-digits="1" number:grouping="true"/>
    </number:number-style>
    <number:number-style style:name="N10111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1P0"/>
    </number:number-style>
    <number:currency-style style:name="N2016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6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65P0"/>
    </number:currency-style>
    <number:currency-style style:name="N2016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6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64P0"/>
    </number:currency-style>
    <number:currency-style style:name="N2016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6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62P0"/>
    </number:currency-style>
    <number:currency-style style:name="N2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6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61P0"/>
    </number:currency-style>
    <number:date-style style:name="N20159" number:language="en" number:country="US">
      <number:month/>
      <number:text>/</number:text>
      <number:day/>
      <number:text>/</number:text>
      <number:year number:style="long"/>
    </number:date-style>
    <number:date-style style:name="N20158" number:language="en" number:country="US">
      <number:day/>
      <number:text>-</number:text>
      <number:month number:textual="true"/>
      <number:text>-</number:text>
      <number:year/>
    </number:date-style>
    <number:date-style style:name="N20157" number:language="en" number:country="US">
      <number:day/>
      <number:text>-</number:text>
      <number:month number:textual="true"/>
    </number:date-style>
    <number:date-style style:name="N20156" number:language="en" number:country="US">
      <number:month number:textual="true"/>
      <number:text>-</number:text>
      <number:year/>
    </number:date-style>
    <number:time-style style:name="N20155" number:language="en" number:country="US">
      <number:hours/>
      <number:text>:</number:text>
      <number:minutes number:style="long"/>
      <number:text> </number:text>
      <number:am-pm/>
    </number:time-style>
    <number:time-style style:name="N2015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53" number:language="en" number:country="US">
      <number:hours/>
      <number:text>:</number:text>
      <number:minutes number:style="long"/>
    </number:time-style>
    <number:time-style style:name="N2015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5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5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5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50P0"/>
    </number:number-style>
    <number:number-style style:name="N2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4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48P0"/>
    </number:number-style>
    <number:number-style style:name="N20146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46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46P2" style:volatile="true" number:language="en" number:country="US">
      <number:fill-character> </number:fill-character>
      <number:text>- </number:text>
    </number:number-style>
    <number:text-style style:name="N20146" number:language="en" number:country="US">
      <number:text-content/>
      <number:text> </number:text>
      <style:map style:condition="value()&gt;0" style:apply-style-name="N20146P0"/>
      <style:map style:condition="value()&lt;0" style:apply-style-name="N20146P1"/>
      <style:map style:condition="value()=0" style:apply-style-name="N20146P2"/>
    </number:text-style>
    <number:currency-style style:name="N2014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4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42P2" style:volatile="true" number:language="en" number:country="US">
      <number:currency-symbol/>
      <number:fill-character> </number:fill-character>
      <number:text>- </number:text>
    </number:currency-style>
    <number:text-style style:name="N20142" number:language="en" number:country="US"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number-style style:name="N2014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4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1" number:language="en" number:country="US">
      <number:text-content/>
      <number:text> </number:text>
      <style:map style:condition="value()&gt;0" style:apply-style-name="N20141P0"/>
      <style:map style:condition="value()&lt;0" style:apply-style-name="N20141P1"/>
      <style:map style:condition="value()=0" style:apply-style-name="N20141P2"/>
    </number:text-style>
    <number:currency-style style:name="N2013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3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3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37" number:language="en" number:country="US"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number:number-style style:name="N2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36P2" style:volatile="true" number:language="en" number:country="US">
      <number:text> </number:text>
      <number:fill-character> </number:fill-character>
      <number:text>- </number:text>
    </number:number-style>
    <number:text-style style:name="N20136" number:language="en" number:country="US">
      <number:text> </number:text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currency-style style:name="N2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32P2" style:volatile="true" number:language="en" number:country="US">
      <number:currency-symbol/>
      <number:fill-character> </number:fill-character>
      <number:text>- </number:text>
    </number:currency-style>
    <number:text-style style:name="N20132" number:language="en" number:country="US">
      <number:text> </number:text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2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2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2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28" number:language="en" number:country="US">
      <number:text> </number:text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currency-style style:name="N2012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2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2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24" number:language="en" number:country="US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style:style style:name="Default" style:family="table-cell" style:data-style-name="N0">
      <style:table-cell-properties style:diagonal-bl-tr="none" style:diagonal-tl-br="none" fo:background-color="transparent" fo:wrap-option="wrap" fo:padding="0.028in" style:rotation-align="none" style:vertical-align="top"/>
      <style:text-properties style:font-name="Crimson Pro" fo:font-family="'Crimson Pro'" style:font-style-name="Regular" style:font-pitch="variable" fo:font-size="12pt" style:font-name-asian="DejaVu Sans1" style:font-family-asian="'DejaVu Sans'" style:font-family-generic-asian="swiss" style:font-pitch-asian="variable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start" css3t:text-justify="auto"/>
      <style:text-properties fo:font-size="1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_30_1_20_pali" style:display-name="01 pali" style:family="table-cell" style:parent-style-name="Default" style:data-style-name="N30100">
      <style:table-cell-properties fo:background-color="#6a6a01" style:diagonal-bl-tr="none" style:diagonal-tl-br="none" style:text-align-source="fix" style:repeat-content="false" fo:wrap-option="wrap" fo:border="0.06pt solid #000000" fo:padding="0.028in" style:vertical-align="top"/>
      <style:paragraph-properties fo:text-align="start"/>
      <style:text-properties style:font-name="Crimson Pro" fo:font-family="'Crimson Pro'" style:font-style-name="Regular" style:font-pitch="variable" fo:font-size="12pt" fo:language="af" fo:country="ZA" fo:font-weight="normal" style:font-name-asian="Crimson Pro1" style:font-family-asian="'Crimson Pro'" style:font-pitch-asian="variable" style:font-size-asian="12pt" style:font-weight-asian="normal" style:font-size-complex="12pt" style:font-weight-complex="normal"/>
    </style:style>
    <style:style style:name="_30__20_counter" style:display-name="0 counter" style:family="table-cell" style:parent-style-name="Default" style:data-style-name="N1">
      <style:table-cell-properties fo:border-bottom="0.99pt solid #000000" fo:background-color="#000000" style:text-align-source="fix" style:repeat-content="false" fo:wrap-option="wrap" fo:border-left="none" fo:border-right="none" fo:border-top="0.99pt solid #000000"/>
      <style:paragraph-properties fo:text-align="start" fo:margin-left="0in"/>
      <style:text-properties style:use-window-font-color="true" style:font-name="Verajja Serif" fo:font-family="'Verajja Serif'" style:font-family-generic="roman" style:font-pitch="variable" fo:font-size="8pt" fo:font-weight="normal" style:font-name-asian="Verajja Serif" style:font-family-asian="'Verajja Serif'" style:font-family-generic-asian="roman" style:font-pitch-asian="variable" style:font-size-asian="8pt" style:font-weight-asian="normal" style:font-size-complex="8pt" style:font-weight-complex="normal"/>
    </style:style>
    <style:style style:name="_30_3_20_grammar" style:display-name="03 grammar" style:family="table-cell" style:parent-style-name="_30_1_20_pali" style:data-style-name="N30100">
      <style:table-cell-properties fo:background-color="#266767" style:text-align-source="fix" style:repeat-content="false" fo:wrap-option="wrap" fo:border="0.06pt solid #000000" fo:padding="0.028in" style:vertical-align="top"/>
      <style:paragraph-properties fo:text-align="start"/>
      <style:text-properties style:font-name="Crimson Pro1" fo:font-family="'Crimson Pro'" style:font-pitch="variable" fo:font-size="12pt" fo:language="af" fo:country="ZA" style:font-name-asian="Crimson Pro1" style:font-family-asian="'Crimson Pro'" style:font-pitch-asian="variable" style:font-size-asian="12pt" style:font-size-complex="12pt"/>
    </style:style>
    <style:style style:name="_30_4_20_meaning" style:display-name="04 meaning" style:family="table-cell" style:parent-style-name="_30_1_20_pali" style:data-style-name="N30100">
      <style:table-cell-properties fo:background-color="#155736" style:cell-protect="none" style:print-content="true" style:text-align-source="fix" style:repeat-content="false" fo:wrap-option="wrap" fo:border="0.06pt solid #000000" fo:padding="0.028in" style:vertical-align="top"/>
      <style:paragraph-properties fo:text-align="start"/>
      <style:text-properties style:font-name="Crimson Pro" fo:font-family="'Crimson Pro'" style:font-style-name="Regular" style:font-pitch="variable" fo:font-size="12pt" fo:language="en" fo:country="GB" fo:font-weight="normal" style:font-name-asian="Crimson Pro" style:font-family-asian="'Crimson Pro'" style:font-style-name-asian="Regular" style:font-pitch-asian="variable" style:font-size-asian="12pt" style:font-weight-asian="normal" style:font-size-complex="12pt" style:font-weight-complex="normal"/>
    </style:style>
    <style:style style:name="_30_5_20_sanskrit_20_and_20_root" style:display-name="05 sanskrit and root" style:family="table-cell" style:parent-style-name="_30_1_20_pali" style:data-style-name="N30000">
      <style:table-cell-properties fo:background-color="#572200" style:text-align-source="fix" style:repeat-content="false" fo:wrap-option="wrap" fo:border="0.06pt solid #000000" fo:padding="0.028in" style:vertical-align="top"/>
      <style:paragraph-properties fo:text-align="start"/>
      <style:text-properties style:font-name="Crimson Pro" fo:font-family="'Crimson Pro'" style:font-style-name="Regular" style:font-pitch="variable" fo:font-size="12pt" fo:font-style="normal" style:font-name-asian="Crimson Pro" style:font-family-asian="'Crimson Pro'" style:font-style-name-asian="Regular" style:font-pitch-asian="variable" style:font-size-asian="12pt" style:font-style-asian="normal" style:font-size-complex="12pt" style:font-style-complex="italic"/>
    </style:style>
    <style:style style:name="_30_2_20_fin" style:display-name="02 fin" style:family="table-cell" style:parent-style-name="_30_1_20_pali">
      <style:table-cell-properties fo:background-color="#331b1b" style:diagonal-bl-tr="none" style:diagonal-tl-br="none" style:text-align-source="fix" style:repeat-content="false" loext:vertical-justify="auto"/>
      <style:paragraph-properties fo:text-align="center" css3t:text-justify="auto" fo:margin-left="0in"/>
      <style:text-properties fo:font-weight="bold" style:font-weight-asian="bold" style:font-weight-complex="bold"/>
    </style:style>
    <style:style style:name="_30_6_20_pāli_20_root_20_etc" style:display-name="06 pāli root etc" style:family="table-cell" style:parent-style-name="_30_1_20_pali" style:data-style-name="N30000">
      <style:table-cell-properties fo:background-color="#4d3e00" style:diagonal-bl-tr="none" style:diagonal-tl-br="none" fo:wrap-option="wrap" fo:border="0.06pt solid #000000"/>
      <style:text-properties style:font-name="Crimson Pro" fo:font-family="'Crimson Pro'" style:font-style-name="Regular" style:font-pitch="variable" fo:font-style="normal" style:font-name-asian="Crimson Pro" style:font-family-asian="'Crimson Pro'" style:font-style-name-asian="Regular" style:font-pitch-asian="variable" style:font-style-asian="normal" style:font-style-complex="normal"/>
    </style:style>
    <style:style style:name="_30_7_20_construction_20__26__20_compound" style:display-name="07 construction &amp; compound" style:family="table-cell" style:parent-style-name="_30_1_20_pali" style:data-style-name="N30100">
      <style:table-cell-properties fo:background-color="#663e00" style:cell-protect="none" style:print-content="true" style:diagonal-bl-tr="none" style:diagonal-tl-br="none" style:text-align-source="fix" style:repeat-content="false" fo:wrap-option="wrap" fo:border="0.06pt solid #000000" fo:padding="0.028in" style:vertical-align="top"/>
      <style:paragraph-properties fo:text-align="start"/>
      <style:text-properties style:font-name="Crimson Pro1" fo:font-family="'Crimson Pro'" style:font-pitch="variable" fo:font-size="12pt" fo:language="af" fo:country="ZA" style:font-name-asian="Crimson Pro1" style:font-family-asian="'Crimson Pro'" style:font-pitch-asian="variable" style:font-size-asian="12pt" style:font-size-complex="12pt"/>
    </style:style>
    <style:style style:name="_30_8_20_source_20_1" style:display-name="08 source 1" style:family="table-cell" style:parent-style-name="_30_1_20_pali" style:data-style-name="N30100">
      <style:table-cell-properties fo:background-color="#004d5e" style:cell-protect="none" style:print-content="true" style:diagonal-bl-tr="none" style:diagonal-tl-br="none" style:text-align-source="fix" style:repeat-content="false" fo:wrap-option="wrap" fo:border="0.06pt solid #000000" fo:padding="0.028in" style:shrink-to-fit="true" style:vertical-align="top"/>
      <style:paragraph-properties fo:text-align="start"/>
      <style:text-properties style:use-window-font-color="true" style:font-name="Crimson Pro" fo:font-family="'Crimson Pro'" style:font-style-name="Regular" style:font-pitch="variable" style:font-name-asian="Crimson Pro" style:font-family-asian="'Crimson Pro'" style:font-style-name-asian="Regular" style:font-pitch-asian="variable" style:font-name-complex="新細明體" style:font-family-complex="新細明體" style:font-family-generic-complex="roman" style:font-pitch-complex="variable"/>
    </style:style>
    <style:style style:name="_30_9_20_ant_20_syn_20_var" style:display-name="09 ant syn var" style:family="table-cell" style:parent-style-name="_30_1_20_pali">
      <style:table-cell-properties fo:background-color="#115a35" style:diagonal-bl-tr="none" style:diagonal-tl-br="none" style:text-align-source="fix" style:repeat-content="false" fo:wrap-option="wrap" fo:border="0.06pt solid #000000" style:vertical-align="top" loext:vertical-justify="auto"/>
      <style:paragraph-properties fo:text-align="start" css3t:text-justify="auto"/>
      <style:text-properties style:font-name="Crimson Pro" fo:font-family="'Crimson Pro'" style:font-style-name="Regular" style:font-pitch="variable" style:font-name-asian="Crimson Pro" style:font-family-asian="'Crimson Pro'" style:font-style-name-asian="Regular" style:font-pitch-asian="variable"/>
    </style:style>
    <style:style style:name="_31_1_20_buddhadatta" style:display-name="11 buddhadatta" style:family="table-cell" style:parent-style-name="_30_1_20_pali">
      <style:table-cell-properties fo:background-color="#255d5d" style:text-align-source="fix" style:repeat-content="false" fo:wrap-option="wrap" fo:border="0.06pt solid #000000" style:vertical-align="top" loext:vertical-justify="auto"/>
      <style:paragraph-properties fo:text-align="start" css3t:text-justify="auto"/>
      <style:text-properties style:use-window-font-color="true" style:text-outline="false" style:text-line-through-style="none" style:text-line-through-type="none" style:font-name="Crimson Pro" fo:font-family="'Crimson Pro'" style:font-style-name="Regular" style:font-pitch="variabl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rimson Pro" style:font-family-asian="'Crimson Pro'" style:font-style-name-asian="Regular" style:font-pitch-asian="variabl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_31_2_20_sound_20_test" style:display-name="12 sound test" style:family="table-cell" style:parent-style-name="_30_1_20_pali" style:data-style-name="N30000">
      <style:table-cell-properties fo:background-color="#292929" fo:wrap-option="wrap" fo:border="0.06pt solid #000000" loext:vertical-justify="auto"/>
      <style:paragraph-properties css3t:text-justify="auto"/>
      <style:text-properties style:font-name="Crimson Pro" fo:font-family="'Crimson Pro'" style:font-style-name="Regular" style:font-pitch="variable" style:font-name-asian="Crimson Pro" style:font-family-asian="'Crimson Pro'" style:font-style-name-asian="Regular" style:font-pitch-asian="variable"/>
    </style:style>
    <style:style style:name="_31_0_20_comment" style:display-name="10 comment" style:family="table-cell" style:parent-style-name="_30_4_20_meaning">
      <style:table-cell-properties fo:background-color="#505b6b" fo:wrap-option="wrap"/>
    </style:styl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shadow="none" fo:background-color="transparent" style:first-page-number="continue" style:scale-to="70%" style:table-centering="both" style:writing-mode="lr-tb" style:print="charts drawings objects zero-values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.6929in" fo:page-height="8.2681in" style:num-format="1" style:print-orientation="landscape" fo:margin-top="0in" fo:margin-bottom="0in" fo:margin-left="0in" fo:margin-right="0in" style:shadow="none" fo:background-color="transparent" style:first-page-number="continue" style:scale-to="18%" style:writing-mode="lr-tb">
        <style:background-image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LI" style:display-name="PageStyle_PALI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67DT8H19M12S</meta:editing-duration>
    <meta:editing-cycles>3362</meta:editing-cycles>
    <meta:generator>LibreOffice/7.3.5.2$Linux_X86_64 LibreOffice_project/30$Build-2</meta:generator>
    <meta:creation-date>2019-12-13T01:08:43.266000000</meta:creation-date>
    <dc:date>2022-08-23T16:58:12.801069064</dc:date>
    <meta:document-statistic meta:table-count="2" meta:cell-count="9472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